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Default"/>
        <table:table-column table:style-name="co1" table:default-cell-style-name="ce1"/>
        <table:table-column table:style-name="co1" table:number-columns-repeated="10" table:default-cell-style-name="Default"/>
        <table:table-row table:style-name="ro1">
          <table:table-cell office:value-type="string">
            <text:p>Interest Rate</text:p>
          </table:table-cell>
          <table:table-cell office:value-type="string">
            <text:p>Loan Amount</text:p>
          </table:table-cell>
          <table:table-cell table:style-name="Default" office:value-type="float" office:value="0">
            <text:p>0</text:p>
          </table:table-cell>
          <table:table-cell office:value-type="float" office:value="0.045">
            <text:p>0.045</text:p>
          </table:table-cell>
          <table:table-cell table:formula="of:=POWER((1+[.A2]/100);[.C2])" office:value-type="float" office:value="7618413.85161042">
            <text:p>7618413.85161042</text:p>
          </table:table-cell>
          <table:table-cell table:formula="of:=POWER(1.045;360)" office:value-type="float" office:value="7618413.85161042">
            <text:p>7618413.85161042</text:p>
          </table:table-cell>
          <table:table-cell office:value-type="string">
            <text:p>monthly payment for 100000@4.5% on 30yr loan</text:p>
          </table:table-cell>
          <table:table-cell office:value-type="float" office:value="506.69">
            <text:p>506.69</text:p>
          </table:table-cell>
          <table:table-cell table:formula="of:=ROUND([.H1]/2;2)" office:value-type="float" office:value="253.35">
            <text:p>253.35</text:p>
          </table:table-cell>
          <table:table-cell table:formula="of:=ROUND([.I1]/2;2)" office:value-type="float" office:value="126.68">
            <text:p>126.68</text:p>
          </table:table-cell>
          <table:table-cell table:number-columns-repeated="3"/>
        </table:table-row>
        <table:table-row table:style-name="ro1">
          <table:table-cell office:value-type="float" office:value="4.5">
            <text:p>4.5</text:p>
          </table:table-cell>
          <table:table-cell office:value-type="float" office:value="100000">
            <text:p>100000</text:p>
          </table:table-cell>
          <table:table-cell table:style-name="Default" table:formula="of:=[.C3]*[.B4]" office:value-type="float" office:value="360">
            <text:p>360</text:p>
          </table:table-cell>
          <table:table-cell table:formula="of:=PMT([.A2]/100;[.C2];[.B2];[.C1])" office:value-type="currency" office:currency="USD" office:value="-4500.00059067421">
            <text:p>-$4,500.00</text:p>
          </table:table-cell>
          <table:table-cell table:formula="of:=([.A2]/100+(([.A2]/100)/([.E1]-1)))*[.B2]" office:value-type="float" office:value="4500.00059067421">
            <text:p>4500.0005906742</text:p>
          </table:table-cell>
          <table:table-cell table:number-columns-repeated="8"/>
        </table:table-row>
        <table:table-row table:style-name="ro1">
          <table:table-cell/>
          <table:table-cell office:value-type="string">
            <text:p>payments per year:</text:p>
          </table:table-cell>
          <table:table-cell table:style-name="Default" office:value-type="float" office:value="12">
            <text:p>12</text:p>
          </table:table-cell>
          <table:table-cell/>
          <table:table-cell office:value-type="string">
            <text:p>not sure why the payment function is off</text:p>
          </table:table-cell>
          <table:table-cell table:number-columns-repeated="3"/>
          <table:table-cell office:value-type="string">
            <text:p>additional payment to principal per period:</text:p>
          </table:table-cell>
          <table:table-cell/>
          <table:table-cell office:value-type="float" office:value="0">
            <text:p>0</text:p>
          </table:table-cell>
          <table:table-cell table:number-columns-repeated="2"/>
        </table:table-row>
        <table:table-row table:style-name="ro1">
          <table:table-cell office:value-type="string">
            <text:p>years of loan</text:p>
          </table:table-cell>
          <table:table-cell office:value-type="float" office:value="30">
            <text:p>30</text:p>
          </table:table-cell>
          <table:table-cell table:style-name="Default"/>
          <table:table-cell table:number-columns-repeated="2"/>
          <table:table-cell table:formula="of:=PMT(0.0045;360;100000;0)" office:value-type="currency" office:currency="USD" office:value="-561.530791869617">
            <text:p>-$561.53</text:p>
          </table:table-cell>
          <table:table-cell table:number-columns-repeated="2"/>
          <table:table-cell office:value-type="string">
            <text:p>payments per month (instead of the one monthly payment)</text:p>
          </table:table-cell>
          <table:table-cell/>
          <table:table-cell office:value-type="float" office:value="4">
            <text:p>4</text:p>
          </table:table-cell>
          <table:table-cell table:number-columns-repeated="2"/>
        </table:table-row>
        <table:table-row table:style-name="ro1">
          <table:table-cell table:number-columns-repeated="2"/>
          <table:table-cell table:style-name="Default"/>
          <table:table-cell table:number-columns-repeated="10"/>
        </table:table-row>
        <table:table-row table:style-name="ro1">
          <table:table-cell office:value-type="string">
            <text:p>months</text:p>
          </table:table-cell>
          <table:table-cell office:value-type="string">
            <text:p>twice a month</text:p>
          </table:table-cell>
          <table:table-cell table:style-name="Default" office:value-type="string">
            <text:p>four times a month</text:p>
          </table:table-cell>
          <table:table-cell office:value-type="string">
            <text:p>Payment #</text:p>
          </table:table-cell>
          <table:table-cell office:value-type="string">
            <text:p>paying using the “payments per month” box</text:p>
          </table:table-cell>
          <table:table-cell office:value-type="string">
            <text:p>portion towards is halved and quartered for the 2x and 4x payments</text:p>
          </table:table-cell>
          <table:table-cell table:number-columns-repeated="7"/>
        </table:table-row>
        <table:table-row table:style-name="ro1">
          <table:table-cell table:formula="of:=[.B2]" office:value-type="float" office:value="100000">
            <text:p>100000</text:p>
          </table:table-cell>
          <table:table-cell table:formula="of:=[.B2]" office:value-type="float" office:value="100000">
            <text:p>100000</text:p>
          </table:table-cell>
          <table:table-cell table:style-name="Default" table:formula="of:=[.B2]" office:value-type="float" office:value="100000">
            <text:p>100000</text:p>
          </table:table-cell>
          <table:table-cell office:value-type="float" office:value="0">
            <text:p>0</text:p>
          </table:table-cell>
          <table:table-cell table:formula="of:=[.B2]" office:value-type="float" office:value="100000">
            <text:p>100000</text:p>
          </table:table-cell>
          <table:table-cell office:value-type="string">
            <text:p>← also need to round the portion of the mortgage payment towards principal </text:p>
          </table:table-cell>
          <table:table-cell table:formula="of:=[.B2]" office:value-type="float" office:value="100000">
            <text:p>100000</text:p>
          </table:table-cell>
          <table:table-cell table:formula="of:=[.B2]" office:value-type="float" office:value="100000">
            <text:p>100000</text:p>
          </table:table-cell>
          <table:table-cell table:number-columns-repeated="5"/>
        </table:table-row>
        <table:table-row table:style-name="ro1">
          <table:table-cell table:formula="of:=ROUND([.A7]-([.$H$1]-[.A7]*([.$A$2]/100)/[.$C$3])-[.$K$3];2)" office:value-type="float" office:value="99868.31">
            <text:p>99868.31</text:p>
          </table:table-cell>
          <table:table-cell table:formula="of:=ROUND([.B7]-([.$I$1]-[.B7]*([.$A$2]/(2*100))/[.$C$3])-[.$K$3]/2;2)" office:value-type="float" office:value="99934.15">
            <text:p>99934.15</text:p>
          </table:table-cell>
          <table:table-cell table:formula="of:=ROUND([.C7]-([.$J$1]-[.C7]*([.$A$2]/(4*100))/[.$C$3])-[.$K$3]/4;2)" office:value-type="float" office:value="99967.07">
            <text:p>99967.07</text:p>
          </table:table-cell>
          <table:table-cell table:formula="of:=[.D7]+1" office:value-type="float" office:value="1">
            <text:p>1</text:p>
          </table:table-cell>
          <table:table-cell table:style-name="ce1" table:formula="of:=ROUND([.E7]-([.$H$1]/[.$K$4]-([.E7]*([.$A$2]/([.$K$4]*100*[.$C$3]))))-[.$K$3]/[.$K$4];2)" office:value-type="float" office:value="99967.08">
            <text:p>99967.08</text:p>
          </table:table-cell>
          <table:table-cell/>
          <table:table-cell table:formula="of:=ROUND([.G7]-([.$H$1]/[.$K$4]-[.G7]*([.$A$2]/([.$K$4]*100))/[.$C$3])-[.$K$3]/[.$K$4];2)" office:value-type="float" office:value="99967.08">
            <text:p>99967.08</text:p>
          </table:table-cell>
          <table:table-cell table:formula="of:=ROUND([.H7]-([.$H$1]-[.H7]*([.$A$2]/(100*[.$C$3])))/[.$K$4]-[.$K$3]/[.$K$4];2)" office:value-type="float" office:value="99967.08">
            <text:p>99967.08</text:p>
          </table:table-cell>
          <table:table-cell table:number-columns-repeated="5"/>
        </table:table-row>
        <table:table-row table:style-name="ro1">
          <table:table-cell table:formula="of:=ROUND([.A8]-([.$H$1]-[.A8]*([.$A$2]/100)/[.$C$3])-[.$K$3];2)" office:value-type="float" office:value="99736.13">
            <text:p>99736.13</text:p>
          </table:table-cell>
          <table:table-cell table:formula="of:=ROUND([.B8]-([.$I$1]-[.B8]*([.$A$2]/(2*100))/[.$C$3])-[.$K$3]/2;2)" office:value-type="float" office:value="99868.18">
            <text:p>99868.18</text:p>
          </table:table-cell>
          <table:table-cell table:formula="of:=ROUND([.C8]-([.$J$1]-[.C8]*([.$A$2]/(4*100))/[.$C$3])-[.$K$3]/4;2)" office:value-type="float" office:value="99934.11">
            <text:p>99934.11</text:p>
          </table:table-cell>
          <table:table-cell table:formula="of:=[.D8]+1" office:value-type="float" office:value="2">
            <text:p>2</text:p>
          </table:table-cell>
          <table:table-cell table:style-name="ce1" table:formula="of:=ROUND([.E8]-([.$H$1]/[.$K$4]-([.E8]*([.$A$2]/([.$K$4]*100*[.$C$3]))))-[.$K$3]/[.$K$4];2)" office:value-type="float" office:value="99934.13">
            <text:p>99934.13</text:p>
          </table:table-cell>
          <table:table-cell/>
          <table:table-cell table:formula="of:=ROUND([.G8]-([.$H$1]/[.$K$4]-[.G8]*([.$A$2]/([.$K$4]*100))/[.$C$3])-[.$K$3]/[.$K$4];2)" office:value-type="float" office:value="99934.13">
            <text:p>99934.13</text:p>
          </table:table-cell>
          <table:table-cell table:formula="of:=ROUND([.H8]-([.$H$1]-[.H8]*([.$A$2]/(100*[.$C$3])))/[.$K$4]-[.$K$3]/[.$K$4];2)" office:value-type="float" office:value="99934.13">
            <text:p>99934.13</text:p>
          </table:table-cell>
          <table:table-cell table:number-columns-repeated="5"/>
        </table:table-row>
        <table:table-row table:style-name="ro1">
          <table:table-cell table:formula="of:=ROUND([.A9]-([.$H$1]-[.A9]*([.$A$2]/100)/[.$C$3])-[.$K$3];2)" office:value-type="float" office:value="99603.45">
            <text:p>99603.45</text:p>
          </table:table-cell>
          <table:table-cell table:formula="of:=ROUND([.B9]-([.$I$1]-[.B9]*([.$A$2]/(2*100))/[.$C$3])-[.$K$3]/2;2)" office:value-type="float" office:value="99802.08">
            <text:p>99802.08</text:p>
          </table:table-cell>
          <table:table-cell table:formula="of:=ROUND([.C9]-([.$J$1]-[.C9]*([.$A$2]/(4*100))/[.$C$3])-[.$K$3]/4;2)" office:value-type="float" office:value="99901.12">
            <text:p>99901.12</text:p>
          </table:table-cell>
          <table:table-cell table:formula="of:=[.D9]+1" office:value-type="float" office:value="3">
            <text:p>3</text:p>
          </table:table-cell>
          <table:table-cell table:style-name="ce1" table:formula="of:=ROUND([.E9]-([.$H$1]/[.$K$4]-([.E9]*([.$A$2]/([.$K$4]*100*[.$C$3]))))-[.$K$3]/[.$K$4];2)" office:value-type="float" office:value="99901.15">
            <text:p>99901.15</text:p>
          </table:table-cell>
          <table:table-cell/>
          <table:table-cell table:formula="of:=ROUND([.G9]-([.$H$1]/[.$K$4]-[.G9]*([.$A$2]/([.$K$4]*100))/[.$C$3])-[.$K$3]/[.$K$4];2)" office:value-type="float" office:value="99901.15">
            <text:p>99901.15</text:p>
          </table:table-cell>
          <table:table-cell table:formula="of:=ROUND([.H9]-([.$H$1]-[.H9]*([.$A$2]/(100*[.$C$3])))/[.$K$4]-[.$K$3]/[.$K$4];2)" office:value-type="float" office:value="99901.15">
            <text:p>99901.15</text:p>
          </table:table-cell>
          <table:table-cell/>
          <table:table-cell office:value-type="string">
            <text:p>for payment ~358 the following amounts are what is owed on the monthly, 2x, 4x payments</text:p>
          </table:table-cell>
          <table:table-cell table:number-columns-repeated="3"/>
        </table:table-row>
        <table:table-row table:style-name="ro1">
          <table:table-cell table:formula="of:=ROUND([.A10]-([.$H$1]-[.A10]*([.$A$2]/100)/[.$C$3])-[.$K$3];2)" office:value-type="float" office:value="99470.27">
            <text:p>99470.27</text:p>
          </table:table-cell>
          <table:table-cell table:formula="of:=ROUND([.B10]-([.$I$1]-[.B10]*([.$A$2]/(2*100))/[.$C$3])-[.$K$3]/2;2)" office:value-type="float" office:value="99735.86">
            <text:p>99735.86</text:p>
          </table:table-cell>
          <table:table-cell table:formula="of:=ROUND([.C10]-([.$J$1]-[.C10]*([.$A$2]/(4*100))/[.$C$3])-[.$K$3]/4;2)" office:value-type="float" office:value="99868.1">
            <text:p>99868.1</text:p>
          </table:table-cell>
          <table:table-cell table:formula="of:=[.D10]+1" office:value-type="float" office:value="4">
            <text:p>4</text:p>
          </table:table-cell>
          <table:table-cell table:style-name="ce1" table:formula="of:=ROUND([.E10]-([.$H$1]/[.$K$4]-([.E10]*([.$A$2]/([.$K$4]*100*[.$C$3]))))-[.$K$3]/[.$K$4];2)" office:value-type="float" office:value="99868.13">
            <text:p>99868.13</text:p>
          </table:table-cell>
          <table:table-cell/>
          <table:table-cell table:formula="of:=ROUND([.G10]-([.$H$1]/[.$K$4]-[.G10]*([.$A$2]/([.$K$4]*100))/[.$C$3])-[.$K$3]/[.$K$4];2)" office:value-type="float" office:value="99868.13">
            <text:p>99868.13</text:p>
          </table:table-cell>
          <table:table-cell table:formula="of:=ROUND([.H10]-([.$H$1]-[.H10]*([.$A$2]/(100*[.$C$3])))/[.$K$4]-[.$K$3]/[.$K$4];2)" office:value-type="float" office:value="99868.13">
            <text:p>99868.13</text:p>
          </table:table-cell>
          <table:table-cell/>
          <table:table-cell office:value-type="float" office:value="1003.91">
            <text:p>1003.91</text:p>
          </table:table-cell>
          <table:table-cell office:value-type="float" office:value="828.02">
            <text:p>828.02</text:p>
          </table:table-cell>
          <table:table-cell office:value-type="float" office:value="728.94">
            <text:p>728.94</text:p>
          </table:table-cell>
          <table:table-cell/>
        </table:table-row>
        <table:table-row table:style-name="ro1">
          <table:table-cell table:formula="of:=ROUND([.A11]-([.$H$1]-[.A11]*([.$A$2]/100)/[.$C$3])-[.$K$3];2)" office:value-type="float" office:value="99336.59">
            <text:p>99336.59</text:p>
          </table:table-cell>
          <table:table-cell table:formula="of:=ROUND([.B11]-([.$I$1]-[.B11]*([.$A$2]/(2*100))/[.$C$3])-[.$K$3]/2;2)" office:value-type="float" office:value="99669.51">
            <text:p>99669.51</text:p>
          </table:table-cell>
          <table:table-cell table:formula="of:=ROUND([.C11]-([.$J$1]-[.C11]*([.$A$2]/(4*100))/[.$C$3])-[.$K$3]/4;2)" office:value-type="float" office:value="99835.05">
            <text:p>99835.05</text:p>
          </table:table-cell>
          <table:table-cell table:formula="of:=[.D11]+1" office:value-type="float" office:value="5">
            <text:p>5</text:p>
          </table:table-cell>
          <table:table-cell table:style-name="ce1" table:formula="of:=ROUND([.E11]-([.$H$1]/[.$K$4]-([.E11]*([.$A$2]/([.$K$4]*100*[.$C$3]))))-[.$K$3]/[.$K$4];2)" office:value-type="float" office:value="99835.08">
            <text:p>99835.08</text:p>
          </table:table-cell>
          <table:table-cell/>
          <table:table-cell table:formula="of:=ROUND([.G11]-([.$H$1]/[.$K$4]-[.G11]*([.$A$2]/([.$K$4]*100))/[.$C$3])-[.$K$3]/[.$K$4];2)" office:value-type="float" office:value="99835.08">
            <text:p>99835.08</text:p>
          </table:table-cell>
          <table:table-cell table:formula="of:=ROUND([.H11]-([.$H$1]-[.H11]*([.$A$2]/(100*[.$C$3])))/[.$K$4]-[.$K$3]/[.$K$4];2)" office:value-type="float" office:value="99835.08">
            <text:p>99835.08</text:p>
          </table:table-cell>
          <table:table-cell table:number-columns-repeated="2"/>
          <table:table-cell table:formula="of:=[.J11]-[.K11]" office:value-type="float" office:value="175.89">
            <text:p>175.89</text:p>
          </table:table-cell>
          <table:table-cell table:formula="of:=[.J11]-[.L11]" office:value-type="float" office:value="274.97">
            <text:p>274.97</text:p>
          </table:table-cell>
          <table:table-cell office:value-type="string">
            <text:p>&lt;--difference</text:p>
          </table:table-cell>
        </table:table-row>
        <table:table-row table:style-name="ro1">
          <table:table-cell table:formula="of:=ROUND([.A12]-([.$H$1]-[.A12]*([.$A$2]/100)/[.$C$3])-[.$K$3];2)" office:value-type="float" office:value="99202.41">
            <text:p>99202.41</text:p>
          </table:table-cell>
          <table:table-cell table:formula="of:=ROUND([.B12]-([.$I$1]-[.B12]*([.$A$2]/(2*100))/[.$C$3])-[.$K$3]/2;2)" office:value-type="float" office:value="99603.04">
            <text:p>99603.04</text:p>
          </table:table-cell>
          <table:table-cell table:formula="of:=ROUND([.C12]-([.$J$1]-[.C12]*([.$A$2]/(4*100))/[.$C$3])-[.$K$3]/4;2)" office:value-type="float" office:value="99801.97">
            <text:p>99801.97</text:p>
          </table:table-cell>
          <table:table-cell table:formula="of:=[.D12]+1" office:value-type="float" office:value="6">
            <text:p>6</text:p>
          </table:table-cell>
          <table:table-cell table:style-name="ce1" table:formula="of:=ROUND([.E12]-([.$H$1]/[.$K$4]-([.E12]*([.$A$2]/([.$K$4]*100*[.$C$3]))))-[.$K$3]/[.$K$4];2)" office:value-type="float" office:value="99802">
            <text:p>99802</text:p>
          </table:table-cell>
          <table:table-cell/>
          <table:table-cell table:formula="of:=ROUND([.G12]-([.$H$1]/[.$K$4]-[.G12]*([.$A$2]/([.$K$4]*100))/[.$C$3])-[.$K$3]/[.$K$4];2)" office:value-type="float" office:value="99802">
            <text:p>99802</text:p>
          </table:table-cell>
          <table:table-cell table:formula="of:=ROUND([.H12]-([.$H$1]-[.H12]*([.$A$2]/(100*[.$C$3])))/[.$K$4]-[.$K$3]/[.$K$4];2)" office:value-type="float" office:value="99802">
            <text:p>99802</text:p>
          </table:table-cell>
          <table:table-cell table:number-columns-repeated="5"/>
        </table:table-row>
        <table:table-row table:style-name="ro1">
          <table:table-cell table:formula="of:=ROUND([.A13]-([.$H$1]-[.A13]*([.$A$2]/100)/[.$C$3])-[.$K$3];2)" office:value-type="float" office:value="99067.73">
            <text:p>99067.73</text:p>
          </table:table-cell>
          <table:table-cell table:formula="of:=ROUND([.B13]-([.$I$1]-[.B13]*([.$A$2]/(2*100))/[.$C$3])-[.$K$3]/2;2)" office:value-type="float" office:value="99536.45">
            <text:p>99536.45</text:p>
          </table:table-cell>
          <table:table-cell table:formula="of:=ROUND([.C13]-([.$J$1]-[.C13]*([.$A$2]/(4*100))/[.$C$3])-[.$K$3]/4;2)" office:value-type="float" office:value="99768.85">
            <text:p>99768.85</text:p>
          </table:table-cell>
          <table:table-cell table:formula="of:=[.D13]+1" office:value-type="float" office:value="7">
            <text:p>7</text:p>
          </table:table-cell>
          <table:table-cell table:style-name="ce1" table:formula="of:=ROUND([.E13]-([.$H$1]/[.$K$4]-([.E13]*([.$A$2]/([.$K$4]*100*[.$C$3]))))-[.$K$3]/[.$K$4];2)" office:value-type="float" office:value="99768.89">
            <text:p>99768.89</text:p>
          </table:table-cell>
          <table:table-cell/>
          <table:table-cell table:formula="of:=ROUND([.G13]-([.$H$1]/[.$K$4]-[.G13]*([.$A$2]/([.$K$4]*100))/[.$C$3])-[.$K$3]/[.$K$4];2)" office:value-type="float" office:value="99768.89">
            <text:p>99768.89</text:p>
          </table:table-cell>
          <table:table-cell table:formula="of:=ROUND([.H13]-([.$H$1]-[.H13]*([.$A$2]/(100*[.$C$3])))/[.$K$4]-[.$K$3]/[.$K$4];2)" office:value-type="float" office:value="99768.89">
            <text:p>99768.89</text:p>
          </table:table-cell>
          <table:table-cell table:number-columns-repeated="5"/>
        </table:table-row>
        <table:table-row table:style-name="ro1">
          <table:table-cell table:formula="of:=ROUND([.A14]-([.$H$1]-[.A14]*([.$A$2]/100)/[.$C$3])-[.$K$3];2)" office:value-type="float" office:value="98932.54">
            <text:p>98932.54</text:p>
          </table:table-cell>
          <table:table-cell table:formula="of:=ROUND([.B14]-([.$I$1]-[.B14]*([.$A$2]/(2*100))/[.$C$3])-[.$K$3]/2;2)" office:value-type="float" office:value="99469.73">
            <text:p>99469.73</text:p>
          </table:table-cell>
          <table:table-cell table:formula="of:=ROUND([.C14]-([.$J$1]-[.C14]*([.$A$2]/(4*100))/[.$C$3])-[.$K$3]/4;2)" office:value-type="float" office:value="99735.7">
            <text:p>99735.7</text:p>
          </table:table-cell>
          <table:table-cell table:formula="of:=[.D14]+1" office:value-type="float" office:value="8">
            <text:p>8</text:p>
          </table:table-cell>
          <table:table-cell table:style-name="ce1" table:formula="of:=ROUND([.E14]-([.$H$1]/[.$K$4]-([.E14]*([.$A$2]/([.$K$4]*100*[.$C$3]))))-[.$K$3]/[.$K$4];2)" office:value-type="float" office:value="99735.75">
            <text:p>99735.75</text:p>
          </table:table-cell>
          <table:table-cell/>
          <table:table-cell table:formula="of:=ROUND([.G14]-([.$H$1]/[.$K$4]-[.G14]*([.$A$2]/([.$K$4]*100))/[.$C$3])-[.$K$3]/[.$K$4];2)" office:value-type="float" office:value="99735.75">
            <text:p>99735.75</text:p>
          </table:table-cell>
          <table:table-cell table:formula="of:=ROUND([.H14]-([.$H$1]-[.H14]*([.$A$2]/(100*[.$C$3])))/[.$K$4]-[.$K$3]/[.$K$4];2)" office:value-type="float" office:value="99735.75">
            <text:p>99735.75</text:p>
          </table:table-cell>
          <table:table-cell table:number-columns-repeated="5"/>
        </table:table-row>
        <table:table-row table:style-name="ro1">
          <table:table-cell table:formula="of:=ROUND([.A15]-([.$H$1]-[.A15]*([.$A$2]/100)/[.$C$3])-[.$K$3];2)" office:value-type="float" office:value="98796.85">
            <text:p>98796.85</text:p>
          </table:table-cell>
          <table:table-cell table:formula="of:=ROUND([.B15]-([.$I$1]-[.B15]*([.$A$2]/(2*100))/[.$C$3])-[.$K$3]/2;2)" office:value-type="float" office:value="99402.89">
            <text:p>99402.89</text:p>
          </table:table-cell>
          <table:table-cell table:formula="of:=ROUND([.C15]-([.$J$1]-[.C15]*([.$A$2]/(4*100))/[.$C$3])-[.$K$3]/4;2)" office:value-type="float" office:value="99702.52">
            <text:p>99702.52</text:p>
          </table:table-cell>
          <table:table-cell table:formula="of:=[.D15]+1" office:value-type="float" office:value="9">
            <text:p>9</text:p>
          </table:table-cell>
          <table:table-cell table:style-name="ce1" table:formula="of:=ROUND([.E15]-([.$H$1]/[.$K$4]-([.E15]*([.$A$2]/([.$K$4]*100*[.$C$3]))))-[.$K$3]/[.$K$4];2)" office:value-type="float" office:value="99702.58">
            <text:p>99702.58</text:p>
          </table:table-cell>
          <table:table-cell/>
          <table:table-cell table:formula="of:=ROUND([.G15]-([.$H$1]/[.$K$4]-[.G15]*([.$A$2]/([.$K$4]*100))/[.$C$3])-[.$K$3]/[.$K$4];2)" office:value-type="float" office:value="99702.58">
            <text:p>99702.58</text:p>
          </table:table-cell>
          <table:table-cell table:formula="of:=ROUND([.H15]-([.$H$1]-[.H15]*([.$A$2]/(100*[.$C$3])))/[.$K$4]-[.$K$3]/[.$K$4];2)" office:value-type="float" office:value="99702.58">
            <text:p>99702.58</text:p>
          </table:table-cell>
          <table:table-cell table:number-columns-repeated="5"/>
        </table:table-row>
        <table:table-row table:style-name="ro1">
          <table:table-cell table:formula="of:=ROUND([.A16]-([.$H$1]-[.A16]*([.$A$2]/100)/[.$C$3])-[.$K$3];2)" office:value-type="float" office:value="98660.65">
            <text:p>98660.65</text:p>
          </table:table-cell>
          <table:table-cell table:formula="of:=ROUND([.B16]-([.$I$1]-[.B16]*([.$A$2]/(2*100))/[.$C$3])-[.$K$3]/2;2)" office:value-type="float" office:value="99335.92">
            <text:p>99335.92</text:p>
          </table:table-cell>
          <table:table-cell table:formula="of:=ROUND([.C16]-([.$J$1]-[.C16]*([.$A$2]/(4*100))/[.$C$3])-[.$K$3]/4;2)" office:value-type="float" office:value="99669.31">
            <text:p>99669.31</text:p>
          </table:table-cell>
          <table:table-cell table:formula="of:=[.D16]+1" office:value-type="float" office:value="10">
            <text:p>10</text:p>
          </table:table-cell>
          <table:table-cell table:style-name="ce1" table:formula="of:=ROUND([.E16]-([.$H$1]/[.$K$4]-([.E16]*([.$A$2]/([.$K$4]*100*[.$C$3]))))-[.$K$3]/[.$K$4];2)" office:value-type="float" office:value="99669.38">
            <text:p>99669.38</text:p>
          </table:table-cell>
          <table:table-cell/>
          <table:table-cell table:formula="of:=ROUND([.G16]-([.$H$1]/[.$K$4]-[.G16]*([.$A$2]/([.$K$4]*100))/[.$C$3])-[.$K$3]/[.$K$4];2)" office:value-type="float" office:value="99669.38">
            <text:p>99669.38</text:p>
          </table:table-cell>
          <table:table-cell table:formula="of:=ROUND([.H16]-([.$H$1]-[.H16]*([.$A$2]/(100*[.$C$3])))/[.$K$4]-[.$K$3]/[.$K$4];2)" office:value-type="float" office:value="99669.38">
            <text:p>99669.38</text:p>
          </table:table-cell>
          <table:table-cell table:number-columns-repeated="5"/>
        </table:table-row>
        <table:table-row table:style-name="ro1">
          <table:table-cell table:formula="of:=ROUND([.A17]-([.$H$1]-[.A17]*([.$A$2]/100)/[.$C$3])-[.$K$3];2)" office:value-type="float" office:value="98523.94">
            <text:p>98523.94</text:p>
          </table:table-cell>
          <table:table-cell table:formula="of:=ROUND([.B17]-([.$I$1]-[.B17]*([.$A$2]/(2*100))/[.$C$3])-[.$K$3]/2;2)" office:value-type="float" office:value="99268.82">
            <text:p>99268.82</text:p>
          </table:table-cell>
          <table:table-cell table:formula="of:=ROUND([.C17]-([.$J$1]-[.C17]*([.$A$2]/(4*100))/[.$C$3])-[.$K$3]/4;2)" office:value-type="float" office:value="99636.07">
            <text:p>99636.07</text:p>
          </table:table-cell>
          <table:table-cell table:formula="of:=[.D17]+1" office:value-type="float" office:value="11">
            <text:p>11</text:p>
          </table:table-cell>
          <table:table-cell table:style-name="ce1" table:formula="of:=ROUND([.E17]-([.$H$1]/[.$K$4]-([.E17]*([.$A$2]/([.$K$4]*100*[.$C$3]))))-[.$K$3]/[.$K$4];2)" office:value-type="float" office:value="99636.15">
            <text:p>99636.15</text:p>
          </table:table-cell>
          <table:table-cell/>
          <table:table-cell table:formula="of:=ROUND([.G17]-([.$H$1]/[.$K$4]-[.G17]*([.$A$2]/([.$K$4]*100))/[.$C$3])-[.$K$3]/[.$K$4];2)" office:value-type="float" office:value="99636.15">
            <text:p>99636.15</text:p>
          </table:table-cell>
          <table:table-cell table:formula="of:=ROUND([.H17]-([.$H$1]-[.H17]*([.$A$2]/(100*[.$C$3])))/[.$K$4]-[.$K$3]/[.$K$4];2)" office:value-type="float" office:value="99636.15">
            <text:p>99636.15</text:p>
          </table:table-cell>
          <table:table-cell table:number-columns-repeated="5"/>
        </table:table-row>
        <table:table-row table:style-name="ro1">
          <table:table-cell table:formula="of:=ROUND([.A18]-([.$H$1]-[.A18]*([.$A$2]/100)/[.$C$3])-[.$K$3];2)" office:value-type="float" office:value="98386.71">
            <text:p>98386.71</text:p>
          </table:table-cell>
          <table:table-cell table:formula="of:=ROUND([.B18]-([.$I$1]-[.B18]*([.$A$2]/(2*100))/[.$C$3])-[.$K$3]/2;2)" office:value-type="float" office:value="99201.6">
            <text:p>99201.6</text:p>
          </table:table-cell>
          <table:table-cell table:formula="of:=ROUND([.C18]-([.$J$1]-[.C18]*([.$A$2]/(4*100))/[.$C$3])-[.$K$3]/4;2)" office:value-type="float" office:value="99602.8">
            <text:p>99602.8</text:p>
          </table:table-cell>
          <table:table-cell table:formula="of:=[.D18]+1" office:value-type="float" office:value="12">
            <text:p>12</text:p>
          </table:table-cell>
          <table:table-cell table:style-name="ce1" table:formula="of:=ROUND([.E18]-([.$H$1]/[.$K$4]-([.E18]*([.$A$2]/([.$K$4]*100*[.$C$3]))))-[.$K$3]/[.$K$4];2)" office:value-type="float" office:value="99602.89">
            <text:p>99602.89</text:p>
          </table:table-cell>
          <table:table-cell/>
          <table:table-cell table:formula="of:=ROUND([.G18]-([.$H$1]/[.$K$4]-[.G18]*([.$A$2]/([.$K$4]*100))/[.$C$3])-[.$K$3]/[.$K$4];2)" office:value-type="float" office:value="99602.89">
            <text:p>99602.89</text:p>
          </table:table-cell>
          <table:table-cell table:formula="of:=ROUND([.H18]-([.$H$1]-[.H18]*([.$A$2]/(100*[.$C$3])))/[.$K$4]-[.$K$3]/[.$K$4];2)" office:value-type="float" office:value="99602.89">
            <text:p>99602.89</text:p>
          </table:table-cell>
          <table:table-cell table:number-columns-repeated="5"/>
        </table:table-row>
        <table:table-row table:style-name="ro1">
          <table:table-cell table:formula="of:=ROUND([.A19]-([.$H$1]-[.A19]*([.$A$2]/100)/[.$C$3])-[.$K$3];2)" office:value-type="float" office:value="98248.97">
            <text:p>98248.97</text:p>
          </table:table-cell>
          <table:table-cell table:formula="of:=ROUND([.B19]-([.$I$1]-[.B19]*([.$A$2]/(2*100))/[.$C$3])-[.$K$3]/2;2)" office:value-type="float" office:value="99134.25">
            <text:p>99134.25</text:p>
          </table:table-cell>
          <table:table-cell table:formula="of:=ROUND([.C19]-([.$J$1]-[.C19]*([.$A$2]/(4*100))/[.$C$3])-[.$K$3]/4;2)" office:value-type="float" office:value="99569.5">
            <text:p>99569.5</text:p>
          </table:table-cell>
          <table:table-cell table:formula="of:=[.D19]+1" office:value-type="float" office:value="13">
            <text:p>13</text:p>
          </table:table-cell>
          <table:table-cell table:style-name="ce1" table:formula="of:=ROUND([.E19]-([.$H$1]/[.$K$4]-([.E19]*([.$A$2]/([.$K$4]*100*[.$C$3]))))-[.$K$3]/[.$K$4];2)" office:value-type="float" office:value="99569.6">
            <text:p>99569.6</text:p>
          </table:table-cell>
          <table:table-cell/>
          <table:table-cell table:formula="of:=ROUND([.G19]-([.$H$1]/[.$K$4]-[.G19]*([.$A$2]/([.$K$4]*100))/[.$C$3])-[.$K$3]/[.$K$4];2)" office:value-type="float" office:value="99569.6">
            <text:p>99569.6</text:p>
          </table:table-cell>
          <table:table-cell table:formula="of:=ROUND([.H19]-([.$H$1]-[.H19]*([.$A$2]/(100*[.$C$3])))/[.$K$4]-[.$K$3]/[.$K$4];2)" office:value-type="float" office:value="99569.6">
            <text:p>99569.6</text:p>
          </table:table-cell>
          <table:table-cell table:number-columns-repeated="5"/>
        </table:table-row>
        <table:table-row table:style-name="ro1">
          <table:table-cell table:formula="of:=ROUND([.A20]-([.$H$1]-[.A20]*([.$A$2]/100)/[.$C$3])-[.$K$3];2)" office:value-type="float" office:value="98110.71">
            <text:p>98110.71</text:p>
          </table:table-cell>
          <table:table-cell table:formula="of:=ROUND([.B20]-([.$I$1]-[.B20]*([.$A$2]/(2*100))/[.$C$3])-[.$K$3]/2;2)" office:value-type="float" office:value="99066.78">
            <text:p>99066.78</text:p>
          </table:table-cell>
          <table:table-cell table:formula="of:=ROUND([.C20]-([.$J$1]-[.C20]*([.$A$2]/(4*100))/[.$C$3])-[.$K$3]/4;2)" office:value-type="float" office:value="99536.17">
            <text:p>99536.17</text:p>
          </table:table-cell>
          <table:table-cell table:formula="of:=[.D20]+1" office:value-type="float" office:value="14">
            <text:p>14</text:p>
          </table:table-cell>
          <table:table-cell table:style-name="ce1" table:formula="of:=ROUND([.E20]-([.$H$1]/[.$K$4]-([.E20]*([.$A$2]/([.$K$4]*100*[.$C$3]))))-[.$K$3]/[.$K$4];2)" office:value-type="float" office:value="99536.27">
            <text:p>99536.27</text:p>
          </table:table-cell>
          <table:table-cell/>
          <table:table-cell table:formula="of:=ROUND([.G20]-([.$H$1]/[.$K$4]-[.G20]*([.$A$2]/([.$K$4]*100))/[.$C$3])-[.$K$3]/[.$K$4];2)" office:value-type="float" office:value="99536.27">
            <text:p>99536.27</text:p>
          </table:table-cell>
          <table:table-cell table:formula="of:=ROUND([.H20]-([.$H$1]-[.H20]*([.$A$2]/(100*[.$C$3])))/[.$K$4]-[.$K$3]/[.$K$4];2)" office:value-type="float" office:value="99536.27">
            <text:p>99536.27</text:p>
          </table:table-cell>
          <table:table-cell table:number-columns-repeated="5"/>
        </table:table-row>
        <table:table-row table:style-name="ro1">
          <table:table-cell table:formula="of:=ROUND([.A21]-([.$H$1]-[.A21]*([.$A$2]/100)/[.$C$3])-[.$K$3];2)" office:value-type="float" office:value="97971.94">
            <text:p>97971.94</text:p>
          </table:table-cell>
          <table:table-cell table:formula="of:=ROUND([.B21]-([.$I$1]-[.B21]*([.$A$2]/(2*100))/[.$C$3])-[.$K$3]/2;2)" office:value-type="float" office:value="98999.18">
            <text:p>98999.18</text:p>
          </table:table-cell>
          <table:table-cell table:formula="of:=ROUND([.C21]-([.$J$1]-[.C21]*([.$A$2]/(4*100))/[.$C$3])-[.$K$3]/4;2)" office:value-type="float" office:value="99502.81">
            <text:p>99502.81</text:p>
          </table:table-cell>
          <table:table-cell table:formula="of:=[.D21]+1" office:value-type="float" office:value="15">
            <text:p>15</text:p>
          </table:table-cell>
          <table:table-cell table:style-name="ce1" table:formula="of:=ROUND([.E21]-([.$H$1]/[.$K$4]-([.E21]*([.$A$2]/([.$K$4]*100*[.$C$3]))))-[.$K$3]/[.$K$4];2)" office:value-type="float" office:value="99502.91">
            <text:p>99502.91</text:p>
          </table:table-cell>
          <table:table-cell/>
          <table:table-cell table:formula="of:=ROUND([.G21]-([.$H$1]/[.$K$4]-[.G21]*([.$A$2]/([.$K$4]*100))/[.$C$3])-[.$K$3]/[.$K$4];2)" office:value-type="float" office:value="99502.91">
            <text:p>99502.91</text:p>
          </table:table-cell>
          <table:table-cell table:formula="of:=ROUND([.H21]-([.$H$1]-[.H21]*([.$A$2]/(100*[.$C$3])))/[.$K$4]-[.$K$3]/[.$K$4];2)" office:value-type="float" office:value="99502.91">
            <text:p>99502.91</text:p>
          </table:table-cell>
          <table:table-cell table:number-columns-repeated="5"/>
        </table:table-row>
        <table:table-row table:style-name="ro1">
          <table:table-cell table:formula="of:=ROUND([.A22]-([.$H$1]-[.A22]*([.$A$2]/100)/[.$C$3])-[.$K$3];2)" office:value-type="float" office:value="97832.64">
            <text:p>97832.64</text:p>
          </table:table-cell>
          <table:table-cell table:formula="of:=ROUND([.B22]-([.$I$1]-[.B22]*([.$A$2]/(2*100))/[.$C$3])-[.$K$3]/2;2)" office:value-type="float" office:value="98931.45">
            <text:p>98931.45</text:p>
          </table:table-cell>
          <table:table-cell table:formula="of:=ROUND([.C22]-([.$J$1]-[.C22]*([.$A$2]/(4*100))/[.$C$3])-[.$K$3]/4;2)" office:value-type="float" office:value="99469.41">
            <text:p>99469.41</text:p>
          </table:table-cell>
          <table:table-cell table:formula="of:=[.D22]+1" office:value-type="float" office:value="16">
            <text:p>16</text:p>
          </table:table-cell>
          <table:table-cell table:style-name="ce1" table:formula="of:=ROUND([.E22]-([.$H$1]/[.$K$4]-([.E22]*([.$A$2]/([.$K$4]*100*[.$C$3]))))-[.$K$3]/[.$K$4];2)" office:value-type="float" office:value="99469.52">
            <text:p>99469.52</text:p>
          </table:table-cell>
          <table:table-cell/>
          <table:table-cell table:formula="of:=ROUND([.G22]-([.$H$1]/[.$K$4]-[.G22]*([.$A$2]/([.$K$4]*100))/[.$C$3])-[.$K$3]/[.$K$4];2)" office:value-type="float" office:value="99469.52">
            <text:p>99469.52</text:p>
          </table:table-cell>
          <table:table-cell table:formula="of:=ROUND([.H22]-([.$H$1]-[.H22]*([.$A$2]/(100*[.$C$3])))/[.$K$4]-[.$K$3]/[.$K$4];2)" office:value-type="float" office:value="99469.52">
            <text:p>99469.52</text:p>
          </table:table-cell>
          <table:table-cell table:number-columns-repeated="5"/>
        </table:table-row>
        <table:table-row table:style-name="ro1">
          <table:table-cell table:formula="of:=ROUND([.A23]-([.$H$1]-[.A23]*([.$A$2]/100)/[.$C$3])-[.$K$3];2)" office:value-type="float" office:value="97692.82">
            <text:p>97692.82</text:p>
          </table:table-cell>
          <table:table-cell table:formula="of:=ROUND([.B23]-([.$I$1]-[.B23]*([.$A$2]/(2*100))/[.$C$3])-[.$K$3]/2;2)" office:value-type="float" office:value="98863.6">
            <text:p>98863.6</text:p>
          </table:table-cell>
          <table:table-cell table:formula="of:=ROUND([.C23]-([.$J$1]-[.C23]*([.$A$2]/(4*100))/[.$C$3])-[.$K$3]/4;2)" office:value-type="float" office:value="99435.98">
            <text:p>99435.98</text:p>
          </table:table-cell>
          <table:table-cell table:formula="of:=[.D23]+1" office:value-type="float" office:value="17">
            <text:p>17</text:p>
          </table:table-cell>
          <table:table-cell table:style-name="ce1" table:formula="of:=ROUND([.E23]-([.$H$1]/[.$K$4]-([.E23]*([.$A$2]/([.$K$4]*100*[.$C$3]))))-[.$K$3]/[.$K$4];2)" office:value-type="float" office:value="99436.1">
            <text:p>99436.1</text:p>
          </table:table-cell>
          <table:table-cell/>
          <table:table-cell table:formula="of:=ROUND([.G23]-([.$H$1]/[.$K$4]-[.G23]*([.$A$2]/([.$K$4]*100))/[.$C$3])-[.$K$3]/[.$K$4];2)" office:value-type="float" office:value="99436.1">
            <text:p>99436.1</text:p>
          </table:table-cell>
          <table:table-cell table:formula="of:=ROUND([.H23]-([.$H$1]-[.H23]*([.$A$2]/(100*[.$C$3])))/[.$K$4]-[.$K$3]/[.$K$4];2)" office:value-type="float" office:value="99436.1">
            <text:p>99436.1</text:p>
          </table:table-cell>
          <table:table-cell table:number-columns-repeated="5"/>
        </table:table-row>
        <table:table-row table:style-name="ro1">
          <table:table-cell table:formula="of:=ROUND([.A24]-([.$H$1]-[.A24]*([.$A$2]/100)/[.$C$3])-[.$K$3];2)" office:value-type="float" office:value="97552.48">
            <text:p>97552.48</text:p>
          </table:table-cell>
          <table:table-cell table:formula="of:=ROUND([.B24]-([.$I$1]-[.B24]*([.$A$2]/(2*100))/[.$C$3])-[.$K$3]/2;2)" office:value-type="float" office:value="98795.62">
            <text:p>98795.62</text:p>
          </table:table-cell>
          <table:table-cell table:formula="of:=ROUND([.C24]-([.$J$1]-[.C24]*([.$A$2]/(4*100))/[.$C$3])-[.$K$3]/4;2)" office:value-type="float" office:value="99402.52">
            <text:p>99402.52</text:p>
          </table:table-cell>
          <table:table-cell table:formula="of:=[.D24]+1" office:value-type="float" office:value="18">
            <text:p>18</text:p>
          </table:table-cell>
          <table:table-cell table:style-name="ce1" table:formula="of:=ROUND([.E24]-([.$H$1]/[.$K$4]-([.E24]*([.$A$2]/([.$K$4]*100*[.$C$3]))))-[.$K$3]/[.$K$4];2)" office:value-type="float" office:value="99402.65">
            <text:p>99402.65</text:p>
          </table:table-cell>
          <table:table-cell/>
          <table:table-cell table:formula="of:=ROUND([.G24]-([.$H$1]/[.$K$4]-[.G24]*([.$A$2]/([.$K$4]*100))/[.$C$3])-[.$K$3]/[.$K$4];2)" office:value-type="float" office:value="99402.65">
            <text:p>99402.65</text:p>
          </table:table-cell>
          <table:table-cell table:formula="of:=ROUND([.H24]-([.$H$1]-[.H24]*([.$A$2]/(100*[.$C$3])))/[.$K$4]-[.$K$3]/[.$K$4];2)" office:value-type="float" office:value="99402.65">
            <text:p>99402.65</text:p>
          </table:table-cell>
          <table:table-cell table:number-columns-repeated="5"/>
        </table:table-row>
        <table:table-row table:style-name="ro1">
          <table:table-cell table:formula="of:=ROUND([.A25]-([.$H$1]-[.A25]*([.$A$2]/100)/[.$C$3])-[.$K$3];2)" office:value-type="float" office:value="97411.61">
            <text:p>97411.61</text:p>
          </table:table-cell>
          <table:table-cell table:formula="of:=ROUND([.B25]-([.$I$1]-[.B25]*([.$A$2]/(2*100))/[.$C$3])-[.$K$3]/2;2)" office:value-type="float" office:value="98727.51">
            <text:p>98727.51</text:p>
          </table:table-cell>
          <table:table-cell table:formula="of:=ROUND([.C25]-([.$J$1]-[.C25]*([.$A$2]/(4*100))/[.$C$3])-[.$K$3]/4;2)" office:value-type="float" office:value="99369.03">
            <text:p>99369.03</text:p>
          </table:table-cell>
          <table:table-cell table:formula="of:=[.D25]+1" office:value-type="float" office:value="19">
            <text:p>19</text:p>
          </table:table-cell>
          <table:table-cell table:style-name="ce1" table:formula="of:=ROUND([.E25]-([.$H$1]/[.$K$4]-([.E25]*([.$A$2]/([.$K$4]*100*[.$C$3]))))-[.$K$3]/[.$K$4];2)" office:value-type="float" office:value="99369.17">
            <text:p>99369.17</text:p>
          </table:table-cell>
          <table:table-cell/>
          <table:table-cell table:formula="of:=ROUND([.G25]-([.$H$1]/[.$K$4]-[.G25]*([.$A$2]/([.$K$4]*100))/[.$C$3])-[.$K$3]/[.$K$4];2)" office:value-type="float" office:value="99369.17">
            <text:p>99369.17</text:p>
          </table:table-cell>
          <table:table-cell table:formula="of:=ROUND([.H25]-([.$H$1]-[.H25]*([.$A$2]/(100*[.$C$3])))/[.$K$4]-[.$K$3]/[.$K$4];2)" office:value-type="float" office:value="99369.17">
            <text:p>99369.17</text:p>
          </table:table-cell>
          <table:table-cell table:number-columns-repeated="5"/>
        </table:table-row>
        <table:table-row table:style-name="ro1">
          <table:table-cell table:formula="of:=ROUND([.A26]-([.$H$1]-[.A26]*([.$A$2]/100)/[.$C$3])-[.$K$3];2)" office:value-type="float" office:value="97270.21">
            <text:p>97270.21</text:p>
          </table:table-cell>
          <table:table-cell table:formula="of:=ROUND([.B26]-([.$I$1]-[.B26]*([.$A$2]/(2*100))/[.$C$3])-[.$K$3]/2;2)" office:value-type="float" office:value="98659.27">
            <text:p>98659.27</text:p>
          </table:table-cell>
          <table:table-cell table:formula="of:=ROUND([.C26]-([.$J$1]-[.C26]*([.$A$2]/(4*100))/[.$C$3])-[.$K$3]/4;2)" office:value-type="float" office:value="99335.51">
            <text:p>99335.51</text:p>
          </table:table-cell>
          <table:table-cell table:formula="of:=[.D26]+1" office:value-type="float" office:value="20">
            <text:p>20</text:p>
          </table:table-cell>
          <table:table-cell table:style-name="ce1" table:formula="of:=ROUND([.E26]-([.$H$1]/[.$K$4]-([.E26]*([.$A$2]/([.$K$4]*100*[.$C$3]))))-[.$K$3]/[.$K$4];2)" office:value-type="float" office:value="99335.66">
            <text:p>99335.66</text:p>
          </table:table-cell>
          <table:table-cell/>
          <table:table-cell table:formula="of:=ROUND([.G26]-([.$H$1]/[.$K$4]-[.G26]*([.$A$2]/([.$K$4]*100))/[.$C$3])-[.$K$3]/[.$K$4];2)" office:value-type="float" office:value="99335.66">
            <text:p>99335.66</text:p>
          </table:table-cell>
          <table:table-cell table:formula="of:=ROUND([.H26]-([.$H$1]-[.H26]*([.$A$2]/(100*[.$C$3])))/[.$K$4]-[.$K$3]/[.$K$4];2)" office:value-type="float" office:value="99335.66">
            <text:p>99335.66</text:p>
          </table:table-cell>
          <table:table-cell table:number-columns-repeated="5"/>
        </table:table-row>
        <table:table-row table:style-name="ro1">
          <table:table-cell table:formula="of:=ROUND([.A27]-([.$H$1]-[.A27]*([.$A$2]/100)/[.$C$3])-[.$K$3];2)" office:value-type="float" office:value="97128.28">
            <text:p>97128.28</text:p>
          </table:table-cell>
          <table:table-cell table:formula="of:=ROUND([.B27]-([.$I$1]-[.B27]*([.$A$2]/(2*100))/[.$C$3])-[.$K$3]/2;2)" office:value-type="float" office:value="98590.91">
            <text:p>98590.91</text:p>
          </table:table-cell>
          <table:table-cell table:formula="of:=ROUND([.C27]-([.$J$1]-[.C27]*([.$A$2]/(4*100))/[.$C$3])-[.$K$3]/4;2)" office:value-type="float" office:value="99301.96">
            <text:p>99301.96</text:p>
          </table:table-cell>
          <table:table-cell table:formula="of:=[.D27]+1" office:value-type="float" office:value="21">
            <text:p>21</text:p>
          </table:table-cell>
          <table:table-cell table:style-name="ce1" table:formula="of:=ROUND([.E27]-([.$H$1]/[.$K$4]-([.E27]*([.$A$2]/([.$K$4]*100*[.$C$3]))))-[.$K$3]/[.$K$4];2)" office:value-type="float" office:value="99302.11">
            <text:p>99302.11</text:p>
          </table:table-cell>
          <table:table-cell/>
          <table:table-cell table:formula="of:=ROUND([.G27]-([.$H$1]/[.$K$4]-[.G27]*([.$A$2]/([.$K$4]*100))/[.$C$3])-[.$K$3]/[.$K$4];2)" office:value-type="float" office:value="99302.11">
            <text:p>99302.11</text:p>
          </table:table-cell>
          <table:table-cell table:formula="of:=ROUND([.H27]-([.$H$1]-[.H27]*([.$A$2]/(100*[.$C$3])))/[.$K$4]-[.$K$3]/[.$K$4];2)" office:value-type="float" office:value="99302.11">
            <text:p>99302.11</text:p>
          </table:table-cell>
          <table:table-cell table:number-columns-repeated="5"/>
        </table:table-row>
        <table:table-row table:style-name="ro1">
          <table:table-cell table:formula="of:=ROUND([.A28]-([.$H$1]-[.A28]*([.$A$2]/100)/[.$C$3])-[.$K$3];2)" office:value-type="float" office:value="96985.82">
            <text:p>96985.82</text:p>
          </table:table-cell>
          <table:table-cell table:formula="of:=ROUND([.B28]-([.$I$1]-[.B28]*([.$A$2]/(2*100))/[.$C$3])-[.$K$3]/2;2)" office:value-type="float" office:value="98522.42">
            <text:p>98522.42</text:p>
          </table:table-cell>
          <table:table-cell table:formula="of:=ROUND([.C28]-([.$J$1]-[.C28]*([.$A$2]/(4*100))/[.$C$3])-[.$K$3]/4;2)" office:value-type="float" office:value="99268.38">
            <text:p>99268.38</text:p>
          </table:table-cell>
          <table:table-cell table:formula="of:=[.D28]+1" office:value-type="float" office:value="22">
            <text:p>22</text:p>
          </table:table-cell>
          <table:table-cell table:style-name="ce1" table:formula="of:=ROUND([.E28]-([.$H$1]/[.$K$4]-([.E28]*([.$A$2]/([.$K$4]*100*[.$C$3]))))-[.$K$3]/[.$K$4];2)" office:value-type="float" office:value="99268.53">
            <text:p>99268.53</text:p>
          </table:table-cell>
          <table:table-cell/>
          <table:table-cell table:formula="of:=ROUND([.G28]-([.$H$1]/[.$K$4]-[.G28]*([.$A$2]/([.$K$4]*100))/[.$C$3])-[.$K$3]/[.$K$4];2)" office:value-type="float" office:value="99268.53">
            <text:p>99268.53</text:p>
          </table:table-cell>
          <table:table-cell table:formula="of:=ROUND([.H28]-([.$H$1]-[.H28]*([.$A$2]/(100*[.$C$3])))/[.$K$4]-[.$K$3]/[.$K$4];2)" office:value-type="float" office:value="99268.53">
            <text:p>99268.53</text:p>
          </table:table-cell>
          <table:table-cell table:number-columns-repeated="5"/>
        </table:table-row>
        <table:table-row table:style-name="ro1">
          <table:table-cell table:formula="of:=ROUND([.A29]-([.$H$1]-[.A29]*([.$A$2]/100)/[.$C$3])-[.$K$3];2)" office:value-type="float" office:value="96842.83">
            <text:p>96842.83</text:p>
          </table:table-cell>
          <table:table-cell table:formula="of:=ROUND([.B29]-([.$I$1]-[.B29]*([.$A$2]/(2*100))/[.$C$3])-[.$K$3]/2;2)" office:value-type="float" office:value="98453.8">
            <text:p>98453.8</text:p>
          </table:table-cell>
          <table:table-cell table:formula="of:=ROUND([.C29]-([.$J$1]-[.C29]*([.$A$2]/(4*100))/[.$C$3])-[.$K$3]/4;2)" office:value-type="float" office:value="99234.76">
            <text:p>99234.76</text:p>
          </table:table-cell>
          <table:table-cell table:formula="of:=[.D29]+1" office:value-type="float" office:value="23">
            <text:p>23</text:p>
          </table:table-cell>
          <table:table-cell table:style-name="ce1" table:formula="of:=ROUND([.E29]-([.$H$1]/[.$K$4]-([.E29]*([.$A$2]/([.$K$4]*100*[.$C$3]))))-[.$K$3]/[.$K$4];2)" office:value-type="float" office:value="99234.92">
            <text:p>99234.92</text:p>
          </table:table-cell>
          <table:table-cell/>
          <table:table-cell table:formula="of:=ROUND([.G29]-([.$H$1]/[.$K$4]-[.G29]*([.$A$2]/([.$K$4]*100))/[.$C$3])-[.$K$3]/[.$K$4];2)" office:value-type="float" office:value="99234.92">
            <text:p>99234.92</text:p>
          </table:table-cell>
          <table:table-cell table:formula="of:=ROUND([.H29]-([.$H$1]-[.H29]*([.$A$2]/(100*[.$C$3])))/[.$K$4]-[.$K$3]/[.$K$4];2)" office:value-type="float" office:value="99234.92">
            <text:p>99234.92</text:p>
          </table:table-cell>
          <table:table-cell office:value-type="string">
            <text:p>the formula in column e,g,h are equiv, when k4 is set to 2 and 4 e,g,h should match col b,c resp except for diff due to rounding </text:p>
          </table:table-cell>
          <table:table-cell table:number-columns-repeated="4"/>
        </table:table-row>
        <table:table-row table:style-name="ro1">
          <table:table-cell table:formula="of:=ROUND([.A30]-([.$H$1]-[.A30]*([.$A$2]/100)/[.$C$3])-[.$K$3];2)" office:value-type="float" office:value="96699.3">
            <text:p>96699.3</text:p>
          </table:table-cell>
          <table:table-cell table:formula="of:=ROUND([.B30]-([.$I$1]-[.B30]*([.$A$2]/(2*100))/[.$C$3])-[.$K$3]/2;2)" office:value-type="float" office:value="98385.05">
            <text:p>98385.05</text:p>
          </table:table-cell>
          <table:table-cell table:formula="of:=ROUND([.C30]-([.$J$1]-[.C30]*([.$A$2]/(4*100))/[.$C$3])-[.$K$3]/4;2)" office:value-type="float" office:value="99201.11">
            <text:p>99201.11</text:p>
          </table:table-cell>
          <table:table-cell table:formula="of:=[.D30]+1" office:value-type="float" office:value="24">
            <text:p>24</text:p>
          </table:table-cell>
          <table:table-cell table:style-name="ce1" table:formula="of:=ROUND([.E30]-([.$H$1]/[.$K$4]-([.E30]*([.$A$2]/([.$K$4]*100*[.$C$3]))))-[.$K$3]/[.$K$4];2)" office:value-type="float" office:value="99201.28">
            <text:p>99201.28</text:p>
          </table:table-cell>
          <table:table-cell/>
          <table:table-cell table:formula="of:=ROUND([.G30]-([.$H$1]/[.$K$4]-[.G30]*([.$A$2]/([.$K$4]*100))/[.$C$3])-[.$K$3]/[.$K$4];2)" office:value-type="float" office:value="99201.28">
            <text:p>99201.28</text:p>
          </table:table-cell>
          <table:table-cell table:formula="of:=ROUND([.H30]-([.$H$1]-[.H30]*([.$A$2]/(100*[.$C$3])))/[.$K$4]-[.$K$3]/[.$K$4];2)" office:value-type="float" office:value="99201.28">
            <text:p>99201.28</text:p>
          </table:table-cell>
          <table:table-cell office:value-type="string">
            <text:p>I was attempting to simulate what would happen if increased payment freq (a la the biweekly plan outlined in the automatic millionaire book). Changing the frequency of your payments doesn't change anything bc the interest owed each period is calculated based on the amortization schedule and not your payments. However, if you could increase the frequency on the amortization schedule then that would decrease the payments towards interest. Without this nearly impossible tweak the only way to reduce the amount paid on interest is to make add'l payments towards principal.</text:p>
          </table:table-cell>
          <table:table-cell table:number-columns-repeated="4"/>
        </table:table-row>
        <table:table-row table:style-name="ro1">
          <table:table-cell table:formula="of:=ROUND([.A31]-([.$H$1]-[.A31]*([.$A$2]/100)/[.$C$3])-[.$K$3];2)" office:value-type="float" office:value="96555.23">
            <text:p>96555.23</text:p>
          </table:table-cell>
          <table:table-cell table:formula="of:=ROUND([.B31]-([.$I$1]-[.B31]*([.$A$2]/(2*100))/[.$C$3])-[.$K$3]/2;2)" office:value-type="float" office:value="98316.17">
            <text:p>98316.17</text:p>
          </table:table-cell>
          <table:table-cell table:formula="of:=ROUND([.C31]-([.$J$1]-[.C31]*([.$A$2]/(4*100))/[.$C$3])-[.$K$3]/4;2)" office:value-type="float" office:value="99167.43">
            <text:p>99167.43</text:p>
          </table:table-cell>
          <table:table-cell table:formula="of:=[.D31]+1" office:value-type="float" office:value="25">
            <text:p>25</text:p>
          </table:table-cell>
          <table:table-cell table:style-name="ce1" table:formula="of:=ROUND([.E31]-([.$H$1]/[.$K$4]-([.E31]*([.$A$2]/([.$K$4]*100*[.$C$3]))))-[.$K$3]/[.$K$4];2)" office:value-type="float" office:value="99167.61">
            <text:p>99167.61</text:p>
          </table:table-cell>
          <table:table-cell/>
          <table:table-cell table:formula="of:=ROUND([.G31]-([.$H$1]/[.$K$4]-[.G31]*([.$A$2]/([.$K$4]*100))/[.$C$3])-[.$K$3]/[.$K$4];2)" office:value-type="float" office:value="99167.61">
            <text:p>99167.61</text:p>
          </table:table-cell>
          <table:table-cell table:formula="of:=ROUND([.H31]-([.$H$1]-[.H31]*([.$A$2]/(100*[.$C$3])))/[.$K$4]-[.$K$3]/[.$K$4];2)" office:value-type="float" office:value="99167.61">
            <text:p>99167.61</text:p>
          </table:table-cell>
          <table:table-cell table:number-columns-repeated="5"/>
        </table:table-row>
        <table:table-row table:style-name="ro1">
          <table:table-cell table:formula="of:=ROUND([.A32]-([.$H$1]-[.A32]*([.$A$2]/100)/[.$C$3])-[.$K$3];2)" office:value-type="float" office:value="96410.62">
            <text:p>96410.62</text:p>
          </table:table-cell>
          <table:table-cell table:formula="of:=ROUND([.B32]-([.$I$1]-[.B32]*([.$A$2]/(2*100))/[.$C$3])-[.$K$3]/2;2)" office:value-type="float" office:value="98247.16">
            <text:p>98247.16</text:p>
          </table:table-cell>
          <table:table-cell table:formula="of:=ROUND([.C32]-([.$J$1]-[.C32]*([.$A$2]/(4*100))/[.$C$3])-[.$K$3]/4;2)" office:value-type="float" office:value="99133.72">
            <text:p>99133.72</text:p>
          </table:table-cell>
          <table:table-cell table:formula="of:=[.D32]+1" office:value-type="float" office:value="26">
            <text:p>26</text:p>
          </table:table-cell>
          <table:table-cell table:style-name="ce1" table:formula="of:=ROUND([.E32]-([.$H$1]/[.$K$4]-([.E32]*([.$A$2]/([.$K$4]*100*[.$C$3]))))-[.$K$3]/[.$K$4];2)" office:value-type="float" office:value="99133.91">
            <text:p>99133.91</text:p>
          </table:table-cell>
          <table:table-cell/>
          <table:table-cell table:formula="of:=ROUND([.G32]-([.$H$1]/[.$K$4]-[.G32]*([.$A$2]/([.$K$4]*100))/[.$C$3])-[.$K$3]/[.$K$4];2)" office:value-type="float" office:value="99133.91">
            <text:p>99133.91</text:p>
          </table:table-cell>
          <table:table-cell table:formula="of:=ROUND([.H32]-([.$H$1]-[.H32]*([.$A$2]/(100*[.$C$3])))/[.$K$4]-[.$K$3]/[.$K$4];2)" office:value-type="float" office:value="99133.91">
            <text:p>99133.91</text:p>
          </table:table-cell>
          <table:table-cell table:number-columns-repeated="5"/>
        </table:table-row>
        <table:table-row table:style-name="ro1">
          <table:table-cell table:formula="of:=ROUND([.A33]-([.$H$1]-[.A33]*([.$A$2]/100)/[.$C$3])-[.$K$3];2)" office:value-type="float" office:value="96265.47">
            <text:p>96265.47</text:p>
          </table:table-cell>
          <table:table-cell table:formula="of:=ROUND([.B33]-([.$I$1]-[.B33]*([.$A$2]/(2*100))/[.$C$3])-[.$K$3]/2;2)" office:value-type="float" office:value="98178.02">
            <text:p>98178.02</text:p>
          </table:table-cell>
          <table:table-cell table:formula="of:=ROUND([.C33]-([.$J$1]-[.C33]*([.$A$2]/(4*100))/[.$C$3])-[.$K$3]/4;2)" office:value-type="float" office:value="99099.98">
            <text:p>99099.98</text:p>
          </table:table-cell>
          <table:table-cell table:formula="of:=[.D33]+1" office:value-type="float" office:value="27">
            <text:p>27</text:p>
          </table:table-cell>
          <table:table-cell table:style-name="ce1" table:formula="of:=ROUND([.E33]-([.$H$1]/[.$K$4]-([.E33]*([.$A$2]/([.$K$4]*100*[.$C$3]))))-[.$K$3]/[.$K$4];2)" office:value-type="float" office:value="99100.18">
            <text:p>99100.18</text:p>
          </table:table-cell>
          <table:table-cell/>
          <table:table-cell table:formula="of:=ROUND([.G33]-([.$H$1]/[.$K$4]-[.G33]*([.$A$2]/([.$K$4]*100))/[.$C$3])-[.$K$3]/[.$K$4];2)" office:value-type="float" office:value="99100.18">
            <text:p>99100.18</text:p>
          </table:table-cell>
          <table:table-cell table:formula="of:=ROUND([.H33]-([.$H$1]-[.H33]*([.$A$2]/(100*[.$C$3])))/[.$K$4]-[.$K$3]/[.$K$4];2)" office:value-type="float" office:value="99100.18">
            <text:p>99100.18</text:p>
          </table:table-cell>
          <table:table-cell table:number-columns-repeated="5"/>
        </table:table-row>
        <table:table-row table:style-name="ro1">
          <table:table-cell table:formula="of:=ROUND([.A34]-([.$H$1]-[.A34]*([.$A$2]/100)/[.$C$3])-[.$K$3];2)" office:value-type="float" office:value="96119.78">
            <text:p>96119.78</text:p>
          </table:table-cell>
          <table:table-cell table:formula="of:=ROUND([.B34]-([.$I$1]-[.B34]*([.$A$2]/(2*100))/[.$C$3])-[.$K$3]/2;2)" office:value-type="float" office:value="98108.75">
            <text:p>98108.75</text:p>
          </table:table-cell>
          <table:table-cell table:formula="of:=ROUND([.C34]-([.$J$1]-[.C34]*([.$A$2]/(4*100))/[.$C$3])-[.$K$3]/4;2)" office:value-type="float" office:value="99066.21">
            <text:p>99066.21</text:p>
          </table:table-cell>
          <table:table-cell table:formula="of:=[.D34]+1" office:value-type="float" office:value="28">
            <text:p>28</text:p>
          </table:table-cell>
          <table:table-cell table:style-name="ce1" table:formula="of:=ROUND([.E34]-([.$H$1]/[.$K$4]-([.E34]*([.$A$2]/([.$K$4]*100*[.$C$3]))))-[.$K$3]/[.$K$4];2)" office:value-type="float" office:value="99066.41">
            <text:p>99066.41</text:p>
          </table:table-cell>
          <table:table-cell/>
          <table:table-cell table:formula="of:=ROUND([.G34]-([.$H$1]/[.$K$4]-[.G34]*([.$A$2]/([.$K$4]*100))/[.$C$3])-[.$K$3]/[.$K$4];2)" office:value-type="float" office:value="99066.41">
            <text:p>99066.41</text:p>
          </table:table-cell>
          <table:table-cell table:formula="of:=ROUND([.H34]-([.$H$1]-[.H34]*([.$A$2]/(100*[.$C$3])))/[.$K$4]-[.$K$3]/[.$K$4];2)" office:value-type="float" office:value="99066.41">
            <text:p>99066.41</text:p>
          </table:table-cell>
          <table:table-cell table:number-columns-repeated="5"/>
        </table:table-row>
        <table:table-row table:style-name="ro1">
          <table:table-cell table:formula="of:=ROUND([.A35]-([.$H$1]-[.A35]*([.$A$2]/100)/[.$C$3])-[.$K$3];2)" office:value-type="float" office:value="95973.54">
            <text:p>95973.54</text:p>
          </table:table-cell>
          <table:table-cell table:formula="of:=ROUND([.B35]-([.$I$1]-[.B35]*([.$A$2]/(2*100))/[.$C$3])-[.$K$3]/2;2)" office:value-type="float" office:value="98039.35">
            <text:p>98039.35</text:p>
          </table:table-cell>
          <table:table-cell table:formula="of:=ROUND([.C35]-([.$J$1]-[.C35]*([.$A$2]/(4*100))/[.$C$3])-[.$K$3]/4;2)" office:value-type="float" office:value="99032.4">
            <text:p>99032.4</text:p>
          </table:table-cell>
          <table:table-cell table:formula="of:=[.D35]+1" office:value-type="float" office:value="29">
            <text:p>29</text:p>
          </table:table-cell>
          <table:table-cell table:style-name="ce1" table:formula="of:=ROUND([.E35]-([.$H$1]/[.$K$4]-([.E35]*([.$A$2]/([.$K$4]*100*[.$C$3]))))-[.$K$3]/[.$K$4];2)" office:value-type="float" office:value="99032.61">
            <text:p>99032.61</text:p>
          </table:table-cell>
          <table:table-cell/>
          <table:table-cell table:formula="of:=ROUND([.G35]-([.$H$1]/[.$K$4]-[.G35]*([.$A$2]/([.$K$4]*100))/[.$C$3])-[.$K$3]/[.$K$4];2)" office:value-type="float" office:value="99032.61">
            <text:p>99032.61</text:p>
          </table:table-cell>
          <table:table-cell table:formula="of:=ROUND([.H35]-([.$H$1]-[.H35]*([.$A$2]/(100*[.$C$3])))/[.$K$4]-[.$K$3]/[.$K$4];2)" office:value-type="float" office:value="99032.61">
            <text:p>99032.61</text:p>
          </table:table-cell>
          <table:table-cell table:number-columns-repeated="5"/>
        </table:table-row>
        <table:table-row table:style-name="ro1">
          <table:table-cell table:formula="of:=ROUND([.A36]-([.$H$1]-[.A36]*([.$A$2]/100)/[.$C$3])-[.$K$3];2)" office:value-type="float" office:value="95826.75">
            <text:p>95826.75</text:p>
          </table:table-cell>
          <table:table-cell table:formula="of:=ROUND([.B36]-([.$I$1]-[.B36]*([.$A$2]/(2*100))/[.$C$3])-[.$K$3]/2;2)" office:value-type="float" office:value="97969.82">
            <text:p>97969.82</text:p>
          </table:table-cell>
          <table:table-cell table:formula="of:=ROUND([.C36]-([.$J$1]-[.C36]*([.$A$2]/(4*100))/[.$C$3])-[.$K$3]/4;2)" office:value-type="float" office:value="98998.56">
            <text:p>98998.56</text:p>
          </table:table-cell>
          <table:table-cell table:formula="of:=[.D36]+1" office:value-type="float" office:value="30">
            <text:p>30</text:p>
          </table:table-cell>
          <table:table-cell table:style-name="ce1" table:formula="of:=ROUND([.E36]-([.$H$1]/[.$K$4]-([.E36]*([.$A$2]/([.$K$4]*100*[.$C$3]))))-[.$K$3]/[.$K$4];2)" office:value-type="float" office:value="98998.78">
            <text:p>98998.78</text:p>
          </table:table-cell>
          <table:table-cell/>
          <table:table-cell table:formula="of:=ROUND([.G36]-([.$H$1]/[.$K$4]-[.G36]*([.$A$2]/([.$K$4]*100))/[.$C$3])-[.$K$3]/[.$K$4];2)" office:value-type="float" office:value="98998.78">
            <text:p>98998.78</text:p>
          </table:table-cell>
          <table:table-cell table:formula="of:=ROUND([.H36]-([.$H$1]-[.H36]*([.$A$2]/(100*[.$C$3])))/[.$K$4]-[.$K$3]/[.$K$4];2)" office:value-type="float" office:value="98998.78">
            <text:p>98998.78</text:p>
          </table:table-cell>
          <table:table-cell table:number-columns-repeated="5"/>
        </table:table-row>
        <table:table-row table:style-name="ro1">
          <table:table-cell table:formula="of:=ROUND([.A37]-([.$H$1]-[.A37]*([.$A$2]/100)/[.$C$3])-[.$K$3];2)" office:value-type="float" office:value="95679.41">
            <text:p>95679.41</text:p>
          </table:table-cell>
          <table:table-cell table:formula="of:=ROUND([.B37]-([.$I$1]-[.B37]*([.$A$2]/(2*100))/[.$C$3])-[.$K$3]/2;2)" office:value-type="float" office:value="97900.16">
            <text:p>97900.16</text:p>
          </table:table-cell>
          <table:table-cell table:formula="of:=ROUND([.C37]-([.$J$1]-[.C37]*([.$A$2]/(4*100))/[.$C$3])-[.$K$3]/4;2)" office:value-type="float" office:value="98964.69">
            <text:p>98964.69</text:p>
          </table:table-cell>
          <table:table-cell table:formula="of:=[.D37]+1" office:value-type="float" office:value="31">
            <text:p>31</text:p>
          </table:table-cell>
          <table:table-cell table:style-name="ce1" table:formula="of:=ROUND([.E37]-([.$H$1]/[.$K$4]-([.E37]*([.$A$2]/([.$K$4]*100*[.$C$3]))))-[.$K$3]/[.$K$4];2)" office:value-type="float" office:value="98964.92">
            <text:p>98964.92</text:p>
          </table:table-cell>
          <table:table-cell/>
          <table:table-cell table:formula="of:=ROUND([.G37]-([.$H$1]/[.$K$4]-[.G37]*([.$A$2]/([.$K$4]*100))/[.$C$3])-[.$K$3]/[.$K$4];2)" office:value-type="float" office:value="98964.92">
            <text:p>98964.92</text:p>
          </table:table-cell>
          <table:table-cell table:formula="of:=ROUND([.H37]-([.$H$1]-[.H37]*([.$A$2]/(100*[.$C$3])))/[.$K$4]-[.$K$3]/[.$K$4];2)" office:value-type="float" office:value="98964.92">
            <text:p>98964.92</text:p>
          </table:table-cell>
          <table:table-cell table:number-columns-repeated="5"/>
        </table:table-row>
        <table:table-row table:style-name="ro1">
          <table:table-cell table:formula="of:=ROUND([.A38]-([.$H$1]-[.A38]*([.$A$2]/100)/[.$C$3])-[.$K$3];2)" office:value-type="float" office:value="95531.52">
            <text:p>95531.52</text:p>
          </table:table-cell>
          <table:table-cell table:formula="of:=ROUND([.B38]-([.$I$1]-[.B38]*([.$A$2]/(2*100))/[.$C$3])-[.$K$3]/2;2)" office:value-type="float" office:value="97830.37">
            <text:p>97830.37</text:p>
          </table:table-cell>
          <table:table-cell table:formula="of:=ROUND([.C38]-([.$J$1]-[.C38]*([.$A$2]/(4*100))/[.$C$3])-[.$K$3]/4;2)" office:value-type="float" office:value="98930.79">
            <text:p>98930.79</text:p>
          </table:table-cell>
          <table:table-cell table:formula="of:=[.D38]+1" office:value-type="float" office:value="32">
            <text:p>32</text:p>
          </table:table-cell>
          <table:table-cell table:number-columns-repeated="9"/>
        </table:table-row>
        <table:table-row table:style-name="ro1">
          <table:table-cell table:formula="of:=ROUND([.A39]-([.$H$1]-[.A39]*([.$A$2]/100)/[.$C$3])-[.$K$3];2)" office:value-type="float" office:value="95383.07">
            <text:p>95383.07</text:p>
          </table:table-cell>
          <table:table-cell table:formula="of:=ROUND([.B39]-([.$I$1]-[.B39]*([.$A$2]/(2*100))/[.$C$3])-[.$K$3]/2;2)" office:value-type="float" office:value="97760.45">
            <text:p>97760.45</text:p>
          </table:table-cell>
          <table:table-cell table:formula="of:=ROUND([.C39]-([.$J$1]-[.C39]*([.$A$2]/(4*100))/[.$C$3])-[.$K$3]/4;2)" office:value-type="float" office:value="98896.86">
            <text:p>98896.86</text:p>
          </table:table-cell>
          <table:table-cell table:formula="of:=[.D39]+1" office:value-type="float" office:value="33">
            <text:p>33</text:p>
          </table:table-cell>
          <table:table-cell table:number-columns-repeated="9"/>
        </table:table-row>
        <table:table-row table:style-name="ro1">
          <table:table-cell table:formula="of:=ROUND([.A40]-([.$H$1]-[.A40]*([.$A$2]/100)/[.$C$3])-[.$K$3];2)" office:value-type="float" office:value="95234.07">
            <text:p>95234.07</text:p>
          </table:table-cell>
          <table:table-cell table:formula="of:=ROUND([.B40]-([.$I$1]-[.B40]*([.$A$2]/(2*100))/[.$C$3])-[.$K$3]/2;2)" office:value-type="float" office:value="97690.4">
            <text:p>97690.4</text:p>
          </table:table-cell>
          <table:table-cell table:formula="of:=ROUND([.C40]-([.$J$1]-[.C40]*([.$A$2]/(4*100))/[.$C$3])-[.$K$3]/4;2)" office:value-type="float" office:value="98862.9">
            <text:p>98862.9</text:p>
          </table:table-cell>
          <table:table-cell table:formula="of:=[.D40]+1" office:value-type="float" office:value="34">
            <text:p>34</text:p>
          </table:table-cell>
          <table:table-cell table:number-columns-repeated="9"/>
        </table:table-row>
        <table:table-row table:style-name="ro1">
          <table:table-cell table:formula="of:=ROUND([.A41]-([.$H$1]-[.A41]*([.$A$2]/100)/[.$C$3])-[.$K$3];2)" office:value-type="float" office:value="95084.51">
            <text:p>95084.51</text:p>
          </table:table-cell>
          <table:table-cell table:formula="of:=ROUND([.B41]-([.$I$1]-[.B41]*([.$A$2]/(2*100))/[.$C$3])-[.$K$3]/2;2)" office:value-type="float" office:value="97620.22">
            <text:p>97620.22</text:p>
          </table:table-cell>
          <table:table-cell table:formula="of:=ROUND([.C41]-([.$J$1]-[.C41]*([.$A$2]/(4*100))/[.$C$3])-[.$K$3]/4;2)" office:value-type="float" office:value="98828.9">
            <text:p>98828.9</text:p>
          </table:table-cell>
          <table:table-cell table:formula="of:=[.D41]+1" office:value-type="float" office:value="35">
            <text:p>35</text:p>
          </table:table-cell>
          <table:table-cell table:number-columns-repeated="9"/>
        </table:table-row>
        <table:table-row table:style-name="ro1">
          <table:table-cell table:formula="of:=ROUND([.A42]-([.$H$1]-[.A42]*([.$A$2]/100)/[.$C$3])-[.$K$3];2)" office:value-type="float" office:value="94934.39">
            <text:p>94934.39</text:p>
          </table:table-cell>
          <table:table-cell table:formula="of:=ROUND([.B42]-([.$I$1]-[.B42]*([.$A$2]/(2*100))/[.$C$3])-[.$K$3]/2;2)" office:value-type="float" office:value="97549.91">
            <text:p>97549.91</text:p>
          </table:table-cell>
          <table:table-cell table:formula="of:=ROUND([.C42]-([.$J$1]-[.C42]*([.$A$2]/(4*100))/[.$C$3])-[.$K$3]/4;2)" office:value-type="float" office:value="98794.87">
            <text:p>98794.87</text:p>
          </table:table-cell>
          <table:table-cell table:formula="of:=[.D42]+1" office:value-type="float" office:value="36">
            <text:p>36</text:p>
          </table:table-cell>
          <table:table-cell table:number-columns-repeated="9"/>
        </table:table-row>
        <table:table-row table:style-name="ro1">
          <table:table-cell table:formula="of:=ROUND([.A43]-([.$H$1]-[.A43]*([.$A$2]/100)/[.$C$3])-[.$K$3];2)" office:value-type="float" office:value="94783.7">
            <text:p>94783.7</text:p>
          </table:table-cell>
          <table:table-cell table:formula="of:=ROUND([.B43]-([.$I$1]-[.B43]*([.$A$2]/(2*100))/[.$C$3])-[.$K$3]/2;2)" office:value-type="float" office:value="97479.47">
            <text:p>97479.47</text:p>
          </table:table-cell>
          <table:table-cell table:formula="of:=ROUND([.C43]-([.$J$1]-[.C43]*([.$A$2]/(4*100))/[.$C$3])-[.$K$3]/4;2)" office:value-type="float" office:value="98760.81">
            <text:p>98760.81</text:p>
          </table:table-cell>
          <table:table-cell table:formula="of:=[.D43]+1" office:value-type="float" office:value="37">
            <text:p>37</text:p>
          </table:table-cell>
          <table:table-cell table:number-columns-repeated="9"/>
        </table:table-row>
        <table:table-row table:style-name="ro1">
          <table:table-cell table:formula="of:=ROUND([.A44]-([.$H$1]-[.A44]*([.$A$2]/100)/[.$C$3])-[.$K$3];2)" office:value-type="float" office:value="94632.45">
            <text:p>94632.45</text:p>
          </table:table-cell>
          <table:table-cell table:formula="of:=ROUND([.B44]-([.$I$1]-[.B44]*([.$A$2]/(2*100))/[.$C$3])-[.$K$3]/2;2)" office:value-type="float" office:value="97408.89">
            <text:p>97408.89</text:p>
          </table:table-cell>
          <table:table-cell table:formula="of:=ROUND([.C44]-([.$J$1]-[.C44]*([.$A$2]/(4*100))/[.$C$3])-[.$K$3]/4;2)" office:value-type="float" office:value="98726.72">
            <text:p>98726.72</text:p>
          </table:table-cell>
          <table:table-cell table:formula="of:=[.D44]+1" office:value-type="float" office:value="38">
            <text:p>38</text:p>
          </table:table-cell>
          <table:table-cell table:number-columns-repeated="9"/>
        </table:table-row>
        <table:table-row table:style-name="ro1">
          <table:table-cell table:formula="of:=ROUND([.A45]-([.$H$1]-[.A45]*([.$A$2]/100)/[.$C$3])-[.$K$3];2)" office:value-type="float" office:value="94480.63">
            <text:p>94480.63</text:p>
          </table:table-cell>
          <table:table-cell table:formula="of:=ROUND([.B45]-([.$I$1]-[.B45]*([.$A$2]/(2*100))/[.$C$3])-[.$K$3]/2;2)" office:value-type="float" office:value="97338.18">
            <text:p>97338.18</text:p>
          </table:table-cell>
          <table:table-cell table:formula="of:=ROUND([.C45]-([.$J$1]-[.C45]*([.$A$2]/(4*100))/[.$C$3])-[.$K$3]/4;2)" office:value-type="float" office:value="98692.6">
            <text:p>98692.6</text:p>
          </table:table-cell>
          <table:table-cell table:formula="of:=[.D45]+1" office:value-type="float" office:value="39">
            <text:p>39</text:p>
          </table:table-cell>
          <table:table-cell table:number-columns-repeated="9"/>
        </table:table-row>
        <table:table-row table:style-name="ro1">
          <table:table-cell table:formula="of:=ROUND([.A46]-([.$H$1]-[.A46]*([.$A$2]/100)/[.$C$3])-[.$K$3];2)" office:value-type="float" office:value="94328.24">
            <text:p>94328.24</text:p>
          </table:table-cell>
          <table:table-cell table:formula="of:=ROUND([.B46]-([.$I$1]-[.B46]*([.$A$2]/(2*100))/[.$C$3])-[.$K$3]/2;2)" office:value-type="float" office:value="97267.34">
            <text:p>97267.34</text:p>
          </table:table-cell>
          <table:table-cell table:formula="of:=ROUND([.C46]-([.$J$1]-[.C46]*([.$A$2]/(4*100))/[.$C$3])-[.$K$3]/4;2)" office:value-type="float" office:value="98658.44">
            <text:p>98658.44</text:p>
          </table:table-cell>
          <table:table-cell table:formula="of:=[.D46]+1" office:value-type="float" office:value="40">
            <text:p>40</text:p>
          </table:table-cell>
          <table:table-cell table:number-columns-repeated="9"/>
        </table:table-row>
        <table:table-row table:style-name="ro1">
          <table:table-cell table:formula="of:=ROUND([.A47]-([.$H$1]-[.A47]*([.$A$2]/100)/[.$C$3])-[.$K$3];2)" office:value-type="float" office:value="94175.28">
            <text:p>94175.28</text:p>
          </table:table-cell>
          <table:table-cell table:formula="of:=ROUND([.B47]-([.$I$1]-[.B47]*([.$A$2]/(2*100))/[.$C$3])-[.$K$3]/2;2)" office:value-type="float" office:value="97196.37">
            <text:p>97196.37</text:p>
          </table:table-cell>
          <table:table-cell table:formula="of:=ROUND([.C47]-([.$J$1]-[.C47]*([.$A$2]/(4*100))/[.$C$3])-[.$K$3]/4;2)" office:value-type="float" office:value="98624.25">
            <text:p>98624.25</text:p>
          </table:table-cell>
          <table:table-cell table:formula="of:=[.D47]+1" office:value-type="float" office:value="41">
            <text:p>41</text:p>
          </table:table-cell>
          <table:table-cell table:number-columns-repeated="9"/>
        </table:table-row>
        <table:table-row table:style-name="ro1">
          <table:table-cell table:formula="of:=ROUND([.A48]-([.$H$1]-[.A48]*([.$A$2]/100)/[.$C$3])-[.$K$3];2)" office:value-type="float" office:value="94021.75">
            <text:p>94021.75</text:p>
          </table:table-cell>
          <table:table-cell table:formula="of:=ROUND([.B48]-([.$I$1]-[.B48]*([.$A$2]/(2*100))/[.$C$3])-[.$K$3]/2;2)" office:value-type="float" office:value="97125.26">
            <text:p>97125.26</text:p>
          </table:table-cell>
          <table:table-cell table:formula="of:=ROUND([.C48]-([.$J$1]-[.C48]*([.$A$2]/(4*100))/[.$C$3])-[.$K$3]/4;2)" office:value-type="float" office:value="98590.03">
            <text:p>98590.03</text:p>
          </table:table-cell>
          <table:table-cell table:formula="of:=[.D48]+1" office:value-type="float" office:value="42">
            <text:p>42</text:p>
          </table:table-cell>
          <table:table-cell table:number-columns-repeated="9"/>
        </table:table-row>
        <table:table-row table:style-name="ro1">
          <table:table-cell table:formula="of:=ROUND([.A49]-([.$H$1]-[.A49]*([.$A$2]/100)/[.$C$3])-[.$K$3];2)" office:value-type="float" office:value="93867.64">
            <text:p>93867.64</text:p>
          </table:table-cell>
          <table:table-cell table:formula="of:=ROUND([.B49]-([.$I$1]-[.B49]*([.$A$2]/(2*100))/[.$C$3])-[.$K$3]/2;2)" office:value-type="float" office:value="97054.02">
            <text:p>97054.02</text:p>
          </table:table-cell>
          <table:table-cell table:formula="of:=ROUND([.C49]-([.$J$1]-[.C49]*([.$A$2]/(4*100))/[.$C$3])-[.$K$3]/4;2)" office:value-type="float" office:value="98555.78">
            <text:p>98555.78</text:p>
          </table:table-cell>
          <table:table-cell table:formula="of:=[.D49]+1" office:value-type="float" office:value="43">
            <text:p>43</text:p>
          </table:table-cell>
          <table:table-cell table:number-columns-repeated="9"/>
        </table:table-row>
        <table:table-row table:style-name="ro1">
          <table:table-cell table:formula="of:=ROUND([.A50]-([.$H$1]-[.A50]*([.$A$2]/100)/[.$C$3])-[.$K$3];2)" office:value-type="float" office:value="93712.95">
            <text:p>93712.95</text:p>
          </table:table-cell>
          <table:table-cell table:formula="of:=ROUND([.B50]-([.$I$1]-[.B50]*([.$A$2]/(2*100))/[.$C$3])-[.$K$3]/2;2)" office:value-type="float" office:value="96982.65">
            <text:p>96982.65</text:p>
          </table:table-cell>
          <table:table-cell table:formula="of:=ROUND([.C50]-([.$J$1]-[.C50]*([.$A$2]/(4*100))/[.$C$3])-[.$K$3]/4;2)" office:value-type="float" office:value="98521.5">
            <text:p>98521.5</text:p>
          </table:table-cell>
          <table:table-cell table:formula="of:=[.D50]+1" office:value-type="float" office:value="44">
            <text:p>44</text:p>
          </table:table-cell>
          <table:table-cell table:number-columns-repeated="9"/>
        </table:table-row>
        <table:table-row table:style-name="ro1">
          <table:table-cell table:formula="of:=ROUND([.A51]-([.$H$1]-[.A51]*([.$A$2]/100)/[.$C$3])-[.$K$3];2)" office:value-type="float" office:value="93557.68">
            <text:p>93557.68</text:p>
          </table:table-cell>
          <table:table-cell table:formula="of:=ROUND([.B51]-([.$I$1]-[.B51]*([.$A$2]/(2*100))/[.$C$3])-[.$K$3]/2;2)" office:value-type="float" office:value="96911.14">
            <text:p>96911.14</text:p>
          </table:table-cell>
          <table:table-cell table:formula="of:=ROUND([.C51]-([.$J$1]-[.C51]*([.$A$2]/(4*100))/[.$C$3])-[.$K$3]/4;2)" office:value-type="float" office:value="98487.18">
            <text:p>98487.18</text:p>
          </table:table-cell>
          <table:table-cell table:formula="of:=[.D51]+1" office:value-type="float" office:value="45">
            <text:p>45</text:p>
          </table:table-cell>
          <table:table-cell table:number-columns-repeated="9"/>
        </table:table-row>
        <table:table-row table:style-name="ro1">
          <table:table-cell table:formula="of:=ROUND([.A52]-([.$H$1]-[.A52]*([.$A$2]/100)/[.$C$3])-[.$K$3];2)" office:value-type="float" office:value="93401.83">
            <text:p>93401.83</text:p>
          </table:table-cell>
          <table:table-cell table:formula="of:=ROUND([.B52]-([.$I$1]-[.B52]*([.$A$2]/(2*100))/[.$C$3])-[.$K$3]/2;2)" office:value-type="float" office:value="96839.5">
            <text:p>96839.5</text:p>
          </table:table-cell>
          <table:table-cell table:formula="of:=ROUND([.C52]-([.$J$1]-[.C52]*([.$A$2]/(4*100))/[.$C$3])-[.$K$3]/4;2)" office:value-type="float" office:value="98452.83">
            <text:p>98452.83</text:p>
          </table:table-cell>
          <table:table-cell table:formula="of:=[.D52]+1" office:value-type="float" office:value="46">
            <text:p>46</text:p>
          </table:table-cell>
          <table:table-cell table:number-columns-repeated="9"/>
        </table:table-row>
        <table:table-row table:style-name="ro1">
          <table:table-cell table:formula="of:=ROUND([.A53]-([.$H$1]-[.A53]*([.$A$2]/100)/[.$C$3])-[.$K$3];2)" office:value-type="float" office:value="93245.4">
            <text:p>93245.4</text:p>
          </table:table-cell>
          <table:table-cell table:formula="of:=ROUND([.B53]-([.$I$1]-[.B53]*([.$A$2]/(2*100))/[.$C$3])-[.$K$3]/2;2)" office:value-type="float" office:value="96767.72">
            <text:p>96767.72</text:p>
          </table:table-cell>
          <table:table-cell table:formula="of:=ROUND([.C53]-([.$J$1]-[.C53]*([.$A$2]/(4*100))/[.$C$3])-[.$K$3]/4;2)" office:value-type="float" office:value="98418.45">
            <text:p>98418.45</text:p>
          </table:table-cell>
          <table:table-cell table:formula="of:=[.D53]+1" office:value-type="float" office:value="47">
            <text:p>47</text:p>
          </table:table-cell>
          <table:table-cell table:number-columns-repeated="9"/>
        </table:table-row>
        <table:table-row table:style-name="ro1">
          <table:table-cell table:formula="of:=ROUND([.A54]-([.$H$1]-[.A54]*([.$A$2]/100)/[.$C$3])-[.$K$3];2)" office:value-type="float" office:value="93088.38">
            <text:p>93088.38</text:p>
          </table:table-cell>
          <table:table-cell table:formula="of:=ROUND([.B54]-([.$I$1]-[.B54]*([.$A$2]/(2*100))/[.$C$3])-[.$K$3]/2;2)" office:value-type="float" office:value="96695.81">
            <text:p>96695.81</text:p>
          </table:table-cell>
          <table:table-cell table:formula="of:=ROUND([.C54]-([.$J$1]-[.C54]*([.$A$2]/(4*100))/[.$C$3])-[.$K$3]/4;2)" office:value-type="float" office:value="98384.04">
            <text:p>98384.04</text:p>
          </table:table-cell>
          <table:table-cell table:formula="of:=[.D54]+1" office:value-type="float" office:value="48">
            <text:p>48</text:p>
          </table:table-cell>
          <table:table-cell table:number-columns-repeated="9"/>
        </table:table-row>
        <table:table-row table:style-name="ro1">
          <table:table-cell table:formula="of:=ROUND([.A55]-([.$H$1]-[.A55]*([.$A$2]/100)/[.$C$3])-[.$K$3];2)" office:value-type="float" office:value="92930.77">
            <text:p>92930.77</text:p>
          </table:table-cell>
          <table:table-cell table:formula="of:=ROUND([.B55]-([.$I$1]-[.B55]*([.$A$2]/(2*100))/[.$C$3])-[.$K$3]/2;2)" office:value-type="float" office:value="96623.76">
            <text:p>96623.76</text:p>
          </table:table-cell>
          <table:table-cell table:formula="of:=ROUND([.C55]-([.$J$1]-[.C55]*([.$A$2]/(4*100))/[.$C$3])-[.$K$3]/4;2)" office:value-type="float" office:value="98349.6">
            <text:p>98349.6</text:p>
          </table:table-cell>
          <table:table-cell table:formula="of:=[.D55]+1" office:value-type="float" office:value="49">
            <text:p>49</text:p>
          </table:table-cell>
          <table:table-cell table:number-columns-repeated="9"/>
        </table:table-row>
        <table:table-row table:style-name="ro1">
          <table:table-cell table:formula="of:=ROUND([.A56]-([.$H$1]-[.A56]*([.$A$2]/100)/[.$C$3])-[.$K$3];2)" office:value-type="float" office:value="92772.57">
            <text:p>92772.57</text:p>
          </table:table-cell>
          <table:table-cell table:formula="of:=ROUND([.B56]-([.$I$1]-[.B56]*([.$A$2]/(2*100))/[.$C$3])-[.$K$3]/2;2)" office:value-type="float" office:value="96551.58">
            <text:p>96551.58</text:p>
          </table:table-cell>
          <table:table-cell table:formula="of:=ROUND([.C56]-([.$J$1]-[.C56]*([.$A$2]/(4*100))/[.$C$3])-[.$K$3]/4;2)" office:value-type="float" office:value="98315.12">
            <text:p>98315.12</text:p>
          </table:table-cell>
          <table:table-cell table:formula="of:=[.D56]+1" office:value-type="float" office:value="50">
            <text:p>50</text:p>
          </table:table-cell>
          <table:table-cell table:number-columns-repeated="9"/>
        </table:table-row>
        <table:table-row table:style-name="ro1">
          <table:table-cell table:formula="of:=ROUND([.A57]-([.$H$1]-[.A57]*([.$A$2]/100)/[.$C$3])-[.$K$3];2)" office:value-type="float" office:value="92613.78">
            <text:p>92613.78</text:p>
          </table:table-cell>
          <table:table-cell table:formula="of:=ROUND([.B57]-([.$I$1]-[.B57]*([.$A$2]/(2*100))/[.$C$3])-[.$K$3]/2;2)" office:value-type="float" office:value="96479.26">
            <text:p>96479.26</text:p>
          </table:table-cell>
          <table:table-cell table:formula="of:=ROUND([.C57]-([.$J$1]-[.C57]*([.$A$2]/(4*100))/[.$C$3])-[.$K$3]/4;2)" office:value-type="float" office:value="98280.61">
            <text:p>98280.61</text:p>
          </table:table-cell>
          <table:table-cell table:formula="of:=[.D57]+1" office:value-type="float" office:value="51">
            <text:p>51</text:p>
          </table:table-cell>
          <table:table-cell table:number-columns-repeated="9"/>
        </table:table-row>
        <table:table-row table:style-name="ro1">
          <table:table-cell table:formula="of:=ROUND([.A58]-([.$H$1]-[.A58]*([.$A$2]/100)/[.$C$3])-[.$K$3];2)" office:value-type="float" office:value="92454.39">
            <text:p>92454.39</text:p>
          </table:table-cell>
          <table:table-cell table:formula="of:=ROUND([.B58]-([.$I$1]-[.B58]*([.$A$2]/(2*100))/[.$C$3])-[.$K$3]/2;2)" office:value-type="float" office:value="96406.81">
            <text:p>96406.81</text:p>
          </table:table-cell>
          <table:table-cell table:formula="of:=ROUND([.C58]-([.$J$1]-[.C58]*([.$A$2]/(4*100))/[.$C$3])-[.$K$3]/4;2)" office:value-type="float" office:value="98246.07">
            <text:p>98246.07</text:p>
          </table:table-cell>
          <table:table-cell table:formula="of:=[.D58]+1" office:value-type="float" office:value="52">
            <text:p>52</text:p>
          </table:table-cell>
          <table:table-cell table:number-columns-repeated="9"/>
        </table:table-row>
        <table:table-row table:style-name="ro1">
          <table:table-cell table:formula="of:=ROUND([.A59]-([.$H$1]-[.A59]*([.$A$2]/100)/[.$C$3])-[.$K$3];2)" office:value-type="float" office:value="92294.4">
            <text:p>92294.4</text:p>
          </table:table-cell>
          <table:table-cell table:formula="of:=ROUND([.B59]-([.$I$1]-[.B59]*([.$A$2]/(2*100))/[.$C$3])-[.$K$3]/2;2)" office:value-type="float" office:value="96334.22">
            <text:p>96334.22</text:p>
          </table:table-cell>
          <table:table-cell table:formula="of:=ROUND([.C59]-([.$J$1]-[.C59]*([.$A$2]/(4*100))/[.$C$3])-[.$K$3]/4;2)" office:value-type="float" office:value="98211.5">
            <text:p>98211.5</text:p>
          </table:table-cell>
          <table:table-cell table:formula="of:=[.D59]+1" office:value-type="float" office:value="53">
            <text:p>53</text:p>
          </table:table-cell>
          <table:table-cell table:number-columns-repeated="9"/>
        </table:table-row>
        <table:table-row table:style-name="ro1">
          <table:table-cell table:formula="of:=ROUND([.A60]-([.$H$1]-[.A60]*([.$A$2]/100)/[.$C$3])-[.$K$3];2)" office:value-type="float" office:value="92133.81">
            <text:p>92133.81</text:p>
          </table:table-cell>
          <table:table-cell table:formula="of:=ROUND([.B60]-([.$I$1]-[.B60]*([.$A$2]/(2*100))/[.$C$3])-[.$K$3]/2;2)" office:value-type="float" office:value="96261.5">
            <text:p>96261.5</text:p>
          </table:table-cell>
          <table:table-cell table:formula="of:=ROUND([.C60]-([.$J$1]-[.C60]*([.$A$2]/(4*100))/[.$C$3])-[.$K$3]/4;2)" office:value-type="float" office:value="98176.89">
            <text:p>98176.89</text:p>
          </table:table-cell>
          <table:table-cell table:formula="of:=[.D60]+1" office:value-type="float" office:value="54">
            <text:p>54</text:p>
          </table:table-cell>
          <table:table-cell table:number-columns-repeated="9"/>
        </table:table-row>
        <table:table-row table:style-name="ro1">
          <table:table-cell table:formula="of:=ROUND([.A61]-([.$H$1]-[.A61]*([.$A$2]/100)/[.$C$3])-[.$K$3];2)" office:value-type="float" office:value="91972.62">
            <text:p>91972.62</text:p>
          </table:table-cell>
          <table:table-cell table:formula="of:=ROUND([.B61]-([.$I$1]-[.B61]*([.$A$2]/(2*100))/[.$C$3])-[.$K$3]/2;2)" office:value-type="float" office:value="96188.64">
            <text:p>96188.64</text:p>
          </table:table-cell>
          <table:table-cell table:formula="of:=ROUND([.C61]-([.$J$1]-[.C61]*([.$A$2]/(4*100))/[.$C$3])-[.$K$3]/4;2)" office:value-type="float" office:value="98142.25">
            <text:p>98142.25</text:p>
          </table:table-cell>
          <table:table-cell table:formula="of:=[.D61]+1" office:value-type="float" office:value="55">
            <text:p>55</text:p>
          </table:table-cell>
          <table:table-cell table:number-columns-repeated="9"/>
        </table:table-row>
        <table:table-row table:style-name="ro1">
          <table:table-cell table:formula="of:=ROUND([.A62]-([.$H$1]-[.A62]*([.$A$2]/100)/[.$C$3])-[.$K$3];2)" office:value-type="float" office:value="91810.83">
            <text:p>91810.83</text:p>
          </table:table-cell>
          <table:table-cell table:formula="of:=ROUND([.B62]-([.$I$1]-[.B62]*([.$A$2]/(2*100))/[.$C$3])-[.$K$3]/2;2)" office:value-type="float" office:value="96115.64">
            <text:p>96115.64</text:p>
          </table:table-cell>
          <table:table-cell table:formula="of:=ROUND([.C62]-([.$J$1]-[.C62]*([.$A$2]/(4*100))/[.$C$3])-[.$K$3]/4;2)" office:value-type="float" office:value="98107.58">
            <text:p>98107.58</text:p>
          </table:table-cell>
          <table:table-cell table:formula="of:=[.D62]+1" office:value-type="float" office:value="56">
            <text:p>56</text:p>
          </table:table-cell>
          <table:table-cell table:number-columns-repeated="9"/>
        </table:table-row>
        <table:table-row table:style-name="ro1">
          <table:table-cell table:formula="of:=ROUND([.A63]-([.$H$1]-[.A63]*([.$A$2]/100)/[.$C$3])-[.$K$3];2)" office:value-type="float" office:value="91648.43">
            <text:p>91648.43</text:p>
          </table:table-cell>
          <table:table-cell table:formula="of:=ROUND([.B63]-([.$I$1]-[.B63]*([.$A$2]/(2*100))/[.$C$3])-[.$K$3]/2;2)" office:value-type="float" office:value="96042.51">
            <text:p>96042.51</text:p>
          </table:table-cell>
          <table:table-cell table:formula="of:=ROUND([.C63]-([.$J$1]-[.C63]*([.$A$2]/(4*100))/[.$C$3])-[.$K$3]/4;2)" office:value-type="float" office:value="98072.88">
            <text:p>98072.88</text:p>
          </table:table-cell>
          <table:table-cell table:formula="of:=[.D63]+1" office:value-type="float" office:value="57">
            <text:p>57</text:p>
          </table:table-cell>
          <table:table-cell table:number-columns-repeated="9"/>
        </table:table-row>
        <table:table-row table:style-name="ro1">
          <table:table-cell table:formula="of:=ROUND([.A64]-([.$H$1]-[.A64]*([.$A$2]/100)/[.$C$3])-[.$K$3];2)" office:value-type="float" office:value="91485.42">
            <text:p>91485.42</text:p>
          </table:table-cell>
          <table:table-cell table:formula="of:=ROUND([.B64]-([.$I$1]-[.B64]*([.$A$2]/(2*100))/[.$C$3])-[.$K$3]/2;2)" office:value-type="float" office:value="95969.24">
            <text:p>95969.24</text:p>
          </table:table-cell>
          <table:table-cell table:formula="of:=ROUND([.C64]-([.$J$1]-[.C64]*([.$A$2]/(4*100))/[.$C$3])-[.$K$3]/4;2)" office:value-type="float" office:value="98038.14">
            <text:p>98038.14</text:p>
          </table:table-cell>
          <table:table-cell table:formula="of:=[.D64]+1" office:value-type="float" office:value="58">
            <text:p>58</text:p>
          </table:table-cell>
          <table:table-cell table:number-columns-repeated="9"/>
        </table:table-row>
        <table:table-row table:style-name="ro1">
          <table:table-cell table:formula="of:=ROUND([.A65]-([.$H$1]-[.A65]*([.$A$2]/100)/[.$C$3])-[.$K$3];2)" office:value-type="float" office:value="91321.8">
            <text:p>91321.8</text:p>
          </table:table-cell>
          <table:table-cell table:formula="of:=ROUND([.B65]-([.$I$1]-[.B65]*([.$A$2]/(2*100))/[.$C$3])-[.$K$3]/2;2)" office:value-type="float" office:value="95895.83">
            <text:p>95895.83</text:p>
          </table:table-cell>
          <table:table-cell table:formula="of:=ROUND([.C65]-([.$J$1]-[.C65]*([.$A$2]/(4*100))/[.$C$3])-[.$K$3]/4;2)" office:value-type="float" office:value="98003.37">
            <text:p>98003.37</text:p>
          </table:table-cell>
          <table:table-cell table:formula="of:=[.D65]+1" office:value-type="float" office:value="59">
            <text:p>59</text:p>
          </table:table-cell>
          <table:table-cell table:number-columns-repeated="9"/>
        </table:table-row>
        <table:table-row table:style-name="ro1">
          <table:table-cell table:formula="of:=ROUND([.A66]-([.$H$1]-[.A66]*([.$A$2]/100)/[.$C$3])-[.$K$3];2)" office:value-type="float" office:value="91157.57">
            <text:p>91157.57</text:p>
          </table:table-cell>
          <table:table-cell table:formula="of:=ROUND([.B66]-([.$I$1]-[.B66]*([.$A$2]/(2*100))/[.$C$3])-[.$K$3]/2;2)" office:value-type="float" office:value="95822.28">
            <text:p>95822.28</text:p>
          </table:table-cell>
          <table:table-cell table:formula="of:=ROUND([.C66]-([.$J$1]-[.C66]*([.$A$2]/(4*100))/[.$C$3])-[.$K$3]/4;2)" office:value-type="float" office:value="97968.57">
            <text:p>97968.57</text:p>
          </table:table-cell>
          <table:table-cell table:formula="of:=[.D66]+1" office:value-type="float" office:value="60">
            <text:p>60</text:p>
          </table:table-cell>
          <table:table-cell table:number-columns-repeated="9"/>
        </table:table-row>
        <table:table-row table:style-name="ro1">
          <table:table-cell table:formula="of:=ROUND([.A67]-([.$H$1]-[.A67]*([.$A$2]/100)/[.$C$3])-[.$K$3];2)" office:value-type="float" office:value="90992.72">
            <text:p>90992.72</text:p>
          </table:table-cell>
          <table:table-cell table:formula="of:=ROUND([.B67]-([.$I$1]-[.B67]*([.$A$2]/(2*100))/[.$C$3])-[.$K$3]/2;2)" office:value-type="float" office:value="95748.6">
            <text:p>95748.6</text:p>
          </table:table-cell>
          <table:table-cell table:formula="of:=ROUND([.C67]-([.$J$1]-[.C67]*([.$A$2]/(4*100))/[.$C$3])-[.$K$3]/4;2)" office:value-type="float" office:value="97933.74">
            <text:p>97933.74</text:p>
          </table:table-cell>
          <table:table-cell table:formula="of:=[.D67]+1" office:value-type="float" office:value="61">
            <text:p>61</text:p>
          </table:table-cell>
          <table:table-cell table:number-columns-repeated="9"/>
        </table:table-row>
        <table:table-row table:style-name="ro1">
          <table:table-cell table:formula="of:=ROUND([.A68]-([.$H$1]-[.A68]*([.$A$2]/100)/[.$C$3])-[.$K$3];2)" office:value-type="float" office:value="90827.25">
            <text:p>90827.25</text:p>
          </table:table-cell>
          <table:table-cell table:formula="of:=ROUND([.B68]-([.$I$1]-[.B68]*([.$A$2]/(2*100))/[.$C$3])-[.$K$3]/2;2)" office:value-type="float" office:value="95674.78">
            <text:p>95674.78</text:p>
          </table:table-cell>
          <table:table-cell table:formula="of:=ROUND([.C68]-([.$J$1]-[.C68]*([.$A$2]/(4*100))/[.$C$3])-[.$K$3]/4;2)" office:value-type="float" office:value="97898.87">
            <text:p>97898.87</text:p>
          </table:table-cell>
          <table:table-cell table:formula="of:=[.D68]+1" office:value-type="float" office:value="62">
            <text:p>62</text:p>
          </table:table-cell>
          <table:table-cell table:number-columns-repeated="9"/>
        </table:table-row>
        <table:table-row table:style-name="ro1">
          <table:table-cell table:formula="of:=ROUND([.A69]-([.$H$1]-[.A69]*([.$A$2]/100)/[.$C$3])-[.$K$3];2)" office:value-type="float" office:value="90661.16">
            <text:p>90661.16</text:p>
          </table:table-cell>
          <table:table-cell table:formula="of:=ROUND([.B69]-([.$I$1]-[.B69]*([.$A$2]/(2*100))/[.$C$3])-[.$K$3]/2;2)" office:value-type="float" office:value="95600.82">
            <text:p>95600.82</text:p>
          </table:table-cell>
          <table:table-cell table:formula="of:=ROUND([.C69]-([.$J$1]-[.C69]*([.$A$2]/(4*100))/[.$C$3])-[.$K$3]/4;2)" office:value-type="float" office:value="97863.97">
            <text:p>97863.97</text:p>
          </table:table-cell>
          <table:table-cell table:formula="of:=[.D69]+1" office:value-type="float" office:value="63">
            <text:p>63</text:p>
          </table:table-cell>
          <table:table-cell table:number-columns-repeated="9"/>
        </table:table-row>
        <table:table-row table:style-name="ro1">
          <table:table-cell table:formula="of:=ROUND([.A70]-([.$H$1]-[.A70]*([.$A$2]/100)/[.$C$3])-[.$K$3];2)" office:value-type="float" office:value="90494.45">
            <text:p>90494.45</text:p>
          </table:table-cell>
          <table:table-cell table:formula="of:=ROUND([.B70]-([.$I$1]-[.B70]*([.$A$2]/(2*100))/[.$C$3])-[.$K$3]/2;2)" office:value-type="float" office:value="95526.72">
            <text:p>95526.72</text:p>
          </table:table-cell>
          <table:table-cell table:formula="of:=ROUND([.C70]-([.$J$1]-[.C70]*([.$A$2]/(4*100))/[.$C$3])-[.$K$3]/4;2)" office:value-type="float" office:value="97829.04">
            <text:p>97829.04</text:p>
          </table:table-cell>
          <table:table-cell table:formula="of:=[.D70]+1" office:value-type="float" office:value="64">
            <text:p>64</text:p>
          </table:table-cell>
          <table:table-cell table:number-columns-repeated="9"/>
        </table:table-row>
        <table:table-row table:style-name="ro1">
          <table:table-cell table:formula="of:=ROUND([.A71]-([.$H$1]-[.A71]*([.$A$2]/100)/[.$C$3])-[.$K$3];2)" office:value-type="float" office:value="90327.11">
            <text:p>90327.11</text:p>
          </table:table-cell>
          <table:table-cell table:formula="of:=ROUND([.B71]-([.$I$1]-[.B71]*([.$A$2]/(2*100))/[.$C$3])-[.$K$3]/2;2)" office:value-type="float" office:value="95452.48">
            <text:p>95452.48</text:p>
          </table:table-cell>
          <table:table-cell table:formula="of:=ROUND([.C71]-([.$J$1]-[.C71]*([.$A$2]/(4*100))/[.$C$3])-[.$K$3]/4;2)" office:value-type="float" office:value="97794.07">
            <text:p>97794.07</text:p>
          </table:table-cell>
          <table:table-cell table:formula="of:=[.D71]+1" office:value-type="float" office:value="65">
            <text:p>65</text:p>
          </table:table-cell>
          <table:table-cell table:number-columns-repeated="9"/>
        </table:table-row>
        <table:table-row table:style-name="ro1">
          <table:table-cell table:formula="of:=ROUND([.A72]-([.$H$1]-[.A72]*([.$A$2]/100)/[.$C$3])-[.$K$3];2)" office:value-type="float" office:value="90159.15">
            <text:p>90159.15</text:p>
          </table:table-cell>
          <table:table-cell table:formula="of:=ROUND([.B72]-([.$I$1]-[.B72]*([.$A$2]/(2*100))/[.$C$3])-[.$K$3]/2;2)" office:value-type="float" office:value="95378.1">
            <text:p>95378.1</text:p>
          </table:table-cell>
          <table:table-cell table:formula="of:=ROUND([.C72]-([.$J$1]-[.C72]*([.$A$2]/(4*100))/[.$C$3])-[.$K$3]/4;2)" office:value-type="float" office:value="97759.07">
            <text:p>97759.07</text:p>
          </table:table-cell>
          <table:table-cell table:formula="of:=[.D72]+1" office:value-type="float" office:value="66">
            <text:p>66</text:p>
          </table:table-cell>
          <table:table-cell table:number-columns-repeated="9"/>
        </table:table-row>
        <table:table-row table:style-name="ro1">
          <table:table-cell table:formula="of:=ROUND([.A73]-([.$H$1]-[.A73]*([.$A$2]/100)/[.$C$3])-[.$K$3];2)" office:value-type="float" office:value="89990.56">
            <text:p>89990.56</text:p>
          </table:table-cell>
          <table:table-cell table:formula="of:=ROUND([.B73]-([.$I$1]-[.B73]*([.$A$2]/(2*100))/[.$C$3])-[.$K$3]/2;2)" office:value-type="float" office:value="95303.58">
            <text:p>95303.58</text:p>
          </table:table-cell>
          <table:table-cell table:formula="of:=ROUND([.C73]-([.$J$1]-[.C73]*([.$A$2]/(4*100))/[.$C$3])-[.$K$3]/4;2)" office:value-type="float" office:value="97724.04">
            <text:p>97724.04</text:p>
          </table:table-cell>
          <table:table-cell table:formula="of:=[.D73]+1" office:value-type="float" office:value="67">
            <text:p>67</text:p>
          </table:table-cell>
          <table:table-cell table:number-columns-repeated="9"/>
        </table:table-row>
        <table:table-row table:style-name="ro1">
          <table:table-cell table:formula="of:=ROUND([.A74]-([.$H$1]-[.A74]*([.$A$2]/100)/[.$C$3])-[.$K$3];2)" office:value-type="float" office:value="89821.33">
            <text:p>89821.33</text:p>
          </table:table-cell>
          <table:table-cell table:formula="of:=ROUND([.B74]-([.$I$1]-[.B74]*([.$A$2]/(2*100))/[.$C$3])-[.$K$3]/2;2)" office:value-type="float" office:value="95228.92">
            <text:p>95228.92</text:p>
          </table:table-cell>
          <table:table-cell table:formula="of:=ROUND([.C74]-([.$J$1]-[.C74]*([.$A$2]/(4*100))/[.$C$3])-[.$K$3]/4;2)" office:value-type="float" office:value="97688.98">
            <text:p>97688.98</text:p>
          </table:table-cell>
          <table:table-cell table:formula="of:=[.D74]+1" office:value-type="float" office:value="68">
            <text:p>68</text:p>
          </table:table-cell>
          <table:table-cell table:number-columns-repeated="9"/>
        </table:table-row>
        <table:table-row table:style-name="ro1">
          <table:table-cell table:formula="of:=ROUND([.A75]-([.$H$1]-[.A75]*([.$A$2]/100)/[.$C$3])-[.$K$3];2)" office:value-type="float" office:value="89651.47">
            <text:p>89651.47</text:p>
          </table:table-cell>
          <table:table-cell table:formula="of:=ROUND([.B75]-([.$I$1]-[.B75]*([.$A$2]/(2*100))/[.$C$3])-[.$K$3]/2;2)" office:value-type="float" office:value="95154.12">
            <text:p>95154.12</text:p>
          </table:table-cell>
          <table:table-cell table:formula="of:=ROUND([.C75]-([.$J$1]-[.C75]*([.$A$2]/(4*100))/[.$C$3])-[.$K$3]/4;2)" office:value-type="float" office:value="97653.88">
            <text:p>97653.88</text:p>
          </table:table-cell>
          <table:table-cell table:formula="of:=[.D75]+1" office:value-type="float" office:value="69">
            <text:p>69</text:p>
          </table:table-cell>
          <table:table-cell table:number-columns-repeated="9"/>
        </table:table-row>
        <table:table-row table:style-name="ro1">
          <table:table-cell table:formula="of:=ROUND([.A76]-([.$H$1]-[.A76]*([.$A$2]/100)/[.$C$3])-[.$K$3];2)" office:value-type="float" office:value="89480.97">
            <text:p>89480.97</text:p>
          </table:table-cell>
          <table:table-cell table:formula="of:=ROUND([.B76]-([.$I$1]-[.B76]*([.$A$2]/(2*100))/[.$C$3])-[.$K$3]/2;2)" office:value-type="float" office:value="95079.18">
            <text:p>95079.18</text:p>
          </table:table-cell>
          <table:table-cell table:formula="of:=ROUND([.C76]-([.$J$1]-[.C76]*([.$A$2]/(4*100))/[.$C$3])-[.$K$3]/4;2)" office:value-type="float" office:value="97618.75">
            <text:p>97618.75</text:p>
          </table:table-cell>
          <table:table-cell table:formula="of:=[.D76]+1" office:value-type="float" office:value="70">
            <text:p>70</text:p>
          </table:table-cell>
          <table:table-cell table:number-columns-repeated="9"/>
        </table:table-row>
        <table:table-row table:style-name="ro1">
          <table:table-cell table:formula="of:=ROUND([.A77]-([.$H$1]-[.A77]*([.$A$2]/100)/[.$C$3])-[.$K$3];2)" office:value-type="float" office:value="89309.83">
            <text:p>89309.83</text:p>
          </table:table-cell>
          <table:table-cell table:formula="of:=ROUND([.B77]-([.$I$1]-[.B77]*([.$A$2]/(2*100))/[.$C$3])-[.$K$3]/2;2)" office:value-type="float" office:value="95004.1">
            <text:p>95004.1</text:p>
          </table:table-cell>
          <table:table-cell table:formula="of:=ROUND([.C77]-([.$J$1]-[.C77]*([.$A$2]/(4*100))/[.$C$3])-[.$K$3]/4;2)" office:value-type="float" office:value="97583.59">
            <text:p>97583.59</text:p>
          </table:table-cell>
          <table:table-cell table:formula="of:=[.D77]+1" office:value-type="float" office:value="71">
            <text:p>71</text:p>
          </table:table-cell>
          <table:table-cell table:number-columns-repeated="9"/>
        </table:table-row>
        <table:table-row table:style-name="ro1">
          <table:table-cell table:formula="of:=ROUND([.A78]-([.$H$1]-[.A78]*([.$A$2]/100)/[.$C$3])-[.$K$3];2)" office:value-type="float" office:value="89138.05">
            <text:p>89138.05</text:p>
          </table:table-cell>
          <table:table-cell table:formula="of:=ROUND([.B78]-([.$I$1]-[.B78]*([.$A$2]/(2*100))/[.$C$3])-[.$K$3]/2;2)" office:value-type="float" office:value="94928.88">
            <text:p>94928.88</text:p>
          </table:table-cell>
          <table:table-cell table:formula="of:=ROUND([.C78]-([.$J$1]-[.C78]*([.$A$2]/(4*100))/[.$C$3])-[.$K$3]/4;2)" office:value-type="float" office:value="97548.39">
            <text:p>97548.39</text:p>
          </table:table-cell>
          <table:table-cell table:formula="of:=[.D78]+1" office:value-type="float" office:value="72">
            <text:p>72</text:p>
          </table:table-cell>
          <table:table-cell table:number-columns-repeated="9"/>
        </table:table-row>
        <table:table-row table:style-name="ro1">
          <table:table-cell table:formula="of:=ROUND([.A79]-([.$H$1]-[.A79]*([.$A$2]/100)/[.$C$3])-[.$K$3];2)" office:value-type="float" office:value="88965.63">
            <text:p>88965.63</text:p>
          </table:table-cell>
          <table:table-cell table:formula="of:=ROUND([.B79]-([.$I$1]-[.B79]*([.$A$2]/(2*100))/[.$C$3])-[.$K$3]/2;2)" office:value-type="float" office:value="94853.52">
            <text:p>94853.52</text:p>
          </table:table-cell>
          <table:table-cell table:formula="of:=ROUND([.C79]-([.$J$1]-[.C79]*([.$A$2]/(4*100))/[.$C$3])-[.$K$3]/4;2)" office:value-type="float" office:value="97513.16">
            <text:p>97513.16</text:p>
          </table:table-cell>
          <table:table-cell table:formula="of:=[.D79]+1" office:value-type="float" office:value="73">
            <text:p>73</text:p>
          </table:table-cell>
          <table:table-cell table:number-columns-repeated="9"/>
        </table:table-row>
        <table:table-row table:style-name="ro1">
          <table:table-cell table:formula="of:=ROUND([.A80]-([.$H$1]-[.A80]*([.$A$2]/100)/[.$C$3])-[.$K$3];2)" office:value-type="float" office:value="88792.56">
            <text:p>88792.56</text:p>
          </table:table-cell>
          <table:table-cell table:formula="of:=ROUND([.B80]-([.$I$1]-[.B80]*([.$A$2]/(2*100))/[.$C$3])-[.$K$3]/2;2)" office:value-type="float" office:value="94778.02">
            <text:p>94778.02</text:p>
          </table:table-cell>
          <table:table-cell table:formula="of:=ROUND([.C80]-([.$J$1]-[.C80]*([.$A$2]/(4*100))/[.$C$3])-[.$K$3]/4;2)" office:value-type="float" office:value="97477.9">
            <text:p>97477.9</text:p>
          </table:table-cell>
          <table:table-cell table:formula="of:=[.D80]+1" office:value-type="float" office:value="74">
            <text:p>74</text:p>
          </table:table-cell>
          <table:table-cell table:number-columns-repeated="9"/>
        </table:table-row>
        <table:table-row table:style-name="ro1">
          <table:table-cell table:formula="of:=ROUND([.A81]-([.$H$1]-[.A81]*([.$A$2]/100)/[.$C$3])-[.$K$3];2)" office:value-type="float" office:value="88618.84">
            <text:p>88618.84</text:p>
          </table:table-cell>
          <table:table-cell table:formula="of:=ROUND([.B81]-([.$I$1]-[.B81]*([.$A$2]/(2*100))/[.$C$3])-[.$K$3]/2;2)" office:value-type="float" office:value="94702.38">
            <text:p>94702.38</text:p>
          </table:table-cell>
          <table:table-cell table:formula="of:=ROUND([.C81]-([.$J$1]-[.C81]*([.$A$2]/(4*100))/[.$C$3])-[.$K$3]/4;2)" office:value-type="float" office:value="97442.61">
            <text:p>97442.61</text:p>
          </table:table-cell>
          <table:table-cell table:formula="of:=[.D81]+1" office:value-type="float" office:value="75">
            <text:p>75</text:p>
          </table:table-cell>
          <table:table-cell table:number-columns-repeated="9"/>
        </table:table-row>
        <table:table-row table:style-name="ro1">
          <table:table-cell table:formula="of:=ROUND([.A82]-([.$H$1]-[.A82]*([.$A$2]/100)/[.$C$3])-[.$K$3];2)" office:value-type="float" office:value="88444.47">
            <text:p>88444.47</text:p>
          </table:table-cell>
          <table:table-cell table:formula="of:=ROUND([.B82]-([.$I$1]-[.B82]*([.$A$2]/(2*100))/[.$C$3])-[.$K$3]/2;2)" office:value-type="float" office:value="94626.6">
            <text:p>94626.6</text:p>
          </table:table-cell>
          <table:table-cell table:formula="of:=ROUND([.C82]-([.$J$1]-[.C82]*([.$A$2]/(4*100))/[.$C$3])-[.$K$3]/4;2)" office:value-type="float" office:value="97407.28">
            <text:p>97407.28</text:p>
          </table:table-cell>
          <table:table-cell table:formula="of:=[.D82]+1" office:value-type="float" office:value="76">
            <text:p>76</text:p>
          </table:table-cell>
          <table:table-cell table:number-columns-repeated="9"/>
        </table:table-row>
        <table:table-row table:style-name="ro1">
          <table:table-cell table:formula="of:=ROUND([.A83]-([.$H$1]-[.A83]*([.$A$2]/100)/[.$C$3])-[.$K$3];2)" office:value-type="float" office:value="88269.45">
            <text:p>88269.45</text:p>
          </table:table-cell>
          <table:table-cell table:formula="of:=ROUND([.B83]-([.$I$1]-[.B83]*([.$A$2]/(2*100))/[.$C$3])-[.$K$3]/2;2)" office:value-type="float" office:value="94550.67">
            <text:p>94550.67</text:p>
          </table:table-cell>
          <table:table-cell table:formula="of:=ROUND([.C83]-([.$J$1]-[.C83]*([.$A$2]/(4*100))/[.$C$3])-[.$K$3]/4;2)" office:value-type="float" office:value="97371.92">
            <text:p>97371.92</text:p>
          </table:table-cell>
          <table:table-cell table:formula="of:=[.D83]+1" office:value-type="float" office:value="77">
            <text:p>77</text:p>
          </table:table-cell>
          <table:table-cell table:number-columns-repeated="9"/>
        </table:table-row>
        <table:table-row table:style-name="ro1">
          <table:table-cell table:formula="of:=ROUND([.A84]-([.$H$1]-[.A84]*([.$A$2]/100)/[.$C$3])-[.$K$3];2)" office:value-type="float" office:value="88093.77">
            <text:p>88093.77</text:p>
          </table:table-cell>
          <table:table-cell table:formula="of:=ROUND([.B84]-([.$I$1]-[.B84]*([.$A$2]/(2*100))/[.$C$3])-[.$K$3]/2;2)" office:value-type="float" office:value="94474.6">
            <text:p>94474.6</text:p>
          </table:table-cell>
          <table:table-cell table:formula="of:=ROUND([.C84]-([.$J$1]-[.C84]*([.$A$2]/(4*100))/[.$C$3])-[.$K$3]/4;2)" office:value-type="float" office:value="97336.53">
            <text:p>97336.53</text:p>
          </table:table-cell>
          <table:table-cell table:formula="of:=[.D84]+1" office:value-type="float" office:value="78">
            <text:p>78</text:p>
          </table:table-cell>
          <table:table-cell table:number-columns-repeated="9"/>
        </table:table-row>
        <table:table-row table:style-name="ro1">
          <table:table-cell table:formula="of:=ROUND([.A85]-([.$H$1]-[.A85]*([.$A$2]/100)/[.$C$3])-[.$K$3];2)" office:value-type="float" office:value="87917.43">
            <text:p>87917.43</text:p>
          </table:table-cell>
          <table:table-cell table:formula="of:=ROUND([.B85]-([.$I$1]-[.B85]*([.$A$2]/(2*100))/[.$C$3])-[.$K$3]/2;2)" office:value-type="float" office:value="94398.39">
            <text:p>94398.39</text:p>
          </table:table-cell>
          <table:table-cell table:formula="of:=ROUND([.C85]-([.$J$1]-[.C85]*([.$A$2]/(4*100))/[.$C$3])-[.$K$3]/4;2)" office:value-type="float" office:value="97301.1">
            <text:p>97301.1</text:p>
          </table:table-cell>
          <table:table-cell table:formula="of:=[.D85]+1" office:value-type="float" office:value="79">
            <text:p>79</text:p>
          </table:table-cell>
          <table:table-cell table:number-columns-repeated="9"/>
        </table:table-row>
        <table:table-row table:style-name="ro1">
          <table:table-cell table:formula="of:=ROUND([.A86]-([.$H$1]-[.A86]*([.$A$2]/100)/[.$C$3])-[.$K$3];2)" office:value-type="float" office:value="87740.43">
            <text:p>87740.43</text:p>
          </table:table-cell>
          <table:table-cell table:formula="of:=ROUND([.B86]-([.$I$1]-[.B86]*([.$A$2]/(2*100))/[.$C$3])-[.$K$3]/2;2)" office:value-type="float" office:value="94322.04">
            <text:p>94322.04</text:p>
          </table:table-cell>
          <table:table-cell table:formula="of:=ROUND([.C86]-([.$J$1]-[.C86]*([.$A$2]/(4*100))/[.$C$3])-[.$K$3]/4;2)" office:value-type="float" office:value="97265.64">
            <text:p>97265.64</text:p>
          </table:table-cell>
          <table:table-cell table:formula="of:=[.D86]+1" office:value-type="float" office:value="80">
            <text:p>80</text:p>
          </table:table-cell>
          <table:table-cell table:number-columns-repeated="9"/>
        </table:table-row>
        <table:table-row table:style-name="ro1">
          <table:table-cell table:formula="of:=ROUND([.A87]-([.$H$1]-[.A87]*([.$A$2]/100)/[.$C$3])-[.$K$3];2)" office:value-type="float" office:value="87562.77">
            <text:p>87562.77</text:p>
          </table:table-cell>
          <table:table-cell table:formula="of:=ROUND([.B87]-([.$I$1]-[.B87]*([.$A$2]/(2*100))/[.$C$3])-[.$K$3]/2;2)" office:value-type="float" office:value="94245.54">
            <text:p>94245.54</text:p>
          </table:table-cell>
          <table:table-cell table:formula="of:=ROUND([.C87]-([.$J$1]-[.C87]*([.$A$2]/(4*100))/[.$C$3])-[.$K$3]/4;2)" office:value-type="float" office:value="97230.15">
            <text:p>97230.15</text:p>
          </table:table-cell>
          <table:table-cell table:formula="of:=[.D87]+1" office:value-type="float" office:value="81">
            <text:p>81</text:p>
          </table:table-cell>
          <table:table-cell table:number-columns-repeated="9"/>
        </table:table-row>
        <table:table-row table:style-name="ro1">
          <table:table-cell table:formula="of:=ROUND([.A88]-([.$H$1]-[.A88]*([.$A$2]/100)/[.$C$3])-[.$K$3];2)" office:value-type="float" office:value="87384.44">
            <text:p>87384.44</text:p>
          </table:table-cell>
          <table:table-cell table:formula="of:=ROUND([.B88]-([.$I$1]-[.B88]*([.$A$2]/(2*100))/[.$C$3])-[.$K$3]/2;2)" office:value-type="float" office:value="94168.9">
            <text:p>94168.9</text:p>
          </table:table-cell>
          <table:table-cell table:formula="of:=ROUND([.C88]-([.$J$1]-[.C88]*([.$A$2]/(4*100))/[.$C$3])-[.$K$3]/4;2)" office:value-type="float" office:value="97194.62">
            <text:p>97194.62</text:p>
          </table:table-cell>
          <table:table-cell table:formula="of:=[.D88]+1" office:value-type="float" office:value="82">
            <text:p>82</text:p>
          </table:table-cell>
          <table:table-cell table:number-columns-repeated="9"/>
        </table:table-row>
        <table:table-row table:style-name="ro1">
          <table:table-cell table:formula="of:=ROUND([.A89]-([.$H$1]-[.A89]*([.$A$2]/100)/[.$C$3])-[.$K$3];2)" office:value-type="float" office:value="87205.44">
            <text:p>87205.44</text:p>
          </table:table-cell>
          <table:table-cell table:formula="of:=ROUND([.B89]-([.$I$1]-[.B89]*([.$A$2]/(2*100))/[.$C$3])-[.$K$3]/2;2)" office:value-type="float" office:value="94092.12">
            <text:p>94092.12</text:p>
          </table:table-cell>
          <table:table-cell table:formula="of:=ROUND([.C89]-([.$J$1]-[.C89]*([.$A$2]/(4*100))/[.$C$3])-[.$K$3]/4;2)" office:value-type="float" office:value="97159.06">
            <text:p>97159.06</text:p>
          </table:table-cell>
          <table:table-cell table:formula="of:=[.D89]+1" office:value-type="float" office:value="83">
            <text:p>83</text:p>
          </table:table-cell>
          <table:table-cell table:number-columns-repeated="9"/>
        </table:table-row>
        <table:table-row table:style-name="ro1">
          <table:table-cell table:formula="of:=ROUND([.A90]-([.$H$1]-[.A90]*([.$A$2]/100)/[.$C$3])-[.$K$3];2)" office:value-type="float" office:value="87025.77">
            <text:p>87025.77</text:p>
          </table:table-cell>
          <table:table-cell table:formula="of:=ROUND([.B90]-([.$I$1]-[.B90]*([.$A$2]/(2*100))/[.$C$3])-[.$K$3]/2;2)" office:value-type="float" office:value="94015.19">
            <text:p>94015.19</text:p>
          </table:table-cell>
          <table:table-cell table:formula="of:=ROUND([.C90]-([.$J$1]-[.C90]*([.$A$2]/(4*100))/[.$C$3])-[.$K$3]/4;2)" office:value-type="float" office:value="97123.47">
            <text:p>97123.47</text:p>
          </table:table-cell>
          <table:table-cell table:formula="of:=[.D90]+1" office:value-type="float" office:value="84">
            <text:p>84</text:p>
          </table:table-cell>
          <table:table-cell table:number-columns-repeated="9"/>
        </table:table-row>
        <table:table-row table:style-name="ro1">
          <table:table-cell table:formula="of:=ROUND([.A91]-([.$H$1]-[.A91]*([.$A$2]/100)/[.$C$3])-[.$K$3];2)" office:value-type="float" office:value="86845.43">
            <text:p>86845.43</text:p>
          </table:table-cell>
          <table:table-cell table:formula="of:=ROUND([.B91]-([.$I$1]-[.B91]*([.$A$2]/(2*100))/[.$C$3])-[.$K$3]/2;2)" office:value-type="float" office:value="93938.12">
            <text:p>93938.12</text:p>
          </table:table-cell>
          <table:table-cell table:formula="of:=ROUND([.C91]-([.$J$1]-[.C91]*([.$A$2]/(4*100))/[.$C$3])-[.$K$3]/4;2)" office:value-type="float" office:value="97087.84">
            <text:p>97087.84</text:p>
          </table:table-cell>
          <table:table-cell table:formula="of:=[.D91]+1" office:value-type="float" office:value="85">
            <text:p>85</text:p>
          </table:table-cell>
          <table:table-cell table:number-columns-repeated="9"/>
        </table:table-row>
        <table:table-row table:style-name="ro1">
          <table:table-cell table:formula="of:=ROUND([.A92]-([.$H$1]-[.A92]*([.$A$2]/100)/[.$C$3])-[.$K$3];2)" office:value-type="float" office:value="86664.41">
            <text:p>86664.41</text:p>
          </table:table-cell>
          <table:table-cell table:formula="of:=ROUND([.B92]-([.$I$1]-[.B92]*([.$A$2]/(2*100))/[.$C$3])-[.$K$3]/2;2)" office:value-type="float" office:value="93860.9">
            <text:p>93860.9</text:p>
          </table:table-cell>
          <table:table-cell table:formula="of:=ROUND([.C92]-([.$J$1]-[.C92]*([.$A$2]/(4*100))/[.$C$3])-[.$K$3]/4;2)" office:value-type="float" office:value="97052.18">
            <text:p>97052.18</text:p>
          </table:table-cell>
          <table:table-cell table:formula="of:=[.D92]+1" office:value-type="float" office:value="86">
            <text:p>86</text:p>
          </table:table-cell>
          <table:table-cell table:number-columns-repeated="9"/>
        </table:table-row>
        <table:table-row table:style-name="ro1">
          <table:table-cell table:formula="of:=ROUND([.A93]-([.$H$1]-[.A93]*([.$A$2]/100)/[.$C$3])-[.$K$3];2)" office:value-type="float" office:value="86482.71">
            <text:p>86482.71</text:p>
          </table:table-cell>
          <table:table-cell table:formula="of:=ROUND([.B93]-([.$I$1]-[.B93]*([.$A$2]/(2*100))/[.$C$3])-[.$K$3]/2;2)" office:value-type="float" office:value="93783.54">
            <text:p>93783.54</text:p>
          </table:table-cell>
          <table:table-cell table:formula="of:=ROUND([.C93]-([.$J$1]-[.C93]*([.$A$2]/(4*100))/[.$C$3])-[.$K$3]/4;2)" office:value-type="float" office:value="97016.49">
            <text:p>97016.49</text:p>
          </table:table-cell>
          <table:table-cell table:formula="of:=[.D93]+1" office:value-type="float" office:value="87">
            <text:p>87</text:p>
          </table:table-cell>
          <table:table-cell table:number-columns-repeated="9"/>
        </table:table-row>
        <table:table-row table:style-name="ro1">
          <table:table-cell table:formula="of:=ROUND([.A94]-([.$H$1]-[.A94]*([.$A$2]/100)/[.$C$3])-[.$K$3];2)" office:value-type="float" office:value="86300.33">
            <text:p>86300.33</text:p>
          </table:table-cell>
          <table:table-cell table:formula="of:=ROUND([.B94]-([.$I$1]-[.B94]*([.$A$2]/(2*100))/[.$C$3])-[.$K$3]/2;2)" office:value-type="float" office:value="93706.03">
            <text:p>93706.03</text:p>
          </table:table-cell>
          <table:table-cell table:formula="of:=ROUND([.C94]-([.$J$1]-[.C94]*([.$A$2]/(4*100))/[.$C$3])-[.$K$3]/4;2)" office:value-type="float" office:value="96980.76">
            <text:p>96980.76</text:p>
          </table:table-cell>
          <table:table-cell table:formula="of:=[.D94]+1" office:value-type="float" office:value="88">
            <text:p>88</text:p>
          </table:table-cell>
          <table:table-cell table:number-columns-repeated="9"/>
        </table:table-row>
        <table:table-row table:style-name="ro1">
          <table:table-cell table:formula="of:=ROUND([.A95]-([.$H$1]-[.A95]*([.$A$2]/100)/[.$C$3])-[.$K$3];2)" office:value-type="float" office:value="86117.27">
            <text:p>86117.27</text:p>
          </table:table-cell>
          <table:table-cell table:formula="of:=ROUND([.B95]-([.$I$1]-[.B95]*([.$A$2]/(2*100))/[.$C$3])-[.$K$3]/2;2)" office:value-type="float" office:value="93628.38">
            <text:p>93628.38</text:p>
          </table:table-cell>
          <table:table-cell table:formula="of:=ROUND([.C95]-([.$J$1]-[.C95]*([.$A$2]/(4*100))/[.$C$3])-[.$K$3]/4;2)" office:value-type="float" office:value="96945">
            <text:p>96945</text:p>
          </table:table-cell>
          <table:table-cell table:formula="of:=[.D95]+1" office:value-type="float" office:value="89">
            <text:p>89</text:p>
          </table:table-cell>
          <table:table-cell table:number-columns-repeated="9"/>
        </table:table-row>
        <table:table-row table:style-name="ro1">
          <table:table-cell table:formula="of:=ROUND([.A96]-([.$H$1]-[.A96]*([.$A$2]/100)/[.$C$3])-[.$K$3];2)" office:value-type="float" office:value="85933.52">
            <text:p>85933.52</text:p>
          </table:table-cell>
          <table:table-cell table:formula="of:=ROUND([.B96]-([.$I$1]-[.B96]*([.$A$2]/(2*100))/[.$C$3])-[.$K$3]/2;2)" office:value-type="float" office:value="93550.58">
            <text:p>93550.58</text:p>
          </table:table-cell>
          <table:table-cell table:formula="of:=ROUND([.C96]-([.$J$1]-[.C96]*([.$A$2]/(4*100))/[.$C$3])-[.$K$3]/4;2)" office:value-type="float" office:value="96909.21">
            <text:p>96909.21</text:p>
          </table:table-cell>
          <table:table-cell table:formula="of:=[.D96]+1" office:value-type="float" office:value="90">
            <text:p>90</text:p>
          </table:table-cell>
          <table:table-cell table:number-columns-repeated="9"/>
        </table:table-row>
        <table:table-row table:style-name="ro1">
          <table:table-cell table:formula="of:=ROUND([.A97]-([.$H$1]-[.A97]*([.$A$2]/100)/[.$C$3])-[.$K$3];2)" office:value-type="float" office:value="85749.08">
            <text:p>85749.08</text:p>
          </table:table-cell>
          <table:table-cell table:formula="of:=ROUND([.B97]-([.$I$1]-[.B97]*([.$A$2]/(2*100))/[.$C$3])-[.$K$3]/2;2)" office:value-type="float" office:value="93472.64">
            <text:p>93472.64</text:p>
          </table:table-cell>
          <table:table-cell table:formula="of:=ROUND([.C97]-([.$J$1]-[.C97]*([.$A$2]/(4*100))/[.$C$3])-[.$K$3]/4;2)" office:value-type="float" office:value="96873.38">
            <text:p>96873.38</text:p>
          </table:table-cell>
          <table:table-cell table:formula="of:=[.D97]+1" office:value-type="float" office:value="91">
            <text:p>91</text:p>
          </table:table-cell>
          <table:table-cell table:number-columns-repeated="9"/>
        </table:table-row>
        <table:table-row table:style-name="ro1">
          <table:table-cell table:formula="of:=ROUND([.A98]-([.$H$1]-[.A98]*([.$A$2]/100)/[.$C$3])-[.$K$3];2)" office:value-type="float" office:value="85563.95">
            <text:p>85563.95</text:p>
          </table:table-cell>
          <table:table-cell table:formula="of:=ROUND([.B98]-([.$I$1]-[.B98]*([.$A$2]/(2*100))/[.$C$3])-[.$K$3]/2;2)" office:value-type="float" office:value="93394.55">
            <text:p>93394.55</text:p>
          </table:table-cell>
          <table:table-cell table:formula="of:=ROUND([.C98]-([.$J$1]-[.C98]*([.$A$2]/(4*100))/[.$C$3])-[.$K$3]/4;2)" office:value-type="float" office:value="96837.52">
            <text:p>96837.52</text:p>
          </table:table-cell>
          <table:table-cell table:formula="of:=[.D98]+1" office:value-type="float" office:value="92">
            <text:p>92</text:p>
          </table:table-cell>
          <table:table-cell table:number-columns-repeated="9"/>
        </table:table-row>
        <table:table-row table:style-name="ro1">
          <table:table-cell table:formula="of:=ROUND([.A99]-([.$H$1]-[.A99]*([.$A$2]/100)/[.$C$3])-[.$K$3];2)" office:value-type="float" office:value="85378.12">
            <text:p>85378.12</text:p>
          </table:table-cell>
          <table:table-cell table:formula="of:=ROUND([.B99]-([.$I$1]-[.B99]*([.$A$2]/(2*100))/[.$C$3])-[.$K$3]/2;2)" office:value-type="float" office:value="93316.31">
            <text:p>93316.31</text:p>
          </table:table-cell>
          <table:table-cell table:formula="of:=ROUND([.C99]-([.$J$1]-[.C99]*([.$A$2]/(4*100))/[.$C$3])-[.$K$3]/4;2)" office:value-type="float" office:value="96801.63">
            <text:p>96801.63</text:p>
          </table:table-cell>
          <table:table-cell table:formula="of:=[.D99]+1" office:value-type="float" office:value="93">
            <text:p>93</text:p>
          </table:table-cell>
          <table:table-cell table:number-columns-repeated="9"/>
        </table:table-row>
        <table:table-row table:style-name="ro1">
          <table:table-cell table:formula="of:=ROUND([.A100]-([.$H$1]-[.A100]*([.$A$2]/100)/[.$C$3])-[.$K$3];2)" office:value-type="float" office:value="85191.6">
            <text:p>85191.6</text:p>
          </table:table-cell>
          <table:table-cell table:formula="of:=ROUND([.B100]-([.$I$1]-[.B100]*([.$A$2]/(2*100))/[.$C$3])-[.$K$3]/2;2)" office:value-type="float" office:value="93237.93">
            <text:p>93237.93</text:p>
          </table:table-cell>
          <table:table-cell table:formula="of:=ROUND([.C100]-([.$J$1]-[.C100]*([.$A$2]/(4*100))/[.$C$3])-[.$K$3]/4;2)" office:value-type="float" office:value="96765.7">
            <text:p>96765.7</text:p>
          </table:table-cell>
          <table:table-cell table:formula="of:=[.D100]+1" office:value-type="float" office:value="94">
            <text:p>94</text:p>
          </table:table-cell>
          <table:table-cell table:number-columns-repeated="9"/>
        </table:table-row>
        <table:table-row table:style-name="ro1">
          <table:table-cell table:formula="of:=ROUND([.A101]-([.$H$1]-[.A101]*([.$A$2]/100)/[.$C$3])-[.$K$3];2)" office:value-type="float" office:value="85004.38">
            <text:p>85004.38</text:p>
          </table:table-cell>
          <table:table-cell table:formula="of:=ROUND([.B101]-([.$I$1]-[.B101]*([.$A$2]/(2*100))/[.$C$3])-[.$K$3]/2;2)" office:value-type="float" office:value="93159.4">
            <text:p>93159.4</text:p>
          </table:table-cell>
          <table:table-cell table:formula="of:=ROUND([.C101]-([.$J$1]-[.C101]*([.$A$2]/(4*100))/[.$C$3])-[.$K$3]/4;2)" office:value-type="float" office:value="96729.74">
            <text:p>96729.74</text:p>
          </table:table-cell>
          <table:table-cell table:formula="of:=[.D101]+1" office:value-type="float" office:value="95">
            <text:p>95</text:p>
          </table:table-cell>
          <table:table-cell table:number-columns-repeated="9"/>
        </table:table-row>
        <table:table-row table:style-name="ro1">
          <table:table-cell table:formula="of:=ROUND([.A102]-([.$H$1]-[.A102]*([.$A$2]/100)/[.$C$3])-[.$K$3];2)" office:value-type="float" office:value="84816.46">
            <text:p>84816.46</text:p>
          </table:table-cell>
          <table:table-cell table:formula="of:=ROUND([.B102]-([.$I$1]-[.B102]*([.$A$2]/(2*100))/[.$C$3])-[.$K$3]/2;2)" office:value-type="float" office:value="93080.72">
            <text:p>93080.72</text:p>
          </table:table-cell>
          <table:table-cell table:formula="of:=ROUND([.C102]-([.$J$1]-[.C102]*([.$A$2]/(4*100))/[.$C$3])-[.$K$3]/4;2)" office:value-type="float" office:value="96693.74">
            <text:p>96693.74</text:p>
          </table:table-cell>
          <table:table-cell table:formula="of:=[.D102]+1" office:value-type="float" office:value="96">
            <text:p>96</text:p>
          </table:table-cell>
          <table:table-cell table:number-columns-repeated="9"/>
        </table:table-row>
        <table:table-row table:style-name="ro1">
          <table:table-cell table:formula="of:=ROUND([.A103]-([.$H$1]-[.A103]*([.$A$2]/100)/[.$C$3])-[.$K$3];2)" office:value-type="float" office:value="84627.83">
            <text:p>84627.83</text:p>
          </table:table-cell>
          <table:table-cell table:formula="of:=ROUND([.B103]-([.$I$1]-[.B103]*([.$A$2]/(2*100))/[.$C$3])-[.$K$3]/2;2)" office:value-type="float" office:value="93001.9">
            <text:p>93001.9</text:p>
          </table:table-cell>
          <table:table-cell table:formula="of:=ROUND([.C103]-([.$J$1]-[.C103]*([.$A$2]/(4*100))/[.$C$3])-[.$K$3]/4;2)" office:value-type="float" office:value="96657.71">
            <text:p>96657.71</text:p>
          </table:table-cell>
          <table:table-cell table:formula="of:=[.D103]+1" office:value-type="float" office:value="97">
            <text:p>97</text:p>
          </table:table-cell>
          <table:table-cell table:number-columns-repeated="9"/>
        </table:table-row>
        <table:table-row table:style-name="ro1">
          <table:table-cell table:formula="of:=ROUND([.A104]-([.$H$1]-[.A104]*([.$A$2]/100)/[.$C$3])-[.$K$3];2)" office:value-type="float" office:value="84438.49">
            <text:p>84438.49</text:p>
          </table:table-cell>
          <table:table-cell table:formula="of:=ROUND([.B104]-([.$I$1]-[.B104]*([.$A$2]/(2*100))/[.$C$3])-[.$K$3]/2;2)" office:value-type="float" office:value="92922.93">
            <text:p>92922.93</text:p>
          </table:table-cell>
          <table:table-cell table:formula="of:=ROUND([.C104]-([.$J$1]-[.C104]*([.$A$2]/(4*100))/[.$C$3])-[.$K$3]/4;2)" office:value-type="float" office:value="96621.65">
            <text:p>96621.65</text:p>
          </table:table-cell>
          <table:table-cell table:formula="of:=[.D104]+1" office:value-type="float" office:value="98">
            <text:p>98</text:p>
          </table:table-cell>
          <table:table-cell table:number-columns-repeated="9"/>
        </table:table-row>
        <table:table-row table:style-name="ro1">
          <table:table-cell table:formula="of:=ROUND([.A105]-([.$H$1]-[.A105]*([.$A$2]/100)/[.$C$3])-[.$K$3];2)" office:value-type="float" office:value="84248.44">
            <text:p>84248.44</text:p>
          </table:table-cell>
          <table:table-cell table:formula="of:=ROUND([.B105]-([.$I$1]-[.B105]*([.$A$2]/(2*100))/[.$C$3])-[.$K$3]/2;2)" office:value-type="float" office:value="92843.81">
            <text:p>92843.81</text:p>
          </table:table-cell>
          <table:table-cell table:formula="of:=ROUND([.C105]-([.$J$1]-[.C105]*([.$A$2]/(4*100))/[.$C$3])-[.$K$3]/4;2)" office:value-type="float" office:value="96585.55">
            <text:p>96585.55</text:p>
          </table:table-cell>
          <table:table-cell table:formula="of:=[.D105]+1" office:value-type="float" office:value="99">
            <text:p>99</text:p>
          </table:table-cell>
          <table:table-cell table:number-columns-repeated="9"/>
        </table:table-row>
        <table:table-row table:style-name="ro1">
          <table:table-cell table:formula="of:=ROUND([.A106]-([.$H$1]-[.A106]*([.$A$2]/100)/[.$C$3])-[.$K$3];2)" office:value-type="float" office:value="84057.68">
            <text:p>84057.68</text:p>
          </table:table-cell>
          <table:table-cell table:formula="of:=ROUND([.B106]-([.$I$1]-[.B106]*([.$A$2]/(2*100))/[.$C$3])-[.$K$3]/2;2)" office:value-type="float" office:value="92764.54">
            <text:p>92764.54</text:p>
          </table:table-cell>
          <table:table-cell table:formula="of:=ROUND([.C106]-([.$J$1]-[.C106]*([.$A$2]/(4*100))/[.$C$3])-[.$K$3]/4;2)" office:value-type="float" office:value="96549.42">
            <text:p>96549.42</text:p>
          </table:table-cell>
          <table:table-cell table:formula="of:=[.D106]+1" office:value-type="float" office:value="100">
            <text:p>100</text:p>
          </table:table-cell>
          <table:table-cell table:number-columns-repeated="9"/>
        </table:table-row>
        <table:table-row table:style-name="ro1">
          <table:table-cell table:formula="of:=ROUND([.A107]-([.$H$1]-[.A107]*([.$A$2]/100)/[.$C$3])-[.$K$3];2)" office:value-type="float" office:value="83866.21">
            <text:p>83866.21</text:p>
          </table:table-cell>
          <table:table-cell table:formula="of:=ROUND([.B107]-([.$I$1]-[.B107]*([.$A$2]/(2*100))/[.$C$3])-[.$K$3]/2;2)" office:value-type="float" office:value="92685.12">
            <text:p>92685.12</text:p>
          </table:table-cell>
          <table:table-cell table:formula="of:=ROUND([.C107]-([.$J$1]-[.C107]*([.$A$2]/(4*100))/[.$C$3])-[.$K$3]/4;2)" office:value-type="float" office:value="96513.26">
            <text:p>96513.26</text:p>
          </table:table-cell>
          <table:table-cell table:formula="of:=[.D107]+1" office:value-type="float" office:value="101">
            <text:p>101</text:p>
          </table:table-cell>
          <table:table-cell table:number-columns-repeated="9"/>
        </table:table-row>
        <table:table-row table:style-name="ro1">
          <table:table-cell table:formula="of:=ROUND([.A108]-([.$H$1]-[.A108]*([.$A$2]/100)/[.$C$3])-[.$K$3];2)" office:value-type="float" office:value="83674.02">
            <text:p>83674.02</text:p>
          </table:table-cell>
          <table:table-cell table:formula="of:=ROUND([.B108]-([.$I$1]-[.B108]*([.$A$2]/(2*100))/[.$C$3])-[.$K$3]/2;2)" office:value-type="float" office:value="92605.55">
            <text:p>92605.55</text:p>
          </table:table-cell>
          <table:table-cell table:formula="of:=ROUND([.C108]-([.$J$1]-[.C108]*([.$A$2]/(4*100))/[.$C$3])-[.$K$3]/4;2)" office:value-type="float" office:value="96477.06">
            <text:p>96477.06</text:p>
          </table:table-cell>
          <table:table-cell table:formula="of:=[.D108]+1" office:value-type="float" office:value="102">
            <text:p>102</text:p>
          </table:table-cell>
          <table:table-cell table:number-columns-repeated="9"/>
        </table:table-row>
        <table:table-row table:style-name="ro1">
          <table:table-cell table:formula="of:=ROUND([.A109]-([.$H$1]-[.A109]*([.$A$2]/100)/[.$C$3])-[.$K$3];2)" office:value-type="float" office:value="83481.11">
            <text:p>83481.11</text:p>
          </table:table-cell>
          <table:table-cell table:formula="of:=ROUND([.B109]-([.$I$1]-[.B109]*([.$A$2]/(2*100))/[.$C$3])-[.$K$3]/2;2)" office:value-type="float" office:value="92525.84">
            <text:p>92525.84</text:p>
          </table:table-cell>
          <table:table-cell table:formula="of:=ROUND([.C109]-([.$J$1]-[.C109]*([.$A$2]/(4*100))/[.$C$3])-[.$K$3]/4;2)" office:value-type="float" office:value="96440.83">
            <text:p>96440.83</text:p>
          </table:table-cell>
          <table:table-cell table:formula="of:=[.D109]+1" office:value-type="float" office:value="103">
            <text:p>103</text:p>
          </table:table-cell>
          <table:table-cell table:number-columns-repeated="9"/>
        </table:table-row>
        <table:table-row table:style-name="ro1">
          <table:table-cell table:formula="of:=ROUND([.A110]-([.$H$1]-[.A110]*([.$A$2]/100)/[.$C$3])-[.$K$3];2)" office:value-type="float" office:value="83287.47">
            <text:p>83287.47</text:p>
          </table:table-cell>
          <table:table-cell table:formula="of:=ROUND([.B110]-([.$I$1]-[.B110]*([.$A$2]/(2*100))/[.$C$3])-[.$K$3]/2;2)" office:value-type="float" office:value="92445.98">
            <text:p>92445.98</text:p>
          </table:table-cell>
          <table:table-cell table:formula="of:=ROUND([.C110]-([.$J$1]-[.C110]*([.$A$2]/(4*100))/[.$C$3])-[.$K$3]/4;2)" office:value-type="float" office:value="96404.56">
            <text:p>96404.56</text:p>
          </table:table-cell>
          <table:table-cell table:formula="of:=[.D110]+1" office:value-type="float" office:value="104">
            <text:p>104</text:p>
          </table:table-cell>
          <table:table-cell table:number-columns-repeated="9"/>
        </table:table-row>
        <table:table-row table:style-name="ro1">
          <table:table-cell table:formula="of:=ROUND([.A111]-([.$H$1]-[.A111]*([.$A$2]/100)/[.$C$3])-[.$K$3];2)" office:value-type="float" office:value="83093.11">
            <text:p>83093.11</text:p>
          </table:table-cell>
          <table:table-cell table:formula="of:=ROUND([.B111]-([.$I$1]-[.B111]*([.$A$2]/(2*100))/[.$C$3])-[.$K$3]/2;2)" office:value-type="float" office:value="92365.97">
            <text:p>92365.97</text:p>
          </table:table-cell>
          <table:table-cell table:formula="of:=ROUND([.C111]-([.$J$1]-[.C111]*([.$A$2]/(4*100))/[.$C$3])-[.$K$3]/4;2)" office:value-type="float" office:value="96368.26">
            <text:p>96368.26</text:p>
          </table:table-cell>
          <table:table-cell table:formula="of:=[.D111]+1" office:value-type="float" office:value="105">
            <text:p>105</text:p>
          </table:table-cell>
          <table:table-cell table:number-columns-repeated="9"/>
        </table:table-row>
        <table:table-row table:style-name="ro1">
          <table:table-cell table:formula="of:=ROUND([.A112]-([.$H$1]-[.A112]*([.$A$2]/100)/[.$C$3])-[.$K$3];2)" office:value-type="float" office:value="82898.02">
            <text:p>82898.02</text:p>
          </table:table-cell>
          <table:table-cell table:formula="of:=ROUND([.B112]-([.$I$1]-[.B112]*([.$A$2]/(2*100))/[.$C$3])-[.$K$3]/2;2)" office:value-type="float" office:value="92285.81">
            <text:p>92285.81</text:p>
          </table:table-cell>
          <table:table-cell table:formula="of:=ROUND([.C112]-([.$J$1]-[.C112]*([.$A$2]/(4*100))/[.$C$3])-[.$K$3]/4;2)" office:value-type="float" office:value="96331.93">
            <text:p>96331.93</text:p>
          </table:table-cell>
          <table:table-cell table:formula="of:=[.D112]+1" office:value-type="float" office:value="106">
            <text:p>106</text:p>
          </table:table-cell>
          <table:table-cell table:number-columns-repeated="9"/>
        </table:table-row>
        <table:table-row table:style-name="ro1">
          <table:table-cell table:formula="of:=ROUND([.A113]-([.$H$1]-[.A113]*([.$A$2]/100)/[.$C$3])-[.$K$3];2)" office:value-type="float" office:value="82702.2">
            <text:p>82702.2</text:p>
          </table:table-cell>
          <table:table-cell table:formula="of:=ROUND([.B113]-([.$I$1]-[.B113]*([.$A$2]/(2*100))/[.$C$3])-[.$K$3]/2;2)" office:value-type="float" office:value="92205.5">
            <text:p>92205.5</text:p>
          </table:table-cell>
          <table:table-cell table:formula="of:=ROUND([.C113]-([.$J$1]-[.C113]*([.$A$2]/(4*100))/[.$C$3])-[.$K$3]/4;2)" office:value-type="float" office:value="96295.56">
            <text:p>96295.56</text:p>
          </table:table-cell>
          <table:table-cell table:formula="of:=[.D113]+1" office:value-type="float" office:value="107">
            <text:p>107</text:p>
          </table:table-cell>
          <table:table-cell table:number-columns-repeated="9"/>
        </table:table-row>
        <table:table-row table:style-name="ro1">
          <table:table-cell table:formula="of:=ROUND([.A114]-([.$H$1]-[.A114]*([.$A$2]/100)/[.$C$3])-[.$K$3];2)" office:value-type="float" office:value="82505.64">
            <text:p>82505.64</text:p>
          </table:table-cell>
          <table:table-cell table:formula="of:=ROUND([.B114]-([.$I$1]-[.B114]*([.$A$2]/(2*100))/[.$C$3])-[.$K$3]/2;2)" office:value-type="float" office:value="92125.04">
            <text:p>92125.04</text:p>
          </table:table-cell>
          <table:table-cell table:formula="of:=ROUND([.C114]-([.$J$1]-[.C114]*([.$A$2]/(4*100))/[.$C$3])-[.$K$3]/4;2)" office:value-type="float" office:value="96259.16">
            <text:p>96259.16</text:p>
          </table:table-cell>
          <table:table-cell table:formula="of:=[.D114]+1" office:value-type="float" office:value="108">
            <text:p>108</text:p>
          </table:table-cell>
          <table:table-cell table:number-columns-repeated="9"/>
        </table:table-row>
        <table:table-row table:style-name="ro1">
          <table:table-cell table:formula="of:=ROUND([.A115]-([.$H$1]-[.A115]*([.$A$2]/100)/[.$C$3])-[.$K$3];2)" office:value-type="float" office:value="82308.35">
            <text:p>82308.35</text:p>
          </table:table-cell>
          <table:table-cell table:formula="of:=ROUND([.B115]-([.$I$1]-[.B115]*([.$A$2]/(2*100))/[.$C$3])-[.$K$3]/2;2)" office:value-type="float" office:value="92044.42">
            <text:p>92044.42</text:p>
          </table:table-cell>
          <table:table-cell table:formula="of:=ROUND([.C115]-([.$J$1]-[.C115]*([.$A$2]/(4*100))/[.$C$3])-[.$K$3]/4;2)" office:value-type="float" office:value="96222.72">
            <text:p>96222.72</text:p>
          </table:table-cell>
          <table:table-cell table:formula="of:=[.D115]+1" office:value-type="float" office:value="109">
            <text:p>109</text:p>
          </table:table-cell>
          <table:table-cell table:number-columns-repeated="9"/>
        </table:table-row>
        <table:table-row table:style-name="ro1">
          <table:table-cell table:formula="of:=ROUND([.A116]-([.$H$1]-[.A116]*([.$A$2]/100)/[.$C$3])-[.$K$3];2)" office:value-type="float" office:value="82110.32">
            <text:p>82110.32</text:p>
          </table:table-cell>
          <table:table-cell table:formula="of:=ROUND([.B116]-([.$I$1]-[.B116]*([.$A$2]/(2*100))/[.$C$3])-[.$K$3]/2;2)" office:value-type="float" office:value="91963.65">
            <text:p>91963.65</text:p>
          </table:table-cell>
          <table:table-cell table:formula="of:=ROUND([.C116]-([.$J$1]-[.C116]*([.$A$2]/(4*100))/[.$C$3])-[.$K$3]/4;2)" office:value-type="float" office:value="96186.25">
            <text:p>96186.25</text:p>
          </table:table-cell>
          <table:table-cell table:formula="of:=[.D116]+1" office:value-type="float" office:value="110">
            <text:p>110</text:p>
          </table:table-cell>
          <table:table-cell table:number-columns-repeated="9"/>
        </table:table-row>
        <table:table-row table:style-name="ro1">
          <table:table-cell table:formula="of:=ROUND([.A117]-([.$H$1]-[.A117]*([.$A$2]/100)/[.$C$3])-[.$K$3];2)" office:value-type="float" office:value="81911.54">
            <text:p>81911.54</text:p>
          </table:table-cell>
          <table:table-cell table:formula="of:=ROUND([.B117]-([.$I$1]-[.B117]*([.$A$2]/(2*100))/[.$C$3])-[.$K$3]/2;2)" office:value-type="float" office:value="91882.73">
            <text:p>91882.73</text:p>
          </table:table-cell>
          <table:table-cell table:formula="of:=ROUND([.C117]-([.$J$1]-[.C117]*([.$A$2]/(4*100))/[.$C$3])-[.$K$3]/4;2)" office:value-type="float" office:value="96149.74">
            <text:p>96149.74</text:p>
          </table:table-cell>
          <table:table-cell table:formula="of:=[.D117]+1" office:value-type="float" office:value="111">
            <text:p>111</text:p>
          </table:table-cell>
          <table:table-cell table:number-columns-repeated="9"/>
        </table:table-row>
        <table:table-row table:style-name="ro1">
          <table:table-cell table:formula="of:=ROUND([.A118]-([.$H$1]-[.A118]*([.$A$2]/100)/[.$C$3])-[.$K$3];2)" office:value-type="float" office:value="81712.02">
            <text:p>81712.02</text:p>
          </table:table-cell>
          <table:table-cell table:formula="of:=ROUND([.B118]-([.$I$1]-[.B118]*([.$A$2]/(2*100))/[.$C$3])-[.$K$3]/2;2)" office:value-type="float" office:value="91801.66">
            <text:p>91801.66</text:p>
          </table:table-cell>
          <table:table-cell table:formula="of:=ROUND([.C118]-([.$J$1]-[.C118]*([.$A$2]/(4*100))/[.$C$3])-[.$K$3]/4;2)" office:value-type="float" office:value="96113.2">
            <text:p>96113.2</text:p>
          </table:table-cell>
          <table:table-cell table:formula="of:=[.D118]+1" office:value-type="float" office:value="112">
            <text:p>112</text:p>
          </table:table-cell>
          <table:table-cell table:number-columns-repeated="9"/>
        </table:table-row>
        <table:table-row table:style-name="ro1">
          <table:table-cell table:formula="of:=ROUND([.A119]-([.$H$1]-[.A119]*([.$A$2]/100)/[.$C$3])-[.$K$3];2)" office:value-type="float" office:value="81511.75">
            <text:p>81511.75</text:p>
          </table:table-cell>
          <table:table-cell table:formula="of:=ROUND([.B119]-([.$I$1]-[.B119]*([.$A$2]/(2*100))/[.$C$3])-[.$K$3]/2;2)" office:value-type="float" office:value="91720.44">
            <text:p>91720.44</text:p>
          </table:table-cell>
          <table:table-cell table:formula="of:=ROUND([.C119]-([.$J$1]-[.C119]*([.$A$2]/(4*100))/[.$C$3])-[.$K$3]/4;2)" office:value-type="float" office:value="96076.63">
            <text:p>96076.63</text:p>
          </table:table-cell>
          <table:table-cell table:formula="of:=[.D119]+1" office:value-type="float" office:value="113">
            <text:p>113</text:p>
          </table:table-cell>
          <table:table-cell table:number-columns-repeated="9"/>
        </table:table-row>
        <table:table-row table:style-name="ro1">
          <table:table-cell table:formula="of:=ROUND([.A120]-([.$H$1]-[.A120]*([.$A$2]/100)/[.$C$3])-[.$K$3];2)" office:value-type="float" office:value="81310.73">
            <text:p>81310.73</text:p>
          </table:table-cell>
          <table:table-cell table:formula="of:=ROUND([.B120]-([.$I$1]-[.B120]*([.$A$2]/(2*100))/[.$C$3])-[.$K$3]/2;2)" office:value-type="float" office:value="91639.07">
            <text:p>91639.07</text:p>
          </table:table-cell>
          <table:table-cell table:formula="of:=ROUND([.C120]-([.$J$1]-[.C120]*([.$A$2]/(4*100))/[.$C$3])-[.$K$3]/4;2)" office:value-type="float" office:value="96040.02">
            <text:p>96040.02</text:p>
          </table:table-cell>
          <table:table-cell table:formula="of:=[.D120]+1" office:value-type="float" office:value="114">
            <text:p>114</text:p>
          </table:table-cell>
          <table:table-cell table:number-columns-repeated="9"/>
        </table:table-row>
        <table:table-row table:style-name="ro1">
          <table:table-cell table:formula="of:=ROUND([.A121]-([.$H$1]-[.A121]*([.$A$2]/100)/[.$C$3])-[.$K$3];2)" office:value-type="float" office:value="81108.96">
            <text:p>81108.96</text:p>
          </table:table-cell>
          <table:table-cell table:formula="of:=ROUND([.B121]-([.$I$1]-[.B121]*([.$A$2]/(2*100))/[.$C$3])-[.$K$3]/2;2)" office:value-type="float" office:value="91557.54">
            <text:p>91557.54</text:p>
          </table:table-cell>
          <table:table-cell table:formula="of:=ROUND([.C121]-([.$J$1]-[.C121]*([.$A$2]/(4*100))/[.$C$3])-[.$K$3]/4;2)" office:value-type="float" office:value="96003.38">
            <text:p>96003.38</text:p>
          </table:table-cell>
          <table:table-cell table:formula="of:=[.D121]+1" office:value-type="float" office:value="115">
            <text:p>115</text:p>
          </table:table-cell>
          <table:table-cell table:number-columns-repeated="9"/>
        </table:table-row>
        <table:table-row table:style-name="ro1">
          <table:table-cell table:formula="of:=ROUND([.A122]-([.$H$1]-[.A122]*([.$A$2]/100)/[.$C$3])-[.$K$3];2)" office:value-type="float" office:value="80906.43">
            <text:p>80906.43</text:p>
          </table:table-cell>
          <table:table-cell table:formula="of:=ROUND([.B122]-([.$I$1]-[.B122]*([.$A$2]/(2*100))/[.$C$3])-[.$K$3]/2;2)" office:value-type="float" office:value="91475.86">
            <text:p>91475.86</text:p>
          </table:table-cell>
          <table:table-cell table:formula="of:=ROUND([.C122]-([.$J$1]-[.C122]*([.$A$2]/(4*100))/[.$C$3])-[.$K$3]/4;2)" office:value-type="float" office:value="95966.7">
            <text:p>95966.7</text:p>
          </table:table-cell>
          <table:table-cell table:formula="of:=[.D122]+1" office:value-type="float" office:value="116">
            <text:p>116</text:p>
          </table:table-cell>
          <table:table-cell table:number-columns-repeated="9"/>
        </table:table-row>
        <table:table-row table:style-name="ro1">
          <table:table-cell table:formula="of:=ROUND([.A123]-([.$H$1]-[.A123]*([.$A$2]/100)/[.$C$3])-[.$K$3];2)" office:value-type="float" office:value="80703.14">
            <text:p>80703.14</text:p>
          </table:table-cell>
          <table:table-cell table:formula="of:=ROUND([.B123]-([.$I$1]-[.B123]*([.$A$2]/(2*100))/[.$C$3])-[.$K$3]/2;2)" office:value-type="float" office:value="91394.03">
            <text:p>91394.03</text:p>
          </table:table-cell>
          <table:table-cell table:formula="of:=ROUND([.C123]-([.$J$1]-[.C123]*([.$A$2]/(4*100))/[.$C$3])-[.$K$3]/4;2)" office:value-type="float" office:value="95929.99">
            <text:p>95929.99</text:p>
          </table:table-cell>
          <table:table-cell table:formula="of:=[.D123]+1" office:value-type="float" office:value="117">
            <text:p>117</text:p>
          </table:table-cell>
          <table:table-cell table:number-columns-repeated="9"/>
        </table:table-row>
        <table:table-row table:style-name="ro1">
          <table:table-cell table:formula="of:=ROUND([.A124]-([.$H$1]-[.A124]*([.$A$2]/100)/[.$C$3])-[.$K$3];2)" office:value-type="float" office:value="80499.09">
            <text:p>80499.09</text:p>
          </table:table-cell>
          <table:table-cell table:formula="of:=ROUND([.B124]-([.$I$1]-[.B124]*([.$A$2]/(2*100))/[.$C$3])-[.$K$3]/2;2)" office:value-type="float" office:value="91312.04">
            <text:p>91312.04</text:p>
          </table:table-cell>
          <table:table-cell table:formula="of:=ROUND([.C124]-([.$J$1]-[.C124]*([.$A$2]/(4*100))/[.$C$3])-[.$K$3]/4;2)" office:value-type="float" office:value="95893.24">
            <text:p>95893.24</text:p>
          </table:table-cell>
          <table:table-cell table:formula="of:=[.D124]+1" office:value-type="float" office:value="118">
            <text:p>118</text:p>
          </table:table-cell>
          <table:table-cell table:number-columns-repeated="9"/>
        </table:table-row>
        <table:table-row table:style-name="ro1">
          <table:table-cell table:formula="of:=ROUND([.A125]-([.$H$1]-[.A125]*([.$A$2]/100)/[.$C$3])-[.$K$3];2)" office:value-type="float" office:value="80294.27">
            <text:p>80294.27</text:p>
          </table:table-cell>
          <table:table-cell table:formula="of:=ROUND([.B125]-([.$I$1]-[.B125]*([.$A$2]/(2*100))/[.$C$3])-[.$K$3]/2;2)" office:value-type="float" office:value="91229.9">
            <text:p>91229.9</text:p>
          </table:table-cell>
          <table:table-cell table:formula="of:=ROUND([.C125]-([.$J$1]-[.C125]*([.$A$2]/(4*100))/[.$C$3])-[.$K$3]/4;2)" office:value-type="float" office:value="95856.46">
            <text:p>95856.46</text:p>
          </table:table-cell>
          <table:table-cell table:formula="of:=[.D125]+1" office:value-type="float" office:value="119">
            <text:p>119</text:p>
          </table:table-cell>
          <table:table-cell table:number-columns-repeated="9"/>
        </table:table-row>
        <table:table-row table:style-name="ro1">
          <table:table-cell table:formula="of:=ROUND([.A126]-([.$H$1]-[.A126]*([.$A$2]/100)/[.$C$3])-[.$K$3];2)" office:value-type="float" office:value="80088.68">
            <text:p>80088.68</text:p>
          </table:table-cell>
          <table:table-cell table:formula="of:=ROUND([.B126]-([.$I$1]-[.B126]*([.$A$2]/(2*100))/[.$C$3])-[.$K$3]/2;2)" office:value-type="float" office:value="91147.61">
            <text:p>91147.61</text:p>
          </table:table-cell>
          <table:table-cell table:formula="of:=ROUND([.C126]-([.$J$1]-[.C126]*([.$A$2]/(4*100))/[.$C$3])-[.$K$3]/4;2)" office:value-type="float" office:value="95819.65">
            <text:p>95819.65</text:p>
          </table:table-cell>
          <table:table-cell table:formula="of:=[.D126]+1" office:value-type="float" office:value="120">
            <text:p>120</text:p>
          </table:table-cell>
          <table:table-cell table:number-columns-repeated="9"/>
        </table:table-row>
        <table:table-row table:style-name="ro1">
          <table:table-cell table:formula="of:=ROUND([.A127]-([.$H$1]-[.A127]*([.$A$2]/100)/[.$C$3])-[.$K$3];2)" office:value-type="float" office:value="79882.32">
            <text:p>79882.32</text:p>
          </table:table-cell>
          <table:table-cell table:formula="of:=ROUND([.B127]-([.$I$1]-[.B127]*([.$A$2]/(2*100))/[.$C$3])-[.$K$3]/2;2)" office:value-type="float" office:value="91065.16">
            <text:p>91065.16</text:p>
          </table:table-cell>
          <table:table-cell table:formula="of:=ROUND([.C127]-([.$J$1]-[.C127]*([.$A$2]/(4*100))/[.$C$3])-[.$K$3]/4;2)" office:value-type="float" office:value="95782.8">
            <text:p>95782.8</text:p>
          </table:table-cell>
          <table:table-cell table:formula="of:=[.D127]+1" office:value-type="float" office:value="121">
            <text:p>121</text:p>
          </table:table-cell>
          <table:table-cell table:number-columns-repeated="9"/>
        </table:table-row>
        <table:table-row table:style-name="ro1">
          <table:table-cell table:formula="of:=ROUND([.A128]-([.$H$1]-[.A128]*([.$A$2]/100)/[.$C$3])-[.$K$3];2)" office:value-type="float" office:value="79675.19">
            <text:p>79675.19</text:p>
          </table:table-cell>
          <table:table-cell table:formula="of:=ROUND([.B128]-([.$I$1]-[.B128]*([.$A$2]/(2*100))/[.$C$3])-[.$K$3]/2;2)" office:value-type="float" office:value="90982.56">
            <text:p>90982.56</text:p>
          </table:table-cell>
          <table:table-cell table:formula="of:=ROUND([.C128]-([.$J$1]-[.C128]*([.$A$2]/(4*100))/[.$C$3])-[.$K$3]/4;2)" office:value-type="float" office:value="95745.92">
            <text:p>95745.92</text:p>
          </table:table-cell>
          <table:table-cell table:formula="of:=[.D128]+1" office:value-type="float" office:value="122">
            <text:p>122</text:p>
          </table:table-cell>
          <table:table-cell table:number-columns-repeated="9"/>
        </table:table-row>
        <table:table-row table:style-name="ro1">
          <table:table-cell table:formula="of:=ROUND([.A129]-([.$H$1]-[.A129]*([.$A$2]/100)/[.$C$3])-[.$K$3];2)" office:value-type="float" office:value="79467.28">
            <text:p>79467.28</text:p>
          </table:table-cell>
          <table:table-cell table:formula="of:=ROUND([.B129]-([.$I$1]-[.B129]*([.$A$2]/(2*100))/[.$C$3])-[.$K$3]/2;2)" office:value-type="float" office:value="90899.8">
            <text:p>90899.8</text:p>
          </table:table-cell>
          <table:table-cell table:formula="of:=ROUND([.C129]-([.$J$1]-[.C129]*([.$A$2]/(4*100))/[.$C$3])-[.$K$3]/4;2)" office:value-type="float" office:value="95709">
            <text:p>95709</text:p>
          </table:table-cell>
          <table:table-cell table:formula="of:=[.D129]+1" office:value-type="float" office:value="123">
            <text:p>123</text:p>
          </table:table-cell>
          <table:table-cell table:number-columns-repeated="9"/>
        </table:table-row>
        <table:table-row table:style-name="ro1">
          <table:table-cell table:formula="of:=ROUND([.A130]-([.$H$1]-[.A130]*([.$A$2]/100)/[.$C$3])-[.$K$3];2)" office:value-type="float" office:value="79258.59">
            <text:p>79258.59</text:p>
          </table:table-cell>
          <table:table-cell table:formula="of:=ROUND([.B130]-([.$I$1]-[.B130]*([.$A$2]/(2*100))/[.$C$3])-[.$K$3]/2;2)" office:value-type="float" office:value="90816.89">
            <text:p>90816.89</text:p>
          </table:table-cell>
          <table:table-cell table:formula="of:=ROUND([.C130]-([.$J$1]-[.C130]*([.$A$2]/(4*100))/[.$C$3])-[.$K$3]/4;2)" office:value-type="float" office:value="95672.05">
            <text:p>95672.05</text:p>
          </table:table-cell>
          <table:table-cell table:formula="of:=[.D130]+1" office:value-type="float" office:value="124">
            <text:p>124</text:p>
          </table:table-cell>
          <table:table-cell table:number-columns-repeated="9"/>
        </table:table-row>
        <table:table-row table:style-name="ro1">
          <table:table-cell table:formula="of:=ROUND([.A131]-([.$H$1]-[.A131]*([.$A$2]/100)/[.$C$3])-[.$K$3];2)" office:value-type="float" office:value="79049.12">
            <text:p>79049.12</text:p>
          </table:table-cell>
          <table:table-cell table:formula="of:=ROUND([.B131]-([.$I$1]-[.B131]*([.$A$2]/(2*100))/[.$C$3])-[.$K$3]/2;2)" office:value-type="float" office:value="90733.82">
            <text:p>90733.82</text:p>
          </table:table-cell>
          <table:table-cell table:formula="of:=ROUND([.C131]-([.$J$1]-[.C131]*([.$A$2]/(4*100))/[.$C$3])-[.$K$3]/4;2)" office:value-type="float" office:value="95635.06">
            <text:p>95635.06</text:p>
          </table:table-cell>
          <table:table-cell table:formula="of:=[.D131]+1" office:value-type="float" office:value="125">
            <text:p>125</text:p>
          </table:table-cell>
          <table:table-cell table:number-columns-repeated="9"/>
        </table:table-row>
        <table:table-row table:style-name="ro1">
          <table:table-cell table:formula="of:=ROUND([.A132]-([.$H$1]-[.A132]*([.$A$2]/100)/[.$C$3])-[.$K$3];2)" office:value-type="float" office:value="78838.86">
            <text:p>78838.86</text:p>
          </table:table-cell>
          <table:table-cell table:formula="of:=ROUND([.B132]-([.$I$1]-[.B132]*([.$A$2]/(2*100))/[.$C$3])-[.$K$3]/2;2)" office:value-type="float" office:value="90650.6">
            <text:p>90650.6</text:p>
          </table:table-cell>
          <table:table-cell table:formula="of:=ROUND([.C132]-([.$J$1]-[.C132]*([.$A$2]/(4*100))/[.$C$3])-[.$K$3]/4;2)" office:value-type="float" office:value="95598.04">
            <text:p>95598.04</text:p>
          </table:table-cell>
          <table:table-cell table:formula="of:=[.D132]+1" office:value-type="float" office:value="126">
            <text:p>126</text:p>
          </table:table-cell>
          <table:table-cell table:number-columns-repeated="9"/>
        </table:table-row>
        <table:table-row table:style-name="ro1">
          <table:table-cell table:formula="of:=ROUND([.A133]-([.$H$1]-[.A133]*([.$A$2]/100)/[.$C$3])-[.$K$3];2)" office:value-type="float" office:value="78627.82">
            <text:p>78627.82</text:p>
          </table:table-cell>
          <table:table-cell table:formula="of:=ROUND([.B133]-([.$I$1]-[.B133]*([.$A$2]/(2*100))/[.$C$3])-[.$K$3]/2;2)" office:value-type="float" office:value="90567.22">
            <text:p>90567.22</text:p>
          </table:table-cell>
          <table:table-cell table:formula="of:=ROUND([.C133]-([.$J$1]-[.C133]*([.$A$2]/(4*100))/[.$C$3])-[.$K$3]/4;2)" office:value-type="float" office:value="95560.98">
            <text:p>95560.98</text:p>
          </table:table-cell>
          <table:table-cell table:formula="of:=[.D133]+1" office:value-type="float" office:value="127">
            <text:p>127</text:p>
          </table:table-cell>
          <table:table-cell table:number-columns-repeated="9"/>
        </table:table-row>
        <table:table-row table:style-name="ro1">
          <table:table-cell table:formula="of:=ROUND([.A134]-([.$H$1]-[.A134]*([.$A$2]/100)/[.$C$3])-[.$K$3];2)" office:value-type="float" office:value="78415.98">
            <text:p>78415.98</text:p>
          </table:table-cell>
          <table:table-cell table:formula="of:=ROUND([.B134]-([.$I$1]-[.B134]*([.$A$2]/(2*100))/[.$C$3])-[.$K$3]/2;2)" office:value-type="float" office:value="90483.68">
            <text:p>90483.68</text:p>
          </table:table-cell>
          <table:table-cell table:formula="of:=ROUND([.C134]-([.$J$1]-[.C134]*([.$A$2]/(4*100))/[.$C$3])-[.$K$3]/4;2)" office:value-type="float" office:value="95523.89">
            <text:p>95523.89</text:p>
          </table:table-cell>
          <table:table-cell table:formula="of:=[.D134]+1" office:value-type="float" office:value="128">
            <text:p>128</text:p>
          </table:table-cell>
          <table:table-cell table:number-columns-repeated="9"/>
        </table:table-row>
        <table:table-row table:style-name="ro1">
          <table:table-cell table:formula="of:=ROUND([.A135]-([.$H$1]-[.A135]*([.$A$2]/100)/[.$C$3])-[.$K$3];2)" office:value-type="float" office:value="78203.35">
            <text:p>78203.35</text:p>
          </table:table-cell>
          <table:table-cell table:formula="of:=ROUND([.B135]-([.$I$1]-[.B135]*([.$A$2]/(2*100))/[.$C$3])-[.$K$3]/2;2)" office:value-type="float" office:value="90399.99">
            <text:p>90399.99</text:p>
          </table:table-cell>
          <table:table-cell table:formula="of:=ROUND([.C135]-([.$J$1]-[.C135]*([.$A$2]/(4*100))/[.$C$3])-[.$K$3]/4;2)" office:value-type="float" office:value="95486.76">
            <text:p>95486.76</text:p>
          </table:table-cell>
          <table:table-cell table:formula="of:=[.D135]+1" office:value-type="float" office:value="129">
            <text:p>129</text:p>
          </table:table-cell>
          <table:table-cell table:number-columns-repeated="9"/>
        </table:table-row>
        <table:table-row table:style-name="ro1">
          <table:table-cell table:formula="of:=ROUND([.A136]-([.$H$1]-[.A136]*([.$A$2]/100)/[.$C$3])-[.$K$3];2)" office:value-type="float" office:value="77989.92">
            <text:p>77989.92</text:p>
          </table:table-cell>
          <table:table-cell table:formula="of:=ROUND([.B136]-([.$I$1]-[.B136]*([.$A$2]/(2*100))/[.$C$3])-[.$K$3]/2;2)" office:value-type="float" office:value="90316.14">
            <text:p>90316.14</text:p>
          </table:table-cell>
          <table:table-cell table:formula="of:=ROUND([.C136]-([.$J$1]-[.C136]*([.$A$2]/(4*100))/[.$C$3])-[.$K$3]/4;2)" office:value-type="float" office:value="95449.6">
            <text:p>95449.6</text:p>
          </table:table-cell>
          <table:table-cell table:formula="of:=[.D136]+1" office:value-type="float" office:value="130">
            <text:p>130</text:p>
          </table:table-cell>
          <table:table-cell table:number-columns-repeated="9"/>
        </table:table-row>
        <table:table-row table:style-name="ro1">
          <table:table-cell table:formula="of:=ROUND([.A137]-([.$H$1]-[.A137]*([.$A$2]/100)/[.$C$3])-[.$K$3];2)" office:value-type="float" office:value="77775.69">
            <text:p>77775.69</text:p>
          </table:table-cell>
          <table:table-cell table:formula="of:=ROUND([.B137]-([.$I$1]-[.B137]*([.$A$2]/(2*100))/[.$C$3])-[.$K$3]/2;2)" office:value-type="float" office:value="90232.13">
            <text:p>90232.13</text:p>
          </table:table-cell>
          <table:table-cell table:formula="of:=ROUND([.C137]-([.$J$1]-[.C137]*([.$A$2]/(4*100))/[.$C$3])-[.$K$3]/4;2)" office:value-type="float" office:value="95412.4">
            <text:p>95412.4</text:p>
          </table:table-cell>
          <table:table-cell table:formula="of:=[.D137]+1" office:value-type="float" office:value="131">
            <text:p>131</text:p>
          </table:table-cell>
          <table:table-cell table:number-columns-repeated="9"/>
        </table:table-row>
        <table:table-row table:style-name="ro1">
          <table:table-cell table:formula="of:=ROUND([.A138]-([.$H$1]-[.A138]*([.$A$2]/100)/[.$C$3])-[.$K$3];2)" office:value-type="float" office:value="77560.66">
            <text:p>77560.66</text:p>
          </table:table-cell>
          <table:table-cell table:formula="of:=ROUND([.B138]-([.$I$1]-[.B138]*([.$A$2]/(2*100))/[.$C$3])-[.$K$3]/2;2)" office:value-type="float" office:value="90147.97">
            <text:p>90147.97</text:p>
          </table:table-cell>
          <table:table-cell table:formula="of:=ROUND([.C138]-([.$J$1]-[.C138]*([.$A$2]/(4*100))/[.$C$3])-[.$K$3]/4;2)" office:value-type="float" office:value="95375.17">
            <text:p>95375.17</text:p>
          </table:table-cell>
          <table:table-cell table:formula="of:=[.D138]+1" office:value-type="float" office:value="132">
            <text:p>132</text:p>
          </table:table-cell>
          <table:table-cell table:number-columns-repeated="9"/>
        </table:table-row>
        <table:table-row table:style-name="ro1">
          <table:table-cell table:formula="of:=ROUND([.A139]-([.$H$1]-[.A139]*([.$A$2]/100)/[.$C$3])-[.$K$3];2)" office:value-type="float" office:value="77344.82">
            <text:p>77344.82</text:p>
          </table:table-cell>
          <table:table-cell table:formula="of:=ROUND([.B139]-([.$I$1]-[.B139]*([.$A$2]/(2*100))/[.$C$3])-[.$K$3]/2;2)" office:value-type="float" office:value="90063.65">
            <text:p>90063.65</text:p>
          </table:table-cell>
          <table:table-cell table:formula="of:=ROUND([.C139]-([.$J$1]-[.C139]*([.$A$2]/(4*100))/[.$C$3])-[.$K$3]/4;2)" office:value-type="float" office:value="95337.9">
            <text:p>95337.9</text:p>
          </table:table-cell>
          <table:table-cell table:formula="of:=[.D139]+1" office:value-type="float" office:value="133">
            <text:p>133</text:p>
          </table:table-cell>
          <table:table-cell table:number-columns-repeated="9"/>
        </table:table-row>
        <table:table-row table:style-name="ro1">
          <table:table-cell table:formula="of:=ROUND([.A140]-([.$H$1]-[.A140]*([.$A$2]/100)/[.$C$3])-[.$K$3];2)" office:value-type="float" office:value="77128.17">
            <text:p>77128.17</text:p>
          </table:table-cell>
          <table:table-cell table:formula="of:=ROUND([.B140]-([.$I$1]-[.B140]*([.$A$2]/(2*100))/[.$C$3])-[.$K$3]/2;2)" office:value-type="float" office:value="89979.17">
            <text:p>89979.17</text:p>
          </table:table-cell>
          <table:table-cell table:formula="of:=ROUND([.C140]-([.$J$1]-[.C140]*([.$A$2]/(4*100))/[.$C$3])-[.$K$3]/4;2)" office:value-type="float" office:value="95300.6">
            <text:p>95300.6</text:p>
          </table:table-cell>
          <table:table-cell table:formula="of:=[.D140]+1" office:value-type="float" office:value="134">
            <text:p>134</text:p>
          </table:table-cell>
          <table:table-cell table:number-columns-repeated="9"/>
        </table:table-row>
        <table:table-row table:style-name="ro1">
          <table:table-cell table:formula="of:=ROUND([.A141]-([.$H$1]-[.A141]*([.$A$2]/100)/[.$C$3])-[.$K$3];2)" office:value-type="float" office:value="76910.71">
            <text:p>76910.71</text:p>
          </table:table-cell>
          <table:table-cell table:formula="of:=ROUND([.B141]-([.$I$1]-[.B141]*([.$A$2]/(2*100))/[.$C$3])-[.$K$3]/2;2)" office:value-type="float" office:value="89894.53">
            <text:p>89894.53</text:p>
          </table:table-cell>
          <table:table-cell table:formula="of:=ROUND([.C141]-([.$J$1]-[.C141]*([.$A$2]/(4*100))/[.$C$3])-[.$K$3]/4;2)" office:value-type="float" office:value="95263.26">
            <text:p>95263.26</text:p>
          </table:table-cell>
          <table:table-cell table:formula="of:=[.D141]+1" office:value-type="float" office:value="135">
            <text:p>135</text:p>
          </table:table-cell>
          <table:table-cell table:number-columns-repeated="9"/>
        </table:table-row>
        <table:table-row table:style-name="ro1">
          <table:table-cell table:formula="of:=ROUND([.A142]-([.$H$1]-[.A142]*([.$A$2]/100)/[.$C$3])-[.$K$3];2)" office:value-type="float" office:value="76692.44">
            <text:p>76692.44</text:p>
          </table:table-cell>
          <table:table-cell table:formula="of:=ROUND([.B142]-([.$I$1]-[.B142]*([.$A$2]/(2*100))/[.$C$3])-[.$K$3]/2;2)" office:value-type="float" office:value="89809.73">
            <text:p>89809.73</text:p>
          </table:table-cell>
          <table:table-cell table:formula="of:=ROUND([.C142]-([.$J$1]-[.C142]*([.$A$2]/(4*100))/[.$C$3])-[.$K$3]/4;2)" office:value-type="float" office:value="95225.89">
            <text:p>95225.89</text:p>
          </table:table-cell>
          <table:table-cell table:formula="of:=[.D142]+1" office:value-type="float" office:value="136">
            <text:p>136</text:p>
          </table:table-cell>
          <table:table-cell table:number-columns-repeated="9"/>
        </table:table-row>
        <table:table-row table:style-name="ro1">
          <table:table-cell table:formula="of:=ROUND([.A143]-([.$H$1]-[.A143]*([.$A$2]/100)/[.$C$3])-[.$K$3];2)" office:value-type="float" office:value="76473.35">
            <text:p>76473.35</text:p>
          </table:table-cell>
          <table:table-cell table:formula="of:=ROUND([.B143]-([.$I$1]-[.B143]*([.$A$2]/(2*100))/[.$C$3])-[.$K$3]/2;2)" office:value-type="float" office:value="89724.77">
            <text:p>89724.77</text:p>
          </table:table-cell>
          <table:table-cell table:formula="of:=ROUND([.C143]-([.$J$1]-[.C143]*([.$A$2]/(4*100))/[.$C$3])-[.$K$3]/4;2)" office:value-type="float" office:value="95188.48">
            <text:p>95188.48</text:p>
          </table:table-cell>
          <table:table-cell table:formula="of:=[.D143]+1" office:value-type="float" office:value="137">
            <text:p>137</text:p>
          </table:table-cell>
          <table:table-cell table:number-columns-repeated="9"/>
        </table:table-row>
        <table:table-row table:style-name="ro1">
          <table:table-cell table:formula="of:=ROUND([.A144]-([.$H$1]-[.A144]*([.$A$2]/100)/[.$C$3])-[.$K$3];2)" office:value-type="float" office:value="76253.44">
            <text:p>76253.44</text:p>
          </table:table-cell>
          <table:table-cell table:formula="of:=ROUND([.B144]-([.$I$1]-[.B144]*([.$A$2]/(2*100))/[.$C$3])-[.$K$3]/2;2)" office:value-type="float" office:value="89639.65">
            <text:p>89639.65</text:p>
          </table:table-cell>
          <table:table-cell table:formula="of:=ROUND([.C144]-([.$J$1]-[.C144]*([.$A$2]/(4*100))/[.$C$3])-[.$K$3]/4;2)" office:value-type="float" office:value="95151.04">
            <text:p>95151.04</text:p>
          </table:table-cell>
          <table:table-cell table:formula="of:=[.D144]+1" office:value-type="float" office:value="138">
            <text:p>138</text:p>
          </table:table-cell>
          <table:table-cell table:number-columns-repeated="9"/>
        </table:table-row>
        <table:table-row table:style-name="ro1">
          <table:table-cell table:formula="of:=ROUND([.A145]-([.$H$1]-[.A145]*([.$A$2]/100)/[.$C$3])-[.$K$3];2)" office:value-type="float" office:value="76032.7">
            <text:p>76032.7</text:p>
          </table:table-cell>
          <table:table-cell table:formula="of:=ROUND([.B145]-([.$I$1]-[.B145]*([.$A$2]/(2*100))/[.$C$3])-[.$K$3]/2;2)" office:value-type="float" office:value="89554.37">
            <text:p>89554.37</text:p>
          </table:table-cell>
          <table:table-cell table:formula="of:=ROUND([.C145]-([.$J$1]-[.C145]*([.$A$2]/(4*100))/[.$C$3])-[.$K$3]/4;2)" office:value-type="float" office:value="95113.56">
            <text:p>95113.56</text:p>
          </table:table-cell>
          <table:table-cell table:formula="of:=[.D145]+1" office:value-type="float" office:value="139">
            <text:p>139</text:p>
          </table:table-cell>
          <table:table-cell table:number-columns-repeated="9"/>
        </table:table-row>
        <table:table-row table:style-name="ro1">
          <table:table-cell table:formula="of:=ROUND([.A146]-([.$H$1]-[.A146]*([.$A$2]/100)/[.$C$3])-[.$K$3];2)" office:value-type="float" office:value="75811.13">
            <text:p>75811.13</text:p>
          </table:table-cell>
          <table:table-cell table:formula="of:=ROUND([.B146]-([.$I$1]-[.B146]*([.$A$2]/(2*100))/[.$C$3])-[.$K$3]/2;2)" office:value-type="float" office:value="89468.93">
            <text:p>89468.93</text:p>
          </table:table-cell>
          <table:table-cell table:formula="of:=ROUND([.C146]-([.$J$1]-[.C146]*([.$A$2]/(4*100))/[.$C$3])-[.$K$3]/4;2)" office:value-type="float" office:value="95076.05">
            <text:p>95076.05</text:p>
          </table:table-cell>
          <table:table-cell table:formula="of:=[.D146]+1" office:value-type="float" office:value="140">
            <text:p>140</text:p>
          </table:table-cell>
          <table:table-cell table:number-columns-repeated="9"/>
        </table:table-row>
        <table:table-row table:style-name="ro1">
          <table:table-cell table:formula="of:=ROUND([.A147]-([.$H$1]-[.A147]*([.$A$2]/100)/[.$C$3])-[.$K$3];2)" office:value-type="float" office:value="75588.73">
            <text:p>75588.73</text:p>
          </table:table-cell>
          <table:table-cell table:formula="of:=ROUND([.B147]-([.$I$1]-[.B147]*([.$A$2]/(2*100))/[.$C$3])-[.$K$3]/2;2)" office:value-type="float" office:value="89383.33">
            <text:p>89383.33</text:p>
          </table:table-cell>
          <table:table-cell table:formula="of:=ROUND([.C147]-([.$J$1]-[.C147]*([.$A$2]/(4*100))/[.$C$3])-[.$K$3]/4;2)" office:value-type="float" office:value="95038.5">
            <text:p>95038.5</text:p>
          </table:table-cell>
          <table:table-cell table:formula="of:=[.D147]+1" office:value-type="float" office:value="141">
            <text:p>141</text:p>
          </table:table-cell>
          <table:table-cell table:number-columns-repeated="9"/>
        </table:table-row>
        <table:table-row table:style-name="ro1">
          <table:table-cell table:formula="of:=ROUND([.A148]-([.$H$1]-[.A148]*([.$A$2]/100)/[.$C$3])-[.$K$3];2)" office:value-type="float" office:value="75365.5">
            <text:p>75365.5</text:p>
          </table:table-cell>
          <table:table-cell table:formula="of:=ROUND([.B148]-([.$I$1]-[.B148]*([.$A$2]/(2*100))/[.$C$3])-[.$K$3]/2;2)" office:value-type="float" office:value="89297.57">
            <text:p>89297.57</text:p>
          </table:table-cell>
          <table:table-cell table:formula="of:=ROUND([.C148]-([.$J$1]-[.C148]*([.$A$2]/(4*100))/[.$C$3])-[.$K$3]/4;2)" office:value-type="float" office:value="95000.92">
            <text:p>95000.92</text:p>
          </table:table-cell>
          <table:table-cell table:formula="of:=[.D148]+1" office:value-type="float" office:value="142">
            <text:p>142</text:p>
          </table:table-cell>
          <table:table-cell table:number-columns-repeated="9"/>
        </table:table-row>
        <table:table-row table:style-name="ro1">
          <table:table-cell table:formula="of:=ROUND([.A149]-([.$H$1]-[.A149]*([.$A$2]/100)/[.$C$3])-[.$K$3];2)" office:value-type="float" office:value="75141.43">
            <text:p>75141.43</text:p>
          </table:table-cell>
          <table:table-cell table:formula="of:=ROUND([.B149]-([.$I$1]-[.B149]*([.$A$2]/(2*100))/[.$C$3])-[.$K$3]/2;2)" office:value-type="float" office:value="89211.65">
            <text:p>89211.65</text:p>
          </table:table-cell>
          <table:table-cell table:formula="of:=ROUND([.C149]-([.$J$1]-[.C149]*([.$A$2]/(4*100))/[.$C$3])-[.$K$3]/4;2)" office:value-type="float" office:value="94963.3">
            <text:p>94963.3</text:p>
          </table:table-cell>
          <table:table-cell table:formula="of:=[.D149]+1" office:value-type="float" office:value="143">
            <text:p>143</text:p>
          </table:table-cell>
          <table:table-cell table:number-columns-repeated="9"/>
        </table:table-row>
        <table:table-row table:style-name="ro1">
          <table:table-cell table:formula="of:=ROUND([.A150]-([.$H$1]-[.A150]*([.$A$2]/100)/[.$C$3])-[.$K$3];2)" office:value-type="float" office:value="74916.52">
            <text:p>74916.52</text:p>
          </table:table-cell>
          <table:table-cell table:formula="of:=ROUND([.B150]-([.$I$1]-[.B150]*([.$A$2]/(2*100))/[.$C$3])-[.$K$3]/2;2)" office:value-type="float" office:value="89125.57">
            <text:p>89125.57</text:p>
          </table:table-cell>
          <table:table-cell table:formula="of:=ROUND([.C150]-([.$J$1]-[.C150]*([.$A$2]/(4*100))/[.$C$3])-[.$K$3]/4;2)" office:value-type="float" office:value="94925.65">
            <text:p>94925.65</text:p>
          </table:table-cell>
          <table:table-cell table:formula="of:=[.D150]+1" office:value-type="float" office:value="144">
            <text:p>144</text:p>
          </table:table-cell>
          <table:table-cell table:number-columns-repeated="9"/>
        </table:table-row>
        <table:table-row table:style-name="ro1">
          <table:table-cell table:formula="of:=ROUND([.A151]-([.$H$1]-[.A151]*([.$A$2]/100)/[.$C$3])-[.$K$3];2)" office:value-type="float" office:value="74690.77">
            <text:p>74690.77</text:p>
          </table:table-cell>
          <table:table-cell table:formula="of:=ROUND([.B151]-([.$I$1]-[.B151]*([.$A$2]/(2*100))/[.$C$3])-[.$K$3]/2;2)" office:value-type="float" office:value="89039.33">
            <text:p>89039.33</text:p>
          </table:table-cell>
          <table:table-cell table:formula="of:=ROUND([.C151]-([.$J$1]-[.C151]*([.$A$2]/(4*100))/[.$C$3])-[.$K$3]/4;2)" office:value-type="float" office:value="94887.96">
            <text:p>94887.96</text:p>
          </table:table-cell>
          <table:table-cell table:formula="of:=[.D151]+1" office:value-type="float" office:value="145">
            <text:p>145</text:p>
          </table:table-cell>
          <table:table-cell table:number-columns-repeated="9"/>
        </table:table-row>
        <table:table-row table:style-name="ro1">
          <table:table-cell table:formula="of:=ROUND([.A152]-([.$H$1]-[.A152]*([.$A$2]/100)/[.$C$3])-[.$K$3];2)" office:value-type="float" office:value="74464.17">
            <text:p>74464.17</text:p>
          </table:table-cell>
          <table:table-cell table:formula="of:=ROUND([.B152]-([.$I$1]-[.B152]*([.$A$2]/(2*100))/[.$C$3])-[.$K$3]/2;2)" office:value-type="float" office:value="88952.93">
            <text:p>88952.93</text:p>
          </table:table-cell>
          <table:table-cell table:formula="of:=ROUND([.C152]-([.$J$1]-[.C152]*([.$A$2]/(4*100))/[.$C$3])-[.$K$3]/4;2)" office:value-type="float" office:value="94850.24">
            <text:p>94850.24</text:p>
          </table:table-cell>
          <table:table-cell table:formula="of:=[.D152]+1" office:value-type="float" office:value="146">
            <text:p>146</text:p>
          </table:table-cell>
          <table:table-cell table:number-columns-repeated="9"/>
        </table:table-row>
        <table:table-row table:style-name="ro1">
          <table:table-cell table:formula="of:=ROUND([.A153]-([.$H$1]-[.A153]*([.$A$2]/100)/[.$C$3])-[.$K$3];2)" office:value-type="float" office:value="74236.72">
            <text:p>74236.72</text:p>
          </table:table-cell>
          <table:table-cell table:formula="of:=ROUND([.B153]-([.$I$1]-[.B153]*([.$A$2]/(2*100))/[.$C$3])-[.$K$3]/2;2)" office:value-type="float" office:value="88866.37">
            <text:p>88866.37</text:p>
          </table:table-cell>
          <table:table-cell table:formula="of:=ROUND([.C153]-([.$J$1]-[.C153]*([.$A$2]/(4*100))/[.$C$3])-[.$K$3]/4;2)" office:value-type="float" office:value="94812.48">
            <text:p>94812.48</text:p>
          </table:table-cell>
          <table:table-cell table:formula="of:=[.D153]+1" office:value-type="float" office:value="147">
            <text:p>147</text:p>
          </table:table-cell>
          <table:table-cell table:number-columns-repeated="9"/>
        </table:table-row>
        <table:table-row table:style-name="ro1">
          <table:table-cell table:formula="of:=ROUND([.A154]-([.$H$1]-[.A154]*([.$A$2]/100)/[.$C$3])-[.$K$3];2)" office:value-type="float" office:value="74008.42">
            <text:p>74008.42</text:p>
          </table:table-cell>
          <table:table-cell table:formula="of:=ROUND([.B154]-([.$I$1]-[.B154]*([.$A$2]/(2*100))/[.$C$3])-[.$K$3]/2;2)" office:value-type="float" office:value="88779.64">
            <text:p>88779.64</text:p>
          </table:table-cell>
          <table:table-cell table:formula="of:=ROUND([.C154]-([.$J$1]-[.C154]*([.$A$2]/(4*100))/[.$C$3])-[.$K$3]/4;2)" office:value-type="float" office:value="94774.69">
            <text:p>94774.69</text:p>
          </table:table-cell>
          <table:table-cell table:formula="of:=[.D154]+1" office:value-type="float" office:value="148">
            <text:p>148</text:p>
          </table:table-cell>
          <table:table-cell table:number-columns-repeated="9"/>
        </table:table-row>
        <table:table-row table:style-name="ro1">
          <table:table-cell table:formula="of:=ROUND([.A155]-([.$H$1]-[.A155]*([.$A$2]/100)/[.$C$3])-[.$K$3];2)" office:value-type="float" office:value="73779.26">
            <text:p>73779.26</text:p>
          </table:table-cell>
          <table:table-cell table:formula="of:=ROUND([.B155]-([.$I$1]-[.B155]*([.$A$2]/(2*100))/[.$C$3])-[.$K$3]/2;2)" office:value-type="float" office:value="88692.75">
            <text:p>88692.75</text:p>
          </table:table-cell>
          <table:table-cell table:formula="of:=ROUND([.C155]-([.$J$1]-[.C155]*([.$A$2]/(4*100))/[.$C$3])-[.$K$3]/4;2)" office:value-type="float" office:value="94736.86">
            <text:p>94736.86</text:p>
          </table:table-cell>
          <table:table-cell table:formula="of:=[.D155]+1" office:value-type="float" office:value="149">
            <text:p>149</text:p>
          </table:table-cell>
          <table:table-cell table:number-columns-repeated="9"/>
        </table:table-row>
        <table:table-row table:style-name="ro1">
          <table:table-cell table:formula="of:=ROUND([.A156]-([.$H$1]-[.A156]*([.$A$2]/100)/[.$C$3])-[.$K$3];2)" office:value-type="float" office:value="73549.24">
            <text:p>73549.24</text:p>
          </table:table-cell>
          <table:table-cell table:formula="of:=ROUND([.B156]-([.$I$1]-[.B156]*([.$A$2]/(2*100))/[.$C$3])-[.$K$3]/2;2)" office:value-type="float" office:value="88605.7">
            <text:p>88605.7</text:p>
          </table:table-cell>
          <table:table-cell table:formula="of:=ROUND([.C156]-([.$J$1]-[.C156]*([.$A$2]/(4*100))/[.$C$3])-[.$K$3]/4;2)" office:value-type="float" office:value="94699">
            <text:p>94699</text:p>
          </table:table-cell>
          <table:table-cell table:formula="of:=[.D156]+1" office:value-type="float" office:value="150">
            <text:p>150</text:p>
          </table:table-cell>
          <table:table-cell table:number-columns-repeated="9"/>
        </table:table-row>
        <table:table-row table:style-name="ro1">
          <table:table-cell table:formula="of:=ROUND([.A157]-([.$H$1]-[.A157]*([.$A$2]/100)/[.$C$3])-[.$K$3];2)" office:value-type="float" office:value="73318.36">
            <text:p>73318.36</text:p>
          </table:table-cell>
          <table:table-cell table:formula="of:=ROUND([.B157]-([.$I$1]-[.B157]*([.$A$2]/(2*100))/[.$C$3])-[.$K$3]/2;2)" office:value-type="float" office:value="88518.49">
            <text:p>88518.49</text:p>
          </table:table-cell>
          <table:table-cell table:formula="of:=ROUND([.C157]-([.$J$1]-[.C157]*([.$A$2]/(4*100))/[.$C$3])-[.$K$3]/4;2)" office:value-type="float" office:value="94661.1">
            <text:p>94661.1</text:p>
          </table:table-cell>
          <table:table-cell table:formula="of:=[.D157]+1" office:value-type="float" office:value="151">
            <text:p>151</text:p>
          </table:table-cell>
          <table:table-cell table:number-columns-repeated="9"/>
        </table:table-row>
        <table:table-row table:style-name="ro1">
          <table:table-cell table:formula="of:=ROUND([.A158]-([.$H$1]-[.A158]*([.$A$2]/100)/[.$C$3])-[.$K$3];2)" office:value-type="float" office:value="73086.61">
            <text:p>73086.61</text:p>
          </table:table-cell>
          <table:table-cell table:formula="of:=ROUND([.B158]-([.$I$1]-[.B158]*([.$A$2]/(2*100))/[.$C$3])-[.$K$3]/2;2)" office:value-type="float" office:value="88431.11">
            <text:p>88431.11</text:p>
          </table:table-cell>
          <table:table-cell table:formula="of:=ROUND([.C158]-([.$J$1]-[.C158]*([.$A$2]/(4*100))/[.$C$3])-[.$K$3]/4;2)" office:value-type="float" office:value="94623.16">
            <text:p>94623.16</text:p>
          </table:table-cell>
          <table:table-cell table:formula="of:=[.D158]+1" office:value-type="float" office:value="152">
            <text:p>152</text:p>
          </table:table-cell>
          <table:table-cell table:number-columns-repeated="9"/>
        </table:table-row>
        <table:table-row table:style-name="ro1">
          <table:table-cell table:formula="of:=ROUND([.A159]-([.$H$1]-[.A159]*([.$A$2]/100)/[.$C$3])-[.$K$3];2)" office:value-type="float" office:value="72853.99">
            <text:p>72853.99</text:p>
          </table:table-cell>
          <table:table-cell table:formula="of:=ROUND([.B159]-([.$I$1]-[.B159]*([.$A$2]/(2*100))/[.$C$3])-[.$K$3]/2;2)" office:value-type="float" office:value="88343.57">
            <text:p>88343.57</text:p>
          </table:table-cell>
          <table:table-cell table:formula="of:=ROUND([.C159]-([.$J$1]-[.C159]*([.$A$2]/(4*100))/[.$C$3])-[.$K$3]/4;2)" office:value-type="float" office:value="94585.19">
            <text:p>94585.19</text:p>
          </table:table-cell>
          <table:table-cell table:formula="of:=[.D159]+1" office:value-type="float" office:value="153">
            <text:p>153</text:p>
          </table:table-cell>
          <table:table-cell table:number-columns-repeated="9"/>
        </table:table-row>
        <table:table-row table:style-name="ro1">
          <table:table-cell table:formula="of:=ROUND([.A160]-([.$H$1]-[.A160]*([.$A$2]/100)/[.$C$3])-[.$K$3];2)" office:value-type="float" office:value="72620.5">
            <text:p>72620.5</text:p>
          </table:table-cell>
          <table:table-cell table:formula="of:=ROUND([.B160]-([.$I$1]-[.B160]*([.$A$2]/(2*100))/[.$C$3])-[.$K$3]/2;2)" office:value-type="float" office:value="88255.86">
            <text:p>88255.86</text:p>
          </table:table-cell>
          <table:table-cell table:formula="of:=ROUND([.C160]-([.$J$1]-[.C160]*([.$A$2]/(4*100))/[.$C$3])-[.$K$3]/4;2)" office:value-type="float" office:value="94547.18">
            <text:p>94547.18</text:p>
          </table:table-cell>
          <table:table-cell table:formula="of:=[.D160]+1" office:value-type="float" office:value="154">
            <text:p>154</text:p>
          </table:table-cell>
          <table:table-cell table:number-columns-repeated="9"/>
        </table:table-row>
        <table:table-row table:style-name="ro1">
          <table:table-cell table:formula="of:=ROUND([.A161]-([.$H$1]-[.A161]*([.$A$2]/100)/[.$C$3])-[.$K$3];2)" office:value-type="float" office:value="72386.14">
            <text:p>72386.14</text:p>
          </table:table-cell>
          <table:table-cell table:formula="of:=ROUND([.B161]-([.$I$1]-[.B161]*([.$A$2]/(2*100))/[.$C$3])-[.$K$3]/2;2)" office:value-type="float" office:value="88167.99">
            <text:p>88167.99</text:p>
          </table:table-cell>
          <table:table-cell table:formula="of:=ROUND([.C161]-([.$J$1]-[.C161]*([.$A$2]/(4*100))/[.$C$3])-[.$K$3]/4;2)" office:value-type="float" office:value="94509.14">
            <text:p>94509.14</text:p>
          </table:table-cell>
          <table:table-cell table:formula="of:=[.D161]+1" office:value-type="float" office:value="155">
            <text:p>155</text:p>
          </table:table-cell>
          <table:table-cell table:number-columns-repeated="9"/>
        </table:table-row>
        <table:table-row table:style-name="ro1">
          <table:table-cell table:formula="of:=ROUND([.A162]-([.$H$1]-[.A162]*([.$A$2]/100)/[.$C$3])-[.$K$3];2)" office:value-type="float" office:value="72150.9">
            <text:p>72150.9</text:p>
          </table:table-cell>
          <table:table-cell table:formula="of:=ROUND([.B162]-([.$I$1]-[.B162]*([.$A$2]/(2*100))/[.$C$3])-[.$K$3]/2;2)" office:value-type="float" office:value="88079.95">
            <text:p>88079.95</text:p>
          </table:table-cell>
          <table:table-cell table:formula="of:=ROUND([.C162]-([.$J$1]-[.C162]*([.$A$2]/(4*100))/[.$C$3])-[.$K$3]/4;2)" office:value-type="float" office:value="94471.06">
            <text:p>94471.06</text:p>
          </table:table-cell>
          <table:table-cell table:formula="of:=[.D162]+1" office:value-type="float" office:value="156">
            <text:p>156</text:p>
          </table:table-cell>
          <table:table-cell table:number-columns-repeated="9"/>
        </table:table-row>
        <table:table-row table:style-name="ro1">
          <table:table-cell table:formula="of:=ROUND([.A163]-([.$H$1]-[.A163]*([.$A$2]/100)/[.$C$3])-[.$K$3];2)" office:value-type="float" office:value="71914.78">
            <text:p>71914.78</text:p>
          </table:table-cell>
          <table:table-cell table:formula="of:=ROUND([.B163]-([.$I$1]-[.B163]*([.$A$2]/(2*100))/[.$C$3])-[.$K$3]/2;2)" office:value-type="float" office:value="87991.75">
            <text:p>87991.75</text:p>
          </table:table-cell>
          <table:table-cell table:formula="of:=ROUND([.C163]-([.$J$1]-[.C163]*([.$A$2]/(4*100))/[.$C$3])-[.$K$3]/4;2)" office:value-type="float" office:value="94432.95">
            <text:p>94432.95</text:p>
          </table:table-cell>
          <table:table-cell table:formula="of:=[.D163]+1" office:value-type="float" office:value="157">
            <text:p>157</text:p>
          </table:table-cell>
          <table:table-cell table:number-columns-repeated="9"/>
        </table:table-row>
        <table:table-row table:style-name="ro1">
          <table:table-cell table:formula="of:=ROUND([.A164]-([.$H$1]-[.A164]*([.$A$2]/100)/[.$C$3])-[.$K$3];2)" office:value-type="float" office:value="71677.77">
            <text:p>71677.77</text:p>
          </table:table-cell>
          <table:table-cell table:formula="of:=ROUND([.B164]-([.$I$1]-[.B164]*([.$A$2]/(2*100))/[.$C$3])-[.$K$3]/2;2)" office:value-type="float" office:value="87903.38">
            <text:p>87903.38</text:p>
          </table:table-cell>
          <table:table-cell table:formula="of:=ROUND([.C164]-([.$J$1]-[.C164]*([.$A$2]/(4*100))/[.$C$3])-[.$K$3]/4;2)" office:value-type="float" office:value="94394.8">
            <text:p>94394.8</text:p>
          </table:table-cell>
          <table:table-cell table:formula="of:=[.D164]+1" office:value-type="float" office:value="158">
            <text:p>158</text:p>
          </table:table-cell>
          <table:table-cell table:number-columns-repeated="9"/>
        </table:table-row>
        <table:table-row table:style-name="ro1">
          <table:table-cell table:formula="of:=ROUND([.A165]-([.$H$1]-[.A165]*([.$A$2]/100)/[.$C$3])-[.$K$3];2)" office:value-type="float" office:value="71439.87">
            <text:p>71439.87</text:p>
          </table:table-cell>
          <table:table-cell table:formula="of:=ROUND([.B165]-([.$I$1]-[.B165]*([.$A$2]/(2*100))/[.$C$3])-[.$K$3]/2;2)" office:value-type="float" office:value="87814.85">
            <text:p>87814.85</text:p>
          </table:table-cell>
          <table:table-cell table:formula="of:=ROUND([.C165]-([.$J$1]-[.C165]*([.$A$2]/(4*100))/[.$C$3])-[.$K$3]/4;2)" office:value-type="float" office:value="94356.62">
            <text:p>94356.62</text:p>
          </table:table-cell>
          <table:table-cell table:formula="of:=[.D165]+1" office:value-type="float" office:value="159">
            <text:p>159</text:p>
          </table:table-cell>
          <table:table-cell table:number-columns-repeated="9"/>
        </table:table-row>
        <table:table-row table:style-name="ro1">
          <table:table-cell table:formula="of:=ROUND([.A166]-([.$H$1]-[.A166]*([.$A$2]/100)/[.$C$3])-[.$K$3];2)" office:value-type="float" office:value="71201.08">
            <text:p>71201.08</text:p>
          </table:table-cell>
          <table:table-cell table:formula="of:=ROUND([.B166]-([.$I$1]-[.B166]*([.$A$2]/(2*100))/[.$C$3])-[.$K$3]/2;2)" office:value-type="float" office:value="87726.15">
            <text:p>87726.15</text:p>
          </table:table-cell>
          <table:table-cell table:formula="of:=ROUND([.C166]-([.$J$1]-[.C166]*([.$A$2]/(4*100))/[.$C$3])-[.$K$3]/4;2)" office:value-type="float" office:value="94318.4">
            <text:p>94318.4</text:p>
          </table:table-cell>
          <table:table-cell table:formula="of:=[.D166]+1" office:value-type="float" office:value="160">
            <text:p>160</text:p>
          </table:table-cell>
          <table:table-cell table:number-columns-repeated="9"/>
        </table:table-row>
        <table:table-row table:style-name="ro1">
          <table:table-cell table:formula="of:=ROUND([.A167]-([.$H$1]-[.A167]*([.$A$2]/100)/[.$C$3])-[.$K$3];2)" office:value-type="float" office:value="70961.39">
            <text:p>70961.39</text:p>
          </table:table-cell>
          <table:table-cell table:formula="of:=ROUND([.B167]-([.$I$1]-[.B167]*([.$A$2]/(2*100))/[.$C$3])-[.$K$3]/2;2)" office:value-type="float" office:value="87637.29">
            <text:p>87637.29</text:p>
          </table:table-cell>
          <table:table-cell table:formula="of:=ROUND([.C167]-([.$J$1]-[.C167]*([.$A$2]/(4*100))/[.$C$3])-[.$K$3]/4;2)" office:value-type="float" office:value="94280.14">
            <text:p>94280.14</text:p>
          </table:table-cell>
          <table:table-cell table:formula="of:=[.D167]+1" office:value-type="float" office:value="161">
            <text:p>161</text:p>
          </table:table-cell>
          <table:table-cell table:number-columns-repeated="9"/>
        </table:table-row>
        <table:table-row table:style-name="ro1">
          <table:table-cell table:formula="of:=ROUND([.A168]-([.$H$1]-[.A168]*([.$A$2]/100)/[.$C$3])-[.$K$3];2)" office:value-type="float" office:value="70720.81">
            <text:p>70720.81</text:p>
          </table:table-cell>
          <table:table-cell table:formula="of:=ROUND([.B168]-([.$I$1]-[.B168]*([.$A$2]/(2*100))/[.$C$3])-[.$K$3]/2;2)" office:value-type="float" office:value="87548.26">
            <text:p>87548.26</text:p>
          </table:table-cell>
          <table:table-cell table:formula="of:=ROUND([.C168]-([.$J$1]-[.C168]*([.$A$2]/(4*100))/[.$C$3])-[.$K$3]/4;2)" office:value-type="float" office:value="94241.85">
            <text:p>94241.85</text:p>
          </table:table-cell>
          <table:table-cell table:formula="of:=[.D168]+1" office:value-type="float" office:value="162">
            <text:p>162</text:p>
          </table:table-cell>
          <table:table-cell table:number-columns-repeated="9"/>
        </table:table-row>
        <table:table-row table:style-name="ro1">
          <table:table-cell table:formula="of:=ROUND([.A169]-([.$H$1]-[.A169]*([.$A$2]/100)/[.$C$3])-[.$K$3];2)" office:value-type="float" office:value="70479.32">
            <text:p>70479.32</text:p>
          </table:table-cell>
          <table:table-cell table:formula="of:=ROUND([.B169]-([.$I$1]-[.B169]*([.$A$2]/(2*100))/[.$C$3])-[.$K$3]/2;2)" office:value-type="float" office:value="87459.06">
            <text:p>87459.06</text:p>
          </table:table-cell>
          <table:table-cell table:formula="of:=ROUND([.C169]-([.$J$1]-[.C169]*([.$A$2]/(4*100))/[.$C$3])-[.$K$3]/4;2)" office:value-type="float" office:value="94203.52">
            <text:p>94203.52</text:p>
          </table:table-cell>
          <table:table-cell table:formula="of:=[.D169]+1" office:value-type="float" office:value="163">
            <text:p>163</text:p>
          </table:table-cell>
          <table:table-cell table:number-columns-repeated="9"/>
        </table:table-row>
        <table:table-row table:style-name="ro1">
          <table:table-cell table:formula="of:=ROUND([.A170]-([.$H$1]-[.A170]*([.$A$2]/100)/[.$C$3])-[.$K$3];2)" office:value-type="float" office:value="70236.93">
            <text:p>70236.93</text:p>
          </table:table-cell>
          <table:table-cell table:formula="of:=ROUND([.B170]-([.$I$1]-[.B170]*([.$A$2]/(2*100))/[.$C$3])-[.$K$3]/2;2)" office:value-type="float" office:value="87369.7">
            <text:p>87369.7</text:p>
          </table:table-cell>
          <table:table-cell table:formula="of:=ROUND([.C170]-([.$J$1]-[.C170]*([.$A$2]/(4*100))/[.$C$3])-[.$K$3]/4;2)" office:value-type="float" office:value="94165.16">
            <text:p>94165.16</text:p>
          </table:table-cell>
          <table:table-cell table:formula="of:=[.D170]+1" office:value-type="float" office:value="164">
            <text:p>164</text:p>
          </table:table-cell>
          <table:table-cell table:number-columns-repeated="9"/>
        </table:table-row>
        <table:table-row table:style-name="ro1">
          <table:table-cell table:formula="of:=ROUND([.A171]-([.$H$1]-[.A171]*([.$A$2]/100)/[.$C$3])-[.$K$3];2)" office:value-type="float" office:value="69993.63">
            <text:p>69993.63</text:p>
          </table:table-cell>
          <table:table-cell table:formula="of:=ROUND([.B171]-([.$I$1]-[.B171]*([.$A$2]/(2*100))/[.$C$3])-[.$K$3]/2;2)" office:value-type="float" office:value="87280.17">
            <text:p>87280.17</text:p>
          </table:table-cell>
          <table:table-cell table:formula="of:=ROUND([.C171]-([.$J$1]-[.C171]*([.$A$2]/(4*100))/[.$C$3])-[.$K$3]/4;2)" office:value-type="float" office:value="94126.76">
            <text:p>94126.76</text:p>
          </table:table-cell>
          <table:table-cell table:formula="of:=[.D171]+1" office:value-type="float" office:value="165">
            <text:p>165</text:p>
          </table:table-cell>
          <table:table-cell table:number-columns-repeated="9"/>
        </table:table-row>
        <table:table-row table:style-name="ro1">
          <table:table-cell table:formula="of:=ROUND([.A172]-([.$H$1]-[.A172]*([.$A$2]/100)/[.$C$3])-[.$K$3];2)" office:value-type="float" office:value="69749.42">
            <text:p>69749.42</text:p>
          </table:table-cell>
          <table:table-cell table:formula="of:=ROUND([.B172]-([.$I$1]-[.B172]*([.$A$2]/(2*100))/[.$C$3])-[.$K$3]/2;2)" office:value-type="float" office:value="87190.47">
            <text:p>87190.47</text:p>
          </table:table-cell>
          <table:table-cell table:formula="of:=ROUND([.C172]-([.$J$1]-[.C172]*([.$A$2]/(4*100))/[.$C$3])-[.$K$3]/4;2)" office:value-type="float" office:value="94088.32">
            <text:p>94088.32</text:p>
          </table:table-cell>
          <table:table-cell table:formula="of:=[.D172]+1" office:value-type="float" office:value="166">
            <text:p>166</text:p>
          </table:table-cell>
          <table:table-cell table:number-columns-repeated="9"/>
        </table:table-row>
        <table:table-row table:style-name="ro1">
          <table:table-cell table:formula="of:=ROUND([.A173]-([.$H$1]-[.A173]*([.$A$2]/100)/[.$C$3])-[.$K$3];2)" office:value-type="float" office:value="69504.29">
            <text:p>69504.29</text:p>
          </table:table-cell>
          <table:table-cell table:formula="of:=ROUND([.B173]-([.$I$1]-[.B173]*([.$A$2]/(2*100))/[.$C$3])-[.$K$3]/2;2)" office:value-type="float" office:value="87100.6">
            <text:p>87100.6</text:p>
          </table:table-cell>
          <table:table-cell table:formula="of:=ROUND([.C173]-([.$J$1]-[.C173]*([.$A$2]/(4*100))/[.$C$3])-[.$K$3]/4;2)" office:value-type="float" office:value="94049.85">
            <text:p>94049.85</text:p>
          </table:table-cell>
          <table:table-cell table:formula="of:=[.D173]+1" office:value-type="float" office:value="167">
            <text:p>167</text:p>
          </table:table-cell>
          <table:table-cell table:number-columns-repeated="9"/>
        </table:table-row>
        <table:table-row table:style-name="ro1">
          <table:table-cell table:formula="of:=ROUND([.A174]-([.$H$1]-[.A174]*([.$A$2]/100)/[.$C$3])-[.$K$3];2)" office:value-type="float" office:value="69258.24">
            <text:p>69258.24</text:p>
          </table:table-cell>
          <table:table-cell table:formula="of:=ROUND([.B174]-([.$I$1]-[.B174]*([.$A$2]/(2*100))/[.$C$3])-[.$K$3]/2;2)" office:value-type="float" office:value="87010.56">
            <text:p>87010.56</text:p>
          </table:table-cell>
          <table:table-cell table:formula="of:=ROUND([.C174]-([.$J$1]-[.C174]*([.$A$2]/(4*100))/[.$C$3])-[.$K$3]/4;2)" office:value-type="float" office:value="94011.34">
            <text:p>94011.34</text:p>
          </table:table-cell>
          <table:table-cell table:formula="of:=[.D174]+1" office:value-type="float" office:value="168">
            <text:p>168</text:p>
          </table:table-cell>
          <table:table-cell table:number-columns-repeated="9"/>
        </table:table-row>
        <table:table-row table:style-name="ro1">
          <table:table-cell table:formula="of:=ROUND([.A175]-([.$H$1]-[.A175]*([.$A$2]/100)/[.$C$3])-[.$K$3];2)" office:value-type="float" office:value="69011.27">
            <text:p>69011.27</text:p>
          </table:table-cell>
          <table:table-cell table:formula="of:=ROUND([.B175]-([.$I$1]-[.B175]*([.$A$2]/(2*100))/[.$C$3])-[.$K$3]/2;2)" office:value-type="float" office:value="86920.35">
            <text:p>86920.35</text:p>
          </table:table-cell>
          <table:table-cell table:formula="of:=ROUND([.C175]-([.$J$1]-[.C175]*([.$A$2]/(4*100))/[.$C$3])-[.$K$3]/4;2)" office:value-type="float" office:value="93972.8">
            <text:p>93972.8</text:p>
          </table:table-cell>
          <table:table-cell table:formula="of:=[.D175]+1" office:value-type="float" office:value="169">
            <text:p>169</text:p>
          </table:table-cell>
          <table:table-cell table:number-columns-repeated="9"/>
        </table:table-row>
        <table:table-row table:style-name="ro1">
          <table:table-cell table:formula="of:=ROUND([.A176]-([.$H$1]-[.A176]*([.$A$2]/100)/[.$C$3])-[.$K$3];2)" office:value-type="float" office:value="68763.37">
            <text:p>68763.37</text:p>
          </table:table-cell>
          <table:table-cell table:formula="of:=ROUND([.B176]-([.$I$1]-[.B176]*([.$A$2]/(2*100))/[.$C$3])-[.$K$3]/2;2)" office:value-type="float" office:value="86829.98">
            <text:p>86829.98</text:p>
          </table:table-cell>
          <table:table-cell table:formula="of:=ROUND([.C176]-([.$J$1]-[.C176]*([.$A$2]/(4*100))/[.$C$3])-[.$K$3]/4;2)" office:value-type="float" office:value="93934.22">
            <text:p>93934.22</text:p>
          </table:table-cell>
          <table:table-cell table:formula="of:=[.D176]+1" office:value-type="float" office:value="170">
            <text:p>170</text:p>
          </table:table-cell>
          <table:table-cell table:number-columns-repeated="9"/>
        </table:table-row>
        <table:table-row table:style-name="ro1">
          <table:table-cell table:formula="of:=ROUND([.A177]-([.$H$1]-[.A177]*([.$A$2]/100)/[.$C$3])-[.$K$3];2)" office:value-type="float" office:value="68514.54">
            <text:p>68514.54</text:p>
          </table:table-cell>
          <table:table-cell table:formula="of:=ROUND([.B177]-([.$I$1]-[.B177]*([.$A$2]/(2*100))/[.$C$3])-[.$K$3]/2;2)" office:value-type="float" office:value="86739.44">
            <text:p>86739.44</text:p>
          </table:table-cell>
          <table:table-cell table:formula="of:=ROUND([.C177]-([.$J$1]-[.C177]*([.$A$2]/(4*100))/[.$C$3])-[.$K$3]/4;2)" office:value-type="float" office:value="93895.6">
            <text:p>93895.6</text:p>
          </table:table-cell>
          <table:table-cell table:formula="of:=[.D177]+1" office:value-type="float" office:value="171">
            <text:p>171</text:p>
          </table:table-cell>
          <table:table-cell table:number-columns-repeated="9"/>
        </table:table-row>
        <table:table-row table:style-name="ro1">
          <table:table-cell table:formula="of:=ROUND([.A178]-([.$H$1]-[.A178]*([.$A$2]/100)/[.$C$3])-[.$K$3];2)" office:value-type="float" office:value="68264.78">
            <text:p>68264.78</text:p>
          </table:table-cell>
          <table:table-cell table:formula="of:=ROUND([.B178]-([.$I$1]-[.B178]*([.$A$2]/(2*100))/[.$C$3])-[.$K$3]/2;2)" office:value-type="float" office:value="86648.73">
            <text:p>86648.73</text:p>
          </table:table-cell>
          <table:table-cell table:formula="of:=ROUND([.C178]-([.$J$1]-[.C178]*([.$A$2]/(4*100))/[.$C$3])-[.$K$3]/4;2)" office:value-type="float" office:value="93856.95">
            <text:p>93856.95</text:p>
          </table:table-cell>
          <table:table-cell table:formula="of:=[.D178]+1" office:value-type="float" office:value="172">
            <text:p>172</text:p>
          </table:table-cell>
          <table:table-cell table:number-columns-repeated="9"/>
        </table:table-row>
        <table:table-row table:style-name="ro1">
          <table:table-cell table:formula="of:=ROUND([.A179]-([.$H$1]-[.A179]*([.$A$2]/100)/[.$C$3])-[.$K$3];2)" office:value-type="float" office:value="68014.08">
            <text:p>68014.08</text:p>
          </table:table-cell>
          <table:table-cell table:formula="of:=ROUND([.B179]-([.$I$1]-[.B179]*([.$A$2]/(2*100))/[.$C$3])-[.$K$3]/2;2)" office:value-type="float" office:value="86557.85">
            <text:p>86557.85</text:p>
          </table:table-cell>
          <table:table-cell table:formula="of:=ROUND([.C179]-([.$J$1]-[.C179]*([.$A$2]/(4*100))/[.$C$3])-[.$K$3]/4;2)" office:value-type="float" office:value="93818.26">
            <text:p>93818.26</text:p>
          </table:table-cell>
          <table:table-cell table:formula="of:=[.D179]+1" office:value-type="float" office:value="173">
            <text:p>173</text:p>
          </table:table-cell>
          <table:table-cell table:number-columns-repeated="9"/>
        </table:table-row>
        <table:table-row table:style-name="ro1">
          <table:table-cell table:formula="of:=ROUND([.A180]-([.$H$1]-[.A180]*([.$A$2]/100)/[.$C$3])-[.$K$3];2)" office:value-type="float" office:value="67762.44">
            <text:p>67762.44</text:p>
          </table:table-cell>
          <table:table-cell table:formula="of:=ROUND([.B180]-([.$I$1]-[.B180]*([.$A$2]/(2*100))/[.$C$3])-[.$K$3]/2;2)" office:value-type="float" office:value="86466.8">
            <text:p>86466.8</text:p>
          </table:table-cell>
          <table:table-cell table:formula="of:=ROUND([.C180]-([.$J$1]-[.C180]*([.$A$2]/(4*100))/[.$C$3])-[.$K$3]/4;2)" office:value-type="float" office:value="93779.53">
            <text:p>93779.53</text:p>
          </table:table-cell>
          <table:table-cell table:formula="of:=[.D180]+1" office:value-type="float" office:value="174">
            <text:p>174</text:p>
          </table:table-cell>
          <table:table-cell table:number-columns-repeated="9"/>
        </table:table-row>
        <table:table-row table:style-name="ro1">
          <table:table-cell table:formula="of:=ROUND([.A181]-([.$H$1]-[.A181]*([.$A$2]/100)/[.$C$3])-[.$K$3];2)" office:value-type="float" office:value="67509.86">
            <text:p>67509.86</text:p>
          </table:table-cell>
          <table:table-cell table:formula="of:=ROUND([.B181]-([.$I$1]-[.B181]*([.$A$2]/(2*100))/[.$C$3])-[.$K$3]/2;2)" office:value-type="float" office:value="86375.58">
            <text:p>86375.58</text:p>
          </table:table-cell>
          <table:table-cell table:formula="of:=ROUND([.C181]-([.$J$1]-[.C181]*([.$A$2]/(4*100))/[.$C$3])-[.$K$3]/4;2)" office:value-type="float" office:value="93740.77">
            <text:p>93740.77</text:p>
          </table:table-cell>
          <table:table-cell table:formula="of:=[.D181]+1" office:value-type="float" office:value="175">
            <text:p>175</text:p>
          </table:table-cell>
          <table:table-cell table:number-columns-repeated="9"/>
        </table:table-row>
        <table:table-row table:style-name="ro1">
          <table:table-cell table:formula="of:=ROUND([.A182]-([.$H$1]-[.A182]*([.$A$2]/100)/[.$C$3])-[.$K$3];2)" office:value-type="float" office:value="67256.33">
            <text:p>67256.33</text:p>
          </table:table-cell>
          <table:table-cell table:formula="of:=ROUND([.B182]-([.$I$1]-[.B182]*([.$A$2]/(2*100))/[.$C$3])-[.$K$3]/2;2)" office:value-type="float" office:value="86284.18">
            <text:p>86284.18</text:p>
          </table:table-cell>
          <table:table-cell table:formula="of:=ROUND([.C182]-([.$J$1]-[.C182]*([.$A$2]/(4*100))/[.$C$3])-[.$K$3]/4;2)" office:value-type="float" office:value="93701.97">
            <text:p>93701.97</text:p>
          </table:table-cell>
          <table:table-cell table:formula="of:=[.D182]+1" office:value-type="float" office:value="176">
            <text:p>176</text:p>
          </table:table-cell>
          <table:table-cell table:number-columns-repeated="9"/>
        </table:table-row>
        <table:table-row table:style-name="ro1">
          <table:table-cell table:formula="of:=ROUND([.A183]-([.$H$1]-[.A183]*([.$A$2]/100)/[.$C$3])-[.$K$3];2)" office:value-type="float" office:value="67001.85">
            <text:p>67001.85</text:p>
          </table:table-cell>
          <table:table-cell table:formula="of:=ROUND([.B183]-([.$I$1]-[.B183]*([.$A$2]/(2*100))/[.$C$3])-[.$K$3]/2;2)" office:value-type="float" office:value="86192.61">
            <text:p>86192.61</text:p>
          </table:table-cell>
          <table:table-cell table:formula="of:=ROUND([.C183]-([.$J$1]-[.C183]*([.$A$2]/(4*100))/[.$C$3])-[.$K$3]/4;2)" office:value-type="float" office:value="93663.14">
            <text:p>93663.14</text:p>
          </table:table-cell>
          <table:table-cell table:formula="of:=[.D183]+1" office:value-type="float" office:value="177">
            <text:p>177</text:p>
          </table:table-cell>
          <table:table-cell table:number-columns-repeated="9"/>
        </table:table-row>
        <table:table-row table:style-name="ro1">
          <table:table-cell table:formula="of:=ROUND([.A184]-([.$H$1]-[.A184]*([.$A$2]/100)/[.$C$3])-[.$K$3];2)" office:value-type="float" office:value="66746.42">
            <text:p>66746.42</text:p>
          </table:table-cell>
          <table:table-cell table:formula="of:=ROUND([.B184]-([.$I$1]-[.B184]*([.$A$2]/(2*100))/[.$C$3])-[.$K$3]/2;2)" office:value-type="float" office:value="86100.87">
            <text:p>86100.87</text:p>
          </table:table-cell>
          <table:table-cell table:formula="of:=ROUND([.C184]-([.$J$1]-[.C184]*([.$A$2]/(4*100))/[.$C$3])-[.$K$3]/4;2)" office:value-type="float" office:value="93624.27">
            <text:p>93624.27</text:p>
          </table:table-cell>
          <table:table-cell table:formula="of:=[.D184]+1" office:value-type="float" office:value="178">
            <text:p>178</text:p>
          </table:table-cell>
          <table:table-cell table:number-columns-repeated="9"/>
        </table:table-row>
        <table:table-row table:style-name="ro1">
          <table:table-cell table:formula="of:=ROUND([.A185]-([.$H$1]-[.A185]*([.$A$2]/100)/[.$C$3])-[.$K$3];2)" office:value-type="float" office:value="66490.03">
            <text:p>66490.03</text:p>
          </table:table-cell>
          <table:table-cell table:formula="of:=ROUND([.B185]-([.$I$1]-[.B185]*([.$A$2]/(2*100))/[.$C$3])-[.$K$3]/2;2)" office:value-type="float" office:value="86008.96">
            <text:p>86008.96</text:p>
          </table:table-cell>
          <table:table-cell table:formula="of:=ROUND([.C185]-([.$J$1]-[.C185]*([.$A$2]/(4*100))/[.$C$3])-[.$K$3]/4;2)" office:value-type="float" office:value="93585.36">
            <text:p>93585.36</text:p>
          </table:table-cell>
          <table:table-cell table:formula="of:=[.D185]+1" office:value-type="float" office:value="179">
            <text:p>179</text:p>
          </table:table-cell>
          <table:table-cell table:number-columns-repeated="9"/>
        </table:table-row>
        <table:table-row table:style-name="ro1">
          <table:table-cell table:formula="of:=ROUND([.A186]-([.$H$1]-[.A186]*([.$A$2]/100)/[.$C$3])-[.$K$3];2)" office:value-type="float" office:value="66232.68">
            <text:p>66232.68</text:p>
          </table:table-cell>
          <table:table-cell table:formula="of:=ROUND([.B186]-([.$I$1]-[.B186]*([.$A$2]/(2*100))/[.$C$3])-[.$K$3]/2;2)" office:value-type="float" office:value="85916.88">
            <text:p>85916.88</text:p>
          </table:table-cell>
          <table:table-cell table:formula="of:=ROUND([.C186]-([.$J$1]-[.C186]*([.$A$2]/(4*100))/[.$C$3])-[.$K$3]/4;2)" office:value-type="float" office:value="93546.42">
            <text:p>93546.42</text:p>
          </table:table-cell>
          <table:table-cell table:formula="of:=[.D186]+1" office:value-type="float" office:value="180">
            <text:p>180</text:p>
          </table:table-cell>
          <table:table-cell table:number-columns-repeated="9"/>
        </table:table-row>
        <table:table-row table:style-name="ro1">
          <table:table-cell table:formula="of:=ROUND([.A187]-([.$H$1]-[.A187]*([.$A$2]/100)/[.$C$3])-[.$K$3];2)" office:value-type="float" office:value="65974.36">
            <text:p>65974.36</text:p>
          </table:table-cell>
          <table:table-cell table:formula="of:=ROUND([.B187]-([.$I$1]-[.B187]*([.$A$2]/(2*100))/[.$C$3])-[.$K$3]/2;2)" office:value-type="float" office:value="85824.62">
            <text:p>85824.62</text:p>
          </table:table-cell>
          <table:table-cell table:formula="of:=ROUND([.C187]-([.$J$1]-[.C187]*([.$A$2]/(4*100))/[.$C$3])-[.$K$3]/4;2)" office:value-type="float" office:value="93507.44">
            <text:p>93507.44</text:p>
          </table:table-cell>
          <table:table-cell table:formula="of:=[.D187]+1" office:value-type="float" office:value="181">
            <text:p>181</text:p>
          </table:table-cell>
          <table:table-cell table:number-columns-repeated="9"/>
        </table:table-row>
        <table:table-row table:style-name="ro1">
          <table:table-cell table:formula="of:=ROUND([.A188]-([.$H$1]-[.A188]*([.$A$2]/100)/[.$C$3])-[.$K$3];2)" office:value-type="float" office:value="65715.07">
            <text:p>65715.07</text:p>
          </table:table-cell>
          <table:table-cell table:formula="of:=ROUND([.B188]-([.$I$1]-[.B188]*([.$A$2]/(2*100))/[.$C$3])-[.$K$3]/2;2)" office:value-type="float" office:value="85732.19">
            <text:p>85732.19</text:p>
          </table:table-cell>
          <table:table-cell table:formula="of:=ROUND([.C188]-([.$J$1]-[.C188]*([.$A$2]/(4*100))/[.$C$3])-[.$K$3]/4;2)" office:value-type="float" office:value="93468.42">
            <text:p>93468.42</text:p>
          </table:table-cell>
          <table:table-cell table:formula="of:=[.D188]+1" office:value-type="float" office:value="182">
            <text:p>182</text:p>
          </table:table-cell>
          <table:table-cell table:number-columns-repeated="9"/>
        </table:table-row>
        <table:table-row table:style-name="ro1">
          <table:table-cell table:formula="of:=ROUND([.A189]-([.$H$1]-[.A189]*([.$A$2]/100)/[.$C$3])-[.$K$3];2)" office:value-type="float" office:value="65454.81">
            <text:p>65454.81</text:p>
          </table:table-cell>
          <table:table-cell table:formula="of:=ROUND([.B189]-([.$I$1]-[.B189]*([.$A$2]/(2*100))/[.$C$3])-[.$K$3]/2;2)" office:value-type="float" office:value="85639.59">
            <text:p>85639.59</text:p>
          </table:table-cell>
          <table:table-cell table:formula="of:=ROUND([.C189]-([.$J$1]-[.C189]*([.$A$2]/(4*100))/[.$C$3])-[.$K$3]/4;2)" office:value-type="float" office:value="93429.37">
            <text:p>93429.37</text:p>
          </table:table-cell>
          <table:table-cell table:formula="of:=[.D189]+1" office:value-type="float" office:value="183">
            <text:p>183</text:p>
          </table:table-cell>
          <table:table-cell table:number-columns-repeated="9"/>
        </table:table-row>
        <table:table-row table:style-name="ro1">
          <table:table-cell table:formula="of:=ROUND([.A190]-([.$H$1]-[.A190]*([.$A$2]/100)/[.$C$3])-[.$K$3];2)" office:value-type="float" office:value="65193.58">
            <text:p>65193.58</text:p>
          </table:table-cell>
          <table:table-cell table:formula="of:=ROUND([.B190]-([.$I$1]-[.B190]*([.$A$2]/(2*100))/[.$C$3])-[.$K$3]/2;2)" office:value-type="float" office:value="85546.81">
            <text:p>85546.81</text:p>
          </table:table-cell>
          <table:table-cell table:formula="of:=ROUND([.C190]-([.$J$1]-[.C190]*([.$A$2]/(4*100))/[.$C$3])-[.$K$3]/4;2)" office:value-type="float" office:value="93390.28">
            <text:p>93390.28</text:p>
          </table:table-cell>
          <table:table-cell table:formula="of:=[.D190]+1" office:value-type="float" office:value="184">
            <text:p>184</text:p>
          </table:table-cell>
          <table:table-cell table:number-columns-repeated="9"/>
        </table:table-row>
        <table:table-row table:style-name="ro1">
          <table:table-cell table:formula="of:=ROUND([.A191]-([.$H$1]-[.A191]*([.$A$2]/100)/[.$C$3])-[.$K$3];2)" office:value-type="float" office:value="64931.37">
            <text:p>64931.37</text:p>
          </table:table-cell>
          <table:table-cell table:formula="of:=ROUND([.B191]-([.$I$1]-[.B191]*([.$A$2]/(2*100))/[.$C$3])-[.$K$3]/2;2)" office:value-type="float" office:value="85453.86">
            <text:p>85453.86</text:p>
          </table:table-cell>
          <table:table-cell table:formula="of:=ROUND([.C191]-([.$J$1]-[.C191]*([.$A$2]/(4*100))/[.$C$3])-[.$K$3]/4;2)" office:value-type="float" office:value="93351.15">
            <text:p>93351.15</text:p>
          </table:table-cell>
          <table:table-cell table:formula="of:=[.D191]+1" office:value-type="float" office:value="185">
            <text:p>185</text:p>
          </table:table-cell>
          <table:table-cell table:number-columns-repeated="9"/>
        </table:table-row>
        <table:table-row table:style-name="ro1">
          <table:table-cell table:formula="of:=ROUND([.A192]-([.$H$1]-[.A192]*([.$A$2]/100)/[.$C$3])-[.$K$3];2)" office:value-type="float" office:value="64668.17">
            <text:p>64668.17</text:p>
          </table:table-cell>
          <table:table-cell table:formula="of:=ROUND([.B192]-([.$I$1]-[.B192]*([.$A$2]/(2*100))/[.$C$3])-[.$K$3]/2;2)" office:value-type="float" office:value="85360.74">
            <text:p>85360.74</text:p>
          </table:table-cell>
          <table:table-cell table:formula="of:=ROUND([.C192]-([.$J$1]-[.C192]*([.$A$2]/(4*100))/[.$C$3])-[.$K$3]/4;2)" office:value-type="float" office:value="93311.99">
            <text:p>93311.99</text:p>
          </table:table-cell>
          <table:table-cell table:formula="of:=[.D192]+1" office:value-type="float" office:value="186">
            <text:p>186</text:p>
          </table:table-cell>
          <table:table-cell table:number-columns-repeated="9"/>
        </table:table-row>
        <table:table-row table:style-name="ro1">
          <table:table-cell table:formula="of:=ROUND([.A193]-([.$H$1]-[.A193]*([.$A$2]/100)/[.$C$3])-[.$K$3];2)" office:value-type="float" office:value="64403.99">
            <text:p>64403.99</text:p>
          </table:table-cell>
          <table:table-cell table:formula="of:=ROUND([.B193]-([.$I$1]-[.B193]*([.$A$2]/(2*100))/[.$C$3])-[.$K$3]/2;2)" office:value-type="float" office:value="85267.44">
            <text:p>85267.44</text:p>
          </table:table-cell>
          <table:table-cell table:formula="of:=ROUND([.C193]-([.$J$1]-[.C193]*([.$A$2]/(4*100))/[.$C$3])-[.$K$3]/4;2)" office:value-type="float" office:value="93272.79">
            <text:p>93272.79</text:p>
          </table:table-cell>
          <table:table-cell table:formula="of:=[.D193]+1" office:value-type="float" office:value="187">
            <text:p>187</text:p>
          </table:table-cell>
          <table:table-cell table:number-columns-repeated="9"/>
        </table:table-row>
        <table:table-row table:style-name="ro1">
          <table:table-cell table:formula="of:=ROUND([.A194]-([.$H$1]-[.A194]*([.$A$2]/100)/[.$C$3])-[.$K$3];2)" office:value-type="float" office:value="64138.81">
            <text:p>64138.81</text:p>
          </table:table-cell>
          <table:table-cell table:formula="of:=ROUND([.B194]-([.$I$1]-[.B194]*([.$A$2]/(2*100))/[.$C$3])-[.$K$3]/2;2)" office:value-type="float" office:value="85173.97">
            <text:p>85173.97</text:p>
          </table:table-cell>
          <table:table-cell table:formula="of:=ROUND([.C194]-([.$J$1]-[.C194]*([.$A$2]/(4*100))/[.$C$3])-[.$K$3]/4;2)" office:value-type="float" office:value="93233.55">
            <text:p>93233.55</text:p>
          </table:table-cell>
          <table:table-cell table:formula="of:=[.D194]+1" office:value-type="float" office:value="188">
            <text:p>188</text:p>
          </table:table-cell>
          <table:table-cell table:number-columns-repeated="9"/>
        </table:table-row>
        <table:table-row table:style-name="ro1">
          <table:table-cell table:formula="of:=ROUND([.A195]-([.$H$1]-[.A195]*([.$A$2]/100)/[.$C$3])-[.$K$3];2)" office:value-type="float" office:value="63872.64">
            <text:p>63872.64</text:p>
          </table:table-cell>
          <table:table-cell table:formula="of:=ROUND([.B195]-([.$I$1]-[.B195]*([.$A$2]/(2*100))/[.$C$3])-[.$K$3]/2;2)" office:value-type="float" office:value="85080.32">
            <text:p>85080.32</text:p>
          </table:table-cell>
          <table:table-cell table:formula="of:=ROUND([.C195]-([.$J$1]-[.C195]*([.$A$2]/(4*100))/[.$C$3])-[.$K$3]/4;2)" office:value-type="float" office:value="93194.28">
            <text:p>93194.28</text:p>
          </table:table-cell>
          <table:table-cell table:formula="of:=[.D195]+1" office:value-type="float" office:value="189">
            <text:p>189</text:p>
          </table:table-cell>
          <table:table-cell table:number-columns-repeated="9"/>
        </table:table-row>
        <table:table-row table:style-name="ro1">
          <table:table-cell table:formula="of:=ROUND([.A196]-([.$H$1]-[.A196]*([.$A$2]/100)/[.$C$3])-[.$K$3];2)" office:value-type="float" office:value="63605.47">
            <text:p>63605.47</text:p>
          </table:table-cell>
          <table:table-cell table:formula="of:=ROUND([.B196]-([.$I$1]-[.B196]*([.$A$2]/(2*100))/[.$C$3])-[.$K$3]/2;2)" office:value-type="float" office:value="84986.5">
            <text:p>84986.5</text:p>
          </table:table-cell>
          <table:table-cell table:formula="of:=ROUND([.C196]-([.$J$1]-[.C196]*([.$A$2]/(4*100))/[.$C$3])-[.$K$3]/4;2)" office:value-type="float" office:value="93154.97">
            <text:p>93154.97</text:p>
          </table:table-cell>
          <table:table-cell table:formula="of:=[.D196]+1" office:value-type="float" office:value="190">
            <text:p>190</text:p>
          </table:table-cell>
          <table:table-cell table:number-columns-repeated="9"/>
        </table:table-row>
        <table:table-row table:style-name="ro1">
          <table:table-cell table:formula="of:=ROUND([.A197]-([.$H$1]-[.A197]*([.$A$2]/100)/[.$C$3])-[.$K$3];2)" office:value-type="float" office:value="63337.3">
            <text:p>63337.3</text:p>
          </table:table-cell>
          <table:table-cell table:formula="of:=ROUND([.B197]-([.$I$1]-[.B197]*([.$A$2]/(2*100))/[.$C$3])-[.$K$3]/2;2)" office:value-type="float" office:value="84892.5">
            <text:p>84892.5</text:p>
          </table:table-cell>
          <table:table-cell table:formula="of:=ROUND([.C197]-([.$J$1]-[.C197]*([.$A$2]/(4*100))/[.$C$3])-[.$K$3]/4;2)" office:value-type="float" office:value="93115.62">
            <text:p>93115.62</text:p>
          </table:table-cell>
          <table:table-cell table:formula="of:=[.D197]+1" office:value-type="float" office:value="191">
            <text:p>191</text:p>
          </table:table-cell>
          <table:table-cell table:number-columns-repeated="9"/>
        </table:table-row>
        <table:table-row table:style-name="ro1">
          <table:table-cell table:formula="of:=ROUND([.A198]-([.$H$1]-[.A198]*([.$A$2]/100)/[.$C$3])-[.$K$3];2)" office:value-type="float" office:value="63068.12">
            <text:p>63068.12</text:p>
          </table:table-cell>
          <table:table-cell table:formula="of:=ROUND([.B198]-([.$I$1]-[.B198]*([.$A$2]/(2*100))/[.$C$3])-[.$K$3]/2;2)" office:value-type="float" office:value="84798.32">
            <text:p>84798.32</text:p>
          </table:table-cell>
          <table:table-cell table:formula="of:=ROUND([.C198]-([.$J$1]-[.C198]*([.$A$2]/(4*100))/[.$C$3])-[.$K$3]/4;2)" office:value-type="float" office:value="93076.24">
            <text:p>93076.24</text:p>
          </table:table-cell>
          <table:table-cell table:formula="of:=[.D198]+1" office:value-type="float" office:value="192">
            <text:p>192</text:p>
          </table:table-cell>
          <table:table-cell table:number-columns-repeated="9"/>
        </table:table-row>
        <table:table-row table:style-name="ro1">
          <table:table-cell table:formula="of:=ROUND([.A199]-([.$H$1]-[.A199]*([.$A$2]/100)/[.$C$3])-[.$K$3];2)" office:value-type="float" office:value="62797.94">
            <text:p>62797.94</text:p>
          </table:table-cell>
          <table:table-cell table:formula="of:=ROUND([.B199]-([.$I$1]-[.B199]*([.$A$2]/(2*100))/[.$C$3])-[.$K$3]/2;2)" office:value-type="float" office:value="84703.97">
            <text:p>84703.97</text:p>
          </table:table-cell>
          <table:table-cell table:formula="of:=ROUND([.C199]-([.$J$1]-[.C199]*([.$A$2]/(4*100))/[.$C$3])-[.$K$3]/4;2)" office:value-type="float" office:value="93036.82">
            <text:p>93036.82</text:p>
          </table:table-cell>
          <table:table-cell table:formula="of:=[.D199]+1" office:value-type="float" office:value="193">
            <text:p>193</text:p>
          </table:table-cell>
          <table:table-cell table:number-columns-repeated="9"/>
        </table:table-row>
        <table:table-row table:style-name="ro1">
          <table:table-cell table:formula="of:=ROUND([.A200]-([.$H$1]-[.A200]*([.$A$2]/100)/[.$C$3])-[.$K$3];2)" office:value-type="float" office:value="62526.74">
            <text:p>62526.74</text:p>
          </table:table-cell>
          <table:table-cell table:formula="of:=ROUND([.B200]-([.$I$1]-[.B200]*([.$A$2]/(2*100))/[.$C$3])-[.$K$3]/2;2)" office:value-type="float" office:value="84609.44">
            <text:p>84609.44</text:p>
          </table:table-cell>
          <table:table-cell table:formula="of:=ROUND([.C200]-([.$J$1]-[.C200]*([.$A$2]/(4*100))/[.$C$3])-[.$K$3]/4;2)" office:value-type="float" office:value="92997.36">
            <text:p>92997.36</text:p>
          </table:table-cell>
          <table:table-cell table:formula="of:=[.D200]+1" office:value-type="float" office:value="194">
            <text:p>194</text:p>
          </table:table-cell>
          <table:table-cell table:number-columns-repeated="9"/>
        </table:table-row>
        <table:table-row table:style-name="ro1">
          <table:table-cell table:formula="of:=ROUND([.A201]-([.$H$1]-[.A201]*([.$A$2]/100)/[.$C$3])-[.$K$3];2)" office:value-type="float" office:value="62254.53">
            <text:p>62254.53</text:p>
          </table:table-cell>
          <table:table-cell table:formula="of:=ROUND([.B201]-([.$I$1]-[.B201]*([.$A$2]/(2*100))/[.$C$3])-[.$K$3]/2;2)" office:value-type="float" office:value="84514.73">
            <text:p>84514.73</text:p>
          </table:table-cell>
          <table:table-cell table:formula="of:=ROUND([.C201]-([.$J$1]-[.C201]*([.$A$2]/(4*100))/[.$C$3])-[.$K$3]/4;2)" office:value-type="float" office:value="92957.87">
            <text:p>92957.87</text:p>
          </table:table-cell>
          <table:table-cell table:formula="of:=[.D201]+1" office:value-type="float" office:value="195">
            <text:p>195</text:p>
          </table:table-cell>
          <table:table-cell table:number-columns-repeated="9"/>
        </table:table-row>
        <table:table-row table:style-name="ro1">
          <table:table-cell table:formula="of:=ROUND([.A202]-([.$H$1]-[.A202]*([.$A$2]/100)/[.$C$3])-[.$K$3];2)" office:value-type="float" office:value="61981.29">
            <text:p>61981.29</text:p>
          </table:table-cell>
          <table:table-cell table:formula="of:=ROUND([.B202]-([.$I$1]-[.B202]*([.$A$2]/(2*100))/[.$C$3])-[.$K$3]/2;2)" office:value-type="float" office:value="84419.85">
            <text:p>84419.85</text:p>
          </table:table-cell>
          <table:table-cell table:formula="of:=ROUND([.C202]-([.$J$1]-[.C202]*([.$A$2]/(4*100))/[.$C$3])-[.$K$3]/4;2)" office:value-type="float" office:value="92918.34">
            <text:p>92918.34</text:p>
          </table:table-cell>
          <table:table-cell table:formula="of:=[.D202]+1" office:value-type="float" office:value="196">
            <text:p>196</text:p>
          </table:table-cell>
          <table:table-cell table:number-columns-repeated="9"/>
        </table:table-row>
        <table:table-row table:style-name="ro1">
          <table:table-cell table:formula="of:=ROUND([.A203]-([.$H$1]-[.A203]*([.$A$2]/100)/[.$C$3])-[.$K$3];2)" office:value-type="float" office:value="61707.03">
            <text:p>61707.03</text:p>
          </table:table-cell>
          <table:table-cell table:formula="of:=ROUND([.B203]-([.$I$1]-[.B203]*([.$A$2]/(2*100))/[.$C$3])-[.$K$3]/2;2)" office:value-type="float" office:value="84324.79">
            <text:p>84324.79</text:p>
          </table:table-cell>
          <table:table-cell table:formula="of:=ROUND([.C203]-([.$J$1]-[.C203]*([.$A$2]/(4*100))/[.$C$3])-[.$K$3]/4;2)" office:value-type="float" office:value="92878.77">
            <text:p>92878.77</text:p>
          </table:table-cell>
          <table:table-cell table:formula="of:=[.D203]+1" office:value-type="float" office:value="197">
            <text:p>197</text:p>
          </table:table-cell>
          <table:table-cell table:number-columns-repeated="9"/>
        </table:table-row>
        <table:table-row table:style-name="ro1">
          <table:table-cell table:formula="of:=ROUND([.A204]-([.$H$1]-[.A204]*([.$A$2]/100)/[.$C$3])-[.$K$3];2)" office:value-type="float" office:value="61431.74">
            <text:p>61431.74</text:p>
          </table:table-cell>
          <table:table-cell table:formula="of:=ROUND([.B204]-([.$I$1]-[.B204]*([.$A$2]/(2*100))/[.$C$3])-[.$K$3]/2;2)" office:value-type="float" office:value="84229.55">
            <text:p>84229.55</text:p>
          </table:table-cell>
          <table:table-cell table:formula="of:=ROUND([.C204]-([.$J$1]-[.C204]*([.$A$2]/(4*100))/[.$C$3])-[.$K$3]/4;2)" office:value-type="float" office:value="92839.16">
            <text:p>92839.16</text:p>
          </table:table-cell>
          <table:table-cell table:formula="of:=[.D204]+1" office:value-type="float" office:value="198">
            <text:p>198</text:p>
          </table:table-cell>
          <table:table-cell table:number-columns-repeated="9"/>
        </table:table-row>
        <table:table-row table:style-name="ro1">
          <table:table-cell table:formula="of:=ROUND([.A205]-([.$H$1]-[.A205]*([.$A$2]/100)/[.$C$3])-[.$K$3];2)" office:value-type="float" office:value="61155.42">
            <text:p>61155.42</text:p>
          </table:table-cell>
          <table:table-cell table:formula="of:=ROUND([.B205]-([.$I$1]-[.B205]*([.$A$2]/(2*100))/[.$C$3])-[.$K$3]/2;2)" office:value-type="float" office:value="84134.13">
            <text:p>84134.13</text:p>
          </table:table-cell>
          <table:table-cell table:formula="of:=ROUND([.C205]-([.$J$1]-[.C205]*([.$A$2]/(4*100))/[.$C$3])-[.$K$3]/4;2)" office:value-type="float" office:value="92799.52">
            <text:p>92799.52</text:p>
          </table:table-cell>
          <table:table-cell table:formula="of:=[.D205]+1" office:value-type="float" office:value="199">
            <text:p>199</text:p>
          </table:table-cell>
          <table:table-cell table:number-columns-repeated="9"/>
        </table:table-row>
        <table:table-row table:style-name="ro1">
          <table:table-cell table:formula="of:=ROUND([.A206]-([.$H$1]-[.A206]*([.$A$2]/100)/[.$C$3])-[.$K$3];2)" office:value-type="float" office:value="60878.06">
            <text:p>60878.06</text:p>
          </table:table-cell>
          <table:table-cell table:formula="of:=ROUND([.B206]-([.$I$1]-[.B206]*([.$A$2]/(2*100))/[.$C$3])-[.$K$3]/2;2)" office:value-type="float" office:value="84038.53">
            <text:p>84038.53</text:p>
          </table:table-cell>
          <table:table-cell table:formula="of:=ROUND([.C206]-([.$J$1]-[.C206]*([.$A$2]/(4*100))/[.$C$3])-[.$K$3]/4;2)" office:value-type="float" office:value="92759.84">
            <text:p>92759.84</text:p>
          </table:table-cell>
          <table:table-cell table:formula="of:=[.D206]+1" office:value-type="float" office:value="200">
            <text:p>200</text:p>
          </table:table-cell>
          <table:table-cell table:number-columns-repeated="9"/>
        </table:table-row>
        <table:table-row table:style-name="ro1">
          <table:table-cell table:formula="of:=ROUND([.A207]-([.$H$1]-[.A207]*([.$A$2]/100)/[.$C$3])-[.$K$3];2)" office:value-type="float" office:value="60599.66">
            <text:p>60599.66</text:p>
          </table:table-cell>
          <table:table-cell table:formula="of:=ROUND([.B207]-([.$I$1]-[.B207]*([.$A$2]/(2*100))/[.$C$3])-[.$K$3]/2;2)" office:value-type="float" office:value="83942.75">
            <text:p>83942.75</text:p>
          </table:table-cell>
          <table:table-cell table:formula="of:=ROUND([.C207]-([.$J$1]-[.C207]*([.$A$2]/(4*100))/[.$C$3])-[.$K$3]/4;2)" office:value-type="float" office:value="92720.12">
            <text:p>92720.12</text:p>
          </table:table-cell>
          <table:table-cell table:formula="of:=[.D207]+1" office:value-type="float" office:value="201">
            <text:p>201</text:p>
          </table:table-cell>
          <table:table-cell table:number-columns-repeated="9"/>
        </table:table-row>
        <table:table-row table:style-name="ro1">
          <table:table-cell table:formula="of:=ROUND([.A208]-([.$H$1]-[.A208]*([.$A$2]/100)/[.$C$3])-[.$K$3];2)" office:value-type="float" office:value="60320.22">
            <text:p>60320.22</text:p>
          </table:table-cell>
          <table:table-cell table:formula="of:=ROUND([.B208]-([.$I$1]-[.B208]*([.$A$2]/(2*100))/[.$C$3])-[.$K$3]/2;2)" office:value-type="float" office:value="83846.79">
            <text:p>83846.79</text:p>
          </table:table-cell>
          <table:table-cell table:formula="of:=ROUND([.C208]-([.$J$1]-[.C208]*([.$A$2]/(4*100))/[.$C$3])-[.$K$3]/4;2)" office:value-type="float" office:value="92680.37">
            <text:p>92680.37</text:p>
          </table:table-cell>
          <table:table-cell table:formula="of:=[.D208]+1" office:value-type="float" office:value="202">
            <text:p>202</text:p>
          </table:table-cell>
          <table:table-cell table:number-columns-repeated="9"/>
        </table:table-row>
        <table:table-row table:style-name="ro1">
          <table:table-cell table:formula="of:=ROUND([.A209]-([.$H$1]-[.A209]*([.$A$2]/100)/[.$C$3])-[.$K$3];2)" office:value-type="float" office:value="60039.73">
            <text:p>60039.73</text:p>
          </table:table-cell>
          <table:table-cell table:formula="of:=ROUND([.B209]-([.$I$1]-[.B209]*([.$A$2]/(2*100))/[.$C$3])-[.$K$3]/2;2)" office:value-type="float" office:value="83750.65">
            <text:p>83750.65</text:p>
          </table:table-cell>
          <table:table-cell table:formula="of:=ROUND([.C209]-([.$J$1]-[.C209]*([.$A$2]/(4*100))/[.$C$3])-[.$K$3]/4;2)" office:value-type="float" office:value="92640.58">
            <text:p>92640.58</text:p>
          </table:table-cell>
          <table:table-cell table:formula="of:=[.D209]+1" office:value-type="float" office:value="203">
            <text:p>203</text:p>
          </table:table-cell>
          <table:table-cell table:number-columns-repeated="9"/>
        </table:table-row>
        <table:table-row table:style-name="ro1">
          <table:table-cell table:formula="of:=ROUND([.A210]-([.$H$1]-[.A210]*([.$A$2]/100)/[.$C$3])-[.$K$3];2)" office:value-type="float" office:value="59758.19">
            <text:p>59758.19</text:p>
          </table:table-cell>
          <table:table-cell table:formula="of:=ROUND([.B210]-([.$I$1]-[.B210]*([.$A$2]/(2*100))/[.$C$3])-[.$K$3]/2;2)" office:value-type="float" office:value="83654.33">
            <text:p>83654.33</text:p>
          </table:table-cell>
          <table:table-cell table:formula="of:=ROUND([.C210]-([.$J$1]-[.C210]*([.$A$2]/(4*100))/[.$C$3])-[.$K$3]/4;2)" office:value-type="float" office:value="92600.75">
            <text:p>92600.75</text:p>
          </table:table-cell>
          <table:table-cell table:formula="of:=[.D210]+1" office:value-type="float" office:value="204">
            <text:p>204</text:p>
          </table:table-cell>
          <table:table-cell table:number-columns-repeated="9"/>
        </table:table-row>
        <table:table-row table:style-name="ro1">
          <table:table-cell table:formula="of:=ROUND([.A211]-([.$H$1]-[.A211]*([.$A$2]/100)/[.$C$3])-[.$K$3];2)" office:value-type="float" office:value="59475.59">
            <text:p>59475.59</text:p>
          </table:table-cell>
          <table:table-cell table:formula="of:=ROUND([.B211]-([.$I$1]-[.B211]*([.$A$2]/(2*100))/[.$C$3])-[.$K$3]/2;2)" office:value-type="float" office:value="83557.83">
            <text:p>83557.83</text:p>
          </table:table-cell>
          <table:table-cell table:formula="of:=ROUND([.C211]-([.$J$1]-[.C211]*([.$A$2]/(4*100))/[.$C$3])-[.$K$3]/4;2)" office:value-type="float" office:value="92560.88">
            <text:p>92560.88</text:p>
          </table:table-cell>
          <table:table-cell table:formula="of:=[.D211]+1" office:value-type="float" office:value="205">
            <text:p>205</text:p>
          </table:table-cell>
          <table:table-cell table:number-columns-repeated="9"/>
        </table:table-row>
        <table:table-row table:style-name="ro1">
          <table:table-cell table:formula="of:=ROUND([.A212]-([.$H$1]-[.A212]*([.$A$2]/100)/[.$C$3])-[.$K$3];2)" office:value-type="float" office:value="59191.93">
            <text:p>59191.93</text:p>
          </table:table-cell>
          <table:table-cell table:formula="of:=ROUND([.B212]-([.$I$1]-[.B212]*([.$A$2]/(2*100))/[.$C$3])-[.$K$3]/2;2)" office:value-type="float" office:value="83461.15">
            <text:p>83461.15</text:p>
          </table:table-cell>
          <table:table-cell table:formula="of:=ROUND([.C212]-([.$J$1]-[.C212]*([.$A$2]/(4*100))/[.$C$3])-[.$K$3]/4;2)" office:value-type="float" office:value="92520.98">
            <text:p>92520.98</text:p>
          </table:table-cell>
          <table:table-cell table:formula="of:=[.D212]+1" office:value-type="float" office:value="206">
            <text:p>206</text:p>
          </table:table-cell>
          <table:table-cell table:number-columns-repeated="9"/>
        </table:table-row>
        <table:table-row table:style-name="ro1">
          <table:table-cell table:formula="of:=ROUND([.A213]-([.$H$1]-[.A213]*([.$A$2]/100)/[.$C$3])-[.$K$3];2)" office:value-type="float" office:value="58907.21">
            <text:p>58907.21</text:p>
          </table:table-cell>
          <table:table-cell table:formula="of:=ROUND([.B213]-([.$I$1]-[.B213]*([.$A$2]/(2*100))/[.$C$3])-[.$K$3]/2;2)" office:value-type="float" office:value="83364.29">
            <text:p>83364.29</text:p>
          </table:table-cell>
          <table:table-cell table:formula="of:=ROUND([.C213]-([.$J$1]-[.C213]*([.$A$2]/(4*100))/[.$C$3])-[.$K$3]/4;2)" office:value-type="float" office:value="92481.04">
            <text:p>92481.04</text:p>
          </table:table-cell>
          <table:table-cell table:formula="of:=[.D213]+1" office:value-type="float" office:value="207">
            <text:p>207</text:p>
          </table:table-cell>
          <table:table-cell table:number-columns-repeated="9"/>
        </table:table-row>
        <table:table-row table:style-name="ro1">
          <table:table-cell table:formula="of:=ROUND([.A214]-([.$H$1]-[.A214]*([.$A$2]/100)/[.$C$3])-[.$K$3];2)" office:value-type="float" office:value="58621.42">
            <text:p>58621.42</text:p>
          </table:table-cell>
          <table:table-cell table:formula="of:=ROUND([.B214]-([.$I$1]-[.B214]*([.$A$2]/(2*100))/[.$C$3])-[.$K$3]/2;2)" office:value-type="float" office:value="83267.25">
            <text:p>83267.25</text:p>
          </table:table-cell>
          <table:table-cell table:formula="of:=ROUND([.C214]-([.$J$1]-[.C214]*([.$A$2]/(4*100))/[.$C$3])-[.$K$3]/4;2)" office:value-type="float" office:value="92441.06">
            <text:p>92441.06</text:p>
          </table:table-cell>
          <table:table-cell table:formula="of:=[.D214]+1" office:value-type="float" office:value="208">
            <text:p>208</text:p>
          </table:table-cell>
          <table:table-cell table:number-columns-repeated="9"/>
        </table:table-row>
        <table:table-row table:style-name="ro1">
          <table:table-cell table:formula="of:=ROUND([.A215]-([.$H$1]-[.A215]*([.$A$2]/100)/[.$C$3])-[.$K$3];2)" office:value-type="float" office:value="58334.56">
            <text:p>58334.56</text:p>
          </table:table-cell>
          <table:table-cell table:formula="of:=ROUND([.B215]-([.$I$1]-[.B215]*([.$A$2]/(2*100))/[.$C$3])-[.$K$3]/2;2)" office:value-type="float" office:value="83170.03">
            <text:p>83170.03</text:p>
          </table:table-cell>
          <table:table-cell table:formula="of:=ROUND([.C215]-([.$J$1]-[.C215]*([.$A$2]/(4*100))/[.$C$3])-[.$K$3]/4;2)" office:value-type="float" office:value="92401.04">
            <text:p>92401.04</text:p>
          </table:table-cell>
          <table:table-cell table:formula="of:=[.D215]+1" office:value-type="float" office:value="209">
            <text:p>209</text:p>
          </table:table-cell>
          <table:table-cell table:number-columns-repeated="9"/>
        </table:table-row>
        <table:table-row table:style-name="ro1">
          <table:table-cell table:formula="of:=ROUND([.A216]-([.$H$1]-[.A216]*([.$A$2]/100)/[.$C$3])-[.$K$3];2)" office:value-type="float" office:value="58046.62">
            <text:p>58046.62</text:p>
          </table:table-cell>
          <table:table-cell table:formula="of:=ROUND([.B216]-([.$I$1]-[.B216]*([.$A$2]/(2*100))/[.$C$3])-[.$K$3]/2;2)" office:value-type="float" office:value="83072.62">
            <text:p>83072.62</text:p>
          </table:table-cell>
          <table:table-cell table:formula="of:=ROUND([.C216]-([.$J$1]-[.C216]*([.$A$2]/(4*100))/[.$C$3])-[.$K$3]/4;2)" office:value-type="float" office:value="92360.99">
            <text:p>92360.99</text:p>
          </table:table-cell>
          <table:table-cell table:formula="of:=[.D216]+1" office:value-type="float" office:value="210">
            <text:p>210</text:p>
          </table:table-cell>
          <table:table-cell table:number-columns-repeated="9"/>
        </table:table-row>
        <table:table-row table:style-name="ro1">
          <table:table-cell table:formula="of:=ROUND([.A217]-([.$H$1]-[.A217]*([.$A$2]/100)/[.$C$3])-[.$K$3];2)" office:value-type="float" office:value="57757.6">
            <text:p>57757.6</text:p>
          </table:table-cell>
          <table:table-cell table:formula="of:=ROUND([.B217]-([.$I$1]-[.B217]*([.$A$2]/(2*100))/[.$C$3])-[.$K$3]/2;2)" office:value-type="float" office:value="82975.03">
            <text:p>82975.03</text:p>
          </table:table-cell>
          <table:table-cell table:formula="of:=ROUND([.C217]-([.$J$1]-[.C217]*([.$A$2]/(4*100))/[.$C$3])-[.$K$3]/4;2)" office:value-type="float" office:value="92320.9">
            <text:p>92320.9</text:p>
          </table:table-cell>
          <table:table-cell table:formula="of:=[.D217]+1" office:value-type="float" office:value="211">
            <text:p>211</text:p>
          </table:table-cell>
          <table:table-cell table:number-columns-repeated="9"/>
        </table:table-row>
        <table:table-row table:style-name="ro1">
          <table:table-cell table:formula="of:=ROUND([.A218]-([.$H$1]-[.A218]*([.$A$2]/100)/[.$C$3])-[.$K$3];2)" office:value-type="float" office:value="57467.5">
            <text:p>57467.5</text:p>
          </table:table-cell>
          <table:table-cell table:formula="of:=ROUND([.B218]-([.$I$1]-[.B218]*([.$A$2]/(2*100))/[.$C$3])-[.$K$3]/2;2)" office:value-type="float" office:value="82877.26">
            <text:p>82877.26</text:p>
          </table:table-cell>
          <table:table-cell table:formula="of:=ROUND([.C218]-([.$J$1]-[.C218]*([.$A$2]/(4*100))/[.$C$3])-[.$K$3]/4;2)" office:value-type="float" office:value="92280.77">
            <text:p>92280.77</text:p>
          </table:table-cell>
          <table:table-cell table:formula="of:=[.D218]+1" office:value-type="float" office:value="212">
            <text:p>212</text:p>
          </table:table-cell>
          <table:table-cell table:number-columns-repeated="9"/>
        </table:table-row>
        <table:table-row table:style-name="ro1">
          <table:table-cell table:formula="of:=ROUND([.A219]-([.$H$1]-[.A219]*([.$A$2]/100)/[.$C$3])-[.$K$3];2)" office:value-type="float" office:value="57176.31">
            <text:p>57176.31</text:p>
          </table:table-cell>
          <table:table-cell table:formula="of:=ROUND([.B219]-([.$I$1]-[.B219]*([.$A$2]/(2*100))/[.$C$3])-[.$K$3]/2;2)" office:value-type="float" office:value="82779.3">
            <text:p>82779.3</text:p>
          </table:table-cell>
          <table:table-cell table:formula="of:=ROUND([.C219]-([.$J$1]-[.C219]*([.$A$2]/(4*100))/[.$C$3])-[.$K$3]/4;2)" office:value-type="float" office:value="92240.6">
            <text:p>92240.6</text:p>
          </table:table-cell>
          <table:table-cell table:formula="of:=[.D219]+1" office:value-type="float" office:value="213">
            <text:p>213</text:p>
          </table:table-cell>
          <table:table-cell table:number-columns-repeated="9"/>
        </table:table-row>
        <table:table-row table:style-name="ro1">
          <table:table-cell table:formula="of:=ROUND([.A220]-([.$H$1]-[.A220]*([.$A$2]/100)/[.$C$3])-[.$K$3];2)" office:value-type="float" office:value="56884.03">
            <text:p>56884.03</text:p>
          </table:table-cell>
          <table:table-cell table:formula="of:=ROUND([.B220]-([.$I$1]-[.B220]*([.$A$2]/(2*100))/[.$C$3])-[.$K$3]/2;2)" office:value-type="float" office:value="82681.16">
            <text:p>82681.16</text:p>
          </table:table-cell>
          <table:table-cell table:formula="of:=ROUND([.C220]-([.$J$1]-[.C220]*([.$A$2]/(4*100))/[.$C$3])-[.$K$3]/4;2)" office:value-type="float" office:value="92200.4">
            <text:p>92200.4</text:p>
          </table:table-cell>
          <table:table-cell table:formula="of:=[.D220]+1" office:value-type="float" office:value="214">
            <text:p>214</text:p>
          </table:table-cell>
          <table:table-cell table:number-columns-repeated="9"/>
        </table:table-row>
        <table:table-row table:style-name="ro1">
          <table:table-cell table:formula="of:=ROUND([.A221]-([.$H$1]-[.A221]*([.$A$2]/100)/[.$C$3])-[.$K$3];2)" office:value-type="float" office:value="56590.66">
            <text:p>56590.66</text:p>
          </table:table-cell>
          <table:table-cell table:formula="of:=ROUND([.B221]-([.$I$1]-[.B221]*([.$A$2]/(2*100))/[.$C$3])-[.$K$3]/2;2)" office:value-type="float" office:value="82582.84">
            <text:p>82582.84</text:p>
          </table:table-cell>
          <table:table-cell table:formula="of:=ROUND([.C221]-([.$J$1]-[.C221]*([.$A$2]/(4*100))/[.$C$3])-[.$K$3]/4;2)" office:value-type="float" office:value="92160.16">
            <text:p>92160.16</text:p>
          </table:table-cell>
          <table:table-cell table:formula="of:=[.D221]+1" office:value-type="float" office:value="215">
            <text:p>215</text:p>
          </table:table-cell>
          <table:table-cell table:number-columns-repeated="9"/>
        </table:table-row>
        <table:table-row table:style-name="ro1">
          <table:table-cell table:formula="of:=ROUND([.A222]-([.$H$1]-[.A222]*([.$A$2]/100)/[.$C$3])-[.$K$3];2)" office:value-type="float" office:value="56296.18">
            <text:p>56296.18</text:p>
          </table:table-cell>
          <table:table-cell table:formula="of:=ROUND([.B222]-([.$I$1]-[.B222]*([.$A$2]/(2*100))/[.$C$3])-[.$K$3]/2;2)" office:value-type="float" office:value="82484.33">
            <text:p>82484.33</text:p>
          </table:table-cell>
          <table:table-cell table:formula="of:=ROUND([.C222]-([.$J$1]-[.C222]*([.$A$2]/(4*100))/[.$C$3])-[.$K$3]/4;2)" office:value-type="float" office:value="92119.88">
            <text:p>92119.88</text:p>
          </table:table-cell>
          <table:table-cell table:formula="of:=[.D222]+1" office:value-type="float" office:value="216">
            <text:p>216</text:p>
          </table:table-cell>
          <table:table-cell table:number-columns-repeated="9"/>
        </table:table-row>
        <table:table-row table:style-name="ro1">
          <table:table-cell table:formula="of:=ROUND([.A223]-([.$H$1]-[.A223]*([.$A$2]/100)/[.$C$3])-[.$K$3];2)" office:value-type="float" office:value="56000.6">
            <text:p>56000.6</text:p>
          </table:table-cell>
          <table:table-cell table:formula="of:=ROUND([.B223]-([.$I$1]-[.B223]*([.$A$2]/(2*100))/[.$C$3])-[.$K$3]/2;2)" office:value-type="float" office:value="82385.64">
            <text:p>82385.64</text:p>
          </table:table-cell>
          <table:table-cell table:formula="of:=ROUND([.C223]-([.$J$1]-[.C223]*([.$A$2]/(4*100))/[.$C$3])-[.$K$3]/4;2)" office:value-type="float" office:value="92079.56">
            <text:p>92079.56</text:p>
          </table:table-cell>
          <table:table-cell table:formula="of:=[.D223]+1" office:value-type="float" office:value="217">
            <text:p>217</text:p>
          </table:table-cell>
          <table:table-cell table:number-columns-repeated="9"/>
        </table:table-row>
        <table:table-row table:style-name="ro1">
          <table:table-cell table:formula="of:=ROUND([.A224]-([.$H$1]-[.A224]*([.$A$2]/100)/[.$C$3])-[.$K$3];2)" office:value-type="float" office:value="55703.91">
            <text:p>55703.91</text:p>
          </table:table-cell>
          <table:table-cell table:formula="of:=ROUND([.B224]-([.$I$1]-[.B224]*([.$A$2]/(2*100))/[.$C$3])-[.$K$3]/2;2)" office:value-type="float" office:value="82286.76">
            <text:p>82286.76</text:p>
          </table:table-cell>
          <table:table-cell table:formula="of:=ROUND([.C224]-([.$J$1]-[.C224]*([.$A$2]/(4*100))/[.$C$3])-[.$K$3]/4;2)" office:value-type="float" office:value="92039.2">
            <text:p>92039.2</text:p>
          </table:table-cell>
          <table:table-cell table:formula="of:=[.D224]+1" office:value-type="float" office:value="218">
            <text:p>218</text:p>
          </table:table-cell>
          <table:table-cell table:number-columns-repeated="9"/>
        </table:table-row>
        <table:table-row table:style-name="ro1">
          <table:table-cell table:formula="of:=ROUND([.A225]-([.$H$1]-[.A225]*([.$A$2]/100)/[.$C$3])-[.$K$3];2)" office:value-type="float" office:value="55406.11">
            <text:p>55406.11</text:p>
          </table:table-cell>
          <table:table-cell table:formula="of:=ROUND([.B225]-([.$I$1]-[.B225]*([.$A$2]/(2*100))/[.$C$3])-[.$K$3]/2;2)" office:value-type="float" office:value="82187.7">
            <text:p>82187.7</text:p>
          </table:table-cell>
          <table:table-cell table:formula="of:=ROUND([.C225]-([.$J$1]-[.C225]*([.$A$2]/(4*100))/[.$C$3])-[.$K$3]/4;2)" office:value-type="float" office:value="91998.81">
            <text:p>91998.81</text:p>
          </table:table-cell>
          <table:table-cell table:formula="of:=[.D225]+1" office:value-type="float" office:value="219">
            <text:p>219</text:p>
          </table:table-cell>
          <table:table-cell table:number-columns-repeated="9"/>
        </table:table-row>
        <table:table-row table:style-name="ro1">
          <table:table-cell table:formula="of:=ROUND([.A226]-([.$H$1]-[.A226]*([.$A$2]/100)/[.$C$3])-[.$K$3];2)" office:value-type="float" office:value="55107.19">
            <text:p>55107.19</text:p>
          </table:table-cell>
          <table:table-cell table:formula="of:=ROUND([.B226]-([.$I$1]-[.B226]*([.$A$2]/(2*100))/[.$C$3])-[.$K$3]/2;2)" office:value-type="float" office:value="82088.45">
            <text:p>82088.45</text:p>
          </table:table-cell>
          <table:table-cell table:formula="of:=ROUND([.C226]-([.$J$1]-[.C226]*([.$A$2]/(4*100))/[.$C$3])-[.$K$3]/4;2)" office:value-type="float" office:value="91958.38">
            <text:p>91958.38</text:p>
          </table:table-cell>
          <table:table-cell table:formula="of:=[.D226]+1" office:value-type="float" office:value="220">
            <text:p>220</text:p>
          </table:table-cell>
          <table:table-cell table:number-columns-repeated="9"/>
        </table:table-row>
        <table:table-row table:style-name="ro1">
          <table:table-cell table:formula="of:=ROUND([.A227]-([.$H$1]-[.A227]*([.$A$2]/100)/[.$C$3])-[.$K$3];2)" office:value-type="float" office:value="54807.15">
            <text:p>54807.15</text:p>
          </table:table-cell>
          <table:table-cell table:formula="of:=ROUND([.B227]-([.$I$1]-[.B227]*([.$A$2]/(2*100))/[.$C$3])-[.$K$3]/2;2)" office:value-type="float" office:value="81989.02">
            <text:p>81989.02</text:p>
          </table:table-cell>
          <table:table-cell table:formula="of:=ROUND([.C227]-([.$J$1]-[.C227]*([.$A$2]/(4*100))/[.$C$3])-[.$K$3]/4;2)" office:value-type="float" office:value="91917.91">
            <text:p>91917.91</text:p>
          </table:table-cell>
          <table:table-cell table:formula="of:=[.D227]+1" office:value-type="float" office:value="221">
            <text:p>221</text:p>
          </table:table-cell>
          <table:table-cell table:number-columns-repeated="9"/>
        </table:table-row>
        <table:table-row table:style-name="ro1">
          <table:table-cell table:formula="of:=ROUND([.A228]-([.$H$1]-[.A228]*([.$A$2]/100)/[.$C$3])-[.$K$3];2)" office:value-type="float" office:value="54505.99">
            <text:p>54505.99</text:p>
          </table:table-cell>
          <table:table-cell table:formula="of:=ROUND([.B228]-([.$I$1]-[.B228]*([.$A$2]/(2*100))/[.$C$3])-[.$K$3]/2;2)" office:value-type="float" office:value="81889.4">
            <text:p>81889.4</text:p>
          </table:table-cell>
          <table:table-cell table:formula="of:=ROUND([.C228]-([.$J$1]-[.C228]*([.$A$2]/(4*100))/[.$C$3])-[.$K$3]/4;2)" office:value-type="float" office:value="91877.4">
            <text:p>91877.4</text:p>
          </table:table-cell>
          <table:table-cell table:formula="of:=[.D228]+1" office:value-type="float" office:value="222">
            <text:p>222</text:p>
          </table:table-cell>
          <table:table-cell table:number-columns-repeated="9"/>
        </table:table-row>
        <table:table-row table:style-name="ro1">
          <table:table-cell table:formula="of:=ROUND([.A229]-([.$H$1]-[.A229]*([.$A$2]/100)/[.$C$3])-[.$K$3];2)" office:value-type="float" office:value="54203.7">
            <text:p>54203.7</text:p>
          </table:table-cell>
          <table:table-cell table:formula="of:=ROUND([.B229]-([.$I$1]-[.B229]*([.$A$2]/(2*100))/[.$C$3])-[.$K$3]/2;2)" office:value-type="float" office:value="81789.59">
            <text:p>81789.59</text:p>
          </table:table-cell>
          <table:table-cell table:formula="of:=ROUND([.C229]-([.$J$1]-[.C229]*([.$A$2]/(4*100))/[.$C$3])-[.$K$3]/4;2)" office:value-type="float" office:value="91836.86">
            <text:p>91836.86</text:p>
          </table:table-cell>
          <table:table-cell table:formula="of:=[.D229]+1" office:value-type="float" office:value="223">
            <text:p>223</text:p>
          </table:table-cell>
          <table:table-cell table:number-columns-repeated="9"/>
        </table:table-row>
        <table:table-row table:style-name="ro1">
          <table:table-cell table:formula="of:=ROUND([.A230]-([.$H$1]-[.A230]*([.$A$2]/100)/[.$C$3])-[.$K$3];2)" office:value-type="float" office:value="53900.27">
            <text:p>53900.27</text:p>
          </table:table-cell>
          <table:table-cell table:formula="of:=ROUND([.B230]-([.$I$1]-[.B230]*([.$A$2]/(2*100))/[.$C$3])-[.$K$3]/2;2)" office:value-type="float" office:value="81689.6">
            <text:p>81689.6</text:p>
          </table:table-cell>
          <table:table-cell table:formula="of:=ROUND([.C230]-([.$J$1]-[.C230]*([.$A$2]/(4*100))/[.$C$3])-[.$K$3]/4;2)" office:value-type="float" office:value="91796.28">
            <text:p>91796.28</text:p>
          </table:table-cell>
          <table:table-cell table:formula="of:=[.D230]+1" office:value-type="float" office:value="224">
            <text:p>224</text:p>
          </table:table-cell>
          <table:table-cell table:number-columns-repeated="9"/>
        </table:table-row>
        <table:table-row table:style-name="ro1">
          <table:table-cell table:formula="of:=ROUND([.A231]-([.$H$1]-[.A231]*([.$A$2]/100)/[.$C$3])-[.$K$3];2)" office:value-type="float" office:value="53595.71">
            <text:p>53595.71</text:p>
          </table:table-cell>
          <table:table-cell table:formula="of:=ROUND([.B231]-([.$I$1]-[.B231]*([.$A$2]/(2*100))/[.$C$3])-[.$K$3]/2;2)" office:value-type="float" office:value="81589.42">
            <text:p>81589.42</text:p>
          </table:table-cell>
          <table:table-cell table:formula="of:=ROUND([.C231]-([.$J$1]-[.C231]*([.$A$2]/(4*100))/[.$C$3])-[.$K$3]/4;2)" office:value-type="float" office:value="91755.66">
            <text:p>91755.66</text:p>
          </table:table-cell>
          <table:table-cell table:formula="of:=[.D231]+1" office:value-type="float" office:value="225">
            <text:p>225</text:p>
          </table:table-cell>
          <table:table-cell table:number-columns-repeated="9"/>
        </table:table-row>
        <table:table-row table:style-name="ro1">
          <table:table-cell table:formula="of:=ROUND([.A232]-([.$H$1]-[.A232]*([.$A$2]/100)/[.$C$3])-[.$K$3];2)" office:value-type="float" office:value="53290">
            <text:p>53290</text:p>
          </table:table-cell>
          <table:table-cell table:formula="of:=ROUND([.B232]-([.$I$1]-[.B232]*([.$A$2]/(2*100))/[.$C$3])-[.$K$3]/2;2)" office:value-type="float" office:value="81489.05">
            <text:p>81489.05</text:p>
          </table:table-cell>
          <table:table-cell table:formula="of:=ROUND([.C232]-([.$J$1]-[.C232]*([.$A$2]/(4*100))/[.$C$3])-[.$K$3]/4;2)" office:value-type="float" office:value="91715">
            <text:p>91715</text:p>
          </table:table-cell>
          <table:table-cell table:formula="of:=[.D232]+1" office:value-type="float" office:value="226">
            <text:p>226</text:p>
          </table:table-cell>
          <table:table-cell table:number-columns-repeated="9"/>
        </table:table-row>
        <table:table-row table:style-name="ro1">
          <table:table-cell table:formula="of:=ROUND([.A233]-([.$H$1]-[.A233]*([.$A$2]/100)/[.$C$3])-[.$K$3];2)" office:value-type="float" office:value="52983.15">
            <text:p>52983.15</text:p>
          </table:table-cell>
          <table:table-cell table:formula="of:=ROUND([.B233]-([.$I$1]-[.B233]*([.$A$2]/(2*100))/[.$C$3])-[.$K$3]/2;2)" office:value-type="float" office:value="81388.49">
            <text:p>81388.49</text:p>
          </table:table-cell>
          <table:table-cell table:formula="of:=ROUND([.C233]-([.$J$1]-[.C233]*([.$A$2]/(4*100))/[.$C$3])-[.$K$3]/4;2)" office:value-type="float" office:value="91674.3">
            <text:p>91674.3</text:p>
          </table:table-cell>
          <table:table-cell table:formula="of:=[.D233]+1" office:value-type="float" office:value="227">
            <text:p>227</text:p>
          </table:table-cell>
          <table:table-cell table:number-columns-repeated="9"/>
        </table:table-row>
        <table:table-row table:style-name="ro1">
          <table:table-cell table:formula="of:=ROUND([.A234]-([.$H$1]-[.A234]*([.$A$2]/100)/[.$C$3])-[.$K$3];2)" office:value-type="float" office:value="52675.15">
            <text:p>52675.15</text:p>
          </table:table-cell>
          <table:table-cell table:formula="of:=ROUND([.B234]-([.$I$1]-[.B234]*([.$A$2]/(2*100))/[.$C$3])-[.$K$3]/2;2)" office:value-type="float" office:value="81287.74">
            <text:p>81287.74</text:p>
          </table:table-cell>
          <table:table-cell table:formula="of:=ROUND([.C234]-([.$J$1]-[.C234]*([.$A$2]/(4*100))/[.$C$3])-[.$K$3]/4;2)" office:value-type="float" office:value="91633.56">
            <text:p>91633.56</text:p>
          </table:table-cell>
          <table:table-cell table:formula="of:=[.D234]+1" office:value-type="float" office:value="228">
            <text:p>228</text:p>
          </table:table-cell>
          <table:table-cell table:number-columns-repeated="9"/>
        </table:table-row>
        <table:table-row table:style-name="ro1">
          <table:table-cell table:formula="of:=ROUND([.A235]-([.$H$1]-[.A235]*([.$A$2]/100)/[.$C$3])-[.$K$3];2)" office:value-type="float" office:value="52365.99">
            <text:p>52365.99</text:p>
          </table:table-cell>
          <table:table-cell table:formula="of:=ROUND([.B235]-([.$I$1]-[.B235]*([.$A$2]/(2*100))/[.$C$3])-[.$K$3]/2;2)" office:value-type="float" office:value="81186.8">
            <text:p>81186.8</text:p>
          </table:table-cell>
          <table:table-cell table:formula="of:=ROUND([.C235]-([.$J$1]-[.C235]*([.$A$2]/(4*100))/[.$C$3])-[.$K$3]/4;2)" office:value-type="float" office:value="91592.79">
            <text:p>91592.79</text:p>
          </table:table-cell>
          <table:table-cell table:formula="of:=[.D235]+1" office:value-type="float" office:value="229">
            <text:p>229</text:p>
          </table:table-cell>
          <table:table-cell table:number-columns-repeated="9"/>
        </table:table-row>
        <table:table-row table:style-name="ro1">
          <table:table-cell table:formula="of:=ROUND([.A236]-([.$H$1]-[.A236]*([.$A$2]/100)/[.$C$3])-[.$K$3];2)" office:value-type="float" office:value="52055.67">
            <text:p>52055.67</text:p>
          </table:table-cell>
          <table:table-cell table:formula="of:=ROUND([.B236]-([.$I$1]-[.B236]*([.$A$2]/(2*100))/[.$C$3])-[.$K$3]/2;2)" office:value-type="float" office:value="81085.68">
            <text:p>81085.68</text:p>
          </table:table-cell>
          <table:table-cell table:formula="of:=ROUND([.C236]-([.$J$1]-[.C236]*([.$A$2]/(4*100))/[.$C$3])-[.$K$3]/4;2)" office:value-type="float" office:value="91551.98">
            <text:p>91551.98</text:p>
          </table:table-cell>
          <table:table-cell table:formula="of:=[.D236]+1" office:value-type="float" office:value="230">
            <text:p>230</text:p>
          </table:table-cell>
          <table:table-cell table:number-columns-repeated="9"/>
        </table:table-row>
        <table:table-row table:style-name="ro1">
          <table:table-cell table:formula="of:=ROUND([.A237]-([.$H$1]-[.A237]*([.$A$2]/100)/[.$C$3])-[.$K$3];2)" office:value-type="float" office:value="51744.19">
            <text:p>51744.19</text:p>
          </table:table-cell>
          <table:table-cell table:formula="of:=ROUND([.B237]-([.$I$1]-[.B237]*([.$A$2]/(2*100))/[.$C$3])-[.$K$3]/2;2)" office:value-type="float" office:value="80984.37">
            <text:p>80984.37</text:p>
          </table:table-cell>
          <table:table-cell table:formula="of:=ROUND([.C237]-([.$J$1]-[.C237]*([.$A$2]/(4*100))/[.$C$3])-[.$K$3]/4;2)" office:value-type="float" office:value="91511.13">
            <text:p>91511.13</text:p>
          </table:table-cell>
          <table:table-cell table:formula="of:=[.D237]+1" office:value-type="float" office:value="231">
            <text:p>231</text:p>
          </table:table-cell>
          <table:table-cell table:number-columns-repeated="9"/>
        </table:table-row>
        <table:table-row table:style-name="ro1">
          <table:table-cell table:formula="of:=ROUND([.A238]-([.$H$1]-[.A238]*([.$A$2]/100)/[.$C$3])-[.$K$3];2)" office:value-type="float" office:value="51431.54">
            <text:p>51431.54</text:p>
          </table:table-cell>
          <table:table-cell table:formula="of:=ROUND([.B238]-([.$I$1]-[.B238]*([.$A$2]/(2*100))/[.$C$3])-[.$K$3]/2;2)" office:value-type="float" office:value="80882.87">
            <text:p>80882.87</text:p>
          </table:table-cell>
          <table:table-cell table:formula="of:=ROUND([.C238]-([.$J$1]-[.C238]*([.$A$2]/(4*100))/[.$C$3])-[.$K$3]/4;2)" office:value-type="float" office:value="91470.24">
            <text:p>91470.24</text:p>
          </table:table-cell>
          <table:table-cell table:formula="of:=[.D238]+1" office:value-type="float" office:value="232">
            <text:p>232</text:p>
          </table:table-cell>
          <table:table-cell table:number-columns-repeated="9"/>
        </table:table-row>
        <table:table-row table:style-name="ro1">
          <table:table-cell table:formula="of:=ROUND([.A239]-([.$H$1]-[.A239]*([.$A$2]/100)/[.$C$3])-[.$K$3];2)" office:value-type="float" office:value="51117.72">
            <text:p>51117.72</text:p>
          </table:table-cell>
          <table:table-cell table:formula="of:=ROUND([.B239]-([.$I$1]-[.B239]*([.$A$2]/(2*100))/[.$C$3])-[.$K$3]/2;2)" office:value-type="float" office:value="80781.18">
            <text:p>80781.18</text:p>
          </table:table-cell>
          <table:table-cell table:formula="of:=ROUND([.C239]-([.$J$1]-[.C239]*([.$A$2]/(4*100))/[.$C$3])-[.$K$3]/4;2)" office:value-type="float" office:value="91429.31">
            <text:p>91429.31</text:p>
          </table:table-cell>
          <table:table-cell table:formula="of:=[.D239]+1" office:value-type="float" office:value="233">
            <text:p>233</text:p>
          </table:table-cell>
          <table:table-cell table:number-columns-repeated="9"/>
        </table:table-row>
        <table:table-row table:style-name="ro1">
          <table:table-cell table:formula="of:=ROUND([.A240]-([.$H$1]-[.A240]*([.$A$2]/100)/[.$C$3])-[.$K$3];2)" office:value-type="float" office:value="50802.72">
            <text:p>50802.72</text:p>
          </table:table-cell>
          <table:table-cell table:formula="of:=ROUND([.B240]-([.$I$1]-[.B240]*([.$A$2]/(2*100))/[.$C$3])-[.$K$3]/2;2)" office:value-type="float" office:value="80679.29">
            <text:p>80679.29</text:p>
          </table:table-cell>
          <table:table-cell table:formula="of:=ROUND([.C240]-([.$J$1]-[.C240]*([.$A$2]/(4*100))/[.$C$3])-[.$K$3]/4;2)" office:value-type="float" office:value="91388.34">
            <text:p>91388.34</text:p>
          </table:table-cell>
          <table:table-cell table:formula="of:=[.D240]+1" office:value-type="float" office:value="234">
            <text:p>234</text:p>
          </table:table-cell>
          <table:table-cell table:number-columns-repeated="9"/>
        </table:table-row>
        <table:table-row table:style-name="ro1">
          <table:table-cell table:formula="of:=ROUND([.A241]-([.$H$1]-[.A241]*([.$A$2]/100)/[.$C$3])-[.$K$3];2)" office:value-type="float" office:value="50486.54">
            <text:p>50486.54</text:p>
          </table:table-cell>
          <table:table-cell table:formula="of:=ROUND([.B241]-([.$I$1]-[.B241]*([.$A$2]/(2*100))/[.$C$3])-[.$K$3]/2;2)" office:value-type="float" office:value="80577.21">
            <text:p>80577.21</text:p>
          </table:table-cell>
          <table:table-cell table:formula="of:=ROUND([.C241]-([.$J$1]-[.C241]*([.$A$2]/(4*100))/[.$C$3])-[.$K$3]/4;2)" office:value-type="float" office:value="91347.34">
            <text:p>91347.34</text:p>
          </table:table-cell>
          <table:table-cell table:formula="of:=[.D241]+1" office:value-type="float" office:value="235">
            <text:p>235</text:p>
          </table:table-cell>
          <table:table-cell table:number-columns-repeated="9"/>
        </table:table-row>
        <table:table-row table:style-name="ro1">
          <table:table-cell table:formula="of:=ROUND([.A242]-([.$H$1]-[.A242]*([.$A$2]/100)/[.$C$3])-[.$K$3];2)" office:value-type="float" office:value="50169.17">
            <text:p>50169.17</text:p>
          </table:table-cell>
          <table:table-cell table:formula="of:=ROUND([.B242]-([.$I$1]-[.B242]*([.$A$2]/(2*100))/[.$C$3])-[.$K$3]/2;2)" office:value-type="float" office:value="80474.94">
            <text:p>80474.94</text:p>
          </table:table-cell>
          <table:table-cell table:formula="of:=ROUND([.C242]-([.$J$1]-[.C242]*([.$A$2]/(4*100))/[.$C$3])-[.$K$3]/4;2)" office:value-type="float" office:value="91306.3">
            <text:p>91306.3</text:p>
          </table:table-cell>
          <table:table-cell table:formula="of:=[.D242]+1" office:value-type="float" office:value="236">
            <text:p>236</text:p>
          </table:table-cell>
          <table:table-cell table:number-columns-repeated="9"/>
        </table:table-row>
        <table:table-row table:style-name="ro1">
          <table:table-cell table:formula="of:=ROUND([.A243]-([.$H$1]-[.A243]*([.$A$2]/100)/[.$C$3])-[.$K$3];2)" office:value-type="float" office:value="49850.61">
            <text:p>49850.61</text:p>
          </table:table-cell>
          <table:table-cell table:formula="of:=ROUND([.B243]-([.$I$1]-[.B243]*([.$A$2]/(2*100))/[.$C$3])-[.$K$3]/2;2)" office:value-type="float" office:value="80372.48">
            <text:p>80372.48</text:p>
          </table:table-cell>
          <table:table-cell table:formula="of:=ROUND([.C243]-([.$J$1]-[.C243]*([.$A$2]/(4*100))/[.$C$3])-[.$K$3]/4;2)" office:value-type="float" office:value="91265.22">
            <text:p>91265.22</text:p>
          </table:table-cell>
          <table:table-cell table:formula="of:=[.D243]+1" office:value-type="float" office:value="237">
            <text:p>237</text:p>
          </table:table-cell>
          <table:table-cell table:number-columns-repeated="9"/>
        </table:table-row>
        <table:table-row table:style-name="ro1">
          <table:table-cell table:formula="of:=ROUND([.A244]-([.$H$1]-[.A244]*([.$A$2]/100)/[.$C$3])-[.$K$3];2)" office:value-type="float" office:value="49530.86">
            <text:p>49530.86</text:p>
          </table:table-cell>
          <table:table-cell table:formula="of:=ROUND([.B244]-([.$I$1]-[.B244]*([.$A$2]/(2*100))/[.$C$3])-[.$K$3]/2;2)" office:value-type="float" office:value="80269.83">
            <text:p>80269.83</text:p>
          </table:table-cell>
          <table:table-cell table:formula="of:=ROUND([.C244]-([.$J$1]-[.C244]*([.$A$2]/(4*100))/[.$C$3])-[.$K$3]/4;2)" office:value-type="float" office:value="91224.1">
            <text:p>91224.1</text:p>
          </table:table-cell>
          <table:table-cell table:formula="of:=[.D244]+1" office:value-type="float" office:value="238">
            <text:p>238</text:p>
          </table:table-cell>
          <table:table-cell table:number-columns-repeated="9"/>
        </table:table-row>
        <table:table-row table:style-name="ro1">
          <table:table-cell table:formula="of:=ROUND([.A245]-([.$H$1]-[.A245]*([.$A$2]/100)/[.$C$3])-[.$K$3];2)" office:value-type="float" office:value="49209.91">
            <text:p>49209.91</text:p>
          </table:table-cell>
          <table:table-cell table:formula="of:=ROUND([.B245]-([.$I$1]-[.B245]*([.$A$2]/(2*100))/[.$C$3])-[.$K$3]/2;2)" office:value-type="float" office:value="80166.99">
            <text:p>80166.99</text:p>
          </table:table-cell>
          <table:table-cell table:formula="of:=ROUND([.C245]-([.$J$1]-[.C245]*([.$A$2]/(4*100))/[.$C$3])-[.$K$3]/4;2)" office:value-type="float" office:value="91182.94">
            <text:p>91182.94</text:p>
          </table:table-cell>
          <table:table-cell table:formula="of:=[.D245]+1" office:value-type="float" office:value="239">
            <text:p>239</text:p>
          </table:table-cell>
          <table:table-cell table:number-columns-repeated="9"/>
        </table:table-row>
        <table:table-row table:style-name="ro1">
          <table:table-cell table:formula="of:=ROUND([.A246]-([.$H$1]-[.A246]*([.$A$2]/100)/[.$C$3])-[.$K$3];2)" office:value-type="float" office:value="48887.76">
            <text:p>48887.76</text:p>
          </table:table-cell>
          <table:table-cell table:formula="of:=ROUND([.B246]-([.$I$1]-[.B246]*([.$A$2]/(2*100))/[.$C$3])-[.$K$3]/2;2)" office:value-type="float" office:value="80063.95">
            <text:p>80063.95</text:p>
          </table:table-cell>
          <table:table-cell table:formula="of:=ROUND([.C246]-([.$J$1]-[.C246]*([.$A$2]/(4*100))/[.$C$3])-[.$K$3]/4;2)" office:value-type="float" office:value="91141.74">
            <text:p>91141.74</text:p>
          </table:table-cell>
          <table:table-cell table:formula="of:=[.D246]+1" office:value-type="float" office:value="240">
            <text:p>240</text:p>
          </table:table-cell>
          <table:table-cell table:number-columns-repeated="9"/>
        </table:table-row>
        <table:table-row table:style-name="ro1">
          <table:table-cell table:formula="of:=ROUND([.A247]-([.$H$1]-[.A247]*([.$A$2]/100)/[.$C$3])-[.$K$3];2)" office:value-type="float" office:value="48564.4">
            <text:p>48564.4</text:p>
          </table:table-cell>
          <table:table-cell table:formula="of:=ROUND([.B247]-([.$I$1]-[.B247]*([.$A$2]/(2*100))/[.$C$3])-[.$K$3]/2;2)" office:value-type="float" office:value="79960.72">
            <text:p>79960.72</text:p>
          </table:table-cell>
          <table:table-cell table:formula="of:=ROUND([.C247]-([.$J$1]-[.C247]*([.$A$2]/(4*100))/[.$C$3])-[.$K$3]/4;2)" office:value-type="float" office:value="91100.51">
            <text:p>91100.51</text:p>
          </table:table-cell>
          <table:table-cell table:formula="of:=[.D247]+1" office:value-type="float" office:value="241">
            <text:p>241</text:p>
          </table:table-cell>
          <table:table-cell table:number-columns-repeated="9"/>
        </table:table-row>
        <table:table-row table:style-name="ro1">
          <table:table-cell table:formula="of:=ROUND([.A248]-([.$H$1]-[.A248]*([.$A$2]/100)/[.$C$3])-[.$K$3];2)" office:value-type="float" office:value="48239.83">
            <text:p>48239.83</text:p>
          </table:table-cell>
          <table:table-cell table:formula="of:=ROUND([.B248]-([.$I$1]-[.B248]*([.$A$2]/(2*100))/[.$C$3])-[.$K$3]/2;2)" office:value-type="float" office:value="79857.3">
            <text:p>79857.3</text:p>
          </table:table-cell>
          <table:table-cell table:formula="of:=ROUND([.C248]-([.$J$1]-[.C248]*([.$A$2]/(4*100))/[.$C$3])-[.$K$3]/4;2)" office:value-type="float" office:value="91059.24">
            <text:p>91059.24</text:p>
          </table:table-cell>
          <table:table-cell table:formula="of:=[.D248]+1" office:value-type="float" office:value="242">
            <text:p>242</text:p>
          </table:table-cell>
          <table:table-cell table:number-columns-repeated="9"/>
        </table:table-row>
        <table:table-row table:style-name="ro1">
          <table:table-cell table:formula="of:=ROUND([.A249]-([.$H$1]-[.A249]*([.$A$2]/100)/[.$C$3])-[.$K$3];2)" office:value-type="float" office:value="47914.04">
            <text:p>47914.04</text:p>
          </table:table-cell>
          <table:table-cell table:formula="of:=ROUND([.B249]-([.$I$1]-[.B249]*([.$A$2]/(2*100))/[.$C$3])-[.$K$3]/2;2)" office:value-type="float" office:value="79753.68">
            <text:p>79753.68</text:p>
          </table:table-cell>
          <table:table-cell table:formula="of:=ROUND([.C249]-([.$J$1]-[.C249]*([.$A$2]/(4*100))/[.$C$3])-[.$K$3]/4;2)" office:value-type="float" office:value="91017.93">
            <text:p>91017.93</text:p>
          </table:table-cell>
          <table:table-cell table:formula="of:=[.D249]+1" office:value-type="float" office:value="243">
            <text:p>243</text:p>
          </table:table-cell>
          <table:table-cell table:number-columns-repeated="9"/>
        </table:table-row>
        <table:table-row table:style-name="ro1">
          <table:table-cell table:formula="of:=ROUND([.A250]-([.$H$1]-[.A250]*([.$A$2]/100)/[.$C$3])-[.$K$3];2)" office:value-type="float" office:value="47587.03">
            <text:p>47587.03</text:p>
          </table:table-cell>
          <table:table-cell table:formula="of:=ROUND([.B250]-([.$I$1]-[.B250]*([.$A$2]/(2*100))/[.$C$3])-[.$K$3]/2;2)" office:value-type="float" office:value="79649.87">
            <text:p>79649.87</text:p>
          </table:table-cell>
          <table:table-cell table:formula="of:=ROUND([.C250]-([.$J$1]-[.C250]*([.$A$2]/(4*100))/[.$C$3])-[.$K$3]/4;2)" office:value-type="float" office:value="90976.58">
            <text:p>90976.58</text:p>
          </table:table-cell>
          <table:table-cell table:formula="of:=[.D250]+1" office:value-type="float" office:value="244">
            <text:p>244</text:p>
          </table:table-cell>
          <table:table-cell table:number-columns-repeated="9"/>
        </table:table-row>
        <table:table-row table:style-name="ro1">
          <table:table-cell table:formula="of:=ROUND([.A251]-([.$H$1]-[.A251]*([.$A$2]/100)/[.$C$3])-[.$K$3];2)" office:value-type="float" office:value="47258.79">
            <text:p>47258.79</text:p>
          </table:table-cell>
          <table:table-cell table:formula="of:=ROUND([.B251]-([.$I$1]-[.B251]*([.$A$2]/(2*100))/[.$C$3])-[.$K$3]/2;2)" office:value-type="float" office:value="79545.86">
            <text:p>79545.86</text:p>
          </table:table-cell>
          <table:table-cell table:formula="of:=ROUND([.C251]-([.$J$1]-[.C251]*([.$A$2]/(4*100))/[.$C$3])-[.$K$3]/4;2)" office:value-type="float" office:value="90935.19">
            <text:p>90935.19</text:p>
          </table:table-cell>
          <table:table-cell table:formula="of:=[.D251]+1" office:value-type="float" office:value="245">
            <text:p>245</text:p>
          </table:table-cell>
          <table:table-cell table:number-columns-repeated="9"/>
        </table:table-row>
        <table:table-row table:style-name="ro1">
          <table:table-cell table:formula="of:=ROUND([.A252]-([.$H$1]-[.A252]*([.$A$2]/100)/[.$C$3])-[.$K$3];2)" office:value-type="float" office:value="46929.32">
            <text:p>46929.32</text:p>
          </table:table-cell>
          <table:table-cell table:formula="of:=ROUND([.B252]-([.$I$1]-[.B252]*([.$A$2]/(2*100))/[.$C$3])-[.$K$3]/2;2)" office:value-type="float" office:value="79441.66">
            <text:p>79441.66</text:p>
          </table:table-cell>
          <table:table-cell table:formula="of:=ROUND([.C252]-([.$J$1]-[.C252]*([.$A$2]/(4*100))/[.$C$3])-[.$K$3]/4;2)" office:value-type="float" office:value="90893.76">
            <text:p>90893.76</text:p>
          </table:table-cell>
          <table:table-cell table:formula="of:=[.D252]+1" office:value-type="float" office:value="246">
            <text:p>246</text:p>
          </table:table-cell>
          <table:table-cell table:number-columns-repeated="9"/>
        </table:table-row>
        <table:table-row table:style-name="ro1">
          <table:table-cell table:formula="of:=ROUND([.A253]-([.$H$1]-[.A253]*([.$A$2]/100)/[.$C$3])-[.$K$3];2)" office:value-type="float" office:value="46598.61">
            <text:p>46598.61</text:p>
          </table:table-cell>
          <table:table-cell table:formula="of:=ROUND([.B253]-([.$I$1]-[.B253]*([.$A$2]/(2*100))/[.$C$3])-[.$K$3]/2;2)" office:value-type="float" office:value="79337.26">
            <text:p>79337.26</text:p>
          </table:table-cell>
          <table:table-cell table:formula="of:=ROUND([.C253]-([.$J$1]-[.C253]*([.$A$2]/(4*100))/[.$C$3])-[.$K$3]/4;2)" office:value-type="float" office:value="90852.29">
            <text:p>90852.29</text:p>
          </table:table-cell>
          <table:table-cell table:formula="of:=[.D253]+1" office:value-type="float" office:value="247">
            <text:p>247</text:p>
          </table:table-cell>
          <table:table-cell table:number-columns-repeated="9"/>
        </table:table-row>
        <table:table-row table:style-name="ro1">
          <table:table-cell table:formula="of:=ROUND([.A254]-([.$H$1]-[.A254]*([.$A$2]/100)/[.$C$3])-[.$K$3];2)" office:value-type="float" office:value="46266.66">
            <text:p>46266.66</text:p>
          </table:table-cell>
          <table:table-cell table:formula="of:=ROUND([.B254]-([.$I$1]-[.B254]*([.$A$2]/(2*100))/[.$C$3])-[.$K$3]/2;2)" office:value-type="float" office:value="79232.67">
            <text:p>79232.67</text:p>
          </table:table-cell>
          <table:table-cell table:formula="of:=ROUND([.C254]-([.$J$1]-[.C254]*([.$A$2]/(4*100))/[.$C$3])-[.$K$3]/4;2)" office:value-type="float" office:value="90810.78">
            <text:p>90810.78</text:p>
          </table:table-cell>
          <table:table-cell table:formula="of:=[.D254]+1" office:value-type="float" office:value="248">
            <text:p>248</text:p>
          </table:table-cell>
          <table:table-cell table:number-columns-repeated="9"/>
        </table:table-row>
        <table:table-row table:style-name="ro1">
          <table:table-cell table:formula="of:=ROUND([.A255]-([.$H$1]-[.A255]*([.$A$2]/100)/[.$C$3])-[.$K$3];2)" office:value-type="float" office:value="45933.47">
            <text:p>45933.47</text:p>
          </table:table-cell>
          <table:table-cell table:formula="of:=ROUND([.B255]-([.$I$1]-[.B255]*([.$A$2]/(2*100))/[.$C$3])-[.$K$3]/2;2)" office:value-type="float" office:value="79127.88">
            <text:p>79127.88</text:p>
          </table:table-cell>
          <table:table-cell table:formula="of:=ROUND([.C255]-([.$J$1]-[.C255]*([.$A$2]/(4*100))/[.$C$3])-[.$K$3]/4;2)" office:value-type="float" office:value="90769.24">
            <text:p>90769.24</text:p>
          </table:table-cell>
          <table:table-cell table:formula="of:=[.D255]+1" office:value-type="float" office:value="249">
            <text:p>249</text:p>
          </table:table-cell>
          <table:table-cell table:number-columns-repeated="9"/>
        </table:table-row>
        <table:table-row table:style-name="ro1">
          <table:table-cell table:formula="of:=ROUND([.A256]-([.$H$1]-[.A256]*([.$A$2]/100)/[.$C$3])-[.$K$3];2)" office:value-type="float" office:value="45599.03">
            <text:p>45599.03</text:p>
          </table:table-cell>
          <table:table-cell table:formula="of:=ROUND([.B256]-([.$I$1]-[.B256]*([.$A$2]/(2*100))/[.$C$3])-[.$K$3]/2;2)" office:value-type="float" office:value="79022.89">
            <text:p>79022.89</text:p>
          </table:table-cell>
          <table:table-cell table:formula="of:=ROUND([.C256]-([.$J$1]-[.C256]*([.$A$2]/(4*100))/[.$C$3])-[.$K$3]/4;2)" office:value-type="float" office:value="90727.66">
            <text:p>90727.66</text:p>
          </table:table-cell>
          <table:table-cell table:formula="of:=[.D256]+1" office:value-type="float" office:value="250">
            <text:p>250</text:p>
          </table:table-cell>
          <table:table-cell table:number-columns-repeated="9"/>
        </table:table-row>
        <table:table-row table:style-name="ro1">
          <table:table-cell table:formula="of:=ROUND([.A257]-([.$H$1]-[.A257]*([.$A$2]/100)/[.$C$3])-[.$K$3];2)" office:value-type="float" office:value="45263.34">
            <text:p>45263.34</text:p>
          </table:table-cell>
          <table:table-cell table:formula="of:=ROUND([.B257]-([.$I$1]-[.B257]*([.$A$2]/(2*100))/[.$C$3])-[.$K$3]/2;2)" office:value-type="float" office:value="78917.71">
            <text:p>78917.71</text:p>
          </table:table-cell>
          <table:table-cell table:formula="of:=ROUND([.C257]-([.$J$1]-[.C257]*([.$A$2]/(4*100))/[.$C$3])-[.$K$3]/4;2)" office:value-type="float" office:value="90686.04">
            <text:p>90686.04</text:p>
          </table:table-cell>
          <table:table-cell table:formula="of:=[.D257]+1" office:value-type="float" office:value="251">
            <text:p>251</text:p>
          </table:table-cell>
          <table:table-cell table:number-columns-repeated="9"/>
        </table:table-row>
        <table:table-row table:style-name="ro1">
          <table:table-cell table:formula="of:=ROUND([.A258]-([.$H$1]-[.A258]*([.$A$2]/100)/[.$C$3])-[.$K$3];2)" office:value-type="float" office:value="44926.39">
            <text:p>44926.39</text:p>
          </table:table-cell>
          <table:table-cell table:formula="of:=ROUND([.B258]-([.$I$1]-[.B258]*([.$A$2]/(2*100))/[.$C$3])-[.$K$3]/2;2)" office:value-type="float" office:value="78812.33">
            <text:p>78812.33</text:p>
          </table:table-cell>
          <table:table-cell table:formula="of:=ROUND([.C258]-([.$J$1]-[.C258]*([.$A$2]/(4*100))/[.$C$3])-[.$K$3]/4;2)" office:value-type="float" office:value="90644.38">
            <text:p>90644.38</text:p>
          </table:table-cell>
          <table:table-cell table:formula="of:=[.D258]+1" office:value-type="float" office:value="252">
            <text:p>252</text:p>
          </table:table-cell>
          <table:table-cell table:number-columns-repeated="9"/>
        </table:table-row>
        <table:table-row table:style-name="ro1">
          <table:table-cell table:formula="of:=ROUND([.A259]-([.$H$1]-[.A259]*([.$A$2]/100)/[.$C$3])-[.$K$3];2)" office:value-type="float" office:value="44588.17">
            <text:p>44588.17</text:p>
          </table:table-cell>
          <table:table-cell table:formula="of:=ROUND([.B259]-([.$I$1]-[.B259]*([.$A$2]/(2*100))/[.$C$3])-[.$K$3]/2;2)" office:value-type="float" office:value="78706.75">
            <text:p>78706.75</text:p>
          </table:table-cell>
          <table:table-cell table:formula="of:=ROUND([.C259]-([.$J$1]-[.C259]*([.$A$2]/(4*100))/[.$C$3])-[.$K$3]/4;2)" office:value-type="float" office:value="90602.68">
            <text:p>90602.68</text:p>
          </table:table-cell>
          <table:table-cell table:formula="of:=[.D259]+1" office:value-type="float" office:value="253">
            <text:p>253</text:p>
          </table:table-cell>
          <table:table-cell table:number-columns-repeated="9"/>
        </table:table-row>
        <table:table-row table:style-name="ro1">
          <table:table-cell table:formula="of:=ROUND([.A260]-([.$H$1]-[.A260]*([.$A$2]/100)/[.$C$3])-[.$K$3];2)" office:value-type="float" office:value="44248.69">
            <text:p>44248.69</text:p>
          </table:table-cell>
          <table:table-cell table:formula="of:=ROUND([.B260]-([.$I$1]-[.B260]*([.$A$2]/(2*100))/[.$C$3])-[.$K$3]/2;2)" office:value-type="float" office:value="78600.98">
            <text:p>78600.98</text:p>
          </table:table-cell>
          <table:table-cell table:formula="of:=ROUND([.C260]-([.$J$1]-[.C260]*([.$A$2]/(4*100))/[.$C$3])-[.$K$3]/4;2)" office:value-type="float" office:value="90560.94">
            <text:p>90560.94</text:p>
          </table:table-cell>
          <table:table-cell table:formula="of:=[.D260]+1" office:value-type="float" office:value="254">
            <text:p>254</text:p>
          </table:table-cell>
          <table:table-cell table:number-columns-repeated="9"/>
        </table:table-row>
        <table:table-row table:style-name="ro1">
          <table:table-cell table:formula="of:=ROUND([.A261]-([.$H$1]-[.A261]*([.$A$2]/100)/[.$C$3])-[.$K$3];2)" office:value-type="float" office:value="43907.93">
            <text:p>43907.93</text:p>
          </table:table-cell>
          <table:table-cell table:formula="of:=ROUND([.B261]-([.$I$1]-[.B261]*([.$A$2]/(2*100))/[.$C$3])-[.$K$3]/2;2)" office:value-type="float" office:value="78495.01">
            <text:p>78495.01</text:p>
          </table:table-cell>
          <table:table-cell table:formula="of:=ROUND([.C261]-([.$J$1]-[.C261]*([.$A$2]/(4*100))/[.$C$3])-[.$K$3]/4;2)" office:value-type="float" office:value="90519.16">
            <text:p>90519.16</text:p>
          </table:table-cell>
          <table:table-cell table:formula="of:=[.D261]+1" office:value-type="float" office:value="255">
            <text:p>255</text:p>
          </table:table-cell>
          <table:table-cell table:number-columns-repeated="9"/>
        </table:table-row>
        <table:table-row table:style-name="ro1">
          <table:table-cell table:formula="of:=ROUND([.A262]-([.$H$1]-[.A262]*([.$A$2]/100)/[.$C$3])-[.$K$3];2)" office:value-type="float" office:value="43565.89">
            <text:p>43565.89</text:p>
          </table:table-cell>
          <table:table-cell table:formula="of:=ROUND([.B262]-([.$I$1]-[.B262]*([.$A$2]/(2*100))/[.$C$3])-[.$K$3]/2;2)" office:value-type="float" office:value="78388.84">
            <text:p>78388.84</text:p>
          </table:table-cell>
          <table:table-cell table:formula="of:=ROUND([.C262]-([.$J$1]-[.C262]*([.$A$2]/(4*100))/[.$C$3])-[.$K$3]/4;2)" office:value-type="float" office:value="90477.34">
            <text:p>90477.34</text:p>
          </table:table-cell>
          <table:table-cell table:formula="of:=[.D262]+1" office:value-type="float" office:value="256">
            <text:p>256</text:p>
          </table:table-cell>
          <table:table-cell table:number-columns-repeated="9"/>
        </table:table-row>
        <table:table-row table:style-name="ro1">
          <table:table-cell table:formula="of:=ROUND([.A263]-([.$H$1]-[.A263]*([.$A$2]/100)/[.$C$3])-[.$K$3];2)" office:value-type="float" office:value="43222.57">
            <text:p>43222.57</text:p>
          </table:table-cell>
          <table:table-cell table:formula="of:=ROUND([.B263]-([.$I$1]-[.B263]*([.$A$2]/(2*100))/[.$C$3])-[.$K$3]/2;2)" office:value-type="float" office:value="78282.47">
            <text:p>78282.47</text:p>
          </table:table-cell>
          <table:table-cell table:formula="of:=ROUND([.C263]-([.$J$1]-[.C263]*([.$A$2]/(4*100))/[.$C$3])-[.$K$3]/4;2)" office:value-type="float" office:value="90435.48">
            <text:p>90435.48</text:p>
          </table:table-cell>
          <table:table-cell table:formula="of:=[.D263]+1" office:value-type="float" office:value="257">
            <text:p>257</text:p>
          </table:table-cell>
          <table:table-cell table:number-columns-repeated="9"/>
        </table:table-row>
        <table:table-row table:style-name="ro1">
          <table:table-cell table:formula="of:=ROUND([.A264]-([.$H$1]-[.A264]*([.$A$2]/100)/[.$C$3])-[.$K$3];2)" office:value-type="float" office:value="42877.96">
            <text:p>42877.96</text:p>
          </table:table-cell>
          <table:table-cell table:formula="of:=ROUND([.B264]-([.$I$1]-[.B264]*([.$A$2]/(2*100))/[.$C$3])-[.$K$3]/2;2)" office:value-type="float" office:value="78175.9">
            <text:p>78175.9</text:p>
          </table:table-cell>
          <table:table-cell table:formula="of:=ROUND([.C264]-([.$J$1]-[.C264]*([.$A$2]/(4*100))/[.$C$3])-[.$K$3]/4;2)" office:value-type="float" office:value="90393.58">
            <text:p>90393.58</text:p>
          </table:table-cell>
          <table:table-cell table:formula="of:=[.D264]+1" office:value-type="float" office:value="258">
            <text:p>258</text:p>
          </table:table-cell>
          <table:table-cell table:number-columns-repeated="9"/>
        </table:table-row>
        <table:table-row table:style-name="ro1">
          <table:table-cell table:formula="of:=ROUND([.A265]-([.$H$1]-[.A265]*([.$A$2]/100)/[.$C$3])-[.$K$3];2)" office:value-type="float" office:value="42532.06">
            <text:p>42532.06</text:p>
          </table:table-cell>
          <table:table-cell table:formula="of:=ROUND([.B265]-([.$I$1]-[.B265]*([.$A$2]/(2*100))/[.$C$3])-[.$K$3]/2;2)" office:value-type="float" office:value="78069.13">
            <text:p>78069.13</text:p>
          </table:table-cell>
          <table:table-cell table:formula="of:=ROUND([.C265]-([.$J$1]-[.C265]*([.$A$2]/(4*100))/[.$C$3])-[.$K$3]/4;2)" office:value-type="float" office:value="90351.64">
            <text:p>90351.64</text:p>
          </table:table-cell>
          <table:table-cell table:formula="of:=[.D265]+1" office:value-type="float" office:value="259">
            <text:p>259</text:p>
          </table:table-cell>
          <table:table-cell table:number-columns-repeated="9"/>
        </table:table-row>
        <table:table-row table:style-name="ro1">
          <table:table-cell table:formula="of:=ROUND([.A266]-([.$H$1]-[.A266]*([.$A$2]/100)/[.$C$3])-[.$K$3];2)" office:value-type="float" office:value="42184.87">
            <text:p>42184.87</text:p>
          </table:table-cell>
          <table:table-cell table:formula="of:=ROUND([.B266]-([.$I$1]-[.B266]*([.$A$2]/(2*100))/[.$C$3])-[.$K$3]/2;2)" office:value-type="float" office:value="77962.16">
            <text:p>77962.16</text:p>
          </table:table-cell>
          <table:table-cell table:formula="of:=ROUND([.C266]-([.$J$1]-[.C266]*([.$A$2]/(4*100))/[.$C$3])-[.$K$3]/4;2)" office:value-type="float" office:value="90309.66">
            <text:p>90309.66</text:p>
          </table:table-cell>
          <table:table-cell table:formula="of:=[.D266]+1" office:value-type="float" office:value="260">
            <text:p>260</text:p>
          </table:table-cell>
          <table:table-cell table:number-columns-repeated="9"/>
        </table:table-row>
        <table:table-row table:style-name="ro1">
          <table:table-cell table:formula="of:=ROUND([.A267]-([.$H$1]-[.A267]*([.$A$2]/100)/[.$C$3])-[.$K$3];2)" office:value-type="float" office:value="41836.37">
            <text:p>41836.37</text:p>
          </table:table-cell>
          <table:table-cell table:formula="of:=ROUND([.B267]-([.$I$1]-[.B267]*([.$A$2]/(2*100))/[.$C$3])-[.$K$3]/2;2)" office:value-type="float" office:value="77854.99">
            <text:p>77854.99</text:p>
          </table:table-cell>
          <table:table-cell table:formula="of:=ROUND([.C267]-([.$J$1]-[.C267]*([.$A$2]/(4*100))/[.$C$3])-[.$K$3]/4;2)" office:value-type="float" office:value="90267.65">
            <text:p>90267.65</text:p>
          </table:table-cell>
          <table:table-cell table:formula="of:=[.D267]+1" office:value-type="float" office:value="261">
            <text:p>261</text:p>
          </table:table-cell>
          <table:table-cell table:number-columns-repeated="9"/>
        </table:table-row>
        <table:table-row table:style-name="ro1">
          <table:table-cell table:formula="of:=ROUND([.A268]-([.$H$1]-[.A268]*([.$A$2]/100)/[.$C$3])-[.$K$3];2)" office:value-type="float" office:value="41486.57">
            <text:p>41486.57</text:p>
          </table:table-cell>
          <table:table-cell table:formula="of:=ROUND([.B268]-([.$I$1]-[.B268]*([.$A$2]/(2*100))/[.$C$3])-[.$K$3]/2;2)" office:value-type="float" office:value="77747.62">
            <text:p>77747.62</text:p>
          </table:table-cell>
          <table:table-cell table:formula="of:=ROUND([.C268]-([.$J$1]-[.C268]*([.$A$2]/(4*100))/[.$C$3])-[.$K$3]/4;2)" office:value-type="float" office:value="90225.6">
            <text:p>90225.6</text:p>
          </table:table-cell>
          <table:table-cell table:formula="of:=[.D268]+1" office:value-type="float" office:value="262">
            <text:p>262</text:p>
          </table:table-cell>
          <table:table-cell table:number-columns-repeated="9"/>
        </table:table-row>
        <table:table-row table:style-name="ro1">
          <table:table-cell table:formula="of:=ROUND([.A269]-([.$H$1]-[.A269]*([.$A$2]/100)/[.$C$3])-[.$K$3];2)" office:value-type="float" office:value="41135.45">
            <text:p>41135.45</text:p>
          </table:table-cell>
          <table:table-cell table:formula="of:=ROUND([.B269]-([.$I$1]-[.B269]*([.$A$2]/(2*100))/[.$C$3])-[.$K$3]/2;2)" office:value-type="float" office:value="77640.05">
            <text:p>77640.05</text:p>
          </table:table-cell>
          <table:table-cell table:formula="of:=ROUND([.C269]-([.$J$1]-[.C269]*([.$A$2]/(4*100))/[.$C$3])-[.$K$3]/4;2)" office:value-type="float" office:value="90183.51">
            <text:p>90183.51</text:p>
          </table:table-cell>
          <table:table-cell table:formula="of:=[.D269]+1" office:value-type="float" office:value="263">
            <text:p>263</text:p>
          </table:table-cell>
          <table:table-cell table:number-columns-repeated="9"/>
        </table:table-row>
        <table:table-row table:style-name="ro1">
          <table:table-cell table:formula="of:=ROUND([.A270]-([.$H$1]-[.A270]*([.$A$2]/100)/[.$C$3])-[.$K$3];2)" office:value-type="float" office:value="40783.02">
            <text:p>40783.02</text:p>
          </table:table-cell>
          <table:table-cell table:formula="of:=ROUND([.B270]-([.$I$1]-[.B270]*([.$A$2]/(2*100))/[.$C$3])-[.$K$3]/2;2)" office:value-type="float" office:value="77532.28">
            <text:p>77532.28</text:p>
          </table:table-cell>
          <table:table-cell table:formula="of:=ROUND([.C270]-([.$J$1]-[.C270]*([.$A$2]/(4*100))/[.$C$3])-[.$K$3]/4;2)" office:value-type="float" office:value="90141.38">
            <text:p>90141.38</text:p>
          </table:table-cell>
          <table:table-cell table:formula="of:=[.D270]+1" office:value-type="float" office:value="264">
            <text:p>264</text:p>
          </table:table-cell>
          <table:table-cell table:number-columns-repeated="9"/>
        </table:table-row>
        <table:table-row table:style-name="ro1">
          <table:table-cell table:formula="of:=ROUND([.A271]-([.$H$1]-[.A271]*([.$A$2]/100)/[.$C$3])-[.$K$3];2)" office:value-type="float" office:value="40429.27">
            <text:p>40429.27</text:p>
          </table:table-cell>
          <table:table-cell table:formula="of:=ROUND([.B271]-([.$I$1]-[.B271]*([.$A$2]/(2*100))/[.$C$3])-[.$K$3]/2;2)" office:value-type="float" office:value="77424.3">
            <text:p>77424.3</text:p>
          </table:table-cell>
          <table:table-cell table:formula="of:=ROUND([.C271]-([.$J$1]-[.C271]*([.$A$2]/(4*100))/[.$C$3])-[.$K$3]/4;2)" office:value-type="float" office:value="90099.21">
            <text:p>90099.21</text:p>
          </table:table-cell>
          <table:table-cell table:formula="of:=[.D271]+1" office:value-type="float" office:value="265">
            <text:p>265</text:p>
          </table:table-cell>
          <table:table-cell table:number-columns-repeated="9"/>
        </table:table-row>
        <table:table-row table:style-name="ro1">
          <table:table-cell table:formula="of:=ROUND([.A272]-([.$H$1]-[.A272]*([.$A$2]/100)/[.$C$3])-[.$K$3];2)" office:value-type="float" office:value="40074.19">
            <text:p>40074.19</text:p>
          </table:table-cell>
          <table:table-cell table:formula="of:=ROUND([.B272]-([.$I$1]-[.B272]*([.$A$2]/(2*100))/[.$C$3])-[.$K$3]/2;2)" office:value-type="float" office:value="77316.12">
            <text:p>77316.12</text:p>
          </table:table-cell>
          <table:table-cell table:formula="of:=ROUND([.C272]-([.$J$1]-[.C272]*([.$A$2]/(4*100))/[.$C$3])-[.$K$3]/4;2)" office:value-type="float" office:value="90057">
            <text:p>90057</text:p>
          </table:table-cell>
          <table:table-cell table:formula="of:=[.D272]+1" office:value-type="float" office:value="266">
            <text:p>266</text:p>
          </table:table-cell>
          <table:table-cell table:number-columns-repeated="9"/>
        </table:table-row>
        <table:table-row table:style-name="ro1">
          <table:table-cell table:formula="of:=ROUND([.A273]-([.$H$1]-[.A273]*([.$A$2]/100)/[.$C$3])-[.$K$3];2)" office:value-type="float" office:value="39717.78">
            <text:p>39717.78</text:p>
          </table:table-cell>
          <table:table-cell table:formula="of:=ROUND([.B273]-([.$I$1]-[.B273]*([.$A$2]/(2*100))/[.$C$3])-[.$K$3]/2;2)" office:value-type="float" office:value="77207.74">
            <text:p>77207.74</text:p>
          </table:table-cell>
          <table:table-cell table:formula="of:=ROUND([.C273]-([.$J$1]-[.C273]*([.$A$2]/(4*100))/[.$C$3])-[.$K$3]/4;2)" office:value-type="float" office:value="90014.75">
            <text:p>90014.75</text:p>
          </table:table-cell>
          <table:table-cell table:formula="of:=[.D273]+1" office:value-type="float" office:value="267">
            <text:p>267</text:p>
          </table:table-cell>
          <table:table-cell table:number-columns-repeated="9"/>
        </table:table-row>
        <table:table-row table:style-name="ro1">
          <table:table-cell table:formula="of:=ROUND([.A274]-([.$H$1]-[.A274]*([.$A$2]/100)/[.$C$3])-[.$K$3];2)" office:value-type="float" office:value="39360.03">
            <text:p>39360.03</text:p>
          </table:table-cell>
          <table:table-cell table:formula="of:=ROUND([.B274]-([.$I$1]-[.B274]*([.$A$2]/(2*100))/[.$C$3])-[.$K$3]/2;2)" office:value-type="float" office:value="77099.15">
            <text:p>77099.15</text:p>
          </table:table-cell>
          <table:table-cell table:formula="of:=ROUND([.C274]-([.$J$1]-[.C274]*([.$A$2]/(4*100))/[.$C$3])-[.$K$3]/4;2)" office:value-type="float" office:value="89972.46">
            <text:p>89972.46</text:p>
          </table:table-cell>
          <table:table-cell table:formula="of:=[.D274]+1" office:value-type="float" office:value="268">
            <text:p>268</text:p>
          </table:table-cell>
          <table:table-cell table:number-columns-repeated="9"/>
        </table:table-row>
        <table:table-row table:style-name="ro1">
          <table:table-cell table:formula="of:=ROUND([.A275]-([.$H$1]-[.A275]*([.$A$2]/100)/[.$C$3])-[.$K$3];2)" office:value-type="float" office:value="39000.94">
            <text:p>39000.94</text:p>
          </table:table-cell>
          <table:table-cell table:formula="of:=ROUND([.B275]-([.$I$1]-[.B275]*([.$A$2]/(2*100))/[.$C$3])-[.$K$3]/2;2)" office:value-type="float" office:value="76990.36">
            <text:p>76990.36</text:p>
          </table:table-cell>
          <table:table-cell table:formula="of:=ROUND([.C275]-([.$J$1]-[.C275]*([.$A$2]/(4*100))/[.$C$3])-[.$K$3]/4;2)" office:value-type="float" office:value="89930.13">
            <text:p>89930.13</text:p>
          </table:table-cell>
          <table:table-cell table:formula="of:=[.D275]+1" office:value-type="float" office:value="269">
            <text:p>269</text:p>
          </table:table-cell>
          <table:table-cell table:number-columns-repeated="9"/>
        </table:table-row>
        <table:table-row table:style-name="ro1">
          <table:table-cell table:formula="of:=ROUND([.A276]-([.$H$1]-[.A276]*([.$A$2]/100)/[.$C$3])-[.$K$3];2)" office:value-type="float" office:value="38640.5">
            <text:p>38640.5</text:p>
          </table:table-cell>
          <table:table-cell table:formula="of:=ROUND([.B276]-([.$I$1]-[.B276]*([.$A$2]/(2*100))/[.$C$3])-[.$K$3]/2;2)" office:value-type="float" office:value="76881.37">
            <text:p>76881.37</text:p>
          </table:table-cell>
          <table:table-cell table:formula="of:=ROUND([.C276]-([.$J$1]-[.C276]*([.$A$2]/(4*100))/[.$C$3])-[.$K$3]/4;2)" office:value-type="float" office:value="89887.76">
            <text:p>89887.76</text:p>
          </table:table-cell>
          <table:table-cell table:formula="of:=[.D276]+1" office:value-type="float" office:value="270">
            <text:p>270</text:p>
          </table:table-cell>
          <table:table-cell table:number-columns-repeated="9"/>
        </table:table-row>
        <table:table-row table:style-name="ro1">
          <table:table-cell table:formula="of:=ROUND([.A277]-([.$H$1]-[.A277]*([.$A$2]/100)/[.$C$3])-[.$K$3];2)" office:value-type="float" office:value="38278.71">
            <text:p>38278.71</text:p>
          </table:table-cell>
          <table:table-cell table:formula="of:=ROUND([.B277]-([.$I$1]-[.B277]*([.$A$2]/(2*100))/[.$C$3])-[.$K$3]/2;2)" office:value-type="float" office:value="76772.17">
            <text:p>76772.17</text:p>
          </table:table-cell>
          <table:table-cell table:formula="of:=ROUND([.C277]-([.$J$1]-[.C277]*([.$A$2]/(4*100))/[.$C$3])-[.$K$3]/4;2)" office:value-type="float" office:value="89845.35">
            <text:p>89845.35</text:p>
          </table:table-cell>
          <table:table-cell table:formula="of:=[.D277]+1" office:value-type="float" office:value="271">
            <text:p>271</text:p>
          </table:table-cell>
          <table:table-cell table:number-columns-repeated="9"/>
        </table:table-row>
        <table:table-row table:style-name="ro1">
          <table:table-cell table:formula="of:=ROUND([.A278]-([.$H$1]-[.A278]*([.$A$2]/100)/[.$C$3])-[.$K$3];2)" office:value-type="float" office:value="37915.57">
            <text:p>37915.57</text:p>
          </table:table-cell>
          <table:table-cell table:formula="of:=ROUND([.B278]-([.$I$1]-[.B278]*([.$A$2]/(2*100))/[.$C$3])-[.$K$3]/2;2)" office:value-type="float" office:value="76662.77">
            <text:p>76662.77</text:p>
          </table:table-cell>
          <table:table-cell table:formula="of:=ROUND([.C278]-([.$J$1]-[.C278]*([.$A$2]/(4*100))/[.$C$3])-[.$K$3]/4;2)" office:value-type="float" office:value="89802.9">
            <text:p>89802.9</text:p>
          </table:table-cell>
          <table:table-cell table:formula="of:=[.D278]+1" office:value-type="float" office:value="272">
            <text:p>272</text:p>
          </table:table-cell>
          <table:table-cell table:number-columns-repeated="9"/>
        </table:table-row>
        <table:table-row table:style-name="ro1">
          <table:table-cell table:formula="of:=ROUND([.A279]-([.$H$1]-[.A279]*([.$A$2]/100)/[.$C$3])-[.$K$3];2)" office:value-type="float" office:value="37551.06">
            <text:p>37551.06</text:p>
          </table:table-cell>
          <table:table-cell table:formula="of:=ROUND([.B279]-([.$I$1]-[.B279]*([.$A$2]/(2*100))/[.$C$3])-[.$K$3]/2;2)" office:value-type="float" office:value="76553.16">
            <text:p>76553.16</text:p>
          </table:table-cell>
          <table:table-cell table:formula="of:=ROUND([.C279]-([.$J$1]-[.C279]*([.$A$2]/(4*100))/[.$C$3])-[.$K$3]/4;2)" office:value-type="float" office:value="89760.41">
            <text:p>89760.41</text:p>
          </table:table-cell>
          <table:table-cell table:formula="of:=[.D279]+1" office:value-type="float" office:value="273">
            <text:p>273</text:p>
          </table:table-cell>
          <table:table-cell table:number-columns-repeated="9"/>
        </table:table-row>
        <table:table-row table:style-name="ro1">
          <table:table-cell table:formula="of:=ROUND([.A280]-([.$H$1]-[.A280]*([.$A$2]/100)/[.$C$3])-[.$K$3];2)" office:value-type="float" office:value="37185.19">
            <text:p>37185.19</text:p>
          </table:table-cell>
          <table:table-cell table:formula="of:=ROUND([.B280]-([.$I$1]-[.B280]*([.$A$2]/(2*100))/[.$C$3])-[.$K$3]/2;2)" office:value-type="float" office:value="76443.35">
            <text:p>76443.35</text:p>
          </table:table-cell>
          <table:table-cell table:formula="of:=ROUND([.C280]-([.$J$1]-[.C280]*([.$A$2]/(4*100))/[.$C$3])-[.$K$3]/4;2)" office:value-type="float" office:value="89717.88">
            <text:p>89717.88</text:p>
          </table:table-cell>
          <table:table-cell table:formula="of:=[.D280]+1" office:value-type="float" office:value="274">
            <text:p>274</text:p>
          </table:table-cell>
          <table:table-cell table:number-columns-repeated="9"/>
        </table:table-row>
        <table:table-row table:style-name="ro1">
          <table:table-cell table:formula="of:=ROUND([.A281]-([.$H$1]-[.A281]*([.$A$2]/100)/[.$C$3])-[.$K$3];2)" office:value-type="float" office:value="36817.94">
            <text:p>36817.94</text:p>
          </table:table-cell>
          <table:table-cell table:formula="of:=ROUND([.B281]-([.$I$1]-[.B281]*([.$A$2]/(2*100))/[.$C$3])-[.$K$3]/2;2)" office:value-type="float" office:value="76333.33">
            <text:p>76333.33</text:p>
          </table:table-cell>
          <table:table-cell table:formula="of:=ROUND([.C281]-([.$J$1]-[.C281]*([.$A$2]/(4*100))/[.$C$3])-[.$K$3]/4;2)" office:value-type="float" office:value="89675.31">
            <text:p>89675.31</text:p>
          </table:table-cell>
          <table:table-cell table:formula="of:=[.D281]+1" office:value-type="float" office:value="275">
            <text:p>275</text:p>
          </table:table-cell>
          <table:table-cell table:number-columns-repeated="9"/>
        </table:table-row>
        <table:table-row table:style-name="ro1">
          <table:table-cell table:formula="of:=ROUND([.A282]-([.$H$1]-[.A282]*([.$A$2]/100)/[.$C$3])-[.$K$3];2)" office:value-type="float" office:value="36449.32">
            <text:p>36449.32</text:p>
          </table:table-cell>
          <table:table-cell table:formula="of:=ROUND([.B282]-([.$I$1]-[.B282]*([.$A$2]/(2*100))/[.$C$3])-[.$K$3]/2;2)" office:value-type="float" office:value="76223.1">
            <text:p>76223.1</text:p>
          </table:table-cell>
          <table:table-cell table:formula="of:=ROUND([.C282]-([.$J$1]-[.C282]*([.$A$2]/(4*100))/[.$C$3])-[.$K$3]/4;2)" office:value-type="float" office:value="89632.7">
            <text:p>89632.7</text:p>
          </table:table-cell>
          <table:table-cell table:formula="of:=[.D282]+1" office:value-type="float" office:value="276">
            <text:p>276</text:p>
          </table:table-cell>
          <table:table-cell table:number-columns-repeated="9"/>
        </table:table-row>
        <table:table-row table:style-name="ro1">
          <table:table-cell table:formula="of:=ROUND([.A283]-([.$H$1]-[.A283]*([.$A$2]/100)/[.$C$3])-[.$K$3];2)" office:value-type="float" office:value="36079.31">
            <text:p>36079.31</text:p>
          </table:table-cell>
          <table:table-cell table:formula="of:=ROUND([.B283]-([.$I$1]-[.B283]*([.$A$2]/(2*100))/[.$C$3])-[.$K$3]/2;2)" office:value-type="float" office:value="76112.67">
            <text:p>76112.67</text:p>
          </table:table-cell>
          <table:table-cell table:formula="of:=ROUND([.C283]-([.$J$1]-[.C283]*([.$A$2]/(4*100))/[.$C$3])-[.$K$3]/4;2)" office:value-type="float" office:value="89590.05">
            <text:p>89590.05</text:p>
          </table:table-cell>
          <table:table-cell table:formula="of:=[.D283]+1" office:value-type="float" office:value="277">
            <text:p>277</text:p>
          </table:table-cell>
          <table:table-cell table:number-columns-repeated="9"/>
        </table:table-row>
        <table:table-row table:style-name="ro1">
          <table:table-cell table:formula="of:=ROUND([.A284]-([.$H$1]-[.A284]*([.$A$2]/100)/[.$C$3])-[.$K$3];2)" office:value-type="float" office:value="35707.92">
            <text:p>35707.92</text:p>
          </table:table-cell>
          <table:table-cell table:formula="of:=ROUND([.B284]-([.$I$1]-[.B284]*([.$A$2]/(2*100))/[.$C$3])-[.$K$3]/2;2)" office:value-type="float" office:value="76002.03">
            <text:p>76002.03</text:p>
          </table:table-cell>
          <table:table-cell table:formula="of:=ROUND([.C284]-([.$J$1]-[.C284]*([.$A$2]/(4*100))/[.$C$3])-[.$K$3]/4;2)" office:value-type="float" office:value="89547.36">
            <text:p>89547.36</text:p>
          </table:table-cell>
          <table:table-cell table:formula="of:=[.D284]+1" office:value-type="float" office:value="278">
            <text:p>278</text:p>
          </table:table-cell>
          <table:table-cell table:number-columns-repeated="9"/>
        </table:table-row>
        <table:table-row table:style-name="ro1">
          <table:table-cell table:formula="of:=ROUND([.A285]-([.$H$1]-[.A285]*([.$A$2]/100)/[.$C$3])-[.$K$3];2)" office:value-type="float" office:value="35335.13">
            <text:p>35335.13</text:p>
          </table:table-cell>
          <table:table-cell table:formula="of:=ROUND([.B285]-([.$I$1]-[.B285]*([.$A$2]/(2*100))/[.$C$3])-[.$K$3]/2;2)" office:value-type="float" office:value="75891.18">
            <text:p>75891.18</text:p>
          </table:table-cell>
          <table:table-cell table:formula="of:=ROUND([.C285]-([.$J$1]-[.C285]*([.$A$2]/(4*100))/[.$C$3])-[.$K$3]/4;2)" office:value-type="float" office:value="89504.63">
            <text:p>89504.63</text:p>
          </table:table-cell>
          <table:table-cell table:formula="of:=[.D285]+1" office:value-type="float" office:value="279">
            <text:p>279</text:p>
          </table:table-cell>
          <table:table-cell table:number-columns-repeated="9"/>
        </table:table-row>
        <table:table-row table:style-name="ro1">
          <table:table-cell table:formula="of:=ROUND([.A286]-([.$H$1]-[.A286]*([.$A$2]/100)/[.$C$3])-[.$K$3];2)" office:value-type="float" office:value="34960.95">
            <text:p>34960.95</text:p>
          </table:table-cell>
          <table:table-cell table:formula="of:=ROUND([.B286]-([.$I$1]-[.B286]*([.$A$2]/(2*100))/[.$C$3])-[.$K$3]/2;2)" office:value-type="float" office:value="75780.13">
            <text:p>75780.13</text:p>
          </table:table-cell>
          <table:table-cell table:formula="of:=ROUND([.C286]-([.$J$1]-[.C286]*([.$A$2]/(4*100))/[.$C$3])-[.$K$3]/4;2)" office:value-type="float" office:value="89461.86">
            <text:p>89461.86</text:p>
          </table:table-cell>
          <table:table-cell table:formula="of:=[.D286]+1" office:value-type="float" office:value="280">
            <text:p>280</text:p>
          </table:table-cell>
          <table:table-cell table:number-columns-repeated="9"/>
        </table:table-row>
        <table:table-row table:style-name="ro1">
          <table:table-cell table:formula="of:=ROUND([.A287]-([.$H$1]-[.A287]*([.$A$2]/100)/[.$C$3])-[.$K$3];2)" office:value-type="float" office:value="34585.36">
            <text:p>34585.36</text:p>
          </table:table-cell>
          <table:table-cell table:formula="of:=ROUND([.B287]-([.$I$1]-[.B287]*([.$A$2]/(2*100))/[.$C$3])-[.$K$3]/2;2)" office:value-type="float" office:value="75668.87">
            <text:p>75668.87</text:p>
          </table:table-cell>
          <table:table-cell table:formula="of:=ROUND([.C287]-([.$J$1]-[.C287]*([.$A$2]/(4*100))/[.$C$3])-[.$K$3]/4;2)" office:value-type="float" office:value="89419.05">
            <text:p>89419.05</text:p>
          </table:table-cell>
          <table:table-cell table:formula="of:=[.D287]+1" office:value-type="float" office:value="281">
            <text:p>281</text:p>
          </table:table-cell>
          <table:table-cell table:number-columns-repeated="9"/>
        </table:table-row>
        <table:table-row table:style-name="ro1">
          <table:table-cell table:formula="of:=ROUND([.A288]-([.$H$1]-[.A288]*([.$A$2]/100)/[.$C$3])-[.$K$3];2)" office:value-type="float" office:value="34208.37">
            <text:p>34208.37</text:p>
          </table:table-cell>
          <table:table-cell table:formula="of:=ROUND([.B288]-([.$I$1]-[.B288]*([.$A$2]/(2*100))/[.$C$3])-[.$K$3]/2;2)" office:value-type="float" office:value="75557.4">
            <text:p>75557.4</text:p>
          </table:table-cell>
          <table:table-cell table:formula="of:=ROUND([.C288]-([.$J$1]-[.C288]*([.$A$2]/(4*100))/[.$C$3])-[.$K$3]/4;2)" office:value-type="float" office:value="89376.2">
            <text:p>89376.2</text:p>
          </table:table-cell>
          <table:table-cell table:formula="of:=[.D288]+1" office:value-type="float" office:value="282">
            <text:p>282</text:p>
          </table:table-cell>
          <table:table-cell table:number-columns-repeated="9"/>
        </table:table-row>
        <table:table-row table:style-name="ro1">
          <table:table-cell table:formula="of:=ROUND([.A289]-([.$H$1]-[.A289]*([.$A$2]/100)/[.$C$3])-[.$K$3];2)" office:value-type="float" office:value="33829.96">
            <text:p>33829.96</text:p>
          </table:table-cell>
          <table:table-cell table:formula="of:=ROUND([.B289]-([.$I$1]-[.B289]*([.$A$2]/(2*100))/[.$C$3])-[.$K$3]/2;2)" office:value-type="float" office:value="75445.72">
            <text:p>75445.72</text:p>
          </table:table-cell>
          <table:table-cell table:formula="of:=ROUND([.C289]-([.$J$1]-[.C289]*([.$A$2]/(4*100))/[.$C$3])-[.$K$3]/4;2)" office:value-type="float" office:value="89333.31">
            <text:p>89333.31</text:p>
          </table:table-cell>
          <table:table-cell table:formula="of:=[.D289]+1" office:value-type="float" office:value="283">
            <text:p>283</text:p>
          </table:table-cell>
          <table:table-cell table:number-columns-repeated="9"/>
        </table:table-row>
        <table:table-row table:style-name="ro1">
          <table:table-cell table:formula="of:=ROUND([.A290]-([.$H$1]-[.A290]*([.$A$2]/100)/[.$C$3])-[.$K$3];2)" office:value-type="float" office:value="33450.13">
            <text:p>33450.13</text:p>
          </table:table-cell>
          <table:table-cell table:formula="of:=ROUND([.B290]-([.$I$1]-[.B290]*([.$A$2]/(2*100))/[.$C$3])-[.$K$3]/2;2)" office:value-type="float" office:value="75333.83">
            <text:p>75333.83</text:p>
          </table:table-cell>
          <table:table-cell table:formula="of:=ROUND([.C290]-([.$J$1]-[.C290]*([.$A$2]/(4*100))/[.$C$3])-[.$K$3]/4;2)" office:value-type="float" office:value="89290.38">
            <text:p>89290.38</text:p>
          </table:table-cell>
          <table:table-cell table:formula="of:=[.D290]+1" office:value-type="float" office:value="284">
            <text:p>284</text:p>
          </table:table-cell>
          <table:table-cell table:number-columns-repeated="9"/>
        </table:table-row>
        <table:table-row table:style-name="ro1">
          <table:table-cell table:formula="of:=ROUND([.A291]-([.$H$1]-[.A291]*([.$A$2]/100)/[.$C$3])-[.$K$3];2)" office:value-type="float" office:value="33068.88">
            <text:p>33068.88</text:p>
          </table:table-cell>
          <table:table-cell table:formula="of:=ROUND([.B291]-([.$I$1]-[.B291]*([.$A$2]/(2*100))/[.$C$3])-[.$K$3]/2;2)" office:value-type="float" office:value="75221.73">
            <text:p>75221.73</text:p>
          </table:table-cell>
          <table:table-cell table:formula="of:=ROUND([.C291]-([.$J$1]-[.C291]*([.$A$2]/(4*100))/[.$C$3])-[.$K$3]/4;2)" office:value-type="float" office:value="89247.41">
            <text:p>89247.41</text:p>
          </table:table-cell>
          <table:table-cell table:formula="of:=[.D291]+1" office:value-type="float" office:value="285">
            <text:p>285</text:p>
          </table:table-cell>
          <table:table-cell table:number-columns-repeated="9"/>
        </table:table-row>
        <table:table-row table:style-name="ro1">
          <table:table-cell table:formula="of:=ROUND([.A292]-([.$H$1]-[.A292]*([.$A$2]/100)/[.$C$3])-[.$K$3];2)" office:value-type="float" office:value="32686.2">
            <text:p>32686.2</text:p>
          </table:table-cell>
          <table:table-cell table:formula="of:=ROUND([.B292]-([.$I$1]-[.B292]*([.$A$2]/(2*100))/[.$C$3])-[.$K$3]/2;2)" office:value-type="float" office:value="75109.42">
            <text:p>75109.42</text:p>
          </table:table-cell>
          <table:table-cell table:formula="of:=ROUND([.C292]-([.$J$1]-[.C292]*([.$A$2]/(4*100))/[.$C$3])-[.$K$3]/4;2)" office:value-type="float" office:value="89204.4">
            <text:p>89204.4</text:p>
          </table:table-cell>
          <table:table-cell table:formula="of:=[.D292]+1" office:value-type="float" office:value="286">
            <text:p>286</text:p>
          </table:table-cell>
          <table:table-cell table:number-columns-repeated="9"/>
        </table:table-row>
        <table:table-row table:style-name="ro1">
          <table:table-cell table:formula="of:=ROUND([.A293]-([.$H$1]-[.A293]*([.$A$2]/100)/[.$C$3])-[.$K$3];2)" office:value-type="float" office:value="32302.08">
            <text:p>32302.08</text:p>
          </table:table-cell>
          <table:table-cell table:formula="of:=ROUND([.B293]-([.$I$1]-[.B293]*([.$A$2]/(2*100))/[.$C$3])-[.$K$3]/2;2)" office:value-type="float" office:value="74996.9">
            <text:p>74996.9</text:p>
          </table:table-cell>
          <table:table-cell table:formula="of:=ROUND([.C293]-([.$J$1]-[.C293]*([.$A$2]/(4*100))/[.$C$3])-[.$K$3]/4;2)" office:value-type="float" office:value="89161.35">
            <text:p>89161.35</text:p>
          </table:table-cell>
          <table:table-cell table:formula="of:=[.D293]+1" office:value-type="float" office:value="287">
            <text:p>287</text:p>
          </table:table-cell>
          <table:table-cell table:number-columns-repeated="9"/>
        </table:table-row>
        <table:table-row table:style-name="ro1">
          <table:table-cell table:formula="of:=ROUND([.A294]-([.$H$1]-[.A294]*([.$A$2]/100)/[.$C$3])-[.$K$3];2)" office:value-type="float" office:value="31916.52">
            <text:p>31916.52</text:p>
          </table:table-cell>
          <table:table-cell table:formula="of:=ROUND([.B294]-([.$I$1]-[.B294]*([.$A$2]/(2*100))/[.$C$3])-[.$K$3]/2;2)" office:value-type="float" office:value="74884.17">
            <text:p>74884.17</text:p>
          </table:table-cell>
          <table:table-cell table:formula="of:=ROUND([.C294]-([.$J$1]-[.C294]*([.$A$2]/(4*100))/[.$C$3])-[.$K$3]/4;2)" office:value-type="float" office:value="89118.26">
            <text:p>89118.26</text:p>
          </table:table-cell>
          <table:table-cell table:formula="of:=[.D294]+1" office:value-type="float" office:value="288">
            <text:p>288</text:p>
          </table:table-cell>
          <table:table-cell table:number-columns-repeated="9"/>
        </table:table-row>
        <table:table-row table:style-name="ro1">
          <table:table-cell table:formula="of:=ROUND([.A295]-([.$H$1]-[.A295]*([.$A$2]/100)/[.$C$3])-[.$K$3];2)" office:value-type="float" office:value="31529.52">
            <text:p>31529.52</text:p>
          </table:table-cell>
          <table:table-cell table:formula="of:=ROUND([.B295]-([.$I$1]-[.B295]*([.$A$2]/(2*100))/[.$C$3])-[.$K$3]/2;2)" office:value-type="float" office:value="74771.23">
            <text:p>74771.23</text:p>
          </table:table-cell>
          <table:table-cell table:formula="of:=ROUND([.C295]-([.$J$1]-[.C295]*([.$A$2]/(4*100))/[.$C$3])-[.$K$3]/4;2)" office:value-type="float" office:value="89075.13">
            <text:p>89075.13</text:p>
          </table:table-cell>
          <table:table-cell table:formula="of:=[.D295]+1" office:value-type="float" office:value="289">
            <text:p>289</text:p>
          </table:table-cell>
          <table:table-cell table:number-columns-repeated="9"/>
        </table:table-row>
        <table:table-row table:style-name="ro1">
          <table:table-cell table:formula="of:=ROUND([.A296]-([.$H$1]-[.A296]*([.$A$2]/100)/[.$C$3])-[.$K$3];2)" office:value-type="float" office:value="31141.07">
            <text:p>31141.07</text:p>
          </table:table-cell>
          <table:table-cell table:formula="of:=ROUND([.B296]-([.$I$1]-[.B296]*([.$A$2]/(2*100))/[.$C$3])-[.$K$3]/2;2)" office:value-type="float" office:value="74658.08">
            <text:p>74658.08</text:p>
          </table:table-cell>
          <table:table-cell table:formula="of:=ROUND([.C296]-([.$J$1]-[.C296]*([.$A$2]/(4*100))/[.$C$3])-[.$K$3]/4;2)" office:value-type="float" office:value="89031.96">
            <text:p>89031.96</text:p>
          </table:table-cell>
          <table:table-cell table:formula="of:=[.D296]+1" office:value-type="float" office:value="290">
            <text:p>290</text:p>
          </table:table-cell>
          <table:table-cell table:number-columns-repeated="9"/>
        </table:table-row>
        <table:table-row table:style-name="ro1">
          <table:table-cell table:formula="of:=ROUND([.A297]-([.$H$1]-[.A297]*([.$A$2]/100)/[.$C$3])-[.$K$3];2)" office:value-type="float" office:value="30751.16">
            <text:p>30751.16</text:p>
          </table:table-cell>
          <table:table-cell table:formula="of:=ROUND([.B297]-([.$I$1]-[.B297]*([.$A$2]/(2*100))/[.$C$3])-[.$K$3]/2;2)" office:value-type="float" office:value="74544.71">
            <text:p>74544.71</text:p>
          </table:table-cell>
          <table:table-cell table:formula="of:=ROUND([.C297]-([.$J$1]-[.C297]*([.$A$2]/(4*100))/[.$C$3])-[.$K$3]/4;2)" office:value-type="float" office:value="88988.75">
            <text:p>88988.75</text:p>
          </table:table-cell>
          <table:table-cell table:formula="of:=[.D297]+1" office:value-type="float" office:value="291">
            <text:p>291</text:p>
          </table:table-cell>
          <table:table-cell table:number-columns-repeated="9"/>
        </table:table-row>
        <table:table-row table:style-name="ro1">
          <table:table-cell table:formula="of:=ROUND([.A298]-([.$H$1]-[.A298]*([.$A$2]/100)/[.$C$3])-[.$K$3];2)" office:value-type="float" office:value="30359.79">
            <text:p>30359.79</text:p>
          </table:table-cell>
          <table:table-cell table:formula="of:=ROUND([.B298]-([.$I$1]-[.B298]*([.$A$2]/(2*100))/[.$C$3])-[.$K$3]/2;2)" office:value-type="float" office:value="74431.13">
            <text:p>74431.13</text:p>
          </table:table-cell>
          <table:table-cell table:formula="of:=ROUND([.C298]-([.$J$1]-[.C298]*([.$A$2]/(4*100))/[.$C$3])-[.$K$3]/4;2)" office:value-type="float" office:value="88945.5">
            <text:p>88945.5</text:p>
          </table:table-cell>
          <table:table-cell table:formula="of:=[.D298]+1" office:value-type="float" office:value="292">
            <text:p>292</text:p>
          </table:table-cell>
          <table:table-cell table:number-columns-repeated="9"/>
        </table:table-row>
        <table:table-row table:style-name="ro1">
          <table:table-cell table:formula="of:=ROUND([.A299]-([.$H$1]-[.A299]*([.$A$2]/100)/[.$C$3])-[.$K$3];2)" office:value-type="float" office:value="29966.95">
            <text:p>29966.95</text:p>
          </table:table-cell>
          <table:table-cell table:formula="of:=ROUND([.B299]-([.$I$1]-[.B299]*([.$A$2]/(2*100))/[.$C$3])-[.$K$3]/2;2)" office:value-type="float" office:value="74317.34">
            <text:p>74317.34</text:p>
          </table:table-cell>
          <table:table-cell table:formula="of:=ROUND([.C299]-([.$J$1]-[.C299]*([.$A$2]/(4*100))/[.$C$3])-[.$K$3]/4;2)" office:value-type="float" office:value="88902.21">
            <text:p>88902.21</text:p>
          </table:table-cell>
          <table:table-cell table:formula="of:=[.D299]+1" office:value-type="float" office:value="293">
            <text:p>293</text:p>
          </table:table-cell>
          <table:table-cell table:number-columns-repeated="9"/>
        </table:table-row>
        <table:table-row table:style-name="ro1">
          <table:table-cell table:formula="of:=ROUND([.A300]-([.$H$1]-[.A300]*([.$A$2]/100)/[.$C$3])-[.$K$3];2)" office:value-type="float" office:value="29572.64">
            <text:p>29572.64</text:p>
          </table:table-cell>
          <table:table-cell table:formula="of:=ROUND([.B300]-([.$I$1]-[.B300]*([.$A$2]/(2*100))/[.$C$3])-[.$K$3]/2;2)" office:value-type="float" office:value="74203.34">
            <text:p>74203.34</text:p>
          </table:table-cell>
          <table:table-cell table:formula="of:=ROUND([.C300]-([.$J$1]-[.C300]*([.$A$2]/(4*100))/[.$C$3])-[.$K$3]/4;2)" office:value-type="float" office:value="88858.88">
            <text:p>88858.88</text:p>
          </table:table-cell>
          <table:table-cell table:formula="of:=[.D300]+1" office:value-type="float" office:value="294">
            <text:p>294</text:p>
          </table:table-cell>
          <table:table-cell table:number-columns-repeated="9"/>
        </table:table-row>
        <table:table-row table:style-name="ro1">
          <table:table-cell table:formula="of:=ROUND([.A301]-([.$H$1]-[.A301]*([.$A$2]/100)/[.$C$3])-[.$K$3];2)" office:value-type="float" office:value="29176.85">
            <text:p>29176.85</text:p>
          </table:table-cell>
          <table:table-cell table:formula="of:=ROUND([.B301]-([.$I$1]-[.B301]*([.$A$2]/(2*100))/[.$C$3])-[.$K$3]/2;2)" office:value-type="float" office:value="74089.12">
            <text:p>74089.12</text:p>
          </table:table-cell>
          <table:table-cell table:formula="of:=ROUND([.C301]-([.$J$1]-[.C301]*([.$A$2]/(4*100))/[.$C$3])-[.$K$3]/4;2)" office:value-type="float" office:value="88815.51">
            <text:p>88815.51</text:p>
          </table:table-cell>
          <table:table-cell table:formula="of:=[.D301]+1" office:value-type="float" office:value="295">
            <text:p>295</text:p>
          </table:table-cell>
          <table:table-cell table:number-columns-repeated="9"/>
        </table:table-row>
        <table:table-row table:style-name="ro1">
          <table:table-cell table:formula="of:=ROUND([.A302]-([.$H$1]-[.A302]*([.$A$2]/100)/[.$C$3])-[.$K$3];2)" office:value-type="float" office:value="28779.57">
            <text:p>28779.57</text:p>
          </table:table-cell>
          <table:table-cell table:formula="of:=ROUND([.B302]-([.$I$1]-[.B302]*([.$A$2]/(2*100))/[.$C$3])-[.$K$3]/2;2)" office:value-type="float" office:value="73974.69">
            <text:p>73974.69</text:p>
          </table:table-cell>
          <table:table-cell table:formula="of:=ROUND([.C302]-([.$J$1]-[.C302]*([.$A$2]/(4*100))/[.$C$3])-[.$K$3]/4;2)" office:value-type="float" office:value="88772.09">
            <text:p>88772.09</text:p>
          </table:table-cell>
          <table:table-cell table:formula="of:=[.D302]+1" office:value-type="float" office:value="296">
            <text:p>296</text:p>
          </table:table-cell>
          <table:table-cell table:number-columns-repeated="9"/>
        </table:table-row>
        <table:table-row table:style-name="ro1">
          <table:table-cell table:formula="of:=ROUND([.A303]-([.$H$1]-[.A303]*([.$A$2]/100)/[.$C$3])-[.$K$3];2)" office:value-type="float" office:value="28380.8">
            <text:p>28380.8</text:p>
          </table:table-cell>
          <table:table-cell table:formula="of:=ROUND([.B303]-([.$I$1]-[.B303]*([.$A$2]/(2*100))/[.$C$3])-[.$K$3]/2;2)" office:value-type="float" office:value="73860.04">
            <text:p>73860.04</text:p>
          </table:table-cell>
          <table:table-cell table:formula="of:=ROUND([.C303]-([.$J$1]-[.C303]*([.$A$2]/(4*100))/[.$C$3])-[.$K$3]/4;2)" office:value-type="float" office:value="88728.63">
            <text:p>88728.63</text:p>
          </table:table-cell>
          <table:table-cell table:formula="of:=[.D303]+1" office:value-type="float" office:value="297">
            <text:p>297</text:p>
          </table:table-cell>
          <table:table-cell table:number-columns-repeated="9"/>
        </table:table-row>
        <table:table-row table:style-name="ro1">
          <table:table-cell table:formula="of:=ROUND([.A304]-([.$H$1]-[.A304]*([.$A$2]/100)/[.$C$3])-[.$K$3];2)" office:value-type="float" office:value="27980.54">
            <text:p>27980.54</text:p>
          </table:table-cell>
          <table:table-cell table:formula="of:=ROUND([.B304]-([.$I$1]-[.B304]*([.$A$2]/(2*100))/[.$C$3])-[.$K$3]/2;2)" office:value-type="float" office:value="73745.18">
            <text:p>73745.18</text:p>
          </table:table-cell>
          <table:table-cell table:formula="of:=ROUND([.C304]-([.$J$1]-[.C304]*([.$A$2]/(4*100))/[.$C$3])-[.$K$3]/4;2)" office:value-type="float" office:value="88685.13">
            <text:p>88685.13</text:p>
          </table:table-cell>
          <table:table-cell table:formula="of:=[.D304]+1" office:value-type="float" office:value="298">
            <text:p>298</text:p>
          </table:table-cell>
          <table:table-cell table:number-columns-repeated="9"/>
        </table:table-row>
        <table:table-row table:style-name="ro1">
          <table:table-cell table:formula="of:=ROUND([.A305]-([.$H$1]-[.A305]*([.$A$2]/100)/[.$C$3])-[.$K$3];2)" office:value-type="float" office:value="27578.78">
            <text:p>27578.78</text:p>
          </table:table-cell>
          <table:table-cell table:formula="of:=ROUND([.B305]-([.$I$1]-[.B305]*([.$A$2]/(2*100))/[.$C$3])-[.$K$3]/2;2)" office:value-type="float" office:value="73630.1">
            <text:p>73630.1</text:p>
          </table:table-cell>
          <table:table-cell table:formula="of:=ROUND([.C305]-([.$J$1]-[.C305]*([.$A$2]/(4*100))/[.$C$3])-[.$K$3]/4;2)" office:value-type="float" office:value="88641.59">
            <text:p>88641.59</text:p>
          </table:table-cell>
          <table:table-cell table:formula="of:=[.D305]+1" office:value-type="float" office:value="299">
            <text:p>299</text:p>
          </table:table-cell>
          <table:table-cell table:number-columns-repeated="9"/>
        </table:table-row>
        <table:table-row table:style-name="ro1">
          <table:table-cell table:formula="of:=ROUND([.A306]-([.$H$1]-[.A306]*([.$A$2]/100)/[.$C$3])-[.$K$3];2)" office:value-type="float" office:value="27175.51">
            <text:p>27175.51</text:p>
          </table:table-cell>
          <table:table-cell table:formula="of:=ROUND([.B306]-([.$I$1]-[.B306]*([.$A$2]/(2*100))/[.$C$3])-[.$K$3]/2;2)" office:value-type="float" office:value="73514.81">
            <text:p>73514.81</text:p>
          </table:table-cell>
          <table:table-cell table:formula="of:=ROUND([.C306]-([.$J$1]-[.C306]*([.$A$2]/(4*100))/[.$C$3])-[.$K$3]/4;2)" office:value-type="float" office:value="88598.01">
            <text:p>88598.01</text:p>
          </table:table-cell>
          <table:table-cell table:formula="of:=[.D306]+1" office:value-type="float" office:value="300">
            <text:p>300</text:p>
          </table:table-cell>
          <table:table-cell table:number-columns-repeated="9"/>
        </table:table-row>
        <table:table-row table:style-name="ro1">
          <table:table-cell table:formula="of:=ROUND([.A307]-([.$H$1]-[.A307]*([.$A$2]/100)/[.$C$3])-[.$K$3];2)" office:value-type="float" office:value="26770.73">
            <text:p>26770.73</text:p>
          </table:table-cell>
          <table:table-cell table:formula="of:=ROUND([.B307]-([.$I$1]-[.B307]*([.$A$2]/(2*100))/[.$C$3])-[.$K$3]/2;2)" office:value-type="float" office:value="73399.3">
            <text:p>73399.3</text:p>
          </table:table-cell>
          <table:table-cell table:formula="of:=ROUND([.C307]-([.$J$1]-[.C307]*([.$A$2]/(4*100))/[.$C$3])-[.$K$3]/4;2)" office:value-type="float" office:value="88554.39">
            <text:p>88554.39</text:p>
          </table:table-cell>
          <table:table-cell table:formula="of:=[.D307]+1" office:value-type="float" office:value="301">
            <text:p>301</text:p>
          </table:table-cell>
          <table:table-cell table:number-columns-repeated="9"/>
        </table:table-row>
        <table:table-row table:style-name="ro1">
          <table:table-cell table:formula="of:=ROUND([.A308]-([.$H$1]-[.A308]*([.$A$2]/100)/[.$C$3])-[.$K$3];2)" office:value-type="float" office:value="26364.43">
            <text:p>26364.43</text:p>
          </table:table-cell>
          <table:table-cell table:formula="of:=ROUND([.B308]-([.$I$1]-[.B308]*([.$A$2]/(2*100))/[.$C$3])-[.$K$3]/2;2)" office:value-type="float" office:value="73283.57">
            <text:p>73283.57</text:p>
          </table:table-cell>
          <table:table-cell table:formula="of:=ROUND([.C308]-([.$J$1]-[.C308]*([.$A$2]/(4*100))/[.$C$3])-[.$K$3]/4;2)" office:value-type="float" office:value="88510.73">
            <text:p>88510.73</text:p>
          </table:table-cell>
          <table:table-cell table:formula="of:=[.D308]+1" office:value-type="float" office:value="302">
            <text:p>302</text:p>
          </table:table-cell>
          <table:table-cell table:number-columns-repeated="9"/>
        </table:table-row>
        <table:table-row table:style-name="ro1">
          <table:table-cell table:formula="of:=ROUND([.A309]-([.$H$1]-[.A309]*([.$A$2]/100)/[.$C$3])-[.$K$3];2)" office:value-type="float" office:value="25956.61">
            <text:p>25956.61</text:p>
          </table:table-cell>
          <table:table-cell table:formula="of:=ROUND([.B309]-([.$I$1]-[.B309]*([.$A$2]/(2*100))/[.$C$3])-[.$K$3]/2;2)" office:value-type="float" office:value="73167.63">
            <text:p>73167.63</text:p>
          </table:table-cell>
          <table:table-cell table:formula="of:=ROUND([.C309]-([.$J$1]-[.C309]*([.$A$2]/(4*100))/[.$C$3])-[.$K$3]/4;2)" office:value-type="float" office:value="88467.03">
            <text:p>88467.03</text:p>
          </table:table-cell>
          <table:table-cell table:formula="of:=[.D309]+1" office:value-type="float" office:value="303">
            <text:p>303</text:p>
          </table:table-cell>
          <table:table-cell table:number-columns-repeated="9"/>
        </table:table-row>
        <table:table-row table:style-name="ro1">
          <table:table-cell table:formula="of:=ROUND([.A310]-([.$H$1]-[.A310]*([.$A$2]/100)/[.$C$3])-[.$K$3];2)" office:value-type="float" office:value="25547.26">
            <text:p>25547.26</text:p>
          </table:table-cell>
          <table:table-cell table:formula="of:=ROUND([.B310]-([.$I$1]-[.B310]*([.$A$2]/(2*100))/[.$C$3])-[.$K$3]/2;2)" office:value-type="float" office:value="73051.47">
            <text:p>73051.47</text:p>
          </table:table-cell>
          <table:table-cell table:formula="of:=ROUND([.C310]-([.$J$1]-[.C310]*([.$A$2]/(4*100))/[.$C$3])-[.$K$3]/4;2)" office:value-type="float" office:value="88423.29">
            <text:p>88423.29</text:p>
          </table:table-cell>
          <table:table-cell table:formula="of:=[.D310]+1" office:value-type="float" office:value="304">
            <text:p>304</text:p>
          </table:table-cell>
          <table:table-cell table:number-columns-repeated="9"/>
        </table:table-row>
        <table:table-row table:style-name="ro1">
          <table:table-cell table:formula="of:=ROUND([.A311]-([.$H$1]-[.A311]*([.$A$2]/100)/[.$C$3])-[.$K$3];2)" office:value-type="float" office:value="25136.37">
            <text:p>25136.37</text:p>
          </table:table-cell>
          <table:table-cell table:formula="of:=ROUND([.B311]-([.$I$1]-[.B311]*([.$A$2]/(2*100))/[.$C$3])-[.$K$3]/2;2)" office:value-type="float" office:value="72935.09">
            <text:p>72935.09</text:p>
          </table:table-cell>
          <table:table-cell table:formula="of:=ROUND([.C311]-([.$J$1]-[.C311]*([.$A$2]/(4*100))/[.$C$3])-[.$K$3]/4;2)" office:value-type="float" office:value="88379.51">
            <text:p>88379.51</text:p>
          </table:table-cell>
          <table:table-cell table:formula="of:=[.D311]+1" office:value-type="float" office:value="305">
            <text:p>305</text:p>
          </table:table-cell>
          <table:table-cell table:number-columns-repeated="9"/>
        </table:table-row>
        <table:table-row table:style-name="ro1">
          <table:table-cell table:formula="of:=ROUND([.A312]-([.$H$1]-[.A312]*([.$A$2]/100)/[.$C$3])-[.$K$3];2)" office:value-type="float" office:value="24723.94">
            <text:p>24723.94</text:p>
          </table:table-cell>
          <table:table-cell table:formula="of:=ROUND([.B312]-([.$I$1]-[.B312]*([.$A$2]/(2*100))/[.$C$3])-[.$K$3]/2;2)" office:value-type="float" office:value="72818.49">
            <text:p>72818.49</text:p>
          </table:table-cell>
          <table:table-cell table:formula="of:=ROUND([.C312]-([.$J$1]-[.C312]*([.$A$2]/(4*100))/[.$C$3])-[.$K$3]/4;2)" office:value-type="float" office:value="88335.69">
            <text:p>88335.69</text:p>
          </table:table-cell>
          <table:table-cell table:formula="of:=[.D312]+1" office:value-type="float" office:value="306">
            <text:p>306</text:p>
          </table:table-cell>
          <table:table-cell table:number-columns-repeated="9"/>
        </table:table-row>
        <table:table-row table:style-name="ro1">
          <table:table-cell table:formula="of:=ROUND([.A313]-([.$H$1]-[.A313]*([.$A$2]/100)/[.$C$3])-[.$K$3];2)" office:value-type="float" office:value="24309.96">
            <text:p>24309.96</text:p>
          </table:table-cell>
          <table:table-cell table:formula="of:=ROUND([.B313]-([.$I$1]-[.B313]*([.$A$2]/(2*100))/[.$C$3])-[.$K$3]/2;2)" office:value-type="float" office:value="72701.67">
            <text:p>72701.67</text:p>
          </table:table-cell>
          <table:table-cell table:formula="of:=ROUND([.C313]-([.$J$1]-[.C313]*([.$A$2]/(4*100))/[.$C$3])-[.$K$3]/4;2)" office:value-type="float" office:value="88291.82">
            <text:p>88291.82</text:p>
          </table:table-cell>
          <table:table-cell table:formula="of:=[.D313]+1" office:value-type="float" office:value="307">
            <text:p>307</text:p>
          </table:table-cell>
          <table:table-cell table:number-columns-repeated="9"/>
        </table:table-row>
        <table:table-row table:style-name="ro1">
          <table:table-cell table:formula="of:=ROUND([.A314]-([.$H$1]-[.A314]*([.$A$2]/100)/[.$C$3])-[.$K$3];2)" office:value-type="float" office:value="23894.43">
            <text:p>23894.43</text:p>
          </table:table-cell>
          <table:table-cell table:formula="of:=ROUND([.B314]-([.$I$1]-[.B314]*([.$A$2]/(2*100))/[.$C$3])-[.$K$3]/2;2)" office:value-type="float" office:value="72584.64">
            <text:p>72584.64</text:p>
          </table:table-cell>
          <table:table-cell table:formula="of:=ROUND([.C314]-([.$J$1]-[.C314]*([.$A$2]/(4*100))/[.$C$3])-[.$K$3]/4;2)" office:value-type="float" office:value="88247.91">
            <text:p>88247.91</text:p>
          </table:table-cell>
          <table:table-cell table:formula="of:=[.D314]+1" office:value-type="float" office:value="308">
            <text:p>308</text:p>
          </table:table-cell>
          <table:table-cell table:number-columns-repeated="9"/>
        </table:table-row>
        <table:table-row table:style-name="ro1">
          <table:table-cell table:formula="of:=ROUND([.A315]-([.$H$1]-[.A315]*([.$A$2]/100)/[.$C$3])-[.$K$3];2)" office:value-type="float" office:value="23477.34">
            <text:p>23477.34</text:p>
          </table:table-cell>
          <table:table-cell table:formula="of:=ROUND([.B315]-([.$I$1]-[.B315]*([.$A$2]/(2*100))/[.$C$3])-[.$K$3]/2;2)" office:value-type="float" office:value="72467.39">
            <text:p>72467.39</text:p>
          </table:table-cell>
          <table:table-cell table:formula="of:=ROUND([.C315]-([.$J$1]-[.C315]*([.$A$2]/(4*100))/[.$C$3])-[.$K$3]/4;2)" office:value-type="float" office:value="88203.96">
            <text:p>88203.96</text:p>
          </table:table-cell>
          <table:table-cell table:formula="of:=[.D315]+1" office:value-type="float" office:value="309">
            <text:p>309</text:p>
          </table:table-cell>
          <table:table-cell table:number-columns-repeated="9"/>
        </table:table-row>
        <table:table-row table:style-name="ro1">
          <table:table-cell table:formula="of:=ROUND([.A316]-([.$H$1]-[.A316]*([.$A$2]/100)/[.$C$3])-[.$K$3];2)" office:value-type="float" office:value="23058.69">
            <text:p>23058.69</text:p>
          </table:table-cell>
          <table:table-cell table:formula="of:=ROUND([.B316]-([.$I$1]-[.B316]*([.$A$2]/(2*100))/[.$C$3])-[.$K$3]/2;2)" office:value-type="float" office:value="72349.92">
            <text:p>72349.92</text:p>
          </table:table-cell>
          <table:table-cell table:formula="of:=ROUND([.C316]-([.$J$1]-[.C316]*([.$A$2]/(4*100))/[.$C$3])-[.$K$3]/4;2)" office:value-type="float" office:value="88159.97">
            <text:p>88159.97</text:p>
          </table:table-cell>
          <table:table-cell table:formula="of:=[.D316]+1" office:value-type="float" office:value="310">
            <text:p>310</text:p>
          </table:table-cell>
          <table:table-cell table:number-columns-repeated="9"/>
        </table:table-row>
        <table:table-row table:style-name="ro1">
          <table:table-cell table:formula="of:=ROUND([.A317]-([.$H$1]-[.A317]*([.$A$2]/100)/[.$C$3])-[.$K$3];2)" office:value-type="float" office:value="22638.47">
            <text:p>22638.47</text:p>
          </table:table-cell>
          <table:table-cell table:formula="of:=ROUND([.B317]-([.$I$1]-[.B317]*([.$A$2]/(2*100))/[.$C$3])-[.$K$3]/2;2)" office:value-type="float" office:value="72232.23">
            <text:p>72232.23</text:p>
          </table:table-cell>
          <table:table-cell table:formula="of:=ROUND([.C317]-([.$J$1]-[.C317]*([.$A$2]/(4*100))/[.$C$3])-[.$K$3]/4;2)" office:value-type="float" office:value="88115.94">
            <text:p>88115.94</text:p>
          </table:table-cell>
          <table:table-cell table:formula="of:=[.D317]+1" office:value-type="float" office:value="311">
            <text:p>311</text:p>
          </table:table-cell>
          <table:table-cell table:number-columns-repeated="9"/>
        </table:table-row>
        <table:table-row table:style-name="ro1">
          <table:table-cell table:formula="of:=ROUND([.A318]-([.$H$1]-[.A318]*([.$A$2]/100)/[.$C$3])-[.$K$3];2)" office:value-type="float" office:value="22216.67">
            <text:p>22216.67</text:p>
          </table:table-cell>
          <table:table-cell table:formula="of:=ROUND([.B318]-([.$I$1]-[.B318]*([.$A$2]/(2*100))/[.$C$3])-[.$K$3]/2;2)" office:value-type="float" office:value="72114.32">
            <text:p>72114.32</text:p>
          </table:table-cell>
          <table:table-cell table:formula="of:=ROUND([.C318]-([.$J$1]-[.C318]*([.$A$2]/(4*100))/[.$C$3])-[.$K$3]/4;2)" office:value-type="float" office:value="88071.87">
            <text:p>88071.87</text:p>
          </table:table-cell>
          <table:table-cell table:formula="of:=[.D318]+1" office:value-type="float" office:value="312">
            <text:p>312</text:p>
          </table:table-cell>
          <table:table-cell table:number-columns-repeated="9"/>
        </table:table-row>
        <table:table-row table:style-name="ro1">
          <table:table-cell table:formula="of:=ROUND([.A319]-([.$H$1]-[.A319]*([.$A$2]/100)/[.$C$3])-[.$K$3];2)" office:value-type="float" office:value="21793.29">
            <text:p>21793.29</text:p>
          </table:table-cell>
          <table:table-cell table:formula="of:=ROUND([.B319]-([.$I$1]-[.B319]*([.$A$2]/(2*100))/[.$C$3])-[.$K$3]/2;2)" office:value-type="float" office:value="71996.18">
            <text:p>71996.18</text:p>
          </table:table-cell>
          <table:table-cell table:formula="of:=ROUND([.C319]-([.$J$1]-[.C319]*([.$A$2]/(4*100))/[.$C$3])-[.$K$3]/4;2)" office:value-type="float" office:value="88027.76">
            <text:p>88027.76</text:p>
          </table:table-cell>
          <table:table-cell table:formula="of:=[.D319]+1" office:value-type="float" office:value="313">
            <text:p>313</text:p>
          </table:table-cell>
          <table:table-cell table:number-columns-repeated="9"/>
        </table:table-row>
        <table:table-row table:style-name="ro1">
          <table:table-cell table:formula="of:=ROUND([.A320]-([.$H$1]-[.A320]*([.$A$2]/100)/[.$C$3])-[.$K$3];2)" office:value-type="float" office:value="21368.32">
            <text:p>21368.32</text:p>
          </table:table-cell>
          <table:table-cell table:formula="of:=ROUND([.B320]-([.$I$1]-[.B320]*([.$A$2]/(2*100))/[.$C$3])-[.$K$3]/2;2)" office:value-type="float" office:value="71877.82">
            <text:p>71877.82</text:p>
          </table:table-cell>
          <table:table-cell table:formula="of:=ROUND([.C320]-([.$J$1]-[.C320]*([.$A$2]/(4*100))/[.$C$3])-[.$K$3]/4;2)" office:value-type="float" office:value="87983.61">
            <text:p>87983.61</text:p>
          </table:table-cell>
          <table:table-cell table:formula="of:=[.D320]+1" office:value-type="float" office:value="314">
            <text:p>314</text:p>
          </table:table-cell>
          <table:table-cell table:number-columns-repeated="9"/>
        </table:table-row>
        <table:table-row table:style-name="ro1">
          <table:table-cell table:formula="of:=ROUND([.A321]-([.$H$1]-[.A321]*([.$A$2]/100)/[.$C$3])-[.$K$3];2)" office:value-type="float" office:value="20941.76">
            <text:p>20941.76</text:p>
          </table:table-cell>
          <table:table-cell table:formula="of:=ROUND([.B321]-([.$I$1]-[.B321]*([.$A$2]/(2*100))/[.$C$3])-[.$K$3]/2;2)" office:value-type="float" office:value="71759.24">
            <text:p>71759.24</text:p>
          </table:table-cell>
          <table:table-cell table:formula="of:=ROUND([.C321]-([.$J$1]-[.C321]*([.$A$2]/(4*100))/[.$C$3])-[.$K$3]/4;2)" office:value-type="float" office:value="87939.41">
            <text:p>87939.41</text:p>
          </table:table-cell>
          <table:table-cell table:formula="of:=[.D321]+1" office:value-type="float" office:value="315">
            <text:p>315</text:p>
          </table:table-cell>
          <table:table-cell table:number-columns-repeated="9"/>
        </table:table-row>
        <table:table-row table:style-name="ro1">
          <table:table-cell table:formula="of:=ROUND([.A322]-([.$H$1]-[.A322]*([.$A$2]/100)/[.$C$3])-[.$K$3];2)" office:value-type="float" office:value="20513.6">
            <text:p>20513.6</text:p>
          </table:table-cell>
          <table:table-cell table:formula="of:=ROUND([.B322]-([.$I$1]-[.B322]*([.$A$2]/(2*100))/[.$C$3])-[.$K$3]/2;2)" office:value-type="float" office:value="71640.44">
            <text:p>71640.44</text:p>
          </table:table-cell>
          <table:table-cell table:formula="of:=ROUND([.C322]-([.$J$1]-[.C322]*([.$A$2]/(4*100))/[.$C$3])-[.$K$3]/4;2)" office:value-type="float" office:value="87895.17">
            <text:p>87895.17</text:p>
          </table:table-cell>
          <table:table-cell table:formula="of:=[.D322]+1" office:value-type="float" office:value="316">
            <text:p>316</text:p>
          </table:table-cell>
          <table:table-cell table:number-columns-repeated="9"/>
        </table:table-row>
        <table:table-row table:style-name="ro1">
          <table:table-cell table:formula="of:=ROUND([.A323]-([.$H$1]-[.A323]*([.$A$2]/100)/[.$C$3])-[.$K$3];2)" office:value-type="float" office:value="20083.84">
            <text:p>20083.84</text:p>
          </table:table-cell>
          <table:table-cell table:formula="of:=ROUND([.B323]-([.$I$1]-[.B323]*([.$A$2]/(2*100))/[.$C$3])-[.$K$3]/2;2)" office:value-type="float" office:value="71521.42">
            <text:p>71521.42</text:p>
          </table:table-cell>
          <table:table-cell table:formula="of:=ROUND([.C323]-([.$J$1]-[.C323]*([.$A$2]/(4*100))/[.$C$3])-[.$K$3]/4;2)" office:value-type="float" office:value="87850.89">
            <text:p>87850.89</text:p>
          </table:table-cell>
          <table:table-cell table:formula="of:=[.D323]+1" office:value-type="float" office:value="317">
            <text:p>317</text:p>
          </table:table-cell>
          <table:table-cell table:number-columns-repeated="9"/>
        </table:table-row>
        <table:table-row table:style-name="ro1">
          <table:table-cell table:formula="of:=ROUND([.A324]-([.$H$1]-[.A324]*([.$A$2]/100)/[.$C$3])-[.$K$3];2)" office:value-type="float" office:value="19652.46">
            <text:p>19652.46</text:p>
          </table:table-cell>
          <table:table-cell table:formula="of:=ROUND([.B324]-([.$I$1]-[.B324]*([.$A$2]/(2*100))/[.$C$3])-[.$K$3]/2;2)" office:value-type="float" office:value="71402.17">
            <text:p>71402.17</text:p>
          </table:table-cell>
          <table:table-cell table:formula="of:=ROUND([.C324]-([.$J$1]-[.C324]*([.$A$2]/(4*100))/[.$C$3])-[.$K$3]/4;2)" office:value-type="float" office:value="87806.57">
            <text:p>87806.57</text:p>
          </table:table-cell>
          <table:table-cell table:formula="of:=[.D324]+1" office:value-type="float" office:value="318">
            <text:p>318</text:p>
          </table:table-cell>
          <table:table-cell table:number-columns-repeated="9"/>
        </table:table-row>
        <table:table-row table:style-name="ro1">
          <table:table-cell table:formula="of:=ROUND([.A325]-([.$H$1]-[.A325]*([.$A$2]/100)/[.$C$3])-[.$K$3];2)" office:value-type="float" office:value="19219.47">
            <text:p>19219.47</text:p>
          </table:table-cell>
          <table:table-cell table:formula="of:=ROUND([.B325]-([.$I$1]-[.B325]*([.$A$2]/(2*100))/[.$C$3])-[.$K$3]/2;2)" office:value-type="float" office:value="71282.7">
            <text:p>71282.7</text:p>
          </table:table-cell>
          <table:table-cell table:formula="of:=ROUND([.C325]-([.$J$1]-[.C325]*([.$A$2]/(4*100))/[.$C$3])-[.$K$3]/4;2)" office:value-type="float" office:value="87762.21">
            <text:p>87762.21</text:p>
          </table:table-cell>
          <table:table-cell table:formula="of:=[.D325]+1" office:value-type="float" office:value="319">
            <text:p>319</text:p>
          </table:table-cell>
          <table:table-cell table:number-columns-repeated="9"/>
        </table:table-row>
        <table:table-row table:style-name="ro1">
          <table:table-cell table:formula="of:=ROUND([.A326]-([.$H$1]-[.A326]*([.$A$2]/100)/[.$C$3])-[.$K$3];2)" office:value-type="float" office:value="18784.85">
            <text:p>18784.85</text:p>
          </table:table-cell>
          <table:table-cell table:formula="of:=ROUND([.B326]-([.$I$1]-[.B326]*([.$A$2]/(2*100))/[.$C$3])-[.$K$3]/2;2)" office:value-type="float" office:value="71163.01">
            <text:p>71163.01</text:p>
          </table:table-cell>
          <table:table-cell table:formula="of:=ROUND([.C326]-([.$J$1]-[.C326]*([.$A$2]/(4*100))/[.$C$3])-[.$K$3]/4;2)" office:value-type="float" office:value="87717.81">
            <text:p>87717.81</text:p>
          </table:table-cell>
          <table:table-cell table:formula="of:=[.D326]+1" office:value-type="float" office:value="320">
            <text:p>320</text:p>
          </table:table-cell>
          <table:table-cell table:number-columns-repeated="9"/>
        </table:table-row>
        <table:table-row table:style-name="ro1">
          <table:table-cell table:formula="of:=ROUND([.A327]-([.$H$1]-[.A327]*([.$A$2]/100)/[.$C$3])-[.$K$3];2)" office:value-type="float" office:value="18348.6">
            <text:p>18348.6</text:p>
          </table:table-cell>
          <table:table-cell table:formula="of:=ROUND([.B327]-([.$I$1]-[.B327]*([.$A$2]/(2*100))/[.$C$3])-[.$K$3]/2;2)" office:value-type="float" office:value="71043.09">
            <text:p>71043.09</text:p>
          </table:table-cell>
          <table:table-cell table:formula="of:=ROUND([.C327]-([.$J$1]-[.C327]*([.$A$2]/(4*100))/[.$C$3])-[.$K$3]/4;2)" office:value-type="float" office:value="87673.37">
            <text:p>87673.37</text:p>
          </table:table-cell>
          <table:table-cell table:formula="of:=[.D327]+1" office:value-type="float" office:value="321">
            <text:p>321</text:p>
          </table:table-cell>
          <table:table-cell table:number-columns-repeated="9"/>
        </table:table-row>
        <table:table-row table:style-name="ro1">
          <table:table-cell table:formula="of:=ROUND([.A328]-([.$H$1]-[.A328]*([.$A$2]/100)/[.$C$3])-[.$K$3];2)" office:value-type="float" office:value="17910.72">
            <text:p>17910.72</text:p>
          </table:table-cell>
          <table:table-cell table:formula="of:=ROUND([.B328]-([.$I$1]-[.B328]*([.$A$2]/(2*100))/[.$C$3])-[.$K$3]/2;2)" office:value-type="float" office:value="70922.95">
            <text:p>70922.95</text:p>
          </table:table-cell>
          <table:table-cell table:formula="of:=ROUND([.C328]-([.$J$1]-[.C328]*([.$A$2]/(4*100))/[.$C$3])-[.$K$3]/4;2)" office:value-type="float" office:value="87628.88">
            <text:p>87628.88</text:p>
          </table:table-cell>
          <table:table-cell table:formula="of:=[.D328]+1" office:value-type="float" office:value="322">
            <text:p>322</text:p>
          </table:table-cell>
          <table:table-cell table:number-columns-repeated="9"/>
        </table:table-row>
        <table:table-row table:style-name="ro1">
          <table:table-cell table:formula="of:=ROUND([.A329]-([.$H$1]-[.A329]*([.$A$2]/100)/[.$C$3])-[.$K$3];2)" office:value-type="float" office:value="17471.2">
            <text:p>17471.2</text:p>
          </table:table-cell>
          <table:table-cell table:formula="of:=ROUND([.B329]-([.$I$1]-[.B329]*([.$A$2]/(2*100))/[.$C$3])-[.$K$3]/2;2)" office:value-type="float" office:value="70802.58">
            <text:p>70802.58</text:p>
          </table:table-cell>
          <table:table-cell table:formula="of:=ROUND([.C329]-([.$J$1]-[.C329]*([.$A$2]/(4*100))/[.$C$3])-[.$K$3]/4;2)" office:value-type="float" office:value="87584.35">
            <text:p>87584.35</text:p>
          </table:table-cell>
          <table:table-cell table:formula="of:=[.D329]+1" office:value-type="float" office:value="323">
            <text:p>323</text:p>
          </table:table-cell>
          <table:table-cell table:number-columns-repeated="9"/>
        </table:table-row>
        <table:table-row table:style-name="ro1">
          <table:table-cell table:formula="of:=ROUND([.A330]-([.$H$1]-[.A330]*([.$A$2]/100)/[.$C$3])-[.$K$3];2)" office:value-type="float" office:value="17030.03">
            <text:p>17030.03</text:p>
          </table:table-cell>
          <table:table-cell table:formula="of:=ROUND([.B330]-([.$I$1]-[.B330]*([.$A$2]/(2*100))/[.$C$3])-[.$K$3]/2;2)" office:value-type="float" office:value="70681.98">
            <text:p>70681.98</text:p>
          </table:table-cell>
          <table:table-cell table:formula="of:=ROUND([.C330]-([.$J$1]-[.C330]*([.$A$2]/(4*100))/[.$C$3])-[.$K$3]/4;2)" office:value-type="float" office:value="87539.78">
            <text:p>87539.78</text:p>
          </table:table-cell>
          <table:table-cell table:formula="of:=[.D330]+1" office:value-type="float" office:value="324">
            <text:p>324</text:p>
          </table:table-cell>
          <table:table-cell table:number-columns-repeated="9"/>
        </table:table-row>
        <table:table-row table:style-name="ro1">
          <table:table-cell table:formula="of:=ROUND([.A331]-([.$H$1]-[.A331]*([.$A$2]/100)/[.$C$3])-[.$K$3];2)" office:value-type="float" office:value="16587.2">
            <text:p>16587.2</text:p>
          </table:table-cell>
          <table:table-cell table:formula="of:=ROUND([.B331]-([.$I$1]-[.B331]*([.$A$2]/(2*100))/[.$C$3])-[.$K$3]/2;2)" office:value-type="float" office:value="70561.16">
            <text:p>70561.16</text:p>
          </table:table-cell>
          <table:table-cell table:formula="of:=ROUND([.C331]-([.$J$1]-[.C331]*([.$A$2]/(4*100))/[.$C$3])-[.$K$3]/4;2)" office:value-type="float" office:value="87495.17">
            <text:p>87495.17</text:p>
          </table:table-cell>
          <table:table-cell table:formula="of:=[.D331]+1" office:value-type="float" office:value="325">
            <text:p>325</text:p>
          </table:table-cell>
          <table:table-cell table:number-columns-repeated="9"/>
        </table:table-row>
        <table:table-row table:style-name="ro1">
          <table:table-cell table:formula="of:=ROUND([.A332]-([.$H$1]-[.A332]*([.$A$2]/100)/[.$C$3])-[.$K$3];2)" office:value-type="float" office:value="16142.71">
            <text:p>16142.71</text:p>
          </table:table-cell>
          <table:table-cell table:formula="of:=ROUND([.B332]-([.$I$1]-[.B332]*([.$A$2]/(2*100))/[.$C$3])-[.$K$3]/2;2)" office:value-type="float" office:value="70440.11">
            <text:p>70440.11</text:p>
          </table:table-cell>
          <table:table-cell table:formula="of:=ROUND([.C332]-([.$J$1]-[.C332]*([.$A$2]/(4*100))/[.$C$3])-[.$K$3]/4;2)" office:value-type="float" office:value="87450.52">
            <text:p>87450.52</text:p>
          </table:table-cell>
          <table:table-cell table:formula="of:=[.D332]+1" office:value-type="float" office:value="326">
            <text:p>326</text:p>
          </table:table-cell>
          <table:table-cell table:number-columns-repeated="9"/>
        </table:table-row>
        <table:table-row table:style-name="ro1">
          <table:table-cell table:formula="of:=ROUND([.A333]-([.$H$1]-[.A333]*([.$A$2]/100)/[.$C$3])-[.$K$3];2)" office:value-type="float" office:value="15696.56">
            <text:p>15696.56</text:p>
          </table:table-cell>
          <table:table-cell table:formula="of:=ROUND([.B333]-([.$I$1]-[.B333]*([.$A$2]/(2*100))/[.$C$3])-[.$K$3]/2;2)" office:value-type="float" office:value="70318.84">
            <text:p>70318.84</text:p>
          </table:table-cell>
          <table:table-cell table:formula="of:=ROUND([.C333]-([.$J$1]-[.C333]*([.$A$2]/(4*100))/[.$C$3])-[.$K$3]/4;2)" office:value-type="float" office:value="87405.82">
            <text:p>87405.82</text:p>
          </table:table-cell>
          <table:table-cell table:formula="of:=[.D333]+1" office:value-type="float" office:value="327">
            <text:p>327</text:p>
          </table:table-cell>
          <table:table-cell table:number-columns-repeated="9"/>
        </table:table-row>
        <table:table-row table:style-name="ro1">
          <table:table-cell table:formula="of:=ROUND([.A334]-([.$H$1]-[.A334]*([.$A$2]/100)/[.$C$3])-[.$K$3];2)" office:value-type="float" office:value="15248.73">
            <text:p>15248.73</text:p>
          </table:table-cell>
          <table:table-cell table:formula="of:=ROUND([.B334]-([.$I$1]-[.B334]*([.$A$2]/(2*100))/[.$C$3])-[.$K$3]/2;2)" office:value-type="float" office:value="70197.34">
            <text:p>70197.34</text:p>
          </table:table-cell>
          <table:table-cell table:formula="of:=ROUND([.C334]-([.$J$1]-[.C334]*([.$A$2]/(4*100))/[.$C$3])-[.$K$3]/4;2)" office:value-type="float" office:value="87361.08">
            <text:p>87361.08</text:p>
          </table:table-cell>
          <table:table-cell table:formula="of:=[.D334]+1" office:value-type="float" office:value="328">
            <text:p>328</text:p>
          </table:table-cell>
          <table:table-cell table:number-columns-repeated="9"/>
        </table:table-row>
        <table:table-row table:style-name="ro1">
          <table:table-cell table:formula="of:=ROUND([.A335]-([.$H$1]-[.A335]*([.$A$2]/100)/[.$C$3])-[.$K$3];2)" office:value-type="float" office:value="14799.22">
            <text:p>14799.22</text:p>
          </table:table-cell>
          <table:table-cell table:formula="of:=ROUND([.B335]-([.$I$1]-[.B335]*([.$A$2]/(2*100))/[.$C$3])-[.$K$3]/2;2)" office:value-type="float" office:value="70075.61">
            <text:p>70075.61</text:p>
          </table:table-cell>
          <table:table-cell table:formula="of:=ROUND([.C335]-([.$J$1]-[.C335]*([.$A$2]/(4*100))/[.$C$3])-[.$K$3]/4;2)" office:value-type="float" office:value="87316.3">
            <text:p>87316.3</text:p>
          </table:table-cell>
          <table:table-cell table:formula="of:=[.D335]+1" office:value-type="float" office:value="329">
            <text:p>329</text:p>
          </table:table-cell>
          <table:table-cell table:number-columns-repeated="9"/>
        </table:table-row>
        <table:table-row table:style-name="ro1">
          <table:table-cell table:formula="of:=ROUND([.A336]-([.$H$1]-[.A336]*([.$A$2]/100)/[.$C$3])-[.$K$3];2)" office:value-type="float" office:value="14348.03">
            <text:p>14348.03</text:p>
          </table:table-cell>
          <table:table-cell table:formula="of:=ROUND([.B336]-([.$I$1]-[.B336]*([.$A$2]/(2*100))/[.$C$3])-[.$K$3]/2;2)" office:value-type="float" office:value="69953.65">
            <text:p>69953.65</text:p>
          </table:table-cell>
          <table:table-cell table:formula="of:=ROUND([.C336]-([.$J$1]-[.C336]*([.$A$2]/(4*100))/[.$C$3])-[.$K$3]/4;2)" office:value-type="float" office:value="87271.48">
            <text:p>87271.48</text:p>
          </table:table-cell>
          <table:table-cell table:formula="of:=[.D336]+1" office:value-type="float" office:value="330">
            <text:p>330</text:p>
          </table:table-cell>
          <table:table-cell table:number-columns-repeated="9"/>
        </table:table-row>
        <table:table-row table:style-name="ro1">
          <table:table-cell table:formula="of:=ROUND([.A337]-([.$H$1]-[.A337]*([.$A$2]/100)/[.$C$3])-[.$K$3];2)" office:value-type="float" office:value="13895.15">
            <text:p>13895.15</text:p>
          </table:table-cell>
          <table:table-cell table:formula="of:=ROUND([.B337]-([.$I$1]-[.B337]*([.$A$2]/(2*100))/[.$C$3])-[.$K$3]/2;2)" office:value-type="float" office:value="69831.46">
            <text:p>69831.46</text:p>
          </table:table-cell>
          <table:table-cell table:formula="of:=ROUND([.C337]-([.$J$1]-[.C337]*([.$A$2]/(4*100))/[.$C$3])-[.$K$3]/4;2)" office:value-type="float" office:value="87226.62">
            <text:p>87226.62</text:p>
          </table:table-cell>
          <table:table-cell table:formula="of:=[.D337]+1" office:value-type="float" office:value="331">
            <text:p>331</text:p>
          </table:table-cell>
          <table:table-cell table:number-columns-repeated="9"/>
        </table:table-row>
        <table:table-row table:style-name="ro1">
          <table:table-cell table:formula="of:=ROUND([.A338]-([.$H$1]-[.A338]*([.$A$2]/100)/[.$C$3])-[.$K$3];2)" office:value-type="float" office:value="13440.57">
            <text:p>13440.57</text:p>
          </table:table-cell>
          <table:table-cell table:formula="of:=ROUND([.B338]-([.$I$1]-[.B338]*([.$A$2]/(2*100))/[.$C$3])-[.$K$3]/2;2)" office:value-type="float" office:value="69709.04">
            <text:p>69709.04</text:p>
          </table:table-cell>
          <table:table-cell table:formula="of:=ROUND([.C338]-([.$J$1]-[.C338]*([.$A$2]/(4*100))/[.$C$3])-[.$K$3]/4;2)" office:value-type="float" office:value="87181.71">
            <text:p>87181.71</text:p>
          </table:table-cell>
          <table:table-cell table:formula="of:=[.D338]+1" office:value-type="float" office:value="332">
            <text:p>332</text:p>
          </table:table-cell>
          <table:table-cell table:number-columns-repeated="9"/>
        </table:table-row>
        <table:table-row table:style-name="ro1">
          <table:table-cell table:formula="of:=ROUND([.A339]-([.$H$1]-[.A339]*([.$A$2]/100)/[.$C$3])-[.$K$3];2)" office:value-type="float" office:value="12984.28">
            <text:p>12984.28</text:p>
          </table:table-cell>
          <table:table-cell table:formula="of:=ROUND([.B339]-([.$I$1]-[.B339]*([.$A$2]/(2*100))/[.$C$3])-[.$K$3]/2;2)" office:value-type="float" office:value="69586.39">
            <text:p>69586.39</text:p>
          </table:table-cell>
          <table:table-cell table:formula="of:=ROUND([.C339]-([.$J$1]-[.C339]*([.$A$2]/(4*100))/[.$C$3])-[.$K$3]/4;2)" office:value-type="float" office:value="87136.76">
            <text:p>87136.76</text:p>
          </table:table-cell>
          <table:table-cell table:formula="of:=[.D339]+1" office:value-type="float" office:value="333">
            <text:p>333</text:p>
          </table:table-cell>
          <table:table-cell table:number-columns-repeated="9"/>
        </table:table-row>
        <table:table-row table:style-name="ro1">
          <table:table-cell table:formula="of:=ROUND([.A340]-([.$H$1]-[.A340]*([.$A$2]/100)/[.$C$3])-[.$K$3];2)" office:value-type="float" office:value="12526.28">
            <text:p>12526.28</text:p>
          </table:table-cell>
          <table:table-cell table:formula="of:=ROUND([.B340]-([.$I$1]-[.B340]*([.$A$2]/(2*100))/[.$C$3])-[.$K$3]/2;2)" office:value-type="float" office:value="69463.51">
            <text:p>69463.51</text:p>
          </table:table-cell>
          <table:table-cell table:formula="of:=ROUND([.C340]-([.$J$1]-[.C340]*([.$A$2]/(4*100))/[.$C$3])-[.$K$3]/4;2)" office:value-type="float" office:value="87091.77">
            <text:p>87091.77</text:p>
          </table:table-cell>
          <table:table-cell table:formula="of:=[.D340]+1" office:value-type="float" office:value="334">
            <text:p>334</text:p>
          </table:table-cell>
          <table:table-cell table:number-columns-repeated="9"/>
        </table:table-row>
        <table:table-row table:style-name="ro1">
          <table:table-cell table:formula="of:=ROUND([.A341]-([.$H$1]-[.A341]*([.$A$2]/100)/[.$C$3])-[.$K$3];2)" office:value-type="float" office:value="12066.56">
            <text:p>12066.56</text:p>
          </table:table-cell>
          <table:table-cell table:formula="of:=ROUND([.B341]-([.$I$1]-[.B341]*([.$A$2]/(2*100))/[.$C$3])-[.$K$3]/2;2)" office:value-type="float" office:value="69340.4">
            <text:p>69340.4</text:p>
          </table:table-cell>
          <table:table-cell table:formula="of:=ROUND([.C341]-([.$J$1]-[.C341]*([.$A$2]/(4*100))/[.$C$3])-[.$K$3]/4;2)" office:value-type="float" office:value="87046.74">
            <text:p>87046.74</text:p>
          </table:table-cell>
          <table:table-cell table:formula="of:=[.D341]+1" office:value-type="float" office:value="335">
            <text:p>335</text:p>
          </table:table-cell>
          <table:table-cell table:number-columns-repeated="9"/>
        </table:table-row>
        <table:table-row table:style-name="ro1">
          <table:table-cell table:formula="of:=ROUND([.A342]-([.$H$1]-[.A342]*([.$A$2]/100)/[.$C$3])-[.$K$3];2)" office:value-type="float" office:value="11605.12">
            <text:p>11605.12</text:p>
          </table:table-cell>
          <table:table-cell table:formula="of:=ROUND([.B342]-([.$I$1]-[.B342]*([.$A$2]/(2*100))/[.$C$3])-[.$K$3]/2;2)" office:value-type="float" office:value="69217.06">
            <text:p>69217.06</text:p>
          </table:table-cell>
          <table:table-cell table:formula="of:=ROUND([.C342]-([.$J$1]-[.C342]*([.$A$2]/(4*100))/[.$C$3])-[.$K$3]/4;2)" office:value-type="float" office:value="87001.67">
            <text:p>87001.67</text:p>
          </table:table-cell>
          <table:table-cell table:formula="of:=[.D342]+1" office:value-type="float" office:value="336">
            <text:p>336</text:p>
          </table:table-cell>
          <table:table-cell table:number-columns-repeated="9"/>
        </table:table-row>
        <table:table-row table:style-name="ro1">
          <table:table-cell table:formula="of:=ROUND([.A343]-([.$H$1]-[.A343]*([.$A$2]/100)/[.$C$3])-[.$K$3];2)" office:value-type="float" office:value="11141.95">
            <text:p>11141.95</text:p>
          </table:table-cell>
          <table:table-cell table:formula="of:=ROUND([.B343]-([.$I$1]-[.B343]*([.$A$2]/(2*100))/[.$C$3])-[.$K$3]/2;2)" office:value-type="float" office:value="69093.49">
            <text:p>69093.49</text:p>
          </table:table-cell>
          <table:table-cell table:formula="of:=ROUND([.C343]-([.$J$1]-[.C343]*([.$A$2]/(4*100))/[.$C$3])-[.$K$3]/4;2)" office:value-type="float" office:value="86956.55">
            <text:p>86956.55</text:p>
          </table:table-cell>
          <table:table-cell table:formula="of:=[.D343]+1" office:value-type="float" office:value="337">
            <text:p>337</text:p>
          </table:table-cell>
          <table:table-cell table:number-columns-repeated="9"/>
        </table:table-row>
        <table:table-row table:style-name="ro1">
          <table:table-cell table:formula="of:=ROUND([.A344]-([.$H$1]-[.A344]*([.$A$2]/100)/[.$C$3])-[.$K$3];2)" office:value-type="float" office:value="10677.04">
            <text:p>10677.04</text:p>
          </table:table-cell>
          <table:table-cell table:formula="of:=ROUND([.B344]-([.$I$1]-[.B344]*([.$A$2]/(2*100))/[.$C$3])-[.$K$3]/2;2)" office:value-type="float" office:value="68969.69">
            <text:p>68969.69</text:p>
          </table:table-cell>
          <table:table-cell table:formula="of:=ROUND([.C344]-([.$J$1]-[.C344]*([.$A$2]/(4*100))/[.$C$3])-[.$K$3]/4;2)" office:value-type="float" office:value="86911.39">
            <text:p>86911.39</text:p>
          </table:table-cell>
          <table:table-cell table:formula="of:=[.D344]+1" office:value-type="float" office:value="338">
            <text:p>338</text:p>
          </table:table-cell>
          <table:table-cell table:number-columns-repeated="9"/>
        </table:table-row>
        <table:table-row table:style-name="ro1">
          <table:table-cell table:formula="of:=ROUND([.A345]-([.$H$1]-[.A345]*([.$A$2]/100)/[.$C$3])-[.$K$3];2)" office:value-type="float" office:value="10210.39">
            <text:p>10210.39</text:p>
          </table:table-cell>
          <table:table-cell table:formula="of:=ROUND([.B345]-([.$I$1]-[.B345]*([.$A$2]/(2*100))/[.$C$3])-[.$K$3]/2;2)" office:value-type="float" office:value="68845.66">
            <text:p>68845.66</text:p>
          </table:table-cell>
          <table:table-cell table:formula="of:=ROUND([.C345]-([.$J$1]-[.C345]*([.$A$2]/(4*100))/[.$C$3])-[.$K$3]/4;2)" office:value-type="float" office:value="86866.19">
            <text:p>86866.19</text:p>
          </table:table-cell>
          <table:table-cell table:formula="of:=[.D345]+1" office:value-type="float" office:value="339">
            <text:p>339</text:p>
          </table:table-cell>
          <table:table-cell table:number-columns-repeated="9"/>
        </table:table-row>
        <table:table-row table:style-name="ro1">
          <table:table-cell table:formula="of:=ROUND([.A346]-([.$H$1]-[.A346]*([.$A$2]/100)/[.$C$3])-[.$K$3];2)" office:value-type="float" office:value="9741.99">
            <text:p>9741.99</text:p>
          </table:table-cell>
          <table:table-cell table:formula="of:=ROUND([.B346]-([.$I$1]-[.B346]*([.$A$2]/(2*100))/[.$C$3])-[.$K$3]/2;2)" office:value-type="float" office:value="68721.4">
            <text:p>68721.4</text:p>
          </table:table-cell>
          <table:table-cell table:formula="of:=ROUND([.C346]-([.$J$1]-[.C346]*([.$A$2]/(4*100))/[.$C$3])-[.$K$3]/4;2)" office:value-type="float" office:value="86820.95">
            <text:p>86820.95</text:p>
          </table:table-cell>
          <table:table-cell table:formula="of:=[.D346]+1" office:value-type="float" office:value="340">
            <text:p>340</text:p>
          </table:table-cell>
          <table:table-cell table:number-columns-repeated="9"/>
        </table:table-row>
        <table:table-row table:style-name="ro1">
          <table:table-cell table:formula="of:=ROUND([.A347]-([.$H$1]-[.A347]*([.$A$2]/100)/[.$C$3])-[.$K$3];2)" office:value-type="float" office:value="9271.83">
            <text:p>9271.83</text:p>
          </table:table-cell>
          <table:table-cell table:formula="of:=ROUND([.B347]-([.$I$1]-[.B347]*([.$A$2]/(2*100))/[.$C$3])-[.$K$3]/2;2)" office:value-type="float" office:value="68596.9">
            <text:p>68596.9</text:p>
          </table:table-cell>
          <table:table-cell table:formula="of:=ROUND([.C347]-([.$J$1]-[.C347]*([.$A$2]/(4*100))/[.$C$3])-[.$K$3]/4;2)" office:value-type="float" office:value="86775.66">
            <text:p>86775.66</text:p>
          </table:table-cell>
          <table:table-cell table:formula="of:=[.D347]+1" office:value-type="float" office:value="341">
            <text:p>341</text:p>
          </table:table-cell>
          <table:table-cell table:number-columns-repeated="9"/>
        </table:table-row>
        <table:table-row table:style-name="ro1">
          <table:table-cell table:formula="of:=ROUND([.A348]-([.$H$1]-[.A348]*([.$A$2]/100)/[.$C$3])-[.$K$3];2)" office:value-type="float" office:value="8799.91">
            <text:p>8799.91</text:p>
          </table:table-cell>
          <table:table-cell table:formula="of:=ROUND([.B348]-([.$I$1]-[.B348]*([.$A$2]/(2*100))/[.$C$3])-[.$K$3]/2;2)" office:value-type="float" office:value="68472.17">
            <text:p>68472.17</text:p>
          </table:table-cell>
          <table:table-cell table:formula="of:=ROUND([.C348]-([.$J$1]-[.C348]*([.$A$2]/(4*100))/[.$C$3])-[.$K$3]/4;2)" office:value-type="float" office:value="86730.33">
            <text:p>86730.33</text:p>
          </table:table-cell>
          <table:table-cell table:formula="of:=[.D348]+1" office:value-type="float" office:value="342">
            <text:p>342</text:p>
          </table:table-cell>
          <table:table-cell table:number-columns-repeated="9"/>
        </table:table-row>
        <table:table-row table:style-name="ro1">
          <table:table-cell table:formula="of:=ROUND([.A349]-([.$H$1]-[.A349]*([.$A$2]/100)/[.$C$3])-[.$K$3];2)" office:value-type="float" office:value="8326.22">
            <text:p>8326.22</text:p>
          </table:table-cell>
          <table:table-cell table:formula="of:=ROUND([.B349]-([.$I$1]-[.B349]*([.$A$2]/(2*100))/[.$C$3])-[.$K$3]/2;2)" office:value-type="float" office:value="68347.21">
            <text:p>68347.21</text:p>
          </table:table-cell>
          <table:table-cell table:formula="of:=ROUND([.C349]-([.$J$1]-[.C349]*([.$A$2]/(4*100))/[.$C$3])-[.$K$3]/4;2)" office:value-type="float" office:value="86684.96">
            <text:p>86684.96</text:p>
          </table:table-cell>
          <table:table-cell table:formula="of:=[.D349]+1" office:value-type="float" office:value="343">
            <text:p>343</text:p>
          </table:table-cell>
          <table:table-cell table:number-columns-repeated="9"/>
        </table:table-row>
        <table:table-row table:style-name="ro1">
          <table:table-cell table:formula="of:=ROUND([.A350]-([.$H$1]-[.A350]*([.$A$2]/100)/[.$C$3])-[.$K$3];2)" office:value-type="float" office:value="7850.75">
            <text:p>7850.75</text:p>
          </table:table-cell>
          <table:table-cell table:formula="of:=ROUND([.B350]-([.$I$1]-[.B350]*([.$A$2]/(2*100))/[.$C$3])-[.$K$3]/2;2)" office:value-type="float" office:value="68222.01">
            <text:p>68222.01</text:p>
          </table:table-cell>
          <table:table-cell table:formula="of:=ROUND([.C350]-([.$J$1]-[.C350]*([.$A$2]/(4*100))/[.$C$3])-[.$K$3]/4;2)" office:value-type="float" office:value="86639.55">
            <text:p>86639.55</text:p>
          </table:table-cell>
          <table:table-cell table:formula="of:=[.D350]+1" office:value-type="float" office:value="344">
            <text:p>344</text:p>
          </table:table-cell>
          <table:table-cell table:number-columns-repeated="9"/>
        </table:table-row>
        <table:table-row table:style-name="ro1">
          <table:table-cell table:formula="of:=ROUND([.A351]-([.$H$1]-[.A351]*([.$A$2]/100)/[.$C$3])-[.$K$3];2)" office:value-type="float" office:value="7373.5">
            <text:p>7373.5</text:p>
          </table:table-cell>
          <table:table-cell table:formula="of:=ROUND([.B351]-([.$I$1]-[.B351]*([.$A$2]/(2*100))/[.$C$3])-[.$K$3]/2;2)" office:value-type="float" office:value="68096.58">
            <text:p>68096.58</text:p>
          </table:table-cell>
          <table:table-cell table:formula="of:=ROUND([.C351]-([.$J$1]-[.C351]*([.$A$2]/(4*100))/[.$C$3])-[.$K$3]/4;2)" office:value-type="float" office:value="86594.09">
            <text:p>86594.09</text:p>
          </table:table-cell>
          <table:table-cell table:formula="of:=[.D351]+1" office:value-type="float" office:value="345">
            <text:p>345</text:p>
          </table:table-cell>
          <table:table-cell table:number-columns-repeated="9"/>
        </table:table-row>
        <table:table-row table:style-name="ro1">
          <table:table-cell table:formula="of:=ROUND([.A352]-([.$H$1]-[.A352]*([.$A$2]/100)/[.$C$3])-[.$K$3];2)" office:value-type="float" office:value="6894.46">
            <text:p>6894.46</text:p>
          </table:table-cell>
          <table:table-cell table:formula="of:=ROUND([.B352]-([.$I$1]-[.B352]*([.$A$2]/(2*100))/[.$C$3])-[.$K$3]/2;2)" office:value-type="float" office:value="67970.91">
            <text:p>67970.91</text:p>
          </table:table-cell>
          <table:table-cell table:formula="of:=ROUND([.C352]-([.$J$1]-[.C352]*([.$A$2]/(4*100))/[.$C$3])-[.$K$3]/4;2)" office:value-type="float" office:value="86548.59">
            <text:p>86548.59</text:p>
          </table:table-cell>
          <table:table-cell table:formula="of:=[.D352]+1" office:value-type="float" office:value="346">
            <text:p>346</text:p>
          </table:table-cell>
          <table:table-cell table:number-columns-repeated="9"/>
        </table:table-row>
        <table:table-row table:style-name="ro1">
          <table:table-cell table:formula="of:=ROUND([.A353]-([.$H$1]-[.A353]*([.$A$2]/100)/[.$C$3])-[.$K$3];2)" office:value-type="float" office:value="6413.62">
            <text:p>6413.62</text:p>
          </table:table-cell>
          <table:table-cell table:formula="of:=ROUND([.B353]-([.$I$1]-[.B353]*([.$A$2]/(2*100))/[.$C$3])-[.$K$3]/2;2)" office:value-type="float" office:value="67845.01">
            <text:p>67845.01</text:p>
          </table:table-cell>
          <table:table-cell table:formula="of:=ROUND([.C353]-([.$J$1]-[.C353]*([.$A$2]/(4*100))/[.$C$3])-[.$K$3]/4;2)" office:value-type="float" office:value="86503.05">
            <text:p>86503.05</text:p>
          </table:table-cell>
          <table:table-cell table:formula="of:=[.D353]+1" office:value-type="float" office:value="347">
            <text:p>347</text:p>
          </table:table-cell>
          <table:table-cell table:number-columns-repeated="9"/>
        </table:table-row>
        <table:table-row table:style-name="ro1">
          <table:table-cell table:formula="of:=ROUND([.A354]-([.$H$1]-[.A354]*([.$A$2]/100)/[.$C$3])-[.$K$3];2)" office:value-type="float" office:value="5930.98">
            <text:p>5930.98</text:p>
          </table:table-cell>
          <table:table-cell table:formula="of:=ROUND([.B354]-([.$I$1]-[.B354]*([.$A$2]/(2*100))/[.$C$3])-[.$K$3]/2;2)" office:value-type="float" office:value="67718.87">
            <text:p>67718.87</text:p>
          </table:table-cell>
          <table:table-cell table:formula="of:=ROUND([.C354]-([.$J$1]-[.C354]*([.$A$2]/(4*100))/[.$C$3])-[.$K$3]/4;2)" office:value-type="float" office:value="86457.47">
            <text:p>86457.47</text:p>
          </table:table-cell>
          <table:table-cell table:formula="of:=[.D354]+1" office:value-type="float" office:value="348">
            <text:p>348</text:p>
          </table:table-cell>
          <table:table-cell table:number-columns-repeated="9"/>
        </table:table-row>
        <table:table-row table:style-name="ro1">
          <table:table-cell table:formula="of:=ROUND([.A355]-([.$H$1]-[.A355]*([.$A$2]/100)/[.$C$3])-[.$K$3];2)" office:value-type="float" office:value="5446.53">
            <text:p>5446.53</text:p>
          </table:table-cell>
          <table:table-cell table:formula="of:=ROUND([.B355]-([.$I$1]-[.B355]*([.$A$2]/(2*100))/[.$C$3])-[.$K$3]/2;2)" office:value-type="float" office:value="67592.49">
            <text:p>67592.49</text:p>
          </table:table-cell>
          <table:table-cell table:formula="of:=ROUND([.C355]-([.$J$1]-[.C355]*([.$A$2]/(4*100))/[.$C$3])-[.$K$3]/4;2)" office:value-type="float" office:value="86411.84">
            <text:p>86411.84</text:p>
          </table:table-cell>
          <table:table-cell table:formula="of:=[.D355]+1" office:value-type="float" office:value="349">
            <text:p>349</text:p>
          </table:table-cell>
          <table:table-cell table:number-columns-repeated="9"/>
        </table:table-row>
        <table:table-row table:style-name="ro1">
          <table:table-cell table:formula="of:=ROUND([.A356]-([.$H$1]-[.A356]*([.$A$2]/100)/[.$C$3])-[.$K$3];2)" office:value-type="float" office:value="4960.26">
            <text:p>4960.26</text:p>
          </table:table-cell>
          <table:table-cell table:formula="of:=ROUND([.B356]-([.$I$1]-[.B356]*([.$A$2]/(2*100))/[.$C$3])-[.$K$3]/2;2)" office:value-type="float" office:value="67465.88">
            <text:p>67465.88</text:p>
          </table:table-cell>
          <table:table-cell table:formula="of:=ROUND([.C356]-([.$J$1]-[.C356]*([.$A$2]/(4*100))/[.$C$3])-[.$K$3]/4;2)" office:value-type="float" office:value="86366.17">
            <text:p>86366.17</text:p>
          </table:table-cell>
          <table:table-cell table:formula="of:=[.D356]+1" office:value-type="float" office:value="350">
            <text:p>350</text:p>
          </table:table-cell>
          <table:table-cell table:number-columns-repeated="9"/>
        </table:table-row>
        <table:table-row table:style-name="ro1">
          <table:table-cell table:formula="of:=ROUND([.A357]-([.$H$1]-[.A357]*([.$A$2]/100)/[.$C$3])-[.$K$3];2)" office:value-type="float" office:value="4472.17">
            <text:p>4472.17</text:p>
          </table:table-cell>
          <table:table-cell table:formula="of:=ROUND([.B357]-([.$I$1]-[.B357]*([.$A$2]/(2*100))/[.$C$3])-[.$K$3]/2;2)" office:value-type="float" office:value="67339.03">
            <text:p>67339.03</text:p>
          </table:table-cell>
          <table:table-cell table:formula="of:=ROUND([.C357]-([.$J$1]-[.C357]*([.$A$2]/(4*100))/[.$C$3])-[.$K$3]/4;2)" office:value-type="float" office:value="86320.46">
            <text:p>86320.46</text:p>
          </table:table-cell>
          <table:table-cell table:formula="of:=[.D357]+1" office:value-type="float" office:value="351">
            <text:p>351</text:p>
          </table:table-cell>
          <table:table-cell table:number-columns-repeated="9"/>
        </table:table-row>
        <table:table-row table:style-name="ro1">
          <table:table-cell table:formula="of:=ROUND([.A358]-([.$H$1]-[.A358]*([.$A$2]/100)/[.$C$3])-[.$K$3];2)" office:value-type="float" office:value="3982.25">
            <text:p>3982.25</text:p>
          </table:table-cell>
          <table:table-cell table:formula="of:=ROUND([.B358]-([.$I$1]-[.B358]*([.$A$2]/(2*100))/[.$C$3])-[.$K$3]/2;2)" office:value-type="float" office:value="67211.94">
            <text:p>67211.94</text:p>
          </table:table-cell>
          <table:table-cell table:formula="of:=ROUND([.C358]-([.$J$1]-[.C358]*([.$A$2]/(4*100))/[.$C$3])-[.$K$3]/4;2)" office:value-type="float" office:value="86274.71">
            <text:p>86274.71</text:p>
          </table:table-cell>
          <table:table-cell table:formula="of:=[.D358]+1" office:value-type="float" office:value="352">
            <text:p>352</text:p>
          </table:table-cell>
          <table:table-cell table:number-columns-repeated="9"/>
        </table:table-row>
        <table:table-row table:style-name="ro1">
          <table:table-cell table:formula="of:=ROUND([.A359]-([.$H$1]-[.A359]*([.$A$2]/100)/[.$C$3])-[.$K$3];2)" office:value-type="float" office:value="3490.49">
            <text:p>3490.49</text:p>
          </table:table-cell>
          <table:table-cell table:formula="of:=ROUND([.B359]-([.$I$1]-[.B359]*([.$A$2]/(2*100))/[.$C$3])-[.$K$3]/2;2)" office:value-type="float" office:value="67084.61">
            <text:p>67084.61</text:p>
          </table:table-cell>
          <table:table-cell table:formula="of:=ROUND([.C359]-([.$J$1]-[.C359]*([.$A$2]/(4*100))/[.$C$3])-[.$K$3]/4;2)" office:value-type="float" office:value="86228.91">
            <text:p>86228.91</text:p>
          </table:table-cell>
          <table:table-cell table:formula="of:=[.D359]+1" office:value-type="float" office:value="353">
            <text:p>353</text:p>
          </table:table-cell>
          <table:table-cell table:number-columns-repeated="9"/>
        </table:table-row>
        <table:table-row table:style-name="ro1">
          <table:table-cell table:formula="of:=ROUND([.A360]-([.$H$1]-[.A360]*([.$A$2]/100)/[.$C$3])-[.$K$3];2)" office:value-type="float" office:value="2996.89">
            <text:p>2996.89</text:p>
          </table:table-cell>
          <table:table-cell table:formula="of:=ROUND([.B360]-([.$I$1]-[.B360]*([.$A$2]/(2*100))/[.$C$3])-[.$K$3]/2;2)" office:value-type="float" office:value="66957.04">
            <text:p>66957.04</text:p>
          </table:table-cell>
          <table:table-cell table:formula="of:=ROUND([.C360]-([.$J$1]-[.C360]*([.$A$2]/(4*100))/[.$C$3])-[.$K$3]/4;2)" office:value-type="float" office:value="86183.07">
            <text:p>86183.07</text:p>
          </table:table-cell>
          <table:table-cell table:formula="of:=[.D360]+1" office:value-type="float" office:value="354">
            <text:p>354</text:p>
          </table:table-cell>
          <table:table-cell table:number-columns-repeated="9"/>
        </table:table-row>
        <table:table-row table:style-name="ro1">
          <table:table-cell table:formula="of:=ROUND([.A361]-([.$H$1]-[.A361]*([.$A$2]/100)/[.$C$3])-[.$K$3];2)" office:value-type="float" office:value="2501.44">
            <text:p>2501.44</text:p>
          </table:table-cell>
          <table:table-cell table:formula="of:=ROUND([.B361]-([.$I$1]-[.B361]*([.$A$2]/(2*100))/[.$C$3])-[.$K$3]/2;2)" office:value-type="float" office:value="66829.23">
            <text:p>66829.23</text:p>
          </table:table-cell>
          <table:table-cell table:formula="of:=ROUND([.C361]-([.$J$1]-[.C361]*([.$A$2]/(4*100))/[.$C$3])-[.$K$3]/4;2)" office:value-type="float" office:value="86137.19">
            <text:p>86137.19</text:p>
          </table:table-cell>
          <table:table-cell table:formula="of:=[.D361]+1" office:value-type="float" office:value="355">
            <text:p>355</text:p>
          </table:table-cell>
          <table:table-cell table:number-columns-repeated="9"/>
        </table:table-row>
        <table:table-row table:style-name="ro1">
          <table:table-cell table:formula="of:=ROUND([.A362]-([.$H$1]-[.A362]*([.$A$2]/100)/[.$C$3])-[.$K$3];2)" office:value-type="float" office:value="2004.13">
            <text:p>2004.13</text:p>
          </table:table-cell>
          <table:table-cell table:formula="of:=ROUND([.B362]-([.$I$1]-[.B362]*([.$A$2]/(2*100))/[.$C$3])-[.$K$3]/2;2)" office:value-type="float" office:value="66701.18">
            <text:p>66701.18</text:p>
          </table:table-cell>
          <table:table-cell table:formula="of:=ROUND([.C362]-([.$J$1]-[.C362]*([.$A$2]/(4*100))/[.$C$3])-[.$K$3]/4;2)" office:value-type="float" office:value="86091.26">
            <text:p>86091.26</text:p>
          </table:table-cell>
          <table:table-cell table:formula="of:=[.D362]+1" office:value-type="float" office:value="356">
            <text:p>356</text:p>
          </table:table-cell>
          <table:table-cell table:number-columns-repeated="9"/>
        </table:table-row>
        <table:table-row table:style-name="ro1">
          <table:table-cell table:formula="of:=ROUND([.A363]-([.$H$1]-[.A363]*([.$A$2]/100)/[.$C$3])-[.$K$3];2)" office:value-type="float" office:value="1504.96">
            <text:p>1504.96</text:p>
          </table:table-cell>
          <table:table-cell table:formula="of:=ROUND([.B363]-([.$I$1]-[.B363]*([.$A$2]/(2*100))/[.$C$3])-[.$K$3]/2;2)" office:value-type="float" office:value="66572.89">
            <text:p>66572.89</text:p>
          </table:table-cell>
          <table:table-cell table:formula="of:=ROUND([.C363]-([.$J$1]-[.C363]*([.$A$2]/(4*100))/[.$C$3])-[.$K$3]/4;2)" office:value-type="float" office:value="86045.29">
            <text:p>86045.29</text:p>
          </table:table-cell>
          <table:table-cell table:formula="of:=[.D363]+1" office:value-type="float" office:value="357">
            <text:p>357</text:p>
          </table:table-cell>
          <table:table-cell table:number-columns-repeated="9"/>
        </table:table-row>
        <table:table-row table:style-name="ro1">
          <table:table-cell table:formula="of:=ROUND([.A364]-([.$H$1]-[.A364]*([.$A$2]/100)/[.$C$3])-[.$K$3];2)" office:value-type="float" office:value="1003.91">
            <text:p>1003.91</text:p>
          </table:table-cell>
          <table:table-cell table:formula="of:=ROUND([.B364]-([.$I$1]-[.B364]*([.$A$2]/(2*100))/[.$C$3])-[.$K$3]/2;2)" office:value-type="float" office:value="66444.36">
            <text:p>66444.36</text:p>
          </table:table-cell>
          <table:table-cell table:formula="of:=ROUND([.C364]-([.$J$1]-[.C364]*([.$A$2]/(4*100))/[.$C$3])-[.$K$3]/4;2)" office:value-type="float" office:value="85999.28">
            <text:p>85999.28</text:p>
          </table:table-cell>
          <table:table-cell table:formula="of:=[.D364]+1" office:value-type="float" office:value="358">
            <text:p>358</text:p>
          </table:table-cell>
          <table:table-cell table:number-columns-repeated="9"/>
        </table:table-row>
        <table:table-row table:style-name="ro1">
          <table:table-cell table:formula="of:=ROUND([.A365]-([.$H$1]-[.A365]*([.$A$2]/100)/[.$C$3])-[.$K$3];2)" office:value-type="float" office:value="500.98">
            <text:p>500.98</text:p>
          </table:table-cell>
          <table:table-cell table:formula="of:=ROUND([.B365]-([.$I$1]-[.B365]*([.$A$2]/(2*100))/[.$C$3])-[.$K$3]/2;2)" office:value-type="float" office:value="66315.59">
            <text:p>66315.59</text:p>
          </table:table-cell>
          <table:table-cell table:formula="of:=ROUND([.C365]-([.$J$1]-[.C365]*([.$A$2]/(4*100))/[.$C$3])-[.$K$3]/4;2)" office:value-type="float" office:value="85953.22">
            <text:p>85953.22</text:p>
          </table:table-cell>
          <table:table-cell table:formula="of:=[.D365]+1" office:value-type="float" office:value="359">
            <text:p>359</text:p>
          </table:table-cell>
          <table:table-cell table:number-columns-repeated="9"/>
        </table:table-row>
        <table:table-row table:style-name="ro1">
          <table:table-cell table:formula="of:=ROUND([.A366]-([.$H$1]-[.A366]*([.$A$2]/100)/[.$C$3])-[.$K$3];2)" office:value-type="float" office:value="-3.83">
            <text:p>-3.83</text:p>
          </table:table-cell>
          <table:table-cell table:formula="of:=ROUND([.B366]-([.$I$1]-[.B366]*([.$A$2]/(2*100))/[.$C$3])-[.$K$3]/2;2)" office:value-type="float" office:value="66186.58">
            <text:p>66186.58</text:p>
          </table:table-cell>
          <table:table-cell table:formula="of:=ROUND([.C366]-([.$J$1]-[.C366]*([.$A$2]/(4*100))/[.$C$3])-[.$K$3]/4;2)" office:value-type="float" office:value="85907.12">
            <text:p>85907.12</text:p>
          </table:table-cell>
          <table:table-cell table:formula="of:=[.D366]+1" office:value-type="float" office:value="360">
            <text:p>360</text:p>
          </table:table-cell>
          <table:table-cell table:number-columns-repeated="9"/>
        </table:table-row>
        <table:table-row table:style-name="ro1">
          <table:table-cell table:formula="of:=ROUND([.A367]-([.$H$1]-[.A367]*([.$A$2]/100)/[.$C$3])-[.$K$3];2)" office:value-type="float" office:value="-510.53">
            <text:p>-510.53</text:p>
          </table:table-cell>
          <table:table-cell table:formula="of:=ROUND([.B367]-([.$I$1]-[.B367]*([.$A$2]/(2*100))/[.$C$3])-[.$K$3]/2;2)" office:value-type="float" office:value="66057.33">
            <text:p>66057.33</text:p>
          </table:table-cell>
          <table:table-cell table:formula="of:=ROUND([.C367]-([.$J$1]-[.C367]*([.$A$2]/(4*100))/[.$C$3])-[.$K$3]/4;2)" office:value-type="float" office:value="85860.98">
            <text:p>85860.98</text:p>
          </table:table-cell>
          <table:table-cell table:formula="of:=[.D367]+1" office:value-type="float" office:value="361">
            <text:p>361</text:p>
          </table:table-cell>
          <table:table-cell table:number-columns-repeated="9"/>
        </table:table-row>
        <table:table-row table:style-name="ro1">
          <table:table-cell table:formula="of:=ROUND([.A368]-([.$H$1]-[.A368]*([.$A$2]/100)/[.$C$3])-[.$K$3];2)" office:value-type="float" office:value="-1019.13">
            <text:p>-1019.13</text:p>
          </table:table-cell>
          <table:table-cell table:formula="of:=ROUND([.B368]-([.$I$1]-[.B368]*([.$A$2]/(2*100))/[.$C$3])-[.$K$3]/2;2)" office:value-type="float" office:value="65927.84">
            <text:p>65927.84</text:p>
          </table:table-cell>
          <table:table-cell table:formula="of:=ROUND([.C368]-([.$J$1]-[.C368]*([.$A$2]/(4*100))/[.$C$3])-[.$K$3]/4;2)" office:value-type="float" office:value="85814.79">
            <text:p>85814.79</text:p>
          </table:table-cell>
          <table:table-cell table:formula="of:=[.D368]+1" office:value-type="float" office:value="362">
            <text:p>362</text:p>
          </table:table-cell>
          <table:table-cell table:number-columns-repeated="9"/>
        </table:table-row>
        <table:table-row table:style-name="ro1">
          <table:table-cell table:formula="of:=ROUND([.A369]-([.$H$1]-[.A369]*([.$A$2]/100)/[.$C$3])-[.$K$3];2)" office:value-type="float" office:value="-1529.64">
            <text:p>-1529.64</text:p>
          </table:table-cell>
          <table:table-cell table:formula="of:=ROUND([.B369]-([.$I$1]-[.B369]*([.$A$2]/(2*100))/[.$C$3])-[.$K$3]/2;2)" office:value-type="float" office:value="65798.1">
            <text:p>65798.1</text:p>
          </table:table-cell>
          <table:table-cell table:formula="of:=ROUND([.C369]-([.$J$1]-[.C369]*([.$A$2]/(4*100))/[.$C$3])-[.$K$3]/4;2)" office:value-type="float" office:value="85768.56">
            <text:p>85768.56</text:p>
          </table:table-cell>
          <table:table-cell table:formula="of:=[.D369]+1" office:value-type="float" office:value="363">
            <text:p>363</text:p>
          </table:table-cell>
          <table:table-cell table:number-columns-repeated="9"/>
        </table:table-row>
        <table:table-row table:style-name="ro1">
          <table:table-cell table:formula="of:=ROUND([.A370]-([.$H$1]-[.A370]*([.$A$2]/100)/[.$C$3])-[.$K$3];2)" office:value-type="float" office:value="-2042.07">
            <text:p>-2042.07</text:p>
          </table:table-cell>
          <table:table-cell table:formula="of:=ROUND([.B370]-([.$I$1]-[.B370]*([.$A$2]/(2*100))/[.$C$3])-[.$K$3]/2;2)" office:value-type="float" office:value="65668.12">
            <text:p>65668.12</text:p>
          </table:table-cell>
          <table:table-cell table:formula="of:=ROUND([.C370]-([.$J$1]-[.C370]*([.$A$2]/(4*100))/[.$C$3])-[.$K$3]/4;2)" office:value-type="float" office:value="85722.29">
            <text:p>85722.29</text:p>
          </table:table-cell>
          <table:table-cell table:formula="of:=[.D370]+1" office:value-type="float" office:value="364">
            <text:p>364</text:p>
          </table:table-cell>
          <table:table-cell table:number-columns-repeated="9"/>
        </table:table-row>
        <table:table-row table:style-name="ro1">
          <table:table-cell table:formula="of:=ROUND([.A371]-([.$H$1]-[.A371]*([.$A$2]/100)/[.$C$3])-[.$K$3];2)" office:value-type="float" office:value="-2556.42">
            <text:p>-2556.42</text:p>
          </table:table-cell>
          <table:table-cell table:formula="of:=ROUND([.B371]-([.$I$1]-[.B371]*([.$A$2]/(2*100))/[.$C$3])-[.$K$3]/2;2)" office:value-type="float" office:value="65537.9">
            <text:p>65537.9</text:p>
          </table:table-cell>
          <table:table-cell table:formula="of:=ROUND([.C371]-([.$J$1]-[.C371]*([.$A$2]/(4*100))/[.$C$3])-[.$K$3]/4;2)" office:value-type="float" office:value="85675.97">
            <text:p>85675.97</text:p>
          </table:table-cell>
          <table:table-cell table:formula="of:=[.D371]+1" office:value-type="float" office:value="365">
            <text:p>365</text:p>
          </table:table-cell>
          <table:table-cell table:number-columns-repeated="9"/>
        </table:table-row>
        <table:table-row table:style-name="ro1">
          <table:table-cell table:formula="of:=ROUND([.A372]-([.$H$1]-[.A372]*([.$A$2]/100)/[.$C$3])-[.$K$3];2)" office:value-type="float" office:value="-3072.7">
            <text:p>-3072.7</text:p>
          </table:table-cell>
          <table:table-cell table:formula="of:=ROUND([.B372]-([.$I$1]-[.B372]*([.$A$2]/(2*100))/[.$C$3])-[.$K$3]/2;2)" office:value-type="float" office:value="65407.43">
            <text:p>65407.43</text:p>
          </table:table-cell>
          <table:table-cell table:formula="of:=ROUND([.C372]-([.$J$1]-[.C372]*([.$A$2]/(4*100))/[.$C$3])-[.$K$3]/4;2)" office:value-type="float" office:value="85629.61">
            <text:p>85629.61</text:p>
          </table:table-cell>
          <table:table-cell table:formula="of:=[.D372]+1" office:value-type="float" office:value="366">
            <text:p>366</text:p>
          </table:table-cell>
          <table:table-cell table:number-columns-repeated="9"/>
        </table:table-row>
        <table:table-row table:style-name="ro1">
          <table:table-cell table:formula="of:=ROUND([.A373]-([.$H$1]-[.A373]*([.$A$2]/100)/[.$C$3])-[.$K$3];2)" office:value-type="float" office:value="-3590.91">
            <text:p>-3590.91</text:p>
          </table:table-cell>
          <table:table-cell table:formula="of:=ROUND([.B373]-([.$I$1]-[.B373]*([.$A$2]/(2*100))/[.$C$3])-[.$K$3]/2;2)" office:value-type="float" office:value="65276.72">
            <text:p>65276.72</text:p>
          </table:table-cell>
          <table:table-cell table:formula="of:=ROUND([.C373]-([.$J$1]-[.C373]*([.$A$2]/(4*100))/[.$C$3])-[.$K$3]/4;2)" office:value-type="float" office:value="85583.21">
            <text:p>85583.21</text:p>
          </table:table-cell>
          <table:table-cell table:formula="of:=[.D373]+1" office:value-type="float" office:value="367">
            <text:p>367</text:p>
          </table:table-cell>
          <table:table-cell table:number-columns-repeated="9"/>
        </table:table-row>
        <table:table-row table:style-name="ro1">
          <table:table-cell table:formula="of:=ROUND([.A374]-([.$H$1]-[.A374]*([.$A$2]/100)/[.$C$3])-[.$K$3];2)" office:value-type="float" office:value="-4111.07">
            <text:p>-4111.07</text:p>
          </table:table-cell>
          <table:table-cell table:formula="of:=ROUND([.B374]-([.$I$1]-[.B374]*([.$A$2]/(2*100))/[.$C$3])-[.$K$3]/2;2)" office:value-type="float" office:value="65145.76">
            <text:p>65145.76</text:p>
          </table:table-cell>
          <table:table-cell table:formula="of:=ROUND([.C374]-([.$J$1]-[.C374]*([.$A$2]/(4*100))/[.$C$3])-[.$K$3]/4;2)" office:value-type="float" office:value="85536.76">
            <text:p>85536.76</text:p>
          </table:table-cell>
          <table:table-cell table:formula="of:=[.D374]+1" office:value-type="float" office:value="368">
            <text:p>368</text:p>
          </table:table-cell>
          <table:table-cell table:number-columns-repeated="9"/>
        </table:table-row>
        <table:table-row table:style-name="ro1">
          <table:table-cell table:formula="of:=ROUND([.A375]-([.$H$1]-[.A375]*([.$A$2]/100)/[.$C$3])-[.$K$3];2)" office:value-type="float" office:value="-4633.18">
            <text:p>-4633.18</text:p>
          </table:table-cell>
          <table:table-cell table:formula="of:=ROUND([.B375]-([.$I$1]-[.B375]*([.$A$2]/(2*100))/[.$C$3])-[.$K$3]/2;2)" office:value-type="float" office:value="65014.56">
            <text:p>65014.56</text:p>
          </table:table-cell>
          <table:table-cell table:formula="of:=ROUND([.C375]-([.$J$1]-[.C375]*([.$A$2]/(4*100))/[.$C$3])-[.$K$3]/4;2)" office:value-type="float" office:value="85490.27">
            <text:p>85490.27</text:p>
          </table:table-cell>
          <table:table-cell table:formula="of:=[.D375]+1" office:value-type="float" office:value="369">
            <text:p>369</text:p>
          </table:table-cell>
          <table:table-cell table:number-columns-repeated="9"/>
        </table:table-row>
        <table:table-row table:style-name="ro1">
          <table:table-cell table:formula="of:=ROUND([.A376]-([.$H$1]-[.A376]*([.$A$2]/100)/[.$C$3])-[.$K$3];2)" office:value-type="float" office:value="-5157.24">
            <text:p>-5157.24</text:p>
          </table:table-cell>
          <table:table-cell table:formula="of:=ROUND([.B376]-([.$I$1]-[.B376]*([.$A$2]/(2*100))/[.$C$3])-[.$K$3]/2;2)" office:value-type="float" office:value="64883.11">
            <text:p>64883.11</text:p>
          </table:table-cell>
          <table:table-cell table:formula="of:=ROUND([.C376]-([.$J$1]-[.C376]*([.$A$2]/(4*100))/[.$C$3])-[.$K$3]/4;2)" office:value-type="float" office:value="85443.74">
            <text:p>85443.74</text:p>
          </table:table-cell>
          <table:table-cell table:formula="of:=[.D376]+1" office:value-type="float" office:value="370">
            <text:p>370</text:p>
          </table:table-cell>
          <table:table-cell table:number-columns-repeated="9"/>
        </table:table-row>
        <table:table-row table:style-name="ro1">
          <table:table-cell table:formula="of:=ROUND([.A377]-([.$H$1]-[.A377]*([.$A$2]/100)/[.$C$3])-[.$K$3];2)" office:value-type="float" office:value="-5683.27">
            <text:p>-5683.27</text:p>
          </table:table-cell>
          <table:table-cell table:formula="of:=ROUND([.B377]-([.$I$1]-[.B377]*([.$A$2]/(2*100))/[.$C$3])-[.$K$3]/2;2)" office:value-type="float" office:value="64751.42">
            <text:p>64751.42</text:p>
          </table:table-cell>
          <table:table-cell table:formula="of:=ROUND([.C377]-([.$J$1]-[.C377]*([.$A$2]/(4*100))/[.$C$3])-[.$K$3]/4;2)" office:value-type="float" office:value="85397.16">
            <text:p>85397.16</text:p>
          </table:table-cell>
          <table:table-cell table:formula="of:=[.D377]+1" office:value-type="float" office:value="371">
            <text:p>371</text:p>
          </table:table-cell>
          <table:table-cell table:number-columns-repeated="9"/>
        </table:table-row>
        <table:table-row table:style-name="ro1">
          <table:table-cell table:formula="of:=ROUND([.A378]-([.$H$1]-[.A378]*([.$A$2]/100)/[.$C$3])-[.$K$3];2)" office:value-type="float" office:value="-6211.27">
            <text:p>-6211.27</text:p>
          </table:table-cell>
          <table:table-cell table:formula="of:=ROUND([.B378]-([.$I$1]-[.B378]*([.$A$2]/(2*100))/[.$C$3])-[.$K$3]/2;2)" office:value-type="float" office:value="64619.48">
            <text:p>64619.48</text:p>
          </table:table-cell>
          <table:table-cell table:formula="of:=ROUND([.C378]-([.$J$1]-[.C378]*([.$A$2]/(4*100))/[.$C$3])-[.$K$3]/4;2)" office:value-type="float" office:value="85350.54">
            <text:p>85350.54</text:p>
          </table:table-cell>
          <table:table-cell table:formula="of:=[.D378]+1" office:value-type="float" office:value="372">
            <text:p>372</text:p>
          </table:table-cell>
          <table:table-cell table:number-columns-repeated="9"/>
        </table:table-row>
        <table:table-row table:style-name="ro1">
          <table:table-cell table:formula="of:=ROUND([.A379]-([.$H$1]-[.A379]*([.$A$2]/100)/[.$C$3])-[.$K$3];2)" office:value-type="float" office:value="-6741.25">
            <text:p>-6741.25</text:p>
          </table:table-cell>
          <table:table-cell table:formula="of:=ROUND([.B379]-([.$I$1]-[.B379]*([.$A$2]/(2*100))/[.$C$3])-[.$K$3]/2;2)" office:value-type="float" office:value="64487.29">
            <text:p>64487.29</text:p>
          </table:table-cell>
          <table:table-cell table:formula="of:=ROUND([.C379]-([.$J$1]-[.C379]*([.$A$2]/(4*100))/[.$C$3])-[.$K$3]/4;2)" office:value-type="float" office:value="85303.88">
            <text:p>85303.88</text:p>
          </table:table-cell>
          <table:table-cell table:formula="of:=[.D379]+1" office:value-type="float" office:value="373">
            <text:p>373</text:p>
          </table:table-cell>
          <table:table-cell table:number-columns-repeated="9"/>
        </table:table-row>
        <table:table-row table:style-name="ro1">
          <table:table-cell table:formula="of:=ROUND([.A380]-([.$H$1]-[.A380]*([.$A$2]/100)/[.$C$3])-[.$K$3];2)" office:value-type="float" office:value="-7273.22">
            <text:p>-7273.22</text:p>
          </table:table-cell>
          <table:table-cell table:formula="of:=ROUND([.B380]-([.$I$1]-[.B380]*([.$A$2]/(2*100))/[.$C$3])-[.$K$3]/2;2)" office:value-type="float" office:value="64354.85">
            <text:p>64354.85</text:p>
          </table:table-cell>
          <table:table-cell table:formula="of:=ROUND([.C380]-([.$J$1]-[.C380]*([.$A$2]/(4*100))/[.$C$3])-[.$K$3]/4;2)" office:value-type="float" office:value="85257.17">
            <text:p>85257.17</text:p>
          </table:table-cell>
          <table:table-cell table:formula="of:=[.D380]+1" office:value-type="float" office:value="374">
            <text:p>374</text:p>
          </table:table-cell>
          <table:table-cell table:number-columns-repeated="9"/>
        </table:table-row>
        <table:table-row table:style-name="ro1">
          <table:table-cell table:formula="of:=ROUND([.A381]-([.$H$1]-[.A381]*([.$A$2]/100)/[.$C$3])-[.$K$3];2)" office:value-type="float" office:value="-7807.18">
            <text:p>-7807.18</text:p>
          </table:table-cell>
          <table:table-cell table:formula="of:=ROUND([.B381]-([.$I$1]-[.B381]*([.$A$2]/(2*100))/[.$C$3])-[.$K$3]/2;2)" office:value-type="float" office:value="64222.17">
            <text:p>64222.17</text:p>
          </table:table-cell>
          <table:table-cell table:formula="of:=ROUND([.C381]-([.$J$1]-[.C381]*([.$A$2]/(4*100))/[.$C$3])-[.$K$3]/4;2)" office:value-type="float" office:value="85210.42">
            <text:p>85210.42</text:p>
          </table:table-cell>
          <table:table-cell table:formula="of:=[.D381]+1" office:value-type="float" office:value="375">
            <text:p>375</text:p>
          </table:table-cell>
          <table:table-cell table:number-columns-repeated="9"/>
        </table:table-row>
        <table:table-row table:style-name="ro1">
          <table:table-cell table:formula="of:=ROUND([.A382]-([.$H$1]-[.A382]*([.$A$2]/100)/[.$C$3])-[.$K$3];2)" office:value-type="float" office:value="-8343.15">
            <text:p>-8343.15</text:p>
          </table:table-cell>
          <table:table-cell table:formula="of:=ROUND([.B382]-([.$I$1]-[.B382]*([.$A$2]/(2*100))/[.$C$3])-[.$K$3]/2;2)" office:value-type="float" office:value="64089.24">
            <text:p>64089.24</text:p>
          </table:table-cell>
          <table:table-cell table:formula="of:=ROUND([.C382]-([.$J$1]-[.C382]*([.$A$2]/(4*100))/[.$C$3])-[.$K$3]/4;2)" office:value-type="float" office:value="85163.62">
            <text:p>85163.62</text:p>
          </table:table-cell>
          <table:table-cell table:formula="of:=[.D382]+1" office:value-type="float" office:value="376">
            <text:p>376</text:p>
          </table:table-cell>
          <table:table-cell table:number-columns-repeated="9"/>
        </table:table-row>
        <table:table-row table:style-name="ro1">
          <table:table-cell table:formula="of:=ROUND([.A383]-([.$H$1]-[.A383]*([.$A$2]/100)/[.$C$3])-[.$K$3];2)" office:value-type="float" office:value="-8881.13">
            <text:p>-8881.13</text:p>
          </table:table-cell>
          <table:table-cell table:formula="of:=ROUND([.B383]-([.$I$1]-[.B383]*([.$A$2]/(2*100))/[.$C$3])-[.$K$3]/2;2)" office:value-type="float" office:value="63956.06">
            <text:p>63956.06</text:p>
          </table:table-cell>
          <table:table-cell table:formula="of:=ROUND([.C383]-([.$J$1]-[.C383]*([.$A$2]/(4*100))/[.$C$3])-[.$K$3]/4;2)" office:value-type="float" office:value="85116.78">
            <text:p>85116.78</text:p>
          </table:table-cell>
          <table:table-cell table:formula="of:=[.D383]+1" office:value-type="float" office:value="377">
            <text:p>377</text:p>
          </table:table-cell>
          <table:table-cell table:number-columns-repeated="9"/>
        </table:table-row>
        <table:table-row table:style-name="ro1">
          <table:table-cell table:formula="of:=ROUND([.A384]-([.$H$1]-[.A384]*([.$A$2]/100)/[.$C$3])-[.$K$3];2)" office:value-type="float" office:value="-9421.12">
            <text:p>-9421.12</text:p>
          </table:table-cell>
          <table:table-cell table:formula="of:=ROUND([.B384]-([.$I$1]-[.B384]*([.$A$2]/(2*100))/[.$C$3])-[.$K$3]/2;2)" office:value-type="float" office:value="63822.63">
            <text:p>63822.63</text:p>
          </table:table-cell>
          <table:table-cell table:formula="of:=ROUND([.C384]-([.$J$1]-[.C384]*([.$A$2]/(4*100))/[.$C$3])-[.$K$3]/4;2)" office:value-type="float" office:value="85069.9">
            <text:p>85069.9</text:p>
          </table:table-cell>
          <table:table-cell table:formula="of:=[.D384]+1" office:value-type="float" office:value="378">
            <text:p>378</text:p>
          </table:table-cell>
          <table:table-cell table:number-columns-repeated="9"/>
        </table:table-row>
        <table:table-row table:style-name="ro1">
          <table:table-cell table:formula="of:=ROUND([.A385]-([.$H$1]-[.A385]*([.$A$2]/100)/[.$C$3])-[.$K$3];2)" office:value-type="float" office:value="-9963.14">
            <text:p>-9963.14</text:p>
          </table:table-cell>
          <table:table-cell table:formula="of:=ROUND([.B385]-([.$I$1]-[.B385]*([.$A$2]/(2*100))/[.$C$3])-[.$K$3]/2;2)" office:value-type="float" office:value="63688.95">
            <text:p>63688.95</text:p>
          </table:table-cell>
          <table:table-cell table:formula="of:=ROUND([.C385]-([.$J$1]-[.C385]*([.$A$2]/(4*100))/[.$C$3])-[.$K$3]/4;2)" office:value-type="float" office:value="85022.97">
            <text:p>85022.97</text:p>
          </table:table-cell>
          <table:table-cell table:formula="of:=[.D385]+1" office:value-type="float" office:value="379">
            <text:p>379</text:p>
          </table:table-cell>
          <table:table-cell table:number-columns-repeated="9"/>
        </table:table-row>
        <table:table-row table:style-name="ro1">
          <table:table-cell table:formula="of:=ROUND([.A386]-([.$H$1]-[.A386]*([.$A$2]/100)/[.$C$3])-[.$K$3];2)" office:value-type="float" office:value="-10507.19">
            <text:p>-10507.19</text:p>
          </table:table-cell>
          <table:table-cell table:formula="of:=ROUND([.B386]-([.$I$1]-[.B386]*([.$A$2]/(2*100))/[.$C$3])-[.$K$3]/2;2)" office:value-type="float" office:value="63555.02">
            <text:p>63555.02</text:p>
          </table:table-cell>
          <table:table-cell table:formula="of:=ROUND([.C386]-([.$J$1]-[.C386]*([.$A$2]/(4*100))/[.$C$3])-[.$K$3]/4;2)" office:value-type="float" office:value="84976">
            <text:p>84976</text:p>
          </table:table-cell>
          <table:table-cell table:formula="of:=[.D386]+1" office:value-type="float" office:value="380">
            <text:p>380</text:p>
          </table:table-cell>
          <table:table-cell table:number-columns-repeated="9"/>
        </table:table-row>
        <table:table-row table:style-name="ro1">
          <table:table-cell table:formula="of:=ROUND([.A387]-([.$H$1]-[.A387]*([.$A$2]/100)/[.$C$3])-[.$K$3];2)" office:value-type="float" office:value="-11053.28">
            <text:p>-11053.28</text:p>
          </table:table-cell>
          <table:table-cell table:formula="of:=ROUND([.B387]-([.$I$1]-[.B387]*([.$A$2]/(2*100))/[.$C$3])-[.$K$3]/2;2)" office:value-type="float" office:value="63420.84">
            <text:p>63420.84</text:p>
          </table:table-cell>
          <table:table-cell table:formula="of:=ROUND([.C387]-([.$J$1]-[.C387]*([.$A$2]/(4*100))/[.$C$3])-[.$K$3]/4;2)" office:value-type="float" office:value="84928.99">
            <text:p>84928.99</text:p>
          </table:table-cell>
          <table:table-cell table:formula="of:=[.D387]+1" office:value-type="float" office:value="381">
            <text:p>381</text:p>
          </table:table-cell>
          <table:table-cell table:number-columns-repeated="9"/>
        </table:table-row>
        <table:table-row table:style-name="ro1">
          <table:table-cell table:formula="of:=ROUND([.A388]-([.$H$1]-[.A388]*([.$A$2]/100)/[.$C$3])-[.$K$3];2)" office:value-type="float" office:value="-11601.42">
            <text:p>-11601.42</text:p>
          </table:table-cell>
          <table:table-cell table:formula="of:=ROUND([.B388]-([.$I$1]-[.B388]*([.$A$2]/(2*100))/[.$C$3])-[.$K$3]/2;2)" office:value-type="float" office:value="63286.4">
            <text:p>63286.4</text:p>
          </table:table-cell>
          <table:table-cell table:formula="of:=ROUND([.C388]-([.$J$1]-[.C388]*([.$A$2]/(4*100))/[.$C$3])-[.$K$3]/4;2)" office:value-type="float" office:value="84881.93">
            <text:p>84881.93</text:p>
          </table:table-cell>
          <table:table-cell table:formula="of:=[.D388]+1" office:value-type="float" office:value="382">
            <text:p>382</text:p>
          </table:table-cell>
          <table:table-cell table:number-columns-repeated="9"/>
        </table:table-row>
        <table:table-row table:style-name="ro1">
          <table:table-cell table:formula="of:=ROUND([.A389]-([.$H$1]-[.A389]*([.$A$2]/100)/[.$C$3])-[.$K$3];2)" office:value-type="float" office:value="-12151.62">
            <text:p>-12151.62</text:p>
          </table:table-cell>
          <table:table-cell table:formula="of:=ROUND([.B389]-([.$I$1]-[.B389]*([.$A$2]/(2*100))/[.$C$3])-[.$K$3]/2;2)" office:value-type="float" office:value="63151.71">
            <text:p>63151.71</text:p>
          </table:table-cell>
          <table:table-cell table:formula="of:=ROUND([.C389]-([.$J$1]-[.C389]*([.$A$2]/(4*100))/[.$C$3])-[.$K$3]/4;2)" office:value-type="float" office:value="84834.83">
            <text:p>84834.83</text:p>
          </table:table-cell>
          <table:table-cell table:formula="of:=[.D389]+1" office:value-type="float" office:value="383">
            <text:p>383</text:p>
          </table:table-cell>
          <table:table-cell table:number-columns-repeated="9"/>
        </table:table-row>
        <table:table-row table:style-name="ro1">
          <table:table-cell table:formula="of:=ROUND([.A390]-([.$H$1]-[.A390]*([.$A$2]/100)/[.$C$3])-[.$K$3];2)" office:value-type="float" office:value="-12703.88">
            <text:p>-12703.88</text:p>
          </table:table-cell>
          <table:table-cell table:formula="of:=ROUND([.B390]-([.$I$1]-[.B390]*([.$A$2]/(2*100))/[.$C$3])-[.$K$3]/2;2)" office:value-type="float" office:value="63016.77">
            <text:p>63016.77</text:p>
          </table:table-cell>
          <table:table-cell table:formula="of:=ROUND([.C390]-([.$J$1]-[.C390]*([.$A$2]/(4*100))/[.$C$3])-[.$K$3]/4;2)" office:value-type="float" office:value="84787.68">
            <text:p>84787.68</text:p>
          </table:table-cell>
          <table:table-cell table:formula="of:=[.D390]+1" office:value-type="float" office:value="384">
            <text:p>384</text:p>
          </table:table-cell>
          <table:table-cell table:number-columns-repeated="9"/>
        </table:table-row>
        <table:table-row table:style-name="ro1">
          <table:table-cell table:formula="of:=ROUND([.A391]-([.$H$1]-[.A391]*([.$A$2]/100)/[.$C$3])-[.$K$3];2)" office:value-type="float" office:value="-13258.21">
            <text:p>-13258.21</text:p>
          </table:table-cell>
          <table:table-cell table:formula="of:=ROUND([.B391]-([.$I$1]-[.B391]*([.$A$2]/(2*100))/[.$C$3])-[.$K$3]/2;2)" office:value-type="float" office:value="62881.58">
            <text:p>62881.58</text:p>
          </table:table-cell>
          <table:table-cell table:formula="of:=ROUND([.C391]-([.$J$1]-[.C391]*([.$A$2]/(4*100))/[.$C$3])-[.$K$3]/4;2)" office:value-type="float" office:value="84740.49">
            <text:p>84740.49</text:p>
          </table:table-cell>
          <table:table-cell table:formula="of:=[.D391]+1" office:value-type="float" office:value="385">
            <text:p>385</text:p>
          </table:table-cell>
          <table:table-cell table:number-columns-repeated="9"/>
        </table:table-row>
        <table:table-row table:style-name="ro1">
          <table:table-cell table:formula="of:=ROUND([.A392]-([.$H$1]-[.A392]*([.$A$2]/100)/[.$C$3])-[.$K$3];2)" office:value-type="float" office:value="-13814.62">
            <text:p>-13814.62</text:p>
          </table:table-cell>
          <table:table-cell table:formula="of:=ROUND([.B392]-([.$I$1]-[.B392]*([.$A$2]/(2*100))/[.$C$3])-[.$K$3]/2;2)" office:value-type="float" office:value="62746.13">
            <text:p>62746.13</text:p>
          </table:table-cell>
          <table:table-cell table:formula="of:=ROUND([.C392]-([.$J$1]-[.C392]*([.$A$2]/(4*100))/[.$C$3])-[.$K$3]/4;2)" office:value-type="float" office:value="84693.25">
            <text:p>84693.25</text:p>
          </table:table-cell>
          <table:table-cell table:formula="of:=[.D392]+1" office:value-type="float" office:value="386">
            <text:p>386</text:p>
          </table:table-cell>
          <table:table-cell table:number-columns-repeated="9"/>
        </table:table-row>
        <table:table-row table:style-name="ro1">
          <table:table-cell/>
          <table:table-cell table:formula="of:=ROUND([.B393]-([.$I$1]-[.B393]*([.$A$2]/(2*100))/[.$C$3])-[.$K$3]/2;2)" office:value-type="float" office:value="62610.43">
            <text:p>62610.43</text:p>
          </table:table-cell>
          <table:table-cell table:formula="of:=ROUND([.C393]-([.$J$1]-[.C393]*([.$A$2]/(4*100))/[.$C$3])-[.$K$3]/4;2)" office:value-type="float" office:value="84645.97">
            <text:p>84645.97</text:p>
          </table:table-cell>
          <table:table-cell table:formula="of:=[.D393]+1" office:value-type="float" office:value="387">
            <text:p>387</text:p>
          </table:table-cell>
          <table:table-cell table:number-columns-repeated="9"/>
        </table:table-row>
        <table:table-row table:style-name="ro1">
          <table:table-cell/>
          <table:table-cell table:formula="of:=ROUND([.B394]-([.$I$1]-[.B394]*([.$A$2]/(2*100))/[.$C$3])-[.$K$3]/2;2)" office:value-type="float" office:value="62474.47">
            <text:p>62474.47</text:p>
          </table:table-cell>
          <table:table-cell table:formula="of:=ROUND([.C394]-([.$J$1]-[.C394]*([.$A$2]/(4*100))/[.$C$3])-[.$K$3]/4;2)" office:value-type="float" office:value="84598.65">
            <text:p>84598.65</text:p>
          </table:table-cell>
          <table:table-cell table:formula="of:=[.D394]+1" office:value-type="float" office:value="388">
            <text:p>388</text:p>
          </table:table-cell>
          <table:table-cell table:number-columns-repeated="9"/>
        </table:table-row>
        <table:table-row table:style-name="ro1">
          <table:table-cell/>
          <table:table-cell table:formula="of:=ROUND([.B395]-([.$I$1]-[.B395]*([.$A$2]/(2*100))/[.$C$3])-[.$K$3]/2;2)" office:value-type="float" office:value="62338.26">
            <text:p>62338.26</text:p>
          </table:table-cell>
          <table:table-cell table:formula="of:=ROUND([.C395]-([.$J$1]-[.C395]*([.$A$2]/(4*100))/[.$C$3])-[.$K$3]/4;2)" office:value-type="float" office:value="84551.28">
            <text:p>84551.28</text:p>
          </table:table-cell>
          <table:table-cell table:formula="of:=[.D395]+1" office:value-type="float" office:value="389">
            <text:p>389</text:p>
          </table:table-cell>
          <table:table-cell table:number-columns-repeated="9"/>
        </table:table-row>
        <table:table-row table:style-name="ro1">
          <table:table-cell/>
          <table:table-cell table:formula="of:=ROUND([.B396]-([.$I$1]-[.B396]*([.$A$2]/(2*100))/[.$C$3])-[.$K$3]/2;2)" office:value-type="float" office:value="62201.79">
            <text:p>62201.79</text:p>
          </table:table-cell>
          <table:table-cell table:formula="of:=ROUND([.C396]-([.$J$1]-[.C396]*([.$A$2]/(4*100))/[.$C$3])-[.$K$3]/4;2)" office:value-type="float" office:value="84503.87">
            <text:p>84503.87</text:p>
          </table:table-cell>
          <table:table-cell table:formula="of:=[.D396]+1" office:value-type="float" office:value="390">
            <text:p>390</text:p>
          </table:table-cell>
          <table:table-cell table:number-columns-repeated="9"/>
        </table:table-row>
        <table:table-row table:style-name="ro1">
          <table:table-cell/>
          <table:table-cell table:formula="of:=ROUND([.B397]-([.$I$1]-[.B397]*([.$A$2]/(2*100))/[.$C$3])-[.$K$3]/2;2)" office:value-type="float" office:value="62065.07">
            <text:p>62065.07</text:p>
          </table:table-cell>
          <table:table-cell table:formula="of:=ROUND([.C397]-([.$J$1]-[.C397]*([.$A$2]/(4*100))/[.$C$3])-[.$K$3]/4;2)" office:value-type="float" office:value="84456.41">
            <text:p>84456.41</text:p>
          </table:table-cell>
          <table:table-cell table:formula="of:=[.D397]+1" office:value-type="float" office:value="391">
            <text:p>391</text:p>
          </table:table-cell>
          <table:table-cell table:number-columns-repeated="9"/>
        </table:table-row>
        <table:table-row table:style-name="ro1">
          <table:table-cell/>
          <table:table-cell table:formula="of:=ROUND([.B398]-([.$I$1]-[.B398]*([.$A$2]/(2*100))/[.$C$3])-[.$K$3]/2;2)" office:value-type="float" office:value="61928.09">
            <text:p>61928.09</text:p>
          </table:table-cell>
          <table:table-cell table:formula="of:=ROUND([.C398]-([.$J$1]-[.C398]*([.$A$2]/(4*100))/[.$C$3])-[.$K$3]/4;2)" office:value-type="float" office:value="84408.91">
            <text:p>84408.91</text:p>
          </table:table-cell>
          <table:table-cell table:formula="of:=[.D398]+1" office:value-type="float" office:value="392">
            <text:p>392</text:p>
          </table:table-cell>
          <table:table-cell table:number-columns-repeated="9"/>
        </table:table-row>
        <table:table-row table:style-name="ro1">
          <table:table-cell/>
          <table:table-cell table:formula="of:=ROUND([.B399]-([.$I$1]-[.B399]*([.$A$2]/(2*100))/[.$C$3])-[.$K$3]/2;2)" office:value-type="float" office:value="61790.86">
            <text:p>61790.86</text:p>
          </table:table-cell>
          <table:table-cell table:formula="of:=ROUND([.C399]-([.$J$1]-[.C399]*([.$A$2]/(4*100))/[.$C$3])-[.$K$3]/4;2)" office:value-type="float" office:value="84361.36">
            <text:p>84361.36</text:p>
          </table:table-cell>
          <table:table-cell table:formula="of:=[.D399]+1" office:value-type="float" office:value="393">
            <text:p>393</text:p>
          </table:table-cell>
          <table:table-cell table:number-columns-repeated="9"/>
        </table:table-row>
        <table:table-row table:style-name="ro1">
          <table:table-cell/>
          <table:table-cell table:formula="of:=ROUND([.B400]-([.$I$1]-[.B400]*([.$A$2]/(2*100))/[.$C$3])-[.$K$3]/2;2)" office:value-type="float" office:value="61653.37">
            <text:p>61653.37</text:p>
          </table:table-cell>
          <table:table-cell table:formula="of:=ROUND([.C400]-([.$J$1]-[.C400]*([.$A$2]/(4*100))/[.$C$3])-[.$K$3]/4;2)" office:value-type="float" office:value="84313.77">
            <text:p>84313.77</text:p>
          </table:table-cell>
          <table:table-cell table:formula="of:=[.D400]+1" office:value-type="float" office:value="394">
            <text:p>394</text:p>
          </table:table-cell>
          <table:table-cell table:number-columns-repeated="9"/>
        </table:table-row>
        <table:table-row table:style-name="ro1">
          <table:table-cell/>
          <table:table-cell table:formula="of:=ROUND([.B401]-([.$I$1]-[.B401]*([.$A$2]/(2*100))/[.$C$3])-[.$K$3]/2;2)" office:value-type="float" office:value="61515.62">
            <text:p>61515.62</text:p>
          </table:table-cell>
          <table:table-cell table:formula="of:=ROUND([.C401]-([.$J$1]-[.C401]*([.$A$2]/(4*100))/[.$C$3])-[.$K$3]/4;2)" office:value-type="float" office:value="84266.13">
            <text:p>84266.13</text:p>
          </table:table-cell>
          <table:table-cell table:formula="of:=[.D401]+1" office:value-type="float" office:value="395">
            <text:p>395</text:p>
          </table:table-cell>
          <table:table-cell table:number-columns-repeated="9"/>
        </table:table-row>
        <table:table-row table:style-name="ro1">
          <table:table-cell/>
          <table:table-cell table:formula="of:=ROUND([.B402]-([.$I$1]-[.B402]*([.$A$2]/(2*100))/[.$C$3])-[.$K$3]/2;2)" office:value-type="float" office:value="61377.61">
            <text:p>61377.61</text:p>
          </table:table-cell>
          <table:table-cell table:formula="of:=ROUND([.C402]-([.$J$1]-[.C402]*([.$A$2]/(4*100))/[.$C$3])-[.$K$3]/4;2)" office:value-type="float" office:value="84218.45">
            <text:p>84218.45</text:p>
          </table:table-cell>
          <table:table-cell table:formula="of:=[.D402]+1" office:value-type="float" office:value="396">
            <text:p>396</text:p>
          </table:table-cell>
          <table:table-cell table:number-columns-repeated="9"/>
        </table:table-row>
        <table:table-row table:style-name="ro1">
          <table:table-cell/>
          <table:table-cell table:formula="of:=ROUND([.B403]-([.$I$1]-[.B403]*([.$A$2]/(2*100))/[.$C$3])-[.$K$3]/2;2)" office:value-type="float" office:value="61239.34">
            <text:p>61239.34</text:p>
          </table:table-cell>
          <table:table-cell table:formula="of:=ROUND([.C403]-([.$J$1]-[.C403]*([.$A$2]/(4*100))/[.$C$3])-[.$K$3]/4;2)" office:value-type="float" office:value="84170.72">
            <text:p>84170.72</text:p>
          </table:table-cell>
          <table:table-cell table:formula="of:=[.D403]+1" office:value-type="float" office:value="397">
            <text:p>397</text:p>
          </table:table-cell>
          <table:table-cell table:number-columns-repeated="9"/>
        </table:table-row>
        <table:table-row table:style-name="ro1">
          <table:table-cell/>
          <table:table-cell table:formula="of:=ROUND([.B404]-([.$I$1]-[.B404]*([.$A$2]/(2*100))/[.$C$3])-[.$K$3]/2;2)" office:value-type="float" office:value="61100.81">
            <text:p>61100.81</text:p>
          </table:table-cell>
          <table:table-cell table:formula="of:=ROUND([.C404]-([.$J$1]-[.C404]*([.$A$2]/(4*100))/[.$C$3])-[.$K$3]/4;2)" office:value-type="float" office:value="84122.95">
            <text:p>84122.95</text:p>
          </table:table-cell>
          <table:table-cell table:formula="of:=[.D404]+1" office:value-type="float" office:value="398">
            <text:p>398</text:p>
          </table:table-cell>
          <table:table-cell table:number-columns-repeated="9"/>
        </table:table-row>
        <table:table-row table:style-name="ro1">
          <table:table-cell/>
          <table:table-cell table:formula="of:=ROUND([.B405]-([.$I$1]-[.B405]*([.$A$2]/(2*100))/[.$C$3])-[.$K$3]/2;2)" office:value-type="float" office:value="60962.02">
            <text:p>60962.02</text:p>
          </table:table-cell>
          <table:table-cell table:formula="of:=ROUND([.C405]-([.$J$1]-[.C405]*([.$A$2]/(4*100))/[.$C$3])-[.$K$3]/4;2)" office:value-type="float" office:value="84075.14">
            <text:p>84075.14</text:p>
          </table:table-cell>
          <table:table-cell table:formula="of:=[.D405]+1" office:value-type="float" office:value="399">
            <text:p>399</text:p>
          </table:table-cell>
          <table:table-cell table:number-columns-repeated="9"/>
        </table:table-row>
        <table:table-row table:style-name="ro1">
          <table:table-cell/>
          <table:table-cell table:formula="of:=ROUND([.B406]-([.$I$1]-[.B406]*([.$A$2]/(2*100))/[.$C$3])-[.$K$3]/2;2)" office:value-type="float" office:value="60822.97">
            <text:p>60822.97</text:p>
          </table:table-cell>
          <table:table-cell table:formula="of:=ROUND([.C406]-([.$J$1]-[.C406]*([.$A$2]/(4*100))/[.$C$3])-[.$K$3]/4;2)" office:value-type="float" office:value="84027.28">
            <text:p>84027.28</text:p>
          </table:table-cell>
          <table:table-cell table:formula="of:=[.D406]+1" office:value-type="float" office:value="400">
            <text:p>400</text:p>
          </table:table-cell>
          <table:table-cell table:number-columns-repeated="9"/>
        </table:table-row>
        <table:table-row table:style-name="ro1">
          <table:table-cell/>
          <table:table-cell table:formula="of:=ROUND([.B407]-([.$I$1]-[.B407]*([.$A$2]/(2*100))/[.$C$3])-[.$K$3]/2;2)" office:value-type="float" office:value="60683.66">
            <text:p>60683.66</text:p>
          </table:table-cell>
          <table:table-cell table:formula="of:=ROUND([.C407]-([.$J$1]-[.C407]*([.$A$2]/(4*100))/[.$C$3])-[.$K$3]/4;2)" office:value-type="float" office:value="83979.38">
            <text:p>83979.38</text:p>
          </table:table-cell>
          <table:table-cell table:formula="of:=[.D407]+1" office:value-type="float" office:value="401">
            <text:p>401</text:p>
          </table:table-cell>
          <table:table-cell table:number-columns-repeated="9"/>
        </table:table-row>
        <table:table-row table:style-name="ro1">
          <table:table-cell/>
          <table:table-cell table:formula="of:=ROUND([.B408]-([.$I$1]-[.B408]*([.$A$2]/(2*100))/[.$C$3])-[.$K$3]/2;2)" office:value-type="float" office:value="60544.09">
            <text:p>60544.09</text:p>
          </table:table-cell>
          <table:table-cell table:formula="of:=ROUND([.C408]-([.$J$1]-[.C408]*([.$A$2]/(4*100))/[.$C$3])-[.$K$3]/4;2)" office:value-type="float" office:value="83931.43">
            <text:p>83931.43</text:p>
          </table:table-cell>
          <table:table-cell table:formula="of:=[.D408]+1" office:value-type="float" office:value="402">
            <text:p>402</text:p>
          </table:table-cell>
          <table:table-cell table:number-columns-repeated="9"/>
        </table:table-row>
        <table:table-row table:style-name="ro1">
          <table:table-cell/>
          <table:table-cell table:formula="of:=ROUND([.B409]-([.$I$1]-[.B409]*([.$A$2]/(2*100))/[.$C$3])-[.$K$3]/2;2)" office:value-type="float" office:value="60404.26">
            <text:p>60404.26</text:p>
          </table:table-cell>
          <table:table-cell table:formula="of:=ROUND([.C409]-([.$J$1]-[.C409]*([.$A$2]/(4*100))/[.$C$3])-[.$K$3]/4;2)" office:value-type="float" office:value="83883.44">
            <text:p>83883.44</text:p>
          </table:table-cell>
          <table:table-cell table:formula="of:=[.D409]+1" office:value-type="float" office:value="403">
            <text:p>403</text:p>
          </table:table-cell>
          <table:table-cell table:number-columns-repeated="9"/>
        </table:table-row>
        <table:table-row table:style-name="ro1">
          <table:table-cell/>
          <table:table-cell table:formula="of:=ROUND([.B410]-([.$I$1]-[.B410]*([.$A$2]/(2*100))/[.$C$3])-[.$K$3]/2;2)" office:value-type="float" office:value="60264.17">
            <text:p>60264.17</text:p>
          </table:table-cell>
          <table:table-cell table:formula="of:=ROUND([.C410]-([.$J$1]-[.C410]*([.$A$2]/(4*100))/[.$C$3])-[.$K$3]/4;2)" office:value-type="float" office:value="83835.4">
            <text:p>83835.4</text:p>
          </table:table-cell>
          <table:table-cell table:formula="of:=[.D410]+1" office:value-type="float" office:value="404">
            <text:p>404</text:p>
          </table:table-cell>
          <table:table-cell table:number-columns-repeated="9"/>
        </table:table-row>
        <table:table-row table:style-name="ro1">
          <table:table-cell/>
          <table:table-cell table:formula="of:=ROUND([.B411]-([.$I$1]-[.B411]*([.$A$2]/(2*100))/[.$C$3])-[.$K$3]/2;2)" office:value-type="float" office:value="60123.82">
            <text:p>60123.82</text:p>
          </table:table-cell>
          <table:table-cell table:formula="of:=ROUND([.C411]-([.$J$1]-[.C411]*([.$A$2]/(4*100))/[.$C$3])-[.$K$3]/4;2)" office:value-type="float" office:value="83787.32">
            <text:p>83787.32</text:p>
          </table:table-cell>
          <table:table-cell table:formula="of:=[.D411]+1" office:value-type="float" office:value="405">
            <text:p>405</text:p>
          </table:table-cell>
          <table:table-cell table:number-columns-repeated="9"/>
        </table:table-row>
        <table:table-row table:style-name="ro1">
          <table:table-cell/>
          <table:table-cell table:formula="of:=ROUND([.B412]-([.$I$1]-[.B412]*([.$A$2]/(2*100))/[.$C$3])-[.$K$3]/2;2)" office:value-type="float" office:value="59983.2">
            <text:p>59983.2</text:p>
          </table:table-cell>
          <table:table-cell table:formula="of:=ROUND([.C412]-([.$J$1]-[.C412]*([.$A$2]/(4*100))/[.$C$3])-[.$K$3]/4;2)" office:value-type="float" office:value="83739.19">
            <text:p>83739.19</text:p>
          </table:table-cell>
          <table:table-cell table:formula="of:=[.D412]+1" office:value-type="float" office:value="406">
            <text:p>406</text:p>
          </table:table-cell>
          <table:table-cell table:number-columns-repeated="9"/>
        </table:table-row>
        <table:table-row table:style-name="ro1">
          <table:table-cell/>
          <table:table-cell table:formula="of:=ROUND([.B413]-([.$I$1]-[.B413]*([.$A$2]/(2*100))/[.$C$3])-[.$K$3]/2;2)" office:value-type="float" office:value="59842.32">
            <text:p>59842.32</text:p>
          </table:table-cell>
          <table:table-cell table:formula="of:=ROUND([.C413]-([.$J$1]-[.C413]*([.$A$2]/(4*100))/[.$C$3])-[.$K$3]/4;2)" office:value-type="float" office:value="83691.02">
            <text:p>83691.02</text:p>
          </table:table-cell>
          <table:table-cell table:formula="of:=[.D413]+1" office:value-type="float" office:value="407">
            <text:p>407</text:p>
          </table:table-cell>
          <table:table-cell table:number-columns-repeated="9"/>
        </table:table-row>
        <table:table-row table:style-name="ro1">
          <table:table-cell/>
          <table:table-cell table:formula="of:=ROUND([.B414]-([.$I$1]-[.B414]*([.$A$2]/(2*100))/[.$C$3])-[.$K$3]/2;2)" office:value-type="float" office:value="59701.17">
            <text:p>59701.17</text:p>
          </table:table-cell>
          <table:table-cell table:formula="of:=ROUND([.C414]-([.$J$1]-[.C414]*([.$A$2]/(4*100))/[.$C$3])-[.$K$3]/4;2)" office:value-type="float" office:value="83642.8">
            <text:p>83642.8</text:p>
          </table:table-cell>
          <table:table-cell table:formula="of:=[.D414]+1" office:value-type="float" office:value="408">
            <text:p>408</text:p>
          </table:table-cell>
          <table:table-cell table:number-columns-repeated="9"/>
        </table:table-row>
        <table:table-row table:style-name="ro1">
          <table:table-cell/>
          <table:table-cell table:formula="of:=ROUND([.B415]-([.$I$1]-[.B415]*([.$A$2]/(2*100))/[.$C$3])-[.$K$3]/2;2)" office:value-type="float" office:value="59559.76">
            <text:p>59559.76</text:p>
          </table:table-cell>
          <table:table-cell table:formula="of:=ROUND([.C415]-([.$J$1]-[.C415]*([.$A$2]/(4*100))/[.$C$3])-[.$K$3]/4;2)" office:value-type="float" office:value="83594.54">
            <text:p>83594.54</text:p>
          </table:table-cell>
          <table:table-cell table:formula="of:=[.D415]+1" office:value-type="float" office:value="409">
            <text:p>409</text:p>
          </table:table-cell>
          <table:table-cell table:number-columns-repeated="9"/>
        </table:table-row>
        <table:table-row table:style-name="ro1">
          <table:table-cell/>
          <table:table-cell table:formula="of:=ROUND([.B416]-([.$I$1]-[.B416]*([.$A$2]/(2*100))/[.$C$3])-[.$K$3]/2;2)" office:value-type="float" office:value="59418.08">
            <text:p>59418.08</text:p>
          </table:table-cell>
          <table:table-cell table:formula="of:=ROUND([.C416]-([.$J$1]-[.C416]*([.$A$2]/(4*100))/[.$C$3])-[.$K$3]/4;2)" office:value-type="float" office:value="83546.23">
            <text:p>83546.23</text:p>
          </table:table-cell>
          <table:table-cell table:formula="of:=[.D416]+1" office:value-type="float" office:value="410">
            <text:p>410</text:p>
          </table:table-cell>
          <table:table-cell table:number-columns-repeated="9"/>
        </table:table-row>
        <table:table-row table:style-name="ro1">
          <table:table-cell/>
          <table:table-cell table:formula="of:=ROUND([.B417]-([.$I$1]-[.B417]*([.$A$2]/(2*100))/[.$C$3])-[.$K$3]/2;2)" office:value-type="float" office:value="59276.14">
            <text:p>59276.14</text:p>
          </table:table-cell>
          <table:table-cell table:formula="of:=ROUND([.C417]-([.$J$1]-[.C417]*([.$A$2]/(4*100))/[.$C$3])-[.$K$3]/4;2)" office:value-type="float" office:value="83497.87">
            <text:p>83497.87</text:p>
          </table:table-cell>
          <table:table-cell table:formula="of:=[.D417]+1" office:value-type="float" office:value="411">
            <text:p>411</text:p>
          </table:table-cell>
          <table:table-cell table:number-columns-repeated="9"/>
        </table:table-row>
        <table:table-row table:style-name="ro1">
          <table:table-cell/>
          <table:table-cell table:formula="of:=ROUND([.B418]-([.$I$1]-[.B418]*([.$A$2]/(2*100))/[.$C$3])-[.$K$3]/2;2)" office:value-type="float" office:value="59133.93">
            <text:p>59133.93</text:p>
          </table:table-cell>
          <table:table-cell table:formula="of:=ROUND([.C418]-([.$J$1]-[.C418]*([.$A$2]/(4*100))/[.$C$3])-[.$K$3]/4;2)" office:value-type="float" office:value="83449.47">
            <text:p>83449.47</text:p>
          </table:table-cell>
          <table:table-cell table:formula="of:=[.D418]+1" office:value-type="float" office:value="412">
            <text:p>412</text:p>
          </table:table-cell>
          <table:table-cell table:number-columns-repeated="9"/>
        </table:table-row>
        <table:table-row table:style-name="ro1">
          <table:table-cell/>
          <table:table-cell table:formula="of:=ROUND([.B419]-([.$I$1]-[.B419]*([.$A$2]/(2*100))/[.$C$3])-[.$K$3]/2;2)" office:value-type="float" office:value="58991.46">
            <text:p>58991.46</text:p>
          </table:table-cell>
          <table:table-cell table:formula="of:=ROUND([.C419]-([.$J$1]-[.C419]*([.$A$2]/(4*100))/[.$C$3])-[.$K$3]/4;2)" office:value-type="float" office:value="83401.02">
            <text:p>83401.02</text:p>
          </table:table-cell>
          <table:table-cell table:formula="of:=[.D419]+1" office:value-type="float" office:value="413">
            <text:p>413</text:p>
          </table:table-cell>
          <table:table-cell table:number-columns-repeated="9"/>
        </table:table-row>
        <table:table-row table:style-name="ro1">
          <table:table-cell/>
          <table:table-cell table:formula="of:=ROUND([.B420]-([.$I$1]-[.B420]*([.$A$2]/(2*100))/[.$C$3])-[.$K$3]/2;2)" office:value-type="float" office:value="58848.72">
            <text:p>58848.72</text:p>
          </table:table-cell>
          <table:table-cell table:formula="of:=ROUND([.C420]-([.$J$1]-[.C420]*([.$A$2]/(4*100))/[.$C$3])-[.$K$3]/4;2)" office:value-type="float" office:value="83352.53">
            <text:p>83352.53</text:p>
          </table:table-cell>
          <table:table-cell table:formula="of:=[.D420]+1" office:value-type="float" office:value="414">
            <text:p>414</text:p>
          </table:table-cell>
          <table:table-cell table:number-columns-repeated="9"/>
        </table:table-row>
        <table:table-row table:style-name="ro1">
          <table:table-cell/>
          <table:table-cell table:formula="of:=ROUND([.B421]-([.$I$1]-[.B421]*([.$A$2]/(2*100))/[.$C$3])-[.$K$3]/2;2)" office:value-type="float" office:value="58705.71">
            <text:p>58705.71</text:p>
          </table:table-cell>
          <table:table-cell table:formula="of:=ROUND([.C421]-([.$J$1]-[.C421]*([.$A$2]/(4*100))/[.$C$3])-[.$K$3]/4;2)" office:value-type="float" office:value="83303.99">
            <text:p>83303.99</text:p>
          </table:table-cell>
          <table:table-cell table:formula="of:=[.D421]+1" office:value-type="float" office:value="415">
            <text:p>415</text:p>
          </table:table-cell>
          <table:table-cell table:number-columns-repeated="9"/>
        </table:table-row>
        <table:table-row table:style-name="ro1">
          <table:table-cell/>
          <table:table-cell table:formula="of:=ROUND([.B422]-([.$I$1]-[.B422]*([.$A$2]/(2*100))/[.$C$3])-[.$K$3]/2;2)" office:value-type="float" office:value="58562.43">
            <text:p>58562.43</text:p>
          </table:table-cell>
          <table:table-cell table:formula="of:=ROUND([.C422]-([.$J$1]-[.C422]*([.$A$2]/(4*100))/[.$C$3])-[.$K$3]/4;2)" office:value-type="float" office:value="83255.41">
            <text:p>83255.41</text:p>
          </table:table-cell>
          <table:table-cell table:formula="of:=[.D422]+1" office:value-type="float" office:value="416">
            <text:p>416</text:p>
          </table:table-cell>
          <table:table-cell table:number-columns-repeated="9"/>
        </table:table-row>
        <table:table-row table:style-name="ro1">
          <table:table-cell/>
          <table:table-cell table:formula="of:=ROUND([.B423]-([.$I$1]-[.B423]*([.$A$2]/(2*100))/[.$C$3])-[.$K$3]/2;2)" office:value-type="float" office:value="58418.88">
            <text:p>58418.88</text:p>
          </table:table-cell>
          <table:table-cell table:formula="of:=ROUND([.C423]-([.$J$1]-[.C423]*([.$A$2]/(4*100))/[.$C$3])-[.$K$3]/4;2)" office:value-type="float" office:value="83206.78">
            <text:p>83206.78</text:p>
          </table:table-cell>
          <table:table-cell table:formula="of:=[.D423]+1" office:value-type="float" office:value="417">
            <text:p>417</text:p>
          </table:table-cell>
          <table:table-cell table:number-columns-repeated="9"/>
        </table:table-row>
        <table:table-row table:style-name="ro1">
          <table:table-cell/>
          <table:table-cell table:formula="of:=ROUND([.B424]-([.$I$1]-[.B424]*([.$A$2]/(2*100))/[.$C$3])-[.$K$3]/2;2)" office:value-type="float" office:value="58275.07">
            <text:p>58275.07</text:p>
          </table:table-cell>
          <table:table-cell table:formula="of:=ROUND([.C424]-([.$J$1]-[.C424]*([.$A$2]/(4*100))/[.$C$3])-[.$K$3]/4;2)" office:value-type="float" office:value="83158.11">
            <text:p>83158.11</text:p>
          </table:table-cell>
          <table:table-cell table:formula="of:=[.D424]+1" office:value-type="float" office:value="418">
            <text:p>418</text:p>
          </table:table-cell>
          <table:table-cell table:number-columns-repeated="9"/>
        </table:table-row>
        <table:table-row table:style-name="ro1">
          <table:table-cell/>
          <table:table-cell table:formula="of:=ROUND([.B425]-([.$I$1]-[.B425]*([.$A$2]/(2*100))/[.$C$3])-[.$K$3]/2;2)" office:value-type="float" office:value="58130.99">
            <text:p>58130.99</text:p>
          </table:table-cell>
          <table:table-cell table:formula="of:=ROUND([.C425]-([.$J$1]-[.C425]*([.$A$2]/(4*100))/[.$C$3])-[.$K$3]/4;2)" office:value-type="float" office:value="83109.39">
            <text:p>83109.39</text:p>
          </table:table-cell>
          <table:table-cell table:formula="of:=[.D425]+1" office:value-type="float" office:value="419">
            <text:p>419</text:p>
          </table:table-cell>
          <table:table-cell table:number-columns-repeated="9"/>
        </table:table-row>
        <table:table-row table:style-name="ro1">
          <table:table-cell/>
          <table:table-cell table:formula="of:=ROUND([.B426]-([.$I$1]-[.B426]*([.$A$2]/(2*100))/[.$C$3])-[.$K$3]/2;2)" office:value-type="float" office:value="57986.64">
            <text:p>57986.64</text:p>
          </table:table-cell>
          <table:table-cell table:formula="of:=ROUND([.C426]-([.$J$1]-[.C426]*([.$A$2]/(4*100))/[.$C$3])-[.$K$3]/4;2)" office:value-type="float" office:value="83060.63">
            <text:p>83060.63</text:p>
          </table:table-cell>
          <table:table-cell table:formula="of:=[.D426]+1" office:value-type="float" office:value="420">
            <text:p>420</text:p>
          </table:table-cell>
          <table:table-cell table:number-columns-repeated="9"/>
        </table:table-row>
        <table:table-row table:style-name="ro1">
          <table:table-cell/>
          <table:table-cell table:formula="of:=ROUND([.B427]-([.$I$1]-[.B427]*([.$A$2]/(2*100))/[.$C$3])-[.$K$3]/2;2)" office:value-type="float" office:value="57842.01">
            <text:p>57842.01</text:p>
          </table:table-cell>
          <table:table-cell table:formula="of:=ROUND([.C427]-([.$J$1]-[.C427]*([.$A$2]/(4*100))/[.$C$3])-[.$K$3]/4;2)" office:value-type="float" office:value="83011.82">
            <text:p>83011.82</text:p>
          </table:table-cell>
          <table:table-cell table:formula="of:=[.D427]+1" office:value-type="float" office:value="421">
            <text:p>421</text:p>
          </table:table-cell>
          <table:table-cell table:number-columns-repeated="9"/>
        </table:table-row>
        <table:table-row table:style-name="ro1">
          <table:table-cell/>
          <table:table-cell table:formula="of:=ROUND([.B428]-([.$I$1]-[.B428]*([.$A$2]/(2*100))/[.$C$3])-[.$K$3]/2;2)" office:value-type="float" office:value="57697.11">
            <text:p>57697.11</text:p>
          </table:table-cell>
          <table:table-cell table:formula="of:=ROUND([.C428]-([.$J$1]-[.C428]*([.$A$2]/(4*100))/[.$C$3])-[.$K$3]/4;2)" office:value-type="float" office:value="82962.96">
            <text:p>82962.96</text:p>
          </table:table-cell>
          <table:table-cell table:formula="of:=[.D428]+1" office:value-type="float" office:value="422">
            <text:p>422</text:p>
          </table:table-cell>
          <table:table-cell table:number-columns-repeated="9"/>
        </table:table-row>
        <table:table-row table:style-name="ro1">
          <table:table-cell/>
          <table:table-cell table:formula="of:=ROUND([.B429]-([.$I$1]-[.B429]*([.$A$2]/(2*100))/[.$C$3])-[.$K$3]/2;2)" office:value-type="float" office:value="57551.94">
            <text:p>57551.94</text:p>
          </table:table-cell>
          <table:table-cell table:formula="of:=ROUND([.C429]-([.$J$1]-[.C429]*([.$A$2]/(4*100))/[.$C$3])-[.$K$3]/4;2)" office:value-type="float" office:value="82914.06">
            <text:p>82914.06</text:p>
          </table:table-cell>
          <table:table-cell table:formula="of:=[.D429]+1" office:value-type="float" office:value="423">
            <text:p>423</text:p>
          </table:table-cell>
          <table:table-cell table:number-columns-repeated="9"/>
        </table:table-row>
        <table:table-row table:style-name="ro1">
          <table:table-cell/>
          <table:table-cell table:formula="of:=ROUND([.B430]-([.$I$1]-[.B430]*([.$A$2]/(2*100))/[.$C$3])-[.$K$3]/2;2)" office:value-type="float" office:value="57406.5">
            <text:p>57406.5</text:p>
          </table:table-cell>
          <table:table-cell table:formula="of:=ROUND([.C430]-([.$J$1]-[.C430]*([.$A$2]/(4*100))/[.$C$3])-[.$K$3]/4;2)" office:value-type="float" office:value="82865.11">
            <text:p>82865.11</text:p>
          </table:table-cell>
          <table:table-cell table:formula="of:=[.D430]+1" office:value-type="float" office:value="424">
            <text:p>424</text:p>
          </table:table-cell>
          <table:table-cell table:number-columns-repeated="9"/>
        </table:table-row>
        <table:table-row table:style-name="ro1">
          <table:table-cell/>
          <table:table-cell table:formula="of:=ROUND([.B431]-([.$I$1]-[.B431]*([.$A$2]/(2*100))/[.$C$3])-[.$K$3]/2;2)" office:value-type="float" office:value="57260.79">
            <text:p>57260.79</text:p>
          </table:table-cell>
          <table:table-cell table:formula="of:=ROUND([.C431]-([.$J$1]-[.C431]*([.$A$2]/(4*100))/[.$C$3])-[.$K$3]/4;2)" office:value-type="float" office:value="82816.12">
            <text:p>82816.12</text:p>
          </table:table-cell>
          <table:table-cell table:formula="of:=[.D431]+1" office:value-type="float" office:value="425">
            <text:p>425</text:p>
          </table:table-cell>
          <table:table-cell table:number-columns-repeated="9"/>
        </table:table-row>
        <table:table-row table:style-name="ro1">
          <table:table-cell/>
          <table:table-cell table:formula="of:=ROUND([.B432]-([.$I$1]-[.B432]*([.$A$2]/(2*100))/[.$C$3])-[.$K$3]/2;2)" office:value-type="float" office:value="57114.8">
            <text:p>57114.8</text:p>
          </table:table-cell>
          <table:table-cell table:formula="of:=ROUND([.C432]-([.$J$1]-[.C432]*([.$A$2]/(4*100))/[.$C$3])-[.$K$3]/4;2)" office:value-type="float" office:value="82767.08">
            <text:p>82767.08</text:p>
          </table:table-cell>
          <table:table-cell table:formula="of:=[.D432]+1" office:value-type="float" office:value="426">
            <text:p>426</text:p>
          </table:table-cell>
          <table:table-cell table:number-columns-repeated="9"/>
        </table:table-row>
        <table:table-row table:style-name="ro1">
          <table:table-cell/>
          <table:table-cell table:formula="of:=ROUND([.B433]-([.$I$1]-[.B433]*([.$A$2]/(2*100))/[.$C$3])-[.$K$3]/2;2)" office:value-type="float" office:value="56968.54">
            <text:p>56968.54</text:p>
          </table:table-cell>
          <table:table-cell table:formula="of:=ROUND([.C433]-([.$J$1]-[.C433]*([.$A$2]/(4*100))/[.$C$3])-[.$K$3]/4;2)" office:value-type="float" office:value="82717.99">
            <text:p>82717.99</text:p>
          </table:table-cell>
          <table:table-cell table:formula="of:=[.D433]+1" office:value-type="float" office:value="427">
            <text:p>427</text:p>
          </table:table-cell>
          <table:table-cell table:number-columns-repeated="9"/>
        </table:table-row>
        <table:table-row table:style-name="ro1">
          <table:table-cell/>
          <table:table-cell table:formula="of:=ROUND([.B434]-([.$I$1]-[.B434]*([.$A$2]/(2*100))/[.$C$3])-[.$K$3]/2;2)" office:value-type="float" office:value="56822.01">
            <text:p>56822.01</text:p>
          </table:table-cell>
          <table:table-cell table:formula="of:=ROUND([.C434]-([.$J$1]-[.C434]*([.$A$2]/(4*100))/[.$C$3])-[.$K$3]/4;2)" office:value-type="float" office:value="82668.86">
            <text:p>82668.86</text:p>
          </table:table-cell>
          <table:table-cell table:formula="of:=[.D434]+1" office:value-type="float" office:value="428">
            <text:p>428</text:p>
          </table:table-cell>
          <table:table-cell table:number-columns-repeated="9"/>
        </table:table-row>
        <table:table-row table:style-name="ro1">
          <table:table-cell/>
          <table:table-cell table:formula="of:=ROUND([.B435]-([.$I$1]-[.B435]*([.$A$2]/(2*100))/[.$C$3])-[.$K$3]/2;2)" office:value-type="float" office:value="56675.2">
            <text:p>56675.2</text:p>
          </table:table-cell>
          <table:table-cell table:formula="of:=ROUND([.C435]-([.$J$1]-[.C435]*([.$A$2]/(4*100))/[.$C$3])-[.$K$3]/4;2)" office:value-type="float" office:value="82619.68">
            <text:p>82619.68</text:p>
          </table:table-cell>
          <table:table-cell table:formula="of:=[.D435]+1" office:value-type="float" office:value="429">
            <text:p>429</text:p>
          </table:table-cell>
          <table:table-cell table:number-columns-repeated="9"/>
        </table:table-row>
        <table:table-row table:style-name="ro1">
          <table:table-cell/>
          <table:table-cell table:formula="of:=ROUND([.B436]-([.$I$1]-[.B436]*([.$A$2]/(2*100))/[.$C$3])-[.$K$3]/2;2)" office:value-type="float" office:value="56528.12">
            <text:p>56528.12</text:p>
          </table:table-cell>
          <table:table-cell table:formula="of:=ROUND([.C436]-([.$J$1]-[.C436]*([.$A$2]/(4*100))/[.$C$3])-[.$K$3]/4;2)" office:value-type="float" office:value="82570.46">
            <text:p>82570.46</text:p>
          </table:table-cell>
          <table:table-cell table:formula="of:=[.D436]+1" office:value-type="float" office:value="430">
            <text:p>430</text:p>
          </table:table-cell>
          <table:table-cell table:number-columns-repeated="9"/>
        </table:table-row>
        <table:table-row table:style-name="ro1">
          <table:table-cell/>
          <table:table-cell table:formula="of:=ROUND([.B437]-([.$I$1]-[.B437]*([.$A$2]/(2*100))/[.$C$3])-[.$K$3]/2;2)" office:value-type="float" office:value="56380.76">
            <text:p>56380.76</text:p>
          </table:table-cell>
          <table:table-cell table:formula="of:=ROUND([.C437]-([.$J$1]-[.C437]*([.$A$2]/(4*100))/[.$C$3])-[.$K$3]/4;2)" office:value-type="float" office:value="82521.19">
            <text:p>82521.19</text:p>
          </table:table-cell>
          <table:table-cell table:formula="of:=[.D437]+1" office:value-type="float" office:value="431">
            <text:p>431</text:p>
          </table:table-cell>
          <table:table-cell table:number-columns-repeated="9"/>
        </table:table-row>
        <table:table-row table:style-name="ro1">
          <table:table-cell/>
          <table:table-cell table:formula="of:=ROUND([.B438]-([.$I$1]-[.B438]*([.$A$2]/(2*100))/[.$C$3])-[.$K$3]/2;2)" office:value-type="float" office:value="56233.12">
            <text:p>56233.12</text:p>
          </table:table-cell>
          <table:table-cell table:formula="of:=ROUND([.C438]-([.$J$1]-[.C438]*([.$A$2]/(4*100))/[.$C$3])-[.$K$3]/4;2)" office:value-type="float" office:value="82471.87">
            <text:p>82471.87</text:p>
          </table:table-cell>
          <table:table-cell table:formula="of:=[.D438]+1" office:value-type="float" office:value="432">
            <text:p>432</text:p>
          </table:table-cell>
          <table:table-cell table:number-columns-repeated="9"/>
        </table:table-row>
        <table:table-row table:style-name="ro1">
          <table:table-cell/>
          <table:table-cell table:formula="of:=ROUND([.B439]-([.$I$1]-[.B439]*([.$A$2]/(2*100))/[.$C$3])-[.$K$3]/2;2)" office:value-type="float" office:value="56085.21">
            <text:p>56085.21</text:p>
          </table:table-cell>
          <table:table-cell table:formula="of:=ROUND([.C439]-([.$J$1]-[.C439]*([.$A$2]/(4*100))/[.$C$3])-[.$K$3]/4;2)" office:value-type="float" office:value="82422.51">
            <text:p>82422.51</text:p>
          </table:table-cell>
          <table:table-cell table:formula="of:=[.D439]+1" office:value-type="float" office:value="433">
            <text:p>433</text:p>
          </table:table-cell>
          <table:table-cell table:number-columns-repeated="9"/>
        </table:table-row>
        <table:table-row table:style-name="ro1">
          <table:table-cell/>
          <table:table-cell table:formula="of:=ROUND([.B440]-([.$I$1]-[.B440]*([.$A$2]/(2*100))/[.$C$3])-[.$K$3]/2;2)" office:value-type="float" office:value="55937.02">
            <text:p>55937.02</text:p>
          </table:table-cell>
          <table:table-cell table:formula="of:=ROUND([.C440]-([.$J$1]-[.C440]*([.$A$2]/(4*100))/[.$C$3])-[.$K$3]/4;2)" office:value-type="float" office:value="82373.1">
            <text:p>82373.1</text:p>
          </table:table-cell>
          <table:table-cell table:formula="of:=[.D440]+1" office:value-type="float" office:value="434">
            <text:p>434</text:p>
          </table:table-cell>
          <table:table-cell table:number-columns-repeated="9"/>
        </table:table-row>
        <table:table-row table:style-name="ro1">
          <table:table-cell/>
          <table:table-cell table:formula="of:=ROUND([.B441]-([.$I$1]-[.B441]*([.$A$2]/(2*100))/[.$C$3])-[.$K$3]/2;2)" office:value-type="float" office:value="55788.55">
            <text:p>55788.55</text:p>
          </table:table-cell>
          <table:table-cell table:formula="of:=ROUND([.C441]-([.$J$1]-[.C441]*([.$A$2]/(4*100))/[.$C$3])-[.$K$3]/4;2)" office:value-type="float" office:value="82323.64">
            <text:p>82323.64</text:p>
          </table:table-cell>
          <table:table-cell table:formula="of:=[.D441]+1" office:value-type="float" office:value="435">
            <text:p>435</text:p>
          </table:table-cell>
          <table:table-cell table:number-columns-repeated="9"/>
        </table:table-row>
        <table:table-row table:style-name="ro1">
          <table:table-cell/>
          <table:table-cell table:formula="of:=ROUND([.B442]-([.$I$1]-[.B442]*([.$A$2]/(2*100))/[.$C$3])-[.$K$3]/2;2)" office:value-type="float" office:value="55639.8">
            <text:p>55639.8</text:p>
          </table:table-cell>
          <table:table-cell table:formula="of:=ROUND([.C442]-([.$J$1]-[.C442]*([.$A$2]/(4*100))/[.$C$3])-[.$K$3]/4;2)" office:value-type="float" office:value="82274.14">
            <text:p>82274.14</text:p>
          </table:table-cell>
          <table:table-cell table:formula="of:=[.D442]+1" office:value-type="float" office:value="436">
            <text:p>436</text:p>
          </table:table-cell>
          <table:table-cell table:number-columns-repeated="9"/>
        </table:table-row>
        <table:table-row table:style-name="ro1">
          <table:table-cell/>
          <table:table-cell table:formula="of:=ROUND([.B443]-([.$I$1]-[.B443]*([.$A$2]/(2*100))/[.$C$3])-[.$K$3]/2;2)" office:value-type="float" office:value="55490.77">
            <text:p>55490.77</text:p>
          </table:table-cell>
          <table:table-cell table:formula="of:=ROUND([.C443]-([.$J$1]-[.C443]*([.$A$2]/(4*100))/[.$C$3])-[.$K$3]/4;2)" office:value-type="float" office:value="82224.59">
            <text:p>82224.59</text:p>
          </table:table-cell>
          <table:table-cell table:formula="of:=[.D443]+1" office:value-type="float" office:value="437">
            <text:p>437</text:p>
          </table:table-cell>
          <table:table-cell table:number-columns-repeated="9"/>
        </table:table-row>
        <table:table-row table:style-name="ro1">
          <table:table-cell/>
          <table:table-cell table:formula="of:=ROUND([.B444]-([.$I$1]-[.B444]*([.$A$2]/(2*100))/[.$C$3])-[.$K$3]/2;2)" office:value-type="float" office:value="55341.47">
            <text:p>55341.47</text:p>
          </table:table-cell>
          <table:table-cell table:formula="of:=ROUND([.C444]-([.$J$1]-[.C444]*([.$A$2]/(4*100))/[.$C$3])-[.$K$3]/4;2)" office:value-type="float" office:value="82175">
            <text:p>82175</text:p>
          </table:table-cell>
          <table:table-cell table:formula="of:=[.D444]+1" office:value-type="float" office:value="438">
            <text:p>438</text:p>
          </table:table-cell>
          <table:table-cell table:number-columns-repeated="9"/>
        </table:table-row>
        <table:table-row table:style-name="ro1">
          <table:table-cell/>
          <table:table-cell table:formula="of:=ROUND([.B445]-([.$I$1]-[.B445]*([.$A$2]/(2*100))/[.$C$3])-[.$K$3]/2;2)" office:value-type="float" office:value="55191.89">
            <text:p>55191.89</text:p>
          </table:table-cell>
          <table:table-cell table:formula="of:=ROUND([.C445]-([.$J$1]-[.C445]*([.$A$2]/(4*100))/[.$C$3])-[.$K$3]/4;2)" office:value-type="float" office:value="82125.36">
            <text:p>82125.36</text:p>
          </table:table-cell>
          <table:table-cell table:formula="of:=[.D445]+1" office:value-type="float" office:value="439">
            <text:p>439</text:p>
          </table:table-cell>
          <table:table-cell table:number-columns-repeated="9"/>
        </table:table-row>
        <table:table-row table:style-name="ro1">
          <table:table-cell/>
          <table:table-cell table:formula="of:=ROUND([.B446]-([.$I$1]-[.B446]*([.$A$2]/(2*100))/[.$C$3])-[.$K$3]/2;2)" office:value-type="float" office:value="55042.02">
            <text:p>55042.02</text:p>
          </table:table-cell>
          <table:table-cell table:formula="of:=ROUND([.C446]-([.$J$1]-[.C446]*([.$A$2]/(4*100))/[.$C$3])-[.$K$3]/4;2)" office:value-type="float" office:value="82075.67">
            <text:p>82075.67</text:p>
          </table:table-cell>
          <table:table-cell table:formula="of:=[.D446]+1" office:value-type="float" office:value="440">
            <text:p>440</text:p>
          </table:table-cell>
          <table:table-cell table:number-columns-repeated="9"/>
        </table:table-row>
        <table:table-row table:style-name="ro1">
          <table:table-cell/>
          <table:table-cell table:formula="of:=ROUND([.B447]-([.$I$1]-[.B447]*([.$A$2]/(2*100))/[.$C$3])-[.$K$3]/2;2)" office:value-type="float" office:value="54891.87">
            <text:p>54891.87</text:p>
          </table:table-cell>
          <table:table-cell table:formula="of:=ROUND([.C447]-([.$J$1]-[.C447]*([.$A$2]/(4*100))/[.$C$3])-[.$K$3]/4;2)" office:value-type="float" office:value="82025.94">
            <text:p>82025.94</text:p>
          </table:table-cell>
          <table:table-cell table:formula="of:=[.D447]+1" office:value-type="float" office:value="441">
            <text:p>441</text:p>
          </table:table-cell>
          <table:table-cell table:number-columns-repeated="9"/>
        </table:table-row>
        <table:table-row table:style-name="ro1">
          <table:table-cell/>
          <table:table-cell table:formula="of:=ROUND([.B448]-([.$I$1]-[.B448]*([.$A$2]/(2*100))/[.$C$3])-[.$K$3]/2;2)" office:value-type="float" office:value="54741.44">
            <text:p>54741.44</text:p>
          </table:table-cell>
          <table:table-cell table:formula="of:=ROUND([.C448]-([.$J$1]-[.C448]*([.$A$2]/(4*100))/[.$C$3])-[.$K$3]/4;2)" office:value-type="float" office:value="81976.16">
            <text:p>81976.16</text:p>
          </table:table-cell>
          <table:table-cell table:formula="of:=[.D448]+1" office:value-type="float" office:value="442">
            <text:p>442</text:p>
          </table:table-cell>
          <table:table-cell table:number-columns-repeated="9"/>
        </table:table-row>
        <table:table-row table:style-name="ro1">
          <table:table-cell/>
          <table:table-cell table:formula="of:=ROUND([.B449]-([.$I$1]-[.B449]*([.$A$2]/(2*100))/[.$C$3])-[.$K$3]/2;2)" office:value-type="float" office:value="54590.73">
            <text:p>54590.73</text:p>
          </table:table-cell>
          <table:table-cell table:formula="of:=ROUND([.C449]-([.$J$1]-[.C449]*([.$A$2]/(4*100))/[.$C$3])-[.$K$3]/4;2)" office:value-type="float" office:value="81926.33">
            <text:p>81926.33</text:p>
          </table:table-cell>
          <table:table-cell table:formula="of:=[.D449]+1" office:value-type="float" office:value="443">
            <text:p>443</text:p>
          </table:table-cell>
          <table:table-cell table:number-columns-repeated="9"/>
        </table:table-row>
        <table:table-row table:style-name="ro1">
          <table:table-cell/>
          <table:table-cell table:formula="of:=ROUND([.B450]-([.$I$1]-[.B450]*([.$A$2]/(2*100))/[.$C$3])-[.$K$3]/2;2)" office:value-type="float" office:value="54439.74">
            <text:p>54439.74</text:p>
          </table:table-cell>
          <table:table-cell table:formula="of:=ROUND([.C450]-([.$J$1]-[.C450]*([.$A$2]/(4*100))/[.$C$3])-[.$K$3]/4;2)" office:value-type="float" office:value="81876.46">
            <text:p>81876.46</text:p>
          </table:table-cell>
          <table:table-cell table:formula="of:=[.D450]+1" office:value-type="float" office:value="444">
            <text:p>444</text:p>
          </table:table-cell>
          <table:table-cell table:number-columns-repeated="9"/>
        </table:table-row>
        <table:table-row table:style-name="ro1">
          <table:table-cell/>
          <table:table-cell table:formula="of:=ROUND([.B451]-([.$I$1]-[.B451]*([.$A$2]/(2*100))/[.$C$3])-[.$K$3]/2;2)" office:value-type="float" office:value="54288.46">
            <text:p>54288.46</text:p>
          </table:table-cell>
          <table:table-cell table:formula="of:=ROUND([.C451]-([.$J$1]-[.C451]*([.$A$2]/(4*100))/[.$C$3])-[.$K$3]/4;2)" office:value-type="float" office:value="81826.54">
            <text:p>81826.54</text:p>
          </table:table-cell>
          <table:table-cell table:formula="of:=[.D451]+1" office:value-type="float" office:value="445">
            <text:p>445</text:p>
          </table:table-cell>
          <table:table-cell table:number-columns-repeated="9"/>
        </table:table-row>
        <table:table-row table:style-name="ro1">
          <table:table-cell/>
          <table:table-cell table:formula="of:=ROUND([.B452]-([.$I$1]-[.B452]*([.$A$2]/(2*100))/[.$C$3])-[.$K$3]/2;2)" office:value-type="float" office:value="54136.9">
            <text:p>54136.9</text:p>
          </table:table-cell>
          <table:table-cell table:formula="of:=ROUND([.C452]-([.$J$1]-[.C452]*([.$A$2]/(4*100))/[.$C$3])-[.$K$3]/4;2)" office:value-type="float" office:value="81776.57">
            <text:p>81776.57</text:p>
          </table:table-cell>
          <table:table-cell table:formula="of:=[.D452]+1" office:value-type="float" office:value="446">
            <text:p>446</text:p>
          </table:table-cell>
          <table:table-cell table:number-columns-repeated="9"/>
        </table:table-row>
        <table:table-row table:style-name="ro1">
          <table:table-cell/>
          <table:table-cell table:formula="of:=ROUND([.B453]-([.$I$1]-[.B453]*([.$A$2]/(2*100))/[.$C$3])-[.$K$3]/2;2)" office:value-type="float" office:value="53985.06">
            <text:p>53985.06</text:p>
          </table:table-cell>
          <table:table-cell table:formula="of:=ROUND([.C453]-([.$J$1]-[.C453]*([.$A$2]/(4*100))/[.$C$3])-[.$K$3]/4;2)" office:value-type="float" office:value="81726.56">
            <text:p>81726.56</text:p>
          </table:table-cell>
          <table:table-cell table:formula="of:=[.D453]+1" office:value-type="float" office:value="447">
            <text:p>447</text:p>
          </table:table-cell>
          <table:table-cell table:number-columns-repeated="9"/>
        </table:table-row>
        <table:table-row table:style-name="ro1">
          <table:table-cell/>
          <table:table-cell table:formula="of:=ROUND([.B454]-([.$I$1]-[.B454]*([.$A$2]/(2*100))/[.$C$3])-[.$K$3]/2;2)" office:value-type="float" office:value="53832.93">
            <text:p>53832.93</text:p>
          </table:table-cell>
          <table:table-cell table:formula="of:=ROUND([.C454]-([.$J$1]-[.C454]*([.$A$2]/(4*100))/[.$C$3])-[.$K$3]/4;2)" office:value-type="float" office:value="81676.5">
            <text:p>81676.5</text:p>
          </table:table-cell>
          <table:table-cell table:formula="of:=[.D454]+1" office:value-type="float" office:value="448">
            <text:p>448</text:p>
          </table:table-cell>
          <table:table-cell table:number-columns-repeated="9"/>
        </table:table-row>
        <table:table-row table:style-name="ro1">
          <table:table-cell/>
          <table:table-cell table:formula="of:=ROUND([.B455]-([.$I$1]-[.B455]*([.$A$2]/(2*100))/[.$C$3])-[.$K$3]/2;2)" office:value-type="float" office:value="53680.52">
            <text:p>53680.52</text:p>
          </table:table-cell>
          <table:table-cell table:formula="of:=ROUND([.C455]-([.$J$1]-[.C455]*([.$A$2]/(4*100))/[.$C$3])-[.$K$3]/4;2)" office:value-type="float" office:value="81626.39">
            <text:p>81626.39</text:p>
          </table:table-cell>
          <table:table-cell table:formula="of:=[.D455]+1" office:value-type="float" office:value="449">
            <text:p>449</text:p>
          </table:table-cell>
          <table:table-cell table:number-columns-repeated="9"/>
        </table:table-row>
        <table:table-row table:style-name="ro1">
          <table:table-cell/>
          <table:table-cell table:formula="of:=ROUND([.B456]-([.$I$1]-[.B456]*([.$A$2]/(2*100))/[.$C$3])-[.$K$3]/2;2)" office:value-type="float" office:value="53527.82">
            <text:p>53527.82</text:p>
          </table:table-cell>
          <table:table-cell table:formula="of:=ROUND([.C456]-([.$J$1]-[.C456]*([.$A$2]/(4*100))/[.$C$3])-[.$K$3]/4;2)" office:value-type="float" office:value="81576.23">
            <text:p>81576.23</text:p>
          </table:table-cell>
          <table:table-cell table:formula="of:=[.D456]+1" office:value-type="float" office:value="450">
            <text:p>450</text:p>
          </table:table-cell>
          <table:table-cell table:number-columns-repeated="9"/>
        </table:table-row>
        <table:table-row table:style-name="ro1">
          <table:table-cell/>
          <table:table-cell table:formula="of:=ROUND([.B457]-([.$I$1]-[.B457]*([.$A$2]/(2*100))/[.$C$3])-[.$K$3]/2;2)" office:value-type="float" office:value="53374.83">
            <text:p>53374.83</text:p>
          </table:table-cell>
          <table:table-cell table:formula="of:=ROUND([.C457]-([.$J$1]-[.C457]*([.$A$2]/(4*100))/[.$C$3])-[.$K$3]/4;2)" office:value-type="float" office:value="81526.03">
            <text:p>81526.03</text:p>
          </table:table-cell>
          <table:table-cell table:formula="of:=[.D457]+1" office:value-type="float" office:value="451">
            <text:p>451</text:p>
          </table:table-cell>
          <table:table-cell table:number-columns-repeated="9"/>
        </table:table-row>
        <table:table-row table:style-name="ro1">
          <table:table-cell/>
          <table:table-cell table:formula="of:=ROUND([.B458]-([.$I$1]-[.B458]*([.$A$2]/(2*100))/[.$C$3])-[.$K$3]/2;2)" office:value-type="float" office:value="53221.56">
            <text:p>53221.56</text:p>
          </table:table-cell>
          <table:table-cell table:formula="of:=ROUND([.C458]-([.$J$1]-[.C458]*([.$A$2]/(4*100))/[.$C$3])-[.$K$3]/4;2)" office:value-type="float" office:value="81475.78">
            <text:p>81475.78</text:p>
          </table:table-cell>
          <table:table-cell table:formula="of:=[.D458]+1" office:value-type="float" office:value="452">
            <text:p>452</text:p>
          </table:table-cell>
          <table:table-cell table:number-columns-repeated="9"/>
        </table:table-row>
        <table:table-row table:style-name="ro1">
          <table:table-cell/>
          <table:table-cell table:formula="of:=ROUND([.B459]-([.$I$1]-[.B459]*([.$A$2]/(2*100))/[.$C$3])-[.$K$3]/2;2)" office:value-type="float" office:value="53068">
            <text:p>53068</text:p>
          </table:table-cell>
          <table:table-cell table:formula="of:=ROUND([.C459]-([.$J$1]-[.C459]*([.$A$2]/(4*100))/[.$C$3])-[.$K$3]/4;2)" office:value-type="float" office:value="81425.48">
            <text:p>81425.48</text:p>
          </table:table-cell>
          <table:table-cell table:formula="of:=[.D459]+1" office:value-type="float" office:value="453">
            <text:p>453</text:p>
          </table:table-cell>
          <table:table-cell table:number-columns-repeated="9"/>
        </table:table-row>
        <table:table-row table:style-name="ro1">
          <table:table-cell/>
          <table:table-cell table:formula="of:=ROUND([.B460]-([.$I$1]-[.B460]*([.$A$2]/(2*100))/[.$C$3])-[.$K$3]/2;2)" office:value-type="float" office:value="52914.15">
            <text:p>52914.15</text:p>
          </table:table-cell>
          <table:table-cell table:formula="of:=ROUND([.C460]-([.$J$1]-[.C460]*([.$A$2]/(4*100))/[.$C$3])-[.$K$3]/4;2)" office:value-type="float" office:value="81375.14">
            <text:p>81375.14</text:p>
          </table:table-cell>
          <table:table-cell table:formula="of:=[.D460]+1" office:value-type="float" office:value="454">
            <text:p>454</text:p>
          </table:table-cell>
          <table:table-cell table:number-columns-repeated="9"/>
        </table:table-row>
        <table:table-row table:style-name="ro1">
          <table:table-cell/>
          <table:table-cell table:formula="of:=ROUND([.B461]-([.$I$1]-[.B461]*([.$A$2]/(2*100))/[.$C$3])-[.$K$3]/2;2)" office:value-type="float" office:value="52760.01">
            <text:p>52760.01</text:p>
          </table:table-cell>
          <table:table-cell table:formula="of:=ROUND([.C461]-([.$J$1]-[.C461]*([.$A$2]/(4*100))/[.$C$3])-[.$K$3]/4;2)" office:value-type="float" office:value="81324.75">
            <text:p>81324.75</text:p>
          </table:table-cell>
          <table:table-cell table:formula="of:=[.D461]+1" office:value-type="float" office:value="455">
            <text:p>455</text:p>
          </table:table-cell>
          <table:table-cell table:number-columns-repeated="9"/>
        </table:table-row>
        <table:table-row table:style-name="ro1">
          <table:table-cell/>
          <table:table-cell table:formula="of:=ROUND([.B462]-([.$I$1]-[.B462]*([.$A$2]/(2*100))/[.$C$3])-[.$K$3]/2;2)" office:value-type="float" office:value="52605.59">
            <text:p>52605.59</text:p>
          </table:table-cell>
          <table:table-cell table:formula="of:=ROUND([.C462]-([.$J$1]-[.C462]*([.$A$2]/(4*100))/[.$C$3])-[.$K$3]/4;2)" office:value-type="float" office:value="81274.31">
            <text:p>81274.31</text:p>
          </table:table-cell>
          <table:table-cell table:formula="of:=[.D462]+1" office:value-type="float" office:value="456">
            <text:p>456</text:p>
          </table:table-cell>
          <table:table-cell table:number-columns-repeated="9"/>
        </table:table-row>
        <table:table-row table:style-name="ro1">
          <table:table-cell/>
          <table:table-cell table:formula="of:=ROUND([.B463]-([.$I$1]-[.B463]*([.$A$2]/(2*100))/[.$C$3])-[.$K$3]/2;2)" office:value-type="float" office:value="52450.88">
            <text:p>52450.88</text:p>
          </table:table-cell>
          <table:table-cell table:formula="of:=ROUND([.C463]-([.$J$1]-[.C463]*([.$A$2]/(4*100))/[.$C$3])-[.$K$3]/4;2)" office:value-type="float" office:value="81223.82">
            <text:p>81223.82</text:p>
          </table:table-cell>
          <table:table-cell table:formula="of:=[.D463]+1" office:value-type="float" office:value="457">
            <text:p>457</text:p>
          </table:table-cell>
          <table:table-cell table:number-columns-repeated="9"/>
        </table:table-row>
        <table:table-row table:style-name="ro1">
          <table:table-cell/>
          <table:table-cell table:formula="of:=ROUND([.B464]-([.$I$1]-[.B464]*([.$A$2]/(2*100))/[.$C$3])-[.$K$3]/2;2)" office:value-type="float" office:value="52295.88">
            <text:p>52295.88</text:p>
          </table:table-cell>
          <table:table-cell table:formula="of:=ROUND([.C464]-([.$J$1]-[.C464]*([.$A$2]/(4*100))/[.$C$3])-[.$K$3]/4;2)" office:value-type="float" office:value="81173.29">
            <text:p>81173.29</text:p>
          </table:table-cell>
          <table:table-cell table:formula="of:=[.D464]+1" office:value-type="float" office:value="458">
            <text:p>458</text:p>
          </table:table-cell>
          <table:table-cell table:number-columns-repeated="9"/>
        </table:table-row>
        <table:table-row table:style-name="ro1">
          <table:table-cell/>
          <table:table-cell table:formula="of:=ROUND([.B465]-([.$I$1]-[.B465]*([.$A$2]/(2*100))/[.$C$3])-[.$K$3]/2;2)" office:value-type="float" office:value="52140.58">
            <text:p>52140.58</text:p>
          </table:table-cell>
          <table:table-cell table:formula="of:=ROUND([.C465]-([.$J$1]-[.C465]*([.$A$2]/(4*100))/[.$C$3])-[.$K$3]/4;2)" office:value-type="float" office:value="81122.71">
            <text:p>81122.71</text:p>
          </table:table-cell>
          <table:table-cell table:formula="of:=[.D465]+1" office:value-type="float" office:value="459">
            <text:p>459</text:p>
          </table:table-cell>
          <table:table-cell table:number-columns-repeated="9"/>
        </table:table-row>
        <table:table-row table:style-name="ro1">
          <table:table-cell/>
          <table:table-cell table:formula="of:=ROUND([.B466]-([.$I$1]-[.B466]*([.$A$2]/(2*100))/[.$C$3])-[.$K$3]/2;2)" office:value-type="float" office:value="51984.99">
            <text:p>51984.99</text:p>
          </table:table-cell>
          <table:table-cell table:formula="of:=ROUND([.C466]-([.$J$1]-[.C466]*([.$A$2]/(4*100))/[.$C$3])-[.$K$3]/4;2)" office:value-type="float" office:value="81072.08">
            <text:p>81072.08</text:p>
          </table:table-cell>
          <table:table-cell table:formula="of:=[.D466]+1" office:value-type="float" office:value="460">
            <text:p>460</text:p>
          </table:table-cell>
          <table:table-cell table:number-columns-repeated="9"/>
        </table:table-row>
        <table:table-row table:style-name="ro1">
          <table:table-cell/>
          <table:table-cell table:formula="of:=ROUND([.B467]-([.$I$1]-[.B467]*([.$A$2]/(2*100))/[.$C$3])-[.$K$3]/2;2)" office:value-type="float" office:value="51829.11">
            <text:p>51829.11</text:p>
          </table:table-cell>
          <table:table-cell table:formula="of:=ROUND([.C467]-([.$J$1]-[.C467]*([.$A$2]/(4*100))/[.$C$3])-[.$K$3]/4;2)" office:value-type="float" office:value="81021.41">
            <text:p>81021.41</text:p>
          </table:table-cell>
          <table:table-cell table:formula="of:=[.D467]+1" office:value-type="float" office:value="461">
            <text:p>461</text:p>
          </table:table-cell>
          <table:table-cell table:number-columns-repeated="9"/>
        </table:table-row>
        <table:table-row table:style-name="ro1">
          <table:table-cell/>
          <table:table-cell table:formula="of:=ROUND([.B468]-([.$I$1]-[.B468]*([.$A$2]/(2*100))/[.$C$3])-[.$K$3]/2;2)" office:value-type="float" office:value="51672.94">
            <text:p>51672.94</text:p>
          </table:table-cell>
          <table:table-cell table:formula="of:=ROUND([.C468]-([.$J$1]-[.C468]*([.$A$2]/(4*100))/[.$C$3])-[.$K$3]/4;2)" office:value-type="float" office:value="80970.69">
            <text:p>80970.69</text:p>
          </table:table-cell>
          <table:table-cell table:formula="of:=[.D468]+1" office:value-type="float" office:value="462">
            <text:p>462</text:p>
          </table:table-cell>
          <table:table-cell table:number-columns-repeated="9"/>
        </table:table-row>
        <table:table-row table:style-name="ro1">
          <table:table-cell/>
          <table:table-cell table:formula="of:=ROUND([.B469]-([.$I$1]-[.B469]*([.$A$2]/(2*100))/[.$C$3])-[.$K$3]/2;2)" office:value-type="float" office:value="51516.48">
            <text:p>51516.48</text:p>
          </table:table-cell>
          <table:table-cell table:formula="of:=ROUND([.C469]-([.$J$1]-[.C469]*([.$A$2]/(4*100))/[.$C$3])-[.$K$3]/4;2)" office:value-type="float" office:value="80919.92">
            <text:p>80919.92</text:p>
          </table:table-cell>
          <table:table-cell table:formula="of:=[.D469]+1" office:value-type="float" office:value="463">
            <text:p>463</text:p>
          </table:table-cell>
          <table:table-cell table:number-columns-repeated="9"/>
        </table:table-row>
        <table:table-row table:style-name="ro1">
          <table:table-cell/>
          <table:table-cell table:formula="of:=ROUND([.B470]-([.$I$1]-[.B470]*([.$A$2]/(2*100))/[.$C$3])-[.$K$3]/2;2)" office:value-type="float" office:value="51359.72">
            <text:p>51359.72</text:p>
          </table:table-cell>
          <table:table-cell table:formula="of:=ROUND([.C470]-([.$J$1]-[.C470]*([.$A$2]/(4*100))/[.$C$3])-[.$K$3]/4;2)" office:value-type="float" office:value="80869.1">
            <text:p>80869.1</text:p>
          </table:table-cell>
          <table:table-cell table:formula="of:=[.D470]+1" office:value-type="float" office:value="464">
            <text:p>464</text:p>
          </table:table-cell>
          <table:table-cell table:number-columns-repeated="9"/>
        </table:table-row>
        <table:table-row table:style-name="ro1">
          <table:table-cell/>
          <table:table-cell table:formula="of:=ROUND([.B471]-([.$I$1]-[.B471]*([.$A$2]/(2*100))/[.$C$3])-[.$K$3]/2;2)" office:value-type="float" office:value="51202.67">
            <text:p>51202.67</text:p>
          </table:table-cell>
          <table:table-cell table:formula="of:=ROUND([.C471]-([.$J$1]-[.C471]*([.$A$2]/(4*100))/[.$C$3])-[.$K$3]/4;2)" office:value-type="float" office:value="80818.23">
            <text:p>80818.23</text:p>
          </table:table-cell>
          <table:table-cell table:formula="of:=[.D471]+1" office:value-type="float" office:value="465">
            <text:p>465</text:p>
          </table:table-cell>
          <table:table-cell table:number-columns-repeated="9"/>
        </table:table-row>
        <table:table-row table:style-name="ro1">
          <table:table-cell/>
          <table:table-cell table:formula="of:=ROUND([.B472]-([.$I$1]-[.B472]*([.$A$2]/(2*100))/[.$C$3])-[.$K$3]/2;2)" office:value-type="float" office:value="51045.33">
            <text:p>51045.33</text:p>
          </table:table-cell>
          <table:table-cell table:formula="of:=ROUND([.C472]-([.$J$1]-[.C472]*([.$A$2]/(4*100))/[.$C$3])-[.$K$3]/4;2)" office:value-type="float" office:value="80767.32">
            <text:p>80767.32</text:p>
          </table:table-cell>
          <table:table-cell table:formula="of:=[.D472]+1" office:value-type="float" office:value="466">
            <text:p>466</text:p>
          </table:table-cell>
          <table:table-cell table:number-columns-repeated="9"/>
        </table:table-row>
        <table:table-row table:style-name="ro1">
          <table:table-cell/>
          <table:table-cell table:formula="of:=ROUND([.B473]-([.$I$1]-[.B473]*([.$A$2]/(2*100))/[.$C$3])-[.$K$3]/2;2)" office:value-type="float" office:value="50887.69">
            <text:p>50887.69</text:p>
          </table:table-cell>
          <table:table-cell table:formula="of:=ROUND([.C473]-([.$J$1]-[.C473]*([.$A$2]/(4*100))/[.$C$3])-[.$K$3]/4;2)" office:value-type="float" office:value="80716.36">
            <text:p>80716.36</text:p>
          </table:table-cell>
          <table:table-cell table:formula="of:=[.D473]+1" office:value-type="float" office:value="467">
            <text:p>467</text:p>
          </table:table-cell>
          <table:table-cell table:number-columns-repeated="9"/>
        </table:table-row>
        <table:table-row table:style-name="ro1">
          <table:table-cell/>
          <table:table-cell table:formula="of:=ROUND([.B474]-([.$I$1]-[.B474]*([.$A$2]/(2*100))/[.$C$3])-[.$K$3]/2;2)" office:value-type="float" office:value="50729.75">
            <text:p>50729.75</text:p>
          </table:table-cell>
          <table:table-cell table:formula="of:=ROUND([.C474]-([.$J$1]-[.C474]*([.$A$2]/(4*100))/[.$C$3])-[.$K$3]/4;2)" office:value-type="float" office:value="80665.35">
            <text:p>80665.35</text:p>
          </table:table-cell>
          <table:table-cell table:formula="of:=[.D474]+1" office:value-type="float" office:value="468">
            <text:p>468</text:p>
          </table:table-cell>
          <table:table-cell table:number-columns-repeated="9"/>
        </table:table-row>
        <table:table-row table:style-name="ro1">
          <table:table-cell/>
          <table:table-cell table:formula="of:=ROUND([.B475]-([.$I$1]-[.B475]*([.$A$2]/(2*100))/[.$C$3])-[.$K$3]/2;2)" office:value-type="float" office:value="50571.52">
            <text:p>50571.52</text:p>
          </table:table-cell>
          <table:table-cell table:formula="of:=ROUND([.C475]-([.$J$1]-[.C475]*([.$A$2]/(4*100))/[.$C$3])-[.$K$3]/4;2)" office:value-type="float" office:value="80614.29">
            <text:p>80614.29</text:p>
          </table:table-cell>
          <table:table-cell table:formula="of:=[.D475]+1" office:value-type="float" office:value="469">
            <text:p>469</text:p>
          </table:table-cell>
          <table:table-cell table:number-columns-repeated="9"/>
        </table:table-row>
        <table:table-row table:style-name="ro1">
          <table:table-cell/>
          <table:table-cell table:formula="of:=ROUND([.B476]-([.$I$1]-[.B476]*([.$A$2]/(2*100))/[.$C$3])-[.$K$3]/2;2)" office:value-type="float" office:value="50412.99">
            <text:p>50412.99</text:p>
          </table:table-cell>
          <table:table-cell table:formula="of:=ROUND([.C476]-([.$J$1]-[.C476]*([.$A$2]/(4*100))/[.$C$3])-[.$K$3]/4;2)" office:value-type="float" office:value="80563.19">
            <text:p>80563.19</text:p>
          </table:table-cell>
          <table:table-cell table:formula="of:=[.D476]+1" office:value-type="float" office:value="470">
            <text:p>470</text:p>
          </table:table-cell>
          <table:table-cell table:number-columns-repeated="9"/>
        </table:table-row>
        <table:table-row table:style-name="ro1">
          <table:table-cell/>
          <table:table-cell table:formula="of:=ROUND([.B477]-([.$I$1]-[.B477]*([.$A$2]/(2*100))/[.$C$3])-[.$K$3]/2;2)" office:value-type="float" office:value="50254.16">
            <text:p>50254.16</text:p>
          </table:table-cell>
          <table:table-cell table:formula="of:=ROUND([.C477]-([.$J$1]-[.C477]*([.$A$2]/(4*100))/[.$C$3])-[.$K$3]/4;2)" office:value-type="float" office:value="80512.04">
            <text:p>80512.04</text:p>
          </table:table-cell>
          <table:table-cell table:formula="of:=[.D477]+1" office:value-type="float" office:value="471">
            <text:p>471</text:p>
          </table:table-cell>
          <table:table-cell table:number-columns-repeated="9"/>
        </table:table-row>
        <table:table-row table:style-name="ro1">
          <table:table-cell/>
          <table:table-cell table:formula="of:=ROUND([.B478]-([.$I$1]-[.B478]*([.$A$2]/(2*100))/[.$C$3])-[.$K$3]/2;2)" office:value-type="float" office:value="50095.04">
            <text:p>50095.04</text:p>
          </table:table-cell>
          <table:table-cell table:formula="of:=ROUND([.C478]-([.$J$1]-[.C478]*([.$A$2]/(4*100))/[.$C$3])-[.$K$3]/4;2)" office:value-type="float" office:value="80460.84">
            <text:p>80460.84</text:p>
          </table:table-cell>
          <table:table-cell table:formula="of:=[.D478]+1" office:value-type="float" office:value="472">
            <text:p>472</text:p>
          </table:table-cell>
          <table:table-cell table:number-columns-repeated="9"/>
        </table:table-row>
        <table:table-row table:style-name="ro1">
          <table:table-cell/>
          <table:table-cell table:formula="of:=ROUND([.B479]-([.$I$1]-[.B479]*([.$A$2]/(2*100))/[.$C$3])-[.$K$3]/2;2)" office:value-type="float" office:value="49935.62">
            <text:p>49935.62</text:p>
          </table:table-cell>
          <table:table-cell table:formula="of:=ROUND([.C479]-([.$J$1]-[.C479]*([.$A$2]/(4*100))/[.$C$3])-[.$K$3]/4;2)" office:value-type="float" office:value="80409.59">
            <text:p>80409.59</text:p>
          </table:table-cell>
          <table:table-cell table:formula="of:=[.D479]+1" office:value-type="float" office:value="473">
            <text:p>473</text:p>
          </table:table-cell>
          <table:table-cell table:number-columns-repeated="9"/>
        </table:table-row>
        <table:table-row table:style-name="ro1">
          <table:table-cell/>
          <table:table-cell table:formula="of:=ROUND([.B480]-([.$I$1]-[.B480]*([.$A$2]/(2*100))/[.$C$3])-[.$K$3]/2;2)" office:value-type="float" office:value="49775.9">
            <text:p>49775.9</text:p>
          </table:table-cell>
          <table:table-cell table:formula="of:=ROUND([.C480]-([.$J$1]-[.C480]*([.$A$2]/(4*100))/[.$C$3])-[.$K$3]/4;2)" office:value-type="float" office:value="80358.29">
            <text:p>80358.29</text:p>
          </table:table-cell>
          <table:table-cell table:formula="of:=[.D480]+1" office:value-type="float" office:value="474">
            <text:p>474</text:p>
          </table:table-cell>
          <table:table-cell table:number-columns-repeated="9"/>
        </table:table-row>
        <table:table-row table:style-name="ro1">
          <table:table-cell/>
          <table:table-cell table:formula="of:=ROUND([.B481]-([.$I$1]-[.B481]*([.$A$2]/(2*100))/[.$C$3])-[.$K$3]/2;2)" office:value-type="float" office:value="49615.88">
            <text:p>49615.88</text:p>
          </table:table-cell>
          <table:table-cell table:formula="of:=ROUND([.C481]-([.$J$1]-[.C481]*([.$A$2]/(4*100))/[.$C$3])-[.$K$3]/4;2)" office:value-type="float" office:value="80306.95">
            <text:p>80306.95</text:p>
          </table:table-cell>
          <table:table-cell table:formula="of:=[.D481]+1" office:value-type="float" office:value="475">
            <text:p>475</text:p>
          </table:table-cell>
          <table:table-cell table:number-columns-repeated="9"/>
        </table:table-row>
        <table:table-row table:style-name="ro1">
          <table:table-cell/>
          <table:table-cell table:formula="of:=ROUND([.B482]-([.$I$1]-[.B482]*([.$A$2]/(2*100))/[.$C$3])-[.$K$3]/2;2)" office:value-type="float" office:value="49455.56">
            <text:p>49455.56</text:p>
          </table:table-cell>
          <table:table-cell table:formula="of:=ROUND([.C482]-([.$J$1]-[.C482]*([.$A$2]/(4*100))/[.$C$3])-[.$K$3]/4;2)" office:value-type="float" office:value="80255.56">
            <text:p>80255.56</text:p>
          </table:table-cell>
          <table:table-cell table:formula="of:=[.D482]+1" office:value-type="float" office:value="476">
            <text:p>476</text:p>
          </table:table-cell>
          <table:table-cell table:number-columns-repeated="9"/>
        </table:table-row>
        <table:table-row table:style-name="ro1">
          <table:table-cell/>
          <table:table-cell table:formula="of:=ROUND([.B483]-([.$I$1]-[.B483]*([.$A$2]/(2*100))/[.$C$3])-[.$K$3]/2;2)" office:value-type="float" office:value="49294.94">
            <text:p>49294.94</text:p>
          </table:table-cell>
          <table:table-cell table:formula="of:=ROUND([.C483]-([.$J$1]-[.C483]*([.$A$2]/(4*100))/[.$C$3])-[.$K$3]/4;2)" office:value-type="float" office:value="80204.12">
            <text:p>80204.12</text:p>
          </table:table-cell>
          <table:table-cell table:formula="of:=[.D483]+1" office:value-type="float" office:value="477">
            <text:p>477</text:p>
          </table:table-cell>
          <table:table-cell table:number-columns-repeated="9"/>
        </table:table-row>
        <table:table-row table:style-name="ro1">
          <table:table-cell/>
          <table:table-cell table:formula="of:=ROUND([.B484]-([.$I$1]-[.B484]*([.$A$2]/(2*100))/[.$C$3])-[.$K$3]/2;2)" office:value-type="float" office:value="49134.02">
            <text:p>49134.02</text:p>
          </table:table-cell>
          <table:table-cell table:formula="of:=ROUND([.C484]-([.$J$1]-[.C484]*([.$A$2]/(4*100))/[.$C$3])-[.$K$3]/4;2)" office:value-type="float" office:value="80152.63">
            <text:p>80152.63</text:p>
          </table:table-cell>
          <table:table-cell table:formula="of:=[.D484]+1" office:value-type="float" office:value="478">
            <text:p>478</text:p>
          </table:table-cell>
          <table:table-cell table:number-columns-repeated="9"/>
        </table:table-row>
        <table:table-row table:style-name="ro1">
          <table:table-cell/>
          <table:table-cell table:formula="of:=ROUND([.B485]-([.$I$1]-[.B485]*([.$A$2]/(2*100))/[.$C$3])-[.$K$3]/2;2)" office:value-type="float" office:value="48972.8">
            <text:p>48972.8</text:p>
          </table:table-cell>
          <table:table-cell table:formula="of:=ROUND([.C485]-([.$J$1]-[.C485]*([.$A$2]/(4*100))/[.$C$3])-[.$K$3]/4;2)" office:value-type="float" office:value="80101.09">
            <text:p>80101.09</text:p>
          </table:table-cell>
          <table:table-cell table:formula="of:=[.D485]+1" office:value-type="float" office:value="479">
            <text:p>479</text:p>
          </table:table-cell>
          <table:table-cell table:number-columns-repeated="9"/>
        </table:table-row>
        <table:table-row table:style-name="ro1">
          <table:table-cell/>
          <table:table-cell table:formula="of:=ROUND([.B486]-([.$I$1]-[.B486]*([.$A$2]/(2*100))/[.$C$3])-[.$K$3]/2;2)" office:value-type="float" office:value="48811.27">
            <text:p>48811.27</text:p>
          </table:table-cell>
          <table:table-cell table:formula="of:=ROUND([.C486]-([.$J$1]-[.C486]*([.$A$2]/(4*100))/[.$C$3])-[.$K$3]/4;2)" office:value-type="float" office:value="80049.5">
            <text:p>80049.5</text:p>
          </table:table-cell>
          <table:table-cell table:formula="of:=[.D486]+1" office:value-type="float" office:value="480">
            <text:p>480</text:p>
          </table:table-cell>
          <table:table-cell table:number-columns-repeated="9"/>
        </table:table-row>
        <table:table-row table:style-name="ro1">
          <table:table-cell/>
          <table:table-cell table:formula="of:=ROUND([.B487]-([.$I$1]-[.B487]*([.$A$2]/(2*100))/[.$C$3])-[.$K$3]/2;2)" office:value-type="float" office:value="48649.44">
            <text:p>48649.44</text:p>
          </table:table-cell>
          <table:table-cell table:formula="of:=ROUND([.C487]-([.$J$1]-[.C487]*([.$A$2]/(4*100))/[.$C$3])-[.$K$3]/4;2)" office:value-type="float" office:value="79997.87">
            <text:p>79997.87</text:p>
          </table:table-cell>
          <table:table-cell table:formula="of:=[.D487]+1" office:value-type="float" office:value="481">
            <text:p>481</text:p>
          </table:table-cell>
          <table:table-cell table:number-columns-repeated="9"/>
        </table:table-row>
        <table:table-row table:style-name="ro1">
          <table:table-cell/>
          <table:table-cell table:formula="of:=ROUND([.B488]-([.$I$1]-[.B488]*([.$A$2]/(2*100))/[.$C$3])-[.$K$3]/2;2)" office:value-type="float" office:value="48487.31">
            <text:p>48487.31</text:p>
          </table:table-cell>
          <table:table-cell table:formula="of:=ROUND([.C488]-([.$J$1]-[.C488]*([.$A$2]/(4*100))/[.$C$3])-[.$K$3]/4;2)" office:value-type="float" office:value="79946.19">
            <text:p>79946.19</text:p>
          </table:table-cell>
          <table:table-cell table:formula="of:=[.D488]+1" office:value-type="float" office:value="482">
            <text:p>482</text:p>
          </table:table-cell>
          <table:table-cell table:number-columns-repeated="9"/>
        </table:table-row>
        <table:table-row table:style-name="ro1">
          <table:table-cell/>
          <table:table-cell table:formula="of:=ROUND([.B489]-([.$I$1]-[.B489]*([.$A$2]/(2*100))/[.$C$3])-[.$K$3]/2;2)" office:value-type="float" office:value="48324.87">
            <text:p>48324.87</text:p>
          </table:table-cell>
          <table:table-cell table:formula="of:=ROUND([.C489]-([.$J$1]-[.C489]*([.$A$2]/(4*100))/[.$C$3])-[.$K$3]/4;2)" office:value-type="float" office:value="79894.46">
            <text:p>79894.46</text:p>
          </table:table-cell>
          <table:table-cell table:formula="of:=[.D489]+1" office:value-type="float" office:value="483">
            <text:p>483</text:p>
          </table:table-cell>
          <table:table-cell table:number-columns-repeated="9"/>
        </table:table-row>
        <table:table-row table:style-name="ro1">
          <table:table-cell/>
          <table:table-cell table:formula="of:=ROUND([.B490]-([.$I$1]-[.B490]*([.$A$2]/(2*100))/[.$C$3])-[.$K$3]/2;2)" office:value-type="float" office:value="48162.13">
            <text:p>48162.13</text:p>
          </table:table-cell>
          <table:table-cell table:formula="of:=ROUND([.C490]-([.$J$1]-[.C490]*([.$A$2]/(4*100))/[.$C$3])-[.$K$3]/4;2)" office:value-type="float" office:value="79842.68">
            <text:p>79842.68</text:p>
          </table:table-cell>
          <table:table-cell table:formula="of:=[.D490]+1" office:value-type="float" office:value="484">
            <text:p>484</text:p>
          </table:table-cell>
          <table:table-cell table:number-columns-repeated="9"/>
        </table:table-row>
        <table:table-row table:style-name="ro1">
          <table:table-cell/>
          <table:table-cell table:formula="of:=ROUND([.B491]-([.$I$1]-[.B491]*([.$A$2]/(2*100))/[.$C$3])-[.$K$3]/2;2)" office:value-type="float" office:value="47999.08">
            <text:p>47999.08</text:p>
          </table:table-cell>
          <table:table-cell table:formula="of:=ROUND([.C491]-([.$J$1]-[.C491]*([.$A$2]/(4*100))/[.$C$3])-[.$K$3]/4;2)" office:value-type="float" office:value="79790.85">
            <text:p>79790.85</text:p>
          </table:table-cell>
          <table:table-cell table:formula="of:=[.D491]+1" office:value-type="float" office:value="485">
            <text:p>485</text:p>
          </table:table-cell>
          <table:table-cell table:number-columns-repeated="9"/>
        </table:table-row>
        <table:table-row table:style-name="ro1">
          <table:table-cell/>
          <table:table-cell table:formula="of:=ROUND([.B492]-([.$I$1]-[.B492]*([.$A$2]/(2*100))/[.$C$3])-[.$K$3]/2;2)" office:value-type="float" office:value="47835.73">
            <text:p>47835.73</text:p>
          </table:table-cell>
          <table:table-cell table:formula="of:=ROUND([.C492]-([.$J$1]-[.C492]*([.$A$2]/(4*100))/[.$C$3])-[.$K$3]/4;2)" office:value-type="float" office:value="79738.97">
            <text:p>79738.97</text:p>
          </table:table-cell>
          <table:table-cell table:formula="of:=[.D492]+1" office:value-type="float" office:value="486">
            <text:p>486</text:p>
          </table:table-cell>
          <table:table-cell table:number-columns-repeated="9"/>
        </table:table-row>
        <table:table-row table:style-name="ro1">
          <table:table-cell/>
          <table:table-cell table:formula="of:=ROUND([.B493]-([.$I$1]-[.B493]*([.$A$2]/(2*100))/[.$C$3])-[.$K$3]/2;2)" office:value-type="float" office:value="47672.07">
            <text:p>47672.07</text:p>
          </table:table-cell>
          <table:table-cell table:formula="of:=ROUND([.C493]-([.$J$1]-[.C493]*([.$A$2]/(4*100))/[.$C$3])-[.$K$3]/4;2)" office:value-type="float" office:value="79687.05">
            <text:p>79687.05</text:p>
          </table:table-cell>
          <table:table-cell table:formula="of:=[.D493]+1" office:value-type="float" office:value="487">
            <text:p>487</text:p>
          </table:table-cell>
          <table:table-cell table:number-columns-repeated="9"/>
        </table:table-row>
        <table:table-row table:style-name="ro1">
          <table:table-cell/>
          <table:table-cell table:formula="of:=ROUND([.B494]-([.$I$1]-[.B494]*([.$A$2]/(2*100))/[.$C$3])-[.$K$3]/2;2)" office:value-type="float" office:value="47508.11">
            <text:p>47508.11</text:p>
          </table:table-cell>
          <table:table-cell table:formula="of:=ROUND([.C494]-([.$J$1]-[.C494]*([.$A$2]/(4*100))/[.$C$3])-[.$K$3]/4;2)" office:value-type="float" office:value="79635.08">
            <text:p>79635.08</text:p>
          </table:table-cell>
          <table:table-cell table:formula="of:=[.D494]+1" office:value-type="float" office:value="488">
            <text:p>488</text:p>
          </table:table-cell>
          <table:table-cell table:number-columns-repeated="9"/>
        </table:table-row>
        <table:table-row table:style-name="ro1">
          <table:table-cell/>
          <table:table-cell table:formula="of:=ROUND([.B495]-([.$I$1]-[.B495]*([.$A$2]/(2*100))/[.$C$3])-[.$K$3]/2;2)" office:value-type="float" office:value="47343.84">
            <text:p>47343.84</text:p>
          </table:table-cell>
          <table:table-cell table:formula="of:=ROUND([.C495]-([.$J$1]-[.C495]*([.$A$2]/(4*100))/[.$C$3])-[.$K$3]/4;2)" office:value-type="float" office:value="79583.06">
            <text:p>79583.06</text:p>
          </table:table-cell>
          <table:table-cell table:formula="of:=[.D495]+1" office:value-type="float" office:value="489">
            <text:p>489</text:p>
          </table:table-cell>
          <table:table-cell table:number-columns-repeated="9"/>
        </table:table-row>
        <table:table-row table:style-name="ro1">
          <table:table-cell/>
          <table:table-cell table:formula="of:=ROUND([.B496]-([.$I$1]-[.B496]*([.$A$2]/(2*100))/[.$C$3])-[.$K$3]/2;2)" office:value-type="float" office:value="47179.26">
            <text:p>47179.26</text:p>
          </table:table-cell>
          <table:table-cell table:formula="of:=ROUND([.C496]-([.$J$1]-[.C496]*([.$A$2]/(4*100))/[.$C$3])-[.$K$3]/4;2)" office:value-type="float" office:value="79530.99">
            <text:p>79530.99</text:p>
          </table:table-cell>
          <table:table-cell table:formula="of:=[.D496]+1" office:value-type="float" office:value="490">
            <text:p>490</text:p>
          </table:table-cell>
          <table:table-cell table:number-columns-repeated="9"/>
        </table:table-row>
        <table:table-row table:style-name="ro1">
          <table:table-cell/>
          <table:table-cell table:formula="of:=ROUND([.B497]-([.$I$1]-[.B497]*([.$A$2]/(2*100))/[.$C$3])-[.$K$3]/2;2)" office:value-type="float" office:value="47014.37">
            <text:p>47014.37</text:p>
          </table:table-cell>
          <table:table-cell table:formula="of:=ROUND([.C497]-([.$J$1]-[.C497]*([.$A$2]/(4*100))/[.$C$3])-[.$K$3]/4;2)" office:value-type="float" office:value="79478.87">
            <text:p>79478.87</text:p>
          </table:table-cell>
          <table:table-cell table:formula="of:=[.D497]+1" office:value-type="float" office:value="491">
            <text:p>491</text:p>
          </table:table-cell>
          <table:table-cell table:number-columns-repeated="9"/>
        </table:table-row>
        <table:table-row table:style-name="ro1">
          <table:table-cell/>
          <table:table-cell table:formula="of:=ROUND([.B498]-([.$I$1]-[.B498]*([.$A$2]/(2*100))/[.$C$3])-[.$K$3]/2;2)" office:value-type="float" office:value="46849.17">
            <text:p>46849.17</text:p>
          </table:table-cell>
          <table:table-cell table:formula="of:=ROUND([.C498]-([.$J$1]-[.C498]*([.$A$2]/(4*100))/[.$C$3])-[.$K$3]/4;2)" office:value-type="float" office:value="79426.7">
            <text:p>79426.7</text:p>
          </table:table-cell>
          <table:table-cell table:formula="of:=[.D498]+1" office:value-type="float" office:value="492">
            <text:p>492</text:p>
          </table:table-cell>
          <table:table-cell table:number-columns-repeated="9"/>
        </table:table-row>
        <table:table-row table:style-name="ro1">
          <table:table-cell/>
          <table:table-cell table:formula="of:=ROUND([.B499]-([.$I$1]-[.B499]*([.$A$2]/(2*100))/[.$C$3])-[.$K$3]/2;2)" office:value-type="float" office:value="46683.66">
            <text:p>46683.66</text:p>
          </table:table-cell>
          <table:table-cell table:formula="of:=ROUND([.C499]-([.$J$1]-[.C499]*([.$A$2]/(4*100))/[.$C$3])-[.$K$3]/4;2)" office:value-type="float" office:value="79374.48">
            <text:p>79374.48</text:p>
          </table:table-cell>
          <table:table-cell table:formula="of:=[.D499]+1" office:value-type="float" office:value="493">
            <text:p>493</text:p>
          </table:table-cell>
          <table:table-cell table:number-columns-repeated="9"/>
        </table:table-row>
        <table:table-row table:style-name="ro1">
          <table:table-cell/>
          <table:table-cell table:formula="of:=ROUND([.B500]-([.$I$1]-[.B500]*([.$A$2]/(2*100))/[.$C$3])-[.$K$3]/2;2)" office:value-type="float" office:value="46517.84">
            <text:p>46517.84</text:p>
          </table:table-cell>
          <table:table-cell table:formula="of:=ROUND([.C500]-([.$J$1]-[.C500]*([.$A$2]/(4*100))/[.$C$3])-[.$K$3]/4;2)" office:value-type="float" office:value="79322.21">
            <text:p>79322.21</text:p>
          </table:table-cell>
          <table:table-cell table:formula="of:=[.D500]+1" office:value-type="float" office:value="494">
            <text:p>494</text:p>
          </table:table-cell>
          <table:table-cell table:number-columns-repeated="9"/>
        </table:table-row>
        <table:table-row table:style-name="ro1">
          <table:table-cell/>
          <table:table-cell table:formula="of:=ROUND([.B501]-([.$I$1]-[.B501]*([.$A$2]/(2*100))/[.$C$3])-[.$K$3]/2;2)" office:value-type="float" office:value="46351.71">
            <text:p>46351.71</text:p>
          </table:table-cell>
          <table:table-cell table:formula="of:=ROUND([.C501]-([.$J$1]-[.C501]*([.$A$2]/(4*100))/[.$C$3])-[.$K$3]/4;2)" office:value-type="float" office:value="79269.89">
            <text:p>79269.89</text:p>
          </table:table-cell>
          <table:table-cell table:formula="of:=[.D501]+1" office:value-type="float" office:value="495">
            <text:p>495</text:p>
          </table:table-cell>
          <table:table-cell table:number-columns-repeated="9"/>
        </table:table-row>
        <table:table-row table:style-name="ro1">
          <table:table-cell/>
          <table:table-cell table:formula="of:=ROUND([.B502]-([.$I$1]-[.B502]*([.$A$2]/(2*100))/[.$C$3])-[.$K$3]/2;2)" office:value-type="float" office:value="46185.27">
            <text:p>46185.27</text:p>
          </table:table-cell>
          <table:table-cell table:formula="of:=ROUND([.C502]-([.$J$1]-[.C502]*([.$A$2]/(4*100))/[.$C$3])-[.$K$3]/4;2)" office:value-type="float" office:value="79217.53">
            <text:p>79217.53</text:p>
          </table:table-cell>
          <table:table-cell table:formula="of:=[.D502]+1" office:value-type="float" office:value="496">
            <text:p>496</text:p>
          </table:table-cell>
          <table:table-cell table:number-columns-repeated="9"/>
        </table:table-row>
        <table:table-row table:style-name="ro1">
          <table:table-cell/>
          <table:table-cell table:formula="of:=ROUND([.B503]-([.$I$1]-[.B503]*([.$A$2]/(2*100))/[.$C$3])-[.$K$3]/2;2)" office:value-type="float" office:value="46018.52">
            <text:p>46018.52</text:p>
          </table:table-cell>
          <table:table-cell table:formula="of:=ROUND([.C503]-([.$J$1]-[.C503]*([.$A$2]/(4*100))/[.$C$3])-[.$K$3]/4;2)" office:value-type="float" office:value="79165.12">
            <text:p>79165.12</text:p>
          </table:table-cell>
          <table:table-cell table:formula="of:=[.D503]+1" office:value-type="float" office:value="497">
            <text:p>497</text:p>
          </table:table-cell>
          <table:table-cell table:number-columns-repeated="9"/>
        </table:table-row>
        <table:table-row table:style-name="ro1">
          <table:table-cell/>
          <table:table-cell table:formula="of:=ROUND([.B504]-([.$I$1]-[.B504]*([.$A$2]/(2*100))/[.$C$3])-[.$K$3]/2;2)" office:value-type="float" office:value="45851.45">
            <text:p>45851.45</text:p>
          </table:table-cell>
          <table:table-cell table:formula="of:=ROUND([.C504]-([.$J$1]-[.C504]*([.$A$2]/(4*100))/[.$C$3])-[.$K$3]/4;2)" office:value-type="float" office:value="79112.66">
            <text:p>79112.66</text:p>
          </table:table-cell>
          <table:table-cell table:formula="of:=[.D504]+1" office:value-type="float" office:value="498">
            <text:p>498</text:p>
          </table:table-cell>
          <table:table-cell table:number-columns-repeated="9"/>
        </table:table-row>
        <table:table-row table:style-name="ro1">
          <table:table-cell/>
          <table:table-cell table:formula="of:=ROUND([.B505]-([.$I$1]-[.B505]*([.$A$2]/(2*100))/[.$C$3])-[.$K$3]/2;2)" office:value-type="float" office:value="45684.07">
            <text:p>45684.07</text:p>
          </table:table-cell>
          <table:table-cell table:formula="of:=ROUND([.C505]-([.$J$1]-[.C505]*([.$A$2]/(4*100))/[.$C$3])-[.$K$3]/4;2)" office:value-type="float" office:value="79060.15">
            <text:p>79060.15</text:p>
          </table:table-cell>
          <table:table-cell table:formula="of:=[.D505]+1" office:value-type="float" office:value="499">
            <text:p>499</text:p>
          </table:table-cell>
          <table:table-cell table:number-columns-repeated="9"/>
        </table:table-row>
        <table:table-row table:style-name="ro1">
          <table:table-cell/>
          <table:table-cell table:formula="of:=ROUND([.B506]-([.$I$1]-[.B506]*([.$A$2]/(2*100))/[.$C$3])-[.$K$3]/2;2)" office:value-type="float" office:value="45516.38">
            <text:p>45516.38</text:p>
          </table:table-cell>
          <table:table-cell table:formula="of:=ROUND([.C506]-([.$J$1]-[.C506]*([.$A$2]/(4*100))/[.$C$3])-[.$K$3]/4;2)" office:value-type="float" office:value="79007.59">
            <text:p>79007.59</text:p>
          </table:table-cell>
          <table:table-cell table:formula="of:=[.D506]+1" office:value-type="float" office:value="500">
            <text:p>500</text:p>
          </table:table-cell>
          <table:table-cell table:number-columns-repeated="9"/>
        </table:table-row>
        <table:table-row table:style-name="ro1">
          <table:table-cell/>
          <table:table-cell table:formula="of:=ROUND([.B507]-([.$I$1]-[.B507]*([.$A$2]/(2*100))/[.$C$3])-[.$K$3]/2;2)" office:value-type="float" office:value="45348.37">
            <text:p>45348.37</text:p>
          </table:table-cell>
          <table:table-cell table:formula="of:=ROUND([.C507]-([.$J$1]-[.C507]*([.$A$2]/(4*100))/[.$C$3])-[.$K$3]/4;2)" office:value-type="float" office:value="78954.98">
            <text:p>78954.98</text:p>
          </table:table-cell>
          <table:table-cell table:formula="of:=[.D507]+1" office:value-type="float" office:value="501">
            <text:p>501</text:p>
          </table:table-cell>
          <table:table-cell table:number-columns-repeated="9"/>
        </table:table-row>
        <table:table-row table:style-name="ro1">
          <table:table-cell/>
          <table:table-cell table:formula="of:=ROUND([.B508]-([.$I$1]-[.B508]*([.$A$2]/(2*100))/[.$C$3])-[.$K$3]/2;2)" office:value-type="float" office:value="45180.05">
            <text:p>45180.05</text:p>
          </table:table-cell>
          <table:table-cell table:formula="of:=ROUND([.C508]-([.$J$1]-[.C508]*([.$A$2]/(4*100))/[.$C$3])-[.$K$3]/4;2)" office:value-type="float" office:value="78902.32">
            <text:p>78902.32</text:p>
          </table:table-cell>
          <table:table-cell table:formula="of:=[.D508]+1" office:value-type="float" office:value="502">
            <text:p>502</text:p>
          </table:table-cell>
          <table:table-cell table:number-columns-repeated="9"/>
        </table:table-row>
        <table:table-row table:style-name="ro1">
          <table:table-cell/>
          <table:table-cell table:formula="of:=ROUND([.B509]-([.$I$1]-[.B509]*([.$A$2]/(2*100))/[.$C$3])-[.$K$3]/2;2)" office:value-type="float" office:value="45011.41">
            <text:p>45011.41</text:p>
          </table:table-cell>
          <table:table-cell table:formula="of:=ROUND([.C509]-([.$J$1]-[.C509]*([.$A$2]/(4*100))/[.$C$3])-[.$K$3]/4;2)" office:value-type="float" office:value="78849.61">
            <text:p>78849.61</text:p>
          </table:table-cell>
          <table:table-cell table:formula="of:=[.D509]+1" office:value-type="float" office:value="503">
            <text:p>503</text:p>
          </table:table-cell>
          <table:table-cell table:number-columns-repeated="9"/>
        </table:table-row>
        <table:table-row table:style-name="ro1">
          <table:table-cell/>
          <table:table-cell table:formula="of:=ROUND([.B510]-([.$I$1]-[.B510]*([.$A$2]/(2*100))/[.$C$3])-[.$K$3]/2;2)" office:value-type="float" office:value="44842.46">
            <text:p>44842.46</text:p>
          </table:table-cell>
          <table:table-cell table:formula="of:=ROUND([.C510]-([.$J$1]-[.C510]*([.$A$2]/(4*100))/[.$C$3])-[.$K$3]/4;2)" office:value-type="float" office:value="78796.85">
            <text:p>78796.85</text:p>
          </table:table-cell>
          <table:table-cell table:formula="of:=[.D510]+1" office:value-type="float" office:value="504">
            <text:p>504</text:p>
          </table:table-cell>
          <table:table-cell table:number-columns-repeated="9"/>
        </table:table-row>
        <table:table-row table:style-name="ro1">
          <table:table-cell/>
          <table:table-cell table:formula="of:=ROUND([.B511]-([.$I$1]-[.B511]*([.$A$2]/(2*100))/[.$C$3])-[.$K$3]/2;2)" office:value-type="float" office:value="44673.19">
            <text:p>44673.19</text:p>
          </table:table-cell>
          <table:table-cell table:formula="of:=ROUND([.C511]-([.$J$1]-[.C511]*([.$A$2]/(4*100))/[.$C$3])-[.$K$3]/4;2)" office:value-type="float" office:value="78744.04">
            <text:p>78744.04</text:p>
          </table:table-cell>
          <table:table-cell table:formula="of:=[.D511]+1" office:value-type="float" office:value="505">
            <text:p>505</text:p>
          </table:table-cell>
          <table:table-cell table:number-columns-repeated="9"/>
        </table:table-row>
        <table:table-row table:style-name="ro1">
          <table:table-cell/>
          <table:table-cell table:formula="of:=ROUND([.B512]-([.$I$1]-[.B512]*([.$A$2]/(2*100))/[.$C$3])-[.$K$3]/2;2)" office:value-type="float" office:value="44503.6">
            <text:p>44503.6</text:p>
          </table:table-cell>
          <table:table-cell table:formula="of:=ROUND([.C512]-([.$J$1]-[.C512]*([.$A$2]/(4*100))/[.$C$3])-[.$K$3]/4;2)" office:value-type="float" office:value="78691.18">
            <text:p>78691.18</text:p>
          </table:table-cell>
          <table:table-cell table:formula="of:=[.D512]+1" office:value-type="float" office:value="506">
            <text:p>506</text:p>
          </table:table-cell>
          <table:table-cell table:number-columns-repeated="9"/>
        </table:table-row>
        <table:table-row table:style-name="ro1">
          <table:table-cell/>
          <table:table-cell table:formula="of:=ROUND([.B513]-([.$I$1]-[.B513]*([.$A$2]/(2*100))/[.$C$3])-[.$K$3]/2;2)" office:value-type="float" office:value="44333.69">
            <text:p>44333.69</text:p>
          </table:table-cell>
          <table:table-cell table:formula="of:=ROUND([.C513]-([.$J$1]-[.C513]*([.$A$2]/(4*100))/[.$C$3])-[.$K$3]/4;2)" office:value-type="float" office:value="78638.27">
            <text:p>78638.27</text:p>
          </table:table-cell>
          <table:table-cell table:formula="of:=[.D513]+1" office:value-type="float" office:value="507">
            <text:p>507</text:p>
          </table:table-cell>
          <table:table-cell table:number-columns-repeated="9"/>
        </table:table-row>
        <table:table-row table:style-name="ro1">
          <table:table-cell/>
          <table:table-cell table:formula="of:=ROUND([.B514]-([.$I$1]-[.B514]*([.$A$2]/(2*100))/[.$C$3])-[.$K$3]/2;2)" office:value-type="float" office:value="44163.47">
            <text:p>44163.47</text:p>
          </table:table-cell>
          <table:table-cell table:formula="of:=ROUND([.C514]-([.$J$1]-[.C514]*([.$A$2]/(4*100))/[.$C$3])-[.$K$3]/4;2)" office:value-type="float" office:value="78585.31">
            <text:p>78585.31</text:p>
          </table:table-cell>
          <table:table-cell table:formula="of:=[.D514]+1" office:value-type="float" office:value="508">
            <text:p>508</text:p>
          </table:table-cell>
          <table:table-cell table:number-columns-repeated="9"/>
        </table:table-row>
        <table:table-row table:style-name="ro1">
          <table:table-cell/>
          <table:table-cell table:formula="of:=ROUND([.B515]-([.$I$1]-[.B515]*([.$A$2]/(2*100))/[.$C$3])-[.$K$3]/2;2)" office:value-type="float" office:value="43992.93">
            <text:p>43992.93</text:p>
          </table:table-cell>
          <table:table-cell table:formula="of:=ROUND([.C515]-([.$J$1]-[.C515]*([.$A$2]/(4*100))/[.$C$3])-[.$K$3]/4;2)" office:value-type="float" office:value="78532.3">
            <text:p>78532.3</text:p>
          </table:table-cell>
          <table:table-cell table:formula="of:=[.D515]+1" office:value-type="float" office:value="509">
            <text:p>509</text:p>
          </table:table-cell>
          <table:table-cell table:number-columns-repeated="9"/>
        </table:table-row>
        <table:table-row table:style-name="ro1">
          <table:table-cell/>
          <table:table-cell table:formula="of:=ROUND([.B516]-([.$I$1]-[.B516]*([.$A$2]/(2*100))/[.$C$3])-[.$K$3]/2;2)" office:value-type="float" office:value="43822.07">
            <text:p>43822.07</text:p>
          </table:table-cell>
          <table:table-cell table:formula="of:=ROUND([.C516]-([.$J$1]-[.C516]*([.$A$2]/(4*100))/[.$C$3])-[.$K$3]/4;2)" office:value-type="float" office:value="78479.24">
            <text:p>78479.24</text:p>
          </table:table-cell>
          <table:table-cell table:formula="of:=[.D516]+1" office:value-type="float" office:value="510">
            <text:p>510</text:p>
          </table:table-cell>
          <table:table-cell table:number-columns-repeated="9"/>
        </table:table-row>
        <table:table-row table:style-name="ro1">
          <table:table-cell/>
          <table:table-cell table:formula="of:=ROUND([.B517]-([.$I$1]-[.B517]*([.$A$2]/(2*100))/[.$C$3])-[.$K$3]/2;2)" office:value-type="float" office:value="43650.89">
            <text:p>43650.89</text:p>
          </table:table-cell>
          <table:table-cell table:formula="of:=ROUND([.C517]-([.$J$1]-[.C517]*([.$A$2]/(4*100))/[.$C$3])-[.$K$3]/4;2)" office:value-type="float" office:value="78426.13">
            <text:p>78426.13</text:p>
          </table:table-cell>
          <table:table-cell table:formula="of:=[.D517]+1" office:value-type="float" office:value="511">
            <text:p>511</text:p>
          </table:table-cell>
          <table:table-cell table:number-columns-repeated="9"/>
        </table:table-row>
        <table:table-row table:style-name="ro1">
          <table:table-cell/>
          <table:table-cell table:formula="of:=ROUND([.B518]-([.$I$1]-[.B518]*([.$A$2]/(2*100))/[.$C$3])-[.$K$3]/2;2)" office:value-type="float" office:value="43479.39">
            <text:p>43479.39</text:p>
          </table:table-cell>
          <table:table-cell table:formula="of:=ROUND([.C518]-([.$J$1]-[.C518]*([.$A$2]/(4*100))/[.$C$3])-[.$K$3]/4;2)" office:value-type="float" office:value="78372.97">
            <text:p>78372.97</text:p>
          </table:table-cell>
          <table:table-cell table:formula="of:=[.D518]+1" office:value-type="float" office:value="512">
            <text:p>512</text:p>
          </table:table-cell>
          <table:table-cell table:number-columns-repeated="9"/>
        </table:table-row>
        <table:table-row table:style-name="ro1">
          <table:table-cell/>
          <table:table-cell table:formula="of:=ROUND([.B519]-([.$I$1]-[.B519]*([.$A$2]/(2*100))/[.$C$3])-[.$K$3]/2;2)" office:value-type="float" office:value="43307.56">
            <text:p>43307.56</text:p>
          </table:table-cell>
          <table:table-cell table:formula="of:=ROUND([.C519]-([.$J$1]-[.C519]*([.$A$2]/(4*100))/[.$C$3])-[.$K$3]/4;2)" office:value-type="float" office:value="78319.76">
            <text:p>78319.76</text:p>
          </table:table-cell>
          <table:table-cell table:formula="of:=[.D519]+1" office:value-type="float" office:value="513">
            <text:p>513</text:p>
          </table:table-cell>
          <table:table-cell table:number-columns-repeated="9"/>
        </table:table-row>
        <table:table-row table:style-name="ro1">
          <table:table-cell/>
          <table:table-cell table:formula="of:=ROUND([.B520]-([.$I$1]-[.B520]*([.$A$2]/(2*100))/[.$C$3])-[.$K$3]/2;2)" office:value-type="float" office:value="43135.41">
            <text:p>43135.41</text:p>
          </table:table-cell>
          <table:table-cell table:formula="of:=ROUND([.C520]-([.$J$1]-[.C520]*([.$A$2]/(4*100))/[.$C$3])-[.$K$3]/4;2)" office:value-type="float" office:value="78266.5">
            <text:p>78266.5</text:p>
          </table:table-cell>
          <table:table-cell table:formula="of:=[.D520]+1" office:value-type="float" office:value="514">
            <text:p>514</text:p>
          </table:table-cell>
          <table:table-cell table:number-columns-repeated="9"/>
        </table:table-row>
        <table:table-row table:style-name="ro1">
          <table:table-cell/>
          <table:table-cell table:formula="of:=ROUND([.B521]-([.$I$1]-[.B521]*([.$A$2]/(2*100))/[.$C$3])-[.$K$3]/2;2)" office:value-type="float" office:value="42962.94">
            <text:p>42962.94</text:p>
          </table:table-cell>
          <table:table-cell table:formula="of:=ROUND([.C521]-([.$J$1]-[.C521]*([.$A$2]/(4*100))/[.$C$3])-[.$K$3]/4;2)" office:value-type="float" office:value="78213.19">
            <text:p>78213.19</text:p>
          </table:table-cell>
          <table:table-cell table:formula="of:=[.D521]+1" office:value-type="float" office:value="515">
            <text:p>515</text:p>
          </table:table-cell>
          <table:table-cell table:number-columns-repeated="9"/>
        </table:table-row>
        <table:table-row table:style-name="ro1">
          <table:table-cell/>
          <table:table-cell table:formula="of:=ROUND([.B522]-([.$I$1]-[.B522]*([.$A$2]/(2*100))/[.$C$3])-[.$K$3]/2;2)" office:value-type="float" office:value="42790.15">
            <text:p>42790.15</text:p>
          </table:table-cell>
          <table:table-cell table:formula="of:=ROUND([.C522]-([.$J$1]-[.C522]*([.$A$2]/(4*100))/[.$C$3])-[.$K$3]/4;2)" office:value-type="float" office:value="78159.83">
            <text:p>78159.83</text:p>
          </table:table-cell>
          <table:table-cell table:formula="of:=[.D522]+1" office:value-type="float" office:value="516">
            <text:p>516</text:p>
          </table:table-cell>
          <table:table-cell table:number-columns-repeated="9"/>
        </table:table-row>
        <table:table-row table:style-name="ro1">
          <table:table-cell/>
          <table:table-cell table:formula="of:=ROUND([.B523]-([.$I$1]-[.B523]*([.$A$2]/(2*100))/[.$C$3])-[.$K$3]/2;2)" office:value-type="float" office:value="42617.03">
            <text:p>42617.03</text:p>
          </table:table-cell>
          <table:table-cell table:formula="of:=ROUND([.C523]-([.$J$1]-[.C523]*([.$A$2]/(4*100))/[.$C$3])-[.$K$3]/4;2)" office:value-type="float" office:value="78106.42">
            <text:p>78106.42</text:p>
          </table:table-cell>
          <table:table-cell table:formula="of:=[.D523]+1" office:value-type="float" office:value="517">
            <text:p>517</text:p>
          </table:table-cell>
          <table:table-cell table:number-columns-repeated="9"/>
        </table:table-row>
        <table:table-row table:style-name="ro1">
          <table:table-cell/>
          <table:table-cell table:formula="of:=ROUND([.B524]-([.$I$1]-[.B524]*([.$A$2]/(2*100))/[.$C$3])-[.$K$3]/2;2)" office:value-type="float" office:value="42443.59">
            <text:p>42443.59</text:p>
          </table:table-cell>
          <table:table-cell table:formula="of:=ROUND([.C524]-([.$J$1]-[.C524]*([.$A$2]/(4*100))/[.$C$3])-[.$K$3]/4;2)" office:value-type="float" office:value="78052.96">
            <text:p>78052.96</text:p>
          </table:table-cell>
          <table:table-cell table:formula="of:=[.D524]+1" office:value-type="float" office:value="518">
            <text:p>518</text:p>
          </table:table-cell>
          <table:table-cell table:number-columns-repeated="9"/>
        </table:table-row>
        <table:table-row table:style-name="ro1">
          <table:table-cell/>
          <table:table-cell table:formula="of:=ROUND([.B525]-([.$I$1]-[.B525]*([.$A$2]/(2*100))/[.$C$3])-[.$K$3]/2;2)" office:value-type="float" office:value="42269.82">
            <text:p>42269.82</text:p>
          </table:table-cell>
          <table:table-cell table:formula="of:=ROUND([.C525]-([.$J$1]-[.C525]*([.$A$2]/(4*100))/[.$C$3])-[.$K$3]/4;2)" office:value-type="float" office:value="77999.45">
            <text:p>77999.45</text:p>
          </table:table-cell>
          <table:table-cell table:formula="of:=[.D525]+1" office:value-type="float" office:value="519">
            <text:p>519</text:p>
          </table:table-cell>
          <table:table-cell table:number-columns-repeated="9"/>
        </table:table-row>
        <table:table-row table:style-name="ro1">
          <table:table-cell/>
          <table:table-cell table:formula="of:=ROUND([.B526]-([.$I$1]-[.B526]*([.$A$2]/(2*100))/[.$C$3])-[.$K$3]/2;2)" office:value-type="float" office:value="42095.73">
            <text:p>42095.73</text:p>
          </table:table-cell>
          <table:table-cell table:formula="of:=ROUND([.C526]-([.$J$1]-[.C526]*([.$A$2]/(4*100))/[.$C$3])-[.$K$3]/4;2)" office:value-type="float" office:value="77945.89">
            <text:p>77945.89</text:p>
          </table:table-cell>
          <table:table-cell table:formula="of:=[.D526]+1" office:value-type="float" office:value="520">
            <text:p>520</text:p>
          </table:table-cell>
          <table:table-cell table:number-columns-repeated="9"/>
        </table:table-row>
        <table:table-row table:style-name="ro1">
          <table:table-cell/>
          <table:table-cell table:formula="of:=ROUND([.B527]-([.$I$1]-[.B527]*([.$A$2]/(2*100))/[.$C$3])-[.$K$3]/2;2)" office:value-type="float" office:value="41921.31">
            <text:p>41921.31</text:p>
          </table:table-cell>
          <table:table-cell table:formula="of:=ROUND([.C527]-([.$J$1]-[.C527]*([.$A$2]/(4*100))/[.$C$3])-[.$K$3]/4;2)" office:value-type="float" office:value="77892.28">
            <text:p>77892.28</text:p>
          </table:table-cell>
          <table:table-cell table:formula="of:=[.D527]+1" office:value-type="float" office:value="521">
            <text:p>521</text:p>
          </table:table-cell>
          <table:table-cell table:number-columns-repeated="9"/>
        </table:table-row>
        <table:table-row table:style-name="ro1">
          <table:table-cell/>
          <table:table-cell table:formula="of:=ROUND([.B528]-([.$I$1]-[.B528]*([.$A$2]/(2*100))/[.$C$3])-[.$K$3]/2;2)" office:value-type="float" office:value="41746.56">
            <text:p>41746.56</text:p>
          </table:table-cell>
          <table:table-cell table:formula="of:=ROUND([.C528]-([.$J$1]-[.C528]*([.$A$2]/(4*100))/[.$C$3])-[.$K$3]/4;2)" office:value-type="float" office:value="77838.62">
            <text:p>77838.62</text:p>
          </table:table-cell>
          <table:table-cell table:formula="of:=[.D528]+1" office:value-type="float" office:value="522">
            <text:p>522</text:p>
          </table:table-cell>
          <table:table-cell table:number-columns-repeated="9"/>
        </table:table-row>
        <table:table-row table:style-name="ro1">
          <table:table-cell/>
          <table:table-cell table:formula="of:=ROUND([.B529]-([.$I$1]-[.B529]*([.$A$2]/(2*100))/[.$C$3])-[.$K$3]/2;2)" office:value-type="float" office:value="41571.48">
            <text:p>41571.48</text:p>
          </table:table-cell>
          <table:table-cell table:formula="of:=ROUND([.C529]-([.$J$1]-[.C529]*([.$A$2]/(4*100))/[.$C$3])-[.$K$3]/4;2)" office:value-type="float" office:value="77784.91">
            <text:p>77784.91</text:p>
          </table:table-cell>
          <table:table-cell table:formula="of:=[.D529]+1" office:value-type="float" office:value="523">
            <text:p>523</text:p>
          </table:table-cell>
          <table:table-cell table:number-columns-repeated="9"/>
        </table:table-row>
        <table:table-row table:style-name="ro1">
          <table:table-cell/>
          <table:table-cell table:formula="of:=ROUND([.B530]-([.$I$1]-[.B530]*([.$A$2]/(2*100))/[.$C$3])-[.$K$3]/2;2)" office:value-type="float" office:value="41396.08">
            <text:p>41396.08</text:p>
          </table:table-cell>
          <table:table-cell table:formula="of:=ROUND([.C530]-([.$J$1]-[.C530]*([.$A$2]/(4*100))/[.$C$3])-[.$K$3]/4;2)" office:value-type="float" office:value="77731.15">
            <text:p>77731.15</text:p>
          </table:table-cell>
          <table:table-cell table:formula="of:=[.D530]+1" office:value-type="float" office:value="524">
            <text:p>524</text:p>
          </table:table-cell>
          <table:table-cell table:number-columns-repeated="9"/>
        </table:table-row>
        <table:table-row table:style-name="ro1">
          <table:table-cell/>
          <table:table-cell table:formula="of:=ROUND([.B531]-([.$I$1]-[.B531]*([.$A$2]/(2*100))/[.$C$3])-[.$K$3]/2;2)" office:value-type="float" office:value="41220.35">
            <text:p>41220.35</text:p>
          </table:table-cell>
          <table:table-cell table:formula="of:=ROUND([.C531]-([.$J$1]-[.C531]*([.$A$2]/(4*100))/[.$C$3])-[.$K$3]/4;2)" office:value-type="float" office:value="77677.34">
            <text:p>77677.34</text:p>
          </table:table-cell>
          <table:table-cell table:formula="of:=[.D531]+1" office:value-type="float" office:value="525">
            <text:p>525</text:p>
          </table:table-cell>
          <table:table-cell table:number-columns-repeated="9"/>
        </table:table-row>
        <table:table-row table:style-name="ro1">
          <table:table-cell/>
          <table:table-cell table:formula="of:=ROUND([.B532]-([.$I$1]-[.B532]*([.$A$2]/(2*100))/[.$C$3])-[.$K$3]/2;2)" office:value-type="float" office:value="41044.29">
            <text:p>41044.29</text:p>
          </table:table-cell>
          <table:table-cell table:formula="of:=ROUND([.C532]-([.$J$1]-[.C532]*([.$A$2]/(4*100))/[.$C$3])-[.$K$3]/4;2)" office:value-type="float" office:value="77623.48">
            <text:p>77623.48</text:p>
          </table:table-cell>
          <table:table-cell table:formula="of:=[.D532]+1" office:value-type="float" office:value="526">
            <text:p>526</text:p>
          </table:table-cell>
          <table:table-cell table:number-columns-repeated="9"/>
        </table:table-row>
        <table:table-row table:style-name="ro1">
          <table:table-cell/>
          <table:table-cell table:formula="of:=ROUND([.B533]-([.$I$1]-[.B533]*([.$A$2]/(2*100))/[.$C$3])-[.$K$3]/2;2)" office:value-type="float" office:value="40867.9">
            <text:p>40867.9</text:p>
          </table:table-cell>
          <table:table-cell table:formula="of:=ROUND([.C533]-([.$J$1]-[.C533]*([.$A$2]/(4*100))/[.$C$3])-[.$K$3]/4;2)" office:value-type="float" office:value="77569.57">
            <text:p>77569.57</text:p>
          </table:table-cell>
          <table:table-cell table:formula="of:=[.D533]+1" office:value-type="float" office:value="527">
            <text:p>527</text:p>
          </table:table-cell>
          <table:table-cell table:number-columns-repeated="9"/>
        </table:table-row>
        <table:table-row table:style-name="ro1">
          <table:table-cell/>
          <table:table-cell table:formula="of:=ROUND([.B534]-([.$I$1]-[.B534]*([.$A$2]/(2*100))/[.$C$3])-[.$K$3]/2;2)" office:value-type="float" office:value="40691.18">
            <text:p>40691.18</text:p>
          </table:table-cell>
          <table:table-cell table:formula="of:=ROUND([.C534]-([.$J$1]-[.C534]*([.$A$2]/(4*100))/[.$C$3])-[.$K$3]/4;2)" office:value-type="float" office:value="77515.61">
            <text:p>77515.61</text:p>
          </table:table-cell>
          <table:table-cell table:formula="of:=[.D534]+1" office:value-type="float" office:value="528">
            <text:p>528</text:p>
          </table:table-cell>
          <table:table-cell table:number-columns-repeated="9"/>
        </table:table-row>
        <table:table-row table:style-name="ro1">
          <table:table-cell/>
          <table:table-cell table:formula="of:=ROUND([.B535]-([.$I$1]-[.B535]*([.$A$2]/(2*100))/[.$C$3])-[.$K$3]/2;2)" office:value-type="float" office:value="40514.13">
            <text:p>40514.13</text:p>
          </table:table-cell>
          <table:table-cell table:formula="of:=ROUND([.C535]-([.$J$1]-[.C535]*([.$A$2]/(4*100))/[.$C$3])-[.$K$3]/4;2)" office:value-type="float" office:value="77461.6">
            <text:p>77461.6</text:p>
          </table:table-cell>
          <table:table-cell table:formula="of:=[.D535]+1" office:value-type="float" office:value="529">
            <text:p>529</text:p>
          </table:table-cell>
          <table:table-cell table:number-columns-repeated="9"/>
        </table:table-row>
        <table:table-row table:style-name="ro1">
          <table:table-cell/>
          <table:table-cell table:formula="of:=ROUND([.B536]-([.$I$1]-[.B536]*([.$A$2]/(2*100))/[.$C$3])-[.$K$3]/2;2)" office:value-type="float" office:value="40336.74">
            <text:p>40336.74</text:p>
          </table:table-cell>
          <table:table-cell table:formula="of:=ROUND([.C536]-([.$J$1]-[.C536]*([.$A$2]/(4*100))/[.$C$3])-[.$K$3]/4;2)" office:value-type="float" office:value="77407.54">
            <text:p>77407.54</text:p>
          </table:table-cell>
          <table:table-cell table:formula="of:=[.D536]+1" office:value-type="float" office:value="530">
            <text:p>530</text:p>
          </table:table-cell>
          <table:table-cell table:number-columns-repeated="9"/>
        </table:table-row>
        <table:table-row table:style-name="ro1">
          <table:table-cell/>
          <table:table-cell table:formula="of:=ROUND([.B537]-([.$I$1]-[.B537]*([.$A$2]/(2*100))/[.$C$3])-[.$K$3]/2;2)" office:value-type="float" office:value="40159.02">
            <text:p>40159.02</text:p>
          </table:table-cell>
          <table:table-cell table:formula="of:=ROUND([.C537]-([.$J$1]-[.C537]*([.$A$2]/(4*100))/[.$C$3])-[.$K$3]/4;2)" office:value-type="float" office:value="77353.43">
            <text:p>77353.43</text:p>
          </table:table-cell>
          <table:table-cell table:formula="of:=[.D537]+1" office:value-type="float" office:value="531">
            <text:p>531</text:p>
          </table:table-cell>
          <table:table-cell table:number-columns-repeated="9"/>
        </table:table-row>
        <table:table-row table:style-name="ro1">
          <table:table-cell/>
          <table:table-cell table:formula="of:=ROUND([.B538]-([.$I$1]-[.B538]*([.$A$2]/(2*100))/[.$C$3])-[.$K$3]/2;2)" office:value-type="float" office:value="39980.97">
            <text:p>39980.97</text:p>
          </table:table-cell>
          <table:table-cell table:formula="of:=ROUND([.C538]-([.$J$1]-[.C538]*([.$A$2]/(4*100))/[.$C$3])-[.$K$3]/4;2)" office:value-type="float" office:value="77299.27">
            <text:p>77299.27</text:p>
          </table:table-cell>
          <table:table-cell table:formula="of:=[.D538]+1" office:value-type="float" office:value="532">
            <text:p>532</text:p>
          </table:table-cell>
          <table:table-cell table:number-columns-repeated="9"/>
        </table:table-row>
        <table:table-row table:style-name="ro1">
          <table:table-cell/>
          <table:table-cell table:formula="of:=ROUND([.B539]-([.$I$1]-[.B539]*([.$A$2]/(2*100))/[.$C$3])-[.$K$3]/2;2)" office:value-type="float" office:value="39802.58">
            <text:p>39802.58</text:p>
          </table:table-cell>
          <table:table-cell table:formula="of:=ROUND([.C539]-([.$J$1]-[.C539]*([.$A$2]/(4*100))/[.$C$3])-[.$K$3]/4;2)" office:value-type="float" office:value="77245.06">
            <text:p>77245.06</text:p>
          </table:table-cell>
          <table:table-cell table:formula="of:=[.D539]+1" office:value-type="float" office:value="533">
            <text:p>533</text:p>
          </table:table-cell>
          <table:table-cell table:number-columns-repeated="9"/>
        </table:table-row>
        <table:table-row table:style-name="ro1">
          <table:table-cell/>
          <table:table-cell table:formula="of:=ROUND([.B540]-([.$I$1]-[.B540]*([.$A$2]/(2*100))/[.$C$3])-[.$K$3]/2;2)" office:value-type="float" office:value="39623.86">
            <text:p>39623.86</text:p>
          </table:table-cell>
          <table:table-cell table:formula="of:=ROUND([.C540]-([.$J$1]-[.C540]*([.$A$2]/(4*100))/[.$C$3])-[.$K$3]/4;2)" office:value-type="float" office:value="77190.8">
            <text:p>77190.8</text:p>
          </table:table-cell>
          <table:table-cell table:formula="of:=[.D540]+1" office:value-type="float" office:value="534">
            <text:p>534</text:p>
          </table:table-cell>
          <table:table-cell table:number-columns-repeated="9"/>
        </table:table-row>
        <table:table-row table:style-name="ro1">
          <table:table-cell/>
          <table:table-cell table:formula="of:=ROUND([.B541]-([.$I$1]-[.B541]*([.$A$2]/(2*100))/[.$C$3])-[.$K$3]/2;2)" office:value-type="float" office:value="39444.8">
            <text:p>39444.8</text:p>
          </table:table-cell>
          <table:table-cell table:formula="of:=ROUND([.C541]-([.$J$1]-[.C541]*([.$A$2]/(4*100))/[.$C$3])-[.$K$3]/4;2)" office:value-type="float" office:value="77136.49">
            <text:p>77136.49</text:p>
          </table:table-cell>
          <table:table-cell table:formula="of:=[.D541]+1" office:value-type="float" office:value="535">
            <text:p>535</text:p>
          </table:table-cell>
          <table:table-cell table:number-columns-repeated="9"/>
        </table:table-row>
        <table:table-row table:style-name="ro1">
          <table:table-cell/>
          <table:table-cell table:formula="of:=ROUND([.B542]-([.$I$1]-[.B542]*([.$A$2]/(2*100))/[.$C$3])-[.$K$3]/2;2)" office:value-type="float" office:value="39265.41">
            <text:p>39265.41</text:p>
          </table:table-cell>
          <table:table-cell table:formula="of:=ROUND([.C542]-([.$J$1]-[.C542]*([.$A$2]/(4*100))/[.$C$3])-[.$K$3]/4;2)" office:value-type="float" office:value="77082.13">
            <text:p>77082.13</text:p>
          </table:table-cell>
          <table:table-cell table:formula="of:=[.D542]+1" office:value-type="float" office:value="536">
            <text:p>536</text:p>
          </table:table-cell>
          <table:table-cell table:number-columns-repeated="9"/>
        </table:table-row>
        <table:table-row table:style-name="ro1">
          <table:table-cell/>
          <table:table-cell table:formula="of:=ROUND([.B543]-([.$I$1]-[.B543]*([.$A$2]/(2*100))/[.$C$3])-[.$K$3]/2;2)" office:value-type="float" office:value="39085.68">
            <text:p>39085.68</text:p>
          </table:table-cell>
          <table:table-cell table:formula="of:=ROUND([.C543]-([.$J$1]-[.C543]*([.$A$2]/(4*100))/[.$C$3])-[.$K$3]/4;2)" office:value-type="float" office:value="77027.71">
            <text:p>77027.71</text:p>
          </table:table-cell>
          <table:table-cell table:formula="of:=[.D543]+1" office:value-type="float" office:value="537">
            <text:p>537</text:p>
          </table:table-cell>
          <table:table-cell table:number-columns-repeated="9"/>
        </table:table-row>
        <table:table-row table:style-name="ro1">
          <table:table-cell/>
          <table:table-cell table:formula="of:=ROUND([.B544]-([.$I$1]-[.B544]*([.$A$2]/(2*100))/[.$C$3])-[.$K$3]/2;2)" office:value-type="float" office:value="38905.62">
            <text:p>38905.62</text:p>
          </table:table-cell>
          <table:table-cell table:formula="of:=ROUND([.C544]-([.$J$1]-[.C544]*([.$A$2]/(4*100))/[.$C$3])-[.$K$3]/4;2)" office:value-type="float" office:value="76973.24">
            <text:p>76973.24</text:p>
          </table:table-cell>
          <table:table-cell table:formula="of:=[.D544]+1" office:value-type="float" office:value="538">
            <text:p>538</text:p>
          </table:table-cell>
          <table:table-cell table:number-columns-repeated="9"/>
        </table:table-row>
        <table:table-row table:style-name="ro1">
          <table:table-cell/>
          <table:table-cell table:formula="of:=ROUND([.B545]-([.$I$1]-[.B545]*([.$A$2]/(2*100))/[.$C$3])-[.$K$3]/2;2)" office:value-type="float" office:value="38725.22">
            <text:p>38725.22</text:p>
          </table:table-cell>
          <table:table-cell table:formula="of:=ROUND([.C545]-([.$J$1]-[.C545]*([.$A$2]/(4*100))/[.$C$3])-[.$K$3]/4;2)" office:value-type="float" office:value="76918.72">
            <text:p>76918.72</text:p>
          </table:table-cell>
          <table:table-cell table:formula="of:=[.D545]+1" office:value-type="float" office:value="539">
            <text:p>539</text:p>
          </table:table-cell>
          <table:table-cell table:number-columns-repeated="9"/>
        </table:table-row>
        <table:table-row table:style-name="ro1">
          <table:table-cell/>
          <table:table-cell table:formula="of:=ROUND([.B546]-([.$I$1]-[.B546]*([.$A$2]/(2*100))/[.$C$3])-[.$K$3]/2;2)" office:value-type="float" office:value="38544.48">
            <text:p>38544.48</text:p>
          </table:table-cell>
          <table:table-cell table:formula="of:=ROUND([.C546]-([.$J$1]-[.C546]*([.$A$2]/(4*100))/[.$C$3])-[.$K$3]/4;2)" office:value-type="float" office:value="76864.15">
            <text:p>76864.15</text:p>
          </table:table-cell>
          <table:table-cell table:formula="of:=[.D546]+1" office:value-type="float" office:value="540">
            <text:p>540</text:p>
          </table:table-cell>
          <table:table-cell table:number-columns-repeated="9"/>
        </table:table-row>
        <table:table-row table:style-name="ro1">
          <table:table-cell/>
          <table:table-cell table:formula="of:=ROUND([.B547]-([.$I$1]-[.B547]*([.$A$2]/(2*100))/[.$C$3])-[.$K$3]/2;2)" office:value-type="float" office:value="38363.4">
            <text:p>38363.4</text:p>
          </table:table-cell>
          <table:table-cell table:formula="of:=ROUND([.C547]-([.$J$1]-[.C547]*([.$A$2]/(4*100))/[.$C$3])-[.$K$3]/4;2)" office:value-type="float" office:value="76809.53">
            <text:p>76809.53</text:p>
          </table:table-cell>
          <table:table-cell table:formula="of:=[.D547]+1" office:value-type="float" office:value="541">
            <text:p>541</text:p>
          </table:table-cell>
          <table:table-cell table:number-columns-repeated="9"/>
        </table:table-row>
        <table:table-row table:style-name="ro1">
          <table:table-cell/>
          <table:table-cell table:formula="of:=ROUND([.B548]-([.$I$1]-[.B548]*([.$A$2]/(2*100))/[.$C$3])-[.$K$3]/2;2)" office:value-type="float" office:value="38181.98">
            <text:p>38181.98</text:p>
          </table:table-cell>
          <table:table-cell table:formula="of:=ROUND([.C548]-([.$J$1]-[.C548]*([.$A$2]/(4*100))/[.$C$3])-[.$K$3]/4;2)" office:value-type="float" office:value="76754.86">
            <text:p>76754.86</text:p>
          </table:table-cell>
          <table:table-cell table:formula="of:=[.D548]+1" office:value-type="float" office:value="542">
            <text:p>542</text:p>
          </table:table-cell>
          <table:table-cell table:number-columns-repeated="9"/>
        </table:table-row>
        <table:table-row table:style-name="ro1">
          <table:table-cell/>
          <table:table-cell table:formula="of:=ROUND([.B549]-([.$I$1]-[.B549]*([.$A$2]/(2*100))/[.$C$3])-[.$K$3]/2;2)" office:value-type="float" office:value="38000.22">
            <text:p>38000.22</text:p>
          </table:table-cell>
          <table:table-cell table:formula="of:=ROUND([.C549]-([.$J$1]-[.C549]*([.$A$2]/(4*100))/[.$C$3])-[.$K$3]/4;2)" office:value-type="float" office:value="76700.14">
            <text:p>76700.14</text:p>
          </table:table-cell>
          <table:table-cell table:formula="of:=[.D549]+1" office:value-type="float" office:value="543">
            <text:p>543</text:p>
          </table:table-cell>
          <table:table-cell table:number-columns-repeated="9"/>
        </table:table-row>
        <table:table-row table:style-name="ro1">
          <table:table-cell/>
          <table:table-cell table:formula="of:=ROUND([.B550]-([.$I$1]-[.B550]*([.$A$2]/(2*100))/[.$C$3])-[.$K$3]/2;2)" office:value-type="float" office:value="37818.12">
            <text:p>37818.12</text:p>
          </table:table-cell>
          <table:table-cell table:formula="of:=ROUND([.C550]-([.$J$1]-[.C550]*([.$A$2]/(4*100))/[.$C$3])-[.$K$3]/4;2)" office:value-type="float" office:value="76645.37">
            <text:p>76645.37</text:p>
          </table:table-cell>
          <table:table-cell table:formula="of:=[.D550]+1" office:value-type="float" office:value="544">
            <text:p>544</text:p>
          </table:table-cell>
          <table:table-cell table:number-columns-repeated="9"/>
        </table:table-row>
        <table:table-row table:style-name="ro1">
          <table:table-cell/>
          <table:table-cell table:formula="of:=ROUND([.B551]-([.$I$1]-[.B551]*([.$A$2]/(2*100))/[.$C$3])-[.$K$3]/2;2)" office:value-type="float" office:value="37635.68">
            <text:p>37635.68</text:p>
          </table:table-cell>
          <table:table-cell table:formula="of:=ROUND([.C551]-([.$J$1]-[.C551]*([.$A$2]/(4*100))/[.$C$3])-[.$K$3]/4;2)" office:value-type="float" office:value="76590.55">
            <text:p>76590.55</text:p>
          </table:table-cell>
          <table:table-cell table:formula="of:=[.D551]+1" office:value-type="float" office:value="545">
            <text:p>545</text:p>
          </table:table-cell>
          <table:table-cell table:number-columns-repeated="9"/>
        </table:table-row>
        <table:table-row table:style-name="ro1">
          <table:table-cell/>
          <table:table-cell table:formula="of:=ROUND([.B552]-([.$I$1]-[.B552]*([.$A$2]/(2*100))/[.$C$3])-[.$K$3]/2;2)" office:value-type="float" office:value="37452.9">
            <text:p>37452.9</text:p>
          </table:table-cell>
          <table:table-cell table:formula="of:=ROUND([.C552]-([.$J$1]-[.C552]*([.$A$2]/(4*100))/[.$C$3])-[.$K$3]/4;2)" office:value-type="float" office:value="76535.67">
            <text:p>76535.67</text:p>
          </table:table-cell>
          <table:table-cell table:formula="of:=[.D552]+1" office:value-type="float" office:value="546">
            <text:p>546</text:p>
          </table:table-cell>
          <table:table-cell table:number-columns-repeated="9"/>
        </table:table-row>
        <table:table-row table:style-name="ro1">
          <table:table-cell/>
          <table:table-cell table:formula="of:=ROUND([.B553]-([.$I$1]-[.B553]*([.$A$2]/(2*100))/[.$C$3])-[.$K$3]/2;2)" office:value-type="float" office:value="37269.77">
            <text:p>37269.77</text:p>
          </table:table-cell>
          <table:table-cell table:formula="of:=ROUND([.C553]-([.$J$1]-[.C553]*([.$A$2]/(4*100))/[.$C$3])-[.$K$3]/4;2)" office:value-type="float" office:value="76480.74">
            <text:p>76480.74</text:p>
          </table:table-cell>
          <table:table-cell table:formula="of:=[.D553]+1" office:value-type="float" office:value="547">
            <text:p>547</text:p>
          </table:table-cell>
          <table:table-cell table:number-columns-repeated="9"/>
        </table:table-row>
        <table:table-row table:style-name="ro1">
          <table:table-cell/>
          <table:table-cell table:formula="of:=ROUND([.B554]-([.$I$1]-[.B554]*([.$A$2]/(2*100))/[.$C$3])-[.$K$3]/2;2)" office:value-type="float" office:value="37086.3">
            <text:p>37086.3</text:p>
          </table:table-cell>
          <table:table-cell table:formula="of:=ROUND([.C554]-([.$J$1]-[.C554]*([.$A$2]/(4*100))/[.$C$3])-[.$K$3]/4;2)" office:value-type="float" office:value="76425.76">
            <text:p>76425.76</text:p>
          </table:table-cell>
          <table:table-cell table:formula="of:=[.D554]+1" office:value-type="float" office:value="548">
            <text:p>548</text:p>
          </table:table-cell>
          <table:table-cell table:number-columns-repeated="9"/>
        </table:table-row>
        <table:table-row table:style-name="ro1">
          <table:table-cell/>
          <table:table-cell table:formula="of:=ROUND([.B555]-([.$I$1]-[.B555]*([.$A$2]/(2*100))/[.$C$3])-[.$K$3]/2;2)" office:value-type="float" office:value="36902.49">
            <text:p>36902.49</text:p>
          </table:table-cell>
          <table:table-cell table:formula="of:=ROUND([.C555]-([.$J$1]-[.C555]*([.$A$2]/(4*100))/[.$C$3])-[.$K$3]/4;2)" office:value-type="float" office:value="76370.73">
            <text:p>76370.73</text:p>
          </table:table-cell>
          <table:table-cell table:formula="of:=[.D555]+1" office:value-type="float" office:value="549">
            <text:p>549</text:p>
          </table:table-cell>
          <table:table-cell table:number-columns-repeated="9"/>
        </table:table-row>
        <table:table-row table:style-name="ro1">
          <table:table-cell/>
          <table:table-cell table:formula="of:=ROUND([.B556]-([.$I$1]-[.B556]*([.$A$2]/(2*100))/[.$C$3])-[.$K$3]/2;2)" office:value-type="float" office:value="36718.33">
            <text:p>36718.33</text:p>
          </table:table-cell>
          <table:table-cell table:formula="of:=ROUND([.C556]-([.$J$1]-[.C556]*([.$A$2]/(4*100))/[.$C$3])-[.$K$3]/4;2)" office:value-type="float" office:value="76315.65">
            <text:p>76315.65</text:p>
          </table:table-cell>
          <table:table-cell table:formula="of:=[.D556]+1" office:value-type="float" office:value="550">
            <text:p>550</text:p>
          </table:table-cell>
          <table:table-cell table:number-columns-repeated="9"/>
        </table:table-row>
        <table:table-row table:style-name="ro1">
          <table:table-cell/>
          <table:table-cell table:formula="of:=ROUND([.B557]-([.$I$1]-[.B557]*([.$A$2]/(2*100))/[.$C$3])-[.$K$3]/2;2)" office:value-type="float" office:value="36533.83">
            <text:p>36533.83</text:p>
          </table:table-cell>
          <table:table-cell table:formula="of:=ROUND([.C557]-([.$J$1]-[.C557]*([.$A$2]/(4*100))/[.$C$3])-[.$K$3]/4;2)" office:value-type="float" office:value="76260.52">
            <text:p>76260.52</text:p>
          </table:table-cell>
          <table:table-cell table:formula="of:=[.D557]+1" office:value-type="float" office:value="551">
            <text:p>551</text:p>
          </table:table-cell>
          <table:table-cell table:number-columns-repeated="9"/>
        </table:table-row>
        <table:table-row table:style-name="ro1">
          <table:table-cell/>
          <table:table-cell table:formula="of:=ROUND([.B558]-([.$I$1]-[.B558]*([.$A$2]/(2*100))/[.$C$3])-[.$K$3]/2;2)" office:value-type="float" office:value="36348.98">
            <text:p>36348.98</text:p>
          </table:table-cell>
          <table:table-cell table:formula="of:=ROUND([.C558]-([.$J$1]-[.C558]*([.$A$2]/(4*100))/[.$C$3])-[.$K$3]/4;2)" office:value-type="float" office:value="76205.33">
            <text:p>76205.33</text:p>
          </table:table-cell>
          <table:table-cell table:formula="of:=[.D558]+1" office:value-type="float" office:value="552">
            <text:p>552</text:p>
          </table:table-cell>
          <table:table-cell table:number-columns-repeated="9"/>
        </table:table-row>
        <table:table-row table:style-name="ro1">
          <table:table-cell/>
          <table:table-cell table:formula="of:=ROUND([.B559]-([.$I$1]-[.B559]*([.$A$2]/(2*100))/[.$C$3])-[.$K$3]/2;2)" office:value-type="float" office:value="36163.78">
            <text:p>36163.78</text:p>
          </table:table-cell>
          <table:table-cell table:formula="of:=ROUND([.C559]-([.$J$1]-[.C559]*([.$A$2]/(4*100))/[.$C$3])-[.$K$3]/4;2)" office:value-type="float" office:value="76150.09">
            <text:p>76150.09</text:p>
          </table:table-cell>
          <table:table-cell table:formula="of:=[.D559]+1" office:value-type="float" office:value="553">
            <text:p>553</text:p>
          </table:table-cell>
          <table:table-cell table:number-columns-repeated="9"/>
        </table:table-row>
        <table:table-row table:style-name="ro1">
          <table:table-cell/>
          <table:table-cell table:formula="of:=ROUND([.B560]-([.$I$1]-[.B560]*([.$A$2]/(2*100))/[.$C$3])-[.$K$3]/2;2)" office:value-type="float" office:value="35978.24">
            <text:p>35978.24</text:p>
          </table:table-cell>
          <table:table-cell table:formula="of:=ROUND([.C560]-([.$J$1]-[.C560]*([.$A$2]/(4*100))/[.$C$3])-[.$K$3]/4;2)" office:value-type="float" office:value="76094.8">
            <text:p>76094.8</text:p>
          </table:table-cell>
          <table:table-cell table:formula="of:=[.D560]+1" office:value-type="float" office:value="554">
            <text:p>554</text:p>
          </table:table-cell>
          <table:table-cell table:number-columns-repeated="9"/>
        </table:table-row>
        <table:table-row table:style-name="ro1">
          <table:table-cell/>
          <table:table-cell table:formula="of:=ROUND([.B561]-([.$I$1]-[.B561]*([.$A$2]/(2*100))/[.$C$3])-[.$K$3]/2;2)" office:value-type="float" office:value="35792.35">
            <text:p>35792.35</text:p>
          </table:table-cell>
          <table:table-cell table:formula="of:=ROUND([.C561]-([.$J$1]-[.C561]*([.$A$2]/(4*100))/[.$C$3])-[.$K$3]/4;2)" office:value-type="float" office:value="76039.46">
            <text:p>76039.46</text:p>
          </table:table-cell>
          <table:table-cell table:formula="of:=[.D561]+1" office:value-type="float" office:value="555">
            <text:p>555</text:p>
          </table:table-cell>
          <table:table-cell table:number-columns-repeated="9"/>
        </table:table-row>
        <table:table-row table:style-name="ro1">
          <table:table-cell/>
          <table:table-cell table:formula="of:=ROUND([.B562]-([.$I$1]-[.B562]*([.$A$2]/(2*100))/[.$C$3])-[.$K$3]/2;2)" office:value-type="float" office:value="35606.11">
            <text:p>35606.11</text:p>
          </table:table-cell>
          <table:table-cell table:formula="of:=ROUND([.C562]-([.$J$1]-[.C562]*([.$A$2]/(4*100))/[.$C$3])-[.$K$3]/4;2)" office:value-type="float" office:value="75984.07">
            <text:p>75984.07</text:p>
          </table:table-cell>
          <table:table-cell table:formula="of:=[.D562]+1" office:value-type="float" office:value="556">
            <text:p>556</text:p>
          </table:table-cell>
          <table:table-cell table:number-columns-repeated="9"/>
        </table:table-row>
        <table:table-row table:style-name="ro1">
          <table:table-cell/>
          <table:table-cell table:formula="of:=ROUND([.B563]-([.$I$1]-[.B563]*([.$A$2]/(2*100))/[.$C$3])-[.$K$3]/2;2)" office:value-type="float" office:value="35419.52">
            <text:p>35419.52</text:p>
          </table:table-cell>
          <table:table-cell table:formula="of:=ROUND([.C563]-([.$J$1]-[.C563]*([.$A$2]/(4*100))/[.$C$3])-[.$K$3]/4;2)" office:value-type="float" office:value="75928.63">
            <text:p>75928.63</text:p>
          </table:table-cell>
          <table:table-cell table:formula="of:=[.D563]+1" office:value-type="float" office:value="557">
            <text:p>557</text:p>
          </table:table-cell>
          <table:table-cell table:number-columns-repeated="9"/>
        </table:table-row>
        <table:table-row table:style-name="ro1">
          <table:table-cell/>
          <table:table-cell table:formula="of:=ROUND([.B564]-([.$I$1]-[.B564]*([.$A$2]/(2*100))/[.$C$3])-[.$K$3]/2;2)" office:value-type="float" office:value="35232.58">
            <text:p>35232.58</text:p>
          </table:table-cell>
          <table:table-cell table:formula="of:=ROUND([.C564]-([.$J$1]-[.C564]*([.$A$2]/(4*100))/[.$C$3])-[.$K$3]/4;2)" office:value-type="float" office:value="75873.13">
            <text:p>75873.13</text:p>
          </table:table-cell>
          <table:table-cell table:formula="of:=[.D564]+1" office:value-type="float" office:value="558">
            <text:p>558</text:p>
          </table:table-cell>
          <table:table-cell table:number-columns-repeated="9"/>
        </table:table-row>
        <table:table-row table:style-name="ro1">
          <table:table-cell/>
          <table:table-cell table:formula="of:=ROUND([.B565]-([.$I$1]-[.B565]*([.$A$2]/(2*100))/[.$C$3])-[.$K$3]/2;2)" office:value-type="float" office:value="35045.29">
            <text:p>35045.29</text:p>
          </table:table-cell>
          <table:table-cell table:formula="of:=ROUND([.C565]-([.$J$1]-[.C565]*([.$A$2]/(4*100))/[.$C$3])-[.$K$3]/4;2)" office:value-type="float" office:value="75817.58">
            <text:p>75817.58</text:p>
          </table:table-cell>
          <table:table-cell table:formula="of:=[.D565]+1" office:value-type="float" office:value="559">
            <text:p>559</text:p>
          </table:table-cell>
          <table:table-cell table:number-columns-repeated="9"/>
        </table:table-row>
        <table:table-row table:style-name="ro1">
          <table:table-cell/>
          <table:table-cell table:formula="of:=ROUND([.B566]-([.$I$1]-[.B566]*([.$A$2]/(2*100))/[.$C$3])-[.$K$3]/2;2)" office:value-type="float" office:value="34857.65">
            <text:p>34857.65</text:p>
          </table:table-cell>
          <table:table-cell table:formula="of:=ROUND([.C566]-([.$J$1]-[.C566]*([.$A$2]/(4*100))/[.$C$3])-[.$K$3]/4;2)" office:value-type="float" office:value="75761.98">
            <text:p>75761.98</text:p>
          </table:table-cell>
          <table:table-cell table:formula="of:=[.D566]+1" office:value-type="float" office:value="560">
            <text:p>560</text:p>
          </table:table-cell>
          <table:table-cell table:number-columns-repeated="9"/>
        </table:table-row>
        <table:table-row table:style-name="ro1">
          <table:table-cell/>
          <table:table-cell table:formula="of:=ROUND([.B567]-([.$I$1]-[.B567]*([.$A$2]/(2*100))/[.$C$3])-[.$K$3]/2;2)" office:value-type="float" office:value="34669.66">
            <text:p>34669.66</text:p>
          </table:table-cell>
          <table:table-cell table:formula="of:=ROUND([.C567]-([.$J$1]-[.C567]*([.$A$2]/(4*100))/[.$C$3])-[.$K$3]/4;2)" office:value-type="float" office:value="75706.33">
            <text:p>75706.33</text:p>
          </table:table-cell>
          <table:table-cell table:formula="of:=[.D567]+1" office:value-type="float" office:value="561">
            <text:p>561</text:p>
          </table:table-cell>
          <table:table-cell table:number-columns-repeated="9"/>
        </table:table-row>
        <table:table-row table:style-name="ro1">
          <table:table-cell/>
          <table:table-cell table:formula="of:=ROUND([.B568]-([.$I$1]-[.B568]*([.$A$2]/(2*100))/[.$C$3])-[.$K$3]/2;2)" office:value-type="float" office:value="34481.32">
            <text:p>34481.32</text:p>
          </table:table-cell>
          <table:table-cell table:formula="of:=ROUND([.C568]-([.$J$1]-[.C568]*([.$A$2]/(4*100))/[.$C$3])-[.$K$3]/4;2)" office:value-type="float" office:value="75650.62">
            <text:p>75650.62</text:p>
          </table:table-cell>
          <table:table-cell table:formula="of:=[.D568]+1" office:value-type="float" office:value="562">
            <text:p>562</text:p>
          </table:table-cell>
          <table:table-cell table:number-columns-repeated="9"/>
        </table:table-row>
        <table:table-row table:style-name="ro1">
          <table:table-cell/>
          <table:table-cell table:formula="of:=ROUND([.B569]-([.$I$1]-[.B569]*([.$A$2]/(2*100))/[.$C$3])-[.$K$3]/2;2)" office:value-type="float" office:value="34292.62">
            <text:p>34292.62</text:p>
          </table:table-cell>
          <table:table-cell table:formula="of:=ROUND([.C569]-([.$J$1]-[.C569]*([.$A$2]/(4*100))/[.$C$3])-[.$K$3]/4;2)" office:value-type="float" office:value="75594.86">
            <text:p>75594.86</text:p>
          </table:table-cell>
          <table:table-cell table:formula="of:=[.D569]+1" office:value-type="float" office:value="563">
            <text:p>563</text:p>
          </table:table-cell>
          <table:table-cell table:number-columns-repeated="9"/>
        </table:table-row>
        <table:table-row table:style-name="ro1">
          <table:table-cell/>
          <table:table-cell table:formula="of:=ROUND([.B570]-([.$I$1]-[.B570]*([.$A$2]/(2*100))/[.$C$3])-[.$K$3]/2;2)" office:value-type="float" office:value="34103.57">
            <text:p>34103.57</text:p>
          </table:table-cell>
          <table:table-cell table:formula="of:=ROUND([.C570]-([.$J$1]-[.C570]*([.$A$2]/(4*100))/[.$C$3])-[.$K$3]/4;2)" office:value-type="float" office:value="75539.05">
            <text:p>75539.05</text:p>
          </table:table-cell>
          <table:table-cell table:formula="of:=[.D570]+1" office:value-type="float" office:value="564">
            <text:p>564</text:p>
          </table:table-cell>
          <table:table-cell table:number-columns-repeated="9"/>
        </table:table-row>
        <table:table-row table:style-name="ro1">
          <table:table-cell/>
          <table:table-cell table:formula="of:=ROUND([.B571]-([.$I$1]-[.B571]*([.$A$2]/(2*100))/[.$C$3])-[.$K$3]/2;2)" office:value-type="float" office:value="33914.16">
            <text:p>33914.16</text:p>
          </table:table-cell>
          <table:table-cell table:formula="of:=ROUND([.C571]-([.$J$1]-[.C571]*([.$A$2]/(4*100))/[.$C$3])-[.$K$3]/4;2)" office:value-type="float" office:value="75483.19">
            <text:p>75483.19</text:p>
          </table:table-cell>
          <table:table-cell table:formula="of:=[.D571]+1" office:value-type="float" office:value="565">
            <text:p>565</text:p>
          </table:table-cell>
          <table:table-cell table:number-columns-repeated="9"/>
        </table:table-row>
        <table:table-row table:style-name="ro1">
          <table:table-cell/>
          <table:table-cell table:formula="of:=ROUND([.B572]-([.$I$1]-[.B572]*([.$A$2]/(2*100))/[.$C$3])-[.$K$3]/2;2)" office:value-type="float" office:value="33724.4">
            <text:p>33724.4</text:p>
          </table:table-cell>
          <table:table-cell table:formula="of:=ROUND([.C572]-([.$J$1]-[.C572]*([.$A$2]/(4*100))/[.$C$3])-[.$K$3]/4;2)" office:value-type="float" office:value="75427.28">
            <text:p>75427.28</text:p>
          </table:table-cell>
          <table:table-cell table:formula="of:=[.D572]+1" office:value-type="float" office:value="566">
            <text:p>566</text:p>
          </table:table-cell>
          <table:table-cell table:number-columns-repeated="9"/>
        </table:table-row>
        <table:table-row table:style-name="ro1">
          <table:table-cell/>
          <table:table-cell table:formula="of:=ROUND([.B573]-([.$I$1]-[.B573]*([.$A$2]/(2*100))/[.$C$3])-[.$K$3]/2;2)" office:value-type="float" office:value="33534.28">
            <text:p>33534.28</text:p>
          </table:table-cell>
          <table:table-cell table:formula="of:=ROUND([.C573]-([.$J$1]-[.C573]*([.$A$2]/(4*100))/[.$C$3])-[.$K$3]/4;2)" office:value-type="float" office:value="75371.31">
            <text:p>75371.31</text:p>
          </table:table-cell>
          <table:table-cell table:formula="of:=[.D573]+1" office:value-type="float" office:value="567">
            <text:p>567</text:p>
          </table:table-cell>
          <table:table-cell table:number-columns-repeated="9"/>
        </table:table-row>
        <table:table-row table:style-name="ro1">
          <table:table-cell/>
          <table:table-cell table:formula="of:=ROUND([.B574]-([.$I$1]-[.B574]*([.$A$2]/(2*100))/[.$C$3])-[.$K$3]/2;2)" office:value-type="float" office:value="33343.81">
            <text:p>33343.81</text:p>
          </table:table-cell>
          <table:table-cell table:formula="of:=ROUND([.C574]-([.$J$1]-[.C574]*([.$A$2]/(4*100))/[.$C$3])-[.$K$3]/4;2)" office:value-type="float" office:value="75315.29">
            <text:p>75315.29</text:p>
          </table:table-cell>
          <table:table-cell table:formula="of:=[.D574]+1" office:value-type="float" office:value="568">
            <text:p>568</text:p>
          </table:table-cell>
          <table:table-cell table:number-columns-repeated="9"/>
        </table:table-row>
        <table:table-row table:style-name="ro1">
          <table:table-cell/>
          <table:table-cell table:formula="of:=ROUND([.B575]-([.$I$1]-[.B575]*([.$A$2]/(2*100))/[.$C$3])-[.$K$3]/2;2)" office:value-type="float" office:value="33152.98">
            <text:p>33152.98</text:p>
          </table:table-cell>
          <table:table-cell table:formula="of:=ROUND([.C575]-([.$J$1]-[.C575]*([.$A$2]/(4*100))/[.$C$3])-[.$K$3]/4;2)" office:value-type="float" office:value="75259.22">
            <text:p>75259.22</text:p>
          </table:table-cell>
          <table:table-cell table:formula="of:=[.D575]+1" office:value-type="float" office:value="569">
            <text:p>569</text:p>
          </table:table-cell>
          <table:table-cell table:number-columns-repeated="9"/>
        </table:table-row>
        <table:table-row table:style-name="ro1">
          <table:table-cell/>
          <table:table-cell table:formula="of:=ROUND([.B576]-([.$I$1]-[.B576]*([.$A$2]/(2*100))/[.$C$3])-[.$K$3]/2;2)" office:value-type="float" office:value="32961.79">
            <text:p>32961.79</text:p>
          </table:table-cell>
          <table:table-cell table:formula="of:=ROUND([.C576]-([.$J$1]-[.C576]*([.$A$2]/(4*100))/[.$C$3])-[.$K$3]/4;2)" office:value-type="float" office:value="75203.1">
            <text:p>75203.1</text:p>
          </table:table-cell>
          <table:table-cell table:formula="of:=[.D576]+1" office:value-type="float" office:value="570">
            <text:p>570</text:p>
          </table:table-cell>
          <table:table-cell table:number-columns-repeated="9"/>
        </table:table-row>
        <table:table-row table:style-name="ro1">
          <table:table-cell/>
          <table:table-cell table:formula="of:=ROUND([.B577]-([.$I$1]-[.B577]*([.$A$2]/(2*100))/[.$C$3])-[.$K$3]/2;2)" office:value-type="float" office:value="32770.24">
            <text:p>32770.24</text:p>
          </table:table-cell>
          <table:table-cell table:formula="of:=ROUND([.C577]-([.$J$1]-[.C577]*([.$A$2]/(4*100))/[.$C$3])-[.$K$3]/4;2)" office:value-type="float" office:value="75146.92">
            <text:p>75146.92</text:p>
          </table:table-cell>
          <table:table-cell table:formula="of:=[.D577]+1" office:value-type="float" office:value="571">
            <text:p>571</text:p>
          </table:table-cell>
          <table:table-cell table:number-columns-repeated="9"/>
        </table:table-row>
        <table:table-row table:style-name="ro1">
          <table:table-cell/>
          <table:table-cell table:formula="of:=ROUND([.B578]-([.$I$1]-[.B578]*([.$A$2]/(2*100))/[.$C$3])-[.$K$3]/2;2)" office:value-type="float" office:value="32578.33">
            <text:p>32578.33</text:p>
          </table:table-cell>
          <table:table-cell table:formula="of:=ROUND([.C578]-([.$J$1]-[.C578]*([.$A$2]/(4*100))/[.$C$3])-[.$K$3]/4;2)" office:value-type="float" office:value="75090.69">
            <text:p>75090.69</text:p>
          </table:table-cell>
          <table:table-cell table:formula="of:=[.D578]+1" office:value-type="float" office:value="572">
            <text:p>572</text:p>
          </table:table-cell>
          <table:table-cell table:number-columns-repeated="9"/>
        </table:table-row>
        <table:table-row table:style-name="ro1">
          <table:table-cell/>
          <table:table-cell table:formula="of:=ROUND([.B579]-([.$I$1]-[.B579]*([.$A$2]/(2*100))/[.$C$3])-[.$K$3]/2;2)" office:value-type="float" office:value="32386.06">
            <text:p>32386.06</text:p>
          </table:table-cell>
          <table:table-cell table:formula="of:=ROUND([.C579]-([.$J$1]-[.C579]*([.$A$2]/(4*100))/[.$C$3])-[.$K$3]/4;2)" office:value-type="float" office:value="75034.41">
            <text:p>75034.41</text:p>
          </table:table-cell>
          <table:table-cell table:formula="of:=[.D579]+1" office:value-type="float" office:value="573">
            <text:p>573</text:p>
          </table:table-cell>
          <table:table-cell table:number-columns-repeated="9"/>
        </table:table-row>
        <table:table-row table:style-name="ro1">
          <table:table-cell/>
          <table:table-cell table:formula="of:=ROUND([.B580]-([.$I$1]-[.B580]*([.$A$2]/(2*100))/[.$C$3])-[.$K$3]/2;2)" office:value-type="float" office:value="32193.43">
            <text:p>32193.43</text:p>
          </table:table-cell>
          <table:table-cell table:formula="of:=ROUND([.C580]-([.$J$1]-[.C580]*([.$A$2]/(4*100))/[.$C$3])-[.$K$3]/4;2)" office:value-type="float" office:value="74978.07">
            <text:p>74978.07</text:p>
          </table:table-cell>
          <table:table-cell table:formula="of:=[.D580]+1" office:value-type="float" office:value="574">
            <text:p>574</text:p>
          </table:table-cell>
          <table:table-cell table:number-columns-repeated="9"/>
        </table:table-row>
        <table:table-row table:style-name="ro1">
          <table:table-cell/>
          <table:table-cell table:formula="of:=ROUND([.B581]-([.$I$1]-[.B581]*([.$A$2]/(2*100))/[.$C$3])-[.$K$3]/2;2)" office:value-type="float" office:value="32000.44">
            <text:p>32000.44</text:p>
          </table:table-cell>
          <table:table-cell table:formula="of:=ROUND([.C581]-([.$J$1]-[.C581]*([.$A$2]/(4*100))/[.$C$3])-[.$K$3]/4;2)" office:value-type="float" office:value="74921.68">
            <text:p>74921.68</text:p>
          </table:table-cell>
          <table:table-cell table:formula="of:=[.D581]+1" office:value-type="float" office:value="575">
            <text:p>575</text:p>
          </table:table-cell>
          <table:table-cell table:number-columns-repeated="9"/>
        </table:table-row>
        <table:table-row table:style-name="ro1">
          <table:table-cell/>
          <table:table-cell table:formula="of:=ROUND([.B582]-([.$I$1]-[.B582]*([.$A$2]/(2*100))/[.$C$3])-[.$K$3]/2;2)" office:value-type="float" office:value="31807.09">
            <text:p>31807.09</text:p>
          </table:table-cell>
          <table:table-cell table:formula="of:=ROUND([.C582]-([.$J$1]-[.C582]*([.$A$2]/(4*100))/[.$C$3])-[.$K$3]/4;2)" office:value-type="float" office:value="74865.24">
            <text:p>74865.24</text:p>
          </table:table-cell>
          <table:table-cell table:formula="of:=[.D582]+1" office:value-type="float" office:value="576">
            <text:p>576</text:p>
          </table:table-cell>
          <table:table-cell table:number-columns-repeated="9"/>
        </table:table-row>
        <table:table-row table:style-name="ro1">
          <table:table-cell/>
          <table:table-cell table:formula="of:=ROUND([.B583]-([.$I$1]-[.B583]*([.$A$2]/(2*100))/[.$C$3])-[.$K$3]/2;2)" office:value-type="float" office:value="31613.38">
            <text:p>31613.38</text:p>
          </table:table-cell>
          <table:table-cell table:formula="of:=ROUND([.C583]-([.$J$1]-[.C583]*([.$A$2]/(4*100))/[.$C$3])-[.$K$3]/4;2)" office:value-type="float" office:value="74808.75">
            <text:p>74808.75</text:p>
          </table:table-cell>
          <table:table-cell table:formula="of:=[.D583]+1" office:value-type="float" office:value="577">
            <text:p>577</text:p>
          </table:table-cell>
          <table:table-cell table:number-columns-repeated="9"/>
        </table:table-row>
        <table:table-row table:style-name="ro1">
          <table:table-cell/>
          <table:table-cell table:formula="of:=ROUND([.B584]-([.$I$1]-[.B584]*([.$A$2]/(2*100))/[.$C$3])-[.$K$3]/2;2)" office:value-type="float" office:value="31419.31">
            <text:p>31419.31</text:p>
          </table:table-cell>
          <table:table-cell table:formula="of:=ROUND([.C584]-([.$J$1]-[.C584]*([.$A$2]/(4*100))/[.$C$3])-[.$K$3]/4;2)" office:value-type="float" office:value="74752.2">
            <text:p>74752.2</text:p>
          </table:table-cell>
          <table:table-cell table:formula="of:=[.D584]+1" office:value-type="float" office:value="578">
            <text:p>578</text:p>
          </table:table-cell>
          <table:table-cell table:number-columns-repeated="9"/>
        </table:table-row>
        <table:table-row table:style-name="ro1">
          <table:table-cell/>
          <table:table-cell table:formula="of:=ROUND([.B585]-([.$I$1]-[.B585]*([.$A$2]/(2*100))/[.$C$3])-[.$K$3]/2;2)" office:value-type="float" office:value="31224.87">
            <text:p>31224.87</text:p>
          </table:table-cell>
          <table:table-cell table:formula="of:=ROUND([.C585]-([.$J$1]-[.C585]*([.$A$2]/(4*100))/[.$C$3])-[.$K$3]/4;2)" office:value-type="float" office:value="74695.6">
            <text:p>74695.6</text:p>
          </table:table-cell>
          <table:table-cell table:formula="of:=[.D585]+1" office:value-type="float" office:value="579">
            <text:p>579</text:p>
          </table:table-cell>
          <table:table-cell table:number-columns-repeated="9"/>
        </table:table-row>
        <table:table-row table:style-name="ro1">
          <table:table-cell/>
          <table:table-cell table:formula="of:=ROUND([.B586]-([.$I$1]-[.B586]*([.$A$2]/(2*100))/[.$C$3])-[.$K$3]/2;2)" office:value-type="float" office:value="31030.07">
            <text:p>31030.07</text:p>
          </table:table-cell>
          <table:table-cell table:formula="of:=ROUND([.C586]-([.$J$1]-[.C586]*([.$A$2]/(4*100))/[.$C$3])-[.$K$3]/4;2)" office:value-type="float" office:value="74638.95">
            <text:p>74638.95</text:p>
          </table:table-cell>
          <table:table-cell table:formula="of:=[.D586]+1" office:value-type="float" office:value="580">
            <text:p>580</text:p>
          </table:table-cell>
          <table:table-cell table:number-columns-repeated="9"/>
        </table:table-row>
        <table:table-row table:style-name="ro1">
          <table:table-cell/>
          <table:table-cell table:formula="of:=ROUND([.B587]-([.$I$1]-[.B587]*([.$A$2]/(2*100))/[.$C$3])-[.$K$3]/2;2)" office:value-type="float" office:value="30834.9">
            <text:p>30834.9</text:p>
          </table:table-cell>
          <table:table-cell table:formula="of:=ROUND([.C587]-([.$J$1]-[.C587]*([.$A$2]/(4*100))/[.$C$3])-[.$K$3]/4;2)" office:value-type="float" office:value="74582.24">
            <text:p>74582.24</text:p>
          </table:table-cell>
          <table:table-cell table:formula="of:=[.D587]+1" office:value-type="float" office:value="581">
            <text:p>581</text:p>
          </table:table-cell>
          <table:table-cell table:number-columns-repeated="9"/>
        </table:table-row>
        <table:table-row table:style-name="ro1">
          <table:table-cell/>
          <table:table-cell table:formula="of:=ROUND([.B588]-([.$I$1]-[.B588]*([.$A$2]/(2*100))/[.$C$3])-[.$K$3]/2;2)" office:value-type="float" office:value="30639.37">
            <text:p>30639.37</text:p>
          </table:table-cell>
          <table:table-cell table:formula="of:=ROUND([.C588]-([.$J$1]-[.C588]*([.$A$2]/(4*100))/[.$C$3])-[.$K$3]/4;2)" office:value-type="float" office:value="74525.48">
            <text:p>74525.48</text:p>
          </table:table-cell>
          <table:table-cell table:formula="of:=[.D588]+1" office:value-type="float" office:value="582">
            <text:p>582</text:p>
          </table:table-cell>
          <table:table-cell table:number-columns-repeated="9"/>
        </table:table-row>
        <table:table-row table:style-name="ro1">
          <table:table-cell/>
          <table:table-cell table:formula="of:=ROUND([.B589]-([.$I$1]-[.B589]*([.$A$2]/(2*100))/[.$C$3])-[.$K$3]/2;2)" office:value-type="float" office:value="30443.47">
            <text:p>30443.47</text:p>
          </table:table-cell>
          <table:table-cell table:formula="of:=ROUND([.C589]-([.$J$1]-[.C589]*([.$A$2]/(4*100))/[.$C$3])-[.$K$3]/4;2)" office:value-type="float" office:value="74468.67">
            <text:p>74468.67</text:p>
          </table:table-cell>
          <table:table-cell table:formula="of:=[.D589]+1" office:value-type="float" office:value="583">
            <text:p>583</text:p>
          </table:table-cell>
          <table:table-cell table:number-columns-repeated="9"/>
        </table:table-row>
        <table:table-row table:style-name="ro1">
          <table:table-cell/>
          <table:table-cell table:formula="of:=ROUND([.B590]-([.$I$1]-[.B590]*([.$A$2]/(2*100))/[.$C$3])-[.$K$3]/2;2)" office:value-type="float" office:value="30247.2">
            <text:p>30247.2</text:p>
          </table:table-cell>
          <table:table-cell table:formula="of:=ROUND([.C590]-([.$J$1]-[.C590]*([.$A$2]/(4*100))/[.$C$3])-[.$K$3]/4;2)" office:value-type="float" office:value="74411.8">
            <text:p>74411.8</text:p>
          </table:table-cell>
          <table:table-cell table:formula="of:=[.D590]+1" office:value-type="float" office:value="584">
            <text:p>584</text:p>
          </table:table-cell>
          <table:table-cell table:number-columns-repeated="9"/>
        </table:table-row>
        <table:table-row table:style-name="ro1">
          <table:table-cell/>
          <table:table-cell table:formula="of:=ROUND([.B591]-([.$I$1]-[.B591]*([.$A$2]/(2*100))/[.$C$3])-[.$K$3]/2;2)" office:value-type="float" office:value="30050.56">
            <text:p>30050.56</text:p>
          </table:table-cell>
          <table:table-cell table:formula="of:=ROUND([.C591]-([.$J$1]-[.C591]*([.$A$2]/(4*100))/[.$C$3])-[.$K$3]/4;2)" office:value-type="float" office:value="74354.88">
            <text:p>74354.88</text:p>
          </table:table-cell>
          <table:table-cell table:formula="of:=[.D591]+1" office:value-type="float" office:value="585">
            <text:p>585</text:p>
          </table:table-cell>
          <table:table-cell table:number-columns-repeated="9"/>
        </table:table-row>
        <table:table-row table:style-name="ro1">
          <table:table-cell/>
          <table:table-cell table:formula="of:=ROUND([.B592]-([.$I$1]-[.B592]*([.$A$2]/(2*100))/[.$C$3])-[.$K$3]/2;2)" office:value-type="float" office:value="29853.55">
            <text:p>29853.55</text:p>
          </table:table-cell>
          <table:table-cell table:formula="of:=ROUND([.C592]-([.$J$1]-[.C592]*([.$A$2]/(4*100))/[.$C$3])-[.$K$3]/4;2)" office:value-type="float" office:value="74297.91">
            <text:p>74297.91</text:p>
          </table:table-cell>
          <table:table-cell table:formula="of:=[.D592]+1" office:value-type="float" office:value="586">
            <text:p>586</text:p>
          </table:table-cell>
          <table:table-cell table:number-columns-repeated="9"/>
        </table:table-row>
        <table:table-row table:style-name="ro1">
          <table:table-cell/>
          <table:table-cell table:formula="of:=ROUND([.B593]-([.$I$1]-[.B593]*([.$A$2]/(2*100))/[.$C$3])-[.$K$3]/2;2)" office:value-type="float" office:value="29656.18">
            <text:p>29656.18</text:p>
          </table:table-cell>
          <table:table-cell table:formula="of:=ROUND([.C593]-([.$J$1]-[.C593]*([.$A$2]/(4*100))/[.$C$3])-[.$K$3]/4;2)" office:value-type="float" office:value="74240.88">
            <text:p>74240.88</text:p>
          </table:table-cell>
          <table:table-cell table:formula="of:=[.D593]+1" office:value-type="float" office:value="587">
            <text:p>587</text:p>
          </table:table-cell>
          <table:table-cell table:number-columns-repeated="9"/>
        </table:table-row>
        <table:table-row table:style-name="ro1">
          <table:table-cell/>
          <table:table-cell table:formula="of:=ROUND([.B594]-([.$I$1]-[.B594]*([.$A$2]/(2*100))/[.$C$3])-[.$K$3]/2;2)" office:value-type="float" office:value="29458.44">
            <text:p>29458.44</text:p>
          </table:table-cell>
          <table:table-cell table:formula="of:=ROUND([.C594]-([.$J$1]-[.C594]*([.$A$2]/(4*100))/[.$C$3])-[.$K$3]/4;2)" office:value-type="float" office:value="74183.8">
            <text:p>74183.8</text:p>
          </table:table-cell>
          <table:table-cell table:formula="of:=[.D594]+1" office:value-type="float" office:value="588">
            <text:p>588</text:p>
          </table:table-cell>
          <table:table-cell table:number-columns-repeated="9"/>
        </table:table-row>
        <table:table-row table:style-name="ro1">
          <table:table-cell/>
          <table:table-cell table:formula="of:=ROUND([.B595]-([.$I$1]-[.B595]*([.$A$2]/(2*100))/[.$C$3])-[.$K$3]/2;2)" office:value-type="float" office:value="29260.32">
            <text:p>29260.32</text:p>
          </table:table-cell>
          <table:table-cell table:formula="of:=ROUND([.C595]-([.$J$1]-[.C595]*([.$A$2]/(4*100))/[.$C$3])-[.$K$3]/4;2)" office:value-type="float" office:value="74126.67">
            <text:p>74126.67</text:p>
          </table:table-cell>
          <table:table-cell table:formula="of:=[.D595]+1" office:value-type="float" office:value="589">
            <text:p>589</text:p>
          </table:table-cell>
          <table:table-cell table:number-columns-repeated="9"/>
        </table:table-row>
        <table:table-row table:style-name="ro1">
          <table:table-cell/>
          <table:table-cell table:formula="of:=ROUND([.B596]-([.$I$1]-[.B596]*([.$A$2]/(2*100))/[.$C$3])-[.$K$3]/2;2)" office:value-type="float" office:value="29061.83">
            <text:p>29061.83</text:p>
          </table:table-cell>
          <table:table-cell table:formula="of:=ROUND([.C596]-([.$J$1]-[.C596]*([.$A$2]/(4*100))/[.$C$3])-[.$K$3]/4;2)" office:value-type="float" office:value="74069.48">
            <text:p>74069.48</text:p>
          </table:table-cell>
          <table:table-cell table:formula="of:=[.D596]+1" office:value-type="float" office:value="590">
            <text:p>590</text:p>
          </table:table-cell>
          <table:table-cell table:number-columns-repeated="9"/>
        </table:table-row>
        <table:table-row table:style-name="ro1">
          <table:table-cell/>
          <table:table-cell table:formula="of:=ROUND([.B597]-([.$I$1]-[.B597]*([.$A$2]/(2*100))/[.$C$3])-[.$K$3]/2;2)" office:value-type="float" office:value="28862.97">
            <text:p>28862.97</text:p>
          </table:table-cell>
          <table:table-cell table:formula="of:=ROUND([.C597]-([.$J$1]-[.C597]*([.$A$2]/(4*100))/[.$C$3])-[.$K$3]/4;2)" office:value-type="float" office:value="74012.24">
            <text:p>74012.24</text:p>
          </table:table-cell>
          <table:table-cell table:formula="of:=[.D597]+1" office:value-type="float" office:value="591">
            <text:p>591</text:p>
          </table:table-cell>
          <table:table-cell table:number-columns-repeated="9"/>
        </table:table-row>
        <table:table-row table:style-name="ro1">
          <table:table-cell/>
          <table:table-cell table:formula="of:=ROUND([.B598]-([.$I$1]-[.B598]*([.$A$2]/(2*100))/[.$C$3])-[.$K$3]/2;2)" office:value-type="float" office:value="28663.74">
            <text:p>28663.74</text:p>
          </table:table-cell>
          <table:table-cell table:formula="of:=ROUND([.C598]-([.$J$1]-[.C598]*([.$A$2]/(4*100))/[.$C$3])-[.$K$3]/4;2)" office:value-type="float" office:value="73954.95">
            <text:p>73954.95</text:p>
          </table:table-cell>
          <table:table-cell table:formula="of:=[.D598]+1" office:value-type="float" office:value="592">
            <text:p>592</text:p>
          </table:table-cell>
          <table:table-cell table:number-columns-repeated="9"/>
        </table:table-row>
        <table:table-row table:style-name="ro1">
          <table:table-cell/>
          <table:table-cell table:formula="of:=ROUND([.B599]-([.$I$1]-[.B599]*([.$A$2]/(2*100))/[.$C$3])-[.$K$3]/2;2)" office:value-type="float" office:value="28464.13">
            <text:p>28464.13</text:p>
          </table:table-cell>
          <table:table-cell table:formula="of:=ROUND([.C599]-([.$J$1]-[.C599]*([.$A$2]/(4*100))/[.$C$3])-[.$K$3]/4;2)" office:value-type="float" office:value="73897.6">
            <text:p>73897.6</text:p>
          </table:table-cell>
          <table:table-cell table:formula="of:=[.D599]+1" office:value-type="float" office:value="593">
            <text:p>593</text:p>
          </table:table-cell>
          <table:table-cell table:number-columns-repeated="9"/>
        </table:table-row>
        <table:table-row table:style-name="ro1">
          <table:table-cell/>
          <table:table-cell table:formula="of:=ROUND([.B600]-([.$I$1]-[.B600]*([.$A$2]/(2*100))/[.$C$3])-[.$K$3]/2;2)" office:value-type="float" office:value="28264.15">
            <text:p>28264.15</text:p>
          </table:table-cell>
          <table:table-cell table:formula="of:=ROUND([.C600]-([.$J$1]-[.C600]*([.$A$2]/(4*100))/[.$C$3])-[.$K$3]/4;2)" office:value-type="float" office:value="73840.2">
            <text:p>73840.2</text:p>
          </table:table-cell>
          <table:table-cell table:formula="of:=[.D600]+1" office:value-type="float" office:value="594">
            <text:p>594</text:p>
          </table:table-cell>
          <table:table-cell table:number-columns-repeated="9"/>
        </table:table-row>
        <table:table-row table:style-name="ro1">
          <table:table-cell/>
          <table:table-cell table:formula="of:=ROUND([.B601]-([.$I$1]-[.B601]*([.$A$2]/(2*100))/[.$C$3])-[.$K$3]/2;2)" office:value-type="float" office:value="28063.8">
            <text:p>28063.8</text:p>
          </table:table-cell>
          <table:table-cell table:formula="of:=ROUND([.C601]-([.$J$1]-[.C601]*([.$A$2]/(4*100))/[.$C$3])-[.$K$3]/4;2)" office:value-type="float" office:value="73782.75">
            <text:p>73782.75</text:p>
          </table:table-cell>
          <table:table-cell table:formula="of:=[.D601]+1" office:value-type="float" office:value="595">
            <text:p>595</text:p>
          </table:table-cell>
          <table:table-cell table:number-columns-repeated="9"/>
        </table:table-row>
        <table:table-row table:style-name="ro1">
          <table:table-cell/>
          <table:table-cell table:formula="of:=ROUND([.B602]-([.$I$1]-[.B602]*([.$A$2]/(2*100))/[.$C$3])-[.$K$3]/2;2)" office:value-type="float" office:value="27863.07">
            <text:p>27863.07</text:p>
          </table:table-cell>
          <table:table-cell table:formula="of:=ROUND([.C602]-([.$J$1]-[.C602]*([.$A$2]/(4*100))/[.$C$3])-[.$K$3]/4;2)" office:value-type="float" office:value="73725.24">
            <text:p>73725.24</text:p>
          </table:table-cell>
          <table:table-cell table:formula="of:=[.D602]+1" office:value-type="float" office:value="596">
            <text:p>596</text:p>
          </table:table-cell>
          <table:table-cell table:number-columns-repeated="9"/>
        </table:table-row>
        <table:table-row table:style-name="ro1">
          <table:table-cell/>
          <table:table-cell table:formula="of:=ROUND([.B603]-([.$I$1]-[.B603]*([.$A$2]/(2*100))/[.$C$3])-[.$K$3]/2;2)" office:value-type="float" office:value="27661.96">
            <text:p>27661.96</text:p>
          </table:table-cell>
          <table:table-cell table:formula="of:=ROUND([.C603]-([.$J$1]-[.C603]*([.$A$2]/(4*100))/[.$C$3])-[.$K$3]/4;2)" office:value-type="float" office:value="73667.68">
            <text:p>73667.68</text:p>
          </table:table-cell>
          <table:table-cell table:formula="of:=[.D603]+1" office:value-type="float" office:value="597">
            <text:p>597</text:p>
          </table:table-cell>
          <table:table-cell table:number-columns-repeated="9"/>
        </table:table-row>
        <table:table-row table:style-name="ro1">
          <table:table-cell/>
          <table:table-cell table:formula="of:=ROUND([.B604]-([.$I$1]-[.B604]*([.$A$2]/(2*100))/[.$C$3])-[.$K$3]/2;2)" office:value-type="float" office:value="27460.48">
            <text:p>27460.48</text:p>
          </table:table-cell>
          <table:table-cell table:formula="of:=ROUND([.C604]-([.$J$1]-[.C604]*([.$A$2]/(4*100))/[.$C$3])-[.$K$3]/4;2)" office:value-type="float" office:value="73610.06">
            <text:p>73610.06</text:p>
          </table:table-cell>
          <table:table-cell table:formula="of:=[.D604]+1" office:value-type="float" office:value="598">
            <text:p>598</text:p>
          </table:table-cell>
          <table:table-cell table:number-columns-repeated="9"/>
        </table:table-row>
        <table:table-row table:style-name="ro1">
          <table:table-cell/>
          <table:table-cell table:formula="of:=ROUND([.B605]-([.$I$1]-[.B605]*([.$A$2]/(2*100))/[.$C$3])-[.$K$3]/2;2)" office:value-type="float" office:value="27258.62">
            <text:p>27258.62</text:p>
          </table:table-cell>
          <table:table-cell table:formula="of:=ROUND([.C605]-([.$J$1]-[.C605]*([.$A$2]/(4*100))/[.$C$3])-[.$K$3]/4;2)" office:value-type="float" office:value="73552.39">
            <text:p>73552.39</text:p>
          </table:table-cell>
          <table:table-cell table:formula="of:=[.D605]+1" office:value-type="float" office:value="599">
            <text:p>599</text:p>
          </table:table-cell>
          <table:table-cell table:number-columns-repeated="9"/>
        </table:table-row>
        <table:table-row table:style-name="ro1">
          <table:table-cell/>
          <table:table-cell table:formula="of:=ROUND([.B606]-([.$I$1]-[.B606]*([.$A$2]/(2*100))/[.$C$3])-[.$K$3]/2;2)" office:value-type="float" office:value="27056.38">
            <text:p>27056.38</text:p>
          </table:table-cell>
          <table:table-cell table:formula="of:=ROUND([.C606]-([.$J$1]-[.C606]*([.$A$2]/(4*100))/[.$C$3])-[.$K$3]/4;2)" office:value-type="float" office:value="73494.67">
            <text:p>73494.67</text:p>
          </table:table-cell>
          <table:table-cell table:formula="of:=[.D606]+1" office:value-type="float" office:value="600">
            <text:p>600</text:p>
          </table:table-cell>
          <table:table-cell table:number-columns-repeated="9"/>
        </table:table-row>
        <table:table-row table:style-name="ro1">
          <table:table-cell/>
          <table:table-cell table:formula="of:=ROUND([.B607]-([.$I$1]-[.B607]*([.$A$2]/(2*100))/[.$C$3])-[.$K$3]/2;2)" office:value-type="float" office:value="26853.76">
            <text:p>26853.76</text:p>
          </table:table-cell>
          <table:table-cell table:formula="of:=ROUND([.C607]-([.$J$1]-[.C607]*([.$A$2]/(4*100))/[.$C$3])-[.$K$3]/4;2)" office:value-type="float" office:value="73436.89">
            <text:p>73436.89</text:p>
          </table:table-cell>
          <table:table-cell table:formula="of:=[.D607]+1" office:value-type="float" office:value="601">
            <text:p>601</text:p>
          </table:table-cell>
          <table:table-cell table:number-columns-repeated="9"/>
        </table:table-row>
        <table:table-row table:style-name="ro1">
          <table:table-cell/>
          <table:table-cell table:formula="of:=ROUND([.B608]-([.$I$1]-[.B608]*([.$A$2]/(2*100))/[.$C$3])-[.$K$3]/2;2)" office:value-type="float" office:value="26650.76">
            <text:p>26650.76</text:p>
          </table:table-cell>
          <table:table-cell table:formula="of:=ROUND([.C608]-([.$J$1]-[.C608]*([.$A$2]/(4*100))/[.$C$3])-[.$K$3]/4;2)" office:value-type="float" office:value="73379.06">
            <text:p>73379.06</text:p>
          </table:table-cell>
          <table:table-cell table:formula="of:=[.D608]+1" office:value-type="float" office:value="602">
            <text:p>602</text:p>
          </table:table-cell>
          <table:table-cell table:number-columns-repeated="9"/>
        </table:table-row>
        <table:table-row table:style-name="ro1">
          <table:table-cell/>
          <table:table-cell table:formula="of:=ROUND([.B609]-([.$I$1]-[.B609]*([.$A$2]/(2*100))/[.$C$3])-[.$K$3]/2;2)" office:value-type="float" office:value="26447.38">
            <text:p>26447.38</text:p>
          </table:table-cell>
          <table:table-cell table:formula="of:=ROUND([.C609]-([.$J$1]-[.C609]*([.$A$2]/(4*100))/[.$C$3])-[.$K$3]/4;2)" office:value-type="float" office:value="73321.17">
            <text:p>73321.17</text:p>
          </table:table-cell>
          <table:table-cell table:formula="of:=[.D609]+1" office:value-type="float" office:value="603">
            <text:p>603</text:p>
          </table:table-cell>
          <table:table-cell table:number-columns-repeated="9"/>
        </table:table-row>
        <table:table-row table:style-name="ro1">
          <table:table-cell/>
          <table:table-cell table:formula="of:=ROUND([.B610]-([.$I$1]-[.B610]*([.$A$2]/(2*100))/[.$C$3])-[.$K$3]/2;2)" office:value-type="float" office:value="26243.62">
            <text:p>26243.62</text:p>
          </table:table-cell>
          <table:table-cell table:formula="of:=ROUND([.C610]-([.$J$1]-[.C610]*([.$A$2]/(4*100))/[.$C$3])-[.$K$3]/4;2)" office:value-type="float" office:value="73263.23">
            <text:p>73263.23</text:p>
          </table:table-cell>
          <table:table-cell table:formula="of:=[.D610]+1" office:value-type="float" office:value="604">
            <text:p>604</text:p>
          </table:table-cell>
          <table:table-cell table:number-columns-repeated="9"/>
        </table:table-row>
        <table:table-row table:style-name="ro1">
          <table:table-cell/>
          <table:table-cell table:formula="of:=ROUND([.B611]-([.$I$1]-[.B611]*([.$A$2]/(2*100))/[.$C$3])-[.$K$3]/2;2)" office:value-type="float" office:value="26039.48">
            <text:p>26039.48</text:p>
          </table:table-cell>
          <table:table-cell table:formula="of:=ROUND([.C611]-([.$J$1]-[.C611]*([.$A$2]/(4*100))/[.$C$3])-[.$K$3]/4;2)" office:value-type="float" office:value="73205.23">
            <text:p>73205.23</text:p>
          </table:table-cell>
          <table:table-cell table:formula="of:=[.D611]+1" office:value-type="float" office:value="605">
            <text:p>605</text:p>
          </table:table-cell>
          <table:table-cell table:number-columns-repeated="9"/>
        </table:table-row>
        <table:table-row table:style-name="ro1">
          <table:table-cell/>
          <table:table-cell table:formula="of:=ROUND([.B612]-([.$I$1]-[.B612]*([.$A$2]/(2*100))/[.$C$3])-[.$K$3]/2;2)" office:value-type="float" office:value="25834.95">
            <text:p>25834.95</text:p>
          </table:table-cell>
          <table:table-cell table:formula="of:=ROUND([.C612]-([.$J$1]-[.C612]*([.$A$2]/(4*100))/[.$C$3])-[.$K$3]/4;2)" office:value-type="float" office:value="73147.18">
            <text:p>73147.18</text:p>
          </table:table-cell>
          <table:table-cell table:formula="of:=[.D612]+1" office:value-type="float" office:value="606">
            <text:p>606</text:p>
          </table:table-cell>
          <table:table-cell table:number-columns-repeated="9"/>
        </table:table-row>
        <table:table-row table:style-name="ro1">
          <table:table-cell/>
          <table:table-cell table:formula="of:=ROUND([.B613]-([.$I$1]-[.B613]*([.$A$2]/(2*100))/[.$C$3])-[.$K$3]/2;2)" office:value-type="float" office:value="25630.04">
            <text:p>25630.04</text:p>
          </table:table-cell>
          <table:table-cell table:formula="of:=ROUND([.C613]-([.$J$1]-[.C613]*([.$A$2]/(4*100))/[.$C$3])-[.$K$3]/4;2)" office:value-type="float" office:value="73089.08">
            <text:p>73089.08</text:p>
          </table:table-cell>
          <table:table-cell table:formula="of:=[.D613]+1" office:value-type="float" office:value="607">
            <text:p>607</text:p>
          </table:table-cell>
          <table:table-cell table:number-columns-repeated="9"/>
        </table:table-row>
        <table:table-row table:style-name="ro1">
          <table:table-cell/>
          <table:table-cell table:formula="of:=ROUND([.B614]-([.$I$1]-[.B614]*([.$A$2]/(2*100))/[.$C$3])-[.$K$3]/2;2)" office:value-type="float" office:value="25424.75">
            <text:p>25424.75</text:p>
          </table:table-cell>
          <table:table-cell table:formula="of:=ROUND([.C614]-([.$J$1]-[.C614]*([.$A$2]/(4*100))/[.$C$3])-[.$K$3]/4;2)" office:value-type="float" office:value="73030.92">
            <text:p>73030.92</text:p>
          </table:table-cell>
          <table:table-cell table:formula="of:=[.D614]+1" office:value-type="float" office:value="608">
            <text:p>608</text:p>
          </table:table-cell>
          <table:table-cell table:number-columns-repeated="9"/>
        </table:table-row>
        <table:table-row table:style-name="ro1">
          <table:table-cell/>
          <table:table-cell table:formula="of:=ROUND([.B615]-([.$I$1]-[.B615]*([.$A$2]/(2*100))/[.$C$3])-[.$K$3]/2;2)" office:value-type="float" office:value="25219.07">
            <text:p>25219.07</text:p>
          </table:table-cell>
          <table:table-cell table:formula="of:=ROUND([.C615]-([.$J$1]-[.C615]*([.$A$2]/(4*100))/[.$C$3])-[.$K$3]/4;2)" office:value-type="float" office:value="72972.71">
            <text:p>72972.71</text:p>
          </table:table-cell>
          <table:table-cell table:formula="of:=[.D615]+1" office:value-type="float" office:value="609">
            <text:p>609</text:p>
          </table:table-cell>
          <table:table-cell table:number-columns-repeated="9"/>
        </table:table-row>
        <table:table-row table:style-name="ro1">
          <table:table-cell/>
          <table:table-cell table:formula="of:=ROUND([.B616]-([.$I$1]-[.B616]*([.$A$2]/(2*100))/[.$C$3])-[.$K$3]/2;2)" office:value-type="float" office:value="25013.01">
            <text:p>25013.01</text:p>
          </table:table-cell>
          <table:table-cell table:formula="of:=ROUND([.C616]-([.$J$1]-[.C616]*([.$A$2]/(4*100))/[.$C$3])-[.$K$3]/4;2)" office:value-type="float" office:value="72914.44">
            <text:p>72914.44</text:p>
          </table:table-cell>
          <table:table-cell table:formula="of:=[.D616]+1" office:value-type="float" office:value="610">
            <text:p>610</text:p>
          </table:table-cell>
          <table:table-cell table:number-columns-repeated="9"/>
        </table:table-row>
        <table:table-row table:style-name="ro1">
          <table:table-cell/>
          <table:table-cell table:formula="of:=ROUND([.B617]-([.$I$1]-[.B617]*([.$A$2]/(2*100))/[.$C$3])-[.$K$3]/2;2)" office:value-type="float" office:value="24806.56">
            <text:p>24806.56</text:p>
          </table:table-cell>
          <table:table-cell table:formula="of:=ROUND([.C617]-([.$J$1]-[.C617]*([.$A$2]/(4*100))/[.$C$3])-[.$K$3]/4;2)" office:value-type="float" office:value="72856.12">
            <text:p>72856.12</text:p>
          </table:table-cell>
          <table:table-cell table:formula="of:=[.D617]+1" office:value-type="float" office:value="611">
            <text:p>611</text:p>
          </table:table-cell>
          <table:table-cell table:number-columns-repeated="9"/>
        </table:table-row>
        <table:table-row table:style-name="ro1">
          <table:table-cell/>
          <table:table-cell table:formula="of:=ROUND([.B618]-([.$I$1]-[.B618]*([.$A$2]/(2*100))/[.$C$3])-[.$K$3]/2;2)" office:value-type="float" office:value="24599.72">
            <text:p>24599.72</text:p>
          </table:table-cell>
          <table:table-cell table:formula="of:=ROUND([.C618]-([.$J$1]-[.C618]*([.$A$2]/(4*100))/[.$C$3])-[.$K$3]/4;2)" office:value-type="float" office:value="72797.74">
            <text:p>72797.74</text:p>
          </table:table-cell>
          <table:table-cell table:formula="of:=[.D618]+1" office:value-type="float" office:value="612">
            <text:p>612</text:p>
          </table:table-cell>
          <table:table-cell table:number-columns-repeated="9"/>
        </table:table-row>
        <table:table-row table:style-name="ro1">
          <table:table-cell/>
          <table:table-cell table:formula="of:=ROUND([.B619]-([.$I$1]-[.B619]*([.$A$2]/(2*100))/[.$C$3])-[.$K$3]/2;2)" office:value-type="float" office:value="24392.49">
            <text:p>24392.49</text:p>
          </table:table-cell>
          <table:table-cell table:formula="of:=ROUND([.C619]-([.$J$1]-[.C619]*([.$A$2]/(4*100))/[.$C$3])-[.$K$3]/4;2)" office:value-type="float" office:value="72739.31">
            <text:p>72739.31</text:p>
          </table:table-cell>
          <table:table-cell table:formula="of:=[.D619]+1" office:value-type="float" office:value="613">
            <text:p>613</text:p>
          </table:table-cell>
          <table:table-cell table:number-columns-repeated="9"/>
        </table:table-row>
        <table:table-row table:style-name="ro1">
          <table:table-cell/>
          <table:table-cell table:formula="of:=ROUND([.B620]-([.$I$1]-[.B620]*([.$A$2]/(2*100))/[.$C$3])-[.$K$3]/2;2)" office:value-type="float" office:value="24184.88">
            <text:p>24184.88</text:p>
          </table:table-cell>
          <table:table-cell table:formula="of:=ROUND([.C620]-([.$J$1]-[.C620]*([.$A$2]/(4*100))/[.$C$3])-[.$K$3]/4;2)" office:value-type="float" office:value="72680.82">
            <text:p>72680.82</text:p>
          </table:table-cell>
          <table:table-cell table:formula="of:=[.D620]+1" office:value-type="float" office:value="614">
            <text:p>614</text:p>
          </table:table-cell>
          <table:table-cell table:number-columns-repeated="9"/>
        </table:table-row>
        <table:table-row table:style-name="ro1">
          <table:table-cell/>
          <table:table-cell table:formula="of:=ROUND([.B621]-([.$I$1]-[.B621]*([.$A$2]/(2*100))/[.$C$3])-[.$K$3]/2;2)" office:value-type="float" office:value="23976.88">
            <text:p>23976.88</text:p>
          </table:table-cell>
          <table:table-cell table:formula="of:=ROUND([.C621]-([.$J$1]-[.C621]*([.$A$2]/(4*100))/[.$C$3])-[.$K$3]/4;2)" office:value-type="float" office:value="72622.28">
            <text:p>72622.28</text:p>
          </table:table-cell>
          <table:table-cell table:formula="of:=[.D621]+1" office:value-type="float" office:value="615">
            <text:p>615</text:p>
          </table:table-cell>
          <table:table-cell table:number-columns-repeated="9"/>
        </table:table-row>
        <table:table-row table:style-name="ro1">
          <table:table-cell/>
          <table:table-cell table:formula="of:=ROUND([.B622]-([.$I$1]-[.B622]*([.$A$2]/(2*100))/[.$C$3])-[.$K$3]/2;2)" office:value-type="float" office:value="23768.49">
            <text:p>23768.49</text:p>
          </table:table-cell>
          <table:table-cell table:formula="of:=ROUND([.C622]-([.$J$1]-[.C622]*([.$A$2]/(4*100))/[.$C$3])-[.$K$3]/4;2)" office:value-type="float" office:value="72563.68">
            <text:p>72563.68</text:p>
          </table:table-cell>
          <table:table-cell table:formula="of:=[.D622]+1" office:value-type="float" office:value="616">
            <text:p>616</text:p>
          </table:table-cell>
          <table:table-cell table:number-columns-repeated="9"/>
        </table:table-row>
        <table:table-row table:style-name="ro1">
          <table:table-cell/>
          <table:table-cell table:formula="of:=ROUND([.B623]-([.$I$1]-[.B623]*([.$A$2]/(2*100))/[.$C$3])-[.$K$3]/2;2)" office:value-type="float" office:value="23559.71">
            <text:p>23559.71</text:p>
          </table:table-cell>
          <table:table-cell table:formula="of:=ROUND([.C623]-([.$J$1]-[.C623]*([.$A$2]/(4*100))/[.$C$3])-[.$K$3]/4;2)" office:value-type="float" office:value="72505.03">
            <text:p>72505.03</text:p>
          </table:table-cell>
          <table:table-cell table:formula="of:=[.D623]+1" office:value-type="float" office:value="617">
            <text:p>617</text:p>
          </table:table-cell>
          <table:table-cell table:number-columns-repeated="9"/>
        </table:table-row>
        <table:table-row table:style-name="ro1">
          <table:table-cell/>
          <table:table-cell table:formula="of:=ROUND([.B624]-([.$I$1]-[.B624]*([.$A$2]/(2*100))/[.$C$3])-[.$K$3]/2;2)" office:value-type="float" office:value="23350.53">
            <text:p>23350.53</text:p>
          </table:table-cell>
          <table:table-cell table:formula="of:=ROUND([.C624]-([.$J$1]-[.C624]*([.$A$2]/(4*100))/[.$C$3])-[.$K$3]/4;2)" office:value-type="float" office:value="72446.32">
            <text:p>72446.32</text:p>
          </table:table-cell>
          <table:table-cell table:formula="of:=[.D624]+1" office:value-type="float" office:value="618">
            <text:p>618</text:p>
          </table:table-cell>
          <table:table-cell table:number-columns-repeated="9"/>
        </table:table-row>
        <table:table-row table:style-name="ro1">
          <table:table-cell/>
          <table:table-cell table:formula="of:=ROUND([.B625]-([.$I$1]-[.B625]*([.$A$2]/(2*100))/[.$C$3])-[.$K$3]/2;2)" office:value-type="float" office:value="23140.96">
            <text:p>23140.96</text:p>
          </table:table-cell>
          <table:table-cell table:formula="of:=ROUND([.C625]-([.$J$1]-[.C625]*([.$A$2]/(4*100))/[.$C$3])-[.$K$3]/4;2)" office:value-type="float" office:value="72387.56">
            <text:p>72387.56</text:p>
          </table:table-cell>
          <table:table-cell table:formula="of:=[.D625]+1" office:value-type="float" office:value="619">
            <text:p>619</text:p>
          </table:table-cell>
          <table:table-cell table:number-columns-repeated="9"/>
        </table:table-row>
        <table:table-row table:style-name="ro1">
          <table:table-cell/>
          <table:table-cell table:formula="of:=ROUND([.B626]-([.$I$1]-[.B626]*([.$A$2]/(2*100))/[.$C$3])-[.$K$3]/2;2)" office:value-type="float" office:value="22931">
            <text:p>22931</text:p>
          </table:table-cell>
          <table:table-cell table:formula="of:=ROUND([.C626]-([.$J$1]-[.C626]*([.$A$2]/(4*100))/[.$C$3])-[.$K$3]/4;2)" office:value-type="float" office:value="72328.74">
            <text:p>72328.74</text:p>
          </table:table-cell>
          <table:table-cell table:formula="of:=[.D626]+1" office:value-type="float" office:value="620">
            <text:p>620</text:p>
          </table:table-cell>
          <table:table-cell table:number-columns-repeated="9"/>
        </table:table-row>
        <table:table-row table:style-name="ro1">
          <table:table-cell/>
          <table:table-cell table:formula="of:=ROUND([.B627]-([.$I$1]-[.B627]*([.$A$2]/(2*100))/[.$C$3])-[.$K$3]/2;2)" office:value-type="float" office:value="22720.65">
            <text:p>22720.65</text:p>
          </table:table-cell>
          <table:table-cell table:formula="of:=ROUND([.C627]-([.$J$1]-[.C627]*([.$A$2]/(4*100))/[.$C$3])-[.$K$3]/4;2)" office:value-type="float" office:value="72269.87">
            <text:p>72269.87</text:p>
          </table:table-cell>
          <table:table-cell table:formula="of:=[.D627]+1" office:value-type="float" office:value="621">
            <text:p>621</text:p>
          </table:table-cell>
          <table:table-cell table:number-columns-repeated="9"/>
        </table:table-row>
        <table:table-row table:style-name="ro1">
          <table:table-cell/>
          <table:table-cell table:formula="of:=ROUND([.B628]-([.$I$1]-[.B628]*([.$A$2]/(2*100))/[.$C$3])-[.$K$3]/2;2)" office:value-type="float" office:value="22509.9">
            <text:p>22509.9</text:p>
          </table:table-cell>
          <table:table-cell table:formula="of:=ROUND([.C628]-([.$J$1]-[.C628]*([.$A$2]/(4*100))/[.$C$3])-[.$K$3]/4;2)" office:value-type="float" office:value="72210.94">
            <text:p>72210.94</text:p>
          </table:table-cell>
          <table:table-cell table:formula="of:=[.D628]+1" office:value-type="float" office:value="622">
            <text:p>622</text:p>
          </table:table-cell>
          <table:table-cell table:number-columns-repeated="9"/>
        </table:table-row>
        <table:table-row table:style-name="ro1">
          <table:table-cell/>
          <table:table-cell table:formula="of:=ROUND([.B629]-([.$I$1]-[.B629]*([.$A$2]/(2*100))/[.$C$3])-[.$K$3]/2;2)" office:value-type="float" office:value="22298.76">
            <text:p>22298.76</text:p>
          </table:table-cell>
          <table:table-cell table:formula="of:=ROUND([.C629]-([.$J$1]-[.C629]*([.$A$2]/(4*100))/[.$C$3])-[.$K$3]/4;2)" office:value-type="float" office:value="72151.96">
            <text:p>72151.96</text:p>
          </table:table-cell>
          <table:table-cell table:formula="of:=[.D629]+1" office:value-type="float" office:value="623">
            <text:p>623</text:p>
          </table:table-cell>
          <table:table-cell table:number-columns-repeated="9"/>
        </table:table-row>
        <table:table-row table:style-name="ro1">
          <table:table-cell/>
          <table:table-cell table:formula="of:=ROUND([.B630]-([.$I$1]-[.B630]*([.$A$2]/(2*100))/[.$C$3])-[.$K$3]/2;2)" office:value-type="float" office:value="22087.22">
            <text:p>22087.22</text:p>
          </table:table-cell>
          <table:table-cell table:formula="of:=ROUND([.C630]-([.$J$1]-[.C630]*([.$A$2]/(4*100))/[.$C$3])-[.$K$3]/4;2)" office:value-type="float" office:value="72092.92">
            <text:p>72092.92</text:p>
          </table:table-cell>
          <table:table-cell table:formula="of:=[.D630]+1" office:value-type="float" office:value="624">
            <text:p>624</text:p>
          </table:table-cell>
          <table:table-cell table:number-columns-repeated="9"/>
        </table:table-row>
        <table:table-row table:style-name="ro1">
          <table:table-cell/>
          <table:table-cell table:formula="of:=ROUND([.B631]-([.$I$1]-[.B631]*([.$A$2]/(2*100))/[.$C$3])-[.$K$3]/2;2)" office:value-type="float" office:value="21875.28">
            <text:p>21875.28</text:p>
          </table:table-cell>
          <table:table-cell table:formula="of:=ROUND([.C631]-([.$J$1]-[.C631]*([.$A$2]/(4*100))/[.$C$3])-[.$K$3]/4;2)" office:value-type="float" office:value="72033.83">
            <text:p>72033.83</text:p>
          </table:table-cell>
          <table:table-cell table:formula="of:=[.D631]+1" office:value-type="float" office:value="625">
            <text:p>625</text:p>
          </table:table-cell>
          <table:table-cell table:number-columns-repeated="9"/>
        </table:table-row>
        <table:table-row table:style-name="ro1">
          <table:table-cell/>
          <table:table-cell table:formula="of:=ROUND([.B632]-([.$I$1]-[.B632]*([.$A$2]/(2*100))/[.$C$3])-[.$K$3]/2;2)" office:value-type="float" office:value="21662.95">
            <text:p>21662.95</text:p>
          </table:table-cell>
          <table:table-cell table:formula="of:=ROUND([.C632]-([.$J$1]-[.C632]*([.$A$2]/(4*100))/[.$C$3])-[.$K$3]/4;2)" office:value-type="float" office:value="71974.68">
            <text:p>71974.68</text:p>
          </table:table-cell>
          <table:table-cell table:formula="of:=[.D632]+1" office:value-type="float" office:value="626">
            <text:p>626</text:p>
          </table:table-cell>
          <table:table-cell table:number-columns-repeated="9"/>
        </table:table-row>
        <table:table-row table:style-name="ro1">
          <table:table-cell/>
          <table:table-cell table:formula="of:=ROUND([.B633]-([.$I$1]-[.B633]*([.$A$2]/(2*100))/[.$C$3])-[.$K$3]/2;2)" office:value-type="float" office:value="21450.22">
            <text:p>21450.22</text:p>
          </table:table-cell>
          <table:table-cell table:formula="of:=ROUND([.C633]-([.$J$1]-[.C633]*([.$A$2]/(4*100))/[.$C$3])-[.$K$3]/4;2)" office:value-type="float" office:value="71915.48">
            <text:p>71915.48</text:p>
          </table:table-cell>
          <table:table-cell table:formula="of:=[.D633]+1" office:value-type="float" office:value="627">
            <text:p>627</text:p>
          </table:table-cell>
          <table:table-cell table:number-columns-repeated="9"/>
        </table:table-row>
        <table:table-row table:style-name="ro1">
          <table:table-cell/>
          <table:table-cell table:formula="of:=ROUND([.B634]-([.$I$1]-[.B634]*([.$A$2]/(2*100))/[.$C$3])-[.$K$3]/2;2)" office:value-type="float" office:value="21237.09">
            <text:p>21237.09</text:p>
          </table:table-cell>
          <table:table-cell table:formula="of:=ROUND([.C634]-([.$J$1]-[.C634]*([.$A$2]/(4*100))/[.$C$3])-[.$K$3]/4;2)" office:value-type="float" office:value="71856.22">
            <text:p>71856.22</text:p>
          </table:table-cell>
          <table:table-cell table:formula="of:=[.D634]+1" office:value-type="float" office:value="628">
            <text:p>628</text:p>
          </table:table-cell>
          <table:table-cell table:number-columns-repeated="9"/>
        </table:table-row>
        <table:table-row table:style-name="ro1">
          <table:table-cell/>
          <table:table-cell table:formula="of:=ROUND([.B635]-([.$I$1]-[.B635]*([.$A$2]/(2*100))/[.$C$3])-[.$K$3]/2;2)" office:value-type="float" office:value="21023.56">
            <text:p>21023.56</text:p>
          </table:table-cell>
          <table:table-cell table:formula="of:=ROUND([.C635]-([.$J$1]-[.C635]*([.$A$2]/(4*100))/[.$C$3])-[.$K$3]/4;2)" office:value-type="float" office:value="71796.91">
            <text:p>71796.91</text:p>
          </table:table-cell>
          <table:table-cell table:formula="of:=[.D635]+1" office:value-type="float" office:value="629">
            <text:p>629</text:p>
          </table:table-cell>
          <table:table-cell table:number-columns-repeated="9"/>
        </table:table-row>
        <table:table-row table:style-name="ro1">
          <table:table-cell/>
          <table:table-cell table:formula="of:=ROUND([.B636]-([.$I$1]-[.B636]*([.$A$2]/(2*100))/[.$C$3])-[.$K$3]/2;2)" office:value-type="float" office:value="20809.63">
            <text:p>20809.63</text:p>
          </table:table-cell>
          <table:table-cell table:formula="of:=ROUND([.C636]-([.$J$1]-[.C636]*([.$A$2]/(4*100))/[.$C$3])-[.$K$3]/4;2)" office:value-type="float" office:value="71737.54">
            <text:p>71737.54</text:p>
          </table:table-cell>
          <table:table-cell table:formula="of:=[.D636]+1" office:value-type="float" office:value="630">
            <text:p>630</text:p>
          </table:table-cell>
          <table:table-cell table:number-columns-repeated="9"/>
        </table:table-row>
        <table:table-row table:style-name="ro1">
          <table:table-cell/>
          <table:table-cell table:formula="of:=ROUND([.B637]-([.$I$1]-[.B637]*([.$A$2]/(2*100))/[.$C$3])-[.$K$3]/2;2)" office:value-type="float" office:value="20595.3">
            <text:p>20595.3</text:p>
          </table:table-cell>
          <table:table-cell table:formula="of:=ROUND([.C637]-([.$J$1]-[.C637]*([.$A$2]/(4*100))/[.$C$3])-[.$K$3]/4;2)" office:value-type="float" office:value="71678.11">
            <text:p>71678.11</text:p>
          </table:table-cell>
          <table:table-cell table:formula="of:=[.D637]+1" office:value-type="float" office:value="631">
            <text:p>631</text:p>
          </table:table-cell>
          <table:table-cell table:number-columns-repeated="9"/>
        </table:table-row>
        <table:table-row table:style-name="ro1">
          <table:table-cell/>
          <table:table-cell table:formula="of:=ROUND([.B638]-([.$I$1]-[.B638]*([.$A$2]/(2*100))/[.$C$3])-[.$K$3]/2;2)" office:value-type="float" office:value="20380.57">
            <text:p>20380.57</text:p>
          </table:table-cell>
          <table:table-cell table:formula="of:=ROUND([.C638]-([.$J$1]-[.C638]*([.$A$2]/(4*100))/[.$C$3])-[.$K$3]/4;2)" office:value-type="float" office:value="71618.63">
            <text:p>71618.63</text:p>
          </table:table-cell>
          <table:table-cell table:formula="of:=[.D638]+1" office:value-type="float" office:value="632">
            <text:p>632</text:p>
          </table:table-cell>
          <table:table-cell table:number-columns-repeated="9"/>
        </table:table-row>
        <table:table-row table:style-name="ro1">
          <table:table-cell/>
          <table:table-cell table:formula="of:=ROUND([.B639]-([.$I$1]-[.B639]*([.$A$2]/(2*100))/[.$C$3])-[.$K$3]/2;2)" office:value-type="float" office:value="20165.43">
            <text:p>20165.43</text:p>
          </table:table-cell>
          <table:table-cell table:formula="of:=ROUND([.C639]-([.$J$1]-[.C639]*([.$A$2]/(4*100))/[.$C$3])-[.$K$3]/4;2)" office:value-type="float" office:value="71559.09">
            <text:p>71559.09</text:p>
          </table:table-cell>
          <table:table-cell table:formula="of:=[.D639]+1" office:value-type="float" office:value="633">
            <text:p>633</text:p>
          </table:table-cell>
          <table:table-cell table:number-columns-repeated="9"/>
        </table:table-row>
        <table:table-row table:style-name="ro1">
          <table:table-cell/>
          <table:table-cell table:formula="of:=ROUND([.B640]-([.$I$1]-[.B640]*([.$A$2]/(2*100))/[.$C$3])-[.$K$3]/2;2)" office:value-type="float" office:value="19949.89">
            <text:p>19949.89</text:p>
          </table:table-cell>
          <table:table-cell table:formula="of:=ROUND([.C640]-([.$J$1]-[.C640]*([.$A$2]/(4*100))/[.$C$3])-[.$K$3]/4;2)" office:value-type="float" office:value="71499.5">
            <text:p>71499.5</text:p>
          </table:table-cell>
          <table:table-cell table:formula="of:=[.D640]+1" office:value-type="float" office:value="634">
            <text:p>634</text:p>
          </table:table-cell>
          <table:table-cell table:number-columns-repeated="9"/>
        </table:table-row>
        <table:table-row table:style-name="ro1">
          <table:table-cell/>
          <table:table-cell table:formula="of:=ROUND([.B641]-([.$I$1]-[.B641]*([.$A$2]/(2*100))/[.$C$3])-[.$K$3]/2;2)" office:value-type="float" office:value="19733.95">
            <text:p>19733.95</text:p>
          </table:table-cell>
          <table:table-cell table:formula="of:=ROUND([.C641]-([.$J$1]-[.C641]*([.$A$2]/(4*100))/[.$C$3])-[.$K$3]/4;2)" office:value-type="float" office:value="71439.85">
            <text:p>71439.85</text:p>
          </table:table-cell>
          <table:table-cell table:formula="of:=[.D641]+1" office:value-type="float" office:value="635">
            <text:p>635</text:p>
          </table:table-cell>
          <table:table-cell table:number-columns-repeated="9"/>
        </table:table-row>
        <table:table-row table:style-name="ro1">
          <table:table-cell/>
          <table:table-cell table:formula="of:=ROUND([.B642]-([.$I$1]-[.B642]*([.$A$2]/(2*100))/[.$C$3])-[.$K$3]/2;2)" office:value-type="float" office:value="19517.6">
            <text:p>19517.6</text:p>
          </table:table-cell>
          <table:table-cell table:formula="of:=ROUND([.C642]-([.$J$1]-[.C642]*([.$A$2]/(4*100))/[.$C$3])-[.$K$3]/4;2)" office:value-type="float" office:value="71380.14">
            <text:p>71380.14</text:p>
          </table:table-cell>
          <table:table-cell table:formula="of:=[.D642]+1" office:value-type="float" office:value="636">
            <text:p>636</text:p>
          </table:table-cell>
          <table:table-cell table:number-columns-repeated="9"/>
        </table:table-row>
        <table:table-row table:style-name="ro1">
          <table:table-cell/>
          <table:table-cell table:formula="of:=ROUND([.B643]-([.$I$1]-[.B643]*([.$A$2]/(2*100))/[.$C$3])-[.$K$3]/2;2)" office:value-type="float" office:value="19300.85">
            <text:p>19300.85</text:p>
          </table:table-cell>
          <table:table-cell table:formula="of:=ROUND([.C643]-([.$J$1]-[.C643]*([.$A$2]/(4*100))/[.$C$3])-[.$K$3]/4;2)" office:value-type="float" office:value="71320.38">
            <text:p>71320.38</text:p>
          </table:table-cell>
          <table:table-cell table:formula="of:=[.D643]+1" office:value-type="float" office:value="637">
            <text:p>637</text:p>
          </table:table-cell>
          <table:table-cell table:number-columns-repeated="9"/>
        </table:table-row>
        <table:table-row table:style-name="ro1">
          <table:table-cell/>
          <table:table-cell table:formula="of:=ROUND([.B644]-([.$I$1]-[.B644]*([.$A$2]/(2*100))/[.$C$3])-[.$K$3]/2;2)" office:value-type="float" office:value="19083.69">
            <text:p>19083.69</text:p>
          </table:table-cell>
          <table:table-cell table:formula="of:=ROUND([.C644]-([.$J$1]-[.C644]*([.$A$2]/(4*100))/[.$C$3])-[.$K$3]/4;2)" office:value-type="float" office:value="71260.56">
            <text:p>71260.56</text:p>
          </table:table-cell>
          <table:table-cell table:formula="of:=[.D644]+1" office:value-type="float" office:value="638">
            <text:p>638</text:p>
          </table:table-cell>
          <table:table-cell table:number-columns-repeated="9"/>
        </table:table-row>
        <table:table-row table:style-name="ro1">
          <table:table-cell/>
          <table:table-cell table:formula="of:=ROUND([.B645]-([.$I$1]-[.B645]*([.$A$2]/(2*100))/[.$C$3])-[.$K$3]/2;2)" office:value-type="float" office:value="18866.12">
            <text:p>18866.12</text:p>
          </table:table-cell>
          <table:table-cell table:formula="of:=ROUND([.C645]-([.$J$1]-[.C645]*([.$A$2]/(4*100))/[.$C$3])-[.$K$3]/4;2)" office:value-type="float" office:value="71200.69">
            <text:p>71200.69</text:p>
          </table:table-cell>
          <table:table-cell table:formula="of:=[.D645]+1" office:value-type="float" office:value="639">
            <text:p>639</text:p>
          </table:table-cell>
          <table:table-cell table:number-columns-repeated="9"/>
        </table:table-row>
        <table:table-row table:style-name="ro1">
          <table:table-cell/>
          <table:table-cell table:formula="of:=ROUND([.B646]-([.$I$1]-[.B646]*([.$A$2]/(2*100))/[.$C$3])-[.$K$3]/2;2)" office:value-type="float" office:value="18648.14">
            <text:p>18648.14</text:p>
          </table:table-cell>
          <table:table-cell table:formula="of:=ROUND([.C646]-([.$J$1]-[.C646]*([.$A$2]/(4*100))/[.$C$3])-[.$K$3]/4;2)" office:value-type="float" office:value="71140.76">
            <text:p>71140.76</text:p>
          </table:table-cell>
          <table:table-cell table:formula="of:=[.D646]+1" office:value-type="float" office:value="640">
            <text:p>640</text:p>
          </table:table-cell>
          <table:table-cell table:number-columns-repeated="9"/>
        </table:table-row>
        <table:table-row table:style-name="ro1">
          <table:table-cell/>
          <table:table-cell table:formula="of:=ROUND([.B647]-([.$I$1]-[.B647]*([.$A$2]/(2*100))/[.$C$3])-[.$K$3]/2;2)" office:value-type="float" office:value="18429.76">
            <text:p>18429.76</text:p>
          </table:table-cell>
          <table:table-cell table:formula="of:=ROUND([.C647]-([.$J$1]-[.C647]*([.$A$2]/(4*100))/[.$C$3])-[.$K$3]/4;2)" office:value-type="float" office:value="71080.77">
            <text:p>71080.77</text:p>
          </table:table-cell>
          <table:table-cell table:formula="of:=[.D647]+1" office:value-type="float" office:value="641">
            <text:p>641</text:p>
          </table:table-cell>
          <table:table-cell table:number-columns-repeated="9"/>
        </table:table-row>
        <table:table-row table:style-name="ro1">
          <table:table-cell/>
          <table:table-cell table:formula="of:=ROUND([.B648]-([.$I$1]-[.B648]*([.$A$2]/(2*100))/[.$C$3])-[.$K$3]/2;2)" office:value-type="float" office:value="18210.97">
            <text:p>18210.97</text:p>
          </table:table-cell>
          <table:table-cell table:formula="of:=ROUND([.C648]-([.$J$1]-[.C648]*([.$A$2]/(4*100))/[.$C$3])-[.$K$3]/4;2)" office:value-type="float" office:value="71020.73">
            <text:p>71020.73</text:p>
          </table:table-cell>
          <table:table-cell table:formula="of:=[.D648]+1" office:value-type="float" office:value="642">
            <text:p>642</text:p>
          </table:table-cell>
          <table:table-cell table:number-columns-repeated="9"/>
        </table:table-row>
        <table:table-row table:style-name="ro1">
          <table:table-cell/>
          <table:table-cell table:formula="of:=ROUND([.B649]-([.$I$1]-[.B649]*([.$A$2]/(2*100))/[.$C$3])-[.$K$3]/2;2)" office:value-type="float" office:value="17991.77">
            <text:p>17991.77</text:p>
          </table:table-cell>
          <table:table-cell table:formula="of:=ROUND([.C649]-([.$J$1]-[.C649]*([.$A$2]/(4*100))/[.$C$3])-[.$K$3]/4;2)" office:value-type="float" office:value="70960.63">
            <text:p>70960.63</text:p>
          </table:table-cell>
          <table:table-cell table:formula="of:=[.D649]+1" office:value-type="float" office:value="643">
            <text:p>643</text:p>
          </table:table-cell>
          <table:table-cell table:number-columns-repeated="9"/>
        </table:table-row>
        <table:table-row table:style-name="ro1">
          <table:table-cell/>
          <table:table-cell table:formula="of:=ROUND([.B650]-([.$I$1]-[.B650]*([.$A$2]/(2*100))/[.$C$3])-[.$K$3]/2;2)" office:value-type="float" office:value="17772.15">
            <text:p>17772.15</text:p>
          </table:table-cell>
          <table:table-cell table:formula="of:=ROUND([.C650]-([.$J$1]-[.C650]*([.$A$2]/(4*100))/[.$C$3])-[.$K$3]/4;2)" office:value-type="float" office:value="70900.48">
            <text:p>70900.48</text:p>
          </table:table-cell>
          <table:table-cell table:formula="of:=[.D650]+1" office:value-type="float" office:value="644">
            <text:p>644</text:p>
          </table:table-cell>
          <table:table-cell table:number-columns-repeated="9"/>
        </table:table-row>
        <table:table-row table:style-name="ro1">
          <table:table-cell/>
          <table:table-cell table:formula="of:=ROUND([.B651]-([.$I$1]-[.B651]*([.$A$2]/(2*100))/[.$C$3])-[.$K$3]/2;2)" office:value-type="float" office:value="17552.12">
            <text:p>17552.12</text:p>
          </table:table-cell>
          <table:table-cell table:formula="of:=ROUND([.C651]-([.$J$1]-[.C651]*([.$A$2]/(4*100))/[.$C$3])-[.$K$3]/4;2)" office:value-type="float" office:value="70840.27">
            <text:p>70840.27</text:p>
          </table:table-cell>
          <table:table-cell table:formula="of:=[.D651]+1" office:value-type="float" office:value="645">
            <text:p>645</text:p>
          </table:table-cell>
          <table:table-cell table:number-columns-repeated="9"/>
        </table:table-row>
        <table:table-row table:style-name="ro1">
          <table:table-cell/>
          <table:table-cell table:formula="of:=ROUND([.B652]-([.$I$1]-[.B652]*([.$A$2]/(2*100))/[.$C$3])-[.$K$3]/2;2)" office:value-type="float" office:value="17331.68">
            <text:p>17331.68</text:p>
          </table:table-cell>
          <table:table-cell table:formula="of:=ROUND([.C652]-([.$J$1]-[.C652]*([.$A$2]/(4*100))/[.$C$3])-[.$K$3]/4;2)" office:value-type="float" office:value="70780">
            <text:p>70780</text:p>
          </table:table-cell>
          <table:table-cell table:formula="of:=[.D652]+1" office:value-type="float" office:value="646">
            <text:p>646</text:p>
          </table:table-cell>
          <table:table-cell table:number-columns-repeated="9"/>
        </table:table-row>
        <table:table-row table:style-name="ro1">
          <table:table-cell/>
          <table:table-cell table:formula="of:=ROUND([.B653]-([.$I$1]-[.B653]*([.$A$2]/(2*100))/[.$C$3])-[.$K$3]/2;2)" office:value-type="float" office:value="17110.83">
            <text:p>17110.83</text:p>
          </table:table-cell>
          <table:table-cell table:formula="of:=ROUND([.C653]-([.$J$1]-[.C653]*([.$A$2]/(4*100))/[.$C$3])-[.$K$3]/4;2)" office:value-type="float" office:value="70719.68">
            <text:p>70719.68</text:p>
          </table:table-cell>
          <table:table-cell table:formula="of:=[.D653]+1" office:value-type="float" office:value="647">
            <text:p>647</text:p>
          </table:table-cell>
          <table:table-cell table:number-columns-repeated="9"/>
        </table:table-row>
        <table:table-row table:style-name="ro1">
          <table:table-cell/>
          <table:table-cell table:formula="of:=ROUND([.B654]-([.$I$1]-[.B654]*([.$A$2]/(2*100))/[.$C$3])-[.$K$3]/2;2)" office:value-type="float" office:value="16889.56">
            <text:p>16889.56</text:p>
          </table:table-cell>
          <table:table-cell table:formula="of:=ROUND([.C654]-([.$J$1]-[.C654]*([.$A$2]/(4*100))/[.$C$3])-[.$K$3]/4;2)" office:value-type="float" office:value="70659.3">
            <text:p>70659.3</text:p>
          </table:table-cell>
          <table:table-cell table:formula="of:=[.D654]+1" office:value-type="float" office:value="648">
            <text:p>648</text:p>
          </table:table-cell>
          <table:table-cell table:number-columns-repeated="9"/>
        </table:table-row>
        <table:table-row table:style-name="ro1">
          <table:table-cell/>
          <table:table-cell table:formula="of:=ROUND([.B655]-([.$I$1]-[.B655]*([.$A$2]/(2*100))/[.$C$3])-[.$K$3]/2;2)" office:value-type="float" office:value="16667.88">
            <text:p>16667.88</text:p>
          </table:table-cell>
          <table:table-cell table:formula="of:=ROUND([.C655]-([.$J$1]-[.C655]*([.$A$2]/(4*100))/[.$C$3])-[.$K$3]/4;2)" office:value-type="float" office:value="70598.86">
            <text:p>70598.86</text:p>
          </table:table-cell>
          <table:table-cell table:formula="of:=[.D655]+1" office:value-type="float" office:value="649">
            <text:p>649</text:p>
          </table:table-cell>
          <table:table-cell table:number-columns-repeated="9"/>
        </table:table-row>
        <table:table-row table:style-name="ro1">
          <table:table-cell/>
          <table:table-cell table:formula="of:=ROUND([.B656]-([.$I$1]-[.B656]*([.$A$2]/(2*100))/[.$C$3])-[.$K$3]/2;2)" office:value-type="float" office:value="16445.78">
            <text:p>16445.78</text:p>
          </table:table-cell>
          <table:table-cell table:formula="of:=ROUND([.C656]-([.$J$1]-[.C656]*([.$A$2]/(4*100))/[.$C$3])-[.$K$3]/4;2)" office:value-type="float" office:value="70538.37">
            <text:p>70538.37</text:p>
          </table:table-cell>
          <table:table-cell table:formula="of:=[.D656]+1" office:value-type="float" office:value="650">
            <text:p>650</text:p>
          </table:table-cell>
          <table:table-cell table:number-columns-repeated="9"/>
        </table:table-row>
        <table:table-row table:style-name="ro1">
          <table:table-cell/>
          <table:table-cell table:formula="of:=ROUND([.B657]-([.$I$1]-[.B657]*([.$A$2]/(2*100))/[.$C$3])-[.$K$3]/2;2)" office:value-type="float" office:value="16223.27">
            <text:p>16223.27</text:p>
          </table:table-cell>
          <table:table-cell table:formula="of:=ROUND([.C657]-([.$J$1]-[.C657]*([.$A$2]/(4*100))/[.$C$3])-[.$K$3]/4;2)" office:value-type="float" office:value="70477.82">
            <text:p>70477.82</text:p>
          </table:table-cell>
          <table:table-cell table:formula="of:=[.D657]+1" office:value-type="float" office:value="651">
            <text:p>651</text:p>
          </table:table-cell>
          <table:table-cell table:number-columns-repeated="9"/>
        </table:table-row>
        <table:table-row table:style-name="ro1">
          <table:table-cell/>
          <table:table-cell table:formula="of:=ROUND([.B658]-([.$I$1]-[.B658]*([.$A$2]/(2*100))/[.$C$3])-[.$K$3]/2;2)" office:value-type="float" office:value="16000.34">
            <text:p>16000.34</text:p>
          </table:table-cell>
          <table:table-cell table:formula="of:=ROUND([.C658]-([.$J$1]-[.C658]*([.$A$2]/(4*100))/[.$C$3])-[.$K$3]/4;2)" office:value-type="float" office:value="70417.21">
            <text:p>70417.21</text:p>
          </table:table-cell>
          <table:table-cell table:formula="of:=[.D658]+1" office:value-type="float" office:value="652">
            <text:p>652</text:p>
          </table:table-cell>
          <table:table-cell table:number-columns-repeated="9"/>
        </table:table-row>
        <table:table-row table:style-name="ro1">
          <table:table-cell/>
          <table:table-cell table:formula="of:=ROUND([.B659]-([.$I$1]-[.B659]*([.$A$2]/(2*100))/[.$C$3])-[.$K$3]/2;2)" office:value-type="float" office:value="15776.99">
            <text:p>15776.99</text:p>
          </table:table-cell>
          <table:table-cell table:formula="of:=ROUND([.C659]-([.$J$1]-[.C659]*([.$A$2]/(4*100))/[.$C$3])-[.$K$3]/4;2)" office:value-type="float" office:value="70356.55">
            <text:p>70356.55</text:p>
          </table:table-cell>
          <table:table-cell table:formula="of:=[.D659]+1" office:value-type="float" office:value="653">
            <text:p>653</text:p>
          </table:table-cell>
          <table:table-cell table:number-columns-repeated="9"/>
        </table:table-row>
        <table:table-row table:style-name="ro1">
          <table:table-cell/>
          <table:table-cell table:formula="of:=ROUND([.B660]-([.$I$1]-[.B660]*([.$A$2]/(2*100))/[.$C$3])-[.$K$3]/2;2)" office:value-type="float" office:value="15553.22">
            <text:p>15553.22</text:p>
          </table:table-cell>
          <table:table-cell table:formula="of:=ROUND([.C660]-([.$J$1]-[.C660]*([.$A$2]/(4*100))/[.$C$3])-[.$K$3]/4;2)" office:value-type="float" office:value="70295.83">
            <text:p>70295.83</text:p>
          </table:table-cell>
          <table:table-cell table:formula="of:=[.D660]+1" office:value-type="float" office:value="654">
            <text:p>654</text:p>
          </table:table-cell>
          <table:table-cell table:number-columns-repeated="9"/>
        </table:table-row>
        <table:table-row table:style-name="ro1">
          <table:table-cell/>
          <table:table-cell table:formula="of:=ROUND([.B661]-([.$I$1]-[.B661]*([.$A$2]/(2*100))/[.$C$3])-[.$K$3]/2;2)" office:value-type="float" office:value="15329.03">
            <text:p>15329.03</text:p>
          </table:table-cell>
          <table:table-cell table:formula="of:=ROUND([.C661]-([.$J$1]-[.C661]*([.$A$2]/(4*100))/[.$C$3])-[.$K$3]/4;2)" office:value-type="float" office:value="70235.05">
            <text:p>70235.05</text:p>
          </table:table-cell>
          <table:table-cell table:formula="of:=[.D661]+1" office:value-type="float" office:value="655">
            <text:p>655</text:p>
          </table:table-cell>
          <table:table-cell table:number-columns-repeated="9"/>
        </table:table-row>
        <table:table-row table:style-name="ro1">
          <table:table-cell/>
          <table:table-cell table:formula="of:=ROUND([.B662]-([.$I$1]-[.B662]*([.$A$2]/(2*100))/[.$C$3])-[.$K$3]/2;2)" office:value-type="float" office:value="15104.42">
            <text:p>15104.42</text:p>
          </table:table-cell>
          <table:table-cell table:formula="of:=ROUND([.C662]-([.$J$1]-[.C662]*([.$A$2]/(4*100))/[.$C$3])-[.$K$3]/4;2)" office:value-type="float" office:value="70174.22">
            <text:p>70174.22</text:p>
          </table:table-cell>
          <table:table-cell table:formula="of:=[.D662]+1" office:value-type="float" office:value="656">
            <text:p>656</text:p>
          </table:table-cell>
          <table:table-cell table:number-columns-repeated="9"/>
        </table:table-row>
        <table:table-row table:style-name="ro1">
          <table:table-cell/>
          <table:table-cell table:formula="of:=ROUND([.B663]-([.$I$1]-[.B663]*([.$A$2]/(2*100))/[.$C$3])-[.$K$3]/2;2)" office:value-type="float" office:value="14879.39">
            <text:p>14879.39</text:p>
          </table:table-cell>
          <table:table-cell table:formula="of:=ROUND([.C663]-([.$J$1]-[.C663]*([.$A$2]/(4*100))/[.$C$3])-[.$K$3]/4;2)" office:value-type="float" office:value="70113.33">
            <text:p>70113.33</text:p>
          </table:table-cell>
          <table:table-cell table:formula="of:=[.D663]+1" office:value-type="float" office:value="657">
            <text:p>657</text:p>
          </table:table-cell>
          <table:table-cell table:number-columns-repeated="9"/>
        </table:table-row>
        <table:table-row table:style-name="ro1">
          <table:table-cell/>
          <table:table-cell table:formula="of:=ROUND([.B664]-([.$I$1]-[.B664]*([.$A$2]/(2*100))/[.$C$3])-[.$K$3]/2;2)" office:value-type="float" office:value="14653.94">
            <text:p>14653.94</text:p>
          </table:table-cell>
          <table:table-cell table:formula="of:=ROUND([.C664]-([.$J$1]-[.C664]*([.$A$2]/(4*100))/[.$C$3])-[.$K$3]/4;2)" office:value-type="float" office:value="70052.38">
            <text:p>70052.38</text:p>
          </table:table-cell>
          <table:table-cell table:formula="of:=[.D664]+1" office:value-type="float" office:value="658">
            <text:p>658</text:p>
          </table:table-cell>
          <table:table-cell table:number-columns-repeated="9"/>
        </table:table-row>
        <table:table-row table:style-name="ro1">
          <table:table-cell/>
          <table:table-cell table:formula="of:=ROUND([.B665]-([.$I$1]-[.B665]*([.$A$2]/(2*100))/[.$C$3])-[.$K$3]/2;2)" office:value-type="float" office:value="14428.07">
            <text:p>14428.07</text:p>
          </table:table-cell>
          <table:table-cell table:formula="of:=ROUND([.C665]-([.$J$1]-[.C665]*([.$A$2]/(4*100))/[.$C$3])-[.$K$3]/4;2)" office:value-type="float" office:value="69991.37">
            <text:p>69991.37</text:p>
          </table:table-cell>
          <table:table-cell table:formula="of:=[.D665]+1" office:value-type="float" office:value="659">
            <text:p>659</text:p>
          </table:table-cell>
          <table:table-cell table:number-columns-repeated="9"/>
        </table:table-row>
        <table:table-row table:style-name="ro1">
          <table:table-cell/>
          <table:table-cell table:formula="of:=ROUND([.B666]-([.$I$1]-[.B666]*([.$A$2]/(2*100))/[.$C$3])-[.$K$3]/2;2)" office:value-type="float" office:value="14201.77">
            <text:p>14201.77</text:p>
          </table:table-cell>
          <table:table-cell table:formula="of:=ROUND([.C666]-([.$J$1]-[.C666]*([.$A$2]/(4*100))/[.$C$3])-[.$K$3]/4;2)" office:value-type="float" office:value="69930.31">
            <text:p>69930.31</text:p>
          </table:table-cell>
          <table:table-cell table:formula="of:=[.D666]+1" office:value-type="float" office:value="660">
            <text:p>660</text:p>
          </table:table-cell>
          <table:table-cell table:number-columns-repeated="9"/>
        </table:table-row>
        <table:table-row table:style-name="ro1">
          <table:table-cell/>
          <table:table-cell table:formula="of:=ROUND([.B667]-([.$I$1]-[.B667]*([.$A$2]/(2*100))/[.$C$3])-[.$K$3]/2;2)" office:value-type="float" office:value="13975.05">
            <text:p>13975.05</text:p>
          </table:table-cell>
          <table:table-cell table:formula="of:=ROUND([.C667]-([.$J$1]-[.C667]*([.$A$2]/(4*100))/[.$C$3])-[.$K$3]/4;2)" office:value-type="float" office:value="69869.19">
            <text:p>69869.19</text:p>
          </table:table-cell>
          <table:table-cell table:formula="of:=[.D667]+1" office:value-type="float" office:value="661">
            <text:p>661</text:p>
          </table:table-cell>
          <table:table-cell table:number-columns-repeated="9"/>
        </table:table-row>
        <table:table-row table:style-name="ro1">
          <table:table-cell/>
          <table:table-cell table:formula="of:=ROUND([.B668]-([.$I$1]-[.B668]*([.$A$2]/(2*100))/[.$C$3])-[.$K$3]/2;2)" office:value-type="float" office:value="13747.9">
            <text:p>13747.9</text:p>
          </table:table-cell>
          <table:table-cell table:formula="of:=ROUND([.C668]-([.$J$1]-[.C668]*([.$A$2]/(4*100))/[.$C$3])-[.$K$3]/4;2)" office:value-type="float" office:value="69808.01">
            <text:p>69808.01</text:p>
          </table:table-cell>
          <table:table-cell table:formula="of:=[.D668]+1" office:value-type="float" office:value="662">
            <text:p>662</text:p>
          </table:table-cell>
          <table:table-cell table:number-columns-repeated="9"/>
        </table:table-row>
        <table:table-row table:style-name="ro1">
          <table:table-cell/>
          <table:table-cell table:formula="of:=ROUND([.B669]-([.$I$1]-[.B669]*([.$A$2]/(2*100))/[.$C$3])-[.$K$3]/2;2)" office:value-type="float" office:value="13520.33">
            <text:p>13520.33</text:p>
          </table:table-cell>
          <table:table-cell table:formula="of:=ROUND([.C669]-([.$J$1]-[.C669]*([.$A$2]/(4*100))/[.$C$3])-[.$K$3]/4;2)" office:value-type="float" office:value="69746.78">
            <text:p>69746.78</text:p>
          </table:table-cell>
          <table:table-cell table:formula="of:=[.D669]+1" office:value-type="float" office:value="663">
            <text:p>663</text:p>
          </table:table-cell>
          <table:table-cell table:number-columns-repeated="9"/>
        </table:table-row>
        <table:table-row table:style-name="ro1">
          <table:table-cell/>
          <table:table-cell table:formula="of:=ROUND([.B670]-([.$I$1]-[.B670]*([.$A$2]/(2*100))/[.$C$3])-[.$K$3]/2;2)" office:value-type="float" office:value="13292.33">
            <text:p>13292.33</text:p>
          </table:table-cell>
          <table:table-cell table:formula="of:=ROUND([.C670]-([.$J$1]-[.C670]*([.$A$2]/(4*100))/[.$C$3])-[.$K$3]/4;2)" office:value-type="float" office:value="69685.49">
            <text:p>69685.49</text:p>
          </table:table-cell>
          <table:table-cell table:formula="of:=[.D670]+1" office:value-type="float" office:value="664">
            <text:p>664</text:p>
          </table:table-cell>
          <table:table-cell table:number-columns-repeated="9"/>
        </table:table-row>
        <table:table-row table:style-name="ro1">
          <table:table-cell/>
          <table:table-cell table:formula="of:=ROUND([.B671]-([.$I$1]-[.B671]*([.$A$2]/(2*100))/[.$C$3])-[.$K$3]/2;2)" office:value-type="float" office:value="13063.9">
            <text:p>13063.9</text:p>
          </table:table-cell>
          <table:table-cell table:formula="of:=ROUND([.C671]-([.$J$1]-[.C671]*([.$A$2]/(4*100))/[.$C$3])-[.$K$3]/4;2)" office:value-type="float" office:value="69624.14">
            <text:p>69624.14</text:p>
          </table:table-cell>
          <table:table-cell table:formula="of:=[.D671]+1" office:value-type="float" office:value="665">
            <text:p>665</text:p>
          </table:table-cell>
          <table:table-cell table:number-columns-repeated="9"/>
        </table:table-row>
        <table:table-row table:style-name="ro1">
          <table:table-cell/>
          <table:table-cell table:formula="of:=ROUND([.B672]-([.$I$1]-[.B672]*([.$A$2]/(2*100))/[.$C$3])-[.$K$3]/2;2)" office:value-type="float" office:value="12835.04">
            <text:p>12835.04</text:p>
          </table:table-cell>
          <table:table-cell table:formula="of:=ROUND([.C672]-([.$J$1]-[.C672]*([.$A$2]/(4*100))/[.$C$3])-[.$K$3]/4;2)" office:value-type="float" office:value="69562.73">
            <text:p>69562.73</text:p>
          </table:table-cell>
          <table:table-cell table:formula="of:=[.D672]+1" office:value-type="float" office:value="666">
            <text:p>666</text:p>
          </table:table-cell>
          <table:table-cell table:number-columns-repeated="9"/>
        </table:table-row>
        <table:table-row table:style-name="ro1">
          <table:table-cell/>
          <table:table-cell table:formula="of:=ROUND([.B673]-([.$I$1]-[.B673]*([.$A$2]/(2*100))/[.$C$3])-[.$K$3]/2;2)" office:value-type="float" office:value="12605.76">
            <text:p>12605.76</text:p>
          </table:table-cell>
          <table:table-cell table:formula="of:=ROUND([.C673]-([.$J$1]-[.C673]*([.$A$2]/(4*100))/[.$C$3])-[.$K$3]/4;2)" office:value-type="float" office:value="69501.27">
            <text:p>69501.27</text:p>
          </table:table-cell>
          <table:table-cell table:formula="of:=[.D673]+1" office:value-type="float" office:value="667">
            <text:p>667</text:p>
          </table:table-cell>
          <table:table-cell table:number-columns-repeated="9"/>
        </table:table-row>
        <table:table-row table:style-name="ro1">
          <table:table-cell/>
          <table:table-cell table:formula="of:=ROUND([.B674]-([.$I$1]-[.B674]*([.$A$2]/(2*100))/[.$C$3])-[.$K$3]/2;2)" office:value-type="float" office:value="12376.05">
            <text:p>12376.05</text:p>
          </table:table-cell>
          <table:table-cell table:formula="of:=ROUND([.C674]-([.$J$1]-[.C674]*([.$A$2]/(4*100))/[.$C$3])-[.$K$3]/4;2)" office:value-type="float" office:value="69439.75">
            <text:p>69439.75</text:p>
          </table:table-cell>
          <table:table-cell table:formula="of:=[.D674]+1" office:value-type="float" office:value="668">
            <text:p>668</text:p>
          </table:table-cell>
          <table:table-cell table:number-columns-repeated="9"/>
        </table:table-row>
        <table:table-row table:style-name="ro1">
          <table:table-cell/>
          <table:table-cell table:formula="of:=ROUND([.B675]-([.$I$1]-[.B675]*([.$A$2]/(2*100))/[.$C$3])-[.$K$3]/2;2)" office:value-type="float" office:value="12145.91">
            <text:p>12145.91</text:p>
          </table:table-cell>
          <table:table-cell table:formula="of:=ROUND([.C675]-([.$J$1]-[.C675]*([.$A$2]/(4*100))/[.$C$3])-[.$K$3]/4;2)" office:value-type="float" office:value="69378.17">
            <text:p>69378.17</text:p>
          </table:table-cell>
          <table:table-cell table:formula="of:=[.D675]+1" office:value-type="float" office:value="669">
            <text:p>669</text:p>
          </table:table-cell>
          <table:table-cell table:number-columns-repeated="9"/>
        </table:table-row>
        <table:table-row table:style-name="ro1">
          <table:table-cell/>
          <table:table-cell table:formula="of:=ROUND([.B676]-([.$I$1]-[.B676]*([.$A$2]/(2*100))/[.$C$3])-[.$K$3]/2;2)" office:value-type="float" office:value="11915.33">
            <text:p>11915.33</text:p>
          </table:table-cell>
          <table:table-cell table:formula="of:=ROUND([.C676]-([.$J$1]-[.C676]*([.$A$2]/(4*100))/[.$C$3])-[.$K$3]/4;2)" office:value-type="float" office:value="69316.53">
            <text:p>69316.53</text:p>
          </table:table-cell>
          <table:table-cell table:formula="of:=[.D676]+1" office:value-type="float" office:value="670">
            <text:p>670</text:p>
          </table:table-cell>
          <table:table-cell table:number-columns-repeated="9"/>
        </table:table-row>
        <table:table-row table:style-name="ro1">
          <table:table-cell/>
          <table:table-cell table:formula="of:=ROUND([.B677]-([.$I$1]-[.B677]*([.$A$2]/(2*100))/[.$C$3])-[.$K$3]/2;2)" office:value-type="float" office:value="11684.32">
            <text:p>11684.32</text:p>
          </table:table-cell>
          <table:table-cell table:formula="of:=ROUND([.C677]-([.$J$1]-[.C677]*([.$A$2]/(4*100))/[.$C$3])-[.$K$3]/4;2)" office:value-type="float" office:value="69254.83">
            <text:p>69254.83</text:p>
          </table:table-cell>
          <table:table-cell table:formula="of:=[.D677]+1" office:value-type="float" office:value="671">
            <text:p>671</text:p>
          </table:table-cell>
          <table:table-cell table:number-columns-repeated="9"/>
        </table:table-row>
        <table:table-row table:style-name="ro1">
          <table:table-cell/>
          <table:table-cell table:formula="of:=ROUND([.B678]-([.$I$1]-[.B678]*([.$A$2]/(2*100))/[.$C$3])-[.$K$3]/2;2)" office:value-type="float" office:value="11452.88">
            <text:p>11452.88</text:p>
          </table:table-cell>
          <table:table-cell table:formula="of:=ROUND([.C678]-([.$J$1]-[.C678]*([.$A$2]/(4*100))/[.$C$3])-[.$K$3]/4;2)" office:value-type="float" office:value="69193.08">
            <text:p>69193.08</text:p>
          </table:table-cell>
          <table:table-cell table:formula="of:=[.D678]+1" office:value-type="float" office:value="672">
            <text:p>672</text:p>
          </table:table-cell>
          <table:table-cell table:number-columns-repeated="9"/>
        </table:table-row>
        <table:table-row table:style-name="ro1">
          <table:table-cell/>
          <table:table-cell table:formula="of:=ROUND([.B679]-([.$I$1]-[.B679]*([.$A$2]/(2*100))/[.$C$3])-[.$K$3]/2;2)" office:value-type="float" office:value="11221">
            <text:p>11221</text:p>
          </table:table-cell>
          <table:table-cell table:formula="of:=ROUND([.C679]-([.$J$1]-[.C679]*([.$A$2]/(4*100))/[.$C$3])-[.$K$3]/4;2)" office:value-type="float" office:value="69131.27">
            <text:p>69131.27</text:p>
          </table:table-cell>
          <table:table-cell table:formula="of:=[.D679]+1" office:value-type="float" office:value="673">
            <text:p>673</text:p>
          </table:table-cell>
          <table:table-cell table:number-columns-repeated="9"/>
        </table:table-row>
        <table:table-row table:style-name="ro1">
          <table:table-cell/>
          <table:table-cell table:formula="of:=ROUND([.B680]-([.$I$1]-[.B680]*([.$A$2]/(2*100))/[.$C$3])-[.$K$3]/2;2)" office:value-type="float" office:value="10988.69">
            <text:p>10988.69</text:p>
          </table:table-cell>
          <table:table-cell table:formula="of:=ROUND([.C680]-([.$J$1]-[.C680]*([.$A$2]/(4*100))/[.$C$3])-[.$K$3]/4;2)" office:value-type="float" office:value="69069.4">
            <text:p>69069.4</text:p>
          </table:table-cell>
          <table:table-cell table:formula="of:=[.D680]+1" office:value-type="float" office:value="674">
            <text:p>674</text:p>
          </table:table-cell>
          <table:table-cell table:number-columns-repeated="9"/>
        </table:table-row>
        <table:table-row table:style-name="ro1">
          <table:table-cell/>
          <table:table-cell table:formula="of:=ROUND([.B681]-([.$I$1]-[.B681]*([.$A$2]/(2*100))/[.$C$3])-[.$K$3]/2;2)" office:value-type="float" office:value="10755.94">
            <text:p>10755.94</text:p>
          </table:table-cell>
          <table:table-cell table:formula="of:=ROUND([.C681]-([.$J$1]-[.C681]*([.$A$2]/(4*100))/[.$C$3])-[.$K$3]/4;2)" office:value-type="float" office:value="69007.47">
            <text:p>69007.47</text:p>
          </table:table-cell>
          <table:table-cell table:formula="of:=[.D681]+1" office:value-type="float" office:value="675">
            <text:p>675</text:p>
          </table:table-cell>
          <table:table-cell table:number-columns-repeated="9"/>
        </table:table-row>
        <table:table-row table:style-name="ro1">
          <table:table-cell/>
          <table:table-cell table:formula="of:=ROUND([.B682]-([.$I$1]-[.B682]*([.$A$2]/(2*100))/[.$C$3])-[.$K$3]/2;2)" office:value-type="float" office:value="10522.76">
            <text:p>10522.76</text:p>
          </table:table-cell>
          <table:table-cell table:formula="of:=ROUND([.C682]-([.$J$1]-[.C682]*([.$A$2]/(4*100))/[.$C$3])-[.$K$3]/4;2)" office:value-type="float" office:value="68945.48">
            <text:p>68945.48</text:p>
          </table:table-cell>
          <table:table-cell table:formula="of:=[.D682]+1" office:value-type="float" office:value="676">
            <text:p>676</text:p>
          </table:table-cell>
          <table:table-cell table:number-columns-repeated="9"/>
        </table:table-row>
        <table:table-row table:style-name="ro1">
          <table:table-cell/>
          <table:table-cell table:formula="of:=ROUND([.B683]-([.$I$1]-[.B683]*([.$A$2]/(2*100))/[.$C$3])-[.$K$3]/2;2)" office:value-type="float" office:value="10289.14">
            <text:p>10289.14</text:p>
          </table:table-cell>
          <table:table-cell table:formula="of:=ROUND([.C683]-([.$J$1]-[.C683]*([.$A$2]/(4*100))/[.$C$3])-[.$K$3]/4;2)" office:value-type="float" office:value="68883.44">
            <text:p>68883.44</text:p>
          </table:table-cell>
          <table:table-cell table:formula="of:=[.D683]+1" office:value-type="float" office:value="677">
            <text:p>677</text:p>
          </table:table-cell>
          <table:table-cell table:number-columns-repeated="9"/>
        </table:table-row>
        <table:table-row table:style-name="ro1">
          <table:table-cell/>
          <table:table-cell table:formula="of:=ROUND([.B684]-([.$I$1]-[.B684]*([.$A$2]/(2*100))/[.$C$3])-[.$K$3]/2;2)" office:value-type="float" office:value="10055.08">
            <text:p>10055.08</text:p>
          </table:table-cell>
          <table:table-cell table:formula="of:=ROUND([.C684]-([.$J$1]-[.C684]*([.$A$2]/(4*100))/[.$C$3])-[.$K$3]/4;2)" office:value-type="float" office:value="68821.34">
            <text:p>68821.34</text:p>
          </table:table-cell>
          <table:table-cell table:formula="of:=[.D684]+1" office:value-type="float" office:value="678">
            <text:p>678</text:p>
          </table:table-cell>
          <table:table-cell table:number-columns-repeated="9"/>
        </table:table-row>
        <table:table-row table:style-name="ro1">
          <table:table-cell/>
          <table:table-cell table:formula="of:=ROUND([.B685]-([.$I$1]-[.B685]*([.$A$2]/(2*100))/[.$C$3])-[.$K$3]/2;2)" office:value-type="float" office:value="9820.58">
            <text:p>9820.58</text:p>
          </table:table-cell>
          <table:table-cell table:formula="of:=ROUND([.C685]-([.$J$1]-[.C685]*([.$A$2]/(4*100))/[.$C$3])-[.$K$3]/4;2)" office:value-type="float" office:value="68759.18">
            <text:p>68759.18</text:p>
          </table:table-cell>
          <table:table-cell table:formula="of:=[.D685]+1" office:value-type="float" office:value="679">
            <text:p>679</text:p>
          </table:table-cell>
          <table:table-cell table:number-columns-repeated="9"/>
        </table:table-row>
        <table:table-row table:style-name="ro1">
          <table:table-cell/>
          <table:table-cell table:formula="of:=ROUND([.B686]-([.$I$1]-[.B686]*([.$A$2]/(2*100))/[.$C$3])-[.$K$3]/2;2)" office:value-type="float" office:value="9585.64">
            <text:p>9585.64</text:p>
          </table:table-cell>
          <table:table-cell table:formula="of:=ROUND([.C686]-([.$J$1]-[.C686]*([.$A$2]/(4*100))/[.$C$3])-[.$K$3]/4;2)" office:value-type="float" office:value="68696.96">
            <text:p>68696.96</text:p>
          </table:table-cell>
          <table:table-cell table:formula="of:=[.D686]+1" office:value-type="float" office:value="680">
            <text:p>680</text:p>
          </table:table-cell>
          <table:table-cell table:number-columns-repeated="9"/>
        </table:table-row>
        <table:table-row table:style-name="ro1">
          <table:table-cell/>
          <table:table-cell table:formula="of:=ROUND([.B687]-([.$I$1]-[.B687]*([.$A$2]/(2*100))/[.$C$3])-[.$K$3]/2;2)" office:value-type="float" office:value="9350.26">
            <text:p>9350.26</text:p>
          </table:table-cell>
          <table:table-cell table:formula="of:=ROUND([.C687]-([.$J$1]-[.C687]*([.$A$2]/(4*100))/[.$C$3])-[.$K$3]/4;2)" office:value-type="float" office:value="68634.68">
            <text:p>68634.68</text:p>
          </table:table-cell>
          <table:table-cell table:formula="of:=[.D687]+1" office:value-type="float" office:value="681">
            <text:p>681</text:p>
          </table:table-cell>
          <table:table-cell table:number-columns-repeated="9"/>
        </table:table-row>
        <table:table-row table:style-name="ro1">
          <table:table-cell/>
          <table:table-cell table:formula="of:=ROUND([.B688]-([.$I$1]-[.B688]*([.$A$2]/(2*100))/[.$C$3])-[.$K$3]/2;2)" office:value-type="float" office:value="9114.44">
            <text:p>9114.44</text:p>
          </table:table-cell>
          <table:table-cell table:formula="of:=ROUND([.C688]-([.$J$1]-[.C688]*([.$A$2]/(4*100))/[.$C$3])-[.$K$3]/4;2)" office:value-type="float" office:value="68572.35">
            <text:p>68572.35</text:p>
          </table:table-cell>
          <table:table-cell table:formula="of:=[.D688]+1" office:value-type="float" office:value="682">
            <text:p>682</text:p>
          </table:table-cell>
          <table:table-cell table:number-columns-repeated="9"/>
        </table:table-row>
        <table:table-row table:style-name="ro1">
          <table:table-cell/>
          <table:table-cell table:formula="of:=ROUND([.B689]-([.$I$1]-[.B689]*([.$A$2]/(2*100))/[.$C$3])-[.$K$3]/2;2)" office:value-type="float" office:value="8878.18">
            <text:p>8878.18</text:p>
          </table:table-cell>
          <table:table-cell table:formula="of:=ROUND([.C689]-([.$J$1]-[.C689]*([.$A$2]/(4*100))/[.$C$3])-[.$K$3]/4;2)" office:value-type="float" office:value="68509.96">
            <text:p>68509.96</text:p>
          </table:table-cell>
          <table:table-cell table:formula="of:=[.D689]+1" office:value-type="float" office:value="683">
            <text:p>683</text:p>
          </table:table-cell>
          <table:table-cell table:number-columns-repeated="9"/>
        </table:table-row>
        <table:table-row table:style-name="ro1">
          <table:table-cell/>
          <table:table-cell table:formula="of:=ROUND([.B690]-([.$I$1]-[.B690]*([.$A$2]/(2*100))/[.$C$3])-[.$K$3]/2;2)" office:value-type="float" office:value="8641.48">
            <text:p>8641.48</text:p>
          </table:table-cell>
          <table:table-cell table:formula="of:=ROUND([.C690]-([.$J$1]-[.C690]*([.$A$2]/(4*100))/[.$C$3])-[.$K$3]/4;2)" office:value-type="float" office:value="68447.51">
            <text:p>68447.51</text:p>
          </table:table-cell>
          <table:table-cell table:formula="of:=[.D690]+1" office:value-type="float" office:value="684">
            <text:p>684</text:p>
          </table:table-cell>
          <table:table-cell table:number-columns-repeated="9"/>
        </table:table-row>
        <table:table-row table:style-name="ro1">
          <table:table-cell/>
          <table:table-cell table:formula="of:=ROUND([.B691]-([.$I$1]-[.B691]*([.$A$2]/(2*100))/[.$C$3])-[.$K$3]/2;2)" office:value-type="float" office:value="8404.33">
            <text:p>8404.33</text:p>
          </table:table-cell>
          <table:table-cell table:formula="of:=ROUND([.C691]-([.$J$1]-[.C691]*([.$A$2]/(4*100))/[.$C$3])-[.$K$3]/4;2)" office:value-type="float" office:value="68385">
            <text:p>68385</text:p>
          </table:table-cell>
          <table:table-cell table:formula="of:=[.D691]+1" office:value-type="float" office:value="685">
            <text:p>685</text:p>
          </table:table-cell>
          <table:table-cell table:number-columns-repeated="9"/>
        </table:table-row>
        <table:table-row table:style-name="ro1">
          <table:table-cell/>
          <table:table-cell table:formula="of:=ROUND([.B692]-([.$I$1]-[.B692]*([.$A$2]/(2*100))/[.$C$3])-[.$K$3]/2;2)" office:value-type="float" office:value="8166.74">
            <text:p>8166.74</text:p>
          </table:table-cell>
          <table:table-cell table:formula="of:=ROUND([.C692]-([.$J$1]-[.C692]*([.$A$2]/(4*100))/[.$C$3])-[.$K$3]/4;2)" office:value-type="float" office:value="68322.43">
            <text:p>68322.43</text:p>
          </table:table-cell>
          <table:table-cell table:formula="of:=[.D692]+1" office:value-type="float" office:value="686">
            <text:p>686</text:p>
          </table:table-cell>
          <table:table-cell table:number-columns-repeated="9"/>
        </table:table-row>
        <table:table-row table:style-name="ro1">
          <table:table-cell/>
          <table:table-cell table:formula="of:=ROUND([.B693]-([.$I$1]-[.B693]*([.$A$2]/(2*100))/[.$C$3])-[.$K$3]/2;2)" office:value-type="float" office:value="7928.7">
            <text:p>7928.7</text:p>
          </table:table-cell>
          <table:table-cell table:formula="of:=ROUND([.C693]-([.$J$1]-[.C693]*([.$A$2]/(4*100))/[.$C$3])-[.$K$3]/4;2)" office:value-type="float" office:value="68259.8">
            <text:p>68259.8</text:p>
          </table:table-cell>
          <table:table-cell table:formula="of:=[.D693]+1" office:value-type="float" office:value="687">
            <text:p>687</text:p>
          </table:table-cell>
          <table:table-cell table:number-columns-repeated="9"/>
        </table:table-row>
        <table:table-row table:style-name="ro1">
          <table:table-cell/>
          <table:table-cell table:formula="of:=ROUND([.B694]-([.$I$1]-[.B694]*([.$A$2]/(2*100))/[.$C$3])-[.$K$3]/2;2)" office:value-type="float" office:value="7690.22">
            <text:p>7690.22</text:p>
          </table:table-cell>
          <table:table-cell table:formula="of:=ROUND([.C694]-([.$J$1]-[.C694]*([.$A$2]/(4*100))/[.$C$3])-[.$K$3]/4;2)" office:value-type="float" office:value="68197.11">
            <text:p>68197.11</text:p>
          </table:table-cell>
          <table:table-cell table:formula="of:=[.D694]+1" office:value-type="float" office:value="688">
            <text:p>688</text:p>
          </table:table-cell>
          <table:table-cell table:number-columns-repeated="9"/>
        </table:table-row>
        <table:table-row table:style-name="ro1">
          <table:table-cell/>
          <table:table-cell table:formula="of:=ROUND([.B695]-([.$I$1]-[.B695]*([.$A$2]/(2*100))/[.$C$3])-[.$K$3]/2;2)" office:value-type="float" office:value="7451.29">
            <text:p>7451.29</text:p>
          </table:table-cell>
          <table:table-cell table:formula="of:=ROUND([.C695]-([.$J$1]-[.C695]*([.$A$2]/(4*100))/[.$C$3])-[.$K$3]/4;2)" office:value-type="float" office:value="68134.36">
            <text:p>68134.36</text:p>
          </table:table-cell>
          <table:table-cell table:formula="of:=[.D695]+1" office:value-type="float" office:value="689">
            <text:p>689</text:p>
          </table:table-cell>
          <table:table-cell table:number-columns-repeated="9"/>
        </table:table-row>
        <table:table-row table:style-name="ro1">
          <table:table-cell/>
          <table:table-cell table:formula="of:=ROUND([.B696]-([.$I$1]-[.B696]*([.$A$2]/(2*100))/[.$C$3])-[.$K$3]/2;2)" office:value-type="float" office:value="7211.91">
            <text:p>7211.91</text:p>
          </table:table-cell>
          <table:table-cell table:formula="of:=ROUND([.C696]-([.$J$1]-[.C696]*([.$A$2]/(4*100))/[.$C$3])-[.$K$3]/4;2)" office:value-type="float" office:value="68071.56">
            <text:p>68071.56</text:p>
          </table:table-cell>
          <table:table-cell table:formula="of:=[.D696]+1" office:value-type="float" office:value="690">
            <text:p>690</text:p>
          </table:table-cell>
          <table:table-cell table:number-columns-repeated="9"/>
        </table:table-row>
        <table:table-row table:style-name="ro1">
          <table:table-cell/>
          <table:table-cell table:formula="of:=ROUND([.B697]-([.$I$1]-[.B697]*([.$A$2]/(2*100))/[.$C$3])-[.$K$3]/2;2)" office:value-type="float" office:value="6972.08">
            <text:p>6972.08</text:p>
          </table:table-cell>
          <table:table-cell table:formula="of:=ROUND([.C697]-([.$J$1]-[.C697]*([.$A$2]/(4*100))/[.$C$3])-[.$K$3]/4;2)" office:value-type="float" office:value="68008.7">
            <text:p>68008.7</text:p>
          </table:table-cell>
          <table:table-cell table:formula="of:=[.D697]+1" office:value-type="float" office:value="691">
            <text:p>691</text:p>
          </table:table-cell>
          <table:table-cell table:number-columns-repeated="9"/>
        </table:table-row>
        <table:table-row table:style-name="ro1">
          <table:table-cell/>
          <table:table-cell table:formula="of:=ROUND([.B698]-([.$I$1]-[.B698]*([.$A$2]/(2*100))/[.$C$3])-[.$K$3]/2;2)" office:value-type="float" office:value="6731.8">
            <text:p>6731.8</text:p>
          </table:table-cell>
          <table:table-cell table:formula="of:=ROUND([.C698]-([.$J$1]-[.C698]*([.$A$2]/(4*100))/[.$C$3])-[.$K$3]/4;2)" office:value-type="float" office:value="67945.78">
            <text:p>67945.78</text:p>
          </table:table-cell>
          <table:table-cell table:formula="of:=[.D698]+1" office:value-type="float" office:value="692">
            <text:p>692</text:p>
          </table:table-cell>
          <table:table-cell table:number-columns-repeated="9"/>
        </table:table-row>
        <table:table-row table:style-name="ro1">
          <table:table-cell/>
          <table:table-cell table:formula="of:=ROUND([.B699]-([.$I$1]-[.B699]*([.$A$2]/(2*100))/[.$C$3])-[.$K$3]/2;2)" office:value-type="float" office:value="6491.07">
            <text:p>6491.07</text:p>
          </table:table-cell>
          <table:table-cell table:formula="of:=ROUND([.C699]-([.$J$1]-[.C699]*([.$A$2]/(4*100))/[.$C$3])-[.$K$3]/4;2)" office:value-type="float" office:value="67882.8">
            <text:p>67882.8</text:p>
          </table:table-cell>
          <table:table-cell table:formula="of:=[.D699]+1" office:value-type="float" office:value="693">
            <text:p>693</text:p>
          </table:table-cell>
          <table:table-cell table:number-columns-repeated="9"/>
        </table:table-row>
        <table:table-row table:style-name="ro1">
          <table:table-cell/>
          <table:table-cell table:formula="of:=ROUND([.B700]-([.$I$1]-[.B700]*([.$A$2]/(2*100))/[.$C$3])-[.$K$3]/2;2)" office:value-type="float" office:value="6249.89">
            <text:p>6249.89</text:p>
          </table:table-cell>
          <table:table-cell table:formula="of:=ROUND([.C700]-([.$J$1]-[.C700]*([.$A$2]/(4*100))/[.$C$3])-[.$K$3]/4;2)" office:value-type="float" office:value="67819.76">
            <text:p>67819.76</text:p>
          </table:table-cell>
          <table:table-cell table:formula="of:=[.D700]+1" office:value-type="float" office:value="694">
            <text:p>694</text:p>
          </table:table-cell>
          <table:table-cell table:number-columns-repeated="9"/>
        </table:table-row>
        <table:table-row table:style-name="ro1">
          <table:table-cell/>
          <table:table-cell table:formula="of:=ROUND([.B701]-([.$I$1]-[.B701]*([.$A$2]/(2*100))/[.$C$3])-[.$K$3]/2;2)" office:value-type="float" office:value="6008.26">
            <text:p>6008.26</text:p>
          </table:table-cell>
          <table:table-cell table:formula="of:=ROUND([.C701]-([.$J$1]-[.C701]*([.$A$2]/(4*100))/[.$C$3])-[.$K$3]/4;2)" office:value-type="float" office:value="67756.66">
            <text:p>67756.66</text:p>
          </table:table-cell>
          <table:table-cell table:formula="of:=[.D701]+1" office:value-type="float" office:value="695">
            <text:p>695</text:p>
          </table:table-cell>
          <table:table-cell table:number-columns-repeated="9"/>
        </table:table-row>
        <table:table-row table:style-name="ro1">
          <table:table-cell/>
          <table:table-cell table:formula="of:=ROUND([.B702]-([.$I$1]-[.B702]*([.$A$2]/(2*100))/[.$C$3])-[.$K$3]/2;2)" office:value-type="float" office:value="5766.18">
            <text:p>5766.18</text:p>
          </table:table-cell>
          <table:table-cell table:formula="of:=ROUND([.C702]-([.$J$1]-[.C702]*([.$A$2]/(4*100))/[.$C$3])-[.$K$3]/4;2)" office:value-type="float" office:value="67693.5">
            <text:p>67693.5</text:p>
          </table:table-cell>
          <table:table-cell table:formula="of:=[.D702]+1" office:value-type="float" office:value="696">
            <text:p>696</text:p>
          </table:table-cell>
          <table:table-cell table:number-columns-repeated="9"/>
        </table:table-row>
        <table:table-row table:style-name="ro1">
          <table:table-cell/>
          <table:table-cell table:formula="of:=ROUND([.B703]-([.$I$1]-[.B703]*([.$A$2]/(2*100))/[.$C$3])-[.$K$3]/2;2)" office:value-type="float" office:value="5523.64">
            <text:p>5523.64</text:p>
          </table:table-cell>
          <table:table-cell table:formula="of:=ROUND([.C703]-([.$J$1]-[.C703]*([.$A$2]/(4*100))/[.$C$3])-[.$K$3]/4;2)" office:value-type="float" office:value="67630.28">
            <text:p>67630.28</text:p>
          </table:table-cell>
          <table:table-cell table:formula="of:=[.D703]+1" office:value-type="float" office:value="697">
            <text:p>697</text:p>
          </table:table-cell>
          <table:table-cell table:number-columns-repeated="9"/>
        </table:table-row>
        <table:table-row table:style-name="ro1">
          <table:table-cell/>
          <table:table-cell table:formula="of:=ROUND([.B704]-([.$I$1]-[.B704]*([.$A$2]/(2*100))/[.$C$3])-[.$K$3]/2;2)" office:value-type="float" office:value="5280.65">
            <text:p>5280.65</text:p>
          </table:table-cell>
          <table:table-cell table:formula="of:=ROUND([.C704]-([.$J$1]-[.C704]*([.$A$2]/(4*100))/[.$C$3])-[.$K$3]/4;2)" office:value-type="float" office:value="67567">
            <text:p>67567</text:p>
          </table:table-cell>
          <table:table-cell table:formula="of:=[.D704]+1" office:value-type="float" office:value="698">
            <text:p>698</text:p>
          </table:table-cell>
          <table:table-cell table:number-columns-repeated="9"/>
        </table:table-row>
        <table:table-row table:style-name="ro1">
          <table:table-cell/>
          <table:table-cell table:formula="of:=ROUND([.B705]-([.$I$1]-[.B705]*([.$A$2]/(2*100))/[.$C$3])-[.$K$3]/2;2)" office:value-type="float" office:value="5037.2">
            <text:p>5037.2</text:p>
          </table:table-cell>
          <table:table-cell table:formula="of:=ROUND([.C705]-([.$J$1]-[.C705]*([.$A$2]/(4*100))/[.$C$3])-[.$K$3]/4;2)" office:value-type="float" office:value="67503.66">
            <text:p>67503.66</text:p>
          </table:table-cell>
          <table:table-cell table:formula="of:=[.D705]+1" office:value-type="float" office:value="699">
            <text:p>699</text:p>
          </table:table-cell>
          <table:table-cell table:number-columns-repeated="9"/>
        </table:table-row>
        <table:table-row table:style-name="ro1">
          <table:table-cell/>
          <table:table-cell table:formula="of:=ROUND([.B706]-([.$I$1]-[.B706]*([.$A$2]/(2*100))/[.$C$3])-[.$K$3]/2;2)" office:value-type="float" office:value="4793.29">
            <text:p>4793.29</text:p>
          </table:table-cell>
          <table:table-cell table:formula="of:=ROUND([.C706]-([.$J$1]-[.C706]*([.$A$2]/(4*100))/[.$C$3])-[.$K$3]/4;2)" office:value-type="float" office:value="67440.26">
            <text:p>67440.26</text:p>
          </table:table-cell>
          <table:table-cell table:formula="of:=[.D706]+1" office:value-type="float" office:value="700">
            <text:p>700</text:p>
          </table:table-cell>
          <table:table-cell table:number-columns-repeated="9"/>
        </table:table-row>
        <table:table-row table:style-name="ro1">
          <table:table-cell/>
          <table:table-cell table:formula="of:=ROUND([.B707]-([.$I$1]-[.B707]*([.$A$2]/(2*100))/[.$C$3])-[.$K$3]/2;2)" office:value-type="float" office:value="4548.93">
            <text:p>4548.93</text:p>
          </table:table-cell>
          <table:table-cell table:formula="of:=ROUND([.C707]-([.$J$1]-[.C707]*([.$A$2]/(4*100))/[.$C$3])-[.$K$3]/4;2)" office:value-type="float" office:value="67376.81">
            <text:p>67376.81</text:p>
          </table:table-cell>
          <table:table-cell table:formula="of:=[.D707]+1" office:value-type="float" office:value="701">
            <text:p>701</text:p>
          </table:table-cell>
          <table:table-cell table:number-columns-repeated="9"/>
        </table:table-row>
        <table:table-row table:style-name="ro1">
          <table:table-cell/>
          <table:table-cell table:formula="of:=ROUND([.B708]-([.$I$1]-[.B708]*([.$A$2]/(2*100))/[.$C$3])-[.$K$3]/2;2)" office:value-type="float" office:value="4304.11">
            <text:p>4304.11</text:p>
          </table:table-cell>
          <table:table-cell table:formula="of:=ROUND([.C708]-([.$J$1]-[.C708]*([.$A$2]/(4*100))/[.$C$3])-[.$K$3]/4;2)" office:value-type="float" office:value="67313.3">
            <text:p>67313.3</text:p>
          </table:table-cell>
          <table:table-cell table:formula="of:=[.D708]+1" office:value-type="float" office:value="702">
            <text:p>702</text:p>
          </table:table-cell>
          <table:table-cell table:number-columns-repeated="9"/>
        </table:table-row>
        <table:table-row table:style-name="ro1">
          <table:table-cell/>
          <table:table-cell table:formula="of:=ROUND([.B709]-([.$I$1]-[.B709]*([.$A$2]/(2*100))/[.$C$3])-[.$K$3]/2;2)" office:value-type="float" office:value="4058.83">
            <text:p>4058.83</text:p>
          </table:table-cell>
          <table:table-cell table:formula="of:=ROUND([.C709]-([.$J$1]-[.C709]*([.$A$2]/(4*100))/[.$C$3])-[.$K$3]/4;2)" office:value-type="float" office:value="67249.73">
            <text:p>67249.73</text:p>
          </table:table-cell>
          <table:table-cell table:formula="of:=[.D709]+1" office:value-type="float" office:value="703">
            <text:p>703</text:p>
          </table:table-cell>
          <table:table-cell table:number-columns-repeated="9"/>
        </table:table-row>
        <table:table-row table:style-name="ro1">
          <table:table-cell/>
          <table:table-cell table:formula="of:=ROUND([.B710]-([.$I$1]-[.B710]*([.$A$2]/(2*100))/[.$C$3])-[.$K$3]/2;2)" office:value-type="float" office:value="3813.09">
            <text:p>3813.09</text:p>
          </table:table-cell>
          <table:table-cell table:formula="of:=ROUND([.C710]-([.$J$1]-[.C710]*([.$A$2]/(4*100))/[.$C$3])-[.$K$3]/4;2)" office:value-type="float" office:value="67186.1">
            <text:p>67186.1</text:p>
          </table:table-cell>
          <table:table-cell table:formula="of:=[.D710]+1" office:value-type="float" office:value="704">
            <text:p>704</text:p>
          </table:table-cell>
          <table:table-cell table:number-columns-repeated="9"/>
        </table:table-row>
        <table:table-row table:style-name="ro1">
          <table:table-cell/>
          <table:table-cell table:formula="of:=ROUND([.B711]-([.$I$1]-[.B711]*([.$A$2]/(2*100))/[.$C$3])-[.$K$3]/2;2)" office:value-type="float" office:value="3566.89">
            <text:p>3566.89</text:p>
          </table:table-cell>
          <table:table-cell table:formula="of:=ROUND([.C711]-([.$J$1]-[.C711]*([.$A$2]/(4*100))/[.$C$3])-[.$K$3]/4;2)" office:value-type="float" office:value="67122.41">
            <text:p>67122.41</text:p>
          </table:table-cell>
          <table:table-cell table:formula="of:=[.D711]+1" office:value-type="float" office:value="705">
            <text:p>705</text:p>
          </table:table-cell>
          <table:table-cell table:number-columns-repeated="9"/>
        </table:table-row>
        <table:table-row table:style-name="ro1">
          <table:table-cell/>
          <table:table-cell table:formula="of:=ROUND([.B712]-([.$I$1]-[.B712]*([.$A$2]/(2*100))/[.$C$3])-[.$K$3]/2;2)" office:value-type="float" office:value="3320.23">
            <text:p>3320.23</text:p>
          </table:table-cell>
          <table:table-cell table:formula="of:=ROUND([.C712]-([.$J$1]-[.C712]*([.$A$2]/(4*100))/[.$C$3])-[.$K$3]/4;2)" office:value-type="float" office:value="67058.66">
            <text:p>67058.66</text:p>
          </table:table-cell>
          <table:table-cell table:formula="of:=[.D712]+1" office:value-type="float" office:value="706">
            <text:p>706</text:p>
          </table:table-cell>
          <table:table-cell table:number-columns-repeated="9"/>
        </table:table-row>
        <table:table-row table:style-name="ro1">
          <table:table-cell/>
          <table:table-cell table:formula="of:=ROUND([.B713]-([.$I$1]-[.B713]*([.$A$2]/(2*100))/[.$C$3])-[.$K$3]/2;2)" office:value-type="float" office:value="3073.11">
            <text:p>3073.11</text:p>
          </table:table-cell>
          <table:table-cell table:formula="of:=ROUND([.C713]-([.$J$1]-[.C713]*([.$A$2]/(4*100))/[.$C$3])-[.$K$3]/4;2)" office:value-type="float" office:value="66994.85">
            <text:p>66994.85</text:p>
          </table:table-cell>
          <table:table-cell table:formula="of:=[.D713]+1" office:value-type="float" office:value="707">
            <text:p>707</text:p>
          </table:table-cell>
          <table:table-cell table:number-columns-repeated="9"/>
        </table:table-row>
        <table:table-row table:style-name="ro1">
          <table:table-cell/>
          <table:table-cell table:formula="of:=ROUND([.B714]-([.$I$1]-[.B714]*([.$A$2]/(2*100))/[.$C$3])-[.$K$3]/2;2)" office:value-type="float" office:value="2825.52">
            <text:p>2825.52</text:p>
          </table:table-cell>
          <table:table-cell table:formula="of:=ROUND([.C714]-([.$J$1]-[.C714]*([.$A$2]/(4*100))/[.$C$3])-[.$K$3]/4;2)" office:value-type="float" office:value="66930.98">
            <text:p>66930.98</text:p>
          </table:table-cell>
          <table:table-cell table:formula="of:=[.D714]+1" office:value-type="float" office:value="708">
            <text:p>708</text:p>
          </table:table-cell>
          <table:table-cell table:number-columns-repeated="9"/>
        </table:table-row>
        <table:table-row table:style-name="ro1">
          <table:table-cell/>
          <table:table-cell table:formula="of:=ROUND([.B715]-([.$I$1]-[.B715]*([.$A$2]/(2*100))/[.$C$3])-[.$K$3]/2;2)" office:value-type="float" office:value="2577.47">
            <text:p>2577.47</text:p>
          </table:table-cell>
          <table:table-cell table:formula="of:=ROUND([.C715]-([.$J$1]-[.C715]*([.$A$2]/(4*100))/[.$C$3])-[.$K$3]/4;2)" office:value-type="float" office:value="66867.05">
            <text:p>66867.05</text:p>
          </table:table-cell>
          <table:table-cell table:formula="of:=[.D715]+1" office:value-type="float" office:value="709">
            <text:p>709</text:p>
          </table:table-cell>
          <table:table-cell table:number-columns-repeated="9"/>
        </table:table-row>
        <table:table-row table:style-name="ro1">
          <table:table-cell/>
          <table:table-cell table:formula="of:=ROUND([.B716]-([.$I$1]-[.B716]*([.$A$2]/(2*100))/[.$C$3])-[.$K$3]/2;2)" office:value-type="float" office:value="2328.95">
            <text:p>2328.95</text:p>
          </table:table-cell>
          <table:table-cell table:formula="of:=ROUND([.C716]-([.$J$1]-[.C716]*([.$A$2]/(4*100))/[.$C$3])-[.$K$3]/4;2)" office:value-type="float" office:value="66803.06">
            <text:p>66803.06</text:p>
          </table:table-cell>
          <table:table-cell table:formula="of:=[.D716]+1" office:value-type="float" office:value="710">
            <text:p>710</text:p>
          </table:table-cell>
          <table:table-cell table:number-columns-repeated="9"/>
        </table:table-row>
        <table:table-row table:style-name="ro1">
          <table:table-cell/>
          <table:table-cell table:formula="of:=ROUND([.B717]-([.$I$1]-[.B717]*([.$A$2]/(2*100))/[.$C$3])-[.$K$3]/2;2)" office:value-type="float" office:value="2079.97">
            <text:p>2079.97</text:p>
          </table:table-cell>
          <table:table-cell table:formula="of:=ROUND([.C717]-([.$J$1]-[.C717]*([.$A$2]/(4*100))/[.$C$3])-[.$K$3]/4;2)" office:value-type="float" office:value="66739.01">
            <text:p>66739.01</text:p>
          </table:table-cell>
          <table:table-cell table:formula="of:=[.D717]+1" office:value-type="float" office:value="711">
            <text:p>711</text:p>
          </table:table-cell>
          <table:table-cell table:number-columns-repeated="9"/>
        </table:table-row>
        <table:table-row table:style-name="ro1">
          <table:table-cell/>
          <table:table-cell table:formula="of:=ROUND([.B718]-([.$I$1]-[.B718]*([.$A$2]/(2*100))/[.$C$3])-[.$K$3]/2;2)" office:value-type="float" office:value="1830.52">
            <text:p>1830.52</text:p>
          </table:table-cell>
          <table:table-cell table:formula="of:=ROUND([.C718]-([.$J$1]-[.C718]*([.$A$2]/(4*100))/[.$C$3])-[.$K$3]/4;2)" office:value-type="float" office:value="66674.9">
            <text:p>66674.9</text:p>
          </table:table-cell>
          <table:table-cell table:formula="of:=[.D718]+1" office:value-type="float" office:value="712">
            <text:p>712</text:p>
          </table:table-cell>
          <table:table-cell table:number-columns-repeated="9"/>
        </table:table-row>
        <table:table-row table:style-name="ro1">
          <table:table-cell/>
          <table:table-cell table:formula="of:=ROUND([.B719]-([.$I$1]-[.B719]*([.$A$2]/(2*100))/[.$C$3])-[.$K$3]/2;2)" office:value-type="float" office:value="1580.6">
            <text:p>1580.6</text:p>
          </table:table-cell>
          <table:table-cell table:formula="of:=ROUND([.C719]-([.$J$1]-[.C719]*([.$A$2]/(4*100))/[.$C$3])-[.$K$3]/4;2)" office:value-type="float" office:value="66610.73">
            <text:p>66610.73</text:p>
          </table:table-cell>
          <table:table-cell table:formula="of:=[.D719]+1" office:value-type="float" office:value="713">
            <text:p>713</text:p>
          </table:table-cell>
          <table:table-cell table:number-columns-repeated="9"/>
        </table:table-row>
        <table:table-row table:style-name="ro1">
          <table:table-cell/>
          <table:table-cell table:formula="of:=ROUND([.B720]-([.$I$1]-[.B720]*([.$A$2]/(2*100))/[.$C$3])-[.$K$3]/2;2)" office:value-type="float" office:value="1330.21">
            <text:p>1330.21</text:p>
          </table:table-cell>
          <table:table-cell table:formula="of:=ROUND([.C720]-([.$J$1]-[.C720]*([.$A$2]/(4*100))/[.$C$3])-[.$K$3]/4;2)" office:value-type="float" office:value="66546.5">
            <text:p>66546.5</text:p>
          </table:table-cell>
          <table:table-cell table:formula="of:=[.D720]+1" office:value-type="float" office:value="714">
            <text:p>714</text:p>
          </table:table-cell>
          <table:table-cell table:number-columns-repeated="9"/>
        </table:table-row>
        <table:table-row table:style-name="ro1">
          <table:table-cell/>
          <table:table-cell table:formula="of:=ROUND([.B721]-([.$I$1]-[.B721]*([.$A$2]/(2*100))/[.$C$3])-[.$K$3]/2;2)" office:value-type="float" office:value="1079.35">
            <text:p>1079.35</text:p>
          </table:table-cell>
          <table:table-cell table:formula="of:=ROUND([.C721]-([.$J$1]-[.C721]*([.$A$2]/(4*100))/[.$C$3])-[.$K$3]/4;2)" office:value-type="float" office:value="66482.21">
            <text:p>66482.21</text:p>
          </table:table-cell>
          <table:table-cell table:formula="of:=[.D721]+1" office:value-type="float" office:value="715">
            <text:p>715</text:p>
          </table:table-cell>
          <table:table-cell table:number-columns-repeated="9"/>
        </table:table-row>
        <table:table-row table:style-name="ro1">
          <table:table-cell/>
          <table:table-cell table:formula="of:=ROUND([.B722]-([.$I$1]-[.B722]*([.$A$2]/(2*100))/[.$C$3])-[.$K$3]/2;2)" office:value-type="float" office:value="828.02">
            <text:p>828.02</text:p>
          </table:table-cell>
          <table:table-cell table:formula="of:=ROUND([.C722]-([.$J$1]-[.C722]*([.$A$2]/(4*100))/[.$C$3])-[.$K$3]/4;2)" office:value-type="float" office:value="66417.86">
            <text:p>66417.86</text:p>
          </table:table-cell>
          <table:table-cell table:formula="of:=[.D722]+1" office:value-type="float" office:value="716">
            <text:p>716</text:p>
          </table:table-cell>
          <table:table-cell table:number-columns-repeated="9"/>
        </table:table-row>
        <table:table-row table:style-name="ro1">
          <table:table-cell/>
          <table:table-cell table:formula="of:=ROUND([.B723]-([.$I$1]-[.B723]*([.$A$2]/(2*100))/[.$C$3])-[.$K$3]/2;2)" office:value-type="float" office:value="576.22">
            <text:p>576.22</text:p>
          </table:table-cell>
          <table:table-cell table:formula="of:=ROUND([.C723]-([.$J$1]-[.C723]*([.$A$2]/(4*100))/[.$C$3])-[.$K$3]/4;2)" office:value-type="float" office:value="66353.45">
            <text:p>66353.45</text:p>
          </table:table-cell>
          <table:table-cell table:formula="of:=[.D723]+1" office:value-type="float" office:value="717">
            <text:p>717</text:p>
          </table:table-cell>
          <table:table-cell table:number-columns-repeated="9"/>
        </table:table-row>
        <table:table-row table:style-name="ro1">
          <table:table-cell/>
          <table:table-cell table:formula="of:=ROUND([.B724]-([.$I$1]-[.B724]*([.$A$2]/(2*100))/[.$C$3])-[.$K$3]/2;2)" office:value-type="float" office:value="323.95">
            <text:p>323.95</text:p>
          </table:table-cell>
          <table:table-cell table:formula="of:=ROUND([.C724]-([.$J$1]-[.C724]*([.$A$2]/(4*100))/[.$C$3])-[.$K$3]/4;2)" office:value-type="float" office:value="66288.98">
            <text:p>66288.98</text:p>
          </table:table-cell>
          <table:table-cell table:formula="of:=[.D724]+1" office:value-type="float" office:value="718">
            <text:p>718</text:p>
          </table:table-cell>
          <table:table-cell table:number-columns-repeated="9"/>
        </table:table-row>
        <table:table-row table:style-name="ro1">
          <table:table-cell/>
          <table:table-cell table:formula="of:=ROUND([.B725]-([.$I$1]-[.B725]*([.$A$2]/(2*100))/[.$C$3])-[.$K$3]/2;2)" office:value-type="float" office:value="71.21">
            <text:p>71.21</text:p>
          </table:table-cell>
          <table:table-cell table:formula="of:=ROUND([.C725]-([.$J$1]-[.C725]*([.$A$2]/(4*100))/[.$C$3])-[.$K$3]/4;2)" office:value-type="float" office:value="66224.45">
            <text:p>66224.45</text:p>
          </table:table-cell>
          <table:table-cell table:formula="of:=[.D725]+1" office:value-type="float" office:value="719">
            <text:p>719</text:p>
          </table:table-cell>
          <table:table-cell table:number-columns-repeated="9"/>
        </table:table-row>
        <table:table-row table:style-name="ro1">
          <table:table-cell/>
          <table:table-cell table:formula="of:=ROUND([.B726]-([.$I$1]-[.B726]*([.$A$2]/(2*100))/[.$C$3])-[.$K$3]/2;2)" office:value-type="float" office:value="-182.01">
            <text:p>-182.01</text:p>
          </table:table-cell>
          <table:table-cell table:formula="of:=ROUND([.C726]-([.$J$1]-[.C726]*([.$A$2]/(4*100))/[.$C$3])-[.$K$3]/4;2)" office:value-type="float" office:value="66159.86">
            <text:p>66159.86</text:p>
          </table:table-cell>
          <table:table-cell table:formula="of:=[.D726]+1" office:value-type="float" office:value="720">
            <text:p>720</text:p>
          </table:table-cell>
          <table:table-cell table:number-columns-repeated="9"/>
        </table:table-row>
        <table:table-row table:style-name="ro1">
          <table:table-cell/>
          <table:table-cell table:formula="of:=ROUND([.B727]-([.$I$1]-[.B727]*([.$A$2]/(2*100))/[.$C$3])-[.$K$3]/2;2)" office:value-type="float" office:value="-435.7">
            <text:p>-435.7</text:p>
          </table:table-cell>
          <table:table-cell table:formula="of:=ROUND([.C727]-([.$J$1]-[.C727]*([.$A$2]/(4*100))/[.$C$3])-[.$K$3]/4;2)" office:value-type="float" office:value="66095.2">
            <text:p>66095.2</text:p>
          </table:table-cell>
          <table:table-cell table:formula="of:=[.D727]+1" office:value-type="float" office:value="721">
            <text:p>721</text:p>
          </table:table-cell>
          <table:table-cell table:number-columns-repeated="9"/>
        </table:table-row>
        <table:table-row table:style-name="ro1">
          <table:table-cell/>
          <table:table-cell table:formula="of:=ROUND([.B728]-([.$I$1]-[.B728]*([.$A$2]/(2*100))/[.$C$3])-[.$K$3]/2;2)" office:value-type="float" office:value="-689.87">
            <text:p>-689.87</text:p>
          </table:table-cell>
          <table:table-cell table:formula="of:=ROUND([.C728]-([.$J$1]-[.C728]*([.$A$2]/(4*100))/[.$C$3])-[.$K$3]/4;2)" office:value-type="float" office:value="66030.48">
            <text:p>66030.48</text:p>
          </table:table-cell>
          <table:table-cell table:formula="of:=[.D728]+1" office:value-type="float" office:value="722">
            <text:p>722</text:p>
          </table:table-cell>
          <table:table-cell table:number-columns-repeated="9"/>
        </table:table-row>
        <table:table-row table:style-name="ro1">
          <table:table-cell/>
          <table:table-cell table:formula="of:=ROUND([.B729]-([.$I$1]-[.B729]*([.$A$2]/(2*100))/[.$C$3])-[.$K$3]/2;2)" office:value-type="float" office:value="-944.51">
            <text:p>-944.51</text:p>
          </table:table-cell>
          <table:table-cell table:formula="of:=ROUND([.C729]-([.$J$1]-[.C729]*([.$A$2]/(4*100))/[.$C$3])-[.$K$3]/4;2)" office:value-type="float" office:value="65965.7">
            <text:p>65965.7</text:p>
          </table:table-cell>
          <table:table-cell table:formula="of:=[.D729]+1" office:value-type="float" office:value="723">
            <text:p>723</text:p>
          </table:table-cell>
          <table:table-cell table:number-columns-repeated="9"/>
        </table:table-row>
        <table:table-row table:style-name="ro1">
          <table:table-cell/>
          <table:table-cell table:formula="of:=ROUND([.B730]-([.$I$1]-[.B730]*([.$A$2]/(2*100))/[.$C$3])-[.$K$3]/2;2)" office:value-type="float" office:value="-1199.63">
            <text:p>-1199.63</text:p>
          </table:table-cell>
          <table:table-cell table:formula="of:=ROUND([.C730]-([.$J$1]-[.C730]*([.$A$2]/(4*100))/[.$C$3])-[.$K$3]/4;2)" office:value-type="float" office:value="65900.86">
            <text:p>65900.86</text:p>
          </table:table-cell>
          <table:table-cell table:formula="of:=[.D730]+1" office:value-type="float" office:value="724">
            <text:p>724</text:p>
          </table:table-cell>
          <table:table-cell table:number-columns-repeated="9"/>
        </table:table-row>
        <table:table-row table:style-name="ro1">
          <table:table-cell/>
          <table:table-cell table:formula="of:=ROUND([.B731]-([.$I$1]-[.B731]*([.$A$2]/(2*100))/[.$C$3])-[.$K$3]/2;2)" office:value-type="float" office:value="-1455.23">
            <text:p>-1455.23</text:p>
          </table:table-cell>
          <table:table-cell table:formula="of:=ROUND([.C731]-([.$J$1]-[.C731]*([.$A$2]/(4*100))/[.$C$3])-[.$K$3]/4;2)" office:value-type="float" office:value="65835.96">
            <text:p>65835.96</text:p>
          </table:table-cell>
          <table:table-cell table:formula="of:=[.D731]+1" office:value-type="float" office:value="725">
            <text:p>725</text:p>
          </table:table-cell>
          <table:table-cell table:number-columns-repeated="9"/>
        </table:table-row>
        <table:table-row table:style-name="ro1">
          <table:table-cell/>
          <table:table-cell table:formula="of:=ROUND([.B732]-([.$I$1]-[.B732]*([.$A$2]/(2*100))/[.$C$3])-[.$K$3]/2;2)" office:value-type="float" office:value="-1711.31">
            <text:p>-1711.31</text:p>
          </table:table-cell>
          <table:table-cell table:formula="of:=ROUND([.C732]-([.$J$1]-[.C732]*([.$A$2]/(4*100))/[.$C$3])-[.$K$3]/4;2)" office:value-type="float" office:value="65771">
            <text:p>65771</text:p>
          </table:table-cell>
          <table:table-cell table:formula="of:=[.D732]+1" office:value-type="float" office:value="726">
            <text:p>726</text:p>
          </table:table-cell>
          <table:table-cell table:number-columns-repeated="9"/>
        </table:table-row>
        <table:table-row table:style-name="ro1">
          <table:table-cell/>
          <table:table-cell table:formula="of:=ROUND([.B733]-([.$I$1]-[.B733]*([.$A$2]/(2*100))/[.$C$3])-[.$K$3]/2;2)" office:value-type="float" office:value="-1967.87">
            <text:p>-1967.87</text:p>
          </table:table-cell>
          <table:table-cell table:formula="of:=ROUND([.C733]-([.$J$1]-[.C733]*([.$A$2]/(4*100))/[.$C$3])-[.$K$3]/4;2)" office:value-type="float" office:value="65705.98">
            <text:p>65705.98</text:p>
          </table:table-cell>
          <table:table-cell table:formula="of:=[.D733]+1" office:value-type="float" office:value="727">
            <text:p>727</text:p>
          </table:table-cell>
          <table:table-cell table:number-columns-repeated="9"/>
        </table:table-row>
        <table:table-row table:style-name="ro1">
          <table:table-cell/>
          <table:table-cell table:formula="of:=ROUND([.B734]-([.$I$1]-[.B734]*([.$A$2]/(2*100))/[.$C$3])-[.$K$3]/2;2)" office:value-type="float" office:value="-2224.91">
            <text:p>-2224.91</text:p>
          </table:table-cell>
          <table:table-cell table:formula="of:=ROUND([.C734]-([.$J$1]-[.C734]*([.$A$2]/(4*100))/[.$C$3])-[.$K$3]/4;2)" office:value-type="float" office:value="65640.9">
            <text:p>65640.9</text:p>
          </table:table-cell>
          <table:table-cell table:formula="of:=[.D734]+1" office:value-type="float" office:value="728">
            <text:p>728</text:p>
          </table:table-cell>
          <table:table-cell table:number-columns-repeated="9"/>
        </table:table-row>
        <table:table-row table:style-name="ro1">
          <table:table-cell/>
          <table:table-cell table:formula="of:=ROUND([.B735]-([.$I$1]-[.B735]*([.$A$2]/(2*100))/[.$C$3])-[.$K$3]/2;2)" office:value-type="float" office:value="-2482.43">
            <text:p>-2482.43</text:p>
          </table:table-cell>
          <table:table-cell table:formula="of:=ROUND([.C735]-([.$J$1]-[.C735]*([.$A$2]/(4*100))/[.$C$3])-[.$K$3]/4;2)" office:value-type="float" office:value="65575.76">
            <text:p>65575.76</text:p>
          </table:table-cell>
          <table:table-cell table:formula="of:=[.D735]+1" office:value-type="float" office:value="729">
            <text:p>729</text:p>
          </table:table-cell>
          <table:table-cell table:number-columns-repeated="9"/>
        </table:table-row>
        <table:table-row table:style-name="ro1">
          <table:table-cell/>
          <table:table-cell table:formula="of:=ROUND([.B736]-([.$I$1]-[.B736]*([.$A$2]/(2*100))/[.$C$3])-[.$K$3]/2;2)" office:value-type="float" office:value="-2740.43">
            <text:p>-2740.43</text:p>
          </table:table-cell>
          <table:table-cell table:formula="of:=ROUND([.C736]-([.$J$1]-[.C736]*([.$A$2]/(4*100))/[.$C$3])-[.$K$3]/4;2)" office:value-type="float" office:value="65510.56">
            <text:p>65510.56</text:p>
          </table:table-cell>
          <table:table-cell table:formula="of:=[.D736]+1" office:value-type="float" office:value="730">
            <text:p>730</text:p>
          </table:table-cell>
          <table:table-cell table:number-columns-repeated="9"/>
        </table:table-row>
        <table:table-row table:style-name="ro1">
          <table:table-cell/>
          <table:table-cell table:formula="of:=ROUND([.B737]-([.$I$1]-[.B737]*([.$A$2]/(2*100))/[.$C$3])-[.$K$3]/2;2)" office:value-type="float" office:value="-2998.92">
            <text:p>-2998.92</text:p>
          </table:table-cell>
          <table:table-cell table:formula="of:=ROUND([.C737]-([.$J$1]-[.C737]*([.$A$2]/(4*100))/[.$C$3])-[.$K$3]/4;2)" office:value-type="float" office:value="65445.3">
            <text:p>65445.3</text:p>
          </table:table-cell>
          <table:table-cell table:formula="of:=[.D737]+1" office:value-type="float" office:value="731">
            <text:p>731</text:p>
          </table:table-cell>
          <table:table-cell table:number-columns-repeated="9"/>
        </table:table-row>
        <table:table-row table:style-name="ro1">
          <table:table-cell/>
          <table:table-cell table:formula="of:=ROUND([.B738]-([.$I$1]-[.B738]*([.$A$2]/(2*100))/[.$C$3])-[.$K$3]/2;2)" office:value-type="float" office:value="-3257.89">
            <text:p>-3257.89</text:p>
          </table:table-cell>
          <table:table-cell table:formula="of:=ROUND([.C738]-([.$J$1]-[.C738]*([.$A$2]/(4*100))/[.$C$3])-[.$K$3]/4;2)" office:value-type="float" office:value="65379.97">
            <text:p>65379.97</text:p>
          </table:table-cell>
          <table:table-cell table:formula="of:=[.D738]+1" office:value-type="float" office:value="732">
            <text:p>732</text:p>
          </table:table-cell>
          <table:table-cell table:number-columns-repeated="9"/>
        </table:table-row>
        <table:table-row table:style-name="ro1">
          <table:table-cell/>
          <table:table-cell table:formula="of:=ROUND([.B739]-([.$I$1]-[.B739]*([.$A$2]/(2*100))/[.$C$3])-[.$K$3]/2;2)" office:value-type="float" office:value="-3517.35">
            <text:p>-3517.35</text:p>
          </table:table-cell>
          <table:table-cell table:formula="of:=ROUND([.C739]-([.$J$1]-[.C739]*([.$A$2]/(4*100))/[.$C$3])-[.$K$3]/4;2)" office:value-type="float" office:value="65314.58">
            <text:p>65314.58</text:p>
          </table:table-cell>
          <table:table-cell table:formula="of:=[.D739]+1" office:value-type="float" office:value="733">
            <text:p>733</text:p>
          </table:table-cell>
          <table:table-cell table:number-columns-repeated="9"/>
        </table:table-row>
        <table:table-row table:style-name="ro1">
          <table:table-cell/>
          <table:table-cell table:formula="of:=ROUND([.B740]-([.$I$1]-[.B740]*([.$A$2]/(2*100))/[.$C$3])-[.$K$3]/2;2)" office:value-type="float" office:value="-3777.3">
            <text:p>-3777.3</text:p>
          </table:table-cell>
          <table:table-cell table:formula="of:=ROUND([.C740]-([.$J$1]-[.C740]*([.$A$2]/(4*100))/[.$C$3])-[.$K$3]/4;2)" office:value-type="float" office:value="65249.13">
            <text:p>65249.13</text:p>
          </table:table-cell>
          <table:table-cell table:formula="of:=[.D740]+1" office:value-type="float" office:value="734">
            <text:p>734</text:p>
          </table:table-cell>
          <table:table-cell table:number-columns-repeated="9"/>
        </table:table-row>
        <table:table-row table:style-name="ro1">
          <table:table-cell/>
          <table:table-cell table:formula="of:=ROUND([.B741]-([.$I$1]-[.B741]*([.$A$2]/(2*100))/[.$C$3])-[.$K$3]/2;2)" office:value-type="float" office:value="-4037.73">
            <text:p>-4037.73</text:p>
          </table:table-cell>
          <table:table-cell table:formula="of:=ROUND([.C741]-([.$J$1]-[.C741]*([.$A$2]/(4*100))/[.$C$3])-[.$K$3]/4;2)" office:value-type="float" office:value="65183.62">
            <text:p>65183.62</text:p>
          </table:table-cell>
          <table:table-cell table:formula="of:=[.D741]+1" office:value-type="float" office:value="735">
            <text:p>735</text:p>
          </table:table-cell>
          <table:table-cell table:number-columns-repeated="9"/>
        </table:table-row>
        <table:table-row table:style-name="ro1">
          <table:table-cell/>
          <table:table-cell table:formula="of:=ROUND([.B742]-([.$I$1]-[.B742]*([.$A$2]/(2*100))/[.$C$3])-[.$K$3]/2;2)" office:value-type="float" office:value="-4298.65">
            <text:p>-4298.65</text:p>
          </table:table-cell>
          <table:table-cell table:formula="of:=ROUND([.C742]-([.$J$1]-[.C742]*([.$A$2]/(4*100))/[.$C$3])-[.$K$3]/4;2)" office:value-type="float" office:value="65118.05">
            <text:p>65118.05</text:p>
          </table:table-cell>
          <table:table-cell table:formula="of:=[.D742]+1" office:value-type="float" office:value="736">
            <text:p>736</text:p>
          </table:table-cell>
          <table:table-cell table:number-columns-repeated="9"/>
        </table:table-row>
        <table:table-row table:style-name="ro1">
          <table:table-cell/>
          <table:table-cell table:formula="of:=ROUND([.B743]-([.$I$1]-[.B743]*([.$A$2]/(2*100))/[.$C$3])-[.$K$3]/2;2)" office:value-type="float" office:value="-4560.06">
            <text:p>-4560.06</text:p>
          </table:table-cell>
          <table:table-cell table:formula="of:=ROUND([.C743]-([.$J$1]-[.C743]*([.$A$2]/(4*100))/[.$C$3])-[.$K$3]/4;2)" office:value-type="float" office:value="65052.42">
            <text:p>65052.42</text:p>
          </table:table-cell>
          <table:table-cell table:formula="of:=[.D743]+1" office:value-type="float" office:value="737">
            <text:p>737</text:p>
          </table:table-cell>
          <table:table-cell table:number-columns-repeated="9"/>
        </table:table-row>
        <table:table-row table:style-name="ro1">
          <table:table-cell/>
          <table:table-cell table:formula="of:=ROUND([.B744]-([.$I$1]-[.B744]*([.$A$2]/(2*100))/[.$C$3])-[.$K$3]/2;2)" office:value-type="float" office:value="-4821.96">
            <text:p>-4821.96</text:p>
          </table:table-cell>
          <table:table-cell table:formula="of:=ROUND([.C744]-([.$J$1]-[.C744]*([.$A$2]/(4*100))/[.$C$3])-[.$K$3]/4;2)" office:value-type="float" office:value="64986.73">
            <text:p>64986.73</text:p>
          </table:table-cell>
          <table:table-cell table:formula="of:=[.D744]+1" office:value-type="float" office:value="738">
            <text:p>738</text:p>
          </table:table-cell>
          <table:table-cell table:number-columns-repeated="9"/>
        </table:table-row>
        <table:table-row table:style-name="ro1">
          <table:table-cell/>
          <table:table-cell table:formula="of:=ROUND([.B745]-([.$I$1]-[.B745]*([.$A$2]/(2*100))/[.$C$3])-[.$K$3]/2;2)" office:value-type="float" office:value="-5084.35">
            <text:p>-5084.35</text:p>
          </table:table-cell>
          <table:table-cell table:formula="of:=ROUND([.C745]-([.$J$1]-[.C745]*([.$A$2]/(4*100))/[.$C$3])-[.$K$3]/4;2)" office:value-type="float" office:value="64920.98">
            <text:p>64920.98</text:p>
          </table:table-cell>
          <table:table-cell table:formula="of:=[.D745]+1" office:value-type="float" office:value="739">
            <text:p>739</text:p>
          </table:table-cell>
          <table:table-cell table:number-columns-repeated="9"/>
        </table:table-row>
        <table:table-row table:style-name="ro1">
          <table:table-cell/>
          <table:table-cell table:formula="of:=ROUND([.B746]-([.$I$1]-[.B746]*([.$A$2]/(2*100))/[.$C$3])-[.$K$3]/2;2)" office:value-type="float" office:value="-5347.23">
            <text:p>-5347.23</text:p>
          </table:table-cell>
          <table:table-cell table:formula="of:=ROUND([.C746]-([.$J$1]-[.C746]*([.$A$2]/(4*100))/[.$C$3])-[.$K$3]/4;2)" office:value-type="float" office:value="64855.16">
            <text:p>64855.16</text:p>
          </table:table-cell>
          <table:table-cell table:formula="of:=[.D746]+1" office:value-type="float" office:value="740">
            <text:p>740</text:p>
          </table:table-cell>
          <table:table-cell table:number-columns-repeated="9"/>
        </table:table-row>
        <table:table-row table:style-name="ro1">
          <table:table-cell/>
          <table:table-cell table:formula="of:=ROUND([.B747]-([.$I$1]-[.B747]*([.$A$2]/(2*100))/[.$C$3])-[.$K$3]/2;2)" office:value-type="float" office:value="-5610.61">
            <text:p>-5610.61</text:p>
          </table:table-cell>
          <table:table-cell table:formula="of:=ROUND([.C747]-([.$J$1]-[.C747]*([.$A$2]/(4*100))/[.$C$3])-[.$K$3]/4;2)" office:value-type="float" office:value="64789.28">
            <text:p>64789.28</text:p>
          </table:table-cell>
          <table:table-cell table:formula="of:=[.D747]+1" office:value-type="float" office:value="741">
            <text:p>741</text:p>
          </table:table-cell>
          <table:table-cell table:number-columns-repeated="9"/>
        </table:table-row>
        <table:table-row table:style-name="ro1">
          <table:table-cell/>
          <table:table-cell table:formula="of:=ROUND([.B748]-([.$I$1]-[.B748]*([.$A$2]/(2*100))/[.$C$3])-[.$K$3]/2;2)" office:value-type="float" office:value="-5874.48">
            <text:p>-5874.48</text:p>
          </table:table-cell>
          <table:table-cell table:formula="of:=ROUND([.C748]-([.$J$1]-[.C748]*([.$A$2]/(4*100))/[.$C$3])-[.$K$3]/4;2)" office:value-type="float" office:value="64723.34">
            <text:p>64723.34</text:p>
          </table:table-cell>
          <table:table-cell table:formula="of:=[.D748]+1" office:value-type="float" office:value="742">
            <text:p>742</text:p>
          </table:table-cell>
          <table:table-cell table:number-columns-repeated="9"/>
        </table:table-row>
        <table:table-row table:style-name="ro1">
          <table:table-cell/>
          <table:table-cell table:formula="of:=ROUND([.B749]-([.$I$1]-[.B749]*([.$A$2]/(2*100))/[.$C$3])-[.$K$3]/2;2)" office:value-type="float" office:value="-6138.84">
            <text:p>-6138.84</text:p>
          </table:table-cell>
          <table:table-cell table:formula="of:=ROUND([.C749]-([.$J$1]-[.C749]*([.$A$2]/(4*100))/[.$C$3])-[.$K$3]/4;2)" office:value-type="float" office:value="64657.34">
            <text:p>64657.34</text:p>
          </table:table-cell>
          <table:table-cell table:formula="of:=[.D749]+1" office:value-type="float" office:value="743">
            <text:p>743</text:p>
          </table:table-cell>
          <table:table-cell table:number-columns-repeated="9"/>
        </table:table-row>
        <table:table-row table:style-name="ro1">
          <table:table-cell/>
          <table:table-cell table:formula="of:=ROUND([.B750]-([.$I$1]-[.B750]*([.$A$2]/(2*100))/[.$C$3])-[.$K$3]/2;2)" office:value-type="float" office:value="-6403.7">
            <text:p>-6403.7</text:p>
          </table:table-cell>
          <table:table-cell table:formula="of:=ROUND([.C750]-([.$J$1]-[.C750]*([.$A$2]/(4*100))/[.$C$3])-[.$K$3]/4;2)" office:value-type="float" office:value="64591.28">
            <text:p>64591.28</text:p>
          </table:table-cell>
          <table:table-cell table:formula="of:=[.D750]+1" office:value-type="float" office:value="744">
            <text:p>744</text:p>
          </table:table-cell>
          <table:table-cell table:number-columns-repeated="9"/>
        </table:table-row>
        <table:table-row table:style-name="ro1">
          <table:table-cell/>
          <table:table-cell table:formula="of:=ROUND([.B751]-([.$I$1]-[.B751]*([.$A$2]/(2*100))/[.$C$3])-[.$K$3]/2;2)" office:value-type="float" office:value="-6669.06">
            <text:p>-6669.06</text:p>
          </table:table-cell>
          <table:table-cell table:formula="of:=ROUND([.C751]-([.$J$1]-[.C751]*([.$A$2]/(4*100))/[.$C$3])-[.$K$3]/4;2)" office:value-type="float" office:value="64525.15">
            <text:p>64525.15</text:p>
          </table:table-cell>
          <table:table-cell table:formula="of:=[.D751]+1" office:value-type="float" office:value="745">
            <text:p>745</text:p>
          </table:table-cell>
          <table:table-cell table:number-columns-repeated="9"/>
        </table:table-row>
        <table:table-row table:style-name="ro1">
          <table:table-cell/>
          <table:table-cell table:formula="of:=ROUND([.B752]-([.$I$1]-[.B752]*([.$A$2]/(2*100))/[.$C$3])-[.$K$3]/2;2)" office:value-type="float" office:value="-6934.91">
            <text:p>-6934.91</text:p>
          </table:table-cell>
          <table:table-cell table:formula="of:=ROUND([.C752]-([.$J$1]-[.C752]*([.$A$2]/(4*100))/[.$C$3])-[.$K$3]/4;2)" office:value-type="float" office:value="64458.96">
            <text:p>64458.96</text:p>
          </table:table-cell>
          <table:table-cell table:formula="of:=[.D752]+1" office:value-type="float" office:value="746">
            <text:p>746</text:p>
          </table:table-cell>
          <table:table-cell table:number-columns-repeated="9"/>
        </table:table-row>
        <table:table-row table:style-name="ro1">
          <table:table-cell/>
          <table:table-cell table:formula="of:=ROUND([.B753]-([.$I$1]-[.B753]*([.$A$2]/(2*100))/[.$C$3])-[.$K$3]/2;2)" office:value-type="float" office:value="-7201.26">
            <text:p>-7201.26</text:p>
          </table:table-cell>
          <table:table-cell table:formula="of:=ROUND([.C753]-([.$J$1]-[.C753]*([.$A$2]/(4*100))/[.$C$3])-[.$K$3]/4;2)" office:value-type="float" office:value="64392.71">
            <text:p>64392.71</text:p>
          </table:table-cell>
          <table:table-cell table:formula="of:=[.D753]+1" office:value-type="float" office:value="747">
            <text:p>747</text:p>
          </table:table-cell>
          <table:table-cell table:number-columns-repeated="9"/>
        </table:table-row>
        <table:table-row table:style-name="ro1">
          <table:table-cell/>
          <table:table-cell table:formula="of:=ROUND([.B754]-([.$I$1]-[.B754]*([.$A$2]/(2*100))/[.$C$3])-[.$K$3]/2;2)" office:value-type="float" office:value="-7468.11">
            <text:p>-7468.11</text:p>
          </table:table-cell>
          <table:table-cell table:formula="of:=ROUND([.C754]-([.$J$1]-[.C754]*([.$A$2]/(4*100))/[.$C$3])-[.$K$3]/4;2)" office:value-type="float" office:value="64326.4">
            <text:p>64326.4</text:p>
          </table:table-cell>
          <table:table-cell table:formula="of:=[.D754]+1" office:value-type="float" office:value="748">
            <text:p>748</text:p>
          </table:table-cell>
          <table:table-cell table:number-columns-repeated="9"/>
        </table:table-row>
        <table:table-row table:style-name="ro1">
          <table:table-cell/>
          <table:table-cell table:formula="of:=ROUND([.B755]-([.$I$1]-[.B755]*([.$A$2]/(2*100))/[.$C$3])-[.$K$3]/2;2)" office:value-type="float" office:value="-7735.46">
            <text:p>-7735.46</text:p>
          </table:table-cell>
          <table:table-cell table:formula="of:=ROUND([.C755]-([.$J$1]-[.C755]*([.$A$2]/(4*100))/[.$C$3])-[.$K$3]/4;2)" office:value-type="float" office:value="64260.03">
            <text:p>64260.03</text:p>
          </table:table-cell>
          <table:table-cell table:formula="of:=[.D755]+1" office:value-type="float" office:value="749">
            <text:p>749</text:p>
          </table:table-cell>
          <table:table-cell table:number-columns-repeated="9"/>
        </table:table-row>
        <table:table-row table:style-name="ro1">
          <table:table-cell/>
          <table:table-cell table:formula="of:=ROUND([.B756]-([.$I$1]-[.B756]*([.$A$2]/(2*100))/[.$C$3])-[.$K$3]/2;2)" office:value-type="float" office:value="-8003.31">
            <text:p>-8003.31</text:p>
          </table:table-cell>
          <table:table-cell table:formula="of:=ROUND([.C756]-([.$J$1]-[.C756]*([.$A$2]/(4*100))/[.$C$3])-[.$K$3]/4;2)" office:value-type="float" office:value="64193.59">
            <text:p>64193.59</text:p>
          </table:table-cell>
          <table:table-cell table:formula="of:=[.D756]+1" office:value-type="float" office:value="750">
            <text:p>750</text:p>
          </table:table-cell>
          <table:table-cell table:number-columns-repeated="9"/>
        </table:table-row>
        <table:table-row table:style-name="ro1">
          <table:table-cell/>
          <table:table-cell table:formula="of:=ROUND([.B757]-([.$I$1]-[.B757]*([.$A$2]/(2*100))/[.$C$3])-[.$K$3]/2;2)" office:value-type="float" office:value="-8271.67">
            <text:p>-8271.67</text:p>
          </table:table-cell>
          <table:table-cell table:formula="of:=ROUND([.C757]-([.$J$1]-[.C757]*([.$A$2]/(4*100))/[.$C$3])-[.$K$3]/4;2)" office:value-type="float" office:value="64127.09">
            <text:p>64127.09</text:p>
          </table:table-cell>
          <table:table-cell table:formula="of:=[.D757]+1" office:value-type="float" office:value="751">
            <text:p>751</text:p>
          </table:table-cell>
          <table:table-cell table:number-columns-repeated="9"/>
        </table:table-row>
        <table:table-row table:style-name="ro1">
          <table:table-cell/>
          <table:table-cell table:formula="of:=ROUND([.B758]-([.$I$1]-[.B758]*([.$A$2]/(2*100))/[.$C$3])-[.$K$3]/2;2)" office:value-type="float" office:value="-8540.53">
            <text:p>-8540.53</text:p>
          </table:table-cell>
          <table:table-cell table:formula="of:=ROUND([.C758]-([.$J$1]-[.C758]*([.$A$2]/(4*100))/[.$C$3])-[.$K$3]/4;2)" office:value-type="float" office:value="64060.53">
            <text:p>64060.53</text:p>
          </table:table-cell>
          <table:table-cell table:formula="of:=[.D758]+1" office:value-type="float" office:value="752">
            <text:p>752</text:p>
          </table:table-cell>
          <table:table-cell table:number-columns-repeated="9"/>
        </table:table-row>
        <table:table-row table:style-name="ro1">
          <table:table-cell/>
          <table:table-cell table:formula="of:=ROUND([.B759]-([.$I$1]-[.B759]*([.$A$2]/(2*100))/[.$C$3])-[.$K$3]/2;2)" office:value-type="float" office:value="-8809.89">
            <text:p>-8809.89</text:p>
          </table:table-cell>
          <table:table-cell table:formula="of:=ROUND([.C759]-([.$J$1]-[.C759]*([.$A$2]/(4*100))/[.$C$3])-[.$K$3]/4;2)" office:value-type="float" office:value="63993.91">
            <text:p>63993.91</text:p>
          </table:table-cell>
          <table:table-cell table:formula="of:=[.D759]+1" office:value-type="float" office:value="753">
            <text:p>753</text:p>
          </table:table-cell>
          <table:table-cell table:number-columns-repeated="9"/>
        </table:table-row>
        <table:table-row table:style-name="ro1">
          <table:table-cell/>
          <table:table-cell table:formula="of:=ROUND([.B760]-([.$I$1]-[.B760]*([.$A$2]/(2*100))/[.$C$3])-[.$K$3]/2;2)" office:value-type="float" office:value="-9079.76">
            <text:p>-9079.76</text:p>
          </table:table-cell>
          <table:table-cell table:formula="of:=ROUND([.C760]-([.$J$1]-[.C760]*([.$A$2]/(4*100))/[.$C$3])-[.$K$3]/4;2)" office:value-type="float" office:value="63927.22">
            <text:p>63927.22</text:p>
          </table:table-cell>
          <table:table-cell table:formula="of:=[.D760]+1" office:value-type="float" office:value="754">
            <text:p>754</text:p>
          </table:table-cell>
          <table:table-cell table:number-columns-repeated="9"/>
        </table:table-row>
        <table:table-row table:style-name="ro1">
          <table:table-cell/>
          <table:table-cell table:formula="of:=ROUND([.B761]-([.$I$1]-[.B761]*([.$A$2]/(2*100))/[.$C$3])-[.$K$3]/2;2)" office:value-type="float" office:value="-9350.13">
            <text:p>-9350.13</text:p>
          </table:table-cell>
          <table:table-cell table:formula="of:=ROUND([.C761]-([.$J$1]-[.C761]*([.$A$2]/(4*100))/[.$C$3])-[.$K$3]/4;2)" office:value-type="float" office:value="63860.47">
            <text:p>63860.47</text:p>
          </table:table-cell>
          <table:table-cell table:formula="of:=[.D761]+1" office:value-type="float" office:value="755">
            <text:p>755</text:p>
          </table:table-cell>
          <table:table-cell table:number-columns-repeated="9"/>
        </table:table-row>
        <table:table-row table:style-name="ro1">
          <table:table-cell/>
          <table:table-cell table:formula="of:=ROUND([.B762]-([.$I$1]-[.B762]*([.$A$2]/(2*100))/[.$C$3])-[.$K$3]/2;2)" office:value-type="float" office:value="-9621.01">
            <text:p>-9621.01</text:p>
          </table:table-cell>
          <table:table-cell table:formula="of:=ROUND([.C762]-([.$J$1]-[.C762]*([.$A$2]/(4*100))/[.$C$3])-[.$K$3]/4;2)" office:value-type="float" office:value="63793.66">
            <text:p>63793.66</text:p>
          </table:table-cell>
          <table:table-cell table:formula="of:=[.D762]+1" office:value-type="float" office:value="756">
            <text:p>756</text:p>
          </table:table-cell>
          <table:table-cell table:number-columns-repeated="9"/>
        </table:table-row>
        <table:table-row table:style-name="ro1">
          <table:table-cell/>
          <table:table-cell table:formula="of:=ROUND([.B763]-([.$I$1]-[.B763]*([.$A$2]/(2*100))/[.$C$3])-[.$K$3]/2;2)" office:value-type="float" office:value="-9892.4">
            <text:p>-9892.4</text:p>
          </table:table-cell>
          <table:table-cell table:formula="of:=ROUND([.C763]-([.$J$1]-[.C763]*([.$A$2]/(4*100))/[.$C$3])-[.$K$3]/4;2)" office:value-type="float" office:value="63726.79">
            <text:p>63726.79</text:p>
          </table:table-cell>
          <table:table-cell table:formula="of:=[.D763]+1" office:value-type="float" office:value="757">
            <text:p>757</text:p>
          </table:table-cell>
          <table:table-cell table:number-columns-repeated="9"/>
        </table:table-row>
        <table:table-row table:style-name="ro1">
          <table:table-cell/>
          <table:table-cell table:formula="of:=ROUND([.B764]-([.$I$1]-[.B764]*([.$A$2]/(2*100))/[.$C$3])-[.$K$3]/2;2)" office:value-type="float" office:value="-10164.3">
            <text:p>-10164.3</text:p>
          </table:table-cell>
          <table:table-cell table:formula="of:=ROUND([.C764]-([.$J$1]-[.C764]*([.$A$2]/(4*100))/[.$C$3])-[.$K$3]/4;2)" office:value-type="float" office:value="63659.85">
            <text:p>63659.85</text:p>
          </table:table-cell>
          <table:table-cell table:formula="of:=[.D764]+1" office:value-type="float" office:value="758">
            <text:p>758</text:p>
          </table:table-cell>
          <table:table-cell table:number-columns-repeated="9"/>
        </table:table-row>
        <table:table-row table:style-name="ro1">
          <table:table-cell/>
          <table:table-cell table:formula="of:=ROUND([.B765]-([.$I$1]-[.B765]*([.$A$2]/(2*100))/[.$C$3])-[.$K$3]/2;2)" office:value-type="float" office:value="-10436.71">
            <text:p>-10436.71</text:p>
          </table:table-cell>
          <table:table-cell table:formula="of:=ROUND([.C765]-([.$J$1]-[.C765]*([.$A$2]/(4*100))/[.$C$3])-[.$K$3]/4;2)" office:value-type="float" office:value="63592.85">
            <text:p>63592.85</text:p>
          </table:table-cell>
          <table:table-cell table:formula="of:=[.D765]+1" office:value-type="float" office:value="759">
            <text:p>759</text:p>
          </table:table-cell>
          <table:table-cell table:number-columns-repeated="9"/>
        </table:table-row>
        <table:table-row table:style-name="ro1">
          <table:table-cell/>
          <table:table-cell table:formula="of:=ROUND([.B766]-([.$I$1]-[.B766]*([.$A$2]/(2*100))/[.$C$3])-[.$K$3]/2;2)" office:value-type="float" office:value="-10709.63">
            <text:p>-10709.63</text:p>
          </table:table-cell>
          <table:table-cell table:formula="of:=ROUND([.C766]-([.$J$1]-[.C766]*([.$A$2]/(4*100))/[.$C$3])-[.$K$3]/4;2)" office:value-type="float" office:value="63525.79">
            <text:p>63525.79</text:p>
          </table:table-cell>
          <table:table-cell table:formula="of:=[.D766]+1" office:value-type="float" office:value="760">
            <text:p>760</text:p>
          </table:table-cell>
          <table:table-cell table:number-columns-repeated="9"/>
        </table:table-row>
        <table:table-row table:style-name="ro1">
          <table:table-cell/>
          <table:table-cell table:formula="of:=ROUND([.B767]-([.$I$1]-[.B767]*([.$A$2]/(2*100))/[.$C$3])-[.$K$3]/2;2)" office:value-type="float" office:value="-10983.06">
            <text:p>-10983.06</text:p>
          </table:table-cell>
          <table:table-cell table:formula="of:=ROUND([.C767]-([.$J$1]-[.C767]*([.$A$2]/(4*100))/[.$C$3])-[.$K$3]/4;2)" office:value-type="float" office:value="63458.67">
            <text:p>63458.67</text:p>
          </table:table-cell>
          <table:table-cell table:formula="of:=[.D767]+1" office:value-type="float" office:value="761">
            <text:p>761</text:p>
          </table:table-cell>
          <table:table-cell table:number-columns-repeated="9"/>
        </table:table-row>
        <table:table-row table:style-name="ro1">
          <table:table-cell/>
          <table:table-cell table:formula="of:=ROUND([.B768]-([.$I$1]-[.B768]*([.$A$2]/(2*100))/[.$C$3])-[.$K$3]/2;2)" office:value-type="float" office:value="-11257">
            <text:p>-11257</text:p>
          </table:table-cell>
          <table:table-cell table:formula="of:=ROUND([.C768]-([.$J$1]-[.C768]*([.$A$2]/(4*100))/[.$C$3])-[.$K$3]/4;2)" office:value-type="float" office:value="63391.48">
            <text:p>63391.48</text:p>
          </table:table-cell>
          <table:table-cell table:formula="of:=[.D768]+1" office:value-type="float" office:value="762">
            <text:p>762</text:p>
          </table:table-cell>
          <table:table-cell table:number-columns-repeated="9"/>
        </table:table-row>
        <table:table-row table:style-name="ro1">
          <table:table-cell/>
          <table:table-cell table:formula="of:=ROUND([.B769]-([.$I$1]-[.B769]*([.$A$2]/(2*100))/[.$C$3])-[.$K$3]/2;2)" office:value-type="float" office:value="-11531.46">
            <text:p>-11531.46</text:p>
          </table:table-cell>
          <table:table-cell table:formula="of:=ROUND([.C769]-([.$J$1]-[.C769]*([.$A$2]/(4*100))/[.$C$3])-[.$K$3]/4;2)" office:value-type="float" office:value="63324.23">
            <text:p>63324.23</text:p>
          </table:table-cell>
          <table:table-cell table:formula="of:=[.D769]+1" office:value-type="float" office:value="763">
            <text:p>763</text:p>
          </table:table-cell>
          <table:table-cell table:number-columns-repeated="9"/>
        </table:table-row>
        <table:table-row table:style-name="ro1">
          <table:table-cell/>
          <table:table-cell table:formula="of:=ROUND([.B770]-([.$I$1]-[.B770]*([.$A$2]/(2*100))/[.$C$3])-[.$K$3]/2;2)" office:value-type="float" office:value="-11806.43">
            <text:p>-11806.43</text:p>
          </table:table-cell>
          <table:table-cell table:formula="of:=ROUND([.C770]-([.$J$1]-[.C770]*([.$A$2]/(4*100))/[.$C$3])-[.$K$3]/4;2)" office:value-type="float" office:value="63256.92">
            <text:p>63256.92</text:p>
          </table:table-cell>
          <table:table-cell table:formula="of:=[.D770]+1" office:value-type="float" office:value="764">
            <text:p>764</text:p>
          </table:table-cell>
          <table:table-cell table:number-columns-repeated="9"/>
        </table:table-row>
        <table:table-row table:style-name="ro1">
          <table:table-cell/>
          <table:table-cell table:formula="of:=ROUND([.B771]-([.$I$1]-[.B771]*([.$A$2]/(2*100))/[.$C$3])-[.$K$3]/2;2)" office:value-type="float" office:value="-12081.92">
            <text:p>-12081.92</text:p>
          </table:table-cell>
          <table:table-cell table:formula="of:=ROUND([.C771]-([.$J$1]-[.C771]*([.$A$2]/(4*100))/[.$C$3])-[.$K$3]/4;2)" office:value-type="float" office:value="63189.54">
            <text:p>63189.54</text:p>
          </table:table-cell>
          <table:table-cell table:formula="of:=[.D771]+1" office:value-type="float" office:value="765">
            <text:p>765</text:p>
          </table:table-cell>
          <table:table-cell table:number-columns-repeated="9"/>
        </table:table-row>
        <table:table-row table:style-name="ro1">
          <table:table-cell/>
          <table:table-cell table:formula="of:=ROUND([.B772]-([.$I$1]-[.B772]*([.$A$2]/(2*100))/[.$C$3])-[.$K$3]/2;2)" office:value-type="float" office:value="-12357.92">
            <text:p>-12357.92</text:p>
          </table:table-cell>
          <table:table-cell table:formula="of:=ROUND([.C772]-([.$J$1]-[.C772]*([.$A$2]/(4*100))/[.$C$3])-[.$K$3]/4;2)" office:value-type="float" office:value="63122.1">
            <text:p>63122.1</text:p>
          </table:table-cell>
          <table:table-cell table:formula="of:=[.D772]+1" office:value-type="float" office:value="766">
            <text:p>766</text:p>
          </table:table-cell>
          <table:table-cell table:number-columns-repeated="9"/>
        </table:table-row>
        <table:table-row table:style-name="ro1">
          <table:table-cell/>
          <table:table-cell table:formula="of:=ROUND([.B773]-([.$I$1]-[.B773]*([.$A$2]/(2*100))/[.$C$3])-[.$K$3]/2;2)" office:value-type="float" office:value="-12634.44">
            <text:p>-12634.44</text:p>
          </table:table-cell>
          <table:table-cell table:formula="of:=ROUND([.C773]-([.$J$1]-[.C773]*([.$A$2]/(4*100))/[.$C$3])-[.$K$3]/4;2)" office:value-type="float" office:value="63054.6">
            <text:p>63054.6</text:p>
          </table:table-cell>
          <table:table-cell table:formula="of:=[.D773]+1" office:value-type="float" office:value="767">
            <text:p>767</text:p>
          </table:table-cell>
          <table:table-cell table:number-columns-repeated="9"/>
        </table:table-row>
        <table:table-row table:style-name="ro1">
          <table:table-cell/>
          <table:table-cell table:formula="of:=ROUND([.B774]-([.$I$1]-[.B774]*([.$A$2]/(2*100))/[.$C$3])-[.$K$3]/2;2)" office:value-type="float" office:value="-12911.48">
            <text:p>-12911.48</text:p>
          </table:table-cell>
          <table:table-cell table:formula="of:=ROUND([.C774]-([.$J$1]-[.C774]*([.$A$2]/(4*100))/[.$C$3])-[.$K$3]/4;2)" office:value-type="float" office:value="62987.03">
            <text:p>62987.03</text:p>
          </table:table-cell>
          <table:table-cell table:formula="of:=[.D774]+1" office:value-type="float" office:value="768">
            <text:p>768</text:p>
          </table:table-cell>
          <table:table-cell table:number-columns-repeated="9"/>
        </table:table-row>
        <table:table-row table:style-name="ro1">
          <table:table-cell/>
          <table:table-cell table:formula="of:=ROUND([.B775]-([.$I$1]-[.B775]*([.$A$2]/(2*100))/[.$C$3])-[.$K$3]/2;2)" office:value-type="float" office:value="-13189.04">
            <text:p>-13189.04</text:p>
          </table:table-cell>
          <table:table-cell table:formula="of:=ROUND([.C775]-([.$J$1]-[.C775]*([.$A$2]/(4*100))/[.$C$3])-[.$K$3]/4;2)" office:value-type="float" office:value="62919.4">
            <text:p>62919.4</text:p>
          </table:table-cell>
          <table:table-cell table:formula="of:=[.D775]+1" office:value-type="float" office:value="769">
            <text:p>769</text:p>
          </table:table-cell>
          <table:table-cell table:number-columns-repeated="9"/>
        </table:table-row>
        <table:table-row table:style-name="ro1">
          <table:table-cell/>
          <table:table-cell table:formula="of:=ROUND([.B776]-([.$I$1]-[.B776]*([.$A$2]/(2*100))/[.$C$3])-[.$K$3]/2;2)" office:value-type="float" office:value="-13467.12">
            <text:p>-13467.12</text:p>
          </table:table-cell>
          <table:table-cell table:formula="of:=ROUND([.C776]-([.$J$1]-[.C776]*([.$A$2]/(4*100))/[.$C$3])-[.$K$3]/4;2)" office:value-type="float" office:value="62851.71">
            <text:p>62851.71</text:p>
          </table:table-cell>
          <table:table-cell table:formula="of:=[.D776]+1" office:value-type="float" office:value="770">
            <text:p>770</text:p>
          </table:table-cell>
          <table:table-cell table:number-columns-repeated="9"/>
        </table:table-row>
        <table:table-row table:style-name="ro1">
          <table:table-cell/>
          <table:table-cell table:formula="of:=ROUND([.B777]-([.$I$1]-[.B777]*([.$A$2]/(2*100))/[.$C$3])-[.$K$3]/2;2)" office:value-type="float" office:value="-13745.72">
            <text:p>-13745.72</text:p>
          </table:table-cell>
          <table:table-cell table:formula="of:=ROUND([.C777]-([.$J$1]-[.C777]*([.$A$2]/(4*100))/[.$C$3])-[.$K$3]/4;2)" office:value-type="float" office:value="62783.95">
            <text:p>62783.95</text:p>
          </table:table-cell>
          <table:table-cell table:formula="of:=[.D777]+1" office:value-type="float" office:value="771">
            <text:p>771</text:p>
          </table:table-cell>
          <table:table-cell table:number-columns-repeated="9"/>
        </table:table-row>
        <table:table-row table:style-name="ro1">
          <table:table-cell/>
          <table:table-cell table:formula="of:=ROUND([.B778]-([.$I$1]-[.B778]*([.$A$2]/(2*100))/[.$C$3])-[.$K$3]/2;2)" office:value-type="float" office:value="-14024.84">
            <text:p>-14024.84</text:p>
          </table:table-cell>
          <table:table-cell table:formula="of:=ROUND([.C778]-([.$J$1]-[.C778]*([.$A$2]/(4*100))/[.$C$3])-[.$K$3]/4;2)" office:value-type="float" office:value="62716.13">
            <text:p>62716.13</text:p>
          </table:table-cell>
          <table:table-cell table:formula="of:=[.D778]+1" office:value-type="float" office:value="772">
            <text:p>772</text:p>
          </table:table-cell>
          <table:table-cell table:number-columns-repeated="9"/>
        </table:table-row>
        <table:table-row table:style-name="ro1">
          <table:table-cell/>
          <table:table-cell table:formula="of:=ROUND([.B779]-([.$I$1]-[.B779]*([.$A$2]/(2*100))/[.$C$3])-[.$K$3]/2;2)" office:value-type="float" office:value="-14304.49">
            <text:p>-14304.49</text:p>
          </table:table-cell>
          <table:table-cell table:formula="of:=ROUND([.C779]-([.$J$1]-[.C779]*([.$A$2]/(4*100))/[.$C$3])-[.$K$3]/4;2)" office:value-type="float" office:value="62648.25">
            <text:p>62648.25</text:p>
          </table:table-cell>
          <table:table-cell table:formula="of:=[.D779]+1" office:value-type="float" office:value="773">
            <text:p>773</text:p>
          </table:table-cell>
          <table:table-cell table:number-columns-repeated="9"/>
        </table:table-row>
        <table:table-row table:style-name="ro1">
          <table:table-cell/>
          <table:table-cell table:formula="of:=ROUND([.B780]-([.$I$1]-[.B780]*([.$A$2]/(2*100))/[.$C$3])-[.$K$3]/2;2)" office:value-type="float" office:value="-14584.66">
            <text:p>-14584.66</text:p>
          </table:table-cell>
          <table:table-cell table:formula="of:=ROUND([.C780]-([.$J$1]-[.C780]*([.$A$2]/(4*100))/[.$C$3])-[.$K$3]/4;2)" office:value-type="float" office:value="62580.3">
            <text:p>62580.3</text:p>
          </table:table-cell>
          <table:table-cell table:formula="of:=[.D780]+1" office:value-type="float" office:value="774">
            <text:p>774</text:p>
          </table:table-cell>
          <table:table-cell table:number-columns-repeated="9"/>
        </table:table-row>
        <table:table-row table:style-name="ro1">
          <table:table-cell/>
          <table:table-cell table:formula="of:=ROUND([.B781]-([.$I$1]-[.B781]*([.$A$2]/(2*100))/[.$C$3])-[.$K$3]/2;2)" office:value-type="float" office:value="-14865.36">
            <text:p>-14865.36</text:p>
          </table:table-cell>
          <table:table-cell table:formula="of:=ROUND([.C781]-([.$J$1]-[.C781]*([.$A$2]/(4*100))/[.$C$3])-[.$K$3]/4;2)" office:value-type="float" office:value="62512.29">
            <text:p>62512.29</text:p>
          </table:table-cell>
          <table:table-cell table:formula="of:=[.D781]+1" office:value-type="float" office:value="775">
            <text:p>775</text:p>
          </table:table-cell>
          <table:table-cell table:number-columns-repeated="9"/>
        </table:table-row>
        <table:table-row table:style-name="ro1">
          <table:table-cell/>
          <table:table-cell table:formula="of:=ROUND([.B782]-([.$I$1]-[.B782]*([.$A$2]/(2*100))/[.$C$3])-[.$K$3]/2;2)" office:value-type="float" office:value="-15146.58">
            <text:p>-15146.58</text:p>
          </table:table-cell>
          <table:table-cell table:formula="of:=ROUND([.C782]-([.$J$1]-[.C782]*([.$A$2]/(4*100))/[.$C$3])-[.$K$3]/4;2)" office:value-type="float" office:value="62444.22">
            <text:p>62444.22</text:p>
          </table:table-cell>
          <table:table-cell table:formula="of:=[.D782]+1" office:value-type="float" office:value="776">
            <text:p>776</text:p>
          </table:table-cell>
          <table:table-cell table:number-columns-repeated="9"/>
        </table:table-row>
        <table:table-row table:style-name="ro1">
          <table:table-cell/>
          <table:table-cell table:formula="of:=ROUND([.B783]-([.$I$1]-[.B783]*([.$A$2]/(2*100))/[.$C$3])-[.$K$3]/2;2)" office:value-type="float" office:value="-15428.33">
            <text:p>-15428.33</text:p>
          </table:table-cell>
          <table:table-cell table:formula="of:=ROUND([.C783]-([.$J$1]-[.C783]*([.$A$2]/(4*100))/[.$C$3])-[.$K$3]/4;2)" office:value-type="float" office:value="62376.08">
            <text:p>62376.08</text:p>
          </table:table-cell>
          <table:table-cell table:formula="of:=[.D783]+1" office:value-type="float" office:value="777">
            <text:p>777</text:p>
          </table:table-cell>
          <table:table-cell table:number-columns-repeated="9"/>
        </table:table-row>
        <table:table-row table:style-name="ro1">
          <table:table-cell/>
          <table:table-cell table:formula="of:=ROUND([.B784]-([.$I$1]-[.B784]*([.$A$2]/(2*100))/[.$C$3])-[.$K$3]/2;2)" office:value-type="float" office:value="-15710.61">
            <text:p>-15710.61</text:p>
          </table:table-cell>
          <table:table-cell table:formula="of:=ROUND([.C784]-([.$J$1]-[.C784]*([.$A$2]/(4*100))/[.$C$3])-[.$K$3]/4;2)" office:value-type="float" office:value="62307.88">
            <text:p>62307.88</text:p>
          </table:table-cell>
          <table:table-cell table:formula="of:=[.D784]+1" office:value-type="float" office:value="778">
            <text:p>778</text:p>
          </table:table-cell>
          <table:table-cell table:number-columns-repeated="9"/>
        </table:table-row>
        <table:table-row table:style-name="ro1">
          <table:table-cell/>
          <table:table-cell table:formula="of:=ROUND([.B785]-([.$I$1]-[.B785]*([.$A$2]/(2*100))/[.$C$3])-[.$K$3]/2;2)" office:value-type="float" office:value="-15993.42">
            <text:p>-15993.42</text:p>
          </table:table-cell>
          <table:table-cell table:formula="of:=ROUND([.C785]-([.$J$1]-[.C785]*([.$A$2]/(4*100))/[.$C$3])-[.$K$3]/4;2)" office:value-type="float" office:value="62239.61">
            <text:p>62239.61</text:p>
          </table:table-cell>
          <table:table-cell table:formula="of:=[.D785]+1" office:value-type="float" office:value="779">
            <text:p>779</text:p>
          </table:table-cell>
          <table:table-cell table:number-columns-repeated="9"/>
        </table:table-row>
        <table:table-row table:style-name="ro1">
          <table:table-cell/>
          <table:table-cell table:formula="of:=ROUND([.B786]-([.$I$1]-[.B786]*([.$A$2]/(2*100))/[.$C$3])-[.$K$3]/2;2)" office:value-type="float" office:value="-16276.76">
            <text:p>-16276.76</text:p>
          </table:table-cell>
          <table:table-cell table:formula="of:=ROUND([.C786]-([.$J$1]-[.C786]*([.$A$2]/(4*100))/[.$C$3])-[.$K$3]/4;2)" office:value-type="float" office:value="62171.28">
            <text:p>62171.28</text:p>
          </table:table-cell>
          <table:table-cell table:formula="of:=[.D786]+1" office:value-type="float" office:value="780">
            <text:p>780</text:p>
          </table:table-cell>
          <table:table-cell table:number-columns-repeated="9"/>
        </table:table-row>
        <table:table-row table:style-name="ro1">
          <table:table-cell/>
          <table:table-cell table:formula="of:=ROUND([.B787]-([.$I$1]-[.B787]*([.$A$2]/(2*100))/[.$C$3])-[.$K$3]/2;2)" office:value-type="float" office:value="-16560.63">
            <text:p>-16560.63</text:p>
          </table:table-cell>
          <table:table-cell table:formula="of:=ROUND([.C787]-([.$J$1]-[.C787]*([.$A$2]/(4*100))/[.$C$3])-[.$K$3]/4;2)" office:value-type="float" office:value="62102.89">
            <text:p>62102.89</text:p>
          </table:table-cell>
          <table:table-cell table:formula="of:=[.D787]+1" office:value-type="float" office:value="781">
            <text:p>781</text:p>
          </table:table-cell>
          <table:table-cell table:number-columns-repeated="9"/>
        </table:table-row>
        <table:table-row table:style-name="ro1">
          <table:table-cell/>
          <table:table-cell table:formula="of:=ROUND([.B788]-([.$I$1]-[.B788]*([.$A$2]/(2*100))/[.$C$3])-[.$K$3]/2;2)" office:value-type="float" office:value="-16845.03">
            <text:p>-16845.03</text:p>
          </table:table-cell>
          <table:table-cell table:formula="of:=ROUND([.C788]-([.$J$1]-[.C788]*([.$A$2]/(4*100))/[.$C$3])-[.$K$3]/4;2)" office:value-type="float" office:value="62034.43">
            <text:p>62034.43</text:p>
          </table:table-cell>
          <table:table-cell table:formula="of:=[.D788]+1" office:value-type="float" office:value="782">
            <text:p>782</text:p>
          </table:table-cell>
          <table:table-cell table:number-columns-repeated="9"/>
        </table:table-row>
        <table:table-row table:style-name="ro1">
          <table:table-cell/>
          <table:table-cell table:formula="of:=ROUND([.B789]-([.$I$1]-[.B789]*([.$A$2]/(2*100))/[.$C$3])-[.$K$3]/2;2)" office:value-type="float" office:value="-17129.96">
            <text:p>-17129.96</text:p>
          </table:table-cell>
          <table:table-cell table:formula="of:=ROUND([.C789]-([.$J$1]-[.C789]*([.$A$2]/(4*100))/[.$C$3])-[.$K$3]/4;2)" office:value-type="float" office:value="61965.91">
            <text:p>61965.91</text:p>
          </table:table-cell>
          <table:table-cell table:formula="of:=[.D789]+1" office:value-type="float" office:value="783">
            <text:p>783</text:p>
          </table:table-cell>
          <table:table-cell table:number-columns-repeated="9"/>
        </table:table-row>
        <table:table-row table:style-name="ro1">
          <table:table-cell/>
          <table:table-cell table:formula="of:=ROUND([.B790]-([.$I$1]-[.B790]*([.$A$2]/(2*100))/[.$C$3])-[.$K$3]/2;2)" office:value-type="float" office:value="-17415.43">
            <text:p>-17415.43</text:p>
          </table:table-cell>
          <table:table-cell table:formula="of:=ROUND([.C790]-([.$J$1]-[.C790]*([.$A$2]/(4*100))/[.$C$3])-[.$K$3]/4;2)" office:value-type="float" office:value="61897.32">
            <text:p>61897.32</text:p>
          </table:table-cell>
          <table:table-cell table:formula="of:=[.D790]+1" office:value-type="float" office:value="784">
            <text:p>784</text:p>
          </table:table-cell>
          <table:table-cell table:number-columns-repeated="9"/>
        </table:table-row>
        <table:table-row table:style-name="ro1">
          <table:table-cell/>
          <table:table-cell table:formula="of:=ROUND([.B791]-([.$I$1]-[.B791]*([.$A$2]/(2*100))/[.$C$3])-[.$K$3]/2;2)" office:value-type="float" office:value="-17701.43">
            <text:p>-17701.43</text:p>
          </table:table-cell>
          <table:table-cell table:formula="of:=ROUND([.C791]-([.$J$1]-[.C791]*([.$A$2]/(4*100))/[.$C$3])-[.$K$3]/4;2)" office:value-type="float" office:value="61828.67">
            <text:p>61828.67</text:p>
          </table:table-cell>
          <table:table-cell table:formula="of:=[.D791]+1" office:value-type="float" office:value="785">
            <text:p>785</text:p>
          </table:table-cell>
          <table:table-cell table:number-columns-repeated="9"/>
        </table:table-row>
        <table:table-row table:style-name="ro1">
          <table:table-cell/>
          <table:table-cell table:formula="of:=ROUND([.B792]-([.$I$1]-[.B792]*([.$A$2]/(2*100))/[.$C$3])-[.$K$3]/2;2)" office:value-type="float" office:value="-17987.97">
            <text:p>-17987.97</text:p>
          </table:table-cell>
          <table:table-cell table:formula="of:=ROUND([.C792]-([.$J$1]-[.C792]*([.$A$2]/(4*100))/[.$C$3])-[.$K$3]/4;2)" office:value-type="float" office:value="61759.95">
            <text:p>61759.95</text:p>
          </table:table-cell>
          <table:table-cell table:formula="of:=[.D792]+1" office:value-type="float" office:value="786">
            <text:p>786</text:p>
          </table:table-cell>
          <table:table-cell table:number-columns-repeated="9"/>
        </table:table-row>
        <table:table-row table:style-name="ro1">
          <table:table-cell/>
          <table:table-cell table:formula="of:=ROUND([.B793]-([.$I$1]-[.B793]*([.$A$2]/(2*100))/[.$C$3])-[.$K$3]/2;2)" office:value-type="float" office:value="-18275.05">
            <text:p>-18275.05</text:p>
          </table:table-cell>
          <table:table-cell table:formula="of:=ROUND([.C793]-([.$J$1]-[.C793]*([.$A$2]/(4*100))/[.$C$3])-[.$K$3]/4;2)" office:value-type="float" office:value="61691.17">
            <text:p>61691.17</text:p>
          </table:table-cell>
          <table:table-cell table:formula="of:=[.D793]+1" office:value-type="float" office:value="787">
            <text:p>787</text:p>
          </table:table-cell>
          <table:table-cell table:number-columns-repeated="9"/>
        </table:table-row>
        <table:table-row table:style-name="ro1">
          <table:table-cell/>
          <table:table-cell table:formula="of:=ROUND([.B794]-([.$I$1]-[.B794]*([.$A$2]/(2*100))/[.$C$3])-[.$K$3]/2;2)" office:value-type="float" office:value="-18562.67">
            <text:p>-18562.67</text:p>
          </table:table-cell>
          <table:table-cell table:formula="of:=ROUND([.C794]-([.$J$1]-[.C794]*([.$A$2]/(4*100))/[.$C$3])-[.$K$3]/4;2)" office:value-type="float" office:value="61622.33">
            <text:p>61622.33</text:p>
          </table:table-cell>
          <table:table-cell table:formula="of:=[.D794]+1" office:value-type="float" office:value="788">
            <text:p>788</text:p>
          </table:table-cell>
          <table:table-cell table:number-columns-repeated="9"/>
        </table:table-row>
        <table:table-row table:style-name="ro1">
          <table:table-cell/>
          <table:table-cell table:formula="of:=ROUND([.B795]-([.$I$1]-[.B795]*([.$A$2]/(2*100))/[.$C$3])-[.$K$3]/2;2)" office:value-type="float" office:value="-18850.83">
            <text:p>-18850.83</text:p>
          </table:table-cell>
          <table:table-cell table:formula="of:=ROUND([.C795]-([.$J$1]-[.C795]*([.$A$2]/(4*100))/[.$C$3])-[.$K$3]/4;2)" office:value-type="float" office:value="61553.42">
            <text:p>61553.42</text:p>
          </table:table-cell>
          <table:table-cell table:formula="of:=[.D795]+1" office:value-type="float" office:value="789">
            <text:p>789</text:p>
          </table:table-cell>
          <table:table-cell table:number-columns-repeated="9"/>
        </table:table-row>
        <table:table-row table:style-name="ro1">
          <table:table-cell/>
          <table:table-cell table:formula="of:=ROUND([.B796]-([.$I$1]-[.B796]*([.$A$2]/(2*100))/[.$C$3])-[.$K$3]/2;2)" office:value-type="float" office:value="-19139.53">
            <text:p>-19139.53</text:p>
          </table:table-cell>
          <table:table-cell table:formula="of:=ROUND([.C796]-([.$J$1]-[.C796]*([.$A$2]/(4*100))/[.$C$3])-[.$K$3]/4;2)" office:value-type="float" office:value="61484.45">
            <text:p>61484.45</text:p>
          </table:table-cell>
          <table:table-cell table:formula="of:=[.D796]+1" office:value-type="float" office:value="790">
            <text:p>790</text:p>
          </table:table-cell>
          <table:table-cell table:number-columns-repeated="9"/>
        </table:table-row>
        <table:table-row table:style-name="ro1">
          <table:table-cell/>
          <table:table-cell table:formula="of:=ROUND([.B797]-([.$I$1]-[.B797]*([.$A$2]/(2*100))/[.$C$3])-[.$K$3]/2;2)" office:value-type="float" office:value="-19428.77">
            <text:p>-19428.77</text:p>
          </table:table-cell>
          <table:table-cell table:formula="of:=ROUND([.C797]-([.$J$1]-[.C797]*([.$A$2]/(4*100))/[.$C$3])-[.$K$3]/4;2)" office:value-type="float" office:value="61415.41">
            <text:p>61415.41</text:p>
          </table:table-cell>
          <table:table-cell table:formula="of:=[.D797]+1" office:value-type="float" office:value="791">
            <text:p>791</text:p>
          </table:table-cell>
          <table:table-cell table:number-columns-repeated="9"/>
        </table:table-row>
        <table:table-row table:style-name="ro1">
          <table:table-cell/>
          <table:table-cell table:formula="of:=ROUND([.B798]-([.$I$1]-[.B798]*([.$A$2]/(2*100))/[.$C$3])-[.$K$3]/2;2)" office:value-type="float" office:value="-19718.55">
            <text:p>-19718.55</text:p>
          </table:table-cell>
          <table:table-cell table:formula="of:=ROUND([.C798]-([.$J$1]-[.C798]*([.$A$2]/(4*100))/[.$C$3])-[.$K$3]/4;2)" office:value-type="float" office:value="61346.31">
            <text:p>61346.31</text:p>
          </table:table-cell>
          <table:table-cell table:formula="of:=[.D798]+1" office:value-type="float" office:value="792">
            <text:p>792</text:p>
          </table:table-cell>
          <table:table-cell table:number-columns-repeated="9"/>
        </table:table-row>
        <table:table-row table:style-name="ro1">
          <table:table-cell table:number-columns-repeated="2"/>
          <table:table-cell table:formula="of:=ROUND([.C799]-([.$J$1]-[.C799]*([.$A$2]/(4*100))/[.$C$3])-[.$K$3]/4;2)" office:value-type="float" office:value="61277.14">
            <text:p>61277.14</text:p>
          </table:table-cell>
          <table:table-cell table:formula="of:=[.D799]+1" office:value-type="float" office:value="793">
            <text:p>793</text:p>
          </table:table-cell>
          <table:table-cell table:number-columns-repeated="9"/>
        </table:table-row>
        <table:table-row table:style-name="ro1">
          <table:table-cell table:number-columns-repeated="2"/>
          <table:table-cell table:formula="of:=ROUND([.C800]-([.$J$1]-[.C800]*([.$A$2]/(4*100))/[.$C$3])-[.$K$3]/4;2)" office:value-type="float" office:value="61207.91">
            <text:p>61207.91</text:p>
          </table:table-cell>
          <table:table-cell table:formula="of:=[.D800]+1" office:value-type="float" office:value="794">
            <text:p>794</text:p>
          </table:table-cell>
          <table:table-cell table:number-columns-repeated="9"/>
        </table:table-row>
        <table:table-row table:style-name="ro1">
          <table:table-cell table:number-columns-repeated="2"/>
          <table:table-cell table:formula="of:=ROUND([.C801]-([.$J$1]-[.C801]*([.$A$2]/(4*100))/[.$C$3])-[.$K$3]/4;2)" office:value-type="float" office:value="61138.61">
            <text:p>61138.61</text:p>
          </table:table-cell>
          <table:table-cell table:formula="of:=[.D801]+1" office:value-type="float" office:value="795">
            <text:p>795</text:p>
          </table:table-cell>
          <table:table-cell table:number-columns-repeated="9"/>
        </table:table-row>
        <table:table-row table:style-name="ro1">
          <table:table-cell table:number-columns-repeated="2"/>
          <table:table-cell table:formula="of:=ROUND([.C802]-([.$J$1]-[.C802]*([.$A$2]/(4*100))/[.$C$3])-[.$K$3]/4;2)" office:value-type="float" office:value="61069.25">
            <text:p>61069.25</text:p>
          </table:table-cell>
          <table:table-cell table:formula="of:=[.D802]+1" office:value-type="float" office:value="796">
            <text:p>796</text:p>
          </table:table-cell>
          <table:table-cell table:number-columns-repeated="9"/>
        </table:table-row>
        <table:table-row table:style-name="ro1">
          <table:table-cell table:number-columns-repeated="2"/>
          <table:table-cell table:formula="of:=ROUND([.C803]-([.$J$1]-[.C803]*([.$A$2]/(4*100))/[.$C$3])-[.$K$3]/4;2)" office:value-type="float" office:value="60999.82">
            <text:p>60999.82</text:p>
          </table:table-cell>
          <table:table-cell table:formula="of:=[.D803]+1" office:value-type="float" office:value="797">
            <text:p>797</text:p>
          </table:table-cell>
          <table:table-cell table:number-columns-repeated="9"/>
        </table:table-row>
        <table:table-row table:style-name="ro1">
          <table:table-cell table:number-columns-repeated="2"/>
          <table:table-cell table:formula="of:=ROUND([.C804]-([.$J$1]-[.C804]*([.$A$2]/(4*100))/[.$C$3])-[.$K$3]/4;2)" office:value-type="float" office:value="60930.33">
            <text:p>60930.33</text:p>
          </table:table-cell>
          <table:table-cell table:formula="of:=[.D804]+1" office:value-type="float" office:value="798">
            <text:p>798</text:p>
          </table:table-cell>
          <table:table-cell table:number-columns-repeated="9"/>
        </table:table-row>
        <table:table-row table:style-name="ro1">
          <table:table-cell table:number-columns-repeated="2"/>
          <table:table-cell table:formula="of:=ROUND([.C805]-([.$J$1]-[.C805]*([.$A$2]/(4*100))/[.$C$3])-[.$K$3]/4;2)" office:value-type="float" office:value="60860.77">
            <text:p>60860.77</text:p>
          </table:table-cell>
          <table:table-cell table:formula="of:=[.D805]+1" office:value-type="float" office:value="799">
            <text:p>799</text:p>
          </table:table-cell>
          <table:table-cell table:number-columns-repeated="9"/>
        </table:table-row>
        <table:table-row table:style-name="ro1">
          <table:table-cell table:number-columns-repeated="2"/>
          <table:table-cell table:formula="of:=ROUND([.C806]-([.$J$1]-[.C806]*([.$A$2]/(4*100))/[.$C$3])-[.$K$3]/4;2)" office:value-type="float" office:value="60791.15">
            <text:p>60791.15</text:p>
          </table:table-cell>
          <table:table-cell table:formula="of:=[.D806]+1" office:value-type="float" office:value="800">
            <text:p>800</text:p>
          </table:table-cell>
          <table:table-cell table:number-columns-repeated="9"/>
        </table:table-row>
        <table:table-row table:style-name="ro1">
          <table:table-cell table:number-columns-repeated="2"/>
          <table:table-cell table:formula="of:=ROUND([.C807]-([.$J$1]-[.C807]*([.$A$2]/(4*100))/[.$C$3])-[.$K$3]/4;2)" office:value-type="float" office:value="60721.46">
            <text:p>60721.46</text:p>
          </table:table-cell>
          <table:table-cell table:formula="of:=[.D807]+1" office:value-type="float" office:value="801">
            <text:p>801</text:p>
          </table:table-cell>
          <table:table-cell table:number-columns-repeated="9"/>
        </table:table-row>
        <table:table-row table:style-name="ro1">
          <table:table-cell table:number-columns-repeated="2"/>
          <table:table-cell table:formula="of:=ROUND([.C808]-([.$J$1]-[.C808]*([.$A$2]/(4*100))/[.$C$3])-[.$K$3]/4;2)" office:value-type="float" office:value="60651.71">
            <text:p>60651.71</text:p>
          </table:table-cell>
          <table:table-cell table:formula="of:=[.D808]+1" office:value-type="float" office:value="802">
            <text:p>802</text:p>
          </table:table-cell>
          <table:table-cell table:number-columns-repeated="9"/>
        </table:table-row>
        <table:table-row table:style-name="ro1">
          <table:table-cell table:number-columns-repeated="2"/>
          <table:table-cell table:formula="of:=ROUND([.C809]-([.$J$1]-[.C809]*([.$A$2]/(4*100))/[.$C$3])-[.$K$3]/4;2)" office:value-type="float" office:value="60581.89">
            <text:p>60581.89</text:p>
          </table:table-cell>
          <table:table-cell table:formula="of:=[.D809]+1" office:value-type="float" office:value="803">
            <text:p>803</text:p>
          </table:table-cell>
          <table:table-cell table:number-columns-repeated="9"/>
        </table:table-row>
        <table:table-row table:style-name="ro1">
          <table:table-cell table:number-columns-repeated="2"/>
          <table:table-cell table:formula="of:=ROUND([.C810]-([.$J$1]-[.C810]*([.$A$2]/(4*100))/[.$C$3])-[.$K$3]/4;2)" office:value-type="float" office:value="60512.01">
            <text:p>60512.01</text:p>
          </table:table-cell>
          <table:table-cell table:formula="of:=[.D810]+1" office:value-type="float" office:value="804">
            <text:p>804</text:p>
          </table:table-cell>
          <table:table-cell table:number-columns-repeated="9"/>
        </table:table-row>
        <table:table-row table:style-name="ro1">
          <table:table-cell table:number-columns-repeated="2"/>
          <table:table-cell table:formula="of:=ROUND([.C811]-([.$J$1]-[.C811]*([.$A$2]/(4*100))/[.$C$3])-[.$K$3]/4;2)" office:value-type="float" office:value="60442.06">
            <text:p>60442.06</text:p>
          </table:table-cell>
          <table:table-cell table:formula="of:=[.D811]+1" office:value-type="float" office:value="805">
            <text:p>805</text:p>
          </table:table-cell>
          <table:table-cell table:number-columns-repeated="9"/>
        </table:table-row>
        <table:table-row table:style-name="ro1">
          <table:table-cell table:number-columns-repeated="2"/>
          <table:table-cell table:formula="of:=ROUND([.C812]-([.$J$1]-[.C812]*([.$A$2]/(4*100))/[.$C$3])-[.$K$3]/4;2)" office:value-type="float" office:value="60372.04">
            <text:p>60372.04</text:p>
          </table:table-cell>
          <table:table-cell table:formula="of:=[.D812]+1" office:value-type="float" office:value="806">
            <text:p>806</text:p>
          </table:table-cell>
          <table:table-cell table:number-columns-repeated="9"/>
        </table:table-row>
        <table:table-row table:style-name="ro1">
          <table:table-cell table:number-columns-repeated="2"/>
          <table:table-cell table:formula="of:=ROUND([.C813]-([.$J$1]-[.C813]*([.$A$2]/(4*100))/[.$C$3])-[.$K$3]/4;2)" office:value-type="float" office:value="60301.96">
            <text:p>60301.96</text:p>
          </table:table-cell>
          <table:table-cell table:formula="of:=[.D813]+1" office:value-type="float" office:value="807">
            <text:p>807</text:p>
          </table:table-cell>
          <table:table-cell table:number-columns-repeated="9"/>
        </table:table-row>
        <table:table-row table:style-name="ro1">
          <table:table-cell table:number-columns-repeated="2"/>
          <table:table-cell table:formula="of:=ROUND([.C814]-([.$J$1]-[.C814]*([.$A$2]/(4*100))/[.$C$3])-[.$K$3]/4;2)" office:value-type="float" office:value="60231.81">
            <text:p>60231.81</text:p>
          </table:table-cell>
          <table:table-cell table:formula="of:=[.D814]+1" office:value-type="float" office:value="808">
            <text:p>808</text:p>
          </table:table-cell>
          <table:table-cell table:number-columns-repeated="9"/>
        </table:table-row>
        <table:table-row table:style-name="ro1">
          <table:table-cell table:number-columns-repeated="2"/>
          <table:table-cell table:formula="of:=ROUND([.C815]-([.$J$1]-[.C815]*([.$A$2]/(4*100))/[.$C$3])-[.$K$3]/4;2)" office:value-type="float" office:value="60161.6">
            <text:p>60161.6</text:p>
          </table:table-cell>
          <table:table-cell table:formula="of:=[.D815]+1" office:value-type="float" office:value="809">
            <text:p>809</text:p>
          </table:table-cell>
          <table:table-cell table:number-columns-repeated="9"/>
        </table:table-row>
        <table:table-row table:style-name="ro1">
          <table:table-cell table:number-columns-repeated="2"/>
          <table:table-cell table:formula="of:=ROUND([.C816]-([.$J$1]-[.C816]*([.$A$2]/(4*100))/[.$C$3])-[.$K$3]/4;2)" office:value-type="float" office:value="60091.32">
            <text:p>60091.32</text:p>
          </table:table-cell>
          <table:table-cell table:formula="of:=[.D816]+1" office:value-type="float" office:value="810">
            <text:p>810</text:p>
          </table:table-cell>
          <table:table-cell table:number-columns-repeated="9"/>
        </table:table-row>
        <table:table-row table:style-name="ro1">
          <table:table-cell table:number-columns-repeated="2"/>
          <table:table-cell table:formula="of:=ROUND([.C817]-([.$J$1]-[.C817]*([.$A$2]/(4*100))/[.$C$3])-[.$K$3]/4;2)" office:value-type="float" office:value="60020.98">
            <text:p>60020.98</text:p>
          </table:table-cell>
          <table:table-cell table:formula="of:=[.D817]+1" office:value-type="float" office:value="811">
            <text:p>811</text:p>
          </table:table-cell>
          <table:table-cell table:number-columns-repeated="9"/>
        </table:table-row>
        <table:table-row table:style-name="ro1">
          <table:table-cell table:number-columns-repeated="2"/>
          <table:table-cell table:formula="of:=ROUND([.C818]-([.$J$1]-[.C818]*([.$A$2]/(4*100))/[.$C$3])-[.$K$3]/4;2)" office:value-type="float" office:value="59950.57">
            <text:p>59950.57</text:p>
          </table:table-cell>
          <table:table-cell table:formula="of:=[.D818]+1" office:value-type="float" office:value="812">
            <text:p>812</text:p>
          </table:table-cell>
          <table:table-cell table:number-columns-repeated="9"/>
        </table:table-row>
        <table:table-row table:style-name="ro1">
          <table:table-cell table:number-columns-repeated="2"/>
          <table:table-cell table:formula="of:=ROUND([.C819]-([.$J$1]-[.C819]*([.$A$2]/(4*100))/[.$C$3])-[.$K$3]/4;2)" office:value-type="float" office:value="59880.09">
            <text:p>59880.09</text:p>
          </table:table-cell>
          <table:table-cell table:formula="of:=[.D819]+1" office:value-type="float" office:value="813">
            <text:p>813</text:p>
          </table:table-cell>
          <table:table-cell table:number-columns-repeated="9"/>
        </table:table-row>
        <table:table-row table:style-name="ro1">
          <table:table-cell table:number-columns-repeated="2"/>
          <table:table-cell table:formula="of:=ROUND([.C820]-([.$J$1]-[.C820]*([.$A$2]/(4*100))/[.$C$3])-[.$K$3]/4;2)" office:value-type="float" office:value="59809.55">
            <text:p>59809.55</text:p>
          </table:table-cell>
          <table:table-cell table:formula="of:=[.D820]+1" office:value-type="float" office:value="814">
            <text:p>814</text:p>
          </table:table-cell>
          <table:table-cell table:number-columns-repeated="9"/>
        </table:table-row>
        <table:table-row table:style-name="ro1">
          <table:table-cell table:number-columns-repeated="2"/>
          <table:table-cell table:formula="of:=ROUND([.C821]-([.$J$1]-[.C821]*([.$A$2]/(4*100))/[.$C$3])-[.$K$3]/4;2)" office:value-type="float" office:value="59738.94">
            <text:p>59738.94</text:p>
          </table:table-cell>
          <table:table-cell table:formula="of:=[.D821]+1" office:value-type="float" office:value="815">
            <text:p>815</text:p>
          </table:table-cell>
          <table:table-cell table:number-columns-repeated="9"/>
        </table:table-row>
        <table:table-row table:style-name="ro1">
          <table:table-cell table:number-columns-repeated="2"/>
          <table:table-cell table:formula="of:=ROUND([.C822]-([.$J$1]-[.C822]*([.$A$2]/(4*100))/[.$C$3])-[.$K$3]/4;2)" office:value-type="float" office:value="59668.27">
            <text:p>59668.27</text:p>
          </table:table-cell>
          <table:table-cell table:formula="of:=[.D822]+1" office:value-type="float" office:value="816">
            <text:p>816</text:p>
          </table:table-cell>
          <table:table-cell table:number-columns-repeated="9"/>
        </table:table-row>
        <table:table-row table:style-name="ro1">
          <table:table-cell table:number-columns-repeated="2"/>
          <table:table-cell table:formula="of:=ROUND([.C823]-([.$J$1]-[.C823]*([.$A$2]/(4*100))/[.$C$3])-[.$K$3]/4;2)" office:value-type="float" office:value="59597.53">
            <text:p>59597.53</text:p>
          </table:table-cell>
          <table:table-cell table:formula="of:=[.D823]+1" office:value-type="float" office:value="817">
            <text:p>817</text:p>
          </table:table-cell>
          <table:table-cell table:number-columns-repeated="9"/>
        </table:table-row>
        <table:table-row table:style-name="ro1">
          <table:table-cell table:number-columns-repeated="2"/>
          <table:table-cell table:formula="of:=ROUND([.C824]-([.$J$1]-[.C824]*([.$A$2]/(4*100))/[.$C$3])-[.$K$3]/4;2)" office:value-type="float" office:value="59526.72">
            <text:p>59526.72</text:p>
          </table:table-cell>
          <table:table-cell table:formula="of:=[.D824]+1" office:value-type="float" office:value="818">
            <text:p>818</text:p>
          </table:table-cell>
          <table:table-cell table:number-columns-repeated="9"/>
        </table:table-row>
        <table:table-row table:style-name="ro1">
          <table:table-cell table:number-columns-repeated="2"/>
          <table:table-cell table:formula="of:=ROUND([.C825]-([.$J$1]-[.C825]*([.$A$2]/(4*100))/[.$C$3])-[.$K$3]/4;2)" office:value-type="float" office:value="59455.85">
            <text:p>59455.85</text:p>
          </table:table-cell>
          <table:table-cell table:formula="of:=[.D825]+1" office:value-type="float" office:value="819">
            <text:p>819</text:p>
          </table:table-cell>
          <table:table-cell table:number-columns-repeated="9"/>
        </table:table-row>
        <table:table-row table:style-name="ro1">
          <table:table-cell table:number-columns-repeated="2"/>
          <table:table-cell table:formula="of:=ROUND([.C826]-([.$J$1]-[.C826]*([.$A$2]/(4*100))/[.$C$3])-[.$K$3]/4;2)" office:value-type="float" office:value="59384.91">
            <text:p>59384.91</text:p>
          </table:table-cell>
          <table:table-cell table:formula="of:=[.D826]+1" office:value-type="float" office:value="820">
            <text:p>820</text:p>
          </table:table-cell>
          <table:table-cell table:number-columns-repeated="9"/>
        </table:table-row>
        <table:table-row table:style-name="ro1">
          <table:table-cell table:number-columns-repeated="2"/>
          <table:table-cell table:formula="of:=ROUND([.C827]-([.$J$1]-[.C827]*([.$A$2]/(4*100))/[.$C$3])-[.$K$3]/4;2)" office:value-type="float" office:value="59313.9">
            <text:p>59313.9</text:p>
          </table:table-cell>
          <table:table-cell table:formula="of:=[.D827]+1" office:value-type="float" office:value="821">
            <text:p>821</text:p>
          </table:table-cell>
          <table:table-cell table:number-columns-repeated="9"/>
        </table:table-row>
        <table:table-row table:style-name="ro1">
          <table:table-cell table:number-columns-repeated="2"/>
          <table:table-cell table:formula="of:=ROUND([.C828]-([.$J$1]-[.C828]*([.$A$2]/(4*100))/[.$C$3])-[.$K$3]/4;2)" office:value-type="float" office:value="59242.83">
            <text:p>59242.83</text:p>
          </table:table-cell>
          <table:table-cell table:formula="of:=[.D828]+1" office:value-type="float" office:value="822">
            <text:p>822</text:p>
          </table:table-cell>
          <table:table-cell table:number-columns-repeated="9"/>
        </table:table-row>
        <table:table-row table:style-name="ro1">
          <table:table-cell table:number-columns-repeated="2"/>
          <table:table-cell table:formula="of:=ROUND([.C829]-([.$J$1]-[.C829]*([.$A$2]/(4*100))/[.$C$3])-[.$K$3]/4;2)" office:value-type="float" office:value="59171.69">
            <text:p>59171.69</text:p>
          </table:table-cell>
          <table:table-cell table:formula="of:=[.D829]+1" office:value-type="float" office:value="823">
            <text:p>823</text:p>
          </table:table-cell>
          <table:table-cell table:number-columns-repeated="9"/>
        </table:table-row>
        <table:table-row table:style-name="ro1">
          <table:table-cell table:number-columns-repeated="2"/>
          <table:table-cell table:formula="of:=ROUND([.C830]-([.$J$1]-[.C830]*([.$A$2]/(4*100))/[.$C$3])-[.$K$3]/4;2)" office:value-type="float" office:value="59100.48">
            <text:p>59100.48</text:p>
          </table:table-cell>
          <table:table-cell table:formula="of:=[.D830]+1" office:value-type="float" office:value="824">
            <text:p>824</text:p>
          </table:table-cell>
          <table:table-cell table:number-columns-repeated="9"/>
        </table:table-row>
        <table:table-row table:style-name="ro1">
          <table:table-cell table:number-columns-repeated="2"/>
          <table:table-cell table:formula="of:=ROUND([.C831]-([.$J$1]-[.C831]*([.$A$2]/(4*100))/[.$C$3])-[.$K$3]/4;2)" office:value-type="float" office:value="59029.21">
            <text:p>59029.21</text:p>
          </table:table-cell>
          <table:table-cell table:formula="of:=[.D831]+1" office:value-type="float" office:value="825">
            <text:p>825</text:p>
          </table:table-cell>
          <table:table-cell table:number-columns-repeated="9"/>
        </table:table-row>
        <table:table-row table:style-name="ro1">
          <table:table-cell table:number-columns-repeated="2"/>
          <table:table-cell table:formula="of:=ROUND([.C832]-([.$J$1]-[.C832]*([.$A$2]/(4*100))/[.$C$3])-[.$K$3]/4;2)" office:value-type="float" office:value="58957.87">
            <text:p>58957.87</text:p>
          </table:table-cell>
          <table:table-cell table:formula="of:=[.D832]+1" office:value-type="float" office:value="826">
            <text:p>826</text:p>
          </table:table-cell>
          <table:table-cell table:number-columns-repeated="9"/>
        </table:table-row>
        <table:table-row table:style-name="ro1">
          <table:table-cell table:number-columns-repeated="2"/>
          <table:table-cell table:formula="of:=ROUND([.C833]-([.$J$1]-[.C833]*([.$A$2]/(4*100))/[.$C$3])-[.$K$3]/4;2)" office:value-type="float" office:value="58886.46">
            <text:p>58886.46</text:p>
          </table:table-cell>
          <table:table-cell table:formula="of:=[.D833]+1" office:value-type="float" office:value="827">
            <text:p>827</text:p>
          </table:table-cell>
          <table:table-cell table:number-columns-repeated="9"/>
        </table:table-row>
        <table:table-row table:style-name="ro1">
          <table:table-cell table:number-columns-repeated="2"/>
          <table:table-cell table:formula="of:=ROUND([.C834]-([.$J$1]-[.C834]*([.$A$2]/(4*100))/[.$C$3])-[.$K$3]/4;2)" office:value-type="float" office:value="58814.99">
            <text:p>58814.99</text:p>
          </table:table-cell>
          <table:table-cell table:formula="of:=[.D834]+1" office:value-type="float" office:value="828">
            <text:p>828</text:p>
          </table:table-cell>
          <table:table-cell table:number-columns-repeated="9"/>
        </table:table-row>
        <table:table-row table:style-name="ro1">
          <table:table-cell table:number-columns-repeated="2"/>
          <table:table-cell table:formula="of:=ROUND([.C835]-([.$J$1]-[.C835]*([.$A$2]/(4*100))/[.$C$3])-[.$K$3]/4;2)" office:value-type="float" office:value="58743.45">
            <text:p>58743.45</text:p>
          </table:table-cell>
          <table:table-cell table:formula="of:=[.D835]+1" office:value-type="float" office:value="829">
            <text:p>829</text:p>
          </table:table-cell>
          <table:table-cell table:number-columns-repeated="9"/>
        </table:table-row>
        <table:table-row table:style-name="ro1">
          <table:table-cell table:number-columns-repeated="2"/>
          <table:table-cell table:formula="of:=ROUND([.C836]-([.$J$1]-[.C836]*([.$A$2]/(4*100))/[.$C$3])-[.$K$3]/4;2)" office:value-type="float" office:value="58671.84">
            <text:p>58671.84</text:p>
          </table:table-cell>
          <table:table-cell table:formula="of:=[.D836]+1" office:value-type="float" office:value="830">
            <text:p>830</text:p>
          </table:table-cell>
          <table:table-cell table:number-columns-repeated="9"/>
        </table:table-row>
        <table:table-row table:style-name="ro1">
          <table:table-cell table:number-columns-repeated="2"/>
          <table:table-cell table:formula="of:=ROUND([.C837]-([.$J$1]-[.C837]*([.$A$2]/(4*100))/[.$C$3])-[.$K$3]/4;2)" office:value-type="float" office:value="58600.16">
            <text:p>58600.16</text:p>
          </table:table-cell>
          <table:table-cell table:formula="of:=[.D837]+1" office:value-type="float" office:value="831">
            <text:p>831</text:p>
          </table:table-cell>
          <table:table-cell table:number-columns-repeated="9"/>
        </table:table-row>
        <table:table-row table:style-name="ro1">
          <table:table-cell table:number-columns-repeated="2"/>
          <table:table-cell table:formula="of:=ROUND([.C838]-([.$J$1]-[.C838]*([.$A$2]/(4*100))/[.$C$3])-[.$K$3]/4;2)" office:value-type="float" office:value="58528.42">
            <text:p>58528.42</text:p>
          </table:table-cell>
          <table:table-cell table:formula="of:=[.D838]+1" office:value-type="float" office:value="832">
            <text:p>832</text:p>
          </table:table-cell>
          <table:table-cell table:number-columns-repeated="9"/>
        </table:table-row>
        <table:table-row table:style-name="ro1">
          <table:table-cell table:number-columns-repeated="2"/>
          <table:table-cell table:formula="of:=ROUND([.C839]-([.$J$1]-[.C839]*([.$A$2]/(4*100))/[.$C$3])-[.$K$3]/4;2)" office:value-type="float" office:value="58456.61">
            <text:p>58456.61</text:p>
          </table:table-cell>
          <table:table-cell table:formula="of:=[.D839]+1" office:value-type="float" office:value="833">
            <text:p>833</text:p>
          </table:table-cell>
          <table:table-cell table:number-columns-repeated="9"/>
        </table:table-row>
        <table:table-row table:style-name="ro1">
          <table:table-cell table:number-columns-repeated="2"/>
          <table:table-cell table:formula="of:=ROUND([.C840]-([.$J$1]-[.C840]*([.$A$2]/(4*100))/[.$C$3])-[.$K$3]/4;2)" office:value-type="float" office:value="58384.73">
            <text:p>58384.73</text:p>
          </table:table-cell>
          <table:table-cell table:formula="of:=[.D840]+1" office:value-type="float" office:value="834">
            <text:p>834</text:p>
          </table:table-cell>
          <table:table-cell table:number-columns-repeated="9"/>
        </table:table-row>
        <table:table-row table:style-name="ro1">
          <table:table-cell table:number-columns-repeated="2"/>
          <table:table-cell table:formula="of:=ROUND([.C841]-([.$J$1]-[.C841]*([.$A$2]/(4*100))/[.$C$3])-[.$K$3]/4;2)" office:value-type="float" office:value="58312.79">
            <text:p>58312.79</text:p>
          </table:table-cell>
          <table:table-cell table:formula="of:=[.D841]+1" office:value-type="float" office:value="835">
            <text:p>835</text:p>
          </table:table-cell>
          <table:table-cell table:number-columns-repeated="9"/>
        </table:table-row>
        <table:table-row table:style-name="ro1">
          <table:table-cell table:number-columns-repeated="2"/>
          <table:table-cell table:formula="of:=ROUND([.C842]-([.$J$1]-[.C842]*([.$A$2]/(4*100))/[.$C$3])-[.$K$3]/4;2)" office:value-type="float" office:value="58240.78">
            <text:p>58240.78</text:p>
          </table:table-cell>
          <table:table-cell table:formula="of:=[.D842]+1" office:value-type="float" office:value="836">
            <text:p>836</text:p>
          </table:table-cell>
          <table:table-cell table:number-columns-repeated="9"/>
        </table:table-row>
        <table:table-row table:style-name="ro1">
          <table:table-cell table:number-columns-repeated="2"/>
          <table:table-cell table:formula="of:=ROUND([.C843]-([.$J$1]-[.C843]*([.$A$2]/(4*100))/[.$C$3])-[.$K$3]/4;2)" office:value-type="float" office:value="58168.7">
            <text:p>58168.7</text:p>
          </table:table-cell>
          <table:table-cell table:formula="of:=[.D843]+1" office:value-type="float" office:value="837">
            <text:p>837</text:p>
          </table:table-cell>
          <table:table-cell table:number-columns-repeated="9"/>
        </table:table-row>
        <table:table-row table:style-name="ro1">
          <table:table-cell table:number-columns-repeated="2"/>
          <table:table-cell table:formula="of:=ROUND([.C844]-([.$J$1]-[.C844]*([.$A$2]/(4*100))/[.$C$3])-[.$K$3]/4;2)" office:value-type="float" office:value="58096.55">
            <text:p>58096.55</text:p>
          </table:table-cell>
          <table:table-cell table:formula="of:=[.D844]+1" office:value-type="float" office:value="838">
            <text:p>838</text:p>
          </table:table-cell>
          <table:table-cell table:number-columns-repeated="9"/>
        </table:table-row>
        <table:table-row table:style-name="ro1">
          <table:table-cell table:number-columns-repeated="2"/>
          <table:table-cell table:formula="of:=ROUND([.C845]-([.$J$1]-[.C845]*([.$A$2]/(4*100))/[.$C$3])-[.$K$3]/4;2)" office:value-type="float" office:value="58024.34">
            <text:p>58024.34</text:p>
          </table:table-cell>
          <table:table-cell table:formula="of:=[.D845]+1" office:value-type="float" office:value="839">
            <text:p>839</text:p>
          </table:table-cell>
          <table:table-cell table:number-columns-repeated="9"/>
        </table:table-row>
        <table:table-row table:style-name="ro1">
          <table:table-cell table:number-columns-repeated="2"/>
          <table:table-cell table:formula="of:=ROUND([.C846]-([.$J$1]-[.C846]*([.$A$2]/(4*100))/[.$C$3])-[.$K$3]/4;2)" office:value-type="float" office:value="57952.06">
            <text:p>57952.06</text:p>
          </table:table-cell>
          <table:table-cell table:formula="of:=[.D846]+1" office:value-type="float" office:value="840">
            <text:p>840</text:p>
          </table:table-cell>
          <table:table-cell table:number-columns-repeated="9"/>
        </table:table-row>
        <table:table-row table:style-name="ro1">
          <table:table-cell table:number-columns-repeated="2"/>
          <table:table-cell table:formula="of:=ROUND([.C847]-([.$J$1]-[.C847]*([.$A$2]/(4*100))/[.$C$3])-[.$K$3]/4;2)" office:value-type="float" office:value="57879.71">
            <text:p>57879.71</text:p>
          </table:table-cell>
          <table:table-cell table:formula="of:=[.D847]+1" office:value-type="float" office:value="841">
            <text:p>841</text:p>
          </table:table-cell>
          <table:table-cell table:number-columns-repeated="9"/>
        </table:table-row>
        <table:table-row table:style-name="ro1">
          <table:table-cell table:number-columns-repeated="2"/>
          <table:table-cell table:formula="of:=ROUND([.C848]-([.$J$1]-[.C848]*([.$A$2]/(4*100))/[.$C$3])-[.$K$3]/4;2)" office:value-type="float" office:value="57807.29">
            <text:p>57807.29</text:p>
          </table:table-cell>
          <table:table-cell table:formula="of:=[.D848]+1" office:value-type="float" office:value="842">
            <text:p>842</text:p>
          </table:table-cell>
          <table:table-cell table:number-columns-repeated="9"/>
        </table:table-row>
        <table:table-row table:style-name="ro1">
          <table:table-cell table:number-columns-repeated="2"/>
          <table:table-cell table:formula="of:=ROUND([.C849]-([.$J$1]-[.C849]*([.$A$2]/(4*100))/[.$C$3])-[.$K$3]/4;2)" office:value-type="float" office:value="57734.8">
            <text:p>57734.8</text:p>
          </table:table-cell>
          <table:table-cell table:formula="of:=[.D849]+1" office:value-type="float" office:value="843">
            <text:p>843</text:p>
          </table:table-cell>
          <table:table-cell table:number-columns-repeated="9"/>
        </table:table-row>
        <table:table-row table:style-name="ro1">
          <table:table-cell table:number-columns-repeated="2"/>
          <table:table-cell table:formula="of:=ROUND([.C850]-([.$J$1]-[.C850]*([.$A$2]/(4*100))/[.$C$3])-[.$K$3]/4;2)" office:value-type="float" office:value="57662.25">
            <text:p>57662.25</text:p>
          </table:table-cell>
          <table:table-cell table:formula="of:=[.D850]+1" office:value-type="float" office:value="844">
            <text:p>844</text:p>
          </table:table-cell>
          <table:table-cell table:number-columns-repeated="9"/>
        </table:table-row>
        <table:table-row table:style-name="ro1">
          <table:table-cell table:number-columns-repeated="2"/>
          <table:table-cell table:formula="of:=ROUND([.C851]-([.$J$1]-[.C851]*([.$A$2]/(4*100))/[.$C$3])-[.$K$3]/4;2)" office:value-type="float" office:value="57589.63">
            <text:p>57589.63</text:p>
          </table:table-cell>
          <table:table-cell table:formula="of:=[.D851]+1" office:value-type="float" office:value="845">
            <text:p>845</text:p>
          </table:table-cell>
          <table:table-cell table:number-columns-repeated="9"/>
        </table:table-row>
        <table:table-row table:style-name="ro1">
          <table:table-cell table:number-columns-repeated="2"/>
          <table:table-cell table:formula="of:=ROUND([.C852]-([.$J$1]-[.C852]*([.$A$2]/(4*100))/[.$C$3])-[.$K$3]/4;2)" office:value-type="float" office:value="57516.94">
            <text:p>57516.94</text:p>
          </table:table-cell>
          <table:table-cell table:formula="of:=[.D852]+1" office:value-type="float" office:value="846">
            <text:p>846</text:p>
          </table:table-cell>
          <table:table-cell table:number-columns-repeated="9"/>
        </table:table-row>
        <table:table-row table:style-name="ro1">
          <table:table-cell table:number-columns-repeated="2"/>
          <table:table-cell table:formula="of:=ROUND([.C853]-([.$J$1]-[.C853]*([.$A$2]/(4*100))/[.$C$3])-[.$K$3]/4;2)" office:value-type="float" office:value="57444.18">
            <text:p>57444.18</text:p>
          </table:table-cell>
          <table:table-cell table:formula="of:=[.D853]+1" office:value-type="float" office:value="847">
            <text:p>847</text:p>
          </table:table-cell>
          <table:table-cell table:number-columns-repeated="9"/>
        </table:table-row>
        <table:table-row table:style-name="ro1">
          <table:table-cell table:number-columns-repeated="2"/>
          <table:table-cell table:formula="of:=ROUND([.C854]-([.$J$1]-[.C854]*([.$A$2]/(4*100))/[.$C$3])-[.$K$3]/4;2)" office:value-type="float" office:value="57371.35">
            <text:p>57371.35</text:p>
          </table:table-cell>
          <table:table-cell table:formula="of:=[.D854]+1" office:value-type="float" office:value="848">
            <text:p>848</text:p>
          </table:table-cell>
          <table:table-cell table:number-columns-repeated="9"/>
        </table:table-row>
        <table:table-row table:style-name="ro1">
          <table:table-cell table:number-columns-repeated="2"/>
          <table:table-cell table:formula="of:=ROUND([.C855]-([.$J$1]-[.C855]*([.$A$2]/(4*100))/[.$C$3])-[.$K$3]/4;2)" office:value-type="float" office:value="57298.46">
            <text:p>57298.46</text:p>
          </table:table-cell>
          <table:table-cell table:formula="of:=[.D855]+1" office:value-type="float" office:value="849">
            <text:p>849</text:p>
          </table:table-cell>
          <table:table-cell table:number-columns-repeated="9"/>
        </table:table-row>
        <table:table-row table:style-name="ro1">
          <table:table-cell table:number-columns-repeated="2"/>
          <table:table-cell table:formula="of:=ROUND([.C856]-([.$J$1]-[.C856]*([.$A$2]/(4*100))/[.$C$3])-[.$K$3]/4;2)" office:value-type="float" office:value="57225.5">
            <text:p>57225.5</text:p>
          </table:table-cell>
          <table:table-cell table:formula="of:=[.D856]+1" office:value-type="float" office:value="850">
            <text:p>850</text:p>
          </table:table-cell>
          <table:table-cell table:number-columns-repeated="9"/>
        </table:table-row>
        <table:table-row table:style-name="ro1">
          <table:table-cell table:number-columns-repeated="2"/>
          <table:table-cell table:formula="of:=ROUND([.C857]-([.$J$1]-[.C857]*([.$A$2]/(4*100))/[.$C$3])-[.$K$3]/4;2)" office:value-type="float" office:value="57152.47">
            <text:p>57152.47</text:p>
          </table:table-cell>
          <table:table-cell table:formula="of:=[.D857]+1" office:value-type="float" office:value="851">
            <text:p>851</text:p>
          </table:table-cell>
          <table:table-cell table:number-columns-repeated="9"/>
        </table:table-row>
        <table:table-row table:style-name="ro1">
          <table:table-cell table:number-columns-repeated="2"/>
          <table:table-cell table:formula="of:=ROUND([.C858]-([.$J$1]-[.C858]*([.$A$2]/(4*100))/[.$C$3])-[.$K$3]/4;2)" office:value-type="float" office:value="57079.37">
            <text:p>57079.37</text:p>
          </table:table-cell>
          <table:table-cell table:formula="of:=[.D858]+1" office:value-type="float" office:value="852">
            <text:p>852</text:p>
          </table:table-cell>
          <table:table-cell table:number-columns-repeated="9"/>
        </table:table-row>
        <table:table-row table:style-name="ro1">
          <table:table-cell table:number-columns-repeated="2"/>
          <table:table-cell table:formula="of:=ROUND([.C859]-([.$J$1]-[.C859]*([.$A$2]/(4*100))/[.$C$3])-[.$K$3]/4;2)" office:value-type="float" office:value="57006.2">
            <text:p>57006.2</text:p>
          </table:table-cell>
          <table:table-cell table:formula="of:=[.D859]+1" office:value-type="float" office:value="853">
            <text:p>853</text:p>
          </table:table-cell>
          <table:table-cell table:number-columns-repeated="9"/>
        </table:table-row>
        <table:table-row table:style-name="ro1">
          <table:table-cell table:number-columns-repeated="2"/>
          <table:table-cell table:formula="of:=ROUND([.C860]-([.$J$1]-[.C860]*([.$A$2]/(4*100))/[.$C$3])-[.$K$3]/4;2)" office:value-type="float" office:value="56932.96">
            <text:p>56932.96</text:p>
          </table:table-cell>
          <table:table-cell table:formula="of:=[.D860]+1" office:value-type="float" office:value="854">
            <text:p>854</text:p>
          </table:table-cell>
          <table:table-cell table:number-columns-repeated="9"/>
        </table:table-row>
        <table:table-row table:style-name="ro1">
          <table:table-cell table:number-columns-repeated="2"/>
          <table:table-cell table:formula="of:=ROUND([.C861]-([.$J$1]-[.C861]*([.$A$2]/(4*100))/[.$C$3])-[.$K$3]/4;2)" office:value-type="float" office:value="56859.65">
            <text:p>56859.65</text:p>
          </table:table-cell>
          <table:table-cell table:formula="of:=[.D861]+1" office:value-type="float" office:value="855">
            <text:p>855</text:p>
          </table:table-cell>
          <table:table-cell table:number-columns-repeated="9"/>
        </table:table-row>
        <table:table-row table:style-name="ro1">
          <table:table-cell table:number-columns-repeated="2"/>
          <table:table-cell table:formula="of:=ROUND([.C862]-([.$J$1]-[.C862]*([.$A$2]/(4*100))/[.$C$3])-[.$K$3]/4;2)" office:value-type="float" office:value="56786.28">
            <text:p>56786.28</text:p>
          </table:table-cell>
          <table:table-cell table:formula="of:=[.D862]+1" office:value-type="float" office:value="856">
            <text:p>856</text:p>
          </table:table-cell>
          <table:table-cell table:number-columns-repeated="9"/>
        </table:table-row>
        <table:table-row table:style-name="ro1">
          <table:table-cell table:number-columns-repeated="2"/>
          <table:table-cell table:formula="of:=ROUND([.C863]-([.$J$1]-[.C863]*([.$A$2]/(4*100))/[.$C$3])-[.$K$3]/4;2)" office:value-type="float" office:value="56712.84">
            <text:p>56712.84</text:p>
          </table:table-cell>
          <table:table-cell table:formula="of:=[.D863]+1" office:value-type="float" office:value="857">
            <text:p>857</text:p>
          </table:table-cell>
          <table:table-cell table:number-columns-repeated="9"/>
        </table:table-row>
        <table:table-row table:style-name="ro1">
          <table:table-cell table:number-columns-repeated="2"/>
          <table:table-cell table:formula="of:=ROUND([.C864]-([.$J$1]-[.C864]*([.$A$2]/(4*100))/[.$C$3])-[.$K$3]/4;2)" office:value-type="float" office:value="56639.33">
            <text:p>56639.33</text:p>
          </table:table-cell>
          <table:table-cell table:formula="of:=[.D864]+1" office:value-type="float" office:value="858">
            <text:p>858</text:p>
          </table:table-cell>
          <table:table-cell table:number-columns-repeated="9"/>
        </table:table-row>
        <table:table-row table:style-name="ro1">
          <table:table-cell table:number-columns-repeated="2"/>
          <table:table-cell table:formula="of:=ROUND([.C865]-([.$J$1]-[.C865]*([.$A$2]/(4*100))/[.$C$3])-[.$K$3]/4;2)" office:value-type="float" office:value="56565.75">
            <text:p>56565.75</text:p>
          </table:table-cell>
          <table:table-cell table:formula="of:=[.D865]+1" office:value-type="float" office:value="859">
            <text:p>859</text:p>
          </table:table-cell>
          <table:table-cell table:number-columns-repeated="9"/>
        </table:table-row>
        <table:table-row table:style-name="ro1">
          <table:table-cell table:number-columns-repeated="2"/>
          <table:table-cell table:formula="of:=ROUND([.C866]-([.$J$1]-[.C866]*([.$A$2]/(4*100))/[.$C$3])-[.$K$3]/4;2)" office:value-type="float" office:value="56492.1">
            <text:p>56492.1</text:p>
          </table:table-cell>
          <table:table-cell table:formula="of:=[.D866]+1" office:value-type="float" office:value="860">
            <text:p>860</text:p>
          </table:table-cell>
          <table:table-cell table:number-columns-repeated="9"/>
        </table:table-row>
        <table:table-row table:style-name="ro1">
          <table:table-cell table:number-columns-repeated="2"/>
          <table:table-cell table:formula="of:=ROUND([.C867]-([.$J$1]-[.C867]*([.$A$2]/(4*100))/[.$C$3])-[.$K$3]/4;2)" office:value-type="float" office:value="56418.38">
            <text:p>56418.38</text:p>
          </table:table-cell>
          <table:table-cell table:formula="of:=[.D867]+1" office:value-type="float" office:value="861">
            <text:p>861</text:p>
          </table:table-cell>
          <table:table-cell table:number-columns-repeated="9"/>
        </table:table-row>
        <table:table-row table:style-name="ro1">
          <table:table-cell table:number-columns-repeated="2"/>
          <table:table-cell table:formula="of:=ROUND([.C868]-([.$J$1]-[.C868]*([.$A$2]/(4*100))/[.$C$3])-[.$K$3]/4;2)" office:value-type="float" office:value="56344.59">
            <text:p>56344.59</text:p>
          </table:table-cell>
          <table:table-cell table:formula="of:=[.D868]+1" office:value-type="float" office:value="862">
            <text:p>862</text:p>
          </table:table-cell>
          <table:table-cell table:number-columns-repeated="9"/>
        </table:table-row>
        <table:table-row table:style-name="ro1">
          <table:table-cell table:number-columns-repeated="2"/>
          <table:table-cell table:formula="of:=ROUND([.C869]-([.$J$1]-[.C869]*([.$A$2]/(4*100))/[.$C$3])-[.$K$3]/4;2)" office:value-type="float" office:value="56270.73">
            <text:p>56270.73</text:p>
          </table:table-cell>
          <table:table-cell table:formula="of:=[.D869]+1" office:value-type="float" office:value="863">
            <text:p>863</text:p>
          </table:table-cell>
          <table:table-cell table:number-columns-repeated="9"/>
        </table:table-row>
        <table:table-row table:style-name="ro1">
          <table:table-cell table:number-columns-repeated="2"/>
          <table:table-cell table:formula="of:=ROUND([.C870]-([.$J$1]-[.C870]*([.$A$2]/(4*100))/[.$C$3])-[.$K$3]/4;2)" office:value-type="float" office:value="56196.8">
            <text:p>56196.8</text:p>
          </table:table-cell>
          <table:table-cell table:formula="of:=[.D870]+1" office:value-type="float" office:value="864">
            <text:p>864</text:p>
          </table:table-cell>
          <table:table-cell table:number-columns-repeated="9"/>
        </table:table-row>
        <table:table-row table:style-name="ro1">
          <table:table-cell table:number-columns-repeated="2"/>
          <table:table-cell table:formula="of:=ROUND([.C871]-([.$J$1]-[.C871]*([.$A$2]/(4*100))/[.$C$3])-[.$K$3]/4;2)" office:value-type="float" office:value="56122.8">
            <text:p>56122.8</text:p>
          </table:table-cell>
          <table:table-cell table:formula="of:=[.D871]+1" office:value-type="float" office:value="865">
            <text:p>865</text:p>
          </table:table-cell>
          <table:table-cell table:number-columns-repeated="9"/>
        </table:table-row>
        <table:table-row table:style-name="ro1">
          <table:table-cell table:number-columns-repeated="2"/>
          <table:table-cell table:formula="of:=ROUND([.C872]-([.$J$1]-[.C872]*([.$A$2]/(4*100))/[.$C$3])-[.$K$3]/4;2)" office:value-type="float" office:value="56048.74">
            <text:p>56048.74</text:p>
          </table:table-cell>
          <table:table-cell table:formula="of:=[.D872]+1" office:value-type="float" office:value="866">
            <text:p>866</text:p>
          </table:table-cell>
          <table:table-cell table:number-columns-repeated="9"/>
        </table:table-row>
        <table:table-row table:style-name="ro1">
          <table:table-cell table:number-columns-repeated="2"/>
          <table:table-cell table:formula="of:=ROUND([.C873]-([.$J$1]-[.C873]*([.$A$2]/(4*100))/[.$C$3])-[.$K$3]/4;2)" office:value-type="float" office:value="55974.61">
            <text:p>55974.61</text:p>
          </table:table-cell>
          <table:table-cell table:formula="of:=[.D873]+1" office:value-type="float" office:value="867">
            <text:p>867</text:p>
          </table:table-cell>
          <table:table-cell table:number-columns-repeated="9"/>
        </table:table-row>
        <table:table-row table:style-name="ro1">
          <table:table-cell table:number-columns-repeated="2"/>
          <table:table-cell table:formula="of:=ROUND([.C874]-([.$J$1]-[.C874]*([.$A$2]/(4*100))/[.$C$3])-[.$K$3]/4;2)" office:value-type="float" office:value="55900.41">
            <text:p>55900.41</text:p>
          </table:table-cell>
          <table:table-cell table:formula="of:=[.D874]+1" office:value-type="float" office:value="868">
            <text:p>868</text:p>
          </table:table-cell>
          <table:table-cell table:number-columns-repeated="9"/>
        </table:table-row>
        <table:table-row table:style-name="ro1">
          <table:table-cell table:number-columns-repeated="2"/>
          <table:table-cell table:formula="of:=ROUND([.C875]-([.$J$1]-[.C875]*([.$A$2]/(4*100))/[.$C$3])-[.$K$3]/4;2)" office:value-type="float" office:value="55826.14">
            <text:p>55826.14</text:p>
          </table:table-cell>
          <table:table-cell table:formula="of:=[.D875]+1" office:value-type="float" office:value="869">
            <text:p>869</text:p>
          </table:table-cell>
          <table:table-cell table:number-columns-repeated="9"/>
        </table:table-row>
        <table:table-row table:style-name="ro1">
          <table:table-cell table:number-columns-repeated="2"/>
          <table:table-cell table:formula="of:=ROUND([.C876]-([.$J$1]-[.C876]*([.$A$2]/(4*100))/[.$C$3])-[.$K$3]/4;2)" office:value-type="float" office:value="55751.8">
            <text:p>55751.8</text:p>
          </table:table-cell>
          <table:table-cell table:formula="of:=[.D876]+1" office:value-type="float" office:value="870">
            <text:p>870</text:p>
          </table:table-cell>
          <table:table-cell table:number-columns-repeated="9"/>
        </table:table-row>
        <table:table-row table:style-name="ro1">
          <table:table-cell table:number-columns-repeated="2"/>
          <table:table-cell table:formula="of:=ROUND([.C877]-([.$J$1]-[.C877]*([.$A$2]/(4*100))/[.$C$3])-[.$K$3]/4;2)" office:value-type="float" office:value="55677.39">
            <text:p>55677.39</text:p>
          </table:table-cell>
          <table:table-cell table:formula="of:=[.D877]+1" office:value-type="float" office:value="871">
            <text:p>871</text:p>
          </table:table-cell>
          <table:table-cell table:number-columns-repeated="9"/>
        </table:table-row>
        <table:table-row table:style-name="ro1">
          <table:table-cell table:number-columns-repeated="2"/>
          <table:table-cell table:formula="of:=ROUND([.C878]-([.$J$1]-[.C878]*([.$A$2]/(4*100))/[.$C$3])-[.$K$3]/4;2)" office:value-type="float" office:value="55602.91">
            <text:p>55602.91</text:p>
          </table:table-cell>
          <table:table-cell table:formula="of:=[.D878]+1" office:value-type="float" office:value="872">
            <text:p>872</text:p>
          </table:table-cell>
          <table:table-cell table:number-columns-repeated="9"/>
        </table:table-row>
        <table:table-row table:style-name="ro1">
          <table:table-cell table:number-columns-repeated="2"/>
          <table:table-cell table:formula="of:=ROUND([.C879]-([.$J$1]-[.C879]*([.$A$2]/(4*100))/[.$C$3])-[.$K$3]/4;2)" office:value-type="float" office:value="55528.36">
            <text:p>55528.36</text:p>
          </table:table-cell>
          <table:table-cell table:formula="of:=[.D879]+1" office:value-type="float" office:value="873">
            <text:p>873</text:p>
          </table:table-cell>
          <table:table-cell table:number-columns-repeated="9"/>
        </table:table-row>
        <table:table-row table:style-name="ro1">
          <table:table-cell table:number-columns-repeated="2"/>
          <table:table-cell table:formula="of:=ROUND([.C880]-([.$J$1]-[.C880]*([.$A$2]/(4*100))/[.$C$3])-[.$K$3]/4;2)" office:value-type="float" office:value="55453.74">
            <text:p>55453.74</text:p>
          </table:table-cell>
          <table:table-cell table:formula="of:=[.D880]+1" office:value-type="float" office:value="874">
            <text:p>874</text:p>
          </table:table-cell>
          <table:table-cell table:number-columns-repeated="9"/>
        </table:table-row>
        <table:table-row table:style-name="ro1">
          <table:table-cell table:number-columns-repeated="2"/>
          <table:table-cell table:formula="of:=ROUND([.C881]-([.$J$1]-[.C881]*([.$A$2]/(4*100))/[.$C$3])-[.$K$3]/4;2)" office:value-type="float" office:value="55379.05">
            <text:p>55379.05</text:p>
          </table:table-cell>
          <table:table-cell table:formula="of:=[.D881]+1" office:value-type="float" office:value="875">
            <text:p>875</text:p>
          </table:table-cell>
          <table:table-cell table:number-columns-repeated="9"/>
        </table:table-row>
        <table:table-row table:style-name="ro1">
          <table:table-cell table:number-columns-repeated="2"/>
          <table:table-cell table:formula="of:=ROUND([.C882]-([.$J$1]-[.C882]*([.$A$2]/(4*100))/[.$C$3])-[.$K$3]/4;2)" office:value-type="float" office:value="55304.29">
            <text:p>55304.29</text:p>
          </table:table-cell>
          <table:table-cell table:formula="of:=[.D882]+1" office:value-type="float" office:value="876">
            <text:p>876</text:p>
          </table:table-cell>
          <table:table-cell table:number-columns-repeated="9"/>
        </table:table-row>
        <table:table-row table:style-name="ro1">
          <table:table-cell table:number-columns-repeated="2"/>
          <table:table-cell table:formula="of:=ROUND([.C883]-([.$J$1]-[.C883]*([.$A$2]/(4*100))/[.$C$3])-[.$K$3]/4;2)" office:value-type="float" office:value="55229.46">
            <text:p>55229.46</text:p>
          </table:table-cell>
          <table:table-cell table:formula="of:=[.D883]+1" office:value-type="float" office:value="877">
            <text:p>877</text:p>
          </table:table-cell>
          <table:table-cell table:number-columns-repeated="9"/>
        </table:table-row>
        <table:table-row table:style-name="ro1">
          <table:table-cell table:number-columns-repeated="2"/>
          <table:table-cell table:formula="of:=ROUND([.C884]-([.$J$1]-[.C884]*([.$A$2]/(4*100))/[.$C$3])-[.$K$3]/4;2)" office:value-type="float" office:value="55154.56">
            <text:p>55154.56</text:p>
          </table:table-cell>
          <table:table-cell table:formula="of:=[.D884]+1" office:value-type="float" office:value="878">
            <text:p>878</text:p>
          </table:table-cell>
          <table:table-cell table:number-columns-repeated="9"/>
        </table:table-row>
        <table:table-row table:style-name="ro1">
          <table:table-cell table:number-columns-repeated="2"/>
          <table:table-cell table:formula="of:=ROUND([.C885]-([.$J$1]-[.C885]*([.$A$2]/(4*100))/[.$C$3])-[.$K$3]/4;2)" office:value-type="float" office:value="55079.59">
            <text:p>55079.59</text:p>
          </table:table-cell>
          <table:table-cell table:formula="of:=[.D885]+1" office:value-type="float" office:value="879">
            <text:p>879</text:p>
          </table:table-cell>
          <table:table-cell table:number-columns-repeated="9"/>
        </table:table-row>
        <table:table-row table:style-name="ro1">
          <table:table-cell table:number-columns-repeated="2"/>
          <table:table-cell table:formula="of:=ROUND([.C886]-([.$J$1]-[.C886]*([.$A$2]/(4*100))/[.$C$3])-[.$K$3]/4;2)" office:value-type="float" office:value="55004.55">
            <text:p>55004.55</text:p>
          </table:table-cell>
          <table:table-cell table:formula="of:=[.D886]+1" office:value-type="float" office:value="880">
            <text:p>880</text:p>
          </table:table-cell>
          <table:table-cell table:number-columns-repeated="9"/>
        </table:table-row>
        <table:table-row table:style-name="ro1">
          <table:table-cell table:number-columns-repeated="2"/>
          <table:table-cell table:formula="of:=ROUND([.C887]-([.$J$1]-[.C887]*([.$A$2]/(4*100))/[.$C$3])-[.$K$3]/4;2)" office:value-type="float" office:value="54929.44">
            <text:p>54929.44</text:p>
          </table:table-cell>
          <table:table-cell table:formula="of:=[.D887]+1" office:value-type="float" office:value="881">
            <text:p>881</text:p>
          </table:table-cell>
          <table:table-cell table:number-columns-repeated="9"/>
        </table:table-row>
        <table:table-row table:style-name="ro1">
          <table:table-cell table:number-columns-repeated="2"/>
          <table:table-cell table:formula="of:=ROUND([.C888]-([.$J$1]-[.C888]*([.$A$2]/(4*100))/[.$C$3])-[.$K$3]/4;2)" office:value-type="float" office:value="54854.26">
            <text:p>54854.26</text:p>
          </table:table-cell>
          <table:table-cell table:formula="of:=[.D888]+1" office:value-type="float" office:value="882">
            <text:p>882</text:p>
          </table:table-cell>
          <table:table-cell table:number-columns-repeated="9"/>
        </table:table-row>
        <table:table-row table:style-name="ro1">
          <table:table-cell table:number-columns-repeated="2"/>
          <table:table-cell table:formula="of:=ROUND([.C889]-([.$J$1]-[.C889]*([.$A$2]/(4*100))/[.$C$3])-[.$K$3]/4;2)" office:value-type="float" office:value="54779.01">
            <text:p>54779.01</text:p>
          </table:table-cell>
          <table:table-cell table:formula="of:=[.D889]+1" office:value-type="float" office:value="883">
            <text:p>883</text:p>
          </table:table-cell>
          <table:table-cell table:number-columns-repeated="9"/>
        </table:table-row>
        <table:table-row table:style-name="ro1">
          <table:table-cell table:number-columns-repeated="2"/>
          <table:table-cell table:formula="of:=ROUND([.C890]-([.$J$1]-[.C890]*([.$A$2]/(4*100))/[.$C$3])-[.$K$3]/4;2)" office:value-type="float" office:value="54703.69">
            <text:p>54703.69</text:p>
          </table:table-cell>
          <table:table-cell table:formula="of:=[.D890]+1" office:value-type="float" office:value="884">
            <text:p>884</text:p>
          </table:table-cell>
          <table:table-cell table:number-columns-repeated="9"/>
        </table:table-row>
        <table:table-row table:style-name="ro1">
          <table:table-cell table:number-columns-repeated="2"/>
          <table:table-cell table:formula="of:=ROUND([.C891]-([.$J$1]-[.C891]*([.$A$2]/(4*100))/[.$C$3])-[.$K$3]/4;2)" office:value-type="float" office:value="54628.29">
            <text:p>54628.29</text:p>
          </table:table-cell>
          <table:table-cell table:formula="of:=[.D891]+1" office:value-type="float" office:value="885">
            <text:p>885</text:p>
          </table:table-cell>
          <table:table-cell table:number-columns-repeated="9"/>
        </table:table-row>
        <table:table-row table:style-name="ro1">
          <table:table-cell table:number-columns-repeated="2"/>
          <table:table-cell table:formula="of:=ROUND([.C892]-([.$J$1]-[.C892]*([.$A$2]/(4*100))/[.$C$3])-[.$K$3]/4;2)" office:value-type="float" office:value="54552.82">
            <text:p>54552.82</text:p>
          </table:table-cell>
          <table:table-cell table:formula="of:=[.D892]+1" office:value-type="float" office:value="886">
            <text:p>886</text:p>
          </table:table-cell>
          <table:table-cell table:number-columns-repeated="9"/>
        </table:table-row>
        <table:table-row table:style-name="ro1">
          <table:table-cell table:number-columns-repeated="2"/>
          <table:table-cell table:formula="of:=ROUND([.C893]-([.$J$1]-[.C893]*([.$A$2]/(4*100))/[.$C$3])-[.$K$3]/4;2)" office:value-type="float" office:value="54477.28">
            <text:p>54477.28</text:p>
          </table:table-cell>
          <table:table-cell table:formula="of:=[.D893]+1" office:value-type="float" office:value="887">
            <text:p>887</text:p>
          </table:table-cell>
          <table:table-cell table:number-columns-repeated="9"/>
        </table:table-row>
        <table:table-row table:style-name="ro1">
          <table:table-cell table:number-columns-repeated="2"/>
          <table:table-cell table:formula="of:=ROUND([.C894]-([.$J$1]-[.C894]*([.$A$2]/(4*100))/[.$C$3])-[.$K$3]/4;2)" office:value-type="float" office:value="54401.67">
            <text:p>54401.67</text:p>
          </table:table-cell>
          <table:table-cell table:formula="of:=[.D894]+1" office:value-type="float" office:value="888">
            <text:p>888</text:p>
          </table:table-cell>
          <table:table-cell table:number-columns-repeated="9"/>
        </table:table-row>
        <table:table-row table:style-name="ro1">
          <table:table-cell table:number-columns-repeated="2"/>
          <table:table-cell table:formula="of:=ROUND([.C895]-([.$J$1]-[.C895]*([.$A$2]/(4*100))/[.$C$3])-[.$K$3]/4;2)" office:value-type="float" office:value="54325.99">
            <text:p>54325.99</text:p>
          </table:table-cell>
          <table:table-cell table:formula="of:=[.D895]+1" office:value-type="float" office:value="889">
            <text:p>889</text:p>
          </table:table-cell>
          <table:table-cell table:number-columns-repeated="9"/>
        </table:table-row>
        <table:table-row table:style-name="ro1">
          <table:table-cell table:number-columns-repeated="2"/>
          <table:table-cell table:formula="of:=ROUND([.C896]-([.$J$1]-[.C896]*([.$A$2]/(4*100))/[.$C$3])-[.$K$3]/4;2)" office:value-type="float" office:value="54250.24">
            <text:p>54250.24</text:p>
          </table:table-cell>
          <table:table-cell table:formula="of:=[.D896]+1" office:value-type="float" office:value="890">
            <text:p>890</text:p>
          </table:table-cell>
          <table:table-cell table:number-columns-repeated="9"/>
        </table:table-row>
        <table:table-row table:style-name="ro1">
          <table:table-cell table:number-columns-repeated="2"/>
          <table:table-cell table:formula="of:=ROUND([.C897]-([.$J$1]-[.C897]*([.$A$2]/(4*100))/[.$C$3])-[.$K$3]/4;2)" office:value-type="float" office:value="54174.42">
            <text:p>54174.42</text:p>
          </table:table-cell>
          <table:table-cell table:formula="of:=[.D897]+1" office:value-type="float" office:value="891">
            <text:p>891</text:p>
          </table:table-cell>
          <table:table-cell table:number-columns-repeated="9"/>
        </table:table-row>
        <table:table-row table:style-name="ro1">
          <table:table-cell table:number-columns-repeated="2"/>
          <table:table-cell table:formula="of:=ROUND([.C898]-([.$J$1]-[.C898]*([.$A$2]/(4*100))/[.$C$3])-[.$K$3]/4;2)" office:value-type="float" office:value="54098.53">
            <text:p>54098.53</text:p>
          </table:table-cell>
          <table:table-cell table:formula="of:=[.D898]+1" office:value-type="float" office:value="892">
            <text:p>892</text:p>
          </table:table-cell>
          <table:table-cell table:number-columns-repeated="9"/>
        </table:table-row>
        <table:table-row table:style-name="ro1">
          <table:table-cell table:number-columns-repeated="2"/>
          <table:table-cell table:formula="of:=ROUND([.C899]-([.$J$1]-[.C899]*([.$A$2]/(4*100))/[.$C$3])-[.$K$3]/4;2)" office:value-type="float" office:value="54022.57">
            <text:p>54022.57</text:p>
          </table:table-cell>
          <table:table-cell table:formula="of:=[.D899]+1" office:value-type="float" office:value="893">
            <text:p>893</text:p>
          </table:table-cell>
          <table:table-cell table:number-columns-repeated="9"/>
        </table:table-row>
        <table:table-row table:style-name="ro1">
          <table:table-cell table:number-columns-repeated="2"/>
          <table:table-cell table:formula="of:=ROUND([.C900]-([.$J$1]-[.C900]*([.$A$2]/(4*100))/[.$C$3])-[.$K$3]/4;2)" office:value-type="float" office:value="53946.54">
            <text:p>53946.54</text:p>
          </table:table-cell>
          <table:table-cell table:formula="of:=[.D900]+1" office:value-type="float" office:value="894">
            <text:p>894</text:p>
          </table:table-cell>
          <table:table-cell table:number-columns-repeated="9"/>
        </table:table-row>
        <table:table-row table:style-name="ro1">
          <table:table-cell table:number-columns-repeated="2"/>
          <table:table-cell table:formula="of:=ROUND([.C901]-([.$J$1]-[.C901]*([.$A$2]/(4*100))/[.$C$3])-[.$K$3]/4;2)" office:value-type="float" office:value="53870.43">
            <text:p>53870.43</text:p>
          </table:table-cell>
          <table:table-cell table:formula="of:=[.D901]+1" office:value-type="float" office:value="895">
            <text:p>895</text:p>
          </table:table-cell>
          <table:table-cell table:number-columns-repeated="9"/>
        </table:table-row>
        <table:table-row table:style-name="ro1">
          <table:table-cell table:number-columns-repeated="2"/>
          <table:table-cell table:formula="of:=ROUND([.C902]-([.$J$1]-[.C902]*([.$A$2]/(4*100))/[.$C$3])-[.$K$3]/4;2)" office:value-type="float" office:value="53794.25">
            <text:p>53794.25</text:p>
          </table:table-cell>
          <table:table-cell table:formula="of:=[.D902]+1" office:value-type="float" office:value="896">
            <text:p>896</text:p>
          </table:table-cell>
          <table:table-cell table:number-columns-repeated="9"/>
        </table:table-row>
        <table:table-row table:style-name="ro1">
          <table:table-cell table:number-columns-repeated="2"/>
          <table:table-cell table:formula="of:=ROUND([.C903]-([.$J$1]-[.C903]*([.$A$2]/(4*100))/[.$C$3])-[.$K$3]/4;2)" office:value-type="float" office:value="53718">
            <text:p>53718</text:p>
          </table:table-cell>
          <table:table-cell table:formula="of:=[.D903]+1" office:value-type="float" office:value="897">
            <text:p>897</text:p>
          </table:table-cell>
          <table:table-cell table:number-columns-repeated="9"/>
        </table:table-row>
        <table:table-row table:style-name="ro1">
          <table:table-cell table:number-columns-repeated="2"/>
          <table:table-cell table:formula="of:=ROUND([.C904]-([.$J$1]-[.C904]*([.$A$2]/(4*100))/[.$C$3])-[.$K$3]/4;2)" office:value-type="float" office:value="53641.68">
            <text:p>53641.68</text:p>
          </table:table-cell>
          <table:table-cell table:formula="of:=[.D904]+1" office:value-type="float" office:value="898">
            <text:p>898</text:p>
          </table:table-cell>
          <table:table-cell table:number-columns-repeated="9"/>
        </table:table-row>
        <table:table-row table:style-name="ro1">
          <table:table-cell table:number-columns-repeated="2"/>
          <table:table-cell table:formula="of:=ROUND([.C905]-([.$J$1]-[.C905]*([.$A$2]/(4*100))/[.$C$3])-[.$K$3]/4;2)" office:value-type="float" office:value="53565.29">
            <text:p>53565.29</text:p>
          </table:table-cell>
          <table:table-cell table:formula="of:=[.D905]+1" office:value-type="float" office:value="899">
            <text:p>899</text:p>
          </table:table-cell>
          <table:table-cell table:number-columns-repeated="9"/>
        </table:table-row>
        <table:table-row table:style-name="ro1">
          <table:table-cell table:number-columns-repeated="2"/>
          <table:table-cell table:formula="of:=ROUND([.C906]-([.$J$1]-[.C906]*([.$A$2]/(4*100))/[.$C$3])-[.$K$3]/4;2)" office:value-type="float" office:value="53488.83">
            <text:p>53488.83</text:p>
          </table:table-cell>
          <table:table-cell table:formula="of:=[.D906]+1" office:value-type="float" office:value="900">
            <text:p>900</text:p>
          </table:table-cell>
          <table:table-cell table:number-columns-repeated="9"/>
        </table:table-row>
        <table:table-row table:style-name="ro1">
          <table:table-cell table:number-columns-repeated="2"/>
          <table:table-cell table:formula="of:=ROUND([.C907]-([.$J$1]-[.C907]*([.$A$2]/(4*100))/[.$C$3])-[.$K$3]/4;2)" office:value-type="float" office:value="53412.3">
            <text:p>53412.3</text:p>
          </table:table-cell>
          <table:table-cell table:formula="of:=[.D907]+1" office:value-type="float" office:value="901">
            <text:p>901</text:p>
          </table:table-cell>
          <table:table-cell table:number-columns-repeated="9"/>
        </table:table-row>
        <table:table-row table:style-name="ro1">
          <table:table-cell table:number-columns-repeated="2"/>
          <table:table-cell table:formula="of:=ROUND([.C908]-([.$J$1]-[.C908]*([.$A$2]/(4*100))/[.$C$3])-[.$K$3]/4;2)" office:value-type="float" office:value="53335.69">
            <text:p>53335.69</text:p>
          </table:table-cell>
          <table:table-cell table:formula="of:=[.D908]+1" office:value-type="float" office:value="902">
            <text:p>902</text:p>
          </table:table-cell>
          <table:table-cell table:number-columns-repeated="9"/>
        </table:table-row>
        <table:table-row table:style-name="ro1">
          <table:table-cell table:number-columns-repeated="2"/>
          <table:table-cell table:formula="of:=ROUND([.C909]-([.$J$1]-[.C909]*([.$A$2]/(4*100))/[.$C$3])-[.$K$3]/4;2)" office:value-type="float" office:value="53259.01">
            <text:p>53259.01</text:p>
          </table:table-cell>
          <table:table-cell table:formula="of:=[.D909]+1" office:value-type="float" office:value="903">
            <text:p>903</text:p>
          </table:table-cell>
          <table:table-cell table:number-columns-repeated="9"/>
        </table:table-row>
        <table:table-row table:style-name="ro1">
          <table:table-cell table:number-columns-repeated="2"/>
          <table:table-cell table:formula="of:=ROUND([.C910]-([.$J$1]-[.C910]*([.$A$2]/(4*100))/[.$C$3])-[.$K$3]/4;2)" office:value-type="float" office:value="53182.26">
            <text:p>53182.26</text:p>
          </table:table-cell>
          <table:table-cell table:formula="of:=[.D910]+1" office:value-type="float" office:value="904">
            <text:p>904</text:p>
          </table:table-cell>
          <table:table-cell table:number-columns-repeated="9"/>
        </table:table-row>
        <table:table-row table:style-name="ro1">
          <table:table-cell table:number-columns-repeated="2"/>
          <table:table-cell table:formula="of:=ROUND([.C911]-([.$J$1]-[.C911]*([.$A$2]/(4*100))/[.$C$3])-[.$K$3]/4;2)" office:value-type="float" office:value="53105.44">
            <text:p>53105.44</text:p>
          </table:table-cell>
          <table:table-cell table:formula="of:=[.D911]+1" office:value-type="float" office:value="905">
            <text:p>905</text:p>
          </table:table-cell>
          <table:table-cell table:number-columns-repeated="9"/>
        </table:table-row>
        <table:table-row table:style-name="ro1">
          <table:table-cell table:number-columns-repeated="2"/>
          <table:table-cell table:formula="of:=ROUND([.C912]-([.$J$1]-[.C912]*([.$A$2]/(4*100))/[.$C$3])-[.$K$3]/4;2)" office:value-type="float" office:value="53028.55">
            <text:p>53028.55</text:p>
          </table:table-cell>
          <table:table-cell table:formula="of:=[.D912]+1" office:value-type="float" office:value="906">
            <text:p>906</text:p>
          </table:table-cell>
          <table:table-cell table:number-columns-repeated="9"/>
        </table:table-row>
        <table:table-row table:style-name="ro1">
          <table:table-cell table:number-columns-repeated="2"/>
          <table:table-cell table:formula="of:=ROUND([.C913]-([.$J$1]-[.C913]*([.$A$2]/(4*100))/[.$C$3])-[.$K$3]/4;2)" office:value-type="float" office:value="52951.58">
            <text:p>52951.58</text:p>
          </table:table-cell>
          <table:table-cell table:formula="of:=[.D913]+1" office:value-type="float" office:value="907">
            <text:p>907</text:p>
          </table:table-cell>
          <table:table-cell table:number-columns-repeated="9"/>
        </table:table-row>
        <table:table-row table:style-name="ro1">
          <table:table-cell table:number-columns-repeated="2"/>
          <table:table-cell table:formula="of:=ROUND([.C914]-([.$J$1]-[.C914]*([.$A$2]/(4*100))/[.$C$3])-[.$K$3]/4;2)" office:value-type="float" office:value="52874.54">
            <text:p>52874.54</text:p>
          </table:table-cell>
          <table:table-cell table:formula="of:=[.D914]+1" office:value-type="float" office:value="908">
            <text:p>908</text:p>
          </table:table-cell>
          <table:table-cell table:number-columns-repeated="9"/>
        </table:table-row>
        <table:table-row table:style-name="ro1">
          <table:table-cell table:number-columns-repeated="2"/>
          <table:table-cell table:formula="of:=ROUND([.C915]-([.$J$1]-[.C915]*([.$A$2]/(4*100))/[.$C$3])-[.$K$3]/4;2)" office:value-type="float" office:value="52797.43">
            <text:p>52797.43</text:p>
          </table:table-cell>
          <table:table-cell table:formula="of:=[.D915]+1" office:value-type="float" office:value="909">
            <text:p>909</text:p>
          </table:table-cell>
          <table:table-cell table:number-columns-repeated="9"/>
        </table:table-row>
        <table:table-row table:style-name="ro1">
          <table:table-cell table:number-columns-repeated="2"/>
          <table:table-cell table:formula="of:=ROUND([.C916]-([.$J$1]-[.C916]*([.$A$2]/(4*100))/[.$C$3])-[.$K$3]/4;2)" office:value-type="float" office:value="52720.25">
            <text:p>52720.25</text:p>
          </table:table-cell>
          <table:table-cell table:formula="of:=[.D916]+1" office:value-type="float" office:value="910">
            <text:p>910</text:p>
          </table:table-cell>
          <table:table-cell table:number-columns-repeated="9"/>
        </table:table-row>
        <table:table-row table:style-name="ro1">
          <table:table-cell table:number-columns-repeated="2"/>
          <table:table-cell table:formula="of:=ROUND([.C917]-([.$J$1]-[.C917]*([.$A$2]/(4*100))/[.$C$3])-[.$K$3]/4;2)" office:value-type="float" office:value="52643">
            <text:p>52643</text:p>
          </table:table-cell>
          <table:table-cell table:formula="of:=[.D917]+1" office:value-type="float" office:value="911">
            <text:p>911</text:p>
          </table:table-cell>
          <table:table-cell table:number-columns-repeated="9"/>
        </table:table-row>
        <table:table-row table:style-name="ro1">
          <table:table-cell table:number-columns-repeated="2"/>
          <table:table-cell table:formula="of:=ROUND([.C918]-([.$J$1]-[.C918]*([.$A$2]/(4*100))/[.$C$3])-[.$K$3]/4;2)" office:value-type="float" office:value="52565.67">
            <text:p>52565.67</text:p>
          </table:table-cell>
          <table:table-cell table:formula="of:=[.D918]+1" office:value-type="float" office:value="912">
            <text:p>912</text:p>
          </table:table-cell>
          <table:table-cell table:number-columns-repeated="9"/>
        </table:table-row>
        <table:table-row table:style-name="ro1">
          <table:table-cell table:number-columns-repeated="2"/>
          <table:table-cell table:formula="of:=ROUND([.C919]-([.$J$1]-[.C919]*([.$A$2]/(4*100))/[.$C$3])-[.$K$3]/4;2)" office:value-type="float" office:value="52488.27">
            <text:p>52488.27</text:p>
          </table:table-cell>
          <table:table-cell table:formula="of:=[.D919]+1" office:value-type="float" office:value="913">
            <text:p>913</text:p>
          </table:table-cell>
          <table:table-cell table:number-columns-repeated="9"/>
        </table:table-row>
        <table:table-row table:style-name="ro1">
          <table:table-cell table:number-columns-repeated="2"/>
          <table:table-cell table:formula="of:=ROUND([.C920]-([.$J$1]-[.C920]*([.$A$2]/(4*100))/[.$C$3])-[.$K$3]/4;2)" office:value-type="float" office:value="52410.8">
            <text:p>52410.8</text:p>
          </table:table-cell>
          <table:table-cell table:formula="of:=[.D920]+1" office:value-type="float" office:value="914">
            <text:p>914</text:p>
          </table:table-cell>
          <table:table-cell table:number-columns-repeated="9"/>
        </table:table-row>
        <table:table-row table:style-name="ro1">
          <table:table-cell table:number-columns-repeated="2"/>
          <table:table-cell table:formula="of:=ROUND([.C921]-([.$J$1]-[.C921]*([.$A$2]/(4*100))/[.$C$3])-[.$K$3]/4;2)" office:value-type="float" office:value="52333.26">
            <text:p>52333.26</text:p>
          </table:table-cell>
          <table:table-cell table:formula="of:=[.D921]+1" office:value-type="float" office:value="915">
            <text:p>915</text:p>
          </table:table-cell>
          <table:table-cell table:number-columns-repeated="9"/>
        </table:table-row>
        <table:table-row table:style-name="ro1">
          <table:table-cell table:number-columns-repeated="2"/>
          <table:table-cell table:formula="of:=ROUND([.C922]-([.$J$1]-[.C922]*([.$A$2]/(4*100))/[.$C$3])-[.$K$3]/4;2)" office:value-type="float" office:value="52255.64">
            <text:p>52255.64</text:p>
          </table:table-cell>
          <table:table-cell table:formula="of:=[.D922]+1" office:value-type="float" office:value="916">
            <text:p>916</text:p>
          </table:table-cell>
          <table:table-cell table:number-columns-repeated="9"/>
        </table:table-row>
        <table:table-row table:style-name="ro1">
          <table:table-cell table:number-columns-repeated="2"/>
          <table:table-cell table:formula="of:=ROUND([.C923]-([.$J$1]-[.C923]*([.$A$2]/(4*100))/[.$C$3])-[.$K$3]/4;2)" office:value-type="float" office:value="52177.95">
            <text:p>52177.95</text:p>
          </table:table-cell>
          <table:table-cell table:formula="of:=[.D923]+1" office:value-type="float" office:value="917">
            <text:p>917</text:p>
          </table:table-cell>
          <table:table-cell table:number-columns-repeated="9"/>
        </table:table-row>
        <table:table-row table:style-name="ro1">
          <table:table-cell table:number-columns-repeated="2"/>
          <table:table-cell table:formula="of:=ROUND([.C924]-([.$J$1]-[.C924]*([.$A$2]/(4*100))/[.$C$3])-[.$K$3]/4;2)" office:value-type="float" office:value="52100.19">
            <text:p>52100.19</text:p>
          </table:table-cell>
          <table:table-cell table:formula="of:=[.D924]+1" office:value-type="float" office:value="918">
            <text:p>918</text:p>
          </table:table-cell>
          <table:table-cell table:number-columns-repeated="9"/>
        </table:table-row>
        <table:table-row table:style-name="ro1">
          <table:table-cell table:number-columns-repeated="2"/>
          <table:table-cell table:formula="of:=ROUND([.C925]-([.$J$1]-[.C925]*([.$A$2]/(4*100))/[.$C$3])-[.$K$3]/4;2)" office:value-type="float" office:value="52022.35">
            <text:p>52022.35</text:p>
          </table:table-cell>
          <table:table-cell table:formula="of:=[.D925]+1" office:value-type="float" office:value="919">
            <text:p>919</text:p>
          </table:table-cell>
          <table:table-cell table:number-columns-repeated="9"/>
        </table:table-row>
        <table:table-row table:style-name="ro1">
          <table:table-cell table:number-columns-repeated="2"/>
          <table:table-cell table:formula="of:=ROUND([.C926]-([.$J$1]-[.C926]*([.$A$2]/(4*100))/[.$C$3])-[.$K$3]/4;2)" office:value-type="float" office:value="51944.44">
            <text:p>51944.44</text:p>
          </table:table-cell>
          <table:table-cell table:formula="of:=[.D926]+1" office:value-type="float" office:value="920">
            <text:p>920</text:p>
          </table:table-cell>
          <table:table-cell table:number-columns-repeated="9"/>
        </table:table-row>
        <table:table-row table:style-name="ro1">
          <table:table-cell table:number-columns-repeated="2"/>
          <table:table-cell table:formula="of:=ROUND([.C927]-([.$J$1]-[.C927]*([.$A$2]/(4*100))/[.$C$3])-[.$K$3]/4;2)" office:value-type="float" office:value="51866.46">
            <text:p>51866.46</text:p>
          </table:table-cell>
          <table:table-cell table:formula="of:=[.D927]+1" office:value-type="float" office:value="921">
            <text:p>921</text:p>
          </table:table-cell>
          <table:table-cell table:number-columns-repeated="9"/>
        </table:table-row>
        <table:table-row table:style-name="ro1">
          <table:table-cell table:number-columns-repeated="2"/>
          <table:table-cell table:formula="of:=ROUND([.C928]-([.$J$1]-[.C928]*([.$A$2]/(4*100))/[.$C$3])-[.$K$3]/4;2)" office:value-type="float" office:value="51788.4">
            <text:p>51788.4</text:p>
          </table:table-cell>
          <table:table-cell table:formula="of:=[.D928]+1" office:value-type="float" office:value="922">
            <text:p>922</text:p>
          </table:table-cell>
          <table:table-cell table:number-columns-repeated="9"/>
        </table:table-row>
        <table:table-row table:style-name="ro1">
          <table:table-cell table:number-columns-repeated="2"/>
          <table:table-cell table:formula="of:=ROUND([.C929]-([.$J$1]-[.C929]*([.$A$2]/(4*100))/[.$C$3])-[.$K$3]/4;2)" office:value-type="float" office:value="51710.27">
            <text:p>51710.27</text:p>
          </table:table-cell>
          <table:table-cell table:formula="of:=[.D929]+1" office:value-type="float" office:value="923">
            <text:p>923</text:p>
          </table:table-cell>
          <table:table-cell table:number-columns-repeated="9"/>
        </table:table-row>
        <table:table-row table:style-name="ro1">
          <table:table-cell table:number-columns-repeated="2"/>
          <table:table-cell table:formula="of:=ROUND([.C930]-([.$J$1]-[.C930]*([.$A$2]/(4*100))/[.$C$3])-[.$K$3]/4;2)" office:value-type="float" office:value="51632.07">
            <text:p>51632.07</text:p>
          </table:table-cell>
          <table:table-cell table:formula="of:=[.D930]+1" office:value-type="float" office:value="924">
            <text:p>924</text:p>
          </table:table-cell>
          <table:table-cell table:number-columns-repeated="9"/>
        </table:table-row>
        <table:table-row table:style-name="ro1">
          <table:table-cell table:number-columns-repeated="2"/>
          <table:table-cell table:formula="of:=ROUND([.C931]-([.$J$1]-[.C931]*([.$A$2]/(4*100))/[.$C$3])-[.$K$3]/4;2)" office:value-type="float" office:value="51553.8">
            <text:p>51553.8</text:p>
          </table:table-cell>
          <table:table-cell table:formula="of:=[.D931]+1" office:value-type="float" office:value="925">
            <text:p>925</text:p>
          </table:table-cell>
          <table:table-cell table:number-columns-repeated="9"/>
        </table:table-row>
        <table:table-row table:style-name="ro1">
          <table:table-cell table:number-columns-repeated="2"/>
          <table:table-cell table:formula="of:=ROUND([.C932]-([.$J$1]-[.C932]*([.$A$2]/(4*100))/[.$C$3])-[.$K$3]/4;2)" office:value-type="float" office:value="51475.45">
            <text:p>51475.45</text:p>
          </table:table-cell>
          <table:table-cell table:formula="of:=[.D932]+1" office:value-type="float" office:value="926">
            <text:p>926</text:p>
          </table:table-cell>
          <table:table-cell table:number-columns-repeated="9"/>
        </table:table-row>
        <table:table-row table:style-name="ro1">
          <table:table-cell table:number-columns-repeated="2"/>
          <table:table-cell table:formula="of:=ROUND([.C933]-([.$J$1]-[.C933]*([.$A$2]/(4*100))/[.$C$3])-[.$K$3]/4;2)" office:value-type="float" office:value="51397.03">
            <text:p>51397.03</text:p>
          </table:table-cell>
          <table:table-cell table:formula="of:=[.D933]+1" office:value-type="float" office:value="927">
            <text:p>927</text:p>
          </table:table-cell>
          <table:table-cell table:number-columns-repeated="9"/>
        </table:table-row>
        <table:table-row table:style-name="ro1">
          <table:table-cell table:number-columns-repeated="2"/>
          <table:table-cell table:formula="of:=ROUND([.C934]-([.$J$1]-[.C934]*([.$A$2]/(4*100))/[.$C$3])-[.$K$3]/4;2)" office:value-type="float" office:value="51318.53">
            <text:p>51318.53</text:p>
          </table:table-cell>
          <table:table-cell table:formula="of:=[.D934]+1" office:value-type="float" office:value="928">
            <text:p>928</text:p>
          </table:table-cell>
          <table:table-cell table:number-columns-repeated="9"/>
        </table:table-row>
        <table:table-row table:style-name="ro1">
          <table:table-cell table:number-columns-repeated="2"/>
          <table:table-cell table:formula="of:=ROUND([.C935]-([.$J$1]-[.C935]*([.$A$2]/(4*100))/[.$C$3])-[.$K$3]/4;2)" office:value-type="float" office:value="51239.96">
            <text:p>51239.96</text:p>
          </table:table-cell>
          <table:table-cell table:formula="of:=[.D935]+1" office:value-type="float" office:value="929">
            <text:p>929</text:p>
          </table:table-cell>
          <table:table-cell table:number-columns-repeated="9"/>
        </table:table-row>
        <table:table-row table:style-name="ro1">
          <table:table-cell table:number-columns-repeated="2"/>
          <table:table-cell table:formula="of:=ROUND([.C936]-([.$J$1]-[.C936]*([.$A$2]/(4*100))/[.$C$3])-[.$K$3]/4;2)" office:value-type="float" office:value="51161.32">
            <text:p>51161.32</text:p>
          </table:table-cell>
          <table:table-cell table:formula="of:=[.D936]+1" office:value-type="float" office:value="930">
            <text:p>930</text:p>
          </table:table-cell>
          <table:table-cell table:number-columns-repeated="9"/>
        </table:table-row>
        <table:table-row table:style-name="ro1">
          <table:table-cell table:number-columns-repeated="2"/>
          <table:table-cell table:formula="of:=ROUND([.C937]-([.$J$1]-[.C937]*([.$A$2]/(4*100))/[.$C$3])-[.$K$3]/4;2)" office:value-type="float" office:value="51082.6">
            <text:p>51082.6</text:p>
          </table:table-cell>
          <table:table-cell table:formula="of:=[.D937]+1" office:value-type="float" office:value="931">
            <text:p>931</text:p>
          </table:table-cell>
          <table:table-cell table:number-columns-repeated="9"/>
        </table:table-row>
        <table:table-row table:style-name="ro1">
          <table:table-cell table:number-columns-repeated="2"/>
          <table:table-cell table:formula="of:=ROUND([.C938]-([.$J$1]-[.C938]*([.$A$2]/(4*100))/[.$C$3])-[.$K$3]/4;2)" office:value-type="float" office:value="51003.81">
            <text:p>51003.81</text:p>
          </table:table-cell>
          <table:table-cell table:formula="of:=[.D938]+1" office:value-type="float" office:value="932">
            <text:p>932</text:p>
          </table:table-cell>
          <table:table-cell table:number-columns-repeated="9"/>
        </table:table-row>
        <table:table-row table:style-name="ro1">
          <table:table-cell table:number-columns-repeated="2"/>
          <table:table-cell table:formula="of:=ROUND([.C939]-([.$J$1]-[.C939]*([.$A$2]/(4*100))/[.$C$3])-[.$K$3]/4;2)" office:value-type="float" office:value="50924.95">
            <text:p>50924.95</text:p>
          </table:table-cell>
          <table:table-cell table:formula="of:=[.D939]+1" office:value-type="float" office:value="933">
            <text:p>933</text:p>
          </table:table-cell>
          <table:table-cell table:number-columns-repeated="9"/>
        </table:table-row>
        <table:table-row table:style-name="ro1">
          <table:table-cell table:number-columns-repeated="2"/>
          <table:table-cell table:formula="of:=ROUND([.C940]-([.$J$1]-[.C940]*([.$A$2]/(4*100))/[.$C$3])-[.$K$3]/4;2)" office:value-type="float" office:value="50846.01">
            <text:p>50846.01</text:p>
          </table:table-cell>
          <table:table-cell table:formula="of:=[.D940]+1" office:value-type="float" office:value="934">
            <text:p>934</text:p>
          </table:table-cell>
          <table:table-cell table:number-columns-repeated="9"/>
        </table:table-row>
        <table:table-row table:style-name="ro1">
          <table:table-cell table:number-columns-repeated="2"/>
          <table:table-cell table:formula="of:=ROUND([.C941]-([.$J$1]-[.C941]*([.$A$2]/(4*100))/[.$C$3])-[.$K$3]/4;2)" office:value-type="float" office:value="50767">
            <text:p>50767</text:p>
          </table:table-cell>
          <table:table-cell table:formula="of:=[.D941]+1" office:value-type="float" office:value="935">
            <text:p>935</text:p>
          </table:table-cell>
          <table:table-cell table:number-columns-repeated="9"/>
        </table:table-row>
        <table:table-row table:style-name="ro1">
          <table:table-cell table:number-columns-repeated="2"/>
          <table:table-cell table:formula="of:=ROUND([.C942]-([.$J$1]-[.C942]*([.$A$2]/(4*100))/[.$C$3])-[.$K$3]/4;2)" office:value-type="float" office:value="50687.91">
            <text:p>50687.91</text:p>
          </table:table-cell>
          <table:table-cell table:formula="of:=[.D942]+1" office:value-type="float" office:value="936">
            <text:p>936</text:p>
          </table:table-cell>
          <table:table-cell table:number-columns-repeated="9"/>
        </table:table-row>
        <table:table-row table:style-name="ro1">
          <table:table-cell table:number-columns-repeated="2"/>
          <table:table-cell table:formula="of:=ROUND([.C943]-([.$J$1]-[.C943]*([.$A$2]/(4*100))/[.$C$3])-[.$K$3]/4;2)" office:value-type="float" office:value="50608.75">
            <text:p>50608.75</text:p>
          </table:table-cell>
          <table:table-cell table:formula="of:=[.D943]+1" office:value-type="float" office:value="937">
            <text:p>937</text:p>
          </table:table-cell>
          <table:table-cell table:number-columns-repeated="9"/>
        </table:table-row>
        <table:table-row table:style-name="ro1">
          <table:table-cell table:number-columns-repeated="2"/>
          <table:table-cell table:formula="of:=ROUND([.C944]-([.$J$1]-[.C944]*([.$A$2]/(4*100))/[.$C$3])-[.$K$3]/4;2)" office:value-type="float" office:value="50529.52">
            <text:p>50529.52</text:p>
          </table:table-cell>
          <table:table-cell table:formula="of:=[.D944]+1" office:value-type="float" office:value="938">
            <text:p>938</text:p>
          </table:table-cell>
          <table:table-cell table:number-columns-repeated="9"/>
        </table:table-row>
        <table:table-row table:style-name="ro1">
          <table:table-cell table:number-columns-repeated="2"/>
          <table:table-cell table:formula="of:=ROUND([.C945]-([.$J$1]-[.C945]*([.$A$2]/(4*100))/[.$C$3])-[.$K$3]/4;2)" office:value-type="float" office:value="50450.21">
            <text:p>50450.21</text:p>
          </table:table-cell>
          <table:table-cell table:formula="of:=[.D945]+1" office:value-type="float" office:value="939">
            <text:p>939</text:p>
          </table:table-cell>
          <table:table-cell table:number-columns-repeated="9"/>
        </table:table-row>
        <table:table-row table:style-name="ro1">
          <table:table-cell table:number-columns-repeated="2"/>
          <table:table-cell table:formula="of:=ROUND([.C946]-([.$J$1]-[.C946]*([.$A$2]/(4*100))/[.$C$3])-[.$K$3]/4;2)" office:value-type="float" office:value="50370.83">
            <text:p>50370.83</text:p>
          </table:table-cell>
          <table:table-cell table:formula="of:=[.D946]+1" office:value-type="float" office:value="940">
            <text:p>940</text:p>
          </table:table-cell>
          <table:table-cell table:number-columns-repeated="9"/>
        </table:table-row>
        <table:table-row table:style-name="ro1">
          <table:table-cell table:number-columns-repeated="2"/>
          <table:table-cell table:formula="of:=ROUND([.C947]-([.$J$1]-[.C947]*([.$A$2]/(4*100))/[.$C$3])-[.$K$3]/4;2)" office:value-type="float" office:value="50291.37">
            <text:p>50291.37</text:p>
          </table:table-cell>
          <table:table-cell table:formula="of:=[.D947]+1" office:value-type="float" office:value="941">
            <text:p>941</text:p>
          </table:table-cell>
          <table:table-cell table:number-columns-repeated="9"/>
        </table:table-row>
        <table:table-row table:style-name="ro1">
          <table:table-cell table:number-columns-repeated="2"/>
          <table:table-cell table:formula="of:=ROUND([.C948]-([.$J$1]-[.C948]*([.$A$2]/(4*100))/[.$C$3])-[.$K$3]/4;2)" office:value-type="float" office:value="50211.84">
            <text:p>50211.84</text:p>
          </table:table-cell>
          <table:table-cell table:formula="of:=[.D948]+1" office:value-type="float" office:value="942">
            <text:p>942</text:p>
          </table:table-cell>
          <table:table-cell table:number-columns-repeated="9"/>
        </table:table-row>
        <table:table-row table:style-name="ro1">
          <table:table-cell table:number-columns-repeated="2"/>
          <table:table-cell table:formula="of:=ROUND([.C949]-([.$J$1]-[.C949]*([.$A$2]/(4*100))/[.$C$3])-[.$K$3]/4;2)" office:value-type="float" office:value="50132.23">
            <text:p>50132.23</text:p>
          </table:table-cell>
          <table:table-cell table:formula="of:=[.D949]+1" office:value-type="float" office:value="943">
            <text:p>943</text:p>
          </table:table-cell>
          <table:table-cell table:number-columns-repeated="9"/>
        </table:table-row>
        <table:table-row table:style-name="ro1">
          <table:table-cell table:number-columns-repeated="2"/>
          <table:table-cell table:formula="of:=ROUND([.C950]-([.$J$1]-[.C950]*([.$A$2]/(4*100))/[.$C$3])-[.$K$3]/4;2)" office:value-type="float" office:value="50052.55">
            <text:p>50052.55</text:p>
          </table:table-cell>
          <table:table-cell table:formula="of:=[.D950]+1" office:value-type="float" office:value="944">
            <text:p>944</text:p>
          </table:table-cell>
          <table:table-cell table:number-columns-repeated="9"/>
        </table:table-row>
        <table:table-row table:style-name="ro1">
          <table:table-cell table:number-columns-repeated="2"/>
          <table:table-cell table:formula="of:=ROUND([.C951]-([.$J$1]-[.C951]*([.$A$2]/(4*100))/[.$C$3])-[.$K$3]/4;2)" office:value-type="float" office:value="49972.79">
            <text:p>49972.79</text:p>
          </table:table-cell>
          <table:table-cell table:formula="of:=[.D951]+1" office:value-type="float" office:value="945">
            <text:p>945</text:p>
          </table:table-cell>
          <table:table-cell table:number-columns-repeated="9"/>
        </table:table-row>
        <table:table-row table:style-name="ro1">
          <table:table-cell table:number-columns-repeated="2"/>
          <table:table-cell table:formula="of:=ROUND([.C952]-([.$J$1]-[.C952]*([.$A$2]/(4*100))/[.$C$3])-[.$K$3]/4;2)" office:value-type="float" office:value="49892.96">
            <text:p>49892.96</text:p>
          </table:table-cell>
          <table:table-cell table:formula="of:=[.D952]+1" office:value-type="float" office:value="946">
            <text:p>946</text:p>
          </table:table-cell>
          <table:table-cell table:number-columns-repeated="9"/>
        </table:table-row>
        <table:table-row table:style-name="ro1">
          <table:table-cell table:number-columns-repeated="2"/>
          <table:table-cell table:formula="of:=ROUND([.C953]-([.$J$1]-[.C953]*([.$A$2]/(4*100))/[.$C$3])-[.$K$3]/4;2)" office:value-type="float" office:value="49813.05">
            <text:p>49813.05</text:p>
          </table:table-cell>
          <table:table-cell table:formula="of:=[.D953]+1" office:value-type="float" office:value="947">
            <text:p>947</text:p>
          </table:table-cell>
          <table:table-cell table:number-columns-repeated="9"/>
        </table:table-row>
        <table:table-row table:style-name="ro1">
          <table:table-cell table:number-columns-repeated="2"/>
          <table:table-cell table:formula="of:=ROUND([.C954]-([.$J$1]-[.C954]*([.$A$2]/(4*100))/[.$C$3])-[.$K$3]/4;2)" office:value-type="float" office:value="49733.07">
            <text:p>49733.07</text:p>
          </table:table-cell>
          <table:table-cell table:formula="of:=[.D954]+1" office:value-type="float" office:value="948">
            <text:p>948</text:p>
          </table:table-cell>
          <table:table-cell table:number-columns-repeated="9"/>
        </table:table-row>
        <table:table-row table:style-name="ro1">
          <table:table-cell table:number-columns-repeated="2"/>
          <table:table-cell table:formula="of:=ROUND([.C955]-([.$J$1]-[.C955]*([.$A$2]/(4*100))/[.$C$3])-[.$K$3]/4;2)" office:value-type="float" office:value="49653.01">
            <text:p>49653.01</text:p>
          </table:table-cell>
          <table:table-cell table:formula="of:=[.D955]+1" office:value-type="float" office:value="949">
            <text:p>949</text:p>
          </table:table-cell>
          <table:table-cell table:number-columns-repeated="9"/>
        </table:table-row>
        <table:table-row table:style-name="ro1">
          <table:table-cell table:number-columns-repeated="2"/>
          <table:table-cell table:formula="of:=ROUND([.C956]-([.$J$1]-[.C956]*([.$A$2]/(4*100))/[.$C$3])-[.$K$3]/4;2)" office:value-type="float" office:value="49572.88">
            <text:p>49572.88</text:p>
          </table:table-cell>
          <table:table-cell table:formula="of:=[.D956]+1" office:value-type="float" office:value="950">
            <text:p>950</text:p>
          </table:table-cell>
          <table:table-cell table:number-columns-repeated="9"/>
        </table:table-row>
        <table:table-row table:style-name="ro1">
          <table:table-cell table:number-columns-repeated="2"/>
          <table:table-cell table:formula="of:=ROUND([.C957]-([.$J$1]-[.C957]*([.$A$2]/(4*100))/[.$C$3])-[.$K$3]/4;2)" office:value-type="float" office:value="49492.67">
            <text:p>49492.67</text:p>
          </table:table-cell>
          <table:table-cell table:formula="of:=[.D957]+1" office:value-type="float" office:value="951">
            <text:p>951</text:p>
          </table:table-cell>
          <table:table-cell table:number-columns-repeated="9"/>
        </table:table-row>
        <table:table-row table:style-name="ro1">
          <table:table-cell table:number-columns-repeated="2"/>
          <table:table-cell table:formula="of:=ROUND([.C958]-([.$J$1]-[.C958]*([.$A$2]/(4*100))/[.$C$3])-[.$K$3]/4;2)" office:value-type="float" office:value="49412.39">
            <text:p>49412.39</text:p>
          </table:table-cell>
          <table:table-cell table:formula="of:=[.D958]+1" office:value-type="float" office:value="952">
            <text:p>952</text:p>
          </table:table-cell>
          <table:table-cell table:number-columns-repeated="9"/>
        </table:table-row>
        <table:table-row table:style-name="ro1">
          <table:table-cell table:number-columns-repeated="2"/>
          <table:table-cell table:formula="of:=ROUND([.C959]-([.$J$1]-[.C959]*([.$A$2]/(4*100))/[.$C$3])-[.$K$3]/4;2)" office:value-type="float" office:value="49332.03">
            <text:p>49332.03</text:p>
          </table:table-cell>
          <table:table-cell table:formula="of:=[.D959]+1" office:value-type="float" office:value="953">
            <text:p>953</text:p>
          </table:table-cell>
          <table:table-cell table:number-columns-repeated="9"/>
        </table:table-row>
        <table:table-row table:style-name="ro1">
          <table:table-cell table:number-columns-repeated="2"/>
          <table:table-cell table:formula="of:=ROUND([.C960]-([.$J$1]-[.C960]*([.$A$2]/(4*100))/[.$C$3])-[.$K$3]/4;2)" office:value-type="float" office:value="49251.6">
            <text:p>49251.6</text:p>
          </table:table-cell>
          <table:table-cell table:formula="of:=[.D960]+1" office:value-type="float" office:value="954">
            <text:p>954</text:p>
          </table:table-cell>
          <table:table-cell table:number-columns-repeated="9"/>
        </table:table-row>
        <table:table-row table:style-name="ro1">
          <table:table-cell table:number-columns-repeated="2"/>
          <table:table-cell table:formula="of:=ROUND([.C961]-([.$J$1]-[.C961]*([.$A$2]/(4*100))/[.$C$3])-[.$K$3]/4;2)" office:value-type="float" office:value="49171.09">
            <text:p>49171.09</text:p>
          </table:table-cell>
          <table:table-cell table:formula="of:=[.D961]+1" office:value-type="float" office:value="955">
            <text:p>955</text:p>
          </table:table-cell>
          <table:table-cell table:number-columns-repeated="9"/>
        </table:table-row>
        <table:table-row table:style-name="ro1">
          <table:table-cell table:number-columns-repeated="2"/>
          <table:table-cell table:formula="of:=ROUND([.C962]-([.$J$1]-[.C962]*([.$A$2]/(4*100))/[.$C$3])-[.$K$3]/4;2)" office:value-type="float" office:value="49090.51">
            <text:p>49090.51</text:p>
          </table:table-cell>
          <table:table-cell table:formula="of:=[.D962]+1" office:value-type="float" office:value="956">
            <text:p>956</text:p>
          </table:table-cell>
          <table:table-cell table:number-columns-repeated="9"/>
        </table:table-row>
        <table:table-row table:style-name="ro1">
          <table:table-cell table:number-columns-repeated="2"/>
          <table:table-cell table:formula="of:=ROUND([.C963]-([.$J$1]-[.C963]*([.$A$2]/(4*100))/[.$C$3])-[.$K$3]/4;2)" office:value-type="float" office:value="49009.85">
            <text:p>49009.85</text:p>
          </table:table-cell>
          <table:table-cell table:formula="of:=[.D963]+1" office:value-type="float" office:value="957">
            <text:p>957</text:p>
          </table:table-cell>
          <table:table-cell table:number-columns-repeated="9"/>
        </table:table-row>
        <table:table-row table:style-name="ro1">
          <table:table-cell table:number-columns-repeated="2"/>
          <table:table-cell table:formula="of:=ROUND([.C964]-([.$J$1]-[.C964]*([.$A$2]/(4*100))/[.$C$3])-[.$K$3]/4;2)" office:value-type="float" office:value="48929.12">
            <text:p>48929.12</text:p>
          </table:table-cell>
          <table:table-cell table:formula="of:=[.D964]+1" office:value-type="float" office:value="958">
            <text:p>958</text:p>
          </table:table-cell>
          <table:table-cell table:number-columns-repeated="9"/>
        </table:table-row>
        <table:table-row table:style-name="ro1">
          <table:table-cell table:number-columns-repeated="2"/>
          <table:table-cell table:formula="of:=ROUND([.C965]-([.$J$1]-[.C965]*([.$A$2]/(4*100))/[.$C$3])-[.$K$3]/4;2)" office:value-type="float" office:value="48848.31">
            <text:p>48848.31</text:p>
          </table:table-cell>
          <table:table-cell table:formula="of:=[.D965]+1" office:value-type="float" office:value="959">
            <text:p>959</text:p>
          </table:table-cell>
          <table:table-cell table:number-columns-repeated="9"/>
        </table:table-row>
        <table:table-row table:style-name="ro1">
          <table:table-cell table:number-columns-repeated="2"/>
          <table:table-cell table:formula="of:=ROUND([.C966]-([.$J$1]-[.C966]*([.$A$2]/(4*100))/[.$C$3])-[.$K$3]/4;2)" office:value-type="float" office:value="48767.43">
            <text:p>48767.43</text:p>
          </table:table-cell>
          <table:table-cell table:formula="of:=[.D966]+1" office:value-type="float" office:value="960">
            <text:p>960</text:p>
          </table:table-cell>
          <table:table-cell table:number-columns-repeated="9"/>
        </table:table-row>
        <table:table-row table:style-name="ro1">
          <table:table-cell table:number-columns-repeated="2"/>
          <table:table-cell table:formula="of:=ROUND([.C967]-([.$J$1]-[.C967]*([.$A$2]/(4*100))/[.$C$3])-[.$K$3]/4;2)" office:value-type="float" office:value="48686.47">
            <text:p>48686.47</text:p>
          </table:table-cell>
          <table:table-cell table:formula="of:=[.D967]+1" office:value-type="float" office:value="961">
            <text:p>961</text:p>
          </table:table-cell>
          <table:table-cell table:number-columns-repeated="9"/>
        </table:table-row>
        <table:table-row table:style-name="ro1">
          <table:table-cell table:number-columns-repeated="2"/>
          <table:table-cell table:formula="of:=ROUND([.C968]-([.$J$1]-[.C968]*([.$A$2]/(4*100))/[.$C$3])-[.$K$3]/4;2)" office:value-type="float" office:value="48605.43">
            <text:p>48605.43</text:p>
          </table:table-cell>
          <table:table-cell table:formula="of:=[.D968]+1" office:value-type="float" office:value="962">
            <text:p>962</text:p>
          </table:table-cell>
          <table:table-cell table:number-columns-repeated="9"/>
        </table:table-row>
        <table:table-row table:style-name="ro1">
          <table:table-cell table:number-columns-repeated="2"/>
          <table:table-cell table:formula="of:=ROUND([.C969]-([.$J$1]-[.C969]*([.$A$2]/(4*100))/[.$C$3])-[.$K$3]/4;2)" office:value-type="float" office:value="48524.32">
            <text:p>48524.32</text:p>
          </table:table-cell>
          <table:table-cell table:formula="of:=[.D969]+1" office:value-type="float" office:value="963">
            <text:p>963</text:p>
          </table:table-cell>
          <table:table-cell table:number-columns-repeated="9"/>
        </table:table-row>
        <table:table-row table:style-name="ro1">
          <table:table-cell table:number-columns-repeated="2"/>
          <table:table-cell table:formula="of:=ROUND([.C970]-([.$J$1]-[.C970]*([.$A$2]/(4*100))/[.$C$3])-[.$K$3]/4;2)" office:value-type="float" office:value="48443.13">
            <text:p>48443.13</text:p>
          </table:table-cell>
          <table:table-cell table:formula="of:=[.D970]+1" office:value-type="float" office:value="964">
            <text:p>964</text:p>
          </table:table-cell>
          <table:table-cell table:number-columns-repeated="9"/>
        </table:table-row>
        <table:table-row table:style-name="ro1">
          <table:table-cell table:number-columns-repeated="2"/>
          <table:table-cell table:formula="of:=ROUND([.C971]-([.$J$1]-[.C971]*([.$A$2]/(4*100))/[.$C$3])-[.$K$3]/4;2)" office:value-type="float" office:value="48361.87">
            <text:p>48361.87</text:p>
          </table:table-cell>
          <table:table-cell table:formula="of:=[.D971]+1" office:value-type="float" office:value="965">
            <text:p>965</text:p>
          </table:table-cell>
          <table:table-cell table:number-columns-repeated="9"/>
        </table:table-row>
        <table:table-row table:style-name="ro1">
          <table:table-cell table:number-columns-repeated="2"/>
          <table:table-cell table:formula="of:=ROUND([.C972]-([.$J$1]-[.C972]*([.$A$2]/(4*100))/[.$C$3])-[.$K$3]/4;2)" office:value-type="float" office:value="48280.53">
            <text:p>48280.53</text:p>
          </table:table-cell>
          <table:table-cell table:formula="of:=[.D972]+1" office:value-type="float" office:value="966">
            <text:p>966</text:p>
          </table:table-cell>
          <table:table-cell table:number-columns-repeated="9"/>
        </table:table-row>
        <table:table-row table:style-name="ro1">
          <table:table-cell table:number-columns-repeated="2"/>
          <table:table-cell table:formula="of:=ROUND([.C973]-([.$J$1]-[.C973]*([.$A$2]/(4*100))/[.$C$3])-[.$K$3]/4;2)" office:value-type="float" office:value="48199.11">
            <text:p>48199.11</text:p>
          </table:table-cell>
          <table:table-cell table:formula="of:=[.D973]+1" office:value-type="float" office:value="967">
            <text:p>967</text:p>
          </table:table-cell>
          <table:table-cell table:number-columns-repeated="9"/>
        </table:table-row>
        <table:table-row table:style-name="ro1">
          <table:table-cell table:number-columns-repeated="2"/>
          <table:table-cell table:formula="of:=ROUND([.C974]-([.$J$1]-[.C974]*([.$A$2]/(4*100))/[.$C$3])-[.$K$3]/4;2)" office:value-type="float" office:value="48117.62">
            <text:p>48117.62</text:p>
          </table:table-cell>
          <table:table-cell table:formula="of:=[.D974]+1" office:value-type="float" office:value="968">
            <text:p>968</text:p>
          </table:table-cell>
          <table:table-cell table:number-columns-repeated="9"/>
        </table:table-row>
        <table:table-row table:style-name="ro1">
          <table:table-cell table:number-columns-repeated="2"/>
          <table:table-cell table:formula="of:=ROUND([.C975]-([.$J$1]-[.C975]*([.$A$2]/(4*100))/[.$C$3])-[.$K$3]/4;2)" office:value-type="float" office:value="48036.05">
            <text:p>48036.05</text:p>
          </table:table-cell>
          <table:table-cell table:formula="of:=[.D975]+1" office:value-type="float" office:value="969">
            <text:p>969</text:p>
          </table:table-cell>
          <table:table-cell table:number-columns-repeated="9"/>
        </table:table-row>
        <table:table-row table:style-name="ro1">
          <table:table-cell table:number-columns-repeated="2"/>
          <table:table-cell table:formula="of:=ROUND([.C976]-([.$J$1]-[.C976]*([.$A$2]/(4*100))/[.$C$3])-[.$K$3]/4;2)" office:value-type="float" office:value="47954.4">
            <text:p>47954.4</text:p>
          </table:table-cell>
          <table:table-cell table:formula="of:=[.D976]+1" office:value-type="float" office:value="970">
            <text:p>970</text:p>
          </table:table-cell>
          <table:table-cell table:number-columns-repeated="9"/>
        </table:table-row>
        <table:table-row table:style-name="ro1">
          <table:table-cell table:number-columns-repeated="2"/>
          <table:table-cell table:formula="of:=ROUND([.C977]-([.$J$1]-[.C977]*([.$A$2]/(4*100))/[.$C$3])-[.$K$3]/4;2)" office:value-type="float" office:value="47872.68">
            <text:p>47872.68</text:p>
          </table:table-cell>
          <table:table-cell table:formula="of:=[.D977]+1" office:value-type="float" office:value="971">
            <text:p>971</text:p>
          </table:table-cell>
          <table:table-cell table:number-columns-repeated="9"/>
        </table:table-row>
        <table:table-row table:style-name="ro1">
          <table:table-cell table:number-columns-repeated="2"/>
          <table:table-cell table:formula="of:=ROUND([.C978]-([.$J$1]-[.C978]*([.$A$2]/(4*100))/[.$C$3])-[.$K$3]/4;2)" office:value-type="float" office:value="47790.88">
            <text:p>47790.88</text:p>
          </table:table-cell>
          <table:table-cell table:formula="of:=[.D978]+1" office:value-type="float" office:value="972">
            <text:p>972</text:p>
          </table:table-cell>
          <table:table-cell table:number-columns-repeated="9"/>
        </table:table-row>
        <table:table-row table:style-name="ro1">
          <table:table-cell table:number-columns-repeated="2"/>
          <table:table-cell table:formula="of:=ROUND([.C979]-([.$J$1]-[.C979]*([.$A$2]/(4*100))/[.$C$3])-[.$K$3]/4;2)" office:value-type="float" office:value="47709">
            <text:p>47709</text:p>
          </table:table-cell>
          <table:table-cell table:formula="of:=[.D979]+1" office:value-type="float" office:value="973">
            <text:p>973</text:p>
          </table:table-cell>
          <table:table-cell table:number-columns-repeated="9"/>
        </table:table-row>
        <table:table-row table:style-name="ro1">
          <table:table-cell table:number-columns-repeated="2"/>
          <table:table-cell table:formula="of:=ROUND([.C980]-([.$J$1]-[.C980]*([.$A$2]/(4*100))/[.$C$3])-[.$K$3]/4;2)" office:value-type="float" office:value="47627.05">
            <text:p>47627.05</text:p>
          </table:table-cell>
          <table:table-cell table:formula="of:=[.D980]+1" office:value-type="float" office:value="974">
            <text:p>974</text:p>
          </table:table-cell>
          <table:table-cell table:number-columns-repeated="9"/>
        </table:table-row>
        <table:table-row table:style-name="ro1">
          <table:table-cell table:number-columns-repeated="2"/>
          <table:table-cell table:formula="of:=ROUND([.C981]-([.$J$1]-[.C981]*([.$A$2]/(4*100))/[.$C$3])-[.$K$3]/4;2)" office:value-type="float" office:value="47545.02">
            <text:p>47545.02</text:p>
          </table:table-cell>
          <table:table-cell table:formula="of:=[.D981]+1" office:value-type="float" office:value="975">
            <text:p>975</text:p>
          </table:table-cell>
          <table:table-cell table:number-columns-repeated="9"/>
        </table:table-row>
        <table:table-row table:style-name="ro1">
          <table:table-cell table:number-columns-repeated="2"/>
          <table:table-cell table:formula="of:=ROUND([.C982]-([.$J$1]-[.C982]*([.$A$2]/(4*100))/[.$C$3])-[.$K$3]/4;2)" office:value-type="float" office:value="47462.91">
            <text:p>47462.91</text:p>
          </table:table-cell>
          <table:table-cell table:formula="of:=[.D982]+1" office:value-type="float" office:value="976">
            <text:p>976</text:p>
          </table:table-cell>
          <table:table-cell table:number-columns-repeated="9"/>
        </table:table-row>
        <table:table-row table:style-name="ro1">
          <table:table-cell table:number-columns-repeated="2"/>
          <table:table-cell table:formula="of:=ROUND([.C983]-([.$J$1]-[.C983]*([.$A$2]/(4*100))/[.$C$3])-[.$K$3]/4;2)" office:value-type="float" office:value="47380.73">
            <text:p>47380.73</text:p>
          </table:table-cell>
          <table:table-cell table:formula="of:=[.D983]+1" office:value-type="float" office:value="977">
            <text:p>977</text:p>
          </table:table-cell>
          <table:table-cell table:number-columns-repeated="9"/>
        </table:table-row>
        <table:table-row table:style-name="ro1">
          <table:table-cell table:number-columns-repeated="2"/>
          <table:table-cell table:formula="of:=ROUND([.C984]-([.$J$1]-[.C984]*([.$A$2]/(4*100))/[.$C$3])-[.$K$3]/4;2)" office:value-type="float" office:value="47298.47">
            <text:p>47298.47</text:p>
          </table:table-cell>
          <table:table-cell table:formula="of:=[.D984]+1" office:value-type="float" office:value="978">
            <text:p>978</text:p>
          </table:table-cell>
          <table:table-cell table:number-columns-repeated="9"/>
        </table:table-row>
        <table:table-row table:style-name="ro1">
          <table:table-cell table:number-columns-repeated="2"/>
          <table:table-cell table:formula="of:=ROUND([.C985]-([.$J$1]-[.C985]*([.$A$2]/(4*100))/[.$C$3])-[.$K$3]/4;2)" office:value-type="float" office:value="47216.13">
            <text:p>47216.13</text:p>
          </table:table-cell>
          <table:table-cell table:formula="of:=[.D985]+1" office:value-type="float" office:value="979">
            <text:p>979</text:p>
          </table:table-cell>
          <table:table-cell table:number-columns-repeated="9"/>
        </table:table-row>
        <table:table-row table:style-name="ro1">
          <table:table-cell table:number-columns-repeated="2"/>
          <table:table-cell table:formula="of:=ROUND([.C986]-([.$J$1]-[.C986]*([.$A$2]/(4*100))/[.$C$3])-[.$K$3]/4;2)" office:value-type="float" office:value="47133.72">
            <text:p>47133.72</text:p>
          </table:table-cell>
          <table:table-cell table:formula="of:=[.D986]+1" office:value-type="float" office:value="980">
            <text:p>980</text:p>
          </table:table-cell>
          <table:table-cell table:number-columns-repeated="9"/>
        </table:table-row>
        <table:table-row table:style-name="ro1">
          <table:table-cell table:number-columns-repeated="2"/>
          <table:table-cell table:formula="of:=ROUND([.C987]-([.$J$1]-[.C987]*([.$A$2]/(4*100))/[.$C$3])-[.$K$3]/4;2)" office:value-type="float" office:value="47051.23">
            <text:p>47051.23</text:p>
          </table:table-cell>
          <table:table-cell table:formula="of:=[.D987]+1" office:value-type="float" office:value="981">
            <text:p>981</text:p>
          </table:table-cell>
          <table:table-cell table:number-columns-repeated="9"/>
        </table:table-row>
        <table:table-row table:style-name="ro1">
          <table:table-cell table:number-columns-repeated="2"/>
          <table:table-cell table:formula="of:=ROUND([.C988]-([.$J$1]-[.C988]*([.$A$2]/(4*100))/[.$C$3])-[.$K$3]/4;2)" office:value-type="float" office:value="46968.66">
            <text:p>46968.66</text:p>
          </table:table-cell>
          <table:table-cell table:formula="of:=[.D988]+1" office:value-type="float" office:value="982">
            <text:p>982</text:p>
          </table:table-cell>
          <table:table-cell table:number-columns-repeated="9"/>
        </table:table-row>
        <table:table-row table:style-name="ro1">
          <table:table-cell table:number-columns-repeated="2"/>
          <table:table-cell table:formula="of:=ROUND([.C989]-([.$J$1]-[.C989]*([.$A$2]/(4*100))/[.$C$3])-[.$K$3]/4;2)" office:value-type="float" office:value="46886.01">
            <text:p>46886.01</text:p>
          </table:table-cell>
          <table:table-cell table:formula="of:=[.D989]+1" office:value-type="float" office:value="983">
            <text:p>983</text:p>
          </table:table-cell>
          <table:table-cell table:number-columns-repeated="9"/>
        </table:table-row>
        <table:table-row table:style-name="ro1">
          <table:table-cell table:number-columns-repeated="2"/>
          <table:table-cell table:formula="of:=ROUND([.C990]-([.$J$1]-[.C990]*([.$A$2]/(4*100))/[.$C$3])-[.$K$3]/4;2)" office:value-type="float" office:value="46803.29">
            <text:p>46803.29</text:p>
          </table:table-cell>
          <table:table-cell table:formula="of:=[.D990]+1" office:value-type="float" office:value="984">
            <text:p>984</text:p>
          </table:table-cell>
          <table:table-cell table:number-columns-repeated="9"/>
        </table:table-row>
        <table:table-row table:style-name="ro1">
          <table:table-cell table:number-columns-repeated="2"/>
          <table:table-cell table:formula="of:=ROUND([.C991]-([.$J$1]-[.C991]*([.$A$2]/(4*100))/[.$C$3])-[.$K$3]/4;2)" office:value-type="float" office:value="46720.49">
            <text:p>46720.49</text:p>
          </table:table-cell>
          <table:table-cell table:formula="of:=[.D991]+1" office:value-type="float" office:value="985">
            <text:p>985</text:p>
          </table:table-cell>
          <table:table-cell table:number-columns-repeated="9"/>
        </table:table-row>
        <table:table-row table:style-name="ro1">
          <table:table-cell table:number-columns-repeated="2"/>
          <table:table-cell table:formula="of:=ROUND([.C992]-([.$J$1]-[.C992]*([.$A$2]/(4*100))/[.$C$3])-[.$K$3]/4;2)" office:value-type="float" office:value="46637.61">
            <text:p>46637.61</text:p>
          </table:table-cell>
          <table:table-cell table:formula="of:=[.D992]+1" office:value-type="float" office:value="986">
            <text:p>986</text:p>
          </table:table-cell>
          <table:table-cell table:number-columns-repeated="9"/>
        </table:table-row>
        <table:table-row table:style-name="ro1">
          <table:table-cell table:number-columns-repeated="2"/>
          <table:table-cell table:formula="of:=ROUND([.C993]-([.$J$1]-[.C993]*([.$A$2]/(4*100))/[.$C$3])-[.$K$3]/4;2)" office:value-type="float" office:value="46554.65">
            <text:p>46554.65</text:p>
          </table:table-cell>
          <table:table-cell table:formula="of:=[.D993]+1" office:value-type="float" office:value="987">
            <text:p>987</text:p>
          </table:table-cell>
          <table:table-cell table:number-columns-repeated="9"/>
        </table:table-row>
        <table:table-row table:style-name="ro1">
          <table:table-cell table:number-columns-repeated="2"/>
          <table:table-cell table:formula="of:=ROUND([.C994]-([.$J$1]-[.C994]*([.$A$2]/(4*100))/[.$C$3])-[.$K$3]/4;2)" office:value-type="float" office:value="46471.61">
            <text:p>46471.61</text:p>
          </table:table-cell>
          <table:table-cell table:formula="of:=[.D994]+1" office:value-type="float" office:value="988">
            <text:p>988</text:p>
          </table:table-cell>
          <table:table-cell table:number-columns-repeated="9"/>
        </table:table-row>
        <table:table-row table:style-name="ro1">
          <table:table-cell table:number-columns-repeated="2"/>
          <table:table-cell table:formula="of:=ROUND([.C995]-([.$J$1]-[.C995]*([.$A$2]/(4*100))/[.$C$3])-[.$K$3]/4;2)" office:value-type="float" office:value="46388.5">
            <text:p>46388.5</text:p>
          </table:table-cell>
          <table:table-cell table:formula="of:=[.D995]+1" office:value-type="float" office:value="989">
            <text:p>989</text:p>
          </table:table-cell>
          <table:table-cell table:number-columns-repeated="9"/>
        </table:table-row>
        <table:table-row table:style-name="ro1">
          <table:table-cell table:number-columns-repeated="2"/>
          <table:table-cell table:formula="of:=ROUND([.C996]-([.$J$1]-[.C996]*([.$A$2]/(4*100))/[.$C$3])-[.$K$3]/4;2)" office:value-type="float" office:value="46305.31">
            <text:p>46305.31</text:p>
          </table:table-cell>
          <table:table-cell table:formula="of:=[.D996]+1" office:value-type="float" office:value="990">
            <text:p>990</text:p>
          </table:table-cell>
          <table:table-cell table:number-columns-repeated="9"/>
        </table:table-row>
        <table:table-row table:style-name="ro1">
          <table:table-cell table:number-columns-repeated="2"/>
          <table:table-cell table:formula="of:=ROUND([.C997]-([.$J$1]-[.C997]*([.$A$2]/(4*100))/[.$C$3])-[.$K$3]/4;2)" office:value-type="float" office:value="46222.04">
            <text:p>46222.04</text:p>
          </table:table-cell>
          <table:table-cell table:formula="of:=[.D997]+1" office:value-type="float" office:value="991">
            <text:p>991</text:p>
          </table:table-cell>
          <table:table-cell table:number-columns-repeated="9"/>
        </table:table-row>
        <table:table-row table:style-name="ro1">
          <table:table-cell table:number-columns-repeated="2"/>
          <table:table-cell table:formula="of:=ROUND([.C998]-([.$J$1]-[.C998]*([.$A$2]/(4*100))/[.$C$3])-[.$K$3]/4;2)" office:value-type="float" office:value="46138.69">
            <text:p>46138.69</text:p>
          </table:table-cell>
          <table:table-cell table:formula="of:=[.D998]+1" office:value-type="float" office:value="992">
            <text:p>992</text:p>
          </table:table-cell>
          <table:table-cell table:number-columns-repeated="9"/>
        </table:table-row>
        <table:table-row table:style-name="ro1">
          <table:table-cell table:number-columns-repeated="2"/>
          <table:table-cell table:formula="of:=ROUND([.C999]-([.$J$1]-[.C999]*([.$A$2]/(4*100))/[.$C$3])-[.$K$3]/4;2)" office:value-type="float" office:value="46055.27">
            <text:p>46055.27</text:p>
          </table:table-cell>
          <table:table-cell table:formula="of:=[.D999]+1" office:value-type="float" office:value="993">
            <text:p>993</text:p>
          </table:table-cell>
          <table:table-cell table:number-columns-repeated="9"/>
        </table:table-row>
        <table:table-row table:style-name="ro1">
          <table:table-cell table:number-columns-repeated="2"/>
          <table:table-cell table:formula="of:=ROUND([.C1000]-([.$J$1]-[.C1000]*([.$A$2]/(4*100))/[.$C$3])-[.$K$3]/4;2)" office:value-type="float" office:value="45971.77">
            <text:p>45971.77</text:p>
          </table:table-cell>
          <table:table-cell table:formula="of:=[.D1000]+1" office:value-type="float" office:value="994">
            <text:p>994</text:p>
          </table:table-cell>
          <table:table-cell table:number-columns-repeated="9"/>
        </table:table-row>
        <table:table-row table:style-name="ro1">
          <table:table-cell table:number-columns-repeated="2"/>
          <table:table-cell table:formula="of:=ROUND([.C1001]-([.$J$1]-[.C1001]*([.$A$2]/(4*100))/[.$C$3])-[.$K$3]/4;2)" office:value-type="float" office:value="45888.19">
            <text:p>45888.19</text:p>
          </table:table-cell>
          <table:table-cell table:formula="of:=[.D1001]+1" office:value-type="float" office:value="995">
            <text:p>995</text:p>
          </table:table-cell>
          <table:table-cell table:number-columns-repeated="9"/>
        </table:table-row>
        <table:table-row table:style-name="ro1">
          <table:table-cell table:number-columns-repeated="2"/>
          <table:table-cell table:formula="of:=ROUND([.C1002]-([.$J$1]-[.C1002]*([.$A$2]/(4*100))/[.$C$3])-[.$K$3]/4;2)" office:value-type="float" office:value="45804.53">
            <text:p>45804.53</text:p>
          </table:table-cell>
          <table:table-cell table:formula="of:=[.D1002]+1" office:value-type="float" office:value="996">
            <text:p>996</text:p>
          </table:table-cell>
          <table:table-cell table:number-columns-repeated="9"/>
        </table:table-row>
        <table:table-row table:style-name="ro1">
          <table:table-cell table:number-columns-repeated="2"/>
          <table:table-cell table:formula="of:=ROUND([.C1003]-([.$J$1]-[.C1003]*([.$A$2]/(4*100))/[.$C$3])-[.$K$3]/4;2)" office:value-type="float" office:value="45720.79">
            <text:p>45720.79</text:p>
          </table:table-cell>
          <table:table-cell table:formula="of:=[.D1003]+1" office:value-type="float" office:value="997">
            <text:p>997</text:p>
          </table:table-cell>
          <table:table-cell table:number-columns-repeated="9"/>
        </table:table-row>
        <table:table-row table:style-name="ro1">
          <table:table-cell table:number-columns-repeated="2"/>
          <table:table-cell table:formula="of:=ROUND([.C1004]-([.$J$1]-[.C1004]*([.$A$2]/(4*100))/[.$C$3])-[.$K$3]/4;2)" office:value-type="float" office:value="45636.97">
            <text:p>45636.97</text:p>
          </table:table-cell>
          <table:table-cell table:formula="of:=[.D1004]+1" office:value-type="float" office:value="998">
            <text:p>998</text:p>
          </table:table-cell>
          <table:table-cell table:number-columns-repeated="9"/>
        </table:table-row>
        <table:table-row table:style-name="ro1">
          <table:table-cell table:number-columns-repeated="2"/>
          <table:table-cell table:formula="of:=ROUND([.C1005]-([.$J$1]-[.C1005]*([.$A$2]/(4*100))/[.$C$3])-[.$K$3]/4;2)" office:value-type="float" office:value="45553.07">
            <text:p>45553.07</text:p>
          </table:table-cell>
          <table:table-cell table:formula="of:=[.D1005]+1" office:value-type="float" office:value="999">
            <text:p>999</text:p>
          </table:table-cell>
          <table:table-cell table:number-columns-repeated="9"/>
        </table:table-row>
        <table:table-row table:style-name="ro1">
          <table:table-cell table:number-columns-repeated="2"/>
          <table:table-cell table:formula="of:=ROUND([.C1006]-([.$J$1]-[.C1006]*([.$A$2]/(4*100))/[.$C$3])-[.$K$3]/4;2)" office:value-type="float" office:value="45469.1">
            <text:p>45469.1</text:p>
          </table:table-cell>
          <table:table-cell table:formula="of:=[.D1006]+1" office:value-type="float" office:value="1000">
            <text:p>1000</text:p>
          </table:table-cell>
          <table:table-cell table:number-columns-repeated="9"/>
        </table:table-row>
        <table:table-row table:style-name="ro1">
          <table:table-cell table:number-columns-repeated="2"/>
          <table:table-cell table:formula="of:=ROUND([.C1007]-([.$J$1]-[.C1007]*([.$A$2]/(4*100))/[.$C$3])-[.$K$3]/4;2)" office:value-type="float" office:value="45385.05">
            <text:p>45385.05</text:p>
          </table:table-cell>
          <table:table-cell table:formula="of:=[.D1007]+1" office:value-type="float" office:value="1001">
            <text:p>1001</text:p>
          </table:table-cell>
          <table:table-cell table:number-columns-repeated="9"/>
        </table:table-row>
        <table:table-row table:style-name="ro1">
          <table:table-cell table:number-columns-repeated="2"/>
          <table:table-cell table:formula="of:=ROUND([.C1008]-([.$J$1]-[.C1008]*([.$A$2]/(4*100))/[.$C$3])-[.$K$3]/4;2)" office:value-type="float" office:value="45300.92">
            <text:p>45300.92</text:p>
          </table:table-cell>
          <table:table-cell table:formula="of:=[.D1008]+1" office:value-type="float" office:value="1002">
            <text:p>1002</text:p>
          </table:table-cell>
          <table:table-cell table:number-columns-repeated="9"/>
        </table:table-row>
        <table:table-row table:style-name="ro1">
          <table:table-cell table:number-columns-repeated="2"/>
          <table:table-cell table:formula="of:=ROUND([.C1009]-([.$J$1]-[.C1009]*([.$A$2]/(4*100))/[.$C$3])-[.$K$3]/4;2)" office:value-type="float" office:value="45216.71">
            <text:p>45216.71</text:p>
          </table:table-cell>
          <table:table-cell table:formula="of:=[.D1009]+1" office:value-type="float" office:value="1003">
            <text:p>1003</text:p>
          </table:table-cell>
          <table:table-cell table:number-columns-repeated="9"/>
        </table:table-row>
        <table:table-row table:style-name="ro1">
          <table:table-cell table:number-columns-repeated="2"/>
          <table:table-cell table:formula="of:=ROUND([.C1010]-([.$J$1]-[.C1010]*([.$A$2]/(4*100))/[.$C$3])-[.$K$3]/4;2)" office:value-type="float" office:value="45132.42">
            <text:p>45132.42</text:p>
          </table:table-cell>
          <table:table-cell table:formula="of:=[.D1010]+1" office:value-type="float" office:value="1004">
            <text:p>1004</text:p>
          </table:table-cell>
          <table:table-cell table:number-columns-repeated="9"/>
        </table:table-row>
        <table:table-row table:style-name="ro1">
          <table:table-cell table:number-columns-repeated="2"/>
          <table:table-cell table:formula="of:=ROUND([.C1011]-([.$J$1]-[.C1011]*([.$A$2]/(4*100))/[.$C$3])-[.$K$3]/4;2)" office:value-type="float" office:value="45048.05">
            <text:p>45048.05</text:p>
          </table:table-cell>
          <table:table-cell table:formula="of:=[.D1011]+1" office:value-type="float" office:value="1005">
            <text:p>1005</text:p>
          </table:table-cell>
          <table:table-cell table:number-columns-repeated="9"/>
        </table:table-row>
        <table:table-row table:style-name="ro1">
          <table:table-cell table:number-columns-repeated="2"/>
          <table:table-cell table:formula="of:=ROUND([.C1012]-([.$J$1]-[.C1012]*([.$A$2]/(4*100))/[.$C$3])-[.$K$3]/4;2)" office:value-type="float" office:value="44963.6">
            <text:p>44963.6</text:p>
          </table:table-cell>
          <table:table-cell table:formula="of:=[.D1012]+1" office:value-type="float" office:value="1006">
            <text:p>1006</text:p>
          </table:table-cell>
          <table:table-cell table:number-columns-repeated="9"/>
        </table:table-row>
        <table:table-row table:style-name="ro1">
          <table:table-cell table:number-columns-repeated="2"/>
          <table:table-cell table:formula="of:=ROUND([.C1013]-([.$J$1]-[.C1013]*([.$A$2]/(4*100))/[.$C$3])-[.$K$3]/4;2)" office:value-type="float" office:value="44879.07">
            <text:p>44879.07</text:p>
          </table:table-cell>
          <table:table-cell table:formula="of:=[.D1013]+1" office:value-type="float" office:value="1007">
            <text:p>1007</text:p>
          </table:table-cell>
          <table:table-cell table:number-columns-repeated="9"/>
        </table:table-row>
        <table:table-row table:style-name="ro1">
          <table:table-cell table:number-columns-repeated="2"/>
          <table:table-cell table:formula="of:=ROUND([.C1014]-([.$J$1]-[.C1014]*([.$A$2]/(4*100))/[.$C$3])-[.$K$3]/4;2)" office:value-type="float" office:value="44794.46">
            <text:p>44794.46</text:p>
          </table:table-cell>
          <table:table-cell table:formula="of:=[.D1014]+1" office:value-type="float" office:value="1008">
            <text:p>1008</text:p>
          </table:table-cell>
          <table:table-cell table:number-columns-repeated="9"/>
        </table:table-row>
        <table:table-row table:style-name="ro1">
          <table:table-cell table:number-columns-repeated="2"/>
          <table:table-cell table:formula="of:=ROUND([.C1015]-([.$J$1]-[.C1015]*([.$A$2]/(4*100))/[.$C$3])-[.$K$3]/4;2)" office:value-type="float" office:value="44709.77">
            <text:p>44709.77</text:p>
          </table:table-cell>
          <table:table-cell table:formula="of:=[.D1015]+1" office:value-type="float" office:value="1009">
            <text:p>1009</text:p>
          </table:table-cell>
          <table:table-cell table:number-columns-repeated="9"/>
        </table:table-row>
        <table:table-row table:style-name="ro1">
          <table:table-cell table:number-columns-repeated="2"/>
          <table:table-cell table:formula="of:=ROUND([.C1016]-([.$J$1]-[.C1016]*([.$A$2]/(4*100))/[.$C$3])-[.$K$3]/4;2)" office:value-type="float" office:value="44625.01">
            <text:p>44625.01</text:p>
          </table:table-cell>
          <table:table-cell table:formula="of:=[.D1016]+1" office:value-type="float" office:value="1010">
            <text:p>1010</text:p>
          </table:table-cell>
          <table:table-cell table:number-columns-repeated="9"/>
        </table:table-row>
        <table:table-row table:style-name="ro1">
          <table:table-cell table:number-columns-repeated="2"/>
          <table:table-cell table:formula="of:=ROUND([.C1017]-([.$J$1]-[.C1017]*([.$A$2]/(4*100))/[.$C$3])-[.$K$3]/4;2)" office:value-type="float" office:value="44540.17">
            <text:p>44540.17</text:p>
          </table:table-cell>
          <table:table-cell table:formula="of:=[.D1017]+1" office:value-type="float" office:value="1011">
            <text:p>1011</text:p>
          </table:table-cell>
          <table:table-cell table:number-columns-repeated="9"/>
        </table:table-row>
        <table:table-row table:style-name="ro1">
          <table:table-cell table:number-columns-repeated="2"/>
          <table:table-cell table:formula="of:=ROUND([.C1018]-([.$J$1]-[.C1018]*([.$A$2]/(4*100))/[.$C$3])-[.$K$3]/4;2)" office:value-type="float" office:value="44455.25">
            <text:p>44455.25</text:p>
          </table:table-cell>
          <table:table-cell table:formula="of:=[.D1018]+1" office:value-type="float" office:value="1012">
            <text:p>1012</text:p>
          </table:table-cell>
          <table:table-cell table:number-columns-repeated="9"/>
        </table:table-row>
        <table:table-row table:style-name="ro1">
          <table:table-cell table:number-columns-repeated="2"/>
          <table:table-cell table:formula="of:=ROUND([.C1019]-([.$J$1]-[.C1019]*([.$A$2]/(4*100))/[.$C$3])-[.$K$3]/4;2)" office:value-type="float" office:value="44370.25">
            <text:p>44370.25</text:p>
          </table:table-cell>
          <table:table-cell table:formula="of:=[.D1019]+1" office:value-type="float" office:value="1013">
            <text:p>1013</text:p>
          </table:table-cell>
          <table:table-cell table:number-columns-repeated="9"/>
        </table:table-row>
        <table:table-row table:style-name="ro1">
          <table:table-cell table:number-columns-repeated="2"/>
          <table:table-cell table:formula="of:=ROUND([.C1020]-([.$J$1]-[.C1020]*([.$A$2]/(4*100))/[.$C$3])-[.$K$3]/4;2)" office:value-type="float" office:value="44285.17">
            <text:p>44285.17</text:p>
          </table:table-cell>
          <table:table-cell table:formula="of:=[.D1020]+1" office:value-type="float" office:value="1014">
            <text:p>1014</text:p>
          </table:table-cell>
          <table:table-cell table:number-columns-repeated="9"/>
        </table:table-row>
        <table:table-row table:style-name="ro1">
          <table:table-cell table:number-columns-repeated="2"/>
          <table:table-cell table:formula="of:=ROUND([.C1021]-([.$J$1]-[.C1021]*([.$A$2]/(4*100))/[.$C$3])-[.$K$3]/4;2)" office:value-type="float" office:value="44200.01">
            <text:p>44200.01</text:p>
          </table:table-cell>
          <table:table-cell table:formula="of:=[.D1021]+1" office:value-type="float" office:value="1015">
            <text:p>1015</text:p>
          </table:table-cell>
          <table:table-cell table:number-columns-repeated="9"/>
        </table:table-row>
        <table:table-row table:style-name="ro1">
          <table:table-cell table:number-columns-repeated="2"/>
          <table:table-cell table:formula="of:=ROUND([.C1022]-([.$J$1]-[.C1022]*([.$A$2]/(4*100))/[.$C$3])-[.$K$3]/4;2)" office:value-type="float" office:value="44114.77">
            <text:p>44114.77</text:p>
          </table:table-cell>
          <table:table-cell table:formula="of:=[.D1022]+1" office:value-type="float" office:value="1016">
            <text:p>1016</text:p>
          </table:table-cell>
          <table:table-cell table:number-columns-repeated="9"/>
        </table:table-row>
        <table:table-row table:style-name="ro1">
          <table:table-cell table:number-columns-repeated="2"/>
          <table:table-cell table:formula="of:=ROUND([.C1023]-([.$J$1]-[.C1023]*([.$A$2]/(4*100))/[.$C$3])-[.$K$3]/4;2)" office:value-type="float" office:value="44029.45">
            <text:p>44029.45</text:p>
          </table:table-cell>
          <table:table-cell table:formula="of:=[.D1023]+1" office:value-type="float" office:value="1017">
            <text:p>1017</text:p>
          </table:table-cell>
          <table:table-cell table:number-columns-repeated="9"/>
        </table:table-row>
        <table:table-row table:style-name="ro1">
          <table:table-cell table:number-columns-repeated="2"/>
          <table:table-cell table:formula="of:=ROUND([.C1024]-([.$J$1]-[.C1024]*([.$A$2]/(4*100))/[.$C$3])-[.$K$3]/4;2)" office:value-type="float" office:value="43944.05">
            <text:p>43944.05</text:p>
          </table:table-cell>
          <table:table-cell table:formula="of:=[.D1024]+1" office:value-type="float" office:value="1018">
            <text:p>1018</text:p>
          </table:table-cell>
          <table:table-cell table:number-columns-repeated="9"/>
        </table:table-row>
        <table:table-row table:style-name="ro1">
          <table:table-cell table:number-columns-repeated="2"/>
          <table:table-cell table:formula="of:=ROUND([.C1025]-([.$J$1]-[.C1025]*([.$A$2]/(4*100))/[.$C$3])-[.$K$3]/4;2)" office:value-type="float" office:value="43858.57">
            <text:p>43858.57</text:p>
          </table:table-cell>
          <table:table-cell table:formula="of:=[.D1025]+1" office:value-type="float" office:value="1019">
            <text:p>1019</text:p>
          </table:table-cell>
          <table:table-cell table:number-columns-repeated="9"/>
        </table:table-row>
        <table:table-row table:style-name="ro1">
          <table:table-cell table:number-columns-repeated="2"/>
          <table:table-cell table:formula="of:=ROUND([.C1026]-([.$J$1]-[.C1026]*([.$A$2]/(4*100))/[.$C$3])-[.$K$3]/4;2)" office:value-type="float" office:value="43773.01">
            <text:p>43773.01</text:p>
          </table:table-cell>
          <table:table-cell table:formula="of:=[.D1026]+1" office:value-type="float" office:value="1020">
            <text:p>1020</text:p>
          </table:table-cell>
          <table:table-cell table:number-columns-repeated="9"/>
        </table:table-row>
        <table:table-row table:style-name="ro1">
          <table:table-cell table:number-columns-repeated="2"/>
          <table:table-cell table:formula="of:=ROUND([.C1027]-([.$J$1]-[.C1027]*([.$A$2]/(4*100))/[.$C$3])-[.$K$3]/4;2)" office:value-type="float" office:value="43687.37">
            <text:p>43687.37</text:p>
          </table:table-cell>
          <table:table-cell table:formula="of:=[.D1027]+1" office:value-type="float" office:value="1021">
            <text:p>1021</text:p>
          </table:table-cell>
          <table:table-cell table:number-columns-repeated="9"/>
        </table:table-row>
        <table:table-row table:style-name="ro1">
          <table:table-cell table:number-columns-repeated="2"/>
          <table:table-cell table:formula="of:=ROUND([.C1028]-([.$J$1]-[.C1028]*([.$A$2]/(4*100))/[.$C$3])-[.$K$3]/4;2)" office:value-type="float" office:value="43601.65">
            <text:p>43601.65</text:p>
          </table:table-cell>
          <table:table-cell table:formula="of:=[.D1028]+1" office:value-type="float" office:value="1022">
            <text:p>1022</text:p>
          </table:table-cell>
          <table:table-cell table:number-columns-repeated="9"/>
        </table:table-row>
        <table:table-row table:style-name="ro1">
          <table:table-cell table:number-columns-repeated="2"/>
          <table:table-cell table:formula="of:=ROUND([.C1029]-([.$J$1]-[.C1029]*([.$A$2]/(4*100))/[.$C$3])-[.$K$3]/4;2)" office:value-type="float" office:value="43515.85">
            <text:p>43515.85</text:p>
          </table:table-cell>
          <table:table-cell table:formula="of:=[.D1029]+1" office:value-type="float" office:value="1023">
            <text:p>1023</text:p>
          </table:table-cell>
          <table:table-cell table:number-columns-repeated="9"/>
        </table:table-row>
        <table:table-row table:style-name="ro1">
          <table:table-cell table:number-columns-repeated="2"/>
          <table:table-cell table:formula="of:=ROUND([.C1030]-([.$J$1]-[.C1030]*([.$A$2]/(4*100))/[.$C$3])-[.$K$3]/4;2)" office:value-type="float" office:value="43429.97">
            <text:p>43429.97</text:p>
          </table:table-cell>
          <table:table-cell table:formula="of:=[.D1030]+1" office:value-type="float" office:value="1024">
            <text:p>1024</text:p>
          </table:table-cell>
          <table:table-cell table:number-columns-repeated="9"/>
        </table:table-row>
        <table:table-row table:style-name="ro1">
          <table:table-cell table:number-columns-repeated="2"/>
          <table:table-cell table:formula="of:=ROUND([.C1031]-([.$J$1]-[.C1031]*([.$A$2]/(4*100))/[.$C$3])-[.$K$3]/4;2)" office:value-type="float" office:value="43344.01">
            <text:p>43344.01</text:p>
          </table:table-cell>
          <table:table-cell table:formula="of:=[.D1031]+1" office:value-type="float" office:value="1025">
            <text:p>1025</text:p>
          </table:table-cell>
          <table:table-cell table:number-columns-repeated="9"/>
        </table:table-row>
        <table:table-row table:style-name="ro1">
          <table:table-cell table:number-columns-repeated="2"/>
          <table:table-cell table:formula="of:=ROUND([.C1032]-([.$J$1]-[.C1032]*([.$A$2]/(4*100))/[.$C$3])-[.$K$3]/4;2)" office:value-type="float" office:value="43257.97">
            <text:p>43257.97</text:p>
          </table:table-cell>
          <table:table-cell table:formula="of:=[.D1032]+1" office:value-type="float" office:value="1026">
            <text:p>1026</text:p>
          </table:table-cell>
          <table:table-cell table:number-columns-repeated="9"/>
        </table:table-row>
        <table:table-row table:style-name="ro1">
          <table:table-cell table:number-columns-repeated="2"/>
          <table:table-cell table:formula="of:=ROUND([.C1033]-([.$J$1]-[.C1033]*([.$A$2]/(4*100))/[.$C$3])-[.$K$3]/4;2)" office:value-type="float" office:value="43171.84">
            <text:p>43171.84</text:p>
          </table:table-cell>
          <table:table-cell table:formula="of:=[.D1033]+1" office:value-type="float" office:value="1027">
            <text:p>1027</text:p>
          </table:table-cell>
          <table:table-cell table:number-columns-repeated="9"/>
        </table:table-row>
        <table:table-row table:style-name="ro1">
          <table:table-cell table:number-columns-repeated="2"/>
          <table:table-cell table:formula="of:=ROUND([.C1034]-([.$J$1]-[.C1034]*([.$A$2]/(4*100))/[.$C$3])-[.$K$3]/4;2)" office:value-type="float" office:value="43085.63">
            <text:p>43085.63</text:p>
          </table:table-cell>
          <table:table-cell table:formula="of:=[.D1034]+1" office:value-type="float" office:value="1028">
            <text:p>1028</text:p>
          </table:table-cell>
          <table:table-cell table:number-columns-repeated="9"/>
        </table:table-row>
        <table:table-row table:style-name="ro1">
          <table:table-cell table:number-columns-repeated="2"/>
          <table:table-cell table:formula="of:=ROUND([.C1035]-([.$J$1]-[.C1035]*([.$A$2]/(4*100))/[.$C$3])-[.$K$3]/4;2)" office:value-type="float" office:value="42999.34">
            <text:p>42999.34</text:p>
          </table:table-cell>
          <table:table-cell table:formula="of:=[.D1035]+1" office:value-type="float" office:value="1029">
            <text:p>1029</text:p>
          </table:table-cell>
          <table:table-cell table:number-columns-repeated="9"/>
        </table:table-row>
        <table:table-row table:style-name="ro1">
          <table:table-cell table:number-columns-repeated="2"/>
          <table:table-cell table:formula="of:=ROUND([.C1036]-([.$J$1]-[.C1036]*([.$A$2]/(4*100))/[.$C$3])-[.$K$3]/4;2)" office:value-type="float" office:value="42912.97">
            <text:p>42912.97</text:p>
          </table:table-cell>
          <table:table-cell table:formula="of:=[.D1036]+1" office:value-type="float" office:value="1030">
            <text:p>1030</text:p>
          </table:table-cell>
          <table:table-cell table:number-columns-repeated="9"/>
        </table:table-row>
        <table:table-row table:style-name="ro1">
          <table:table-cell table:number-columns-repeated="2"/>
          <table:table-cell table:formula="of:=ROUND([.C1037]-([.$J$1]-[.C1037]*([.$A$2]/(4*100))/[.$C$3])-[.$K$3]/4;2)" office:value-type="float" office:value="42826.52">
            <text:p>42826.52</text:p>
          </table:table-cell>
          <table:table-cell table:formula="of:=[.D1037]+1" office:value-type="float" office:value="1031">
            <text:p>1031</text:p>
          </table:table-cell>
          <table:table-cell table:number-columns-repeated="9"/>
        </table:table-row>
        <table:table-row table:style-name="ro1">
          <table:table-cell table:number-columns-repeated="2"/>
          <table:table-cell table:formula="of:=ROUND([.C1038]-([.$J$1]-[.C1038]*([.$A$2]/(4*100))/[.$C$3])-[.$K$3]/4;2)" office:value-type="float" office:value="42739.99">
            <text:p>42739.99</text:p>
          </table:table-cell>
          <table:table-cell table:formula="of:=[.D1038]+1" office:value-type="float" office:value="1032">
            <text:p>1032</text:p>
          </table:table-cell>
          <table:table-cell table:number-columns-repeated="9"/>
        </table:table-row>
        <table:table-row table:style-name="ro1">
          <table:table-cell table:number-columns-repeated="2"/>
          <table:table-cell table:formula="of:=ROUND([.C1039]-([.$J$1]-[.C1039]*([.$A$2]/(4*100))/[.$C$3])-[.$K$3]/4;2)" office:value-type="float" office:value="42653.38">
            <text:p>42653.38</text:p>
          </table:table-cell>
          <table:table-cell table:formula="of:=[.D1039]+1" office:value-type="float" office:value="1033">
            <text:p>1033</text:p>
          </table:table-cell>
          <table:table-cell table:number-columns-repeated="9"/>
        </table:table-row>
        <table:table-row table:style-name="ro1">
          <table:table-cell table:number-columns-repeated="2"/>
          <table:table-cell table:formula="of:=ROUND([.C1040]-([.$J$1]-[.C1040]*([.$A$2]/(4*100))/[.$C$3])-[.$K$3]/4;2)" office:value-type="float" office:value="42566.69">
            <text:p>42566.69</text:p>
          </table:table-cell>
          <table:table-cell table:formula="of:=[.D1040]+1" office:value-type="float" office:value="1034">
            <text:p>1034</text:p>
          </table:table-cell>
          <table:table-cell table:number-columns-repeated="9"/>
        </table:table-row>
        <table:table-row table:style-name="ro1">
          <table:table-cell table:number-columns-repeated="2"/>
          <table:table-cell table:formula="of:=ROUND([.C1041]-([.$J$1]-[.C1041]*([.$A$2]/(4*100))/[.$C$3])-[.$K$3]/4;2)" office:value-type="float" office:value="42479.92">
            <text:p>42479.92</text:p>
          </table:table-cell>
          <table:table-cell table:formula="of:=[.D1041]+1" office:value-type="float" office:value="1035">
            <text:p>1035</text:p>
          </table:table-cell>
          <table:table-cell table:number-columns-repeated="9"/>
        </table:table-row>
        <table:table-row table:style-name="ro1">
          <table:table-cell table:number-columns-repeated="2"/>
          <table:table-cell table:formula="of:=ROUND([.C1042]-([.$J$1]-[.C1042]*([.$A$2]/(4*100))/[.$C$3])-[.$K$3]/4;2)" office:value-type="float" office:value="42393.06">
            <text:p>42393.06</text:p>
          </table:table-cell>
          <table:table-cell table:formula="of:=[.D1042]+1" office:value-type="float" office:value="1036">
            <text:p>1036</text:p>
          </table:table-cell>
          <table:table-cell table:number-columns-repeated="9"/>
        </table:table-row>
        <table:table-row table:style-name="ro1">
          <table:table-cell table:number-columns-repeated="2"/>
          <table:table-cell table:formula="of:=ROUND([.C1043]-([.$J$1]-[.C1043]*([.$A$2]/(4*100))/[.$C$3])-[.$K$3]/4;2)" office:value-type="float" office:value="42306.12">
            <text:p>42306.12</text:p>
          </table:table-cell>
          <table:table-cell table:formula="of:=[.D1043]+1" office:value-type="float" office:value="1037">
            <text:p>1037</text:p>
          </table:table-cell>
          <table:table-cell table:number-columns-repeated="9"/>
        </table:table-row>
        <table:table-row table:style-name="ro1">
          <table:table-cell table:number-columns-repeated="2"/>
          <table:table-cell table:formula="of:=ROUND([.C1044]-([.$J$1]-[.C1044]*([.$A$2]/(4*100))/[.$C$3])-[.$K$3]/4;2)" office:value-type="float" office:value="42219.1">
            <text:p>42219.1</text:p>
          </table:table-cell>
          <table:table-cell table:formula="of:=[.D1044]+1" office:value-type="float" office:value="1038">
            <text:p>1038</text:p>
          </table:table-cell>
          <table:table-cell table:number-columns-repeated="9"/>
        </table:table-row>
        <table:table-row table:style-name="ro1">
          <table:table-cell table:number-columns-repeated="2"/>
          <table:table-cell table:formula="of:=ROUND([.C1045]-([.$J$1]-[.C1045]*([.$A$2]/(4*100))/[.$C$3])-[.$K$3]/4;2)" office:value-type="float" office:value="42132">
            <text:p>42132</text:p>
          </table:table-cell>
          <table:table-cell table:formula="of:=[.D1045]+1" office:value-type="float" office:value="1039">
            <text:p>1039</text:p>
          </table:table-cell>
          <table:table-cell table:number-columns-repeated="9"/>
        </table:table-row>
        <table:table-row table:style-name="ro1">
          <table:table-cell table:number-columns-repeated="2"/>
          <table:table-cell table:formula="of:=ROUND([.C1046]-([.$J$1]-[.C1046]*([.$A$2]/(4*100))/[.$C$3])-[.$K$3]/4;2)" office:value-type="float" office:value="42044.82">
            <text:p>42044.82</text:p>
          </table:table-cell>
          <table:table-cell table:formula="of:=[.D1046]+1" office:value-type="float" office:value="1040">
            <text:p>1040</text:p>
          </table:table-cell>
          <table:table-cell table:number-columns-repeated="9"/>
        </table:table-row>
        <table:table-row table:style-name="ro1">
          <table:table-cell table:number-columns-repeated="2"/>
          <table:table-cell table:formula="of:=ROUND([.C1047]-([.$J$1]-[.C1047]*([.$A$2]/(4*100))/[.$C$3])-[.$K$3]/4;2)" office:value-type="float" office:value="41957.56">
            <text:p>41957.56</text:p>
          </table:table-cell>
          <table:table-cell table:formula="of:=[.D1047]+1" office:value-type="float" office:value="1041">
            <text:p>1041</text:p>
          </table:table-cell>
          <table:table-cell table:number-columns-repeated="9"/>
        </table:table-row>
        <table:table-row table:style-name="ro1">
          <table:table-cell table:number-columns-repeated="2"/>
          <table:table-cell table:formula="of:=ROUND([.C1048]-([.$J$1]-[.C1048]*([.$A$2]/(4*100))/[.$C$3])-[.$K$3]/4;2)" office:value-type="float" office:value="41870.22">
            <text:p>41870.22</text:p>
          </table:table-cell>
          <table:table-cell table:formula="of:=[.D1048]+1" office:value-type="float" office:value="1042">
            <text:p>1042</text:p>
          </table:table-cell>
          <table:table-cell table:number-columns-repeated="9"/>
        </table:table-row>
        <table:table-row table:style-name="ro1">
          <table:table-cell table:number-columns-repeated="2"/>
          <table:table-cell table:formula="of:=ROUND([.C1049]-([.$J$1]-[.C1049]*([.$A$2]/(4*100))/[.$C$3])-[.$K$3]/4;2)" office:value-type="float" office:value="41782.79">
            <text:p>41782.79</text:p>
          </table:table-cell>
          <table:table-cell table:formula="of:=[.D1049]+1" office:value-type="float" office:value="1043">
            <text:p>1043</text:p>
          </table:table-cell>
          <table:table-cell table:number-columns-repeated="9"/>
        </table:table-row>
        <table:table-row table:style-name="ro1">
          <table:table-cell table:number-columns-repeated="2"/>
          <table:table-cell table:formula="of:=ROUND([.C1050]-([.$J$1]-[.C1050]*([.$A$2]/(4*100))/[.$C$3])-[.$K$3]/4;2)" office:value-type="float" office:value="41695.28">
            <text:p>41695.28</text:p>
          </table:table-cell>
          <table:table-cell table:formula="of:=[.D1050]+1" office:value-type="float" office:value="1044">
            <text:p>1044</text:p>
          </table:table-cell>
          <table:table-cell table:number-columns-repeated="9"/>
        </table:table-row>
        <table:table-row table:style-name="ro1">
          <table:table-cell table:number-columns-repeated="2"/>
          <table:table-cell table:formula="of:=ROUND([.C1051]-([.$J$1]-[.C1051]*([.$A$2]/(4*100))/[.$C$3])-[.$K$3]/4;2)" office:value-type="float" office:value="41607.69">
            <text:p>41607.69</text:p>
          </table:table-cell>
          <table:table-cell table:formula="of:=[.D1051]+1" office:value-type="float" office:value="1045">
            <text:p>1045</text:p>
          </table:table-cell>
          <table:table-cell table:number-columns-repeated="9"/>
        </table:table-row>
        <table:table-row table:style-name="ro1">
          <table:table-cell table:number-columns-repeated="2"/>
          <table:table-cell table:formula="of:=ROUND([.C1052]-([.$J$1]-[.C1052]*([.$A$2]/(4*100))/[.$C$3])-[.$K$3]/4;2)" office:value-type="float" office:value="41520.02">
            <text:p>41520.02</text:p>
          </table:table-cell>
          <table:table-cell table:formula="of:=[.D1052]+1" office:value-type="float" office:value="1046">
            <text:p>1046</text:p>
          </table:table-cell>
          <table:table-cell table:number-columns-repeated="9"/>
        </table:table-row>
        <table:table-row table:style-name="ro1">
          <table:table-cell table:number-columns-repeated="2"/>
          <table:table-cell table:formula="of:=ROUND([.C1053]-([.$J$1]-[.C1053]*([.$A$2]/(4*100))/[.$C$3])-[.$K$3]/4;2)" office:value-type="float" office:value="41432.27">
            <text:p>41432.27</text:p>
          </table:table-cell>
          <table:table-cell table:formula="of:=[.D1053]+1" office:value-type="float" office:value="1047">
            <text:p>1047</text:p>
          </table:table-cell>
          <table:table-cell table:number-columns-repeated="9"/>
        </table:table-row>
        <table:table-row table:style-name="ro1">
          <table:table-cell table:number-columns-repeated="2"/>
          <table:table-cell table:formula="of:=ROUND([.C1054]-([.$J$1]-[.C1054]*([.$A$2]/(4*100))/[.$C$3])-[.$K$3]/4;2)" office:value-type="float" office:value="41344.43">
            <text:p>41344.43</text:p>
          </table:table-cell>
          <table:table-cell table:formula="of:=[.D1054]+1" office:value-type="float" office:value="1048">
            <text:p>1048</text:p>
          </table:table-cell>
          <table:table-cell table:number-columns-repeated="9"/>
        </table:table-row>
        <table:table-row table:style-name="ro1">
          <table:table-cell table:number-columns-repeated="2"/>
          <table:table-cell table:formula="of:=ROUND([.C1055]-([.$J$1]-[.C1055]*([.$A$2]/(4*100))/[.$C$3])-[.$K$3]/4;2)" office:value-type="float" office:value="41256.51">
            <text:p>41256.51</text:p>
          </table:table-cell>
          <table:table-cell table:formula="of:=[.D1055]+1" office:value-type="float" office:value="1049">
            <text:p>1049</text:p>
          </table:table-cell>
          <table:table-cell table:number-columns-repeated="9"/>
        </table:table-row>
        <table:table-row table:style-name="ro1">
          <table:table-cell table:number-columns-repeated="2"/>
          <table:table-cell table:formula="of:=ROUND([.C1056]-([.$J$1]-[.C1056]*([.$A$2]/(4*100))/[.$C$3])-[.$K$3]/4;2)" office:value-type="float" office:value="41168.51">
            <text:p>41168.51</text:p>
          </table:table-cell>
          <table:table-cell table:formula="of:=[.D1056]+1" office:value-type="float" office:value="1050">
            <text:p>1050</text:p>
          </table:table-cell>
          <table:table-cell table:number-columns-repeated="9"/>
        </table:table-row>
        <table:table-row table:style-name="ro1">
          <table:table-cell table:number-columns-repeated="2"/>
          <table:table-cell table:formula="of:=ROUND([.C1057]-([.$J$1]-[.C1057]*([.$A$2]/(4*100))/[.$C$3])-[.$K$3]/4;2)" office:value-type="float" office:value="41080.43">
            <text:p>41080.43</text:p>
          </table:table-cell>
          <table:table-cell table:formula="of:=[.D1057]+1" office:value-type="float" office:value="1051">
            <text:p>1051</text:p>
          </table:table-cell>
          <table:table-cell table:number-columns-repeated="9"/>
        </table:table-row>
        <table:table-row table:style-name="ro1">
          <table:table-cell table:number-columns-repeated="2"/>
          <table:table-cell table:formula="of:=ROUND([.C1058]-([.$J$1]-[.C1058]*([.$A$2]/(4*100))/[.$C$3])-[.$K$3]/4;2)" office:value-type="float" office:value="40992.26">
            <text:p>40992.26</text:p>
          </table:table-cell>
          <table:table-cell table:formula="of:=[.D1058]+1" office:value-type="float" office:value="1052">
            <text:p>1052</text:p>
          </table:table-cell>
          <table:table-cell table:number-columns-repeated="9"/>
        </table:table-row>
        <table:table-row table:style-name="ro1">
          <table:table-cell table:number-columns-repeated="2"/>
          <table:table-cell table:formula="of:=ROUND([.C1059]-([.$J$1]-[.C1059]*([.$A$2]/(4*100))/[.$C$3])-[.$K$3]/4;2)" office:value-type="float" office:value="40904.01">
            <text:p>40904.01</text:p>
          </table:table-cell>
          <table:table-cell table:formula="of:=[.D1059]+1" office:value-type="float" office:value="1053">
            <text:p>1053</text:p>
          </table:table-cell>
          <table:table-cell table:number-columns-repeated="9"/>
        </table:table-row>
        <table:table-row table:style-name="ro1">
          <table:table-cell table:number-columns-repeated="2"/>
          <table:table-cell table:formula="of:=ROUND([.C1060]-([.$J$1]-[.C1060]*([.$A$2]/(4*100))/[.$C$3])-[.$K$3]/4;2)" office:value-type="float" office:value="40815.68">
            <text:p>40815.68</text:p>
          </table:table-cell>
          <table:table-cell table:formula="of:=[.D1060]+1" office:value-type="float" office:value="1054">
            <text:p>1054</text:p>
          </table:table-cell>
          <table:table-cell table:number-columns-repeated="9"/>
        </table:table-row>
        <table:table-row table:style-name="ro1">
          <table:table-cell table:number-columns-repeated="2"/>
          <table:table-cell table:formula="of:=ROUND([.C1061]-([.$J$1]-[.C1061]*([.$A$2]/(4*100))/[.$C$3])-[.$K$3]/4;2)" office:value-type="float" office:value="40727.26">
            <text:p>40727.26</text:p>
          </table:table-cell>
          <table:table-cell table:formula="of:=[.D1061]+1" office:value-type="float" office:value="1055">
            <text:p>1055</text:p>
          </table:table-cell>
          <table:table-cell table:number-columns-repeated="9"/>
        </table:table-row>
        <table:table-row table:style-name="ro1">
          <table:table-cell table:number-columns-repeated="2"/>
          <table:table-cell table:formula="of:=ROUND([.C1062]-([.$J$1]-[.C1062]*([.$A$2]/(4*100))/[.$C$3])-[.$K$3]/4;2)" office:value-type="float" office:value="40638.76">
            <text:p>40638.76</text:p>
          </table:table-cell>
          <table:table-cell table:formula="of:=[.D1062]+1" office:value-type="float" office:value="1056">
            <text:p>1056</text:p>
          </table:table-cell>
          <table:table-cell table:number-columns-repeated="9"/>
        </table:table-row>
        <table:table-row table:style-name="ro1">
          <table:table-cell table:number-columns-repeated="2"/>
          <table:table-cell table:formula="of:=ROUND([.C1063]-([.$J$1]-[.C1063]*([.$A$2]/(4*100))/[.$C$3])-[.$K$3]/4;2)" office:value-type="float" office:value="40550.18">
            <text:p>40550.18</text:p>
          </table:table-cell>
          <table:table-cell table:formula="of:=[.D1063]+1" office:value-type="float" office:value="1057">
            <text:p>1057</text:p>
          </table:table-cell>
          <table:table-cell table:number-columns-repeated="9"/>
        </table:table-row>
        <table:table-row table:style-name="ro1">
          <table:table-cell table:number-columns-repeated="2"/>
          <table:table-cell table:formula="of:=ROUND([.C1064]-([.$J$1]-[.C1064]*([.$A$2]/(4*100))/[.$C$3])-[.$K$3]/4;2)" office:value-type="float" office:value="40461.52">
            <text:p>40461.52</text:p>
          </table:table-cell>
          <table:table-cell table:formula="of:=[.D1064]+1" office:value-type="float" office:value="1058">
            <text:p>1058</text:p>
          </table:table-cell>
          <table:table-cell table:number-columns-repeated="9"/>
        </table:table-row>
        <table:table-row table:style-name="ro1">
          <table:table-cell table:number-columns-repeated="2"/>
          <table:table-cell table:formula="of:=ROUND([.C1065]-([.$J$1]-[.C1065]*([.$A$2]/(4*100))/[.$C$3])-[.$K$3]/4;2)" office:value-type="float" office:value="40372.77">
            <text:p>40372.77</text:p>
          </table:table-cell>
          <table:table-cell table:formula="of:=[.D1065]+1" office:value-type="float" office:value="1059">
            <text:p>1059</text:p>
          </table:table-cell>
          <table:table-cell table:number-columns-repeated="9"/>
        </table:table-row>
        <table:table-row table:style-name="ro1">
          <table:table-cell table:number-columns-repeated="2"/>
          <table:table-cell table:formula="of:=ROUND([.C1066]-([.$J$1]-[.C1066]*([.$A$2]/(4*100))/[.$C$3])-[.$K$3]/4;2)" office:value-type="float" office:value="40283.94">
            <text:p>40283.94</text:p>
          </table:table-cell>
          <table:table-cell table:formula="of:=[.D1066]+1" office:value-type="float" office:value="1060">
            <text:p>1060</text:p>
          </table:table-cell>
          <table:table-cell table:number-columns-repeated="9"/>
        </table:table-row>
        <table:table-row table:style-name="ro1">
          <table:table-cell table:number-columns-repeated="2"/>
          <table:table-cell table:formula="of:=ROUND([.C1067]-([.$J$1]-[.C1067]*([.$A$2]/(4*100))/[.$C$3])-[.$K$3]/4;2)" office:value-type="float" office:value="40195.03">
            <text:p>40195.03</text:p>
          </table:table-cell>
          <table:table-cell table:formula="of:=[.D1067]+1" office:value-type="float" office:value="1061">
            <text:p>1061</text:p>
          </table:table-cell>
          <table:table-cell table:number-columns-repeated="9"/>
        </table:table-row>
        <table:table-row table:style-name="ro1">
          <table:table-cell table:number-columns-repeated="2"/>
          <table:table-cell table:formula="of:=ROUND([.C1068]-([.$J$1]-[.C1068]*([.$A$2]/(4*100))/[.$C$3])-[.$K$3]/4;2)" office:value-type="float" office:value="40106.03">
            <text:p>40106.03</text:p>
          </table:table-cell>
          <table:table-cell table:formula="of:=[.D1068]+1" office:value-type="float" office:value="1062">
            <text:p>1062</text:p>
          </table:table-cell>
          <table:table-cell table:number-columns-repeated="9"/>
        </table:table-row>
        <table:table-row table:style-name="ro1">
          <table:table-cell table:number-columns-repeated="2"/>
          <table:table-cell table:formula="of:=ROUND([.C1069]-([.$J$1]-[.C1069]*([.$A$2]/(4*100))/[.$C$3])-[.$K$3]/4;2)" office:value-type="float" office:value="40016.95">
            <text:p>40016.95</text:p>
          </table:table-cell>
          <table:table-cell table:formula="of:=[.D1069]+1" office:value-type="float" office:value="1063">
            <text:p>1063</text:p>
          </table:table-cell>
          <table:table-cell table:number-columns-repeated="9"/>
        </table:table-row>
        <table:table-row table:style-name="ro1">
          <table:table-cell table:number-columns-repeated="2"/>
          <table:table-cell table:formula="of:=ROUND([.C1070]-([.$J$1]-[.C1070]*([.$A$2]/(4*100))/[.$C$3])-[.$K$3]/4;2)" office:value-type="float" office:value="39927.79">
            <text:p>39927.79</text:p>
          </table:table-cell>
          <table:table-cell table:formula="of:=[.D1070]+1" office:value-type="float" office:value="1064">
            <text:p>1064</text:p>
          </table:table-cell>
          <table:table-cell table:number-columns-repeated="9"/>
        </table:table-row>
        <table:table-row table:style-name="ro1">
          <table:table-cell table:number-columns-repeated="2"/>
          <table:table-cell table:formula="of:=ROUND([.C1071]-([.$J$1]-[.C1071]*([.$A$2]/(4*100))/[.$C$3])-[.$K$3]/4;2)" office:value-type="float" office:value="39838.54">
            <text:p>39838.54</text:p>
          </table:table-cell>
          <table:table-cell table:formula="of:=[.D1071]+1" office:value-type="float" office:value="1065">
            <text:p>1065</text:p>
          </table:table-cell>
          <table:table-cell table:number-columns-repeated="9"/>
        </table:table-row>
        <table:table-row table:style-name="ro1">
          <table:table-cell table:number-columns-repeated="2"/>
          <table:table-cell table:formula="of:=ROUND([.C1072]-([.$J$1]-[.C1072]*([.$A$2]/(4*100))/[.$C$3])-[.$K$3]/4;2)" office:value-type="float" office:value="39749.21">
            <text:p>39749.21</text:p>
          </table:table-cell>
          <table:table-cell table:formula="of:=[.D1072]+1" office:value-type="float" office:value="1066">
            <text:p>1066</text:p>
          </table:table-cell>
          <table:table-cell table:number-columns-repeated="9"/>
        </table:table-row>
        <table:table-row table:style-name="ro1">
          <table:table-cell table:number-columns-repeated="2"/>
          <table:table-cell table:formula="of:=ROUND([.C1073]-([.$J$1]-[.C1073]*([.$A$2]/(4*100))/[.$C$3])-[.$K$3]/4;2)" office:value-type="float" office:value="39659.79">
            <text:p>39659.79</text:p>
          </table:table-cell>
          <table:table-cell table:formula="of:=[.D1073]+1" office:value-type="float" office:value="1067">
            <text:p>1067</text:p>
          </table:table-cell>
          <table:table-cell table:number-columns-repeated="9"/>
        </table:table-row>
        <table:table-row table:style-name="ro1">
          <table:table-cell table:number-columns-repeated="2"/>
          <table:table-cell table:formula="of:=ROUND([.C1074]-([.$J$1]-[.C1074]*([.$A$2]/(4*100))/[.$C$3])-[.$K$3]/4;2)" office:value-type="float" office:value="39570.29">
            <text:p>39570.29</text:p>
          </table:table-cell>
          <table:table-cell table:formula="of:=[.D1074]+1" office:value-type="float" office:value="1068">
            <text:p>1068</text:p>
          </table:table-cell>
          <table:table-cell table:number-columns-repeated="9"/>
        </table:table-row>
        <table:table-row table:style-name="ro1">
          <table:table-cell table:number-columns-repeated="2"/>
          <table:table-cell table:formula="of:=ROUND([.C1075]-([.$J$1]-[.C1075]*([.$A$2]/(4*100))/[.$C$3])-[.$K$3]/4;2)" office:value-type="float" office:value="39480.71">
            <text:p>39480.71</text:p>
          </table:table-cell>
          <table:table-cell table:formula="of:=[.D1075]+1" office:value-type="float" office:value="1069">
            <text:p>1069</text:p>
          </table:table-cell>
          <table:table-cell table:number-columns-repeated="9"/>
        </table:table-row>
        <table:table-row table:style-name="ro1">
          <table:table-cell table:number-columns-repeated="2"/>
          <table:table-cell table:formula="of:=ROUND([.C1076]-([.$J$1]-[.C1076]*([.$A$2]/(4*100))/[.$C$3])-[.$K$3]/4;2)" office:value-type="float" office:value="39391.04">
            <text:p>39391.04</text:p>
          </table:table-cell>
          <table:table-cell table:formula="of:=[.D1076]+1" office:value-type="float" office:value="1070">
            <text:p>1070</text:p>
          </table:table-cell>
          <table:table-cell table:number-columns-repeated="9"/>
        </table:table-row>
        <table:table-row table:style-name="ro1">
          <table:table-cell table:number-columns-repeated="2"/>
          <table:table-cell table:formula="of:=ROUND([.C1077]-([.$J$1]-[.C1077]*([.$A$2]/(4*100))/[.$C$3])-[.$K$3]/4;2)" office:value-type="float" office:value="39301.29">
            <text:p>39301.29</text:p>
          </table:table-cell>
          <table:table-cell table:formula="of:=[.D1077]+1" office:value-type="float" office:value="1071">
            <text:p>1071</text:p>
          </table:table-cell>
          <table:table-cell table:number-columns-repeated="9"/>
        </table:table-row>
        <table:table-row table:style-name="ro1">
          <table:table-cell table:number-columns-repeated="2"/>
          <table:table-cell table:formula="of:=ROUND([.C1078]-([.$J$1]-[.C1078]*([.$A$2]/(4*100))/[.$C$3])-[.$K$3]/4;2)" office:value-type="float" office:value="39211.45">
            <text:p>39211.45</text:p>
          </table:table-cell>
          <table:table-cell table:formula="of:=[.D1078]+1" office:value-type="float" office:value="1072">
            <text:p>1072</text:p>
          </table:table-cell>
          <table:table-cell table:number-columns-repeated="9"/>
        </table:table-row>
        <table:table-row table:style-name="ro1">
          <table:table-cell table:number-columns-repeated="2"/>
          <table:table-cell table:formula="of:=ROUND([.C1079]-([.$J$1]-[.C1079]*([.$A$2]/(4*100))/[.$C$3])-[.$K$3]/4;2)" office:value-type="float" office:value="39121.53">
            <text:p>39121.53</text:p>
          </table:table-cell>
          <table:table-cell table:formula="of:=[.D1079]+1" office:value-type="float" office:value="1073">
            <text:p>1073</text:p>
          </table:table-cell>
          <table:table-cell table:number-columns-repeated="9"/>
        </table:table-row>
        <table:table-row table:style-name="ro1">
          <table:table-cell table:number-columns-repeated="2"/>
          <table:table-cell table:formula="of:=ROUND([.C1080]-([.$J$1]-[.C1080]*([.$A$2]/(4*100))/[.$C$3])-[.$K$3]/4;2)" office:value-type="float" office:value="39031.53">
            <text:p>39031.53</text:p>
          </table:table-cell>
          <table:table-cell table:formula="of:=[.D1080]+1" office:value-type="float" office:value="1074">
            <text:p>1074</text:p>
          </table:table-cell>
          <table:table-cell table:number-columns-repeated="9"/>
        </table:table-row>
        <table:table-row table:style-name="ro1">
          <table:table-cell table:number-columns-repeated="2"/>
          <table:table-cell table:formula="of:=ROUND([.C1081]-([.$J$1]-[.C1081]*([.$A$2]/(4*100))/[.$C$3])-[.$K$3]/4;2)" office:value-type="float" office:value="38941.44">
            <text:p>38941.44</text:p>
          </table:table-cell>
          <table:table-cell table:formula="of:=[.D1081]+1" office:value-type="float" office:value="1075">
            <text:p>1075</text:p>
          </table:table-cell>
          <table:table-cell table:number-columns-repeated="9"/>
        </table:table-row>
        <table:table-row table:style-name="ro1">
          <table:table-cell table:number-columns-repeated="2"/>
          <table:table-cell table:formula="of:=ROUND([.C1082]-([.$J$1]-[.C1082]*([.$A$2]/(4*100))/[.$C$3])-[.$K$3]/4;2)" office:value-type="float" office:value="38851.27">
            <text:p>38851.27</text:p>
          </table:table-cell>
          <table:table-cell table:formula="of:=[.D1082]+1" office:value-type="float" office:value="1076">
            <text:p>1076</text:p>
          </table:table-cell>
          <table:table-cell table:number-columns-repeated="9"/>
        </table:table-row>
        <table:table-row table:style-name="ro1">
          <table:table-cell table:number-columns-repeated="2"/>
          <table:table-cell table:formula="of:=ROUND([.C1083]-([.$J$1]-[.C1083]*([.$A$2]/(4*100))/[.$C$3])-[.$K$3]/4;2)" office:value-type="float" office:value="38761.01">
            <text:p>38761.01</text:p>
          </table:table-cell>
          <table:table-cell table:formula="of:=[.D1083]+1" office:value-type="float" office:value="1077">
            <text:p>1077</text:p>
          </table:table-cell>
          <table:table-cell table:number-columns-repeated="9"/>
        </table:table-row>
        <table:table-row table:style-name="ro1">
          <table:table-cell table:number-columns-repeated="2"/>
          <table:table-cell table:formula="of:=ROUND([.C1084]-([.$J$1]-[.C1084]*([.$A$2]/(4*100))/[.$C$3])-[.$K$3]/4;2)" office:value-type="float" office:value="38670.67">
            <text:p>38670.67</text:p>
          </table:table-cell>
          <table:table-cell table:formula="of:=[.D1084]+1" office:value-type="float" office:value="1078">
            <text:p>1078</text:p>
          </table:table-cell>
          <table:table-cell table:number-columns-repeated="9"/>
        </table:table-row>
        <table:table-row table:style-name="ro1">
          <table:table-cell table:number-columns-repeated="2"/>
          <table:table-cell table:formula="of:=ROUND([.C1085]-([.$J$1]-[.C1085]*([.$A$2]/(4*100))/[.$C$3])-[.$K$3]/4;2)" office:value-type="float" office:value="38580.24">
            <text:p>38580.24</text:p>
          </table:table-cell>
          <table:table-cell table:formula="of:=[.D1085]+1" office:value-type="float" office:value="1079">
            <text:p>1079</text:p>
          </table:table-cell>
          <table:table-cell table:number-columns-repeated="9"/>
        </table:table-row>
        <table:table-row table:style-name="ro1">
          <table:table-cell table:number-columns-repeated="2"/>
          <table:table-cell table:formula="of:=ROUND([.C1086]-([.$J$1]-[.C1086]*([.$A$2]/(4*100))/[.$C$3])-[.$K$3]/4;2)" office:value-type="float" office:value="38489.73">
            <text:p>38489.73</text:p>
          </table:table-cell>
          <table:table-cell table:formula="of:=[.D1086]+1" office:value-type="float" office:value="1080">
            <text:p>1080</text:p>
          </table:table-cell>
          <table:table-cell table:number-columns-repeated="9"/>
        </table:table-row>
        <table:table-row table:style-name="ro1">
          <table:table-cell table:number-columns-repeated="2"/>
          <table:table-cell table:formula="of:=ROUND([.C1087]-([.$J$1]-[.C1087]*([.$A$2]/(4*100))/[.$C$3])-[.$K$3]/4;2)" office:value-type="float" office:value="38399.13">
            <text:p>38399.13</text:p>
          </table:table-cell>
          <table:table-cell table:formula="of:=[.D1087]+1" office:value-type="float" office:value="1081">
            <text:p>1081</text:p>
          </table:table-cell>
          <table:table-cell table:number-columns-repeated="9"/>
        </table:table-row>
        <table:table-row table:style-name="ro1">
          <table:table-cell table:number-columns-repeated="2"/>
          <table:table-cell table:formula="of:=ROUND([.C1088]-([.$J$1]-[.C1088]*([.$A$2]/(4*100))/[.$C$3])-[.$K$3]/4;2)" office:value-type="float" office:value="38308.45">
            <text:p>38308.45</text:p>
          </table:table-cell>
          <table:table-cell table:formula="of:=[.D1088]+1" office:value-type="float" office:value="1082">
            <text:p>1082</text:p>
          </table:table-cell>
          <table:table-cell table:number-columns-repeated="9"/>
        </table:table-row>
        <table:table-row table:style-name="ro1">
          <table:table-cell table:number-columns-repeated="2"/>
          <table:table-cell table:formula="of:=ROUND([.C1089]-([.$J$1]-[.C1089]*([.$A$2]/(4*100))/[.$C$3])-[.$K$3]/4;2)" office:value-type="float" office:value="38217.68">
            <text:p>38217.68</text:p>
          </table:table-cell>
          <table:table-cell table:formula="of:=[.D1089]+1" office:value-type="float" office:value="1083">
            <text:p>1083</text:p>
          </table:table-cell>
          <table:table-cell table:number-columns-repeated="9"/>
        </table:table-row>
        <table:table-row table:style-name="ro1">
          <table:table-cell table:number-columns-repeated="2"/>
          <table:table-cell table:formula="of:=ROUND([.C1090]-([.$J$1]-[.C1090]*([.$A$2]/(4*100))/[.$C$3])-[.$K$3]/4;2)" office:value-type="float" office:value="38126.83">
            <text:p>38126.83</text:p>
          </table:table-cell>
          <table:table-cell table:formula="of:=[.D1090]+1" office:value-type="float" office:value="1084">
            <text:p>1084</text:p>
          </table:table-cell>
          <table:table-cell table:number-columns-repeated="9"/>
        </table:table-row>
        <table:table-row table:style-name="ro1">
          <table:table-cell table:number-columns-repeated="2"/>
          <table:table-cell table:formula="of:=ROUND([.C1091]-([.$J$1]-[.C1091]*([.$A$2]/(4*100))/[.$C$3])-[.$K$3]/4;2)" office:value-type="float" office:value="38035.89">
            <text:p>38035.89</text:p>
          </table:table-cell>
          <table:table-cell table:formula="of:=[.D1091]+1" office:value-type="float" office:value="1085">
            <text:p>1085</text:p>
          </table:table-cell>
          <table:table-cell table:number-columns-repeated="9"/>
        </table:table-row>
        <table:table-row table:style-name="ro1">
          <table:table-cell table:number-columns-repeated="2"/>
          <table:table-cell table:formula="of:=ROUND([.C1092]-([.$J$1]-[.C1092]*([.$A$2]/(4*100))/[.$C$3])-[.$K$3]/4;2)" office:value-type="float" office:value="37944.87">
            <text:p>37944.87</text:p>
          </table:table-cell>
          <table:table-cell table:formula="of:=[.D1092]+1" office:value-type="float" office:value="1086">
            <text:p>1086</text:p>
          </table:table-cell>
          <table:table-cell table:number-columns-repeated="9"/>
        </table:table-row>
        <table:table-row table:style-name="ro1">
          <table:table-cell table:number-columns-repeated="2"/>
          <table:table-cell table:formula="of:=ROUND([.C1093]-([.$J$1]-[.C1093]*([.$A$2]/(4*100))/[.$C$3])-[.$K$3]/4;2)" office:value-type="float" office:value="37853.76">
            <text:p>37853.76</text:p>
          </table:table-cell>
          <table:table-cell table:formula="of:=[.D1093]+1" office:value-type="float" office:value="1087">
            <text:p>1087</text:p>
          </table:table-cell>
          <table:table-cell table:number-columns-repeated="9"/>
        </table:table-row>
        <table:table-row table:style-name="ro1">
          <table:table-cell table:number-columns-repeated="2"/>
          <table:table-cell table:formula="of:=ROUND([.C1094]-([.$J$1]-[.C1094]*([.$A$2]/(4*100))/[.$C$3])-[.$K$3]/4;2)" office:value-type="float" office:value="37762.57">
            <text:p>37762.57</text:p>
          </table:table-cell>
          <table:table-cell table:formula="of:=[.D1094]+1" office:value-type="float" office:value="1088">
            <text:p>1088</text:p>
          </table:table-cell>
          <table:table-cell table:number-columns-repeated="9"/>
        </table:table-row>
        <table:table-row table:style-name="ro1">
          <table:table-cell table:number-columns-repeated="2"/>
          <table:table-cell table:formula="of:=ROUND([.C1095]-([.$J$1]-[.C1095]*([.$A$2]/(4*100))/[.$C$3])-[.$K$3]/4;2)" office:value-type="float" office:value="37671.29">
            <text:p>37671.29</text:p>
          </table:table-cell>
          <table:table-cell table:formula="of:=[.D1095]+1" office:value-type="float" office:value="1089">
            <text:p>1089</text:p>
          </table:table-cell>
          <table:table-cell table:number-columns-repeated="9"/>
        </table:table-row>
        <table:table-row table:style-name="ro1">
          <table:table-cell table:number-columns-repeated="2"/>
          <table:table-cell table:formula="of:=ROUND([.C1096]-([.$J$1]-[.C1096]*([.$A$2]/(4*100))/[.$C$3])-[.$K$3]/4;2)" office:value-type="float" office:value="37579.93">
            <text:p>37579.93</text:p>
          </table:table-cell>
          <table:table-cell table:formula="of:=[.D1096]+1" office:value-type="float" office:value="1090">
            <text:p>1090</text:p>
          </table:table-cell>
          <table:table-cell table:number-columns-repeated="9"/>
        </table:table-row>
        <table:table-row table:style-name="ro1">
          <table:table-cell table:number-columns-repeated="2"/>
          <table:table-cell table:formula="of:=ROUND([.C1097]-([.$J$1]-[.C1097]*([.$A$2]/(4*100))/[.$C$3])-[.$K$3]/4;2)" office:value-type="float" office:value="37488.48">
            <text:p>37488.48</text:p>
          </table:table-cell>
          <table:table-cell table:formula="of:=[.D1097]+1" office:value-type="float" office:value="1091">
            <text:p>1091</text:p>
          </table:table-cell>
          <table:table-cell table:number-columns-repeated="9"/>
        </table:table-row>
        <table:table-row table:style-name="ro1">
          <table:table-cell table:number-columns-repeated="2"/>
          <table:table-cell table:formula="of:=ROUND([.C1098]-([.$J$1]-[.C1098]*([.$A$2]/(4*100))/[.$C$3])-[.$K$3]/4;2)" office:value-type="float" office:value="37396.95">
            <text:p>37396.95</text:p>
          </table:table-cell>
          <table:table-cell table:formula="of:=[.D1098]+1" office:value-type="float" office:value="1092">
            <text:p>1092</text:p>
          </table:table-cell>
          <table:table-cell table:number-columns-repeated="9"/>
        </table:table-row>
        <table:table-row table:style-name="ro1">
          <table:table-cell table:number-columns-repeated="2"/>
          <table:table-cell table:formula="of:=ROUND([.C1099]-([.$J$1]-[.C1099]*([.$A$2]/(4*100))/[.$C$3])-[.$K$3]/4;2)" office:value-type="float" office:value="37305.33">
            <text:p>37305.33</text:p>
          </table:table-cell>
          <table:table-cell table:formula="of:=[.D1099]+1" office:value-type="float" office:value="1093">
            <text:p>1093</text:p>
          </table:table-cell>
          <table:table-cell table:number-columns-repeated="9"/>
        </table:table-row>
        <table:table-row table:style-name="ro1">
          <table:table-cell table:number-columns-repeated="2"/>
          <table:table-cell table:formula="of:=ROUND([.C1100]-([.$J$1]-[.C1100]*([.$A$2]/(4*100))/[.$C$3])-[.$K$3]/4;2)" office:value-type="float" office:value="37213.62">
            <text:p>37213.62</text:p>
          </table:table-cell>
          <table:table-cell table:formula="of:=[.D1100]+1" office:value-type="float" office:value="1094">
            <text:p>1094</text:p>
          </table:table-cell>
          <table:table-cell table:number-columns-repeated="9"/>
        </table:table-row>
        <table:table-row table:style-name="ro1">
          <table:table-cell table:number-columns-repeated="2"/>
          <table:table-cell table:formula="of:=ROUND([.C1101]-([.$J$1]-[.C1101]*([.$A$2]/(4*100))/[.$C$3])-[.$K$3]/4;2)" office:value-type="float" office:value="37121.83">
            <text:p>37121.83</text:p>
          </table:table-cell>
          <table:table-cell table:formula="of:=[.D1101]+1" office:value-type="float" office:value="1095">
            <text:p>1095</text:p>
          </table:table-cell>
          <table:table-cell table:number-columns-repeated="9"/>
        </table:table-row>
        <table:table-row table:style-name="ro1">
          <table:table-cell table:number-columns-repeated="2"/>
          <table:table-cell table:formula="of:=ROUND([.C1102]-([.$J$1]-[.C1102]*([.$A$2]/(4*100))/[.$C$3])-[.$K$3]/4;2)" office:value-type="float" office:value="37029.95">
            <text:p>37029.95</text:p>
          </table:table-cell>
          <table:table-cell table:formula="of:=[.D1102]+1" office:value-type="float" office:value="1096">
            <text:p>1096</text:p>
          </table:table-cell>
          <table:table-cell table:number-columns-repeated="9"/>
        </table:table-row>
        <table:table-row table:style-name="ro1">
          <table:table-cell table:number-columns-repeated="2"/>
          <table:table-cell table:formula="of:=ROUND([.C1103]-([.$J$1]-[.C1103]*([.$A$2]/(4*100))/[.$C$3])-[.$K$3]/4;2)" office:value-type="float" office:value="36937.99">
            <text:p>36937.99</text:p>
          </table:table-cell>
          <table:table-cell table:formula="of:=[.D1103]+1" office:value-type="float" office:value="1097">
            <text:p>1097</text:p>
          </table:table-cell>
          <table:table-cell table:number-columns-repeated="9"/>
        </table:table-row>
        <table:table-row table:style-name="ro1">
          <table:table-cell table:number-columns-repeated="2"/>
          <table:table-cell table:formula="of:=ROUND([.C1104]-([.$J$1]-[.C1104]*([.$A$2]/(4*100))/[.$C$3])-[.$K$3]/4;2)" office:value-type="float" office:value="36845.94">
            <text:p>36845.94</text:p>
          </table:table-cell>
          <table:table-cell table:formula="of:=[.D1104]+1" office:value-type="float" office:value="1098">
            <text:p>1098</text:p>
          </table:table-cell>
          <table:table-cell table:number-columns-repeated="9"/>
        </table:table-row>
        <table:table-row table:style-name="ro1">
          <table:table-cell table:number-columns-repeated="2"/>
          <table:table-cell table:formula="of:=ROUND([.C1105]-([.$J$1]-[.C1105]*([.$A$2]/(4*100))/[.$C$3])-[.$K$3]/4;2)" office:value-type="float" office:value="36753.8">
            <text:p>36753.8</text:p>
          </table:table-cell>
          <table:table-cell table:formula="of:=[.D1105]+1" office:value-type="float" office:value="1099">
            <text:p>1099</text:p>
          </table:table-cell>
          <table:table-cell table:number-columns-repeated="9"/>
        </table:table-row>
        <table:table-row table:style-name="ro1">
          <table:table-cell table:number-columns-repeated="2"/>
          <table:table-cell table:formula="of:=ROUND([.C1106]-([.$J$1]-[.C1106]*([.$A$2]/(4*100))/[.$C$3])-[.$K$3]/4;2)" office:value-type="float" office:value="36661.58">
            <text:p>36661.58</text:p>
          </table:table-cell>
          <table:table-cell table:formula="of:=[.D1106]+1" office:value-type="float" office:value="1100">
            <text:p>1100</text:p>
          </table:table-cell>
          <table:table-cell table:number-columns-repeated="9"/>
        </table:table-row>
        <table:table-row table:style-name="ro1">
          <table:table-cell table:number-columns-repeated="2"/>
          <table:table-cell table:formula="of:=ROUND([.C1107]-([.$J$1]-[.C1107]*([.$A$2]/(4*100))/[.$C$3])-[.$K$3]/4;2)" office:value-type="float" office:value="36569.27">
            <text:p>36569.27</text:p>
          </table:table-cell>
          <table:table-cell table:formula="of:=[.D1107]+1" office:value-type="float" office:value="1101">
            <text:p>1101</text:p>
          </table:table-cell>
          <table:table-cell table:number-columns-repeated="9"/>
        </table:table-row>
        <table:table-row table:style-name="ro1">
          <table:table-cell table:number-columns-repeated="2"/>
          <table:table-cell table:formula="of:=ROUND([.C1108]-([.$J$1]-[.C1108]*([.$A$2]/(4*100))/[.$C$3])-[.$K$3]/4;2)" office:value-type="float" office:value="36476.87">
            <text:p>36476.87</text:p>
          </table:table-cell>
          <table:table-cell table:formula="of:=[.D1108]+1" office:value-type="float" office:value="1102">
            <text:p>1102</text:p>
          </table:table-cell>
          <table:table-cell table:number-columns-repeated="9"/>
        </table:table-row>
        <table:table-row table:style-name="ro1">
          <table:table-cell table:number-columns-repeated="2"/>
          <table:table-cell table:formula="of:=ROUND([.C1109]-([.$J$1]-[.C1109]*([.$A$2]/(4*100))/[.$C$3])-[.$K$3]/4;2)" office:value-type="float" office:value="36384.39">
            <text:p>36384.39</text:p>
          </table:table-cell>
          <table:table-cell table:formula="of:=[.D1109]+1" office:value-type="float" office:value="1103">
            <text:p>1103</text:p>
          </table:table-cell>
          <table:table-cell table:number-columns-repeated="9"/>
        </table:table-row>
        <table:table-row table:style-name="ro1">
          <table:table-cell table:number-columns-repeated="2"/>
          <table:table-cell table:formula="of:=ROUND([.C1110]-([.$J$1]-[.C1110]*([.$A$2]/(4*100))/[.$C$3])-[.$K$3]/4;2)" office:value-type="float" office:value="36291.82">
            <text:p>36291.82</text:p>
          </table:table-cell>
          <table:table-cell table:formula="of:=[.D1110]+1" office:value-type="float" office:value="1104">
            <text:p>1104</text:p>
          </table:table-cell>
          <table:table-cell table:number-columns-repeated="9"/>
        </table:table-row>
        <table:table-row table:style-name="ro1">
          <table:table-cell table:number-columns-repeated="2"/>
          <table:table-cell table:formula="of:=ROUND([.C1111]-([.$J$1]-[.C1111]*([.$A$2]/(4*100))/[.$C$3])-[.$K$3]/4;2)" office:value-type="float" office:value="36199.16">
            <text:p>36199.16</text:p>
          </table:table-cell>
          <table:table-cell table:formula="of:=[.D1111]+1" office:value-type="float" office:value="1105">
            <text:p>1105</text:p>
          </table:table-cell>
          <table:table-cell table:number-columns-repeated="9"/>
        </table:table-row>
        <table:table-row table:style-name="ro1">
          <table:table-cell table:number-columns-repeated="2"/>
          <table:table-cell table:formula="of:=ROUND([.C1112]-([.$J$1]-[.C1112]*([.$A$2]/(4*100))/[.$C$3])-[.$K$3]/4;2)" office:value-type="float" office:value="36106.42">
            <text:p>36106.42</text:p>
          </table:table-cell>
          <table:table-cell table:formula="of:=[.D1112]+1" office:value-type="float" office:value="1106">
            <text:p>1106</text:p>
          </table:table-cell>
          <table:table-cell table:number-columns-repeated="9"/>
        </table:table-row>
        <table:table-row table:style-name="ro1">
          <table:table-cell table:number-columns-repeated="2"/>
          <table:table-cell table:formula="of:=ROUND([.C1113]-([.$J$1]-[.C1113]*([.$A$2]/(4*100))/[.$C$3])-[.$K$3]/4;2)" office:value-type="float" office:value="36013.59">
            <text:p>36013.59</text:p>
          </table:table-cell>
          <table:table-cell table:formula="of:=[.D1113]+1" office:value-type="float" office:value="1107">
            <text:p>1107</text:p>
          </table:table-cell>
          <table:table-cell table:number-columns-repeated="9"/>
        </table:table-row>
        <table:table-row table:style-name="ro1">
          <table:table-cell table:number-columns-repeated="2"/>
          <table:table-cell table:formula="of:=ROUND([.C1114]-([.$J$1]-[.C1114]*([.$A$2]/(4*100))/[.$C$3])-[.$K$3]/4;2)" office:value-type="float" office:value="35920.67">
            <text:p>35920.67</text:p>
          </table:table-cell>
          <table:table-cell table:formula="of:=[.D1114]+1" office:value-type="float" office:value="1108">
            <text:p>1108</text:p>
          </table:table-cell>
          <table:table-cell table:number-columns-repeated="9"/>
        </table:table-row>
        <table:table-row table:style-name="ro1">
          <table:table-cell table:number-columns-repeated="2"/>
          <table:table-cell table:formula="of:=ROUND([.C1115]-([.$J$1]-[.C1115]*([.$A$2]/(4*100))/[.$C$3])-[.$K$3]/4;2)" office:value-type="float" office:value="35827.67">
            <text:p>35827.67</text:p>
          </table:table-cell>
          <table:table-cell table:formula="of:=[.D1115]+1" office:value-type="float" office:value="1109">
            <text:p>1109</text:p>
          </table:table-cell>
          <table:table-cell table:number-columns-repeated="9"/>
        </table:table-row>
        <table:table-row table:style-name="ro1">
          <table:table-cell table:number-columns-repeated="2"/>
          <table:table-cell table:formula="of:=ROUND([.C1116]-([.$J$1]-[.C1116]*([.$A$2]/(4*100))/[.$C$3])-[.$K$3]/4;2)" office:value-type="float" office:value="35734.58">
            <text:p>35734.58</text:p>
          </table:table-cell>
          <table:table-cell table:formula="of:=[.D1116]+1" office:value-type="float" office:value="1110">
            <text:p>1110</text:p>
          </table:table-cell>
          <table:table-cell table:number-columns-repeated="9"/>
        </table:table-row>
        <table:table-row table:style-name="ro1">
          <table:table-cell table:number-columns-repeated="2"/>
          <table:table-cell table:formula="of:=ROUND([.C1117]-([.$J$1]-[.C1117]*([.$A$2]/(4*100))/[.$C$3])-[.$K$3]/4;2)" office:value-type="float" office:value="35641.4">
            <text:p>35641.4</text:p>
          </table:table-cell>
          <table:table-cell table:formula="of:=[.D1117]+1" office:value-type="float" office:value="1111">
            <text:p>1111</text:p>
          </table:table-cell>
          <table:table-cell table:number-columns-repeated="9"/>
        </table:table-row>
        <table:table-row table:style-name="ro1">
          <table:table-cell table:number-columns-repeated="2"/>
          <table:table-cell table:formula="of:=ROUND([.C1118]-([.$J$1]-[.C1118]*([.$A$2]/(4*100))/[.$C$3])-[.$K$3]/4;2)" office:value-type="float" office:value="35548.13">
            <text:p>35548.13</text:p>
          </table:table-cell>
          <table:table-cell table:formula="of:=[.D1118]+1" office:value-type="float" office:value="1112">
            <text:p>1112</text:p>
          </table:table-cell>
          <table:table-cell table:number-columns-repeated="9"/>
        </table:table-row>
        <table:table-row table:style-name="ro1">
          <table:table-cell table:number-columns-repeated="2"/>
          <table:table-cell table:formula="of:=ROUND([.C1119]-([.$J$1]-[.C1119]*([.$A$2]/(4*100))/[.$C$3])-[.$K$3]/4;2)" office:value-type="float" office:value="35454.78">
            <text:p>35454.78</text:p>
          </table:table-cell>
          <table:table-cell table:formula="of:=[.D1119]+1" office:value-type="float" office:value="1113">
            <text:p>1113</text:p>
          </table:table-cell>
          <table:table-cell table:number-columns-repeated="9"/>
        </table:table-row>
        <table:table-row table:style-name="ro1">
          <table:table-cell table:number-columns-repeated="2"/>
          <table:table-cell table:formula="of:=ROUND([.C1120]-([.$J$1]-[.C1120]*([.$A$2]/(4*100))/[.$C$3])-[.$K$3]/4;2)" office:value-type="float" office:value="35361.34">
            <text:p>35361.34</text:p>
          </table:table-cell>
          <table:table-cell table:formula="of:=[.D1120]+1" office:value-type="float" office:value="1114">
            <text:p>1114</text:p>
          </table:table-cell>
          <table:table-cell table:number-columns-repeated="9"/>
        </table:table-row>
        <table:table-row table:style-name="ro1">
          <table:table-cell table:number-columns-repeated="2"/>
          <table:table-cell table:formula="of:=ROUND([.C1121]-([.$J$1]-[.C1121]*([.$A$2]/(4*100))/[.$C$3])-[.$K$3]/4;2)" office:value-type="float" office:value="35267.81">
            <text:p>35267.81</text:p>
          </table:table-cell>
          <table:table-cell table:formula="of:=[.D1121]+1" office:value-type="float" office:value="1115">
            <text:p>1115</text:p>
          </table:table-cell>
          <table:table-cell table:number-columns-repeated="9"/>
        </table:table-row>
        <table:table-row table:style-name="ro1">
          <table:table-cell table:number-columns-repeated="2"/>
          <table:table-cell table:formula="of:=ROUND([.C1122]-([.$J$1]-[.C1122]*([.$A$2]/(4*100))/[.$C$3])-[.$K$3]/4;2)" office:value-type="float" office:value="35174.19">
            <text:p>35174.19</text:p>
          </table:table-cell>
          <table:table-cell table:formula="of:=[.D1122]+1" office:value-type="float" office:value="1116">
            <text:p>1116</text:p>
          </table:table-cell>
          <table:table-cell table:number-columns-repeated="9"/>
        </table:table-row>
        <table:table-row table:style-name="ro1">
          <table:table-cell table:number-columns-repeated="2"/>
          <table:table-cell table:formula="of:=ROUND([.C1123]-([.$J$1]-[.C1123]*([.$A$2]/(4*100))/[.$C$3])-[.$K$3]/4;2)" office:value-type="float" office:value="35080.49">
            <text:p>35080.49</text:p>
          </table:table-cell>
          <table:table-cell table:formula="of:=[.D1123]+1" office:value-type="float" office:value="1117">
            <text:p>1117</text:p>
          </table:table-cell>
          <table:table-cell table:number-columns-repeated="9"/>
        </table:table-row>
        <table:table-row table:style-name="ro1">
          <table:table-cell table:number-columns-repeated="2"/>
          <table:table-cell table:formula="of:=ROUND([.C1124]-([.$J$1]-[.C1124]*([.$A$2]/(4*100))/[.$C$3])-[.$K$3]/4;2)" office:value-type="float" office:value="34986.7">
            <text:p>34986.7</text:p>
          </table:table-cell>
          <table:table-cell table:formula="of:=[.D1124]+1" office:value-type="float" office:value="1118">
            <text:p>1118</text:p>
          </table:table-cell>
          <table:table-cell table:number-columns-repeated="9"/>
        </table:table-row>
        <table:table-row table:style-name="ro1">
          <table:table-cell table:number-columns-repeated="2"/>
          <table:table-cell table:formula="of:=ROUND([.C1125]-([.$J$1]-[.C1125]*([.$A$2]/(4*100))/[.$C$3])-[.$K$3]/4;2)" office:value-type="float" office:value="34892.82">
            <text:p>34892.82</text:p>
          </table:table-cell>
          <table:table-cell table:formula="of:=[.D1125]+1" office:value-type="float" office:value="1119">
            <text:p>1119</text:p>
          </table:table-cell>
          <table:table-cell table:number-columns-repeated="9"/>
        </table:table-row>
        <table:table-row table:style-name="ro1">
          <table:table-cell table:number-columns-repeated="2"/>
          <table:table-cell table:formula="of:=ROUND([.C1126]-([.$J$1]-[.C1126]*([.$A$2]/(4*100))/[.$C$3])-[.$K$3]/4;2)" office:value-type="float" office:value="34798.85">
            <text:p>34798.85</text:p>
          </table:table-cell>
          <table:table-cell table:formula="of:=[.D1126]+1" office:value-type="float" office:value="1120">
            <text:p>1120</text:p>
          </table:table-cell>
          <table:table-cell table:number-columns-repeated="9"/>
        </table:table-row>
        <table:table-row table:style-name="ro1">
          <table:table-cell table:number-columns-repeated="2"/>
          <table:table-cell table:formula="of:=ROUND([.C1127]-([.$J$1]-[.C1127]*([.$A$2]/(4*100))/[.$C$3])-[.$K$3]/4;2)" office:value-type="float" office:value="34704.79">
            <text:p>34704.79</text:p>
          </table:table-cell>
          <table:table-cell table:formula="of:=[.D1127]+1" office:value-type="float" office:value="1121">
            <text:p>1121</text:p>
          </table:table-cell>
          <table:table-cell table:number-columns-repeated="9"/>
        </table:table-row>
        <table:table-row table:style-name="ro1">
          <table:table-cell table:number-columns-repeated="2"/>
          <table:table-cell table:formula="of:=ROUND([.C1128]-([.$J$1]-[.C1128]*([.$A$2]/(4*100))/[.$C$3])-[.$K$3]/4;2)" office:value-type="float" office:value="34610.65">
            <text:p>34610.65</text:p>
          </table:table-cell>
          <table:table-cell table:formula="of:=[.D1128]+1" office:value-type="float" office:value="1122">
            <text:p>1122</text:p>
          </table:table-cell>
          <table:table-cell table:number-columns-repeated="9"/>
        </table:table-row>
        <table:table-row table:style-name="ro1">
          <table:table-cell table:number-columns-repeated="2"/>
          <table:table-cell table:formula="of:=ROUND([.C1129]-([.$J$1]-[.C1129]*([.$A$2]/(4*100))/[.$C$3])-[.$K$3]/4;2)" office:value-type="float" office:value="34516.42">
            <text:p>34516.42</text:p>
          </table:table-cell>
          <table:table-cell table:formula="of:=[.D1129]+1" office:value-type="float" office:value="1123">
            <text:p>1123</text:p>
          </table:table-cell>
          <table:table-cell table:number-columns-repeated="9"/>
        </table:table-row>
        <table:table-row table:style-name="ro1">
          <table:table-cell table:number-columns-repeated="2"/>
          <table:table-cell table:formula="of:=ROUND([.C1130]-([.$J$1]-[.C1130]*([.$A$2]/(4*100))/[.$C$3])-[.$K$3]/4;2)" office:value-type="float" office:value="34422.1">
            <text:p>34422.1</text:p>
          </table:table-cell>
          <table:table-cell table:formula="of:=[.D1130]+1" office:value-type="float" office:value="1124">
            <text:p>1124</text:p>
          </table:table-cell>
          <table:table-cell table:number-columns-repeated="9"/>
        </table:table-row>
        <table:table-row table:style-name="ro1">
          <table:table-cell table:number-columns-repeated="2"/>
          <table:table-cell table:formula="of:=ROUND([.C1131]-([.$J$1]-[.C1131]*([.$A$2]/(4*100))/[.$C$3])-[.$K$3]/4;2)" office:value-type="float" office:value="34327.69">
            <text:p>34327.69</text:p>
          </table:table-cell>
          <table:table-cell table:formula="of:=[.D1131]+1" office:value-type="float" office:value="1125">
            <text:p>1125</text:p>
          </table:table-cell>
          <table:table-cell table:number-columns-repeated="9"/>
        </table:table-row>
        <table:table-row table:style-name="ro1">
          <table:table-cell table:number-columns-repeated="2"/>
          <table:table-cell table:formula="of:=ROUND([.C1132]-([.$J$1]-[.C1132]*([.$A$2]/(4*100))/[.$C$3])-[.$K$3]/4;2)" office:value-type="float" office:value="34233.19">
            <text:p>34233.19</text:p>
          </table:table-cell>
          <table:table-cell table:formula="of:=[.D1132]+1" office:value-type="float" office:value="1126">
            <text:p>1126</text:p>
          </table:table-cell>
          <table:table-cell table:number-columns-repeated="9"/>
        </table:table-row>
        <table:table-row table:style-name="ro1">
          <table:table-cell table:number-columns-repeated="2"/>
          <table:table-cell table:formula="of:=ROUND([.C1133]-([.$J$1]-[.C1133]*([.$A$2]/(4*100))/[.$C$3])-[.$K$3]/4;2)" office:value-type="float" office:value="34138.6">
            <text:p>34138.6</text:p>
          </table:table-cell>
          <table:table-cell table:formula="of:=[.D1133]+1" office:value-type="float" office:value="1127">
            <text:p>1127</text:p>
          </table:table-cell>
          <table:table-cell table:number-columns-repeated="9"/>
        </table:table-row>
        <table:table-row table:style-name="ro1">
          <table:table-cell table:number-columns-repeated="2"/>
          <table:table-cell table:formula="of:=ROUND([.C1134]-([.$J$1]-[.C1134]*([.$A$2]/(4*100))/[.$C$3])-[.$K$3]/4;2)" office:value-type="float" office:value="34043.92">
            <text:p>34043.92</text:p>
          </table:table-cell>
          <table:table-cell table:formula="of:=[.D1134]+1" office:value-type="float" office:value="1128">
            <text:p>1128</text:p>
          </table:table-cell>
          <table:table-cell table:number-columns-repeated="9"/>
        </table:table-row>
        <table:table-row table:style-name="ro1">
          <table:table-cell table:number-columns-repeated="2"/>
          <table:table-cell table:formula="of:=ROUND([.C1135]-([.$J$1]-[.C1135]*([.$A$2]/(4*100))/[.$C$3])-[.$K$3]/4;2)" office:value-type="float" office:value="33949.16">
            <text:p>33949.16</text:p>
          </table:table-cell>
          <table:table-cell table:formula="of:=[.D1135]+1" office:value-type="float" office:value="1129">
            <text:p>1129</text:p>
          </table:table-cell>
          <table:table-cell table:number-columns-repeated="9"/>
        </table:table-row>
        <table:table-row table:style-name="ro1">
          <table:table-cell table:number-columns-repeated="2"/>
          <table:table-cell table:formula="of:=ROUND([.C1136]-([.$J$1]-[.C1136]*([.$A$2]/(4*100))/[.$C$3])-[.$K$3]/4;2)" office:value-type="float" office:value="33854.31">
            <text:p>33854.31</text:p>
          </table:table-cell>
          <table:table-cell table:formula="of:=[.D1136]+1" office:value-type="float" office:value="1130">
            <text:p>1130</text:p>
          </table:table-cell>
          <table:table-cell table:number-columns-repeated="9"/>
        </table:table-row>
        <table:table-row table:style-name="ro1">
          <table:table-cell table:number-columns-repeated="2"/>
          <table:table-cell table:formula="of:=ROUND([.C1137]-([.$J$1]-[.C1137]*([.$A$2]/(4*100))/[.$C$3])-[.$K$3]/4;2)" office:value-type="float" office:value="33759.37">
            <text:p>33759.37</text:p>
          </table:table-cell>
          <table:table-cell table:formula="of:=[.D1137]+1" office:value-type="float" office:value="1131">
            <text:p>1131</text:p>
          </table:table-cell>
          <table:table-cell table:number-columns-repeated="9"/>
        </table:table-row>
        <table:table-row table:style-name="ro1">
          <table:table-cell table:number-columns-repeated="2"/>
          <table:table-cell table:formula="of:=ROUND([.C1138]-([.$J$1]-[.C1138]*([.$A$2]/(4*100))/[.$C$3])-[.$K$3]/4;2)" office:value-type="float" office:value="33664.34">
            <text:p>33664.34</text:p>
          </table:table-cell>
          <table:table-cell table:formula="of:=[.D1138]+1" office:value-type="float" office:value="1132">
            <text:p>1132</text:p>
          </table:table-cell>
          <table:table-cell table:number-columns-repeated="9"/>
        </table:table-row>
        <table:table-row table:style-name="ro1">
          <table:table-cell table:number-columns-repeated="2"/>
          <table:table-cell table:formula="of:=ROUND([.C1139]-([.$J$1]-[.C1139]*([.$A$2]/(4*100))/[.$C$3])-[.$K$3]/4;2)" office:value-type="float" office:value="33569.22">
            <text:p>33569.22</text:p>
          </table:table-cell>
          <table:table-cell table:formula="of:=[.D1139]+1" office:value-type="float" office:value="1133">
            <text:p>1133</text:p>
          </table:table-cell>
          <table:table-cell table:number-columns-repeated="9"/>
        </table:table-row>
        <table:table-row table:style-name="ro1">
          <table:table-cell table:number-columns-repeated="2"/>
          <table:table-cell table:formula="of:=ROUND([.C1140]-([.$J$1]-[.C1140]*([.$A$2]/(4*100))/[.$C$3])-[.$K$3]/4;2)" office:value-type="float" office:value="33474.01">
            <text:p>33474.01</text:p>
          </table:table-cell>
          <table:table-cell table:formula="of:=[.D1140]+1" office:value-type="float" office:value="1134">
            <text:p>1134</text:p>
          </table:table-cell>
          <table:table-cell table:number-columns-repeated="9"/>
        </table:table-row>
        <table:table-row table:style-name="ro1">
          <table:table-cell table:number-columns-repeated="2"/>
          <table:table-cell table:formula="of:=ROUND([.C1141]-([.$J$1]-[.C1141]*([.$A$2]/(4*100))/[.$C$3])-[.$K$3]/4;2)" office:value-type="float" office:value="33378.71">
            <text:p>33378.71</text:p>
          </table:table-cell>
          <table:table-cell table:formula="of:=[.D1141]+1" office:value-type="float" office:value="1135">
            <text:p>1135</text:p>
          </table:table-cell>
          <table:table-cell table:number-columns-repeated="9"/>
        </table:table-row>
        <table:table-row table:style-name="ro1">
          <table:table-cell table:number-columns-repeated="2"/>
          <table:table-cell table:formula="of:=ROUND([.C1142]-([.$J$1]-[.C1142]*([.$A$2]/(4*100))/[.$C$3])-[.$K$3]/4;2)" office:value-type="float" office:value="33283.32">
            <text:p>33283.32</text:p>
          </table:table-cell>
          <table:table-cell table:formula="of:=[.D1142]+1" office:value-type="float" office:value="1136">
            <text:p>1136</text:p>
          </table:table-cell>
          <table:table-cell table:number-columns-repeated="9"/>
        </table:table-row>
        <table:table-row table:style-name="ro1">
          <table:table-cell table:number-columns-repeated="2"/>
          <table:table-cell table:formula="of:=ROUND([.C1143]-([.$J$1]-[.C1143]*([.$A$2]/(4*100))/[.$C$3])-[.$K$3]/4;2)" office:value-type="float" office:value="33187.84">
            <text:p>33187.84</text:p>
          </table:table-cell>
          <table:table-cell table:formula="of:=[.D1143]+1" office:value-type="float" office:value="1137">
            <text:p>1137</text:p>
          </table:table-cell>
          <table:table-cell table:number-columns-repeated="9"/>
        </table:table-row>
        <table:table-row table:style-name="ro1">
          <table:table-cell table:number-columns-repeated="2"/>
          <table:table-cell table:formula="of:=ROUND([.C1144]-([.$J$1]-[.C1144]*([.$A$2]/(4*100))/[.$C$3])-[.$K$3]/4;2)" office:value-type="float" office:value="33092.27">
            <text:p>33092.27</text:p>
          </table:table-cell>
          <table:table-cell table:formula="of:=[.D1144]+1" office:value-type="float" office:value="1138">
            <text:p>1138</text:p>
          </table:table-cell>
          <table:table-cell table:number-columns-repeated="9"/>
        </table:table-row>
        <table:table-row table:style-name="ro1">
          <table:table-cell table:number-columns-repeated="2"/>
          <table:table-cell table:formula="of:=ROUND([.C1145]-([.$J$1]-[.C1145]*([.$A$2]/(4*100))/[.$C$3])-[.$K$3]/4;2)" office:value-type="float" office:value="32996.61">
            <text:p>32996.61</text:p>
          </table:table-cell>
          <table:table-cell table:formula="of:=[.D1145]+1" office:value-type="float" office:value="1139">
            <text:p>1139</text:p>
          </table:table-cell>
          <table:table-cell table:number-columns-repeated="9"/>
        </table:table-row>
        <table:table-row table:style-name="ro1">
          <table:table-cell table:number-columns-repeated="2"/>
          <table:table-cell table:formula="of:=ROUND([.C1146]-([.$J$1]-[.C1146]*([.$A$2]/(4*100))/[.$C$3])-[.$K$3]/4;2)" office:value-type="float" office:value="32900.86">
            <text:p>32900.86</text:p>
          </table:table-cell>
          <table:table-cell table:formula="of:=[.D1146]+1" office:value-type="float" office:value="1140">
            <text:p>1140</text:p>
          </table:table-cell>
          <table:table-cell table:number-columns-repeated="9"/>
        </table:table-row>
        <table:table-row table:style-name="ro1">
          <table:table-cell table:number-columns-repeated="2"/>
          <table:table-cell table:formula="of:=ROUND([.C1147]-([.$J$1]-[.C1147]*([.$A$2]/(4*100))/[.$C$3])-[.$K$3]/4;2)" office:value-type="float" office:value="32805.02">
            <text:p>32805.02</text:p>
          </table:table-cell>
          <table:table-cell table:formula="of:=[.D1147]+1" office:value-type="float" office:value="1141">
            <text:p>1141</text:p>
          </table:table-cell>
          <table:table-cell table:number-columns-repeated="9"/>
        </table:table-row>
        <table:table-row table:style-name="ro1">
          <table:table-cell table:number-columns-repeated="2"/>
          <table:table-cell table:formula="of:=ROUND([.C1148]-([.$J$1]-[.C1148]*([.$A$2]/(4*100))/[.$C$3])-[.$K$3]/4;2)" office:value-type="float" office:value="32709.09">
            <text:p>32709.09</text:p>
          </table:table-cell>
          <table:table-cell table:formula="of:=[.D1148]+1" office:value-type="float" office:value="1142">
            <text:p>1142</text:p>
          </table:table-cell>
          <table:table-cell table:number-columns-repeated="9"/>
        </table:table-row>
        <table:table-row table:style-name="ro1">
          <table:table-cell table:number-columns-repeated="2"/>
          <table:table-cell table:formula="of:=ROUND([.C1149]-([.$J$1]-[.C1149]*([.$A$2]/(4*100))/[.$C$3])-[.$K$3]/4;2)" office:value-type="float" office:value="32613.07">
            <text:p>32613.07</text:p>
          </table:table-cell>
          <table:table-cell table:formula="of:=[.D1149]+1" office:value-type="float" office:value="1143">
            <text:p>1143</text:p>
          </table:table-cell>
          <table:table-cell table:number-columns-repeated="9"/>
        </table:table-row>
        <table:table-row table:style-name="ro1">
          <table:table-cell table:number-columns-repeated="2"/>
          <table:table-cell table:formula="of:=ROUND([.C1150]-([.$J$1]-[.C1150]*([.$A$2]/(4*100))/[.$C$3])-[.$K$3]/4;2)" office:value-type="float" office:value="32516.96">
            <text:p>32516.96</text:p>
          </table:table-cell>
          <table:table-cell table:formula="of:=[.D1150]+1" office:value-type="float" office:value="1144">
            <text:p>1144</text:p>
          </table:table-cell>
          <table:table-cell table:number-columns-repeated="9"/>
        </table:table-row>
        <table:table-row table:style-name="ro1">
          <table:table-cell table:number-columns-repeated="2"/>
          <table:table-cell table:formula="of:=ROUND([.C1151]-([.$J$1]-[.C1151]*([.$A$2]/(4*100))/[.$C$3])-[.$K$3]/4;2)" office:value-type="float" office:value="32420.76">
            <text:p>32420.76</text:p>
          </table:table-cell>
          <table:table-cell table:formula="of:=[.D1151]+1" office:value-type="float" office:value="1145">
            <text:p>1145</text:p>
          </table:table-cell>
          <table:table-cell table:number-columns-repeated="9"/>
        </table:table-row>
        <table:table-row table:style-name="ro1">
          <table:table-cell table:number-columns-repeated="2"/>
          <table:table-cell table:formula="of:=ROUND([.C1152]-([.$J$1]-[.C1152]*([.$A$2]/(4*100))/[.$C$3])-[.$K$3]/4;2)" office:value-type="float" office:value="32324.47">
            <text:p>32324.47</text:p>
          </table:table-cell>
          <table:table-cell table:formula="of:=[.D1152]+1" office:value-type="float" office:value="1146">
            <text:p>1146</text:p>
          </table:table-cell>
          <table:table-cell table:number-columns-repeated="9"/>
        </table:table-row>
        <table:table-row table:style-name="ro1">
          <table:table-cell table:number-columns-repeated="2"/>
          <table:table-cell table:formula="of:=ROUND([.C1153]-([.$J$1]-[.C1153]*([.$A$2]/(4*100))/[.$C$3])-[.$K$3]/4;2)" office:value-type="float" office:value="32228.09">
            <text:p>32228.09</text:p>
          </table:table-cell>
          <table:table-cell table:formula="of:=[.D1153]+1" office:value-type="float" office:value="1147">
            <text:p>1147</text:p>
          </table:table-cell>
          <table:table-cell table:number-columns-repeated="9"/>
        </table:table-row>
        <table:table-row table:style-name="ro1">
          <table:table-cell table:number-columns-repeated="2"/>
          <table:table-cell table:formula="of:=ROUND([.C1154]-([.$J$1]-[.C1154]*([.$A$2]/(4*100))/[.$C$3])-[.$K$3]/4;2)" office:value-type="float" office:value="32131.62">
            <text:p>32131.62</text:p>
          </table:table-cell>
          <table:table-cell table:formula="of:=[.D1154]+1" office:value-type="float" office:value="1148">
            <text:p>1148</text:p>
          </table:table-cell>
          <table:table-cell table:number-columns-repeated="9"/>
        </table:table-row>
        <table:table-row table:style-name="ro1">
          <table:table-cell table:number-columns-repeated="2"/>
          <table:table-cell table:formula="of:=ROUND([.C1155]-([.$J$1]-[.C1155]*([.$A$2]/(4*100))/[.$C$3])-[.$K$3]/4;2)" office:value-type="float" office:value="32035.06">
            <text:p>32035.06</text:p>
          </table:table-cell>
          <table:table-cell table:formula="of:=[.D1155]+1" office:value-type="float" office:value="1149">
            <text:p>1149</text:p>
          </table:table-cell>
          <table:table-cell table:number-columns-repeated="9"/>
        </table:table-row>
        <table:table-row table:style-name="ro1">
          <table:table-cell table:number-columns-repeated="2"/>
          <table:table-cell table:formula="of:=ROUND([.C1156]-([.$J$1]-[.C1156]*([.$A$2]/(4*100))/[.$C$3])-[.$K$3]/4;2)" office:value-type="float" office:value="31938.41">
            <text:p>31938.41</text:p>
          </table:table-cell>
          <table:table-cell table:formula="of:=[.D1156]+1" office:value-type="float" office:value="1150">
            <text:p>1150</text:p>
          </table:table-cell>
          <table:table-cell table:number-columns-repeated="9"/>
        </table:table-row>
        <table:table-row table:style-name="ro1">
          <table:table-cell table:number-columns-repeated="2"/>
          <table:table-cell table:formula="of:=ROUND([.C1157]-([.$J$1]-[.C1157]*([.$A$2]/(4*100))/[.$C$3])-[.$K$3]/4;2)" office:value-type="float" office:value="31841.67">
            <text:p>31841.67</text:p>
          </table:table-cell>
          <table:table-cell table:formula="of:=[.D1157]+1" office:value-type="float" office:value="1151">
            <text:p>1151</text:p>
          </table:table-cell>
          <table:table-cell table:number-columns-repeated="9"/>
        </table:table-row>
        <table:table-row table:style-name="ro1">
          <table:table-cell table:number-columns-repeated="2"/>
          <table:table-cell table:formula="of:=ROUND([.C1158]-([.$J$1]-[.C1158]*([.$A$2]/(4*100))/[.$C$3])-[.$K$3]/4;2)" office:value-type="float" office:value="31744.84">
            <text:p>31744.84</text:p>
          </table:table-cell>
          <table:table-cell table:formula="of:=[.D1158]+1" office:value-type="float" office:value="1152">
            <text:p>1152</text:p>
          </table:table-cell>
          <table:table-cell table:number-columns-repeated="9"/>
        </table:table-row>
        <table:table-row table:style-name="ro1">
          <table:table-cell table:number-columns-repeated="2"/>
          <table:table-cell table:formula="of:=ROUND([.C1159]-([.$J$1]-[.C1159]*([.$A$2]/(4*100))/[.$C$3])-[.$K$3]/4;2)" office:value-type="float" office:value="31647.92">
            <text:p>31647.92</text:p>
          </table:table-cell>
          <table:table-cell table:formula="of:=[.D1159]+1" office:value-type="float" office:value="1153">
            <text:p>1153</text:p>
          </table:table-cell>
          <table:table-cell table:number-columns-repeated="9"/>
        </table:table-row>
        <table:table-row table:style-name="ro1">
          <table:table-cell table:number-columns-repeated="2"/>
          <table:table-cell table:formula="of:=ROUND([.C1160]-([.$J$1]-[.C1160]*([.$A$2]/(4*100))/[.$C$3])-[.$K$3]/4;2)" office:value-type="float" office:value="31550.91">
            <text:p>31550.91</text:p>
          </table:table-cell>
          <table:table-cell table:formula="of:=[.D1160]+1" office:value-type="float" office:value="1154">
            <text:p>1154</text:p>
          </table:table-cell>
          <table:table-cell table:number-columns-repeated="9"/>
        </table:table-row>
        <table:table-row table:style-name="ro1">
          <table:table-cell table:number-columns-repeated="2"/>
          <table:table-cell table:formula="of:=ROUND([.C1161]-([.$J$1]-[.C1161]*([.$A$2]/(4*100))/[.$C$3])-[.$K$3]/4;2)" office:value-type="float" office:value="31453.81">
            <text:p>31453.81</text:p>
          </table:table-cell>
          <table:table-cell table:formula="of:=[.D1161]+1" office:value-type="float" office:value="1155">
            <text:p>1155</text:p>
          </table:table-cell>
          <table:table-cell table:number-columns-repeated="9"/>
        </table:table-row>
        <table:table-row table:style-name="ro1">
          <table:table-cell table:number-columns-repeated="2"/>
          <table:table-cell table:formula="of:=ROUND([.C1162]-([.$J$1]-[.C1162]*([.$A$2]/(4*100))/[.$C$3])-[.$K$3]/4;2)" office:value-type="float" office:value="31356.62">
            <text:p>31356.62</text:p>
          </table:table-cell>
          <table:table-cell table:formula="of:=[.D1162]+1" office:value-type="float" office:value="1156">
            <text:p>1156</text:p>
          </table:table-cell>
          <table:table-cell table:number-columns-repeated="9"/>
        </table:table-row>
        <table:table-row table:style-name="ro1">
          <table:table-cell table:number-columns-repeated="2"/>
          <table:table-cell table:formula="of:=ROUND([.C1163]-([.$J$1]-[.C1163]*([.$A$2]/(4*100))/[.$C$3])-[.$K$3]/4;2)" office:value-type="float" office:value="31259.34">
            <text:p>31259.34</text:p>
          </table:table-cell>
          <table:table-cell table:formula="of:=[.D1163]+1" office:value-type="float" office:value="1157">
            <text:p>1157</text:p>
          </table:table-cell>
          <table:table-cell table:number-columns-repeated="9"/>
        </table:table-row>
        <table:table-row table:style-name="ro1">
          <table:table-cell table:number-columns-repeated="2"/>
          <table:table-cell table:formula="of:=ROUND([.C1164]-([.$J$1]-[.C1164]*([.$A$2]/(4*100))/[.$C$3])-[.$K$3]/4;2)" office:value-type="float" office:value="31161.97">
            <text:p>31161.97</text:p>
          </table:table-cell>
          <table:table-cell table:formula="of:=[.D1164]+1" office:value-type="float" office:value="1158">
            <text:p>1158</text:p>
          </table:table-cell>
          <table:table-cell table:number-columns-repeated="9"/>
        </table:table-row>
        <table:table-row table:style-name="ro1">
          <table:table-cell table:number-columns-repeated="2"/>
          <table:table-cell table:formula="of:=ROUND([.C1165]-([.$J$1]-[.C1165]*([.$A$2]/(4*100))/[.$C$3])-[.$K$3]/4;2)" office:value-type="float" office:value="31064.5">
            <text:p>31064.5</text:p>
          </table:table-cell>
          <table:table-cell table:formula="of:=[.D1165]+1" office:value-type="float" office:value="1159">
            <text:p>1159</text:p>
          </table:table-cell>
          <table:table-cell table:number-columns-repeated="9"/>
        </table:table-row>
        <table:table-row table:style-name="ro1">
          <table:table-cell table:number-columns-repeated="2"/>
          <table:table-cell table:formula="of:=ROUND([.C1166]-([.$J$1]-[.C1166]*([.$A$2]/(4*100))/[.$C$3])-[.$K$3]/4;2)" office:value-type="float" office:value="30966.94">
            <text:p>30966.94</text:p>
          </table:table-cell>
          <table:table-cell table:formula="of:=[.D1166]+1" office:value-type="float" office:value="1160">
            <text:p>1160</text:p>
          </table:table-cell>
          <table:table-cell table:number-columns-repeated="9"/>
        </table:table-row>
        <table:table-row table:style-name="ro1">
          <table:table-cell table:number-columns-repeated="2"/>
          <table:table-cell table:formula="of:=ROUND([.C1167]-([.$J$1]-[.C1167]*([.$A$2]/(4*100))/[.$C$3])-[.$K$3]/4;2)" office:value-type="float" office:value="30869.29">
            <text:p>30869.29</text:p>
          </table:table-cell>
          <table:table-cell table:formula="of:=[.D1167]+1" office:value-type="float" office:value="1161">
            <text:p>1161</text:p>
          </table:table-cell>
          <table:table-cell table:number-columns-repeated="9"/>
        </table:table-row>
        <table:table-row table:style-name="ro1">
          <table:table-cell table:number-columns-repeated="2"/>
          <table:table-cell table:formula="of:=ROUND([.C1168]-([.$J$1]-[.C1168]*([.$A$2]/(4*100))/[.$C$3])-[.$K$3]/4;2)" office:value-type="float" office:value="30771.55">
            <text:p>30771.55</text:p>
          </table:table-cell>
          <table:table-cell table:formula="of:=[.D1168]+1" office:value-type="float" office:value="1162">
            <text:p>1162</text:p>
          </table:table-cell>
          <table:table-cell table:number-columns-repeated="9"/>
        </table:table-row>
        <table:table-row table:style-name="ro1">
          <table:table-cell table:number-columns-repeated="2"/>
          <table:table-cell table:formula="of:=ROUND([.C1169]-([.$J$1]-[.C1169]*([.$A$2]/(4*100))/[.$C$3])-[.$K$3]/4;2)" office:value-type="float" office:value="30673.72">
            <text:p>30673.72</text:p>
          </table:table-cell>
          <table:table-cell table:formula="of:=[.D1169]+1" office:value-type="float" office:value="1163">
            <text:p>1163</text:p>
          </table:table-cell>
          <table:table-cell table:number-columns-repeated="9"/>
        </table:table-row>
        <table:table-row table:style-name="ro1">
          <table:table-cell table:number-columns-repeated="2"/>
          <table:table-cell table:formula="of:=ROUND([.C1170]-([.$J$1]-[.C1170]*([.$A$2]/(4*100))/[.$C$3])-[.$K$3]/4;2)" office:value-type="float" office:value="30575.8">
            <text:p>30575.8</text:p>
          </table:table-cell>
          <table:table-cell table:formula="of:=[.D1170]+1" office:value-type="float" office:value="1164">
            <text:p>1164</text:p>
          </table:table-cell>
          <table:table-cell table:number-columns-repeated="9"/>
        </table:table-row>
        <table:table-row table:style-name="ro1">
          <table:table-cell table:number-columns-repeated="2"/>
          <table:table-cell table:formula="of:=ROUND([.C1171]-([.$J$1]-[.C1171]*([.$A$2]/(4*100))/[.$C$3])-[.$K$3]/4;2)" office:value-type="float" office:value="30477.78">
            <text:p>30477.78</text:p>
          </table:table-cell>
          <table:table-cell table:formula="of:=[.D1171]+1" office:value-type="float" office:value="1165">
            <text:p>1165</text:p>
          </table:table-cell>
          <table:table-cell table:number-columns-repeated="9"/>
        </table:table-row>
        <table:table-row table:style-name="ro1">
          <table:table-cell table:number-columns-repeated="2"/>
          <table:table-cell table:formula="of:=ROUND([.C1172]-([.$J$1]-[.C1172]*([.$A$2]/(4*100))/[.$C$3])-[.$K$3]/4;2)" office:value-type="float" office:value="30379.67">
            <text:p>30379.67</text:p>
          </table:table-cell>
          <table:table-cell table:formula="of:=[.D1172]+1" office:value-type="float" office:value="1166">
            <text:p>1166</text:p>
          </table:table-cell>
          <table:table-cell table:number-columns-repeated="9"/>
        </table:table-row>
        <table:table-row table:style-name="ro1">
          <table:table-cell table:number-columns-repeated="2"/>
          <table:table-cell table:formula="of:=ROUND([.C1173]-([.$J$1]-[.C1173]*([.$A$2]/(4*100))/[.$C$3])-[.$K$3]/4;2)" office:value-type="float" office:value="30281.47">
            <text:p>30281.47</text:p>
          </table:table-cell>
          <table:table-cell table:formula="of:=[.D1173]+1" office:value-type="float" office:value="1167">
            <text:p>1167</text:p>
          </table:table-cell>
          <table:table-cell table:number-columns-repeated="9"/>
        </table:table-row>
        <table:table-row table:style-name="ro1">
          <table:table-cell table:number-columns-repeated="2"/>
          <table:table-cell table:formula="of:=ROUND([.C1174]-([.$J$1]-[.C1174]*([.$A$2]/(4*100))/[.$C$3])-[.$K$3]/4;2)" office:value-type="float" office:value="30183.18">
            <text:p>30183.18</text:p>
          </table:table-cell>
          <table:table-cell table:formula="of:=[.D1174]+1" office:value-type="float" office:value="1168">
            <text:p>1168</text:p>
          </table:table-cell>
          <table:table-cell table:number-columns-repeated="9"/>
        </table:table-row>
        <table:table-row table:style-name="ro1">
          <table:table-cell table:number-columns-repeated="2"/>
          <table:table-cell table:formula="of:=ROUND([.C1175]-([.$J$1]-[.C1175]*([.$A$2]/(4*100))/[.$C$3])-[.$K$3]/4;2)" office:value-type="float" office:value="30084.8">
            <text:p>30084.8</text:p>
          </table:table-cell>
          <table:table-cell table:formula="of:=[.D1175]+1" office:value-type="float" office:value="1169">
            <text:p>1169</text:p>
          </table:table-cell>
          <table:table-cell table:number-columns-repeated="9"/>
        </table:table-row>
        <table:table-row table:style-name="ro1">
          <table:table-cell table:number-columns-repeated="2"/>
          <table:table-cell table:formula="of:=ROUND([.C1176]-([.$J$1]-[.C1176]*([.$A$2]/(4*100))/[.$C$3])-[.$K$3]/4;2)" office:value-type="float" office:value="29986.32">
            <text:p>29986.32</text:p>
          </table:table-cell>
          <table:table-cell table:formula="of:=[.D1176]+1" office:value-type="float" office:value="1170">
            <text:p>1170</text:p>
          </table:table-cell>
          <table:table-cell table:number-columns-repeated="9"/>
        </table:table-row>
        <table:table-row table:style-name="ro1">
          <table:table-cell table:number-columns-repeated="2"/>
          <table:table-cell table:formula="of:=ROUND([.C1177]-([.$J$1]-[.C1177]*([.$A$2]/(4*100))/[.$C$3])-[.$K$3]/4;2)" office:value-type="float" office:value="29887.75">
            <text:p>29887.75</text:p>
          </table:table-cell>
          <table:table-cell table:formula="of:=[.D1177]+1" office:value-type="float" office:value="1171">
            <text:p>1171</text:p>
          </table:table-cell>
          <table:table-cell table:number-columns-repeated="9"/>
        </table:table-row>
        <table:table-row table:style-name="ro1">
          <table:table-cell table:number-columns-repeated="2"/>
          <table:table-cell table:formula="of:=ROUND([.C1178]-([.$J$1]-[.C1178]*([.$A$2]/(4*100))/[.$C$3])-[.$K$3]/4;2)" office:value-type="float" office:value="29789.09">
            <text:p>29789.09</text:p>
          </table:table-cell>
          <table:table-cell table:formula="of:=[.D1178]+1" office:value-type="float" office:value="1172">
            <text:p>1172</text:p>
          </table:table-cell>
          <table:table-cell table:number-columns-repeated="9"/>
        </table:table-row>
        <table:table-row table:style-name="ro1">
          <table:table-cell table:number-columns-repeated="2"/>
          <table:table-cell table:formula="of:=ROUND([.C1179]-([.$J$1]-[.C1179]*([.$A$2]/(4*100))/[.$C$3])-[.$K$3]/4;2)" office:value-type="float" office:value="29690.34">
            <text:p>29690.34</text:p>
          </table:table-cell>
          <table:table-cell table:formula="of:=[.D1179]+1" office:value-type="float" office:value="1173">
            <text:p>1173</text:p>
          </table:table-cell>
          <table:table-cell table:number-columns-repeated="9"/>
        </table:table-row>
        <table:table-row table:style-name="ro1">
          <table:table-cell table:number-columns-repeated="2"/>
          <table:table-cell table:formula="of:=ROUND([.C1180]-([.$J$1]-[.C1180]*([.$A$2]/(4*100))/[.$C$3])-[.$K$3]/4;2)" office:value-type="float" office:value="29591.49">
            <text:p>29591.49</text:p>
          </table:table-cell>
          <table:table-cell table:formula="of:=[.D1180]+1" office:value-type="float" office:value="1174">
            <text:p>1174</text:p>
          </table:table-cell>
          <table:table-cell table:number-columns-repeated="9"/>
        </table:table-row>
        <table:table-row table:style-name="ro1">
          <table:table-cell table:number-columns-repeated="2"/>
          <table:table-cell table:formula="of:=ROUND([.C1181]-([.$J$1]-[.C1181]*([.$A$2]/(4*100))/[.$C$3])-[.$K$3]/4;2)" office:value-type="float" office:value="29492.55">
            <text:p>29492.55</text:p>
          </table:table-cell>
          <table:table-cell table:formula="of:=[.D1181]+1" office:value-type="float" office:value="1175">
            <text:p>1175</text:p>
          </table:table-cell>
          <table:table-cell table:number-columns-repeated="9"/>
        </table:table-row>
        <table:table-row table:style-name="ro1">
          <table:table-cell table:number-columns-repeated="2"/>
          <table:table-cell table:formula="of:=ROUND([.C1182]-([.$J$1]-[.C1182]*([.$A$2]/(4*100))/[.$C$3])-[.$K$3]/4;2)" office:value-type="float" office:value="29393.52">
            <text:p>29393.52</text:p>
          </table:table-cell>
          <table:table-cell table:formula="of:=[.D1182]+1" office:value-type="float" office:value="1176">
            <text:p>1176</text:p>
          </table:table-cell>
          <table:table-cell table:number-columns-repeated="9"/>
        </table:table-row>
        <table:table-row table:style-name="ro1">
          <table:table-cell table:number-columns-repeated="2"/>
          <table:table-cell table:formula="of:=ROUND([.C1183]-([.$J$1]-[.C1183]*([.$A$2]/(4*100))/[.$C$3])-[.$K$3]/4;2)" office:value-type="float" office:value="29294.4">
            <text:p>29294.4</text:p>
          </table:table-cell>
          <table:table-cell table:formula="of:=[.D1183]+1" office:value-type="float" office:value="1177">
            <text:p>1177</text:p>
          </table:table-cell>
          <table:table-cell table:number-columns-repeated="9"/>
        </table:table-row>
        <table:table-row table:style-name="ro1">
          <table:table-cell table:number-columns-repeated="2"/>
          <table:table-cell table:formula="of:=ROUND([.C1184]-([.$J$1]-[.C1184]*([.$A$2]/(4*100))/[.$C$3])-[.$K$3]/4;2)" office:value-type="float" office:value="29195.18">
            <text:p>29195.18</text:p>
          </table:table-cell>
          <table:table-cell table:formula="of:=[.D1184]+1" office:value-type="float" office:value="1178">
            <text:p>1178</text:p>
          </table:table-cell>
          <table:table-cell table:number-columns-repeated="9"/>
        </table:table-row>
        <table:table-row table:style-name="ro1">
          <table:table-cell table:number-columns-repeated="2"/>
          <table:table-cell table:formula="of:=ROUND([.C1185]-([.$J$1]-[.C1185]*([.$A$2]/(4*100))/[.$C$3])-[.$K$3]/4;2)" office:value-type="float" office:value="29095.87">
            <text:p>29095.87</text:p>
          </table:table-cell>
          <table:table-cell table:formula="of:=[.D1185]+1" office:value-type="float" office:value="1179">
            <text:p>1179</text:p>
          </table:table-cell>
          <table:table-cell table:number-columns-repeated="9"/>
        </table:table-row>
        <table:table-row table:style-name="ro1">
          <table:table-cell table:number-columns-repeated="2"/>
          <table:table-cell table:formula="of:=ROUND([.C1186]-([.$J$1]-[.C1186]*([.$A$2]/(4*100))/[.$C$3])-[.$K$3]/4;2)" office:value-type="float" office:value="28996.47">
            <text:p>28996.47</text:p>
          </table:table-cell>
          <table:table-cell table:formula="of:=[.D1186]+1" office:value-type="float" office:value="1180">
            <text:p>1180</text:p>
          </table:table-cell>
          <table:table-cell table:number-columns-repeated="9"/>
        </table:table-row>
        <table:table-row table:style-name="ro1">
          <table:table-cell table:number-columns-repeated="2"/>
          <table:table-cell table:formula="of:=ROUND([.C1187]-([.$J$1]-[.C1187]*([.$A$2]/(4*100))/[.$C$3])-[.$K$3]/4;2)" office:value-type="float" office:value="28896.97">
            <text:p>28896.97</text:p>
          </table:table-cell>
          <table:table-cell table:formula="of:=[.D1187]+1" office:value-type="float" office:value="1181">
            <text:p>1181</text:p>
          </table:table-cell>
          <table:table-cell table:number-columns-repeated="9"/>
        </table:table-row>
        <table:table-row table:style-name="ro1">
          <table:table-cell table:number-columns-repeated="2"/>
          <table:table-cell table:formula="of:=ROUND([.C1188]-([.$J$1]-[.C1188]*([.$A$2]/(4*100))/[.$C$3])-[.$K$3]/4;2)" office:value-type="float" office:value="28797.38">
            <text:p>28797.38</text:p>
          </table:table-cell>
          <table:table-cell table:formula="of:=[.D1188]+1" office:value-type="float" office:value="1182">
            <text:p>1182</text:p>
          </table:table-cell>
          <table:table-cell table:number-columns-repeated="9"/>
        </table:table-row>
        <table:table-row table:style-name="ro1">
          <table:table-cell table:number-columns-repeated="2"/>
          <table:table-cell table:formula="of:=ROUND([.C1189]-([.$J$1]-[.C1189]*([.$A$2]/(4*100))/[.$C$3])-[.$K$3]/4;2)" office:value-type="float" office:value="28697.7">
            <text:p>28697.7</text:p>
          </table:table-cell>
          <table:table-cell table:formula="of:=[.D1189]+1" office:value-type="float" office:value="1183">
            <text:p>1183</text:p>
          </table:table-cell>
          <table:table-cell table:number-columns-repeated="9"/>
        </table:table-row>
        <table:table-row table:style-name="ro1">
          <table:table-cell table:number-columns-repeated="2"/>
          <table:table-cell table:formula="of:=ROUND([.C1190]-([.$J$1]-[.C1190]*([.$A$2]/(4*100))/[.$C$3])-[.$K$3]/4;2)" office:value-type="float" office:value="28597.92">
            <text:p>28597.92</text:p>
          </table:table-cell>
          <table:table-cell table:formula="of:=[.D1190]+1" office:value-type="float" office:value="1184">
            <text:p>1184</text:p>
          </table:table-cell>
          <table:table-cell table:number-columns-repeated="9"/>
        </table:table-row>
        <table:table-row table:style-name="ro1">
          <table:table-cell table:number-columns-repeated="2"/>
          <table:table-cell table:formula="of:=ROUND([.C1191]-([.$J$1]-[.C1191]*([.$A$2]/(4*100))/[.$C$3])-[.$K$3]/4;2)" office:value-type="float" office:value="28498.05">
            <text:p>28498.05</text:p>
          </table:table-cell>
          <table:table-cell table:formula="of:=[.D1191]+1" office:value-type="float" office:value="1185">
            <text:p>1185</text:p>
          </table:table-cell>
          <table:table-cell table:number-columns-repeated="9"/>
        </table:table-row>
        <table:table-row table:style-name="ro1">
          <table:table-cell table:number-columns-repeated="2"/>
          <table:table-cell table:formula="of:=ROUND([.C1192]-([.$J$1]-[.C1192]*([.$A$2]/(4*100))/[.$C$3])-[.$K$3]/4;2)" office:value-type="float" office:value="28398.09">
            <text:p>28398.09</text:p>
          </table:table-cell>
          <table:table-cell table:formula="of:=[.D1192]+1" office:value-type="float" office:value="1186">
            <text:p>1186</text:p>
          </table:table-cell>
          <table:table-cell table:number-columns-repeated="9"/>
        </table:table-row>
        <table:table-row table:style-name="ro1">
          <table:table-cell table:number-columns-repeated="2"/>
          <table:table-cell table:formula="of:=ROUND([.C1193]-([.$J$1]-[.C1193]*([.$A$2]/(4*100))/[.$C$3])-[.$K$3]/4;2)" office:value-type="float" office:value="28298.03">
            <text:p>28298.03</text:p>
          </table:table-cell>
          <table:table-cell table:formula="of:=[.D1193]+1" office:value-type="float" office:value="1187">
            <text:p>1187</text:p>
          </table:table-cell>
          <table:table-cell table:number-columns-repeated="9"/>
        </table:table-row>
        <table:table-row table:style-name="ro1">
          <table:table-cell table:number-columns-repeated="2"/>
          <table:table-cell table:formula="of:=ROUND([.C1194]-([.$J$1]-[.C1194]*([.$A$2]/(4*100))/[.$C$3])-[.$K$3]/4;2)" office:value-type="float" office:value="28197.88">
            <text:p>28197.88</text:p>
          </table:table-cell>
          <table:table-cell table:formula="of:=[.D1194]+1" office:value-type="float" office:value="1188">
            <text:p>1188</text:p>
          </table:table-cell>
          <table:table-cell table:number-columns-repeated="9"/>
        </table:table-row>
        <table:table-row table:style-name="ro1">
          <table:table-cell table:number-columns-repeated="2"/>
          <table:table-cell table:formula="of:=ROUND([.C1195]-([.$J$1]-[.C1195]*([.$A$2]/(4*100))/[.$C$3])-[.$K$3]/4;2)" office:value-type="float" office:value="28097.64">
            <text:p>28097.64</text:p>
          </table:table-cell>
          <table:table-cell table:formula="of:=[.D1195]+1" office:value-type="float" office:value="1189">
            <text:p>1189</text:p>
          </table:table-cell>
          <table:table-cell table:number-columns-repeated="9"/>
        </table:table-row>
        <table:table-row table:style-name="ro1">
          <table:table-cell table:number-columns-repeated="2"/>
          <table:table-cell table:formula="of:=ROUND([.C1196]-([.$J$1]-[.C1196]*([.$A$2]/(4*100))/[.$C$3])-[.$K$3]/4;2)" office:value-type="float" office:value="27997.3">
            <text:p>27997.3</text:p>
          </table:table-cell>
          <table:table-cell table:formula="of:=[.D1196]+1" office:value-type="float" office:value="1190">
            <text:p>1190</text:p>
          </table:table-cell>
          <table:table-cell table:number-columns-repeated="9"/>
        </table:table-row>
        <table:table-row table:style-name="ro1">
          <table:table-cell table:number-columns-repeated="2"/>
          <table:table-cell table:formula="of:=ROUND([.C1197]-([.$J$1]-[.C1197]*([.$A$2]/(4*100))/[.$C$3])-[.$K$3]/4;2)" office:value-type="float" office:value="27896.87">
            <text:p>27896.87</text:p>
          </table:table-cell>
          <table:table-cell table:formula="of:=[.D1197]+1" office:value-type="float" office:value="1191">
            <text:p>1191</text:p>
          </table:table-cell>
          <table:table-cell table:number-columns-repeated="9"/>
        </table:table-row>
        <table:table-row table:style-name="ro1">
          <table:table-cell table:number-columns-repeated="2"/>
          <table:table-cell table:formula="of:=ROUND([.C1198]-([.$J$1]-[.C1198]*([.$A$2]/(4*100))/[.$C$3])-[.$K$3]/4;2)" office:value-type="float" office:value="27796.34">
            <text:p>27796.34</text:p>
          </table:table-cell>
          <table:table-cell table:formula="of:=[.D1198]+1" office:value-type="float" office:value="1192">
            <text:p>1192</text:p>
          </table:table-cell>
          <table:table-cell table:number-columns-repeated="9"/>
        </table:table-row>
        <table:table-row table:style-name="ro1">
          <table:table-cell table:number-columns-repeated="2"/>
          <table:table-cell table:formula="of:=ROUND([.C1199]-([.$J$1]-[.C1199]*([.$A$2]/(4*100))/[.$C$3])-[.$K$3]/4;2)" office:value-type="float" office:value="27695.72">
            <text:p>27695.72</text:p>
          </table:table-cell>
          <table:table-cell table:formula="of:=[.D1199]+1" office:value-type="float" office:value="1193">
            <text:p>1193</text:p>
          </table:table-cell>
          <table:table-cell table:number-columns-repeated="9"/>
        </table:table-row>
        <table:table-row table:style-name="ro1">
          <table:table-cell table:number-columns-repeated="2"/>
          <table:table-cell table:formula="of:=ROUND([.C1200]-([.$J$1]-[.C1200]*([.$A$2]/(4*100))/[.$C$3])-[.$K$3]/4;2)" office:value-type="float" office:value="27595">
            <text:p>27595</text:p>
          </table:table-cell>
          <table:table-cell table:formula="of:=[.D1200]+1" office:value-type="float" office:value="1194">
            <text:p>1194</text:p>
          </table:table-cell>
          <table:table-cell table:number-columns-repeated="9"/>
        </table:table-row>
        <table:table-row table:style-name="ro1">
          <table:table-cell table:number-columns-repeated="2"/>
          <table:table-cell table:formula="of:=ROUND([.C1201]-([.$J$1]-[.C1201]*([.$A$2]/(4*100))/[.$C$3])-[.$K$3]/4;2)" office:value-type="float" office:value="27494.19">
            <text:p>27494.19</text:p>
          </table:table-cell>
          <table:table-cell table:formula="of:=[.D1201]+1" office:value-type="float" office:value="1195">
            <text:p>1195</text:p>
          </table:table-cell>
          <table:table-cell table:number-columns-repeated="9"/>
        </table:table-row>
        <table:table-row table:style-name="ro1">
          <table:table-cell table:number-columns-repeated="2"/>
          <table:table-cell table:formula="of:=ROUND([.C1202]-([.$J$1]-[.C1202]*([.$A$2]/(4*100))/[.$C$3])-[.$K$3]/4;2)" office:value-type="float" office:value="27393.29">
            <text:p>27393.29</text:p>
          </table:table-cell>
          <table:table-cell table:formula="of:=[.D1202]+1" office:value-type="float" office:value="1196">
            <text:p>1196</text:p>
          </table:table-cell>
          <table:table-cell table:number-columns-repeated="9"/>
        </table:table-row>
        <table:table-row table:style-name="ro1">
          <table:table-cell table:number-columns-repeated="2"/>
          <table:table-cell table:formula="of:=ROUND([.C1203]-([.$J$1]-[.C1203]*([.$A$2]/(4*100))/[.$C$3])-[.$K$3]/4;2)" office:value-type="float" office:value="27292.29">
            <text:p>27292.29</text:p>
          </table:table-cell>
          <table:table-cell table:formula="of:=[.D1203]+1" office:value-type="float" office:value="1197">
            <text:p>1197</text:p>
          </table:table-cell>
          <table:table-cell table:number-columns-repeated="9"/>
        </table:table-row>
        <table:table-row table:style-name="ro1">
          <table:table-cell table:number-columns-repeated="2"/>
          <table:table-cell table:formula="of:=ROUND([.C1204]-([.$J$1]-[.C1204]*([.$A$2]/(4*100))/[.$C$3])-[.$K$3]/4;2)" office:value-type="float" office:value="27191.2">
            <text:p>27191.2</text:p>
          </table:table-cell>
          <table:table-cell table:formula="of:=[.D1204]+1" office:value-type="float" office:value="1198">
            <text:p>1198</text:p>
          </table:table-cell>
          <table:table-cell table:number-columns-repeated="9"/>
        </table:table-row>
        <table:table-row table:style-name="ro1">
          <table:table-cell table:number-columns-repeated="2"/>
          <table:table-cell table:formula="of:=ROUND([.C1205]-([.$J$1]-[.C1205]*([.$A$2]/(4*100))/[.$C$3])-[.$K$3]/4;2)" office:value-type="float" office:value="27090.01">
            <text:p>27090.01</text:p>
          </table:table-cell>
          <table:table-cell table:formula="of:=[.D1205]+1" office:value-type="float" office:value="1199">
            <text:p>1199</text:p>
          </table:table-cell>
          <table:table-cell table:number-columns-repeated="9"/>
        </table:table-row>
        <table:table-row table:style-name="ro1">
          <table:table-cell table:number-columns-repeated="2"/>
          <table:table-cell table:formula="of:=ROUND([.C1206]-([.$J$1]-[.C1206]*([.$A$2]/(4*100))/[.$C$3])-[.$K$3]/4;2)" office:value-type="float" office:value="26988.73">
            <text:p>26988.73</text:p>
          </table:table-cell>
          <table:table-cell table:formula="of:=[.D1206]+1" office:value-type="float" office:value="1200">
            <text:p>1200</text:p>
          </table:table-cell>
          <table:table-cell table:number-columns-repeated="9"/>
        </table:table-row>
        <table:table-row table:style-name="ro1">
          <table:table-cell table:number-columns-repeated="2"/>
          <table:table-cell table:formula="of:=ROUND([.C1207]-([.$J$1]-[.C1207]*([.$A$2]/(4*100))/[.$C$3])-[.$K$3]/4;2)" office:value-type="float" office:value="26887.35">
            <text:p>26887.35</text:p>
          </table:table-cell>
          <table:table-cell table:formula="of:=[.D1207]+1" office:value-type="float" office:value="1201">
            <text:p>1201</text:p>
          </table:table-cell>
          <table:table-cell table:number-columns-repeated="9"/>
        </table:table-row>
        <table:table-row table:style-name="ro1">
          <table:table-cell table:number-columns-repeated="2"/>
          <table:table-cell table:formula="of:=ROUND([.C1208]-([.$J$1]-[.C1208]*([.$A$2]/(4*100))/[.$C$3])-[.$K$3]/4;2)" office:value-type="float" office:value="26785.88">
            <text:p>26785.88</text:p>
          </table:table-cell>
          <table:table-cell table:formula="of:=[.D1208]+1" office:value-type="float" office:value="1202">
            <text:p>1202</text:p>
          </table:table-cell>
          <table:table-cell table:number-columns-repeated="9"/>
        </table:table-row>
        <table:table-row table:style-name="ro1">
          <table:table-cell table:number-columns-repeated="2"/>
          <table:table-cell table:formula="of:=ROUND([.C1209]-([.$J$1]-[.C1209]*([.$A$2]/(4*100))/[.$C$3])-[.$K$3]/4;2)" office:value-type="float" office:value="26684.31">
            <text:p>26684.31</text:p>
          </table:table-cell>
          <table:table-cell table:formula="of:=[.D1209]+1" office:value-type="float" office:value="1203">
            <text:p>1203</text:p>
          </table:table-cell>
          <table:table-cell table:number-columns-repeated="9"/>
        </table:table-row>
        <table:table-row table:style-name="ro1">
          <table:table-cell table:number-columns-repeated="2"/>
          <table:table-cell table:formula="of:=ROUND([.C1210]-([.$J$1]-[.C1210]*([.$A$2]/(4*100))/[.$C$3])-[.$K$3]/4;2)" office:value-type="float" office:value="26582.65">
            <text:p>26582.65</text:p>
          </table:table-cell>
          <table:table-cell table:formula="of:=[.D1210]+1" office:value-type="float" office:value="1204">
            <text:p>1204</text:p>
          </table:table-cell>
          <table:table-cell table:number-columns-repeated="9"/>
        </table:table-row>
        <table:table-row table:style-name="ro1">
          <table:table-cell table:number-columns-repeated="2"/>
          <table:table-cell table:formula="of:=ROUND([.C1211]-([.$J$1]-[.C1211]*([.$A$2]/(4*100))/[.$C$3])-[.$K$3]/4;2)" office:value-type="float" office:value="26480.89">
            <text:p>26480.89</text:p>
          </table:table-cell>
          <table:table-cell table:formula="of:=[.D1211]+1" office:value-type="float" office:value="1205">
            <text:p>1205</text:p>
          </table:table-cell>
          <table:table-cell table:number-columns-repeated="9"/>
        </table:table-row>
        <table:table-row table:style-name="ro1">
          <table:table-cell table:number-columns-repeated="2"/>
          <table:table-cell table:formula="of:=ROUND([.C1212]-([.$J$1]-[.C1212]*([.$A$2]/(4*100))/[.$C$3])-[.$K$3]/4;2)" office:value-type="float" office:value="26379.04">
            <text:p>26379.04</text:p>
          </table:table-cell>
          <table:table-cell table:formula="of:=[.D1212]+1" office:value-type="float" office:value="1206">
            <text:p>1206</text:p>
          </table:table-cell>
          <table:table-cell table:number-columns-repeated="9"/>
        </table:table-row>
        <table:table-row table:style-name="ro1">
          <table:table-cell table:number-columns-repeated="2"/>
          <table:table-cell table:formula="of:=ROUND([.C1213]-([.$J$1]-[.C1213]*([.$A$2]/(4*100))/[.$C$3])-[.$K$3]/4;2)" office:value-type="float" office:value="26277.09">
            <text:p>26277.09</text:p>
          </table:table-cell>
          <table:table-cell table:formula="of:=[.D1213]+1" office:value-type="float" office:value="1207">
            <text:p>1207</text:p>
          </table:table-cell>
          <table:table-cell table:number-columns-repeated="9"/>
        </table:table-row>
        <table:table-row table:style-name="ro1">
          <table:table-cell table:number-columns-repeated="2"/>
          <table:table-cell table:formula="of:=ROUND([.C1214]-([.$J$1]-[.C1214]*([.$A$2]/(4*100))/[.$C$3])-[.$K$3]/4;2)" office:value-type="float" office:value="26175.04">
            <text:p>26175.04</text:p>
          </table:table-cell>
          <table:table-cell table:formula="of:=[.D1214]+1" office:value-type="float" office:value="1208">
            <text:p>1208</text:p>
          </table:table-cell>
          <table:table-cell table:number-columns-repeated="9"/>
        </table:table-row>
        <table:table-row table:style-name="ro1">
          <table:table-cell table:number-columns-repeated="2"/>
          <table:table-cell table:formula="of:=ROUND([.C1215]-([.$J$1]-[.C1215]*([.$A$2]/(4*100))/[.$C$3])-[.$K$3]/4;2)" office:value-type="float" office:value="26072.9">
            <text:p>26072.9</text:p>
          </table:table-cell>
          <table:table-cell table:formula="of:=[.D1215]+1" office:value-type="float" office:value="1209">
            <text:p>1209</text:p>
          </table:table-cell>
          <table:table-cell table:number-columns-repeated="9"/>
        </table:table-row>
        <table:table-row table:style-name="ro1">
          <table:table-cell table:number-columns-repeated="2"/>
          <table:table-cell table:formula="of:=ROUND([.C1216]-([.$J$1]-[.C1216]*([.$A$2]/(4*100))/[.$C$3])-[.$K$3]/4;2)" office:value-type="float" office:value="25970.66">
            <text:p>25970.66</text:p>
          </table:table-cell>
          <table:table-cell table:formula="of:=[.D1216]+1" office:value-type="float" office:value="1210">
            <text:p>1210</text:p>
          </table:table-cell>
          <table:table-cell table:number-columns-repeated="9"/>
        </table:table-row>
        <table:table-row table:style-name="ro1">
          <table:table-cell table:number-columns-repeated="2"/>
          <table:table-cell table:formula="of:=ROUND([.C1217]-([.$J$1]-[.C1217]*([.$A$2]/(4*100))/[.$C$3])-[.$K$3]/4;2)" office:value-type="float" office:value="25868.33">
            <text:p>25868.33</text:p>
          </table:table-cell>
          <table:table-cell table:formula="of:=[.D1217]+1" office:value-type="float" office:value="1211">
            <text:p>1211</text:p>
          </table:table-cell>
          <table:table-cell table:number-columns-repeated="9"/>
        </table:table-row>
        <table:table-row table:style-name="ro1">
          <table:table-cell table:number-columns-repeated="2"/>
          <table:table-cell table:formula="of:=ROUND([.C1218]-([.$J$1]-[.C1218]*([.$A$2]/(4*100))/[.$C$3])-[.$K$3]/4;2)" office:value-type="float" office:value="25765.9">
            <text:p>25765.9</text:p>
          </table:table-cell>
          <table:table-cell table:formula="of:=[.D1218]+1" office:value-type="float" office:value="1212">
            <text:p>1212</text:p>
          </table:table-cell>
          <table:table-cell table:number-columns-repeated="9"/>
        </table:table-row>
        <table:table-row table:style-name="ro1">
          <table:table-cell table:number-columns-repeated="2"/>
          <table:table-cell table:formula="of:=ROUND([.C1219]-([.$J$1]-[.C1219]*([.$A$2]/(4*100))/[.$C$3])-[.$K$3]/4;2)" office:value-type="float" office:value="25663.38">
            <text:p>25663.38</text:p>
          </table:table-cell>
          <table:table-cell table:formula="of:=[.D1219]+1" office:value-type="float" office:value="1213">
            <text:p>1213</text:p>
          </table:table-cell>
          <table:table-cell table:number-columns-repeated="9"/>
        </table:table-row>
        <table:table-row table:style-name="ro1">
          <table:table-cell table:number-columns-repeated="2"/>
          <table:table-cell table:formula="of:=ROUND([.C1220]-([.$J$1]-[.C1220]*([.$A$2]/(4*100))/[.$C$3])-[.$K$3]/4;2)" office:value-type="float" office:value="25560.76">
            <text:p>25560.76</text:p>
          </table:table-cell>
          <table:table-cell table:formula="of:=[.D1220]+1" office:value-type="float" office:value="1214">
            <text:p>1214</text:p>
          </table:table-cell>
          <table:table-cell table:number-columns-repeated="9"/>
        </table:table-row>
        <table:table-row table:style-name="ro1">
          <table:table-cell table:number-columns-repeated="2"/>
          <table:table-cell table:formula="of:=ROUND([.C1221]-([.$J$1]-[.C1221]*([.$A$2]/(4*100))/[.$C$3])-[.$K$3]/4;2)" office:value-type="float" office:value="25458.04">
            <text:p>25458.04</text:p>
          </table:table-cell>
          <table:table-cell table:formula="of:=[.D1221]+1" office:value-type="float" office:value="1215">
            <text:p>1215</text:p>
          </table:table-cell>
          <table:table-cell table:number-columns-repeated="9"/>
        </table:table-row>
        <table:table-row table:style-name="ro1">
          <table:table-cell table:number-columns-repeated="2"/>
          <table:table-cell table:formula="of:=ROUND([.C1222]-([.$J$1]-[.C1222]*([.$A$2]/(4*100))/[.$C$3])-[.$K$3]/4;2)" office:value-type="float" office:value="25355.23">
            <text:p>25355.23</text:p>
          </table:table-cell>
          <table:table-cell table:formula="of:=[.D1222]+1" office:value-type="float" office:value="1216">
            <text:p>1216</text:p>
          </table:table-cell>
          <table:table-cell table:number-columns-repeated="9"/>
        </table:table-row>
        <table:table-row table:style-name="ro1">
          <table:table-cell table:number-columns-repeated="2"/>
          <table:table-cell table:formula="of:=ROUND([.C1223]-([.$J$1]-[.C1223]*([.$A$2]/(4*100))/[.$C$3])-[.$K$3]/4;2)" office:value-type="float" office:value="25252.32">
            <text:p>25252.32</text:p>
          </table:table-cell>
          <table:table-cell table:formula="of:=[.D1223]+1" office:value-type="float" office:value="1217">
            <text:p>1217</text:p>
          </table:table-cell>
          <table:table-cell table:number-columns-repeated="9"/>
        </table:table-row>
        <table:table-row table:style-name="ro1">
          <table:table-cell table:number-columns-repeated="2"/>
          <table:table-cell table:formula="of:=ROUND([.C1224]-([.$J$1]-[.C1224]*([.$A$2]/(4*100))/[.$C$3])-[.$K$3]/4;2)" office:value-type="float" office:value="25149.31">
            <text:p>25149.31</text:p>
          </table:table-cell>
          <table:table-cell table:formula="of:=[.D1224]+1" office:value-type="float" office:value="1218">
            <text:p>1218</text:p>
          </table:table-cell>
          <table:table-cell table:number-columns-repeated="9"/>
        </table:table-row>
        <table:table-row table:style-name="ro1">
          <table:table-cell table:number-columns-repeated="2"/>
          <table:table-cell table:formula="of:=ROUND([.C1225]-([.$J$1]-[.C1225]*([.$A$2]/(4*100))/[.$C$3])-[.$K$3]/4;2)" office:value-type="float" office:value="25046.21">
            <text:p>25046.21</text:p>
          </table:table-cell>
          <table:table-cell table:formula="of:=[.D1225]+1" office:value-type="float" office:value="1219">
            <text:p>1219</text:p>
          </table:table-cell>
          <table:table-cell table:number-columns-repeated="9"/>
        </table:table-row>
        <table:table-row table:style-name="ro1">
          <table:table-cell table:number-columns-repeated="2"/>
          <table:table-cell table:formula="of:=ROUND([.C1226]-([.$J$1]-[.C1226]*([.$A$2]/(4*100))/[.$C$3])-[.$K$3]/4;2)" office:value-type="float" office:value="24943.01">
            <text:p>24943.01</text:p>
          </table:table-cell>
          <table:table-cell table:formula="of:=[.D1226]+1" office:value-type="float" office:value="1220">
            <text:p>1220</text:p>
          </table:table-cell>
          <table:table-cell table:number-columns-repeated="9"/>
        </table:table-row>
        <table:table-row table:style-name="ro1">
          <table:table-cell table:number-columns-repeated="2"/>
          <table:table-cell table:formula="of:=ROUND([.C1227]-([.$J$1]-[.C1227]*([.$A$2]/(4*100))/[.$C$3])-[.$K$3]/4;2)" office:value-type="float" office:value="24839.71">
            <text:p>24839.71</text:p>
          </table:table-cell>
          <table:table-cell table:formula="of:=[.D1227]+1" office:value-type="float" office:value="1221">
            <text:p>1221</text:p>
          </table:table-cell>
          <table:table-cell table:number-columns-repeated="9"/>
        </table:table-row>
        <table:table-row table:style-name="ro1">
          <table:table-cell table:number-columns-repeated="2"/>
          <table:table-cell table:formula="of:=ROUND([.C1228]-([.$J$1]-[.C1228]*([.$A$2]/(4*100))/[.$C$3])-[.$K$3]/4;2)" office:value-type="float" office:value="24736.32">
            <text:p>24736.32</text:p>
          </table:table-cell>
          <table:table-cell table:formula="of:=[.D1228]+1" office:value-type="float" office:value="1222">
            <text:p>1222</text:p>
          </table:table-cell>
          <table:table-cell table:number-columns-repeated="9"/>
        </table:table-row>
        <table:table-row table:style-name="ro1">
          <table:table-cell table:number-columns-repeated="2"/>
          <table:table-cell table:formula="of:=ROUND([.C1229]-([.$J$1]-[.C1229]*([.$A$2]/(4*100))/[.$C$3])-[.$K$3]/4;2)" office:value-type="float" office:value="24632.83">
            <text:p>24632.83</text:p>
          </table:table-cell>
          <table:table-cell table:formula="of:=[.D1229]+1" office:value-type="float" office:value="1223">
            <text:p>1223</text:p>
          </table:table-cell>
          <table:table-cell table:number-columns-repeated="9"/>
        </table:table-row>
        <table:table-row table:style-name="ro1">
          <table:table-cell table:number-columns-repeated="2"/>
          <table:table-cell table:formula="of:=ROUND([.C1230]-([.$J$1]-[.C1230]*([.$A$2]/(4*100))/[.$C$3])-[.$K$3]/4;2)" office:value-type="float" office:value="24529.24">
            <text:p>24529.24</text:p>
          </table:table-cell>
          <table:table-cell table:formula="of:=[.D1230]+1" office:value-type="float" office:value="1224">
            <text:p>1224</text:p>
          </table:table-cell>
          <table:table-cell table:number-columns-repeated="9"/>
        </table:table-row>
        <table:table-row table:style-name="ro1">
          <table:table-cell table:number-columns-repeated="2"/>
          <table:table-cell table:formula="of:=ROUND([.C1231]-([.$J$1]-[.C1231]*([.$A$2]/(4*100))/[.$C$3])-[.$K$3]/4;2)" office:value-type="float" office:value="24425.56">
            <text:p>24425.56</text:p>
          </table:table-cell>
          <table:table-cell table:formula="of:=[.D1231]+1" office:value-type="float" office:value="1225">
            <text:p>1225</text:p>
          </table:table-cell>
          <table:table-cell table:number-columns-repeated="9"/>
        </table:table-row>
        <table:table-row table:style-name="ro1">
          <table:table-cell table:number-columns-repeated="2"/>
          <table:table-cell table:formula="of:=ROUND([.C1232]-([.$J$1]-[.C1232]*([.$A$2]/(4*100))/[.$C$3])-[.$K$3]/4;2)" office:value-type="float" office:value="24321.78">
            <text:p>24321.78</text:p>
          </table:table-cell>
          <table:table-cell table:formula="of:=[.D1232]+1" office:value-type="float" office:value="1226">
            <text:p>1226</text:p>
          </table:table-cell>
          <table:table-cell table:number-columns-repeated="9"/>
        </table:table-row>
        <table:table-row table:style-name="ro1">
          <table:table-cell table:number-columns-repeated="2"/>
          <table:table-cell table:formula="of:=ROUND([.C1233]-([.$J$1]-[.C1233]*([.$A$2]/(4*100))/[.$C$3])-[.$K$3]/4;2)" office:value-type="float" office:value="24217.9">
            <text:p>24217.9</text:p>
          </table:table-cell>
          <table:table-cell table:formula="of:=[.D1233]+1" office:value-type="float" office:value="1227">
            <text:p>1227</text:p>
          </table:table-cell>
          <table:table-cell table:number-columns-repeated="9"/>
        </table:table-row>
        <table:table-row table:style-name="ro1">
          <table:table-cell table:number-columns-repeated="2"/>
          <table:table-cell table:formula="of:=ROUND([.C1234]-([.$J$1]-[.C1234]*([.$A$2]/(4*100))/[.$C$3])-[.$K$3]/4;2)" office:value-type="float" office:value="24113.92">
            <text:p>24113.92</text:p>
          </table:table-cell>
          <table:table-cell table:formula="of:=[.D1234]+1" office:value-type="float" office:value="1228">
            <text:p>1228</text:p>
          </table:table-cell>
          <table:table-cell table:number-columns-repeated="9"/>
        </table:table-row>
        <table:table-row table:style-name="ro1">
          <table:table-cell table:number-columns-repeated="2"/>
          <table:table-cell table:formula="of:=ROUND([.C1235]-([.$J$1]-[.C1235]*([.$A$2]/(4*100))/[.$C$3])-[.$K$3]/4;2)" office:value-type="float" office:value="24009.85">
            <text:p>24009.85</text:p>
          </table:table-cell>
          <table:table-cell table:formula="of:=[.D1235]+1" office:value-type="float" office:value="1229">
            <text:p>1229</text:p>
          </table:table-cell>
          <table:table-cell table:number-columns-repeated="9"/>
        </table:table-row>
        <table:table-row table:style-name="ro1">
          <table:table-cell table:number-columns-repeated="2"/>
          <table:table-cell table:formula="of:=ROUND([.C1236]-([.$J$1]-[.C1236]*([.$A$2]/(4*100))/[.$C$3])-[.$K$3]/4;2)" office:value-type="float" office:value="23905.68">
            <text:p>23905.68</text:p>
          </table:table-cell>
          <table:table-cell table:formula="of:=[.D1236]+1" office:value-type="float" office:value="1230">
            <text:p>1230</text:p>
          </table:table-cell>
          <table:table-cell table:number-columns-repeated="9"/>
        </table:table-row>
        <table:table-row table:style-name="ro1">
          <table:table-cell table:number-columns-repeated="2"/>
          <table:table-cell table:formula="of:=ROUND([.C1237]-([.$J$1]-[.C1237]*([.$A$2]/(4*100))/[.$C$3])-[.$K$3]/4;2)" office:value-type="float" office:value="23801.41">
            <text:p>23801.41</text:p>
          </table:table-cell>
          <table:table-cell table:formula="of:=[.D1237]+1" office:value-type="float" office:value="1231">
            <text:p>1231</text:p>
          </table:table-cell>
          <table:table-cell table:number-columns-repeated="9"/>
        </table:table-row>
        <table:table-row table:style-name="ro1">
          <table:table-cell table:number-columns-repeated="2"/>
          <table:table-cell table:formula="of:=ROUND([.C1238]-([.$J$1]-[.C1238]*([.$A$2]/(4*100))/[.$C$3])-[.$K$3]/4;2)" office:value-type="float" office:value="23697.04">
            <text:p>23697.04</text:p>
          </table:table-cell>
          <table:table-cell table:formula="of:=[.D1238]+1" office:value-type="float" office:value="1232">
            <text:p>1232</text:p>
          </table:table-cell>
          <table:table-cell table:number-columns-repeated="9"/>
        </table:table-row>
        <table:table-row table:style-name="ro1">
          <table:table-cell table:number-columns-repeated="2"/>
          <table:table-cell table:formula="of:=ROUND([.C1239]-([.$J$1]-[.C1239]*([.$A$2]/(4*100))/[.$C$3])-[.$K$3]/4;2)" office:value-type="float" office:value="23592.58">
            <text:p>23592.58</text:p>
          </table:table-cell>
          <table:table-cell table:formula="of:=[.D1239]+1" office:value-type="float" office:value="1233">
            <text:p>1233</text:p>
          </table:table-cell>
          <table:table-cell table:number-columns-repeated="9"/>
        </table:table-row>
        <table:table-row table:style-name="ro1">
          <table:table-cell table:number-columns-repeated="2"/>
          <table:table-cell table:formula="of:=ROUND([.C1240]-([.$J$1]-[.C1240]*([.$A$2]/(4*100))/[.$C$3])-[.$K$3]/4;2)" office:value-type="float" office:value="23488.02">
            <text:p>23488.02</text:p>
          </table:table-cell>
          <table:table-cell table:formula="of:=[.D1240]+1" office:value-type="float" office:value="1234">
            <text:p>1234</text:p>
          </table:table-cell>
          <table:table-cell table:number-columns-repeated="9"/>
        </table:table-row>
        <table:table-row table:style-name="ro1">
          <table:table-cell table:number-columns-repeated="2"/>
          <table:table-cell table:formula="of:=ROUND([.C1241]-([.$J$1]-[.C1241]*([.$A$2]/(4*100))/[.$C$3])-[.$K$3]/4;2)" office:value-type="float" office:value="23383.36">
            <text:p>23383.36</text:p>
          </table:table-cell>
          <table:table-cell table:formula="of:=[.D1241]+1" office:value-type="float" office:value="1235">
            <text:p>1235</text:p>
          </table:table-cell>
          <table:table-cell table:number-columns-repeated="9"/>
        </table:table-row>
        <table:table-row table:style-name="ro1">
          <table:table-cell table:number-columns-repeated="2"/>
          <table:table-cell table:formula="of:=ROUND([.C1242]-([.$J$1]-[.C1242]*([.$A$2]/(4*100))/[.$C$3])-[.$K$3]/4;2)" office:value-type="float" office:value="23278.6">
            <text:p>23278.6</text:p>
          </table:table-cell>
          <table:table-cell table:formula="of:=[.D1242]+1" office:value-type="float" office:value="1236">
            <text:p>1236</text:p>
          </table:table-cell>
          <table:table-cell table:number-columns-repeated="9"/>
        </table:table-row>
        <table:table-row table:style-name="ro1">
          <table:table-cell table:number-columns-repeated="2"/>
          <table:table-cell table:formula="of:=ROUND([.C1243]-([.$J$1]-[.C1243]*([.$A$2]/(4*100))/[.$C$3])-[.$K$3]/4;2)" office:value-type="float" office:value="23173.74">
            <text:p>23173.74</text:p>
          </table:table-cell>
          <table:table-cell table:formula="of:=[.D1243]+1" office:value-type="float" office:value="1237">
            <text:p>1237</text:p>
          </table:table-cell>
          <table:table-cell table:number-columns-repeated="9"/>
        </table:table-row>
        <table:table-row table:style-name="ro1">
          <table:table-cell table:number-columns-repeated="2"/>
          <table:table-cell table:formula="of:=ROUND([.C1244]-([.$J$1]-[.C1244]*([.$A$2]/(4*100))/[.$C$3])-[.$K$3]/4;2)" office:value-type="float" office:value="23068.79">
            <text:p>23068.79</text:p>
          </table:table-cell>
          <table:table-cell table:formula="of:=[.D1244]+1" office:value-type="float" office:value="1238">
            <text:p>1238</text:p>
          </table:table-cell>
          <table:table-cell table:number-columns-repeated="9"/>
        </table:table-row>
        <table:table-row table:style-name="ro1">
          <table:table-cell table:number-columns-repeated="2"/>
          <table:table-cell table:formula="of:=ROUND([.C1245]-([.$J$1]-[.C1245]*([.$A$2]/(4*100))/[.$C$3])-[.$K$3]/4;2)" office:value-type="float" office:value="22963.74">
            <text:p>22963.74</text:p>
          </table:table-cell>
          <table:table-cell table:formula="of:=[.D1245]+1" office:value-type="float" office:value="1239">
            <text:p>1239</text:p>
          </table:table-cell>
          <table:table-cell table:number-columns-repeated="9"/>
        </table:table-row>
        <table:table-row table:style-name="ro1">
          <table:table-cell table:number-columns-repeated="2"/>
          <table:table-cell table:formula="of:=ROUND([.C1246]-([.$J$1]-[.C1246]*([.$A$2]/(4*100))/[.$C$3])-[.$K$3]/4;2)" office:value-type="float" office:value="22858.59">
            <text:p>22858.59</text:p>
          </table:table-cell>
          <table:table-cell table:formula="of:=[.D1246]+1" office:value-type="float" office:value="1240">
            <text:p>1240</text:p>
          </table:table-cell>
          <table:table-cell table:number-columns-repeated="9"/>
        </table:table-row>
        <table:table-row table:style-name="ro1">
          <table:table-cell table:number-columns-repeated="2"/>
          <table:table-cell table:formula="of:=ROUND([.C1247]-([.$J$1]-[.C1247]*([.$A$2]/(4*100))/[.$C$3])-[.$K$3]/4;2)" office:value-type="float" office:value="22753.34">
            <text:p>22753.34</text:p>
          </table:table-cell>
          <table:table-cell table:formula="of:=[.D1247]+1" office:value-type="float" office:value="1241">
            <text:p>1241</text:p>
          </table:table-cell>
          <table:table-cell table:number-columns-repeated="9"/>
        </table:table-row>
        <table:table-row table:style-name="ro1">
          <table:table-cell table:number-columns-repeated="2"/>
          <table:table-cell table:formula="of:=ROUND([.C1248]-([.$J$1]-[.C1248]*([.$A$2]/(4*100))/[.$C$3])-[.$K$3]/4;2)" office:value-type="float" office:value="22647.99">
            <text:p>22647.99</text:p>
          </table:table-cell>
          <table:table-cell table:formula="of:=[.D1248]+1" office:value-type="float" office:value="1242">
            <text:p>1242</text:p>
          </table:table-cell>
          <table:table-cell table:number-columns-repeated="9"/>
        </table:table-row>
        <table:table-row table:style-name="ro1">
          <table:table-cell table:number-columns-repeated="2"/>
          <table:table-cell table:formula="of:=ROUND([.C1249]-([.$J$1]-[.C1249]*([.$A$2]/(4*100))/[.$C$3])-[.$K$3]/4;2)" office:value-type="float" office:value="22542.54">
            <text:p>22542.54</text:p>
          </table:table-cell>
          <table:table-cell table:formula="of:=[.D1249]+1" office:value-type="float" office:value="1243">
            <text:p>1243</text:p>
          </table:table-cell>
          <table:table-cell table:number-columns-repeated="9"/>
        </table:table-row>
        <table:table-row table:style-name="ro1">
          <table:table-cell table:number-columns-repeated="2"/>
          <table:table-cell table:formula="of:=ROUND([.C1250]-([.$J$1]-[.C1250]*([.$A$2]/(4*100))/[.$C$3])-[.$K$3]/4;2)" office:value-type="float" office:value="22436.99">
            <text:p>22436.99</text:p>
          </table:table-cell>
          <table:table-cell table:formula="of:=[.D1250]+1" office:value-type="float" office:value="1244">
            <text:p>1244</text:p>
          </table:table-cell>
          <table:table-cell table:number-columns-repeated="9"/>
        </table:table-row>
        <table:table-row table:style-name="ro1">
          <table:table-cell table:number-columns-repeated="2"/>
          <table:table-cell table:formula="of:=ROUND([.C1251]-([.$J$1]-[.C1251]*([.$A$2]/(4*100))/[.$C$3])-[.$K$3]/4;2)" office:value-type="float" office:value="22331.34">
            <text:p>22331.34</text:p>
          </table:table-cell>
          <table:table-cell table:formula="of:=[.D1251]+1" office:value-type="float" office:value="1245">
            <text:p>1245</text:p>
          </table:table-cell>
          <table:table-cell table:number-columns-repeated="9"/>
        </table:table-row>
        <table:table-row table:style-name="ro1">
          <table:table-cell table:number-columns-repeated="2"/>
          <table:table-cell table:formula="of:=ROUND([.C1252]-([.$J$1]-[.C1252]*([.$A$2]/(4*100))/[.$C$3])-[.$K$3]/4;2)" office:value-type="float" office:value="22225.6">
            <text:p>22225.6</text:p>
          </table:table-cell>
          <table:table-cell table:formula="of:=[.D1252]+1" office:value-type="float" office:value="1246">
            <text:p>1246</text:p>
          </table:table-cell>
          <table:table-cell table:number-columns-repeated="9"/>
        </table:table-row>
        <table:table-row table:style-name="ro1">
          <table:table-cell table:number-columns-repeated="2"/>
          <table:table-cell table:formula="of:=ROUND([.C1253]-([.$J$1]-[.C1253]*([.$A$2]/(4*100))/[.$C$3])-[.$K$3]/4;2)" office:value-type="float" office:value="22119.76">
            <text:p>22119.76</text:p>
          </table:table-cell>
          <table:table-cell table:formula="of:=[.D1253]+1" office:value-type="float" office:value="1247">
            <text:p>1247</text:p>
          </table:table-cell>
          <table:table-cell table:number-columns-repeated="9"/>
        </table:table-row>
        <table:table-row table:style-name="ro1">
          <table:table-cell table:number-columns-repeated="2"/>
          <table:table-cell table:formula="of:=ROUND([.C1254]-([.$J$1]-[.C1254]*([.$A$2]/(4*100))/[.$C$3])-[.$K$3]/4;2)" office:value-type="float" office:value="22013.82">
            <text:p>22013.82</text:p>
          </table:table-cell>
          <table:table-cell table:formula="of:=[.D1254]+1" office:value-type="float" office:value="1248">
            <text:p>1248</text:p>
          </table:table-cell>
          <table:table-cell table:number-columns-repeated="9"/>
        </table:table-row>
        <table:table-row table:style-name="ro1">
          <table:table-cell table:number-columns-repeated="2"/>
          <table:table-cell table:formula="of:=ROUND([.C1255]-([.$J$1]-[.C1255]*([.$A$2]/(4*100))/[.$C$3])-[.$K$3]/4;2)" office:value-type="float" office:value="21907.78">
            <text:p>21907.78</text:p>
          </table:table-cell>
          <table:table-cell table:formula="of:=[.D1255]+1" office:value-type="float" office:value="1249">
            <text:p>1249</text:p>
          </table:table-cell>
          <table:table-cell table:number-columns-repeated="9"/>
        </table:table-row>
        <table:table-row table:style-name="ro1">
          <table:table-cell table:number-columns-repeated="2"/>
          <table:table-cell table:formula="of:=ROUND([.C1256]-([.$J$1]-[.C1256]*([.$A$2]/(4*100))/[.$C$3])-[.$K$3]/4;2)" office:value-type="float" office:value="21801.64">
            <text:p>21801.64</text:p>
          </table:table-cell>
          <table:table-cell table:formula="of:=[.D1256]+1" office:value-type="float" office:value="1250">
            <text:p>1250</text:p>
          </table:table-cell>
          <table:table-cell table:number-columns-repeated="9"/>
        </table:table-row>
        <table:table-row table:style-name="ro1">
          <table:table-cell table:number-columns-repeated="2"/>
          <table:table-cell table:formula="of:=ROUND([.C1257]-([.$J$1]-[.C1257]*([.$A$2]/(4*100))/[.$C$3])-[.$K$3]/4;2)" office:value-type="float" office:value="21695.4">
            <text:p>21695.4</text:p>
          </table:table-cell>
          <table:table-cell table:formula="of:=[.D1257]+1" office:value-type="float" office:value="1251">
            <text:p>1251</text:p>
          </table:table-cell>
          <table:table-cell table:number-columns-repeated="9"/>
        </table:table-row>
        <table:table-row table:style-name="ro1">
          <table:table-cell table:number-columns-repeated="2"/>
          <table:table-cell table:formula="of:=ROUND([.C1258]-([.$J$1]-[.C1258]*([.$A$2]/(4*100))/[.$C$3])-[.$K$3]/4;2)" office:value-type="float" office:value="21589.06">
            <text:p>21589.06</text:p>
          </table:table-cell>
          <table:table-cell table:formula="of:=[.D1258]+1" office:value-type="float" office:value="1252">
            <text:p>1252</text:p>
          </table:table-cell>
          <table:table-cell table:number-columns-repeated="9"/>
        </table:table-row>
        <table:table-row table:style-name="ro1">
          <table:table-cell table:number-columns-repeated="2"/>
          <table:table-cell table:formula="of:=ROUND([.C1259]-([.$J$1]-[.C1259]*([.$A$2]/(4*100))/[.$C$3])-[.$K$3]/4;2)" office:value-type="float" office:value="21482.62">
            <text:p>21482.62</text:p>
          </table:table-cell>
          <table:table-cell table:formula="of:=[.D1259]+1" office:value-type="float" office:value="1253">
            <text:p>1253</text:p>
          </table:table-cell>
          <table:table-cell table:number-columns-repeated="9"/>
        </table:table-row>
        <table:table-row table:style-name="ro1">
          <table:table-cell table:number-columns-repeated="2"/>
          <table:table-cell table:formula="of:=ROUND([.C1260]-([.$J$1]-[.C1260]*([.$A$2]/(4*100))/[.$C$3])-[.$K$3]/4;2)" office:value-type="float" office:value="21376.08">
            <text:p>21376.08</text:p>
          </table:table-cell>
          <table:table-cell table:formula="of:=[.D1260]+1" office:value-type="float" office:value="1254">
            <text:p>1254</text:p>
          </table:table-cell>
          <table:table-cell table:number-columns-repeated="9"/>
        </table:table-row>
        <table:table-row table:style-name="ro1">
          <table:table-cell table:number-columns-repeated="2"/>
          <table:table-cell table:formula="of:=ROUND([.C1261]-([.$J$1]-[.C1261]*([.$A$2]/(4*100))/[.$C$3])-[.$K$3]/4;2)" office:value-type="float" office:value="21269.44">
            <text:p>21269.44</text:p>
          </table:table-cell>
          <table:table-cell table:formula="of:=[.D1261]+1" office:value-type="float" office:value="1255">
            <text:p>1255</text:p>
          </table:table-cell>
          <table:table-cell table:number-columns-repeated="9"/>
        </table:table-row>
        <table:table-row table:style-name="ro1">
          <table:table-cell table:number-columns-repeated="2"/>
          <table:table-cell table:formula="of:=ROUND([.C1262]-([.$J$1]-[.C1262]*([.$A$2]/(4*100))/[.$C$3])-[.$K$3]/4;2)" office:value-type="float" office:value="21162.7">
            <text:p>21162.7</text:p>
          </table:table-cell>
          <table:table-cell table:formula="of:=[.D1262]+1" office:value-type="float" office:value="1256">
            <text:p>1256</text:p>
          </table:table-cell>
          <table:table-cell table:number-columns-repeated="9"/>
        </table:table-row>
        <table:table-row table:style-name="ro1">
          <table:table-cell table:number-columns-repeated="2"/>
          <table:table-cell table:formula="of:=ROUND([.C1263]-([.$J$1]-[.C1263]*([.$A$2]/(4*100))/[.$C$3])-[.$K$3]/4;2)" office:value-type="float" office:value="21055.86">
            <text:p>21055.86</text:p>
          </table:table-cell>
          <table:table-cell table:formula="of:=[.D1263]+1" office:value-type="float" office:value="1257">
            <text:p>1257</text:p>
          </table:table-cell>
          <table:table-cell table:number-columns-repeated="9"/>
        </table:table-row>
        <table:table-row table:style-name="ro1">
          <table:table-cell table:number-columns-repeated="2"/>
          <table:table-cell table:formula="of:=ROUND([.C1264]-([.$J$1]-[.C1264]*([.$A$2]/(4*100))/[.$C$3])-[.$K$3]/4;2)" office:value-type="float" office:value="20948.92">
            <text:p>20948.92</text:p>
          </table:table-cell>
          <table:table-cell table:formula="of:=[.D1264]+1" office:value-type="float" office:value="1258">
            <text:p>1258</text:p>
          </table:table-cell>
          <table:table-cell table:number-columns-repeated="9"/>
        </table:table-row>
        <table:table-row table:style-name="ro1">
          <table:table-cell table:number-columns-repeated="2"/>
          <table:table-cell table:formula="of:=ROUND([.C1265]-([.$J$1]-[.C1265]*([.$A$2]/(4*100))/[.$C$3])-[.$K$3]/4;2)" office:value-type="float" office:value="20841.88">
            <text:p>20841.88</text:p>
          </table:table-cell>
          <table:table-cell table:formula="of:=[.D1265]+1" office:value-type="float" office:value="1259">
            <text:p>1259</text:p>
          </table:table-cell>
          <table:table-cell table:number-columns-repeated="9"/>
        </table:table-row>
        <table:table-row table:style-name="ro1">
          <table:table-cell table:number-columns-repeated="2"/>
          <table:table-cell table:formula="of:=ROUND([.C1266]-([.$J$1]-[.C1266]*([.$A$2]/(4*100))/[.$C$3])-[.$K$3]/4;2)" office:value-type="float" office:value="20734.74">
            <text:p>20734.74</text:p>
          </table:table-cell>
          <table:table-cell table:formula="of:=[.D1266]+1" office:value-type="float" office:value="1260">
            <text:p>1260</text:p>
          </table:table-cell>
          <table:table-cell table:number-columns-repeated="9"/>
        </table:table-row>
        <table:table-row table:style-name="ro1">
          <table:table-cell table:number-columns-repeated="2"/>
          <table:table-cell table:formula="of:=ROUND([.C1267]-([.$J$1]-[.C1267]*([.$A$2]/(4*100))/[.$C$3])-[.$K$3]/4;2)" office:value-type="float" office:value="20627.5">
            <text:p>20627.5</text:p>
          </table:table-cell>
          <table:table-cell table:formula="of:=[.D1267]+1" office:value-type="float" office:value="1261">
            <text:p>1261</text:p>
          </table:table-cell>
          <table:table-cell table:number-columns-repeated="9"/>
        </table:table-row>
        <table:table-row table:style-name="ro1">
          <table:table-cell table:number-columns-repeated="2"/>
          <table:table-cell table:formula="of:=ROUND([.C1268]-([.$J$1]-[.C1268]*([.$A$2]/(4*100))/[.$C$3])-[.$K$3]/4;2)" office:value-type="float" office:value="20520.16">
            <text:p>20520.16</text:p>
          </table:table-cell>
          <table:table-cell table:formula="of:=[.D1268]+1" office:value-type="float" office:value="1262">
            <text:p>1262</text:p>
          </table:table-cell>
          <table:table-cell table:number-columns-repeated="9"/>
        </table:table-row>
        <table:table-row table:style-name="ro1">
          <table:table-cell table:number-columns-repeated="2"/>
          <table:table-cell table:formula="of:=ROUND([.C1269]-([.$J$1]-[.C1269]*([.$A$2]/(4*100))/[.$C$3])-[.$K$3]/4;2)" office:value-type="float" office:value="20412.72">
            <text:p>20412.72</text:p>
          </table:table-cell>
          <table:table-cell table:formula="of:=[.D1269]+1" office:value-type="float" office:value="1263">
            <text:p>1263</text:p>
          </table:table-cell>
          <table:table-cell table:number-columns-repeated="9"/>
        </table:table-row>
        <table:table-row table:style-name="ro1">
          <table:table-cell table:number-columns-repeated="2"/>
          <table:table-cell table:formula="of:=ROUND([.C1270]-([.$J$1]-[.C1270]*([.$A$2]/(4*100))/[.$C$3])-[.$K$3]/4;2)" office:value-type="float" office:value="20305.18">
            <text:p>20305.18</text:p>
          </table:table-cell>
          <table:table-cell table:formula="of:=[.D1270]+1" office:value-type="float" office:value="1264">
            <text:p>1264</text:p>
          </table:table-cell>
          <table:table-cell table:number-columns-repeated="9"/>
        </table:table-row>
        <table:table-row table:style-name="ro1">
          <table:table-cell table:number-columns-repeated="2"/>
          <table:table-cell table:formula="of:=ROUND([.C1271]-([.$J$1]-[.C1271]*([.$A$2]/(4*100))/[.$C$3])-[.$K$3]/4;2)" office:value-type="float" office:value="20197.54">
            <text:p>20197.54</text:p>
          </table:table-cell>
          <table:table-cell table:formula="of:=[.D1271]+1" office:value-type="float" office:value="1265">
            <text:p>1265</text:p>
          </table:table-cell>
          <table:table-cell table:number-columns-repeated="9"/>
        </table:table-row>
        <table:table-row table:style-name="ro1">
          <table:table-cell table:number-columns-repeated="2"/>
          <table:table-cell table:formula="of:=ROUND([.C1272]-([.$J$1]-[.C1272]*([.$A$2]/(4*100))/[.$C$3])-[.$K$3]/4;2)" office:value-type="float" office:value="20089.8">
            <text:p>20089.8</text:p>
          </table:table-cell>
          <table:table-cell table:formula="of:=[.D1272]+1" office:value-type="float" office:value="1266">
            <text:p>1266</text:p>
          </table:table-cell>
          <table:table-cell table:number-columns-repeated="9"/>
        </table:table-row>
        <table:table-row table:style-name="ro1">
          <table:table-cell table:number-columns-repeated="2"/>
          <table:table-cell table:formula="of:=ROUND([.C1273]-([.$J$1]-[.C1273]*([.$A$2]/(4*100))/[.$C$3])-[.$K$3]/4;2)" office:value-type="float" office:value="19981.95">
            <text:p>19981.95</text:p>
          </table:table-cell>
          <table:table-cell table:formula="of:=[.D1273]+1" office:value-type="float" office:value="1267">
            <text:p>1267</text:p>
          </table:table-cell>
          <table:table-cell table:number-columns-repeated="9"/>
        </table:table-row>
        <table:table-row table:style-name="ro1">
          <table:table-cell table:number-columns-repeated="2"/>
          <table:table-cell table:formula="of:=ROUND([.C1274]-([.$J$1]-[.C1274]*([.$A$2]/(4*100))/[.$C$3])-[.$K$3]/4;2)" office:value-type="float" office:value="19874">
            <text:p>19874</text:p>
          </table:table-cell>
          <table:table-cell table:formula="of:=[.D1274]+1" office:value-type="float" office:value="1268">
            <text:p>1268</text:p>
          </table:table-cell>
          <table:table-cell table:number-columns-repeated="9"/>
        </table:table-row>
        <table:table-row table:style-name="ro1">
          <table:table-cell table:number-columns-repeated="2"/>
          <table:table-cell table:formula="of:=ROUND([.C1275]-([.$J$1]-[.C1275]*([.$A$2]/(4*100))/[.$C$3])-[.$K$3]/4;2)" office:value-type="float" office:value="19765.95">
            <text:p>19765.95</text:p>
          </table:table-cell>
          <table:table-cell table:formula="of:=[.D1275]+1" office:value-type="float" office:value="1269">
            <text:p>1269</text:p>
          </table:table-cell>
          <table:table-cell table:number-columns-repeated="9"/>
        </table:table-row>
        <table:table-row table:style-name="ro1">
          <table:table-cell table:number-columns-repeated="2"/>
          <table:table-cell table:formula="of:=ROUND([.C1276]-([.$J$1]-[.C1276]*([.$A$2]/(4*100))/[.$C$3])-[.$K$3]/4;2)" office:value-type="float" office:value="19657.8">
            <text:p>19657.8</text:p>
          </table:table-cell>
          <table:table-cell table:formula="of:=[.D1276]+1" office:value-type="float" office:value="1270">
            <text:p>1270</text:p>
          </table:table-cell>
          <table:table-cell table:number-columns-repeated="9"/>
        </table:table-row>
        <table:table-row table:style-name="ro1">
          <table:table-cell table:number-columns-repeated="2"/>
          <table:table-cell table:formula="of:=ROUND([.C1277]-([.$J$1]-[.C1277]*([.$A$2]/(4*100))/[.$C$3])-[.$K$3]/4;2)" office:value-type="float" office:value="19549.55">
            <text:p>19549.55</text:p>
          </table:table-cell>
          <table:table-cell table:formula="of:=[.D1277]+1" office:value-type="float" office:value="1271">
            <text:p>1271</text:p>
          </table:table-cell>
          <table:table-cell table:number-columns-repeated="9"/>
        </table:table-row>
        <table:table-row table:style-name="ro1">
          <table:table-cell table:number-columns-repeated="2"/>
          <table:table-cell table:formula="of:=ROUND([.C1278]-([.$J$1]-[.C1278]*([.$A$2]/(4*100))/[.$C$3])-[.$K$3]/4;2)" office:value-type="float" office:value="19441.2">
            <text:p>19441.2</text:p>
          </table:table-cell>
          <table:table-cell table:formula="of:=[.D1278]+1" office:value-type="float" office:value="1272">
            <text:p>1272</text:p>
          </table:table-cell>
          <table:table-cell table:number-columns-repeated="9"/>
        </table:table-row>
        <table:table-row table:style-name="ro1">
          <table:table-cell table:number-columns-repeated="2"/>
          <table:table-cell table:formula="of:=ROUND([.C1279]-([.$J$1]-[.C1279]*([.$A$2]/(4*100))/[.$C$3])-[.$K$3]/4;2)" office:value-type="float" office:value="19332.75">
            <text:p>19332.75</text:p>
          </table:table-cell>
          <table:table-cell table:formula="of:=[.D1279]+1" office:value-type="float" office:value="1273">
            <text:p>1273</text:p>
          </table:table-cell>
          <table:table-cell table:number-columns-repeated="9"/>
        </table:table-row>
        <table:table-row table:style-name="ro1">
          <table:table-cell table:number-columns-repeated="2"/>
          <table:table-cell table:formula="of:=ROUND([.C1280]-([.$J$1]-[.C1280]*([.$A$2]/(4*100))/[.$C$3])-[.$K$3]/4;2)" office:value-type="float" office:value="19224.19">
            <text:p>19224.19</text:p>
          </table:table-cell>
          <table:table-cell table:formula="of:=[.D1280]+1" office:value-type="float" office:value="1274">
            <text:p>1274</text:p>
          </table:table-cell>
          <table:table-cell table:number-columns-repeated="9"/>
        </table:table-row>
        <table:table-row table:style-name="ro1">
          <table:table-cell table:number-columns-repeated="2"/>
          <table:table-cell table:formula="of:=ROUND([.C1281]-([.$J$1]-[.C1281]*([.$A$2]/(4*100))/[.$C$3])-[.$K$3]/4;2)" office:value-type="float" office:value="19115.53">
            <text:p>19115.53</text:p>
          </table:table-cell>
          <table:table-cell table:formula="of:=[.D1281]+1" office:value-type="float" office:value="1275">
            <text:p>1275</text:p>
          </table:table-cell>
          <table:table-cell table:number-columns-repeated="9"/>
        </table:table-row>
        <table:table-row table:style-name="ro1">
          <table:table-cell table:number-columns-repeated="2"/>
          <table:table-cell table:formula="of:=ROUND([.C1282]-([.$J$1]-[.C1282]*([.$A$2]/(4*100))/[.$C$3])-[.$K$3]/4;2)" office:value-type="float" office:value="19006.77">
            <text:p>19006.77</text:p>
          </table:table-cell>
          <table:table-cell table:formula="of:=[.D1282]+1" office:value-type="float" office:value="1276">
            <text:p>1276</text:p>
          </table:table-cell>
          <table:table-cell table:number-columns-repeated="9"/>
        </table:table-row>
        <table:table-row table:style-name="ro1">
          <table:table-cell table:number-columns-repeated="2"/>
          <table:table-cell table:formula="of:=ROUND([.C1283]-([.$J$1]-[.C1283]*([.$A$2]/(4*100))/[.$C$3])-[.$K$3]/4;2)" office:value-type="float" office:value="18897.91">
            <text:p>18897.91</text:p>
          </table:table-cell>
          <table:table-cell table:formula="of:=[.D1283]+1" office:value-type="float" office:value="1277">
            <text:p>1277</text:p>
          </table:table-cell>
          <table:table-cell table:number-columns-repeated="9"/>
        </table:table-row>
        <table:table-row table:style-name="ro1">
          <table:table-cell table:number-columns-repeated="2"/>
          <table:table-cell table:formula="of:=ROUND([.C1284]-([.$J$1]-[.C1284]*([.$A$2]/(4*100))/[.$C$3])-[.$K$3]/4;2)" office:value-type="float" office:value="18788.95">
            <text:p>18788.95</text:p>
          </table:table-cell>
          <table:table-cell table:formula="of:=[.D1284]+1" office:value-type="float" office:value="1278">
            <text:p>1278</text:p>
          </table:table-cell>
          <table:table-cell table:number-columns-repeated="9"/>
        </table:table-row>
        <table:table-row table:style-name="ro1">
          <table:table-cell table:number-columns-repeated="2"/>
          <table:table-cell table:formula="of:=ROUND([.C1285]-([.$J$1]-[.C1285]*([.$A$2]/(4*100))/[.$C$3])-[.$K$3]/4;2)" office:value-type="float" office:value="18679.88">
            <text:p>18679.88</text:p>
          </table:table-cell>
          <table:table-cell table:formula="of:=[.D1285]+1" office:value-type="float" office:value="1279">
            <text:p>1279</text:p>
          </table:table-cell>
          <table:table-cell table:number-columns-repeated="9"/>
        </table:table-row>
        <table:table-row table:style-name="ro1">
          <table:table-cell table:number-columns-repeated="2"/>
          <table:table-cell table:formula="of:=ROUND([.C1286]-([.$J$1]-[.C1286]*([.$A$2]/(4*100))/[.$C$3])-[.$K$3]/4;2)" office:value-type="float" office:value="18570.71">
            <text:p>18570.71</text:p>
          </table:table-cell>
          <table:table-cell table:formula="of:=[.D1286]+1" office:value-type="float" office:value="1280">
            <text:p>1280</text:p>
          </table:table-cell>
          <table:table-cell table:number-columns-repeated="9"/>
        </table:table-row>
        <table:table-row table:style-name="ro1">
          <table:table-cell table:number-columns-repeated="2"/>
          <table:table-cell table:formula="of:=ROUND([.C1287]-([.$J$1]-[.C1287]*([.$A$2]/(4*100))/[.$C$3])-[.$K$3]/4;2)" office:value-type="float" office:value="18461.44">
            <text:p>18461.44</text:p>
          </table:table-cell>
          <table:table-cell table:formula="of:=[.D1287]+1" office:value-type="float" office:value="1281">
            <text:p>1281</text:p>
          </table:table-cell>
          <table:table-cell table:number-columns-repeated="9"/>
        </table:table-row>
        <table:table-row table:style-name="ro1">
          <table:table-cell table:number-columns-repeated="2"/>
          <table:table-cell table:formula="of:=ROUND([.C1288]-([.$J$1]-[.C1288]*([.$A$2]/(4*100))/[.$C$3])-[.$K$3]/4;2)" office:value-type="float" office:value="18352.07">
            <text:p>18352.07</text:p>
          </table:table-cell>
          <table:table-cell table:formula="of:=[.D1288]+1" office:value-type="float" office:value="1282">
            <text:p>1282</text:p>
          </table:table-cell>
          <table:table-cell table:number-columns-repeated="9"/>
        </table:table-row>
        <table:table-row table:style-name="ro1">
          <table:table-cell table:number-columns-repeated="2"/>
          <table:table-cell table:formula="of:=ROUND([.C1289]-([.$J$1]-[.C1289]*([.$A$2]/(4*100))/[.$C$3])-[.$K$3]/4;2)" office:value-type="float" office:value="18242.6">
            <text:p>18242.6</text:p>
          </table:table-cell>
          <table:table-cell table:formula="of:=[.D1289]+1" office:value-type="float" office:value="1283">
            <text:p>1283</text:p>
          </table:table-cell>
          <table:table-cell table:number-columns-repeated="9"/>
        </table:table-row>
        <table:table-row table:style-name="ro1">
          <table:table-cell table:number-columns-repeated="2"/>
          <table:table-cell table:formula="of:=ROUND([.C1290]-([.$J$1]-[.C1290]*([.$A$2]/(4*100))/[.$C$3])-[.$K$3]/4;2)" office:value-type="float" office:value="18133.02">
            <text:p>18133.02</text:p>
          </table:table-cell>
          <table:table-cell table:formula="of:=[.D1290]+1" office:value-type="float" office:value="1284">
            <text:p>1284</text:p>
          </table:table-cell>
          <table:table-cell table:number-columns-repeated="9"/>
        </table:table-row>
        <table:table-row table:style-name="ro1">
          <table:table-cell table:number-columns-repeated="2"/>
          <table:table-cell table:formula="of:=ROUND([.C1291]-([.$J$1]-[.C1291]*([.$A$2]/(4*100))/[.$C$3])-[.$K$3]/4;2)" office:value-type="float" office:value="18023.34">
            <text:p>18023.34</text:p>
          </table:table-cell>
          <table:table-cell table:formula="of:=[.D1291]+1" office:value-type="float" office:value="1285">
            <text:p>1285</text:p>
          </table:table-cell>
          <table:table-cell table:number-columns-repeated="9"/>
        </table:table-row>
        <table:table-row table:style-name="ro1">
          <table:table-cell table:number-columns-repeated="2"/>
          <table:table-cell table:formula="of:=ROUND([.C1292]-([.$J$1]-[.C1292]*([.$A$2]/(4*100))/[.$C$3])-[.$K$3]/4;2)" office:value-type="float" office:value="17913.56">
            <text:p>17913.56</text:p>
          </table:table-cell>
          <table:table-cell table:formula="of:=[.D1292]+1" office:value-type="float" office:value="1286">
            <text:p>1286</text:p>
          </table:table-cell>
          <table:table-cell table:number-columns-repeated="9"/>
        </table:table-row>
        <table:table-row table:style-name="ro1">
          <table:table-cell table:number-columns-repeated="2"/>
          <table:table-cell table:formula="of:=ROUND([.C1293]-([.$J$1]-[.C1293]*([.$A$2]/(4*100))/[.$C$3])-[.$K$3]/4;2)" office:value-type="float" office:value="17803.67">
            <text:p>17803.67</text:p>
          </table:table-cell>
          <table:table-cell table:formula="of:=[.D1293]+1" office:value-type="float" office:value="1287">
            <text:p>1287</text:p>
          </table:table-cell>
          <table:table-cell table:number-columns-repeated="9"/>
        </table:table-row>
        <table:table-row table:style-name="ro1">
          <table:table-cell table:number-columns-repeated="2"/>
          <table:table-cell table:formula="of:=ROUND([.C1294]-([.$J$1]-[.C1294]*([.$A$2]/(4*100))/[.$C$3])-[.$K$3]/4;2)" office:value-type="float" office:value="17693.68">
            <text:p>17693.68</text:p>
          </table:table-cell>
          <table:table-cell table:formula="of:=[.D1294]+1" office:value-type="float" office:value="1288">
            <text:p>1288</text:p>
          </table:table-cell>
          <table:table-cell table:number-columns-repeated="9"/>
        </table:table-row>
        <table:table-row table:style-name="ro1">
          <table:table-cell table:number-columns-repeated="2"/>
          <table:table-cell table:formula="of:=ROUND([.C1295]-([.$J$1]-[.C1295]*([.$A$2]/(4*100))/[.$C$3])-[.$K$3]/4;2)" office:value-type="float" office:value="17583.59">
            <text:p>17583.59</text:p>
          </table:table-cell>
          <table:table-cell table:formula="of:=[.D1295]+1" office:value-type="float" office:value="1289">
            <text:p>1289</text:p>
          </table:table-cell>
          <table:table-cell table:number-columns-repeated="9"/>
        </table:table-row>
        <table:table-row table:style-name="ro1">
          <table:table-cell table:number-columns-repeated="2"/>
          <table:table-cell table:formula="of:=ROUND([.C1296]-([.$J$1]-[.C1296]*([.$A$2]/(4*100))/[.$C$3])-[.$K$3]/4;2)" office:value-type="float" office:value="17473.39">
            <text:p>17473.39</text:p>
          </table:table-cell>
          <table:table-cell table:formula="of:=[.D1296]+1" office:value-type="float" office:value="1290">
            <text:p>1290</text:p>
          </table:table-cell>
          <table:table-cell table:number-columns-repeated="9"/>
        </table:table-row>
        <table:table-row table:style-name="ro1">
          <table:table-cell table:number-columns-repeated="2"/>
          <table:table-cell table:formula="of:=ROUND([.C1297]-([.$J$1]-[.C1297]*([.$A$2]/(4*100))/[.$C$3])-[.$K$3]/4;2)" office:value-type="float" office:value="17363.09">
            <text:p>17363.09</text:p>
          </table:table-cell>
          <table:table-cell table:formula="of:=[.D1297]+1" office:value-type="float" office:value="1291">
            <text:p>1291</text:p>
          </table:table-cell>
          <table:table-cell table:number-columns-repeated="9"/>
        </table:table-row>
        <table:table-row table:style-name="ro1">
          <table:table-cell table:number-columns-repeated="2"/>
          <table:table-cell table:formula="of:=ROUND([.C1298]-([.$J$1]-[.C1298]*([.$A$2]/(4*100))/[.$C$3])-[.$K$3]/4;2)" office:value-type="float" office:value="17252.69">
            <text:p>17252.69</text:p>
          </table:table-cell>
          <table:table-cell table:formula="of:=[.D1298]+1" office:value-type="float" office:value="1292">
            <text:p>1292</text:p>
          </table:table-cell>
          <table:table-cell table:number-columns-repeated="9"/>
        </table:table-row>
        <table:table-row table:style-name="ro1">
          <table:table-cell table:number-columns-repeated="2"/>
          <table:table-cell table:formula="of:=ROUND([.C1299]-([.$J$1]-[.C1299]*([.$A$2]/(4*100))/[.$C$3])-[.$K$3]/4;2)" office:value-type="float" office:value="17142.18">
            <text:p>17142.18</text:p>
          </table:table-cell>
          <table:table-cell table:formula="of:=[.D1299]+1" office:value-type="float" office:value="1293">
            <text:p>1293</text:p>
          </table:table-cell>
          <table:table-cell table:number-columns-repeated="9"/>
        </table:table-row>
        <table:table-row table:style-name="ro1">
          <table:table-cell table:number-columns-repeated="2"/>
          <table:table-cell table:formula="of:=ROUND([.C1300]-([.$J$1]-[.C1300]*([.$A$2]/(4*100))/[.$C$3])-[.$K$3]/4;2)" office:value-type="float" office:value="17031.57">
            <text:p>17031.57</text:p>
          </table:table-cell>
          <table:table-cell table:formula="of:=[.D1300]+1" office:value-type="float" office:value="1294">
            <text:p>1294</text:p>
          </table:table-cell>
          <table:table-cell table:number-columns-repeated="9"/>
        </table:table-row>
        <table:table-row table:style-name="ro1">
          <table:table-cell table:number-columns-repeated="2"/>
          <table:table-cell table:formula="of:=ROUND([.C1301]-([.$J$1]-[.C1301]*([.$A$2]/(4*100))/[.$C$3])-[.$K$3]/4;2)" office:value-type="float" office:value="16920.86">
            <text:p>16920.86</text:p>
          </table:table-cell>
          <table:table-cell table:formula="of:=[.D1301]+1" office:value-type="float" office:value="1295">
            <text:p>1295</text:p>
          </table:table-cell>
          <table:table-cell table:number-columns-repeated="9"/>
        </table:table-row>
        <table:table-row table:style-name="ro1">
          <table:table-cell table:number-columns-repeated="2"/>
          <table:table-cell table:formula="of:=ROUND([.C1302]-([.$J$1]-[.C1302]*([.$A$2]/(4*100))/[.$C$3])-[.$K$3]/4;2)" office:value-type="float" office:value="16810.04">
            <text:p>16810.04</text:p>
          </table:table-cell>
          <table:table-cell table:formula="of:=[.D1302]+1" office:value-type="float" office:value="1296">
            <text:p>1296</text:p>
          </table:table-cell>
          <table:table-cell table:number-columns-repeated="9"/>
        </table:table-row>
        <table:table-row table:style-name="ro1">
          <table:table-cell table:number-columns-repeated="2"/>
          <table:table-cell table:formula="of:=ROUND([.C1303]-([.$J$1]-[.C1303]*([.$A$2]/(4*100))/[.$C$3])-[.$K$3]/4;2)" office:value-type="float" office:value="16699.12">
            <text:p>16699.12</text:p>
          </table:table-cell>
          <table:table-cell table:formula="of:=[.D1303]+1" office:value-type="float" office:value="1297">
            <text:p>1297</text:p>
          </table:table-cell>
          <table:table-cell table:number-columns-repeated="9"/>
        </table:table-row>
        <table:table-row table:style-name="ro1">
          <table:table-cell table:number-columns-repeated="2"/>
          <table:table-cell table:formula="of:=ROUND([.C1304]-([.$J$1]-[.C1304]*([.$A$2]/(4*100))/[.$C$3])-[.$K$3]/4;2)" office:value-type="float" office:value="16588.1">
            <text:p>16588.1</text:p>
          </table:table-cell>
          <table:table-cell table:formula="of:=[.D1304]+1" office:value-type="float" office:value="1298">
            <text:p>1298</text:p>
          </table:table-cell>
          <table:table-cell table:number-columns-repeated="9"/>
        </table:table-row>
        <table:table-row table:style-name="ro1">
          <table:table-cell table:number-columns-repeated="2"/>
          <table:table-cell table:formula="of:=ROUND([.C1305]-([.$J$1]-[.C1305]*([.$A$2]/(4*100))/[.$C$3])-[.$K$3]/4;2)" office:value-type="float" office:value="16476.97">
            <text:p>16476.97</text:p>
          </table:table-cell>
          <table:table-cell table:formula="of:=[.D1305]+1" office:value-type="float" office:value="1299">
            <text:p>1299</text:p>
          </table:table-cell>
          <table:table-cell table:number-columns-repeated="9"/>
        </table:table-row>
        <table:table-row table:style-name="ro1">
          <table:table-cell table:number-columns-repeated="2"/>
          <table:table-cell table:formula="of:=ROUND([.C1306]-([.$J$1]-[.C1306]*([.$A$2]/(4*100))/[.$C$3])-[.$K$3]/4;2)" office:value-type="float" office:value="16365.74">
            <text:p>16365.74</text:p>
          </table:table-cell>
          <table:table-cell table:formula="of:=[.D1306]+1" office:value-type="float" office:value="1300">
            <text:p>1300</text:p>
          </table:table-cell>
          <table:table-cell table:number-columns-repeated="9"/>
        </table:table-row>
        <table:table-row table:style-name="ro1">
          <table:table-cell table:number-columns-repeated="2"/>
          <table:table-cell table:formula="of:=ROUND([.C1307]-([.$J$1]-[.C1307]*([.$A$2]/(4*100))/[.$C$3])-[.$K$3]/4;2)" office:value-type="float" office:value="16254.4">
            <text:p>16254.4</text:p>
          </table:table-cell>
          <table:table-cell table:formula="of:=[.D1307]+1" office:value-type="float" office:value="1301">
            <text:p>1301</text:p>
          </table:table-cell>
          <table:table-cell table:number-columns-repeated="9"/>
        </table:table-row>
        <table:table-row table:style-name="ro1">
          <table:table-cell table:number-columns-repeated="2"/>
          <table:table-cell table:formula="of:=ROUND([.C1308]-([.$J$1]-[.C1308]*([.$A$2]/(4*100))/[.$C$3])-[.$K$3]/4;2)" office:value-type="float" office:value="16142.96">
            <text:p>16142.96</text:p>
          </table:table-cell>
          <table:table-cell table:formula="of:=[.D1308]+1" office:value-type="float" office:value="1302">
            <text:p>1302</text:p>
          </table:table-cell>
          <table:table-cell table:number-columns-repeated="9"/>
        </table:table-row>
        <table:table-row table:style-name="ro1">
          <table:table-cell table:number-columns-repeated="2"/>
          <table:table-cell table:formula="of:=ROUND([.C1309]-([.$J$1]-[.C1309]*([.$A$2]/(4*100))/[.$C$3])-[.$K$3]/4;2)" office:value-type="float" office:value="16031.41">
            <text:p>16031.41</text:p>
          </table:table-cell>
          <table:table-cell table:formula="of:=[.D1309]+1" office:value-type="float" office:value="1303">
            <text:p>1303</text:p>
          </table:table-cell>
          <table:table-cell table:number-columns-repeated="9"/>
        </table:table-row>
        <table:table-row table:style-name="ro1">
          <table:table-cell table:number-columns-repeated="2"/>
          <table:table-cell table:formula="of:=ROUND([.C1310]-([.$J$1]-[.C1310]*([.$A$2]/(4*100))/[.$C$3])-[.$K$3]/4;2)" office:value-type="float" office:value="15919.76">
            <text:p>15919.76</text:p>
          </table:table-cell>
          <table:table-cell table:formula="of:=[.D1310]+1" office:value-type="float" office:value="1304">
            <text:p>1304</text:p>
          </table:table-cell>
          <table:table-cell table:number-columns-repeated="9"/>
        </table:table-row>
        <table:table-row table:style-name="ro1">
          <table:table-cell table:number-columns-repeated="2"/>
          <table:table-cell table:formula="of:=ROUND([.C1311]-([.$J$1]-[.C1311]*([.$A$2]/(4*100))/[.$C$3])-[.$K$3]/4;2)" office:value-type="float" office:value="15808">
            <text:p>15808</text:p>
          </table:table-cell>
          <table:table-cell table:formula="of:=[.D1311]+1" office:value-type="float" office:value="1305">
            <text:p>1305</text:p>
          </table:table-cell>
          <table:table-cell table:number-columns-repeated="9"/>
        </table:table-row>
        <table:table-row table:style-name="ro1">
          <table:table-cell table:number-columns-repeated="2"/>
          <table:table-cell table:formula="of:=ROUND([.C1312]-([.$J$1]-[.C1312]*([.$A$2]/(4*100))/[.$C$3])-[.$K$3]/4;2)" office:value-type="float" office:value="15696.14">
            <text:p>15696.14</text:p>
          </table:table-cell>
          <table:table-cell table:formula="of:=[.D1312]+1" office:value-type="float" office:value="1306">
            <text:p>1306</text:p>
          </table:table-cell>
          <table:table-cell table:number-columns-repeated="9"/>
        </table:table-row>
        <table:table-row table:style-name="ro1">
          <table:table-cell table:number-columns-repeated="2"/>
          <table:table-cell table:formula="of:=ROUND([.C1313]-([.$J$1]-[.C1313]*([.$A$2]/(4*100))/[.$C$3])-[.$K$3]/4;2)" office:value-type="float" office:value="15584.18">
            <text:p>15584.18</text:p>
          </table:table-cell>
          <table:table-cell table:formula="of:=[.D1313]+1" office:value-type="float" office:value="1307">
            <text:p>1307</text:p>
          </table:table-cell>
          <table:table-cell table:number-columns-repeated="9"/>
        </table:table-row>
        <table:table-row table:style-name="ro1">
          <table:table-cell table:number-columns-repeated="2"/>
          <table:table-cell table:formula="of:=ROUND([.C1314]-([.$J$1]-[.C1314]*([.$A$2]/(4*100))/[.$C$3])-[.$K$3]/4;2)" office:value-type="float" office:value="15472.11">
            <text:p>15472.11</text:p>
          </table:table-cell>
          <table:table-cell table:formula="of:=[.D1314]+1" office:value-type="float" office:value="1308">
            <text:p>1308</text:p>
          </table:table-cell>
          <table:table-cell table:number-columns-repeated="9"/>
        </table:table-row>
        <table:table-row table:style-name="ro1">
          <table:table-cell table:number-columns-repeated="2"/>
          <table:table-cell table:formula="of:=ROUND([.C1315]-([.$J$1]-[.C1315]*([.$A$2]/(4*100))/[.$C$3])-[.$K$3]/4;2)" office:value-type="float" office:value="15359.94">
            <text:p>15359.94</text:p>
          </table:table-cell>
          <table:table-cell table:formula="of:=[.D1315]+1" office:value-type="float" office:value="1309">
            <text:p>1309</text:p>
          </table:table-cell>
          <table:table-cell table:number-columns-repeated="9"/>
        </table:table-row>
        <table:table-row table:style-name="ro1">
          <table:table-cell table:number-columns-repeated="2"/>
          <table:table-cell table:formula="of:=ROUND([.C1316]-([.$J$1]-[.C1316]*([.$A$2]/(4*100))/[.$C$3])-[.$K$3]/4;2)" office:value-type="float" office:value="15247.66">
            <text:p>15247.66</text:p>
          </table:table-cell>
          <table:table-cell table:formula="of:=[.D1316]+1" office:value-type="float" office:value="1310">
            <text:p>1310</text:p>
          </table:table-cell>
          <table:table-cell table:number-columns-repeated="9"/>
        </table:table-row>
        <table:table-row table:style-name="ro1">
          <table:table-cell table:number-columns-repeated="2"/>
          <table:table-cell table:formula="of:=ROUND([.C1317]-([.$J$1]-[.C1317]*([.$A$2]/(4*100))/[.$C$3])-[.$K$3]/4;2)" office:value-type="float" office:value="15135.27">
            <text:p>15135.27</text:p>
          </table:table-cell>
          <table:table-cell table:formula="of:=[.D1317]+1" office:value-type="float" office:value="1311">
            <text:p>1311</text:p>
          </table:table-cell>
          <table:table-cell table:number-columns-repeated="9"/>
        </table:table-row>
        <table:table-row table:style-name="ro1">
          <table:table-cell table:number-columns-repeated="2"/>
          <table:table-cell table:formula="of:=ROUND([.C1318]-([.$J$1]-[.C1318]*([.$A$2]/(4*100))/[.$C$3])-[.$K$3]/4;2)" office:value-type="float" office:value="15022.78">
            <text:p>15022.78</text:p>
          </table:table-cell>
          <table:table-cell table:formula="of:=[.D1318]+1" office:value-type="float" office:value="1312">
            <text:p>1312</text:p>
          </table:table-cell>
          <table:table-cell table:number-columns-repeated="9"/>
        </table:table-row>
        <table:table-row table:style-name="ro1">
          <table:table-cell table:number-columns-repeated="2"/>
          <table:table-cell table:formula="of:=ROUND([.C1319]-([.$J$1]-[.C1319]*([.$A$2]/(4*100))/[.$C$3])-[.$K$3]/4;2)" office:value-type="float" office:value="14910.18">
            <text:p>14910.18</text:p>
          </table:table-cell>
          <table:table-cell table:formula="of:=[.D1319]+1" office:value-type="float" office:value="1313">
            <text:p>1313</text:p>
          </table:table-cell>
          <table:table-cell table:number-columns-repeated="9"/>
        </table:table-row>
        <table:table-row table:style-name="ro1">
          <table:table-cell table:number-columns-repeated="2"/>
          <table:table-cell table:formula="of:=ROUND([.C1320]-([.$J$1]-[.C1320]*([.$A$2]/(4*100))/[.$C$3])-[.$K$3]/4;2)" office:value-type="float" office:value="14797.48">
            <text:p>14797.48</text:p>
          </table:table-cell>
          <table:table-cell table:formula="of:=[.D1320]+1" office:value-type="float" office:value="1314">
            <text:p>1314</text:p>
          </table:table-cell>
          <table:table-cell table:number-columns-repeated="9"/>
        </table:table-row>
        <table:table-row table:style-name="ro1">
          <table:table-cell table:number-columns-repeated="2"/>
          <table:table-cell table:formula="of:=ROUND([.C1321]-([.$J$1]-[.C1321]*([.$A$2]/(4*100))/[.$C$3])-[.$K$3]/4;2)" office:value-type="float" office:value="14684.67">
            <text:p>14684.67</text:p>
          </table:table-cell>
          <table:table-cell table:formula="of:=[.D1321]+1" office:value-type="float" office:value="1315">
            <text:p>1315</text:p>
          </table:table-cell>
          <table:table-cell table:number-columns-repeated="9"/>
        </table:table-row>
        <table:table-row table:style-name="ro1">
          <table:table-cell table:number-columns-repeated="2"/>
          <table:table-cell table:formula="of:=ROUND([.C1322]-([.$J$1]-[.C1322]*([.$A$2]/(4*100))/[.$C$3])-[.$K$3]/4;2)" office:value-type="float" office:value="14571.76">
            <text:p>14571.76</text:p>
          </table:table-cell>
          <table:table-cell table:formula="of:=[.D1322]+1" office:value-type="float" office:value="1316">
            <text:p>1316</text:p>
          </table:table-cell>
          <table:table-cell table:number-columns-repeated="9"/>
        </table:table-row>
        <table:table-row table:style-name="ro1">
          <table:table-cell table:number-columns-repeated="2"/>
          <table:table-cell table:formula="of:=ROUND([.C1323]-([.$J$1]-[.C1323]*([.$A$2]/(4*100))/[.$C$3])-[.$K$3]/4;2)" office:value-type="float" office:value="14458.74">
            <text:p>14458.74</text:p>
          </table:table-cell>
          <table:table-cell table:formula="of:=[.D1323]+1" office:value-type="float" office:value="1317">
            <text:p>1317</text:p>
          </table:table-cell>
          <table:table-cell table:number-columns-repeated="9"/>
        </table:table-row>
        <table:table-row table:style-name="ro1">
          <table:table-cell table:number-columns-repeated="2"/>
          <table:table-cell table:formula="of:=ROUND([.C1324]-([.$J$1]-[.C1324]*([.$A$2]/(4*100))/[.$C$3])-[.$K$3]/4;2)" office:value-type="float" office:value="14345.62">
            <text:p>14345.62</text:p>
          </table:table-cell>
          <table:table-cell table:formula="of:=[.D1324]+1" office:value-type="float" office:value="1318">
            <text:p>1318</text:p>
          </table:table-cell>
          <table:table-cell table:number-columns-repeated="9"/>
        </table:table-row>
        <table:table-row table:style-name="ro1">
          <table:table-cell table:number-columns-repeated="2"/>
          <table:table-cell table:formula="of:=ROUND([.C1325]-([.$J$1]-[.C1325]*([.$A$2]/(4*100))/[.$C$3])-[.$K$3]/4;2)" office:value-type="float" office:value="14232.39">
            <text:p>14232.39</text:p>
          </table:table-cell>
          <table:table-cell table:formula="of:=[.D1325]+1" office:value-type="float" office:value="1319">
            <text:p>1319</text:p>
          </table:table-cell>
          <table:table-cell table:number-columns-repeated="9"/>
        </table:table-row>
        <table:table-row table:style-name="ro1">
          <table:table-cell table:number-columns-repeated="2"/>
          <table:table-cell table:formula="of:=ROUND([.C1326]-([.$J$1]-[.C1326]*([.$A$2]/(4*100))/[.$C$3])-[.$K$3]/4;2)" office:value-type="float" office:value="14119.05">
            <text:p>14119.05</text:p>
          </table:table-cell>
          <table:table-cell table:formula="of:=[.D1326]+1" office:value-type="float" office:value="1320">
            <text:p>1320</text:p>
          </table:table-cell>
          <table:table-cell table:number-columns-repeated="9"/>
        </table:table-row>
        <table:table-row table:style-name="ro1">
          <table:table-cell table:number-columns-repeated="2"/>
          <table:table-cell table:formula="of:=ROUND([.C1327]-([.$J$1]-[.C1327]*([.$A$2]/(4*100))/[.$C$3])-[.$K$3]/4;2)" office:value-type="float" office:value="14005.61">
            <text:p>14005.61</text:p>
          </table:table-cell>
          <table:table-cell table:formula="of:=[.D1327]+1" office:value-type="float" office:value="1321">
            <text:p>1321</text:p>
          </table:table-cell>
          <table:table-cell table:number-columns-repeated="9"/>
        </table:table-row>
        <table:table-row table:style-name="ro1">
          <table:table-cell table:number-columns-repeated="2"/>
          <table:table-cell table:formula="of:=ROUND([.C1328]-([.$J$1]-[.C1328]*([.$A$2]/(4*100))/[.$C$3])-[.$K$3]/4;2)" office:value-type="float" office:value="13892.06">
            <text:p>13892.06</text:p>
          </table:table-cell>
          <table:table-cell table:formula="of:=[.D1328]+1" office:value-type="float" office:value="1322">
            <text:p>1322</text:p>
          </table:table-cell>
          <table:table-cell table:number-columns-repeated="9"/>
        </table:table-row>
        <table:table-row table:style-name="ro1">
          <table:table-cell table:number-columns-repeated="2"/>
          <table:table-cell table:formula="of:=ROUND([.C1329]-([.$J$1]-[.C1329]*([.$A$2]/(4*100))/[.$C$3])-[.$K$3]/4;2)" office:value-type="float" office:value="13778.4">
            <text:p>13778.4</text:p>
          </table:table-cell>
          <table:table-cell table:formula="of:=[.D1329]+1" office:value-type="float" office:value="1323">
            <text:p>1323</text:p>
          </table:table-cell>
          <table:table-cell table:number-columns-repeated="9"/>
        </table:table-row>
        <table:table-row table:style-name="ro1">
          <table:table-cell table:number-columns-repeated="2"/>
          <table:table-cell table:formula="of:=ROUND([.C1330]-([.$J$1]-[.C1330]*([.$A$2]/(4*100))/[.$C$3])-[.$K$3]/4;2)" office:value-type="float" office:value="13664.64">
            <text:p>13664.64</text:p>
          </table:table-cell>
          <table:table-cell table:formula="of:=[.D1330]+1" office:value-type="float" office:value="1324">
            <text:p>1324</text:p>
          </table:table-cell>
          <table:table-cell table:number-columns-repeated="9"/>
        </table:table-row>
        <table:table-row table:style-name="ro1">
          <table:table-cell table:number-columns-repeated="2"/>
          <table:table-cell table:formula="of:=ROUND([.C1331]-([.$J$1]-[.C1331]*([.$A$2]/(4*100))/[.$C$3])-[.$K$3]/4;2)" office:value-type="float" office:value="13550.77">
            <text:p>13550.77</text:p>
          </table:table-cell>
          <table:table-cell table:formula="of:=[.D1331]+1" office:value-type="float" office:value="1325">
            <text:p>1325</text:p>
          </table:table-cell>
          <table:table-cell table:number-columns-repeated="9"/>
        </table:table-row>
        <table:table-row table:style-name="ro1">
          <table:table-cell table:number-columns-repeated="2"/>
          <table:table-cell table:formula="of:=ROUND([.C1332]-([.$J$1]-[.C1332]*([.$A$2]/(4*100))/[.$C$3])-[.$K$3]/4;2)" office:value-type="float" office:value="13436.79">
            <text:p>13436.79</text:p>
          </table:table-cell>
          <table:table-cell table:formula="of:=[.D1332]+1" office:value-type="float" office:value="1326">
            <text:p>1326</text:p>
          </table:table-cell>
          <table:table-cell table:number-columns-repeated="9"/>
        </table:table-row>
        <table:table-row table:style-name="ro1">
          <table:table-cell table:number-columns-repeated="2"/>
          <table:table-cell table:formula="of:=ROUND([.C1333]-([.$J$1]-[.C1333]*([.$A$2]/(4*100))/[.$C$3])-[.$K$3]/4;2)" office:value-type="float" office:value="13322.71">
            <text:p>13322.71</text:p>
          </table:table-cell>
          <table:table-cell table:formula="of:=[.D1333]+1" office:value-type="float" office:value="1327">
            <text:p>1327</text:p>
          </table:table-cell>
          <table:table-cell table:number-columns-repeated="9"/>
        </table:table-row>
        <table:table-row table:style-name="ro1">
          <table:table-cell table:number-columns-repeated="2"/>
          <table:table-cell table:formula="of:=ROUND([.C1334]-([.$J$1]-[.C1334]*([.$A$2]/(4*100))/[.$C$3])-[.$K$3]/4;2)" office:value-type="float" office:value="13208.52">
            <text:p>13208.52</text:p>
          </table:table-cell>
          <table:table-cell table:formula="of:=[.D1334]+1" office:value-type="float" office:value="1328">
            <text:p>1328</text:p>
          </table:table-cell>
          <table:table-cell table:number-columns-repeated="9"/>
        </table:table-row>
        <table:table-row table:style-name="ro1">
          <table:table-cell table:number-columns-repeated="2"/>
          <table:table-cell table:formula="of:=ROUND([.C1335]-([.$J$1]-[.C1335]*([.$A$2]/(4*100))/[.$C$3])-[.$K$3]/4;2)" office:value-type="float" office:value="13094.22">
            <text:p>13094.22</text:p>
          </table:table-cell>
          <table:table-cell table:formula="of:=[.D1335]+1" office:value-type="float" office:value="1329">
            <text:p>1329</text:p>
          </table:table-cell>
          <table:table-cell table:number-columns-repeated="9"/>
        </table:table-row>
        <table:table-row table:style-name="ro1">
          <table:table-cell table:number-columns-repeated="2"/>
          <table:table-cell table:formula="of:=ROUND([.C1336]-([.$J$1]-[.C1336]*([.$A$2]/(4*100))/[.$C$3])-[.$K$3]/4;2)" office:value-type="float" office:value="12979.82">
            <text:p>12979.82</text:p>
          </table:table-cell>
          <table:table-cell table:formula="of:=[.D1336]+1" office:value-type="float" office:value="1330">
            <text:p>1330</text:p>
          </table:table-cell>
          <table:table-cell table:number-columns-repeated="9"/>
        </table:table-row>
        <table:table-row table:style-name="ro1">
          <table:table-cell table:number-columns-repeated="2"/>
          <table:table-cell table:formula="of:=ROUND([.C1337]-([.$J$1]-[.C1337]*([.$A$2]/(4*100))/[.$C$3])-[.$K$3]/4;2)" office:value-type="float" office:value="12865.31">
            <text:p>12865.31</text:p>
          </table:table-cell>
          <table:table-cell table:formula="of:=[.D1337]+1" office:value-type="float" office:value="1331">
            <text:p>1331</text:p>
          </table:table-cell>
          <table:table-cell table:number-columns-repeated="9"/>
        </table:table-row>
        <table:table-row table:style-name="ro1">
          <table:table-cell table:number-columns-repeated="2"/>
          <table:table-cell table:formula="of:=ROUND([.C1338]-([.$J$1]-[.C1338]*([.$A$2]/(4*100))/[.$C$3])-[.$K$3]/4;2)" office:value-type="float" office:value="12750.69">
            <text:p>12750.69</text:p>
          </table:table-cell>
          <table:table-cell table:formula="of:=[.D1338]+1" office:value-type="float" office:value="1332">
            <text:p>1332</text:p>
          </table:table-cell>
          <table:table-cell table:number-columns-repeated="9"/>
        </table:table-row>
        <table:table-row table:style-name="ro1">
          <table:table-cell table:number-columns-repeated="2"/>
          <table:table-cell table:formula="of:=ROUND([.C1339]-([.$J$1]-[.C1339]*([.$A$2]/(4*100))/[.$C$3])-[.$K$3]/4;2)" office:value-type="float" office:value="12635.96">
            <text:p>12635.96</text:p>
          </table:table-cell>
          <table:table-cell table:formula="of:=[.D1339]+1" office:value-type="float" office:value="1333">
            <text:p>1333</text:p>
          </table:table-cell>
          <table:table-cell table:number-columns-repeated="9"/>
        </table:table-row>
        <table:table-row table:style-name="ro1">
          <table:table-cell table:number-columns-repeated="2"/>
          <table:table-cell table:formula="of:=ROUND([.C1340]-([.$J$1]-[.C1340]*([.$A$2]/(4*100))/[.$C$3])-[.$K$3]/4;2)" office:value-type="float" office:value="12521.13">
            <text:p>12521.13</text:p>
          </table:table-cell>
          <table:table-cell table:formula="of:=[.D1340]+1" office:value-type="float" office:value="1334">
            <text:p>1334</text:p>
          </table:table-cell>
          <table:table-cell table:number-columns-repeated="9"/>
        </table:table-row>
        <table:table-row table:style-name="ro1">
          <table:table-cell table:number-columns-repeated="2"/>
          <table:table-cell table:formula="of:=ROUND([.C1341]-([.$J$1]-[.C1341]*([.$A$2]/(4*100))/[.$C$3])-[.$K$3]/4;2)" office:value-type="float" office:value="12406.19">
            <text:p>12406.19</text:p>
          </table:table-cell>
          <table:table-cell table:formula="of:=[.D1341]+1" office:value-type="float" office:value="1335">
            <text:p>1335</text:p>
          </table:table-cell>
          <table:table-cell table:number-columns-repeated="9"/>
        </table:table-row>
        <table:table-row table:style-name="ro1">
          <table:table-cell table:number-columns-repeated="2"/>
          <table:table-cell table:formula="of:=ROUND([.C1342]-([.$J$1]-[.C1342]*([.$A$2]/(4*100))/[.$C$3])-[.$K$3]/4;2)" office:value-type="float" office:value="12291.14">
            <text:p>12291.14</text:p>
          </table:table-cell>
          <table:table-cell table:formula="of:=[.D1342]+1" office:value-type="float" office:value="1336">
            <text:p>1336</text:p>
          </table:table-cell>
          <table:table-cell table:number-columns-repeated="9"/>
        </table:table-row>
        <table:table-row table:style-name="ro1">
          <table:table-cell table:number-columns-repeated="2"/>
          <table:table-cell table:formula="of:=ROUND([.C1343]-([.$J$1]-[.C1343]*([.$A$2]/(4*100))/[.$C$3])-[.$K$3]/4;2)" office:value-type="float" office:value="12175.98">
            <text:p>12175.98</text:p>
          </table:table-cell>
          <table:table-cell table:formula="of:=[.D1343]+1" office:value-type="float" office:value="1337">
            <text:p>1337</text:p>
          </table:table-cell>
          <table:table-cell table:number-columns-repeated="9"/>
        </table:table-row>
        <table:table-row table:style-name="ro1">
          <table:table-cell table:number-columns-repeated="2"/>
          <table:table-cell table:formula="of:=ROUND([.C1344]-([.$J$1]-[.C1344]*([.$A$2]/(4*100))/[.$C$3])-[.$K$3]/4;2)" office:value-type="float" office:value="12060.71">
            <text:p>12060.71</text:p>
          </table:table-cell>
          <table:table-cell table:formula="of:=[.D1344]+1" office:value-type="float" office:value="1338">
            <text:p>1338</text:p>
          </table:table-cell>
          <table:table-cell table:number-columns-repeated="9"/>
        </table:table-row>
        <table:table-row table:style-name="ro1">
          <table:table-cell table:number-columns-repeated="2"/>
          <table:table-cell table:formula="of:=ROUND([.C1345]-([.$J$1]-[.C1345]*([.$A$2]/(4*100))/[.$C$3])-[.$K$3]/4;2)" office:value-type="float" office:value="11945.34">
            <text:p>11945.34</text:p>
          </table:table-cell>
          <table:table-cell table:formula="of:=[.D1345]+1" office:value-type="float" office:value="1339">
            <text:p>1339</text:p>
          </table:table-cell>
          <table:table-cell table:number-columns-repeated="9"/>
        </table:table-row>
        <table:table-row table:style-name="ro1">
          <table:table-cell table:number-columns-repeated="2"/>
          <table:table-cell table:formula="of:=ROUND([.C1346]-([.$J$1]-[.C1346]*([.$A$2]/(4*100))/[.$C$3])-[.$K$3]/4;2)" office:value-type="float" office:value="11829.86">
            <text:p>11829.86</text:p>
          </table:table-cell>
          <table:table-cell table:formula="of:=[.D1346]+1" office:value-type="float" office:value="1340">
            <text:p>1340</text:p>
          </table:table-cell>
          <table:table-cell table:number-columns-repeated="9"/>
        </table:table-row>
        <table:table-row table:style-name="ro1">
          <table:table-cell table:number-columns-repeated="2"/>
          <table:table-cell table:formula="of:=ROUND([.C1347]-([.$J$1]-[.C1347]*([.$A$2]/(4*100))/[.$C$3])-[.$K$3]/4;2)" office:value-type="float" office:value="11714.27">
            <text:p>11714.27</text:p>
          </table:table-cell>
          <table:table-cell table:formula="of:=[.D1347]+1" office:value-type="float" office:value="1341">
            <text:p>1341</text:p>
          </table:table-cell>
          <table:table-cell table:number-columns-repeated="9"/>
        </table:table-row>
        <table:table-row table:style-name="ro1">
          <table:table-cell table:number-columns-repeated="2"/>
          <table:table-cell table:formula="of:=ROUND([.C1348]-([.$J$1]-[.C1348]*([.$A$2]/(4*100))/[.$C$3])-[.$K$3]/4;2)" office:value-type="float" office:value="11598.57">
            <text:p>11598.57</text:p>
          </table:table-cell>
          <table:table-cell table:formula="of:=[.D1348]+1" office:value-type="float" office:value="1342">
            <text:p>1342</text:p>
          </table:table-cell>
          <table:table-cell table:number-columns-repeated="9"/>
        </table:table-row>
        <table:table-row table:style-name="ro1">
          <table:table-cell table:number-columns-repeated="2"/>
          <table:table-cell table:formula="of:=ROUND([.C1349]-([.$J$1]-[.C1349]*([.$A$2]/(4*100))/[.$C$3])-[.$K$3]/4;2)" office:value-type="float" office:value="11482.76">
            <text:p>11482.76</text:p>
          </table:table-cell>
          <table:table-cell table:formula="of:=[.D1349]+1" office:value-type="float" office:value="1343">
            <text:p>1343</text:p>
          </table:table-cell>
          <table:table-cell table:number-columns-repeated="9"/>
        </table:table-row>
        <table:table-row table:style-name="ro1">
          <table:table-cell table:number-columns-repeated="2"/>
          <table:table-cell table:formula="of:=ROUND([.C1350]-([.$J$1]-[.C1350]*([.$A$2]/(4*100))/[.$C$3])-[.$K$3]/4;2)" office:value-type="float" office:value="11366.85">
            <text:p>11366.85</text:p>
          </table:table-cell>
          <table:table-cell table:formula="of:=[.D1350]+1" office:value-type="float" office:value="1344">
            <text:p>1344</text:p>
          </table:table-cell>
          <table:table-cell table:number-columns-repeated="9"/>
        </table:table-row>
        <table:table-row table:style-name="ro1">
          <table:table-cell table:number-columns-repeated="2"/>
          <table:table-cell table:formula="of:=ROUND([.C1351]-([.$J$1]-[.C1351]*([.$A$2]/(4*100))/[.$C$3])-[.$K$3]/4;2)" office:value-type="float" office:value="11250.83">
            <text:p>11250.83</text:p>
          </table:table-cell>
          <table:table-cell table:formula="of:=[.D1351]+1" office:value-type="float" office:value="1345">
            <text:p>1345</text:p>
          </table:table-cell>
          <table:table-cell table:number-columns-repeated="9"/>
        </table:table-row>
        <table:table-row table:style-name="ro1">
          <table:table-cell table:number-columns-repeated="2"/>
          <table:table-cell table:formula="of:=ROUND([.C1352]-([.$J$1]-[.C1352]*([.$A$2]/(4*100))/[.$C$3])-[.$K$3]/4;2)" office:value-type="float" office:value="11134.7">
            <text:p>11134.7</text:p>
          </table:table-cell>
          <table:table-cell table:formula="of:=[.D1352]+1" office:value-type="float" office:value="1346">
            <text:p>1346</text:p>
          </table:table-cell>
          <table:table-cell table:number-columns-repeated="9"/>
        </table:table-row>
        <table:table-row table:style-name="ro1">
          <table:table-cell table:number-columns-repeated="2"/>
          <table:table-cell table:formula="of:=ROUND([.C1353]-([.$J$1]-[.C1353]*([.$A$2]/(4*100))/[.$C$3])-[.$K$3]/4;2)" office:value-type="float" office:value="11018.46">
            <text:p>11018.46</text:p>
          </table:table-cell>
          <table:table-cell table:formula="of:=[.D1353]+1" office:value-type="float" office:value="1347">
            <text:p>1347</text:p>
          </table:table-cell>
          <table:table-cell table:number-columns-repeated="9"/>
        </table:table-row>
        <table:table-row table:style-name="ro1">
          <table:table-cell table:number-columns-repeated="2"/>
          <table:table-cell table:formula="of:=ROUND([.C1354]-([.$J$1]-[.C1354]*([.$A$2]/(4*100))/[.$C$3])-[.$K$3]/4;2)" office:value-type="float" office:value="10902.11">
            <text:p>10902.11</text:p>
          </table:table-cell>
          <table:table-cell table:formula="of:=[.D1354]+1" office:value-type="float" office:value="1348">
            <text:p>1348</text:p>
          </table:table-cell>
          <table:table-cell table:number-columns-repeated="9"/>
        </table:table-row>
        <table:table-row table:style-name="ro1">
          <table:table-cell table:number-columns-repeated="2"/>
          <table:table-cell table:formula="of:=ROUND([.C1355]-([.$J$1]-[.C1355]*([.$A$2]/(4*100))/[.$C$3])-[.$K$3]/4;2)" office:value-type="float" office:value="10785.65">
            <text:p>10785.65</text:p>
          </table:table-cell>
          <table:table-cell table:formula="of:=[.D1355]+1" office:value-type="float" office:value="1349">
            <text:p>1349</text:p>
          </table:table-cell>
          <table:table-cell table:number-columns-repeated="9"/>
        </table:table-row>
        <table:table-row table:style-name="ro1">
          <table:table-cell table:number-columns-repeated="2"/>
          <table:table-cell table:formula="of:=ROUND([.C1356]-([.$J$1]-[.C1356]*([.$A$2]/(4*100))/[.$C$3])-[.$K$3]/4;2)" office:value-type="float" office:value="10669.08">
            <text:p>10669.08</text:p>
          </table:table-cell>
          <table:table-cell table:formula="of:=[.D1356]+1" office:value-type="float" office:value="1350">
            <text:p>1350</text:p>
          </table:table-cell>
          <table:table-cell table:number-columns-repeated="9"/>
        </table:table-row>
        <table:table-row table:style-name="ro1">
          <table:table-cell table:number-columns-repeated="2"/>
          <table:table-cell table:formula="of:=ROUND([.C1357]-([.$J$1]-[.C1357]*([.$A$2]/(4*100))/[.$C$3])-[.$K$3]/4;2)" office:value-type="float" office:value="10552.4">
            <text:p>10552.4</text:p>
          </table:table-cell>
          <table:table-cell table:formula="of:=[.D1357]+1" office:value-type="float" office:value="1351">
            <text:p>1351</text:p>
          </table:table-cell>
          <table:table-cell table:number-columns-repeated="9"/>
        </table:table-row>
        <table:table-row table:style-name="ro1">
          <table:table-cell table:number-columns-repeated="2"/>
          <table:table-cell table:formula="of:=ROUND([.C1358]-([.$J$1]-[.C1358]*([.$A$2]/(4*100))/[.$C$3])-[.$K$3]/4;2)" office:value-type="float" office:value="10435.61">
            <text:p>10435.61</text:p>
          </table:table-cell>
          <table:table-cell table:formula="of:=[.D1358]+1" office:value-type="float" office:value="1352">
            <text:p>1352</text:p>
          </table:table-cell>
          <table:table-cell table:number-columns-repeated="9"/>
        </table:table-row>
        <table:table-row table:style-name="ro1">
          <table:table-cell table:number-columns-repeated="2"/>
          <table:table-cell table:formula="of:=ROUND([.C1359]-([.$J$1]-[.C1359]*([.$A$2]/(4*100))/[.$C$3])-[.$K$3]/4;2)" office:value-type="float" office:value="10318.71">
            <text:p>10318.71</text:p>
          </table:table-cell>
          <table:table-cell table:formula="of:=[.D1359]+1" office:value-type="float" office:value="1353">
            <text:p>1353</text:p>
          </table:table-cell>
          <table:table-cell table:number-columns-repeated="9"/>
        </table:table-row>
        <table:table-row table:style-name="ro1">
          <table:table-cell table:number-columns-repeated="2"/>
          <table:table-cell table:formula="of:=ROUND([.C1360]-([.$J$1]-[.C1360]*([.$A$2]/(4*100))/[.$C$3])-[.$K$3]/4;2)" office:value-type="float" office:value="10201.7">
            <text:p>10201.7</text:p>
          </table:table-cell>
          <table:table-cell table:formula="of:=[.D1360]+1" office:value-type="float" office:value="1354">
            <text:p>1354</text:p>
          </table:table-cell>
          <table:table-cell table:number-columns-repeated="9"/>
        </table:table-row>
        <table:table-row table:style-name="ro1">
          <table:table-cell table:number-columns-repeated="2"/>
          <table:table-cell table:formula="of:=ROUND([.C1361]-([.$J$1]-[.C1361]*([.$A$2]/(4*100))/[.$C$3])-[.$K$3]/4;2)" office:value-type="float" office:value="10084.58">
            <text:p>10084.58</text:p>
          </table:table-cell>
          <table:table-cell table:formula="of:=[.D1361]+1" office:value-type="float" office:value="1355">
            <text:p>1355</text:p>
          </table:table-cell>
          <table:table-cell table:number-columns-repeated="9"/>
        </table:table-row>
        <table:table-row table:style-name="ro1">
          <table:table-cell table:number-columns-repeated="2"/>
          <table:table-cell table:formula="of:=ROUND([.C1362]-([.$J$1]-[.C1362]*([.$A$2]/(4*100))/[.$C$3])-[.$K$3]/4;2)" office:value-type="float" office:value="9967.35">
            <text:p>9967.35</text:p>
          </table:table-cell>
          <table:table-cell table:formula="of:=[.D1362]+1" office:value-type="float" office:value="1356">
            <text:p>1356</text:p>
          </table:table-cell>
          <table:table-cell table:number-columns-repeated="9"/>
        </table:table-row>
        <table:table-row table:style-name="ro1">
          <table:table-cell table:number-columns-repeated="2"/>
          <table:table-cell table:formula="of:=ROUND([.C1363]-([.$J$1]-[.C1363]*([.$A$2]/(4*100))/[.$C$3])-[.$K$3]/4;2)" office:value-type="float" office:value="9850.01">
            <text:p>9850.01</text:p>
          </table:table-cell>
          <table:table-cell table:formula="of:=[.D1363]+1" office:value-type="float" office:value="1357">
            <text:p>1357</text:p>
          </table:table-cell>
          <table:table-cell table:number-columns-repeated="9"/>
        </table:table-row>
        <table:table-row table:style-name="ro1">
          <table:table-cell table:number-columns-repeated="2"/>
          <table:table-cell table:formula="of:=ROUND([.C1364]-([.$J$1]-[.C1364]*([.$A$2]/(4*100))/[.$C$3])-[.$K$3]/4;2)" office:value-type="float" office:value="9732.56">
            <text:p>9732.56</text:p>
          </table:table-cell>
          <table:table-cell table:formula="of:=[.D1364]+1" office:value-type="float" office:value="1358">
            <text:p>1358</text:p>
          </table:table-cell>
          <table:table-cell table:number-columns-repeated="9"/>
        </table:table-row>
        <table:table-row table:style-name="ro1">
          <table:table-cell table:number-columns-repeated="2"/>
          <table:table-cell table:formula="of:=ROUND([.C1365]-([.$J$1]-[.C1365]*([.$A$2]/(4*100))/[.$C$3])-[.$K$3]/4;2)" office:value-type="float" office:value="9615">
            <text:p>9615</text:p>
          </table:table-cell>
          <table:table-cell table:formula="of:=[.D1365]+1" office:value-type="float" office:value="1359">
            <text:p>1359</text:p>
          </table:table-cell>
          <table:table-cell table:number-columns-repeated="9"/>
        </table:table-row>
        <table:table-row table:style-name="ro1">
          <table:table-cell table:number-columns-repeated="2"/>
          <table:table-cell table:formula="of:=ROUND([.C1366]-([.$J$1]-[.C1366]*([.$A$2]/(4*100))/[.$C$3])-[.$K$3]/4;2)" office:value-type="float" office:value="9497.33">
            <text:p>9497.33</text:p>
          </table:table-cell>
          <table:table-cell table:formula="of:=[.D1366]+1" office:value-type="float" office:value="1360">
            <text:p>1360</text:p>
          </table:table-cell>
          <table:table-cell table:number-columns-repeated="9"/>
        </table:table-row>
        <table:table-row table:style-name="ro1">
          <table:table-cell table:number-columns-repeated="2"/>
          <table:table-cell table:formula="of:=ROUND([.C1367]-([.$J$1]-[.C1367]*([.$A$2]/(4*100))/[.$C$3])-[.$K$3]/4;2)" office:value-type="float" office:value="9379.55">
            <text:p>9379.55</text:p>
          </table:table-cell>
          <table:table-cell table:formula="of:=[.D1367]+1" office:value-type="float" office:value="1361">
            <text:p>1361</text:p>
          </table:table-cell>
          <table:table-cell table:number-columns-repeated="9"/>
        </table:table-row>
        <table:table-row table:style-name="ro1">
          <table:table-cell table:number-columns-repeated="2"/>
          <table:table-cell table:formula="of:=ROUND([.C1368]-([.$J$1]-[.C1368]*([.$A$2]/(4*100))/[.$C$3])-[.$K$3]/4;2)" office:value-type="float" office:value="9261.66">
            <text:p>9261.66</text:p>
          </table:table-cell>
          <table:table-cell table:formula="of:=[.D1368]+1" office:value-type="float" office:value="1362">
            <text:p>1362</text:p>
          </table:table-cell>
          <table:table-cell table:number-columns-repeated="9"/>
        </table:table-row>
        <table:table-row table:style-name="ro1">
          <table:table-cell table:number-columns-repeated="2"/>
          <table:table-cell table:formula="of:=ROUND([.C1369]-([.$J$1]-[.C1369]*([.$A$2]/(4*100))/[.$C$3])-[.$K$3]/4;2)" office:value-type="float" office:value="9143.66">
            <text:p>9143.66</text:p>
          </table:table-cell>
          <table:table-cell table:formula="of:=[.D1369]+1" office:value-type="float" office:value="1363">
            <text:p>1363</text:p>
          </table:table-cell>
          <table:table-cell table:number-columns-repeated="9"/>
        </table:table-row>
        <table:table-row table:style-name="ro1">
          <table:table-cell table:number-columns-repeated="2"/>
          <table:table-cell table:formula="of:=ROUND([.C1370]-([.$J$1]-[.C1370]*([.$A$2]/(4*100))/[.$C$3])-[.$K$3]/4;2)" office:value-type="float" office:value="9025.55">
            <text:p>9025.55</text:p>
          </table:table-cell>
          <table:table-cell table:formula="of:=[.D1370]+1" office:value-type="float" office:value="1364">
            <text:p>1364</text:p>
          </table:table-cell>
          <table:table-cell table:number-columns-repeated="9"/>
        </table:table-row>
        <table:table-row table:style-name="ro1">
          <table:table-cell table:number-columns-repeated="2"/>
          <table:table-cell table:formula="of:=ROUND([.C1371]-([.$J$1]-[.C1371]*([.$A$2]/(4*100))/[.$C$3])-[.$K$3]/4;2)" office:value-type="float" office:value="8907.33">
            <text:p>8907.33</text:p>
          </table:table-cell>
          <table:table-cell table:formula="of:=[.D1371]+1" office:value-type="float" office:value="1365">
            <text:p>1365</text:p>
          </table:table-cell>
          <table:table-cell table:number-columns-repeated="9"/>
        </table:table-row>
        <table:table-row table:style-name="ro1">
          <table:table-cell table:number-columns-repeated="2"/>
          <table:table-cell table:formula="of:=ROUND([.C1372]-([.$J$1]-[.C1372]*([.$A$2]/(4*100))/[.$C$3])-[.$K$3]/4;2)" office:value-type="float" office:value="8789">
            <text:p>8789</text:p>
          </table:table-cell>
          <table:table-cell table:formula="of:=[.D1372]+1" office:value-type="float" office:value="1366">
            <text:p>1366</text:p>
          </table:table-cell>
          <table:table-cell table:number-columns-repeated="9"/>
        </table:table-row>
        <table:table-row table:style-name="ro1">
          <table:table-cell table:number-columns-repeated="2"/>
          <table:table-cell table:formula="of:=ROUND([.C1373]-([.$J$1]-[.C1373]*([.$A$2]/(4*100))/[.$C$3])-[.$K$3]/4;2)" office:value-type="float" office:value="8670.56">
            <text:p>8670.56</text:p>
          </table:table-cell>
          <table:table-cell table:formula="of:=[.D1373]+1" office:value-type="float" office:value="1367">
            <text:p>1367</text:p>
          </table:table-cell>
          <table:table-cell table:number-columns-repeated="9"/>
        </table:table-row>
        <table:table-row table:style-name="ro1">
          <table:table-cell table:number-columns-repeated="2"/>
          <table:table-cell table:formula="of:=ROUND([.C1374]-([.$J$1]-[.C1374]*([.$A$2]/(4*100))/[.$C$3])-[.$K$3]/4;2)" office:value-type="float" office:value="8552.01">
            <text:p>8552.01</text:p>
          </table:table-cell>
          <table:table-cell table:formula="of:=[.D1374]+1" office:value-type="float" office:value="1368">
            <text:p>1368</text:p>
          </table:table-cell>
          <table:table-cell table:number-columns-repeated="9"/>
        </table:table-row>
        <table:table-row table:style-name="ro1">
          <table:table-cell table:number-columns-repeated="2"/>
          <table:table-cell table:formula="of:=ROUND([.C1375]-([.$J$1]-[.C1375]*([.$A$2]/(4*100))/[.$C$3])-[.$K$3]/4;2)" office:value-type="float" office:value="8433.35">
            <text:p>8433.35</text:p>
          </table:table-cell>
          <table:table-cell table:formula="of:=[.D1375]+1" office:value-type="float" office:value="1369">
            <text:p>1369</text:p>
          </table:table-cell>
          <table:table-cell table:number-columns-repeated="9"/>
        </table:table-row>
        <table:table-row table:style-name="ro1">
          <table:table-cell table:number-columns-repeated="2"/>
          <table:table-cell table:formula="of:=ROUND([.C1376]-([.$J$1]-[.C1376]*([.$A$2]/(4*100))/[.$C$3])-[.$K$3]/4;2)" office:value-type="float" office:value="8314.58">
            <text:p>8314.58</text:p>
          </table:table-cell>
          <table:table-cell table:formula="of:=[.D1376]+1" office:value-type="float" office:value="1370">
            <text:p>1370</text:p>
          </table:table-cell>
          <table:table-cell table:number-columns-repeated="9"/>
        </table:table-row>
        <table:table-row table:style-name="ro1">
          <table:table-cell table:number-columns-repeated="2"/>
          <table:table-cell table:formula="of:=ROUND([.C1377]-([.$J$1]-[.C1377]*([.$A$2]/(4*100))/[.$C$3])-[.$K$3]/4;2)" office:value-type="float" office:value="8195.69">
            <text:p>8195.69</text:p>
          </table:table-cell>
          <table:table-cell table:formula="of:=[.D1377]+1" office:value-type="float" office:value="1371">
            <text:p>1371</text:p>
          </table:table-cell>
          <table:table-cell table:number-columns-repeated="9"/>
        </table:table-row>
        <table:table-row table:style-name="ro1">
          <table:table-cell table:number-columns-repeated="2"/>
          <table:table-cell table:formula="of:=ROUND([.C1378]-([.$J$1]-[.C1378]*([.$A$2]/(4*100))/[.$C$3])-[.$K$3]/4;2)" office:value-type="float" office:value="8076.69">
            <text:p>8076.69</text:p>
          </table:table-cell>
          <table:table-cell table:formula="of:=[.D1378]+1" office:value-type="float" office:value="1372">
            <text:p>1372</text:p>
          </table:table-cell>
          <table:table-cell table:number-columns-repeated="9"/>
        </table:table-row>
        <table:table-row table:style-name="ro1">
          <table:table-cell table:number-columns-repeated="2"/>
          <table:table-cell table:formula="of:=ROUND([.C1379]-([.$J$1]-[.C1379]*([.$A$2]/(4*100))/[.$C$3])-[.$K$3]/4;2)" office:value-type="float" office:value="7957.58">
            <text:p>7957.58</text:p>
          </table:table-cell>
          <table:table-cell table:formula="of:=[.D1379]+1" office:value-type="float" office:value="1373">
            <text:p>1373</text:p>
          </table:table-cell>
          <table:table-cell table:number-columns-repeated="9"/>
        </table:table-row>
        <table:table-row table:style-name="ro1">
          <table:table-cell table:number-columns-repeated="2"/>
          <table:table-cell table:formula="of:=ROUND([.C1380]-([.$J$1]-[.C1380]*([.$A$2]/(4*100))/[.$C$3])-[.$K$3]/4;2)" office:value-type="float" office:value="7838.36">
            <text:p>7838.36</text:p>
          </table:table-cell>
          <table:table-cell table:formula="of:=[.D1380]+1" office:value-type="float" office:value="1374">
            <text:p>1374</text:p>
          </table:table-cell>
          <table:table-cell table:number-columns-repeated="9"/>
        </table:table-row>
        <table:table-row table:style-name="ro1">
          <table:table-cell table:number-columns-repeated="2"/>
          <table:table-cell table:formula="of:=ROUND([.C1381]-([.$J$1]-[.C1381]*([.$A$2]/(4*100))/[.$C$3])-[.$K$3]/4;2)" office:value-type="float" office:value="7719.03">
            <text:p>7719.03</text:p>
          </table:table-cell>
          <table:table-cell table:formula="of:=[.D1381]+1" office:value-type="float" office:value="1375">
            <text:p>1375</text:p>
          </table:table-cell>
          <table:table-cell table:number-columns-repeated="9"/>
        </table:table-row>
        <table:table-row table:style-name="ro1">
          <table:table-cell table:number-columns-repeated="2"/>
          <table:table-cell table:formula="of:=ROUND([.C1382]-([.$J$1]-[.C1382]*([.$A$2]/(4*100))/[.$C$3])-[.$K$3]/4;2)" office:value-type="float" office:value="7599.59">
            <text:p>7599.59</text:p>
          </table:table-cell>
          <table:table-cell table:formula="of:=[.D1382]+1" office:value-type="float" office:value="1376">
            <text:p>1376</text:p>
          </table:table-cell>
          <table:table-cell table:number-columns-repeated="9"/>
        </table:table-row>
        <table:table-row table:style-name="ro1">
          <table:table-cell table:number-columns-repeated="2"/>
          <table:table-cell table:formula="of:=ROUND([.C1383]-([.$J$1]-[.C1383]*([.$A$2]/(4*100))/[.$C$3])-[.$K$3]/4;2)" office:value-type="float" office:value="7480.03">
            <text:p>7480.03</text:p>
          </table:table-cell>
          <table:table-cell table:formula="of:=[.D1383]+1" office:value-type="float" office:value="1377">
            <text:p>1377</text:p>
          </table:table-cell>
          <table:table-cell table:number-columns-repeated="9"/>
        </table:table-row>
        <table:table-row table:style-name="ro1">
          <table:table-cell table:number-columns-repeated="2"/>
          <table:table-cell table:formula="of:=ROUND([.C1384]-([.$J$1]-[.C1384]*([.$A$2]/(4*100))/[.$C$3])-[.$K$3]/4;2)" office:value-type="float" office:value="7360.36">
            <text:p>7360.36</text:p>
          </table:table-cell>
          <table:table-cell table:formula="of:=[.D1384]+1" office:value-type="float" office:value="1378">
            <text:p>1378</text:p>
          </table:table-cell>
          <table:table-cell table:number-columns-repeated="9"/>
        </table:table-row>
        <table:table-row table:style-name="ro1">
          <table:table-cell table:number-columns-repeated="2"/>
          <table:table-cell table:formula="of:=ROUND([.C1385]-([.$J$1]-[.C1385]*([.$A$2]/(4*100))/[.$C$3])-[.$K$3]/4;2)" office:value-type="float" office:value="7240.58">
            <text:p>7240.58</text:p>
          </table:table-cell>
          <table:table-cell table:formula="of:=[.D1385]+1" office:value-type="float" office:value="1379">
            <text:p>1379</text:p>
          </table:table-cell>
          <table:table-cell table:number-columns-repeated="9"/>
        </table:table-row>
        <table:table-row table:style-name="ro1">
          <table:table-cell table:number-columns-repeated="2"/>
          <table:table-cell table:formula="of:=ROUND([.C1386]-([.$J$1]-[.C1386]*([.$A$2]/(4*100))/[.$C$3])-[.$K$3]/4;2)" office:value-type="float" office:value="7120.69">
            <text:p>7120.69</text:p>
          </table:table-cell>
          <table:table-cell table:formula="of:=[.D1386]+1" office:value-type="float" office:value="1380">
            <text:p>1380</text:p>
          </table:table-cell>
          <table:table-cell table:number-columns-repeated="9"/>
        </table:table-row>
        <table:table-row table:style-name="ro1">
          <table:table-cell table:number-columns-repeated="2"/>
          <table:table-cell table:formula="of:=ROUND([.C1387]-([.$J$1]-[.C1387]*([.$A$2]/(4*100))/[.$C$3])-[.$K$3]/4;2)" office:value-type="float" office:value="7000.69">
            <text:p>7000.69</text:p>
          </table:table-cell>
          <table:table-cell table:formula="of:=[.D1387]+1" office:value-type="float" office:value="1381">
            <text:p>1381</text:p>
          </table:table-cell>
          <table:table-cell table:number-columns-repeated="9"/>
        </table:table-row>
        <table:table-row table:style-name="ro1">
          <table:table-cell table:number-columns-repeated="2"/>
          <table:table-cell table:formula="of:=ROUND([.C1388]-([.$J$1]-[.C1388]*([.$A$2]/(4*100))/[.$C$3])-[.$K$3]/4;2)" office:value-type="float" office:value="6880.57">
            <text:p>6880.57</text:p>
          </table:table-cell>
          <table:table-cell table:formula="of:=[.D1388]+1" office:value-type="float" office:value="1382">
            <text:p>1382</text:p>
          </table:table-cell>
          <table:table-cell table:number-columns-repeated="9"/>
        </table:table-row>
        <table:table-row table:style-name="ro1">
          <table:table-cell table:number-columns-repeated="2"/>
          <table:table-cell table:formula="of:=ROUND([.C1389]-([.$J$1]-[.C1389]*([.$A$2]/(4*100))/[.$C$3])-[.$K$3]/4;2)" office:value-type="float" office:value="6760.34">
            <text:p>6760.34</text:p>
          </table:table-cell>
          <table:table-cell table:formula="of:=[.D1389]+1" office:value-type="float" office:value="1383">
            <text:p>1383</text:p>
          </table:table-cell>
          <table:table-cell table:number-columns-repeated="9"/>
        </table:table-row>
        <table:table-row table:style-name="ro1">
          <table:table-cell table:number-columns-repeated="2"/>
          <table:table-cell table:formula="of:=ROUND([.C1390]-([.$J$1]-[.C1390]*([.$A$2]/(4*100))/[.$C$3])-[.$K$3]/4;2)" office:value-type="float" office:value="6640">
            <text:p>6640</text:p>
          </table:table-cell>
          <table:table-cell table:formula="of:=[.D1390]+1" office:value-type="float" office:value="1384">
            <text:p>1384</text:p>
          </table:table-cell>
          <table:table-cell table:number-columns-repeated="9"/>
        </table:table-row>
        <table:table-row table:style-name="ro1">
          <table:table-cell table:number-columns-repeated="2"/>
          <table:table-cell table:formula="of:=ROUND([.C1391]-([.$J$1]-[.C1391]*([.$A$2]/(4*100))/[.$C$3])-[.$K$3]/4;2)" office:value-type="float" office:value="6519.55">
            <text:p>6519.55</text:p>
          </table:table-cell>
          <table:table-cell table:formula="of:=[.D1391]+1" office:value-type="float" office:value="1385">
            <text:p>1385</text:p>
          </table:table-cell>
          <table:table-cell table:number-columns-repeated="9"/>
        </table:table-row>
        <table:table-row table:style-name="ro1">
          <table:table-cell table:number-columns-repeated="2"/>
          <table:table-cell table:formula="of:=ROUND([.C1392]-([.$J$1]-[.C1392]*([.$A$2]/(4*100))/[.$C$3])-[.$K$3]/4;2)" office:value-type="float" office:value="6398.98">
            <text:p>6398.98</text:p>
          </table:table-cell>
          <table:table-cell table:formula="of:=[.D1392]+1" office:value-type="float" office:value="1386">
            <text:p>1386</text:p>
          </table:table-cell>
          <table:table-cell table:number-columns-repeated="9"/>
        </table:table-row>
        <table:table-row table:style-name="ro1">
          <table:table-cell table:number-columns-repeated="2"/>
          <table:table-cell table:formula="of:=ROUND([.C1393]-([.$J$1]-[.C1393]*([.$A$2]/(4*100))/[.$C$3])-[.$K$3]/4;2)" office:value-type="float" office:value="6278.3">
            <text:p>6278.3</text:p>
          </table:table-cell>
          <table:table-cell table:formula="of:=[.D1393]+1" office:value-type="float" office:value="1387">
            <text:p>1387</text:p>
          </table:table-cell>
          <table:table-cell table:number-columns-repeated="9"/>
        </table:table-row>
        <table:table-row table:style-name="ro1">
          <table:table-cell table:number-columns-repeated="2"/>
          <table:table-cell table:formula="of:=ROUND([.C1394]-([.$J$1]-[.C1394]*([.$A$2]/(4*100))/[.$C$3])-[.$K$3]/4;2)" office:value-type="float" office:value="6157.51">
            <text:p>6157.51</text:p>
          </table:table-cell>
          <table:table-cell table:formula="of:=[.D1394]+1" office:value-type="float" office:value="1388">
            <text:p>1388</text:p>
          </table:table-cell>
          <table:table-cell table:number-columns-repeated="9"/>
        </table:table-row>
        <table:table-row table:style-name="ro1">
          <table:table-cell table:number-columns-repeated="2"/>
          <table:table-cell table:formula="of:=ROUND([.C1395]-([.$J$1]-[.C1395]*([.$A$2]/(4*100))/[.$C$3])-[.$K$3]/4;2)" office:value-type="float" office:value="6036.6">
            <text:p>6036.6</text:p>
          </table:table-cell>
          <table:table-cell table:formula="of:=[.D1395]+1" office:value-type="float" office:value="1389">
            <text:p>1389</text:p>
          </table:table-cell>
          <table:table-cell table:number-columns-repeated="9"/>
        </table:table-row>
        <table:table-row table:style-name="ro1">
          <table:table-cell table:number-columns-repeated="2"/>
          <table:table-cell table:formula="of:=ROUND([.C1396]-([.$J$1]-[.C1396]*([.$A$2]/(4*100))/[.$C$3])-[.$K$3]/4;2)" office:value-type="float" office:value="5915.58">
            <text:p>5915.58</text:p>
          </table:table-cell>
          <table:table-cell table:formula="of:=[.D1396]+1" office:value-type="float" office:value="1390">
            <text:p>1390</text:p>
          </table:table-cell>
          <table:table-cell table:number-columns-repeated="9"/>
        </table:table-row>
        <table:table-row table:style-name="ro1">
          <table:table-cell table:number-columns-repeated="2"/>
          <table:table-cell table:formula="of:=ROUND([.C1397]-([.$J$1]-[.C1397]*([.$A$2]/(4*100))/[.$C$3])-[.$K$3]/4;2)" office:value-type="float" office:value="5794.45">
            <text:p>5794.45</text:p>
          </table:table-cell>
          <table:table-cell table:formula="of:=[.D1397]+1" office:value-type="float" office:value="1391">
            <text:p>1391</text:p>
          </table:table-cell>
          <table:table-cell table:number-columns-repeated="9"/>
        </table:table-row>
        <table:table-row table:style-name="ro1">
          <table:table-cell table:number-columns-repeated="2"/>
          <table:table-cell table:formula="of:=ROUND([.C1398]-([.$J$1]-[.C1398]*([.$A$2]/(4*100))/[.$C$3])-[.$K$3]/4;2)" office:value-type="float" office:value="5673.2">
            <text:p>5673.2</text:p>
          </table:table-cell>
          <table:table-cell table:formula="of:=[.D1398]+1" office:value-type="float" office:value="1392">
            <text:p>1392</text:p>
          </table:table-cell>
          <table:table-cell table:number-columns-repeated="9"/>
        </table:table-row>
        <table:table-row table:style-name="ro1">
          <table:table-cell table:number-columns-repeated="2"/>
          <table:table-cell table:formula="of:=ROUND([.C1399]-([.$J$1]-[.C1399]*([.$A$2]/(4*100))/[.$C$3])-[.$K$3]/4;2)" office:value-type="float" office:value="5551.84">
            <text:p>5551.84</text:p>
          </table:table-cell>
          <table:table-cell table:formula="of:=[.D1399]+1" office:value-type="float" office:value="1393">
            <text:p>1393</text:p>
          </table:table-cell>
          <table:table-cell table:number-columns-repeated="9"/>
        </table:table-row>
        <table:table-row table:style-name="ro1">
          <table:table-cell table:number-columns-repeated="2"/>
          <table:table-cell table:formula="of:=ROUND([.C1400]-([.$J$1]-[.C1400]*([.$A$2]/(4*100))/[.$C$3])-[.$K$3]/4;2)" office:value-type="float" office:value="5430.36">
            <text:p>5430.36</text:p>
          </table:table-cell>
          <table:table-cell table:formula="of:=[.D1400]+1" office:value-type="float" office:value="1394">
            <text:p>1394</text:p>
          </table:table-cell>
          <table:table-cell table:number-columns-repeated="9"/>
        </table:table-row>
        <table:table-row table:style-name="ro1">
          <table:table-cell table:number-columns-repeated="2"/>
          <table:table-cell table:formula="of:=ROUND([.C1401]-([.$J$1]-[.C1401]*([.$A$2]/(4*100))/[.$C$3])-[.$K$3]/4;2)" office:value-type="float" office:value="5308.77">
            <text:p>5308.77</text:p>
          </table:table-cell>
          <table:table-cell table:formula="of:=[.D1401]+1" office:value-type="float" office:value="1395">
            <text:p>1395</text:p>
          </table:table-cell>
          <table:table-cell table:number-columns-repeated="9"/>
        </table:table-row>
        <table:table-row table:style-name="ro1">
          <table:table-cell table:number-columns-repeated="2"/>
          <table:table-cell table:formula="of:=ROUND([.C1402]-([.$J$1]-[.C1402]*([.$A$2]/(4*100))/[.$C$3])-[.$K$3]/4;2)" office:value-type="float" office:value="5187.07">
            <text:p>5187.07</text:p>
          </table:table-cell>
          <table:table-cell table:formula="of:=[.D1402]+1" office:value-type="float" office:value="1396">
            <text:p>1396</text:p>
          </table:table-cell>
          <table:table-cell table:number-columns-repeated="9"/>
        </table:table-row>
        <table:table-row table:style-name="ro1">
          <table:table-cell table:number-columns-repeated="2"/>
          <table:table-cell table:formula="of:=ROUND([.C1403]-([.$J$1]-[.C1403]*([.$A$2]/(4*100))/[.$C$3])-[.$K$3]/4;2)" office:value-type="float" office:value="5065.25">
            <text:p>5065.25</text:p>
          </table:table-cell>
          <table:table-cell table:formula="of:=[.D1403]+1" office:value-type="float" office:value="1397">
            <text:p>1397</text:p>
          </table:table-cell>
          <table:table-cell table:number-columns-repeated="9"/>
        </table:table-row>
        <table:table-row table:style-name="ro1">
          <table:table-cell table:number-columns-repeated="2"/>
          <table:table-cell table:formula="of:=ROUND([.C1404]-([.$J$1]-[.C1404]*([.$A$2]/(4*100))/[.$C$3])-[.$K$3]/4;2)" office:value-type="float" office:value="4943.32">
            <text:p>4943.32</text:p>
          </table:table-cell>
          <table:table-cell table:formula="of:=[.D1404]+1" office:value-type="float" office:value="1398">
            <text:p>1398</text:p>
          </table:table-cell>
          <table:table-cell table:number-columns-repeated="9"/>
        </table:table-row>
        <table:table-row table:style-name="ro1">
          <table:table-cell table:number-columns-repeated="2"/>
          <table:table-cell table:formula="of:=ROUND([.C1405]-([.$J$1]-[.C1405]*([.$A$2]/(4*100))/[.$C$3])-[.$K$3]/4;2)" office:value-type="float" office:value="4821.27">
            <text:p>4821.27</text:p>
          </table:table-cell>
          <table:table-cell table:formula="of:=[.D1405]+1" office:value-type="float" office:value="1399">
            <text:p>1399</text:p>
          </table:table-cell>
          <table:table-cell table:number-columns-repeated="9"/>
        </table:table-row>
        <table:table-row table:style-name="ro1">
          <table:table-cell table:number-columns-repeated="2"/>
          <table:table-cell table:formula="of:=ROUND([.C1406]-([.$J$1]-[.C1406]*([.$A$2]/(4*100))/[.$C$3])-[.$K$3]/4;2)" office:value-type="float" office:value="4699.11">
            <text:p>4699.11</text:p>
          </table:table-cell>
          <table:table-cell table:formula="of:=[.D1406]+1" office:value-type="float" office:value="1400">
            <text:p>1400</text:p>
          </table:table-cell>
          <table:table-cell table:number-columns-repeated="9"/>
        </table:table-row>
        <table:table-row table:style-name="ro1">
          <table:table-cell table:number-columns-repeated="2"/>
          <table:table-cell table:formula="of:=ROUND([.C1407]-([.$J$1]-[.C1407]*([.$A$2]/(4*100))/[.$C$3])-[.$K$3]/4;2)" office:value-type="float" office:value="4576.84">
            <text:p>4576.84</text:p>
          </table:table-cell>
          <table:table-cell table:formula="of:=[.D1407]+1" office:value-type="float" office:value="1401">
            <text:p>1401</text:p>
          </table:table-cell>
          <table:table-cell table:number-columns-repeated="9"/>
        </table:table-row>
        <table:table-row table:style-name="ro1">
          <table:table-cell table:number-columns-repeated="2"/>
          <table:table-cell table:formula="of:=ROUND([.C1408]-([.$J$1]-[.C1408]*([.$A$2]/(4*100))/[.$C$3])-[.$K$3]/4;2)" office:value-type="float" office:value="4454.45">
            <text:p>4454.45</text:p>
          </table:table-cell>
          <table:table-cell table:formula="of:=[.D1408]+1" office:value-type="float" office:value="1402">
            <text:p>1402</text:p>
          </table:table-cell>
          <table:table-cell table:number-columns-repeated="9"/>
        </table:table-row>
        <table:table-row table:style-name="ro1">
          <table:table-cell table:number-columns-repeated="2"/>
          <table:table-cell table:formula="of:=ROUND([.C1409]-([.$J$1]-[.C1409]*([.$A$2]/(4*100))/[.$C$3])-[.$K$3]/4;2)" office:value-type="float" office:value="4331.95">
            <text:p>4331.95</text:p>
          </table:table-cell>
          <table:table-cell table:formula="of:=[.D1409]+1" office:value-type="float" office:value="1403">
            <text:p>1403</text:p>
          </table:table-cell>
          <table:table-cell table:number-columns-repeated="9"/>
        </table:table-row>
        <table:table-row table:style-name="ro1">
          <table:table-cell table:number-columns-repeated="2"/>
          <table:table-cell table:formula="of:=ROUND([.C1410]-([.$J$1]-[.C1410]*([.$A$2]/(4*100))/[.$C$3])-[.$K$3]/4;2)" office:value-type="float" office:value="4209.33">
            <text:p>4209.33</text:p>
          </table:table-cell>
          <table:table-cell table:formula="of:=[.D1410]+1" office:value-type="float" office:value="1404">
            <text:p>1404</text:p>
          </table:table-cell>
          <table:table-cell table:number-columns-repeated="9"/>
        </table:table-row>
        <table:table-row table:style-name="ro1">
          <table:table-cell table:number-columns-repeated="2"/>
          <table:table-cell table:formula="of:=ROUND([.C1411]-([.$J$1]-[.C1411]*([.$A$2]/(4*100))/[.$C$3])-[.$K$3]/4;2)" office:value-type="float" office:value="4086.6">
            <text:p>4086.6</text:p>
          </table:table-cell>
          <table:table-cell table:formula="of:=[.D1411]+1" office:value-type="float" office:value="1405">
            <text:p>1405</text:p>
          </table:table-cell>
          <table:table-cell table:number-columns-repeated="9"/>
        </table:table-row>
        <table:table-row table:style-name="ro1">
          <table:table-cell table:number-columns-repeated="2"/>
          <table:table-cell table:formula="of:=ROUND([.C1412]-([.$J$1]-[.C1412]*([.$A$2]/(4*100))/[.$C$3])-[.$K$3]/4;2)" office:value-type="float" office:value="3963.75">
            <text:p>3963.75</text:p>
          </table:table-cell>
          <table:table-cell table:formula="of:=[.D1412]+1" office:value-type="float" office:value="1406">
            <text:p>1406</text:p>
          </table:table-cell>
          <table:table-cell table:number-columns-repeated="9"/>
        </table:table-row>
        <table:table-row table:style-name="ro1">
          <table:table-cell table:number-columns-repeated="2"/>
          <table:table-cell table:formula="of:=ROUND([.C1413]-([.$J$1]-[.C1413]*([.$A$2]/(4*100))/[.$C$3])-[.$K$3]/4;2)" office:value-type="float" office:value="3840.79">
            <text:p>3840.79</text:p>
          </table:table-cell>
          <table:table-cell table:formula="of:=[.D1413]+1" office:value-type="float" office:value="1407">
            <text:p>1407</text:p>
          </table:table-cell>
          <table:table-cell table:number-columns-repeated="9"/>
        </table:table-row>
        <table:table-row table:style-name="ro1">
          <table:table-cell table:number-columns-repeated="2"/>
          <table:table-cell table:formula="of:=ROUND([.C1414]-([.$J$1]-[.C1414]*([.$A$2]/(4*100))/[.$C$3])-[.$K$3]/4;2)" office:value-type="float" office:value="3717.71">
            <text:p>3717.71</text:p>
          </table:table-cell>
          <table:table-cell table:formula="of:=[.D1414]+1" office:value-type="float" office:value="1408">
            <text:p>1408</text:p>
          </table:table-cell>
          <table:table-cell table:number-columns-repeated="9"/>
        </table:table-row>
        <table:table-row table:style-name="ro1">
          <table:table-cell table:number-columns-repeated="2"/>
          <table:table-cell table:formula="of:=ROUND([.C1415]-([.$J$1]-[.C1415]*([.$A$2]/(4*100))/[.$C$3])-[.$K$3]/4;2)" office:value-type="float" office:value="3594.52">
            <text:p>3594.52</text:p>
          </table:table-cell>
          <table:table-cell table:formula="of:=[.D1415]+1" office:value-type="float" office:value="1409">
            <text:p>1409</text:p>
          </table:table-cell>
          <table:table-cell table:number-columns-repeated="9"/>
        </table:table-row>
        <table:table-row table:style-name="ro1">
          <table:table-cell table:number-columns-repeated="2"/>
          <table:table-cell table:formula="of:=ROUND([.C1416]-([.$J$1]-[.C1416]*([.$A$2]/(4*100))/[.$C$3])-[.$K$3]/4;2)" office:value-type="float" office:value="3471.21">
            <text:p>3471.21</text:p>
          </table:table-cell>
          <table:table-cell table:formula="of:=[.D1416]+1" office:value-type="float" office:value="1410">
            <text:p>1410</text:p>
          </table:table-cell>
          <table:table-cell table:number-columns-repeated="9"/>
        </table:table-row>
        <table:table-row table:style-name="ro1">
          <table:table-cell table:number-columns-repeated="2"/>
          <table:table-cell table:formula="of:=ROUND([.C1417]-([.$J$1]-[.C1417]*([.$A$2]/(4*100))/[.$C$3])-[.$K$3]/4;2)" office:value-type="float" office:value="3347.78">
            <text:p>3347.78</text:p>
          </table:table-cell>
          <table:table-cell table:formula="of:=[.D1417]+1" office:value-type="float" office:value="1411">
            <text:p>1411</text:p>
          </table:table-cell>
          <table:table-cell table:number-columns-repeated="9"/>
        </table:table-row>
        <table:table-row table:style-name="ro1">
          <table:table-cell table:number-columns-repeated="2"/>
          <table:table-cell table:formula="of:=ROUND([.C1418]-([.$J$1]-[.C1418]*([.$A$2]/(4*100))/[.$C$3])-[.$K$3]/4;2)" office:value-type="float" office:value="3224.24">
            <text:p>3224.24</text:p>
          </table:table-cell>
          <table:table-cell table:formula="of:=[.D1418]+1" office:value-type="float" office:value="1412">
            <text:p>1412</text:p>
          </table:table-cell>
          <table:table-cell table:number-columns-repeated="9"/>
        </table:table-row>
        <table:table-row table:style-name="ro1">
          <table:table-cell table:number-columns-repeated="2"/>
          <table:table-cell table:formula="of:=ROUND([.C1419]-([.$J$1]-[.C1419]*([.$A$2]/(4*100))/[.$C$3])-[.$K$3]/4;2)" office:value-type="float" office:value="3100.58">
            <text:p>3100.58</text:p>
          </table:table-cell>
          <table:table-cell table:formula="of:=[.D1419]+1" office:value-type="float" office:value="1413">
            <text:p>1413</text:p>
          </table:table-cell>
          <table:table-cell table:number-columns-repeated="9"/>
        </table:table-row>
        <table:table-row table:style-name="ro1">
          <table:table-cell table:number-columns-repeated="2"/>
          <table:table-cell table:formula="of:=ROUND([.C1420]-([.$J$1]-[.C1420]*([.$A$2]/(4*100))/[.$C$3])-[.$K$3]/4;2)" office:value-type="float" office:value="2976.81">
            <text:p>2976.81</text:p>
          </table:table-cell>
          <table:table-cell table:formula="of:=[.D1420]+1" office:value-type="float" office:value="1414">
            <text:p>1414</text:p>
          </table:table-cell>
          <table:table-cell table:number-columns-repeated="9"/>
        </table:table-row>
        <table:table-row table:style-name="ro1">
          <table:table-cell table:number-columns-repeated="2"/>
          <table:table-cell table:formula="of:=ROUND([.C1421]-([.$J$1]-[.C1421]*([.$A$2]/(4*100))/[.$C$3])-[.$K$3]/4;2)" office:value-type="float" office:value="2852.92">
            <text:p>2852.92</text:p>
          </table:table-cell>
          <table:table-cell table:formula="of:=[.D1421]+1" office:value-type="float" office:value="1415">
            <text:p>1415</text:p>
          </table:table-cell>
          <table:table-cell table:number-columns-repeated="9"/>
        </table:table-row>
        <table:table-row table:style-name="ro1">
          <table:table-cell table:number-columns-repeated="2"/>
          <table:table-cell table:formula="of:=ROUND([.C1422]-([.$J$1]-[.C1422]*([.$A$2]/(4*100))/[.$C$3])-[.$K$3]/4;2)" office:value-type="float" office:value="2728.91">
            <text:p>2728.91</text:p>
          </table:table-cell>
          <table:table-cell table:formula="of:=[.D1422]+1" office:value-type="float" office:value="1416">
            <text:p>1416</text:p>
          </table:table-cell>
          <table:table-cell table:number-columns-repeated="9"/>
        </table:table-row>
        <table:table-row table:style-name="ro1">
          <table:table-cell table:number-columns-repeated="2"/>
          <table:table-cell table:formula="of:=ROUND([.C1423]-([.$J$1]-[.C1423]*([.$A$2]/(4*100))/[.$C$3])-[.$K$3]/4;2)" office:value-type="float" office:value="2604.79">
            <text:p>2604.79</text:p>
          </table:table-cell>
          <table:table-cell table:formula="of:=[.D1423]+1" office:value-type="float" office:value="1417">
            <text:p>1417</text:p>
          </table:table-cell>
          <table:table-cell table:number-columns-repeated="9"/>
        </table:table-row>
        <table:table-row table:style-name="ro1">
          <table:table-cell table:number-columns-repeated="2"/>
          <table:table-cell table:formula="of:=ROUND([.C1424]-([.$J$1]-[.C1424]*([.$A$2]/(4*100))/[.$C$3])-[.$K$3]/4;2)" office:value-type="float" office:value="2480.55">
            <text:p>2480.55</text:p>
          </table:table-cell>
          <table:table-cell table:formula="of:=[.D1424]+1" office:value-type="float" office:value="1418">
            <text:p>1418</text:p>
          </table:table-cell>
          <table:table-cell table:number-columns-repeated="9"/>
        </table:table-row>
        <table:table-row table:style-name="ro1">
          <table:table-cell table:number-columns-repeated="2"/>
          <table:table-cell table:formula="of:=ROUND([.C1425]-([.$J$1]-[.C1425]*([.$A$2]/(4*100))/[.$C$3])-[.$K$3]/4;2)" office:value-type="float" office:value="2356.2">
            <text:p>2356.2</text:p>
          </table:table-cell>
          <table:table-cell table:formula="of:=[.D1425]+1" office:value-type="float" office:value="1419">
            <text:p>1419</text:p>
          </table:table-cell>
          <table:table-cell table:number-columns-repeated="9"/>
        </table:table-row>
        <table:table-row table:style-name="ro1">
          <table:table-cell table:number-columns-repeated="2"/>
          <table:table-cell table:formula="of:=ROUND([.C1426]-([.$J$1]-[.C1426]*([.$A$2]/(4*100))/[.$C$3])-[.$K$3]/4;2)" office:value-type="float" office:value="2231.73">
            <text:p>2231.73</text:p>
          </table:table-cell>
          <table:table-cell table:formula="of:=[.D1426]+1" office:value-type="float" office:value="1420">
            <text:p>1420</text:p>
          </table:table-cell>
          <table:table-cell table:number-columns-repeated="9"/>
        </table:table-row>
        <table:table-row table:style-name="ro1">
          <table:table-cell table:number-columns-repeated="2"/>
          <table:table-cell table:formula="of:=ROUND([.C1427]-([.$J$1]-[.C1427]*([.$A$2]/(4*100))/[.$C$3])-[.$K$3]/4;2)" office:value-type="float" office:value="2107.14">
            <text:p>2107.14</text:p>
          </table:table-cell>
          <table:table-cell table:formula="of:=[.D1427]+1" office:value-type="float" office:value="1421">
            <text:p>1421</text:p>
          </table:table-cell>
          <table:table-cell table:number-columns-repeated="9"/>
        </table:table-row>
        <table:table-row table:style-name="ro1">
          <table:table-cell table:number-columns-repeated="2"/>
          <table:table-cell table:formula="of:=ROUND([.C1428]-([.$J$1]-[.C1428]*([.$A$2]/(4*100))/[.$C$3])-[.$K$3]/4;2)" office:value-type="float" office:value="1982.44">
            <text:p>1982.44</text:p>
          </table:table-cell>
          <table:table-cell table:formula="of:=[.D1428]+1" office:value-type="float" office:value="1422">
            <text:p>1422</text:p>
          </table:table-cell>
          <table:table-cell table:number-columns-repeated="9"/>
        </table:table-row>
        <table:table-row table:style-name="ro1">
          <table:table-cell table:number-columns-repeated="2"/>
          <table:table-cell table:formula="of:=ROUND([.C1429]-([.$J$1]-[.C1429]*([.$A$2]/(4*100))/[.$C$3])-[.$K$3]/4;2)" office:value-type="float" office:value="1857.62">
            <text:p>1857.62</text:p>
          </table:table-cell>
          <table:table-cell table:formula="of:=[.D1429]+1" office:value-type="float" office:value="1423">
            <text:p>1423</text:p>
          </table:table-cell>
          <table:table-cell table:number-columns-repeated="9"/>
        </table:table-row>
        <table:table-row table:style-name="ro1">
          <table:table-cell table:number-columns-repeated="2"/>
          <table:table-cell table:formula="of:=ROUND([.C1430]-([.$J$1]-[.C1430]*([.$A$2]/(4*100))/[.$C$3])-[.$K$3]/4;2)" office:value-type="float" office:value="1732.68">
            <text:p>1732.68</text:p>
          </table:table-cell>
          <table:table-cell table:formula="of:=[.D1430]+1" office:value-type="float" office:value="1424">
            <text:p>1424</text:p>
          </table:table-cell>
          <table:table-cell table:number-columns-repeated="9"/>
        </table:table-row>
        <table:table-row table:style-name="ro1">
          <table:table-cell table:number-columns-repeated="2"/>
          <table:table-cell table:formula="of:=ROUND([.C1431]-([.$J$1]-[.C1431]*([.$A$2]/(4*100))/[.$C$3])-[.$K$3]/4;2)" office:value-type="float" office:value="1607.62">
            <text:p>1607.62</text:p>
          </table:table-cell>
          <table:table-cell table:formula="of:=[.D1431]+1" office:value-type="float" office:value="1425">
            <text:p>1425</text:p>
          </table:table-cell>
          <table:table-cell table:number-columns-repeated="9"/>
        </table:table-row>
        <table:table-row table:style-name="ro1">
          <table:table-cell table:number-columns-repeated="2"/>
          <table:table-cell table:formula="of:=ROUND([.C1432]-([.$J$1]-[.C1432]*([.$A$2]/(4*100))/[.$C$3])-[.$K$3]/4;2)" office:value-type="float" office:value="1482.45">
            <text:p>1482.45</text:p>
          </table:table-cell>
          <table:table-cell table:formula="of:=[.D1432]+1" office:value-type="float" office:value="1426">
            <text:p>1426</text:p>
          </table:table-cell>
          <table:table-cell table:number-columns-repeated="9"/>
        </table:table-row>
        <table:table-row table:style-name="ro1">
          <table:table-cell table:number-columns-repeated="2"/>
          <table:table-cell table:formula="of:=ROUND([.C1433]-([.$J$1]-[.C1433]*([.$A$2]/(4*100))/[.$C$3])-[.$K$3]/4;2)" office:value-type="float" office:value="1357.16">
            <text:p>1357.16</text:p>
          </table:table-cell>
          <table:table-cell table:formula="of:=[.D1433]+1" office:value-type="float" office:value="1427">
            <text:p>1427</text:p>
          </table:table-cell>
          <table:table-cell table:number-columns-repeated="9"/>
        </table:table-row>
        <table:table-row table:style-name="ro1">
          <table:table-cell table:number-columns-repeated="2"/>
          <table:table-cell table:formula="of:=ROUND([.C1434]-([.$J$1]-[.C1434]*([.$A$2]/(4*100))/[.$C$3])-[.$K$3]/4;2)" office:value-type="float" office:value="1231.75">
            <text:p>1231.75</text:p>
          </table:table-cell>
          <table:table-cell table:formula="of:=[.D1434]+1" office:value-type="float" office:value="1428">
            <text:p>1428</text:p>
          </table:table-cell>
          <table:table-cell table:number-columns-repeated="9"/>
        </table:table-row>
        <table:table-row table:style-name="ro1">
          <table:table-cell table:number-columns-repeated="2"/>
          <table:table-cell table:formula="of:=ROUND([.C1435]-([.$J$1]-[.C1435]*([.$A$2]/(4*100))/[.$C$3])-[.$K$3]/4;2)" office:value-type="float" office:value="1106.22">
            <text:p>1106.22</text:p>
          </table:table-cell>
          <table:table-cell table:formula="of:=[.D1435]+1" office:value-type="float" office:value="1429">
            <text:p>1429</text:p>
          </table:table-cell>
          <table:table-cell table:number-columns-repeated="9"/>
        </table:table-row>
        <table:table-row table:style-name="ro1">
          <table:table-cell table:number-columns-repeated="2"/>
          <table:table-cell table:formula="of:=ROUND([.C1436]-([.$J$1]-[.C1436]*([.$A$2]/(4*100))/[.$C$3])-[.$K$3]/4;2)" office:value-type="float" office:value="980.58">
            <text:p>980.58</text:p>
          </table:table-cell>
          <table:table-cell table:formula="of:=[.D1436]+1" office:value-type="float" office:value="1430">
            <text:p>1430</text:p>
          </table:table-cell>
          <table:table-cell table:number-columns-repeated="9"/>
        </table:table-row>
        <table:table-row table:style-name="ro1">
          <table:table-cell table:number-columns-repeated="2"/>
          <table:table-cell table:formula="of:=ROUND([.C1437]-([.$J$1]-[.C1437]*([.$A$2]/(4*100))/[.$C$3])-[.$K$3]/4;2)" office:value-type="float" office:value="854.82">
            <text:p>854.82</text:p>
          </table:table-cell>
          <table:table-cell table:formula="of:=[.D1437]+1" office:value-type="float" office:value="1431">
            <text:p>1431</text:p>
          </table:table-cell>
          <table:table-cell table:number-columns-repeated="9"/>
        </table:table-row>
        <table:table-row table:style-name="ro1">
          <table:table-cell table:number-columns-repeated="2"/>
          <table:table-cell table:formula="of:=ROUND([.C1438]-([.$J$1]-[.C1438]*([.$A$2]/(4*100))/[.$C$3])-[.$K$3]/4;2)" office:value-type="float" office:value="728.94">
            <text:p>728.94</text:p>
          </table:table-cell>
          <table:table-cell table:formula="of:=[.D1438]+1" office:value-type="float" office:value="1432">
            <text:p>1432</text:p>
          </table:table-cell>
          <table:table-cell table:number-columns-repeated="9"/>
        </table:table-row>
        <table:table-row table:style-name="ro1">
          <table:table-cell table:number-columns-repeated="2"/>
          <table:table-cell table:formula="of:=ROUND([.C1439]-([.$J$1]-[.C1439]*([.$A$2]/(4*100))/[.$C$3])-[.$K$3]/4;2)" office:value-type="float" office:value="602.94">
            <text:p>602.94</text:p>
          </table:table-cell>
          <table:table-cell table:formula="of:=[.D1439]+1" office:value-type="float" office:value="1433">
            <text:p>1433</text:p>
          </table:table-cell>
          <table:table-cell table:number-columns-repeated="9"/>
        </table:table-row>
        <table:table-row table:style-name="ro1">
          <table:table-cell table:number-columns-repeated="2"/>
          <table:table-cell table:formula="of:=ROUND([.C1440]-([.$J$1]-[.C1440]*([.$A$2]/(4*100))/[.$C$3])-[.$K$3]/4;2)" office:value-type="float" office:value="476.83">
            <text:p>476.83</text:p>
          </table:table-cell>
          <table:table-cell table:formula="of:=[.D1440]+1" office:value-type="float" office:value="1434">
            <text:p>1434</text:p>
          </table:table-cell>
          <table:table-cell table:number-columns-repeated="9"/>
        </table:table-row>
        <table:table-row table:style-name="ro1">
          <table:table-cell table:number-columns-repeated="2"/>
          <table:table-cell table:formula="of:=ROUND([.C1441]-([.$J$1]-[.C1441]*([.$A$2]/(4*100))/[.$C$3])-[.$K$3]/4;2)" office:value-type="float" office:value="350.6">
            <text:p>350.6</text:p>
          </table:table-cell>
          <table:table-cell table:formula="of:=[.D1441]+1" office:value-type="float" office:value="1435">
            <text:p>1435</text:p>
          </table:table-cell>
          <table:table-cell table:number-columns-repeated="9"/>
        </table:table-row>
        <table:table-row table:style-name="ro1">
          <table:table-cell table:number-columns-repeated="2"/>
          <table:table-cell table:formula="of:=ROUND([.C1442]-([.$J$1]-[.C1442]*([.$A$2]/(4*100))/[.$C$3])-[.$K$3]/4;2)" office:value-type="float" office:value="224.25">
            <text:p>224.25</text:p>
          </table:table-cell>
          <table:table-cell table:formula="of:=[.D1442]+1" office:value-type="float" office:value="1436">
            <text:p>1436</text:p>
          </table:table-cell>
          <table:table-cell table:number-columns-repeated="9"/>
        </table:table-row>
        <table:table-row table:style-name="ro1">
          <table:table-cell table:number-columns-repeated="2"/>
          <table:table-cell table:formula="of:=ROUND([.C1443]-([.$J$1]-[.C1443]*([.$A$2]/(4*100))/[.$C$3])-[.$K$3]/4;2)" office:value-type="float" office:value="97.78">
            <text:p>97.78</text:p>
          </table:table-cell>
          <table:table-cell table:formula="of:=[.D1443]+1" office:value-type="float" office:value="1437">
            <text:p>1437</text:p>
          </table:table-cell>
          <table:table-cell table:number-columns-repeated="9"/>
        </table:table-row>
        <table:table-row table:style-name="ro1">
          <table:table-cell table:number-columns-repeated="2"/>
          <table:table-cell table:formula="of:=ROUND([.C1444]-([.$J$1]-[.C1444]*([.$A$2]/(4*100))/[.$C$3])-[.$K$3]/4;2)" office:value-type="float" office:value="-28.81">
            <text:p>-28.81</text:p>
          </table:table-cell>
          <table:table-cell table:number-columns-repeated="10"/>
        </table:table-row>
        <table:table-row table:style-name="ro1">
          <table:table-cell table:number-columns-repeated="2"/>
          <table:table-cell table:formula="of:=ROUND([.C1445]-([.$J$1]-[.C1445]*([.$A$2]/(4*100))/[.$C$3])-[.$K$3]/4;2)" office:value-type="float" office:value="-155.52">
            <text:p>-155.52</text:p>
          </table:table-cell>
          <table:table-cell table:number-columns-repeated="10"/>
        </table:table-row>
        <table:table-row table:style-name="ro1">
          <table:table-cell table:number-columns-repeated="2"/>
          <table:table-cell table:formula="of:=ROUND([.C1446]-([.$J$1]-[.C1446]*([.$A$2]/(4*100))/[.$C$3])-[.$K$3]/4;2)" office:value-type="float" office:value="-282.35">
            <text:p>-282.35</text:p>
          </table:table-cell>
          <table:table-cell table:number-columns-repeated="10"/>
        </table:table-row>
        <table:table-row table:style-name="ro1">
          <table:table-cell table:number-columns-repeated="2"/>
          <table:table-cell table:formula="of:=ROUND([.C1447]-([.$J$1]-[.C1447]*([.$A$2]/(4*100))/[.$C$3])-[.$K$3]/4;2)" office:value-type="float" office:value="-409.29">
            <text:p>-409.29</text:p>
          </table:table-cell>
          <table:table-cell table:number-columns-repeated="10"/>
        </table:table-row>
        <table:table-row table:style-name="ro1">
          <table:table-cell table:number-columns-repeated="2"/>
          <table:table-cell table:formula="of:=ROUND([.C1448]-([.$J$1]-[.C1448]*([.$A$2]/(4*100))/[.$C$3])-[.$K$3]/4;2)" office:value-type="float" office:value="-536.35">
            <text:p>-536.35</text:p>
          </table:table-cell>
          <table:table-cell table:number-columns-repeated="10"/>
        </table:table-row>
        <table:table-row table:style-name="ro1">
          <table:table-cell table:number-columns-repeated="2"/>
          <table:table-cell table:formula="of:=ROUND([.C1449]-([.$J$1]-[.C1449]*([.$A$2]/(4*100))/[.$C$3])-[.$K$3]/4;2)" office:value-type="float" office:value="-663.53">
            <text:p>-663.53</text:p>
          </table:table-cell>
          <table:table-cell table:number-columns-repeated="10"/>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9">05/29/2012</text:date>, <text:time>16:43: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5T18:53:20</meta:creation-date>
    <dc:date>2012-05-29T16:43:02</dc:date>
    <meta:editing-duration>PT06H16M39S</meta:editing-duration>
    <meta:editing-cycles>13</meta:editing-cycles>
    <meta:generator>OpenOffice.org/3.2$Linux OpenOffice.org_project/320m19$Build-9505</meta:generator>
    <meta:document-statistic meta:table-count="3" meta:cell-count="4199" meta:object-count="0"/>
  </office:meta>
</office:document-meta>
</file>